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99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0.6335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1992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0.7854in"/>
    </style:style>
    <style:style style:name="co10" style:family="table-column">
      <style:table-column-properties fo:break-before="auto" style:column-width="1.0902in"/>
    </style:style>
    <style:style style:name="co11" style:family="table-column">
      <style:table-column-properties fo:break-before="auto" style:column-width="0.7098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0.7311in"/>
    </style:style>
    <style:style style:name="co14" style:family="table-column">
      <style:table-column-properties fo:break-before="auto" style:column-width="0.7425in"/>
    </style:style>
    <style:style style:name="co15" style:family="table-column">
      <style:table-column-properties fo:break-before="auto" style:column-width="0.7752in"/>
    </style:style>
    <style:style style:name="co16" style:family="table-column">
      <style:table-column-properties fo:break-before="auto" style:column-width="0.9925in"/>
    </style:style>
    <style:style style:name="co17" style:family="table-column">
      <style:table-column-properties fo:break-before="auto" style:column-width="1.2429in"/>
    </style:style>
    <style:style style:name="co18" style:family="table-column">
      <style:table-column-properties fo:break-before="auto" style:column-width="1.2102in"/>
    </style:style>
    <style:style style:name="co19" style:family="table-column">
      <style:table-column-properties fo:break-before="auto" style:column-width="1.1118in"/>
    </style:style>
    <style:style style:name="co20" style:family="table-column">
      <style:table-column-properties fo:break-before="auto" style:column-width="1.4819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0.5571in"/>
    </style:style>
    <style:style style:name="co23" style:family="table-column">
      <style:table-column-properties fo:break-before="auto" style:column-width="0.7638in"/>
    </style:style>
    <style:style style:name="co24" style:family="table-column">
      <style:table-column-properties fo:break-before="auto" style:column-width="0.8728in"/>
    </style:style>
    <style:style style:name="co25" style:family="table-column">
      <style:table-column-properties fo:break-before="auto" style:column-width="11.4307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0.5898in"/>
    </style:style>
    <style:style style:name="co28" style:family="table-column">
      <style:table-column-properties fo:break-before="auto" style:column-width="1.2862in"/>
    </style:style>
    <style:style style:name="co29" style:family="table-column">
      <style:table-column-properties fo:break-before="auto" style:column-width="0.4264in"/>
    </style:style>
    <style:style style:name="co30" style:family="table-column">
      <style:table-column-properties fo:break-before="auto" style:column-width="0.29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3264in" fo:break-before="auto" style:use-optimal-row-height="true"/>
    </style:style>
    <style:style style:name="ro3" style:family="table-row">
      <style:table-row-properties style:row-height="0.2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1" table:default-cell-style-name="ce1"/>
        <table:table-column table:style-name="co25" table:default-cell-style-name="Default"/>
        <table:table-row table:style-name="ro1">
          <table:table-cell office:value-type="string" calcext:value-type="string">
            <text:p>Your Name</text:p>
          </table:table-cell>
          <table:table-cell office:value-type="string" calcext:value-type="string">
            <text:p>Team Number</text:p>
          </table:table-cell>
          <table:table-cell office:value-type="string" calcext:value-type="string">
            <text:p>Match Number</text:p>
          </table:table-cell>
          <table:table-cell office:value-type="string" calcext:value-type="string">
            <text:p>Alliance</text:p>
          </table:table-cell>
          <table:table-cell table:style-name="Default" office:value-type="string" calcext:value-type="string">
            <text:p>Spy Bot</text:p>
          </table:table-cell>
          <table:table-cell office:value-type="string" calcext:value-type="string">
            <text:p>Reached Defense</text:p>
          </table:table-cell>
          <table:table-cell office:value-type="string" calcext:value-type="string">
            <text:p>Crossed Defense</text:p>
          </table:table-cell>
          <table:table-cell office:value-type="string" calcext:value-type="string">
            <text:p>High Goals</text:p>
          </table:table-cell>
          <table:table-cell office:value-type="string" calcext:value-type="string">
            <text:p>Low Goals</text:p>
          </table:table-cell>
          <table:table-cell office:value-type="string" calcext:value-type="string">
            <text:p>Low Bar</text:p>
          </table:table-cell>
          <table:table-cell office:value-type="string" calcext:value-type="string">
            <text:p>Cheval de Frise</text:p>
          </table:table-cell>
          <table:table-cell office:value-type="string" calcext:value-type="string">
            <text:p>Portcullis</text:p>
          </table:table-cell>
          <table:table-cell office:value-type="string" calcext:value-type="string">
            <text:p>Moat</text:p>
          </table:table-cell>
          <table:table-cell office:value-type="string" calcext:value-type="string">
            <text:p>Ramparts</text:p>
          </table:table-cell>
          <table:table-cell office:value-type="string" calcext:value-type="string">
            <text:p>Drawbridge</text:p>
          </table:table-cell>
          <table:table-cell office:value-type="string" calcext:value-type="string">
            <text:p>Sally Port</text:p>
          </table:table-cell>
          <table:table-cell office:value-type="string" calcext:value-type="string">
            <text:p>Rock Wall</text:p>
          </table:table-cell>
          <table:table-cell office:value-type="string" calcext:value-type="string">
            <text:p>Rough Terrain</text:p>
          </table:table-cell>
          <table:table-cell office:value-type="string" calcext:value-type="string">
            <text:p>High Goals</text:p>
          </table:table-cell>
          <table:table-cell office:value-type="string" calcext:value-type="string">
            <text:p>High Goal Misses</text:p>
          </table:table-cell>
          <table:table-cell office:value-type="string" calcext:value-type="string">
            <text:p>Low Goals</text:p>
          </table:table-cell>
          <table:table-cell office:value-type="string" calcext:value-type="string">
            <text:p>Low Goal Misses</text:p>
          </table:table-cell>
          <table:table-cell table:style-name="Default" office:value-type="string" calcext:value-type="string">
            <text:p>Played Defense</text:p>
          </table:table-cell>
          <table:table-cell office:value-type="string" calcext:value-type="string">
            <text:p>Defensive Rating 1-10</text:p>
          </table:table-cell>
          <table:table-cell office:value-type="string" calcext:value-type="string">
            <text:p>Fouls Commited</text:p>
          </table:table-cell>
          <table:table-cell table:style-name="Default" office:value-type="string" calcext:value-type="string">
            <text:p>Challenged</text:p>
          </table:table-cell>
          <table:table-cell table:style-name="Default" office:value-type="string" calcext:value-type="string">
            <text:p>Scaled</text:p>
          </table:table-cell>
          <table:table-cell table:style-name="Default" office:value-type="string" calcext:value-type="string">
            <text:p>Got Stuck</text:p>
          </table:table-cell>
          <table:table-cell table:style-name="Default" office:value-type="string" calcext:value-type="string">
            <text:p>Yellow Card</text:p>
          </table:table-cell>
          <table:table-cell table:style-name="Default" office:value-type="string" calcext:value-type="string">
            <text:p>Red Car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1785" calcext:value-type="float">
            <text:p>17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aketh Dendi </text:p>
          </table:table-cell>
          <table:table-cell office:value-type="float" office:value="1806" calcext:value-type="float">
            <text:p>18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ommy </text:p>
          </table:table-cell>
          <table:table-cell office:value-type="float" office:value="5801" calcext:value-type="float">
            <text:p>5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hris Boyce</text:p>
          </table:table-cell>
          <table:table-cell office:value-type="float" office:value="2202" calcext:value-type="float">
            <text:p>2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didnt have coms</text:p>
          </table:table-cell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5098" calcext:value-type="float">
            <text:p>5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hris Boyce</text:p>
          </table:table-cell>
          <table:table-cell office:value-type="float" office:value="5126" calcext:value-type="float">
            <text:p>5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a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5189" calcext:value-type="float">
            <text:p>5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dead bot</text:p>
          </table:table-cell>
        </table:table-row>
        <table:table-row table:style-name="ro1">
          <table:table-cell office:value-type="string" calcext:value-type="string">
            <text:p>Tommy max</text:p>
          </table:table-cell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almost stucked at ramparts</text:p>
          </table:table-cell>
        </table:table-row>
        <table:table-row table:style-name="ro1">
          <table:table-cell office:value-type="string" calcext:value-type="string">
            <text:p>Saketh Dendi </text:p>
          </table:table-cell>
          <table:table-cell office:value-type="float" office:value="2164" calcext:value-type="float">
            <text:p>2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2346" calcext:value-type="float">
            <text:p>2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shley Decker</text:p>
          </table:table-cell>
          <table:table-cell office:value-type="float" office:value="2874" calcext:value-type="float">
            <text:p>28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lost bumper within first quarter.</text:p>
          </table:table-cell>
        </table:table-row>
        <table:table-row table:style-name="ro1">
          <table:table-cell office:value-type="string" calcext:value-type="string">
            <text:p>tommy max</text:p>
          </table:table-cell>
          <table:table-cell office:value-type="float" office:value="5809" calcext:value-type="float">
            <text:p>58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ong arm <text:s/>and the arm falled off can't go over rampart <text:s/>stuck on rock wall</text:p>
          </table:table-cell>
        </table:table-row>
        <table:table-row table:style-name="ro1">
          <table:table-cell office:value-type="string" calcext:value-type="string">
            <text:p>Chris Boyce</text:p>
          </table:table-cell>
          <table:table-cell office:value-type="float" office:value="5968" calcext:value-type="float">
            <text:p>5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1802" calcext:value-type="float">
            <text:p>18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2 fouls lost coms</text:p>
          </table:table-cell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5918" calcext:value-type="float">
            <text:p>5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aketh Dendi</text:p>
          </table:table-cell>
          <table:table-cell office:value-type="float" office:value="1825" calcext:value-type="float">
            <text:p>18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2410" calcext:value-type="float">
            <text:p>24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got disabled halfway through enabled again</text:p>
          </table:table-cell>
        </table:table-row>
        <table:table-row table:style-name="ro1">
          <table:table-cell office:value-type="string" calcext:value-type="string">
            <text:p>Tommy max</text:p>
          </table:table-cell>
          <table:table-cell office:value-type="float" office:value="5730" calcext:value-type="float">
            <text:p>57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helped Sally port</text:p>
          </table:table-cell>
        </table:table-row>
        <table:table-row table:style-name="ro1">
          <table:table-cell office:value-type="string" calcext:value-type="string">
            <text:p>Chris Boyce</text:p>
          </table:table-cell>
          <table:table-cell office:value-type="float" office:value="1723" calcext:value-type="float">
            <text:p>17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1827" calcext:value-type="float">
            <text:p>18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t stuck on rampart for many times </text:p>
          </table:table-cell>
        </table:table-row>
        <table:table-row table:style-name="ro1">
          <table:table-cell office:value-type="string" calcext:value-type="string">
            <text:p>miles knight</text:p>
          </table:table-cell>
          <table:table-cell office:value-type="float" office:value="3485" calcext:value-type="float">
            <text:p>34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1769" calcext:value-type="float">
            <text:p>17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ampar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1939" calcext:value-type="float">
            <text:p>19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hris Boyce</text:p>
          </table:table-cell>
          <table:table-cell office:value-type="float" office:value="1982" calcext:value-type="float">
            <text:p>19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ommy max</text:p>
          </table:table-cell>
          <table:table-cell office:value-type="float" office:value="4522" calcext:value-type="float">
            <text:p>45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helped Sally port</text:p>
          </table:table-cell>
        </table:table-row>
        <table:table-row table:style-name="ro1">
          <table:table-cell office:value-type="string" calcext:value-type="string">
            <text:p>Paul <text:s/>Case</text:p>
          </table:table-cell>
          <table:table-cell office:value-type="float" office:value="2345" calcext:value-type="float">
            <text:p>23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 office:value-type="string" calcext:value-type="string">
            <text:p>Cheval de Fri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aketh Dendi</text:p>
          </table:table-cell>
          <table:table-cell office:value-type="float" office:value="4455" calcext:value-type="float">
            <text:p>44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lan Wangue</text:p>
          </table:table-cell>
          <table:table-cell office:value-type="float" office:value="5268" calcext:value-type="float">
            <text:p>52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1775" calcext:value-type="float">
            <text:p>1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uck with another robot</text:p>
          </table:table-cell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1777" calcext:value-type="float">
            <text:p>17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isabled 5 seconds into match. Re enabled 60 seconds left. </text:p>
          </table:table-cell>
        </table:table-row>
        <table:table-row table:style-name="ro1">
          <table:table-cell office:value-type="string" calcext:value-type="string">
            <text:p>Tommy max</text:p>
          </table:table-cell>
          <table:table-cell office:value-type="float" office:value="1987" calcext:value-type="float">
            <text:p>19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ailed challenge</text:p>
          </table:table-cell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1108" calcext:value-type="float">
            <text:p>1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rtculli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1730" calcext:value-type="float">
            <text:p>17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 Ayzin</text:p>
          </table:table-cell>
          <table:table-cell office:value-type="float" office:value="1769" calcext:value-type="float">
            <text:p>17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Mo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1994" calcext:value-type="float">
            <text:p>19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aketh Dendi</text:p>
          </table:table-cell>
          <table:table-cell office:value-type="float" office:value="3172" calcext:value-type="float">
            <text:p>3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t stuck in moat. Teammate pushed robot off.</text:p>
          </table:table-cell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1764" calcext:value-type="float">
            <text:p>17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2560" calcext:value-type="float">
            <text:p>25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ot on the field</text:p>
          </table:table-cell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1737" calcext:value-type="float">
            <text:p>17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didn't show up </text:p>
          </table:table-cell>
        </table:table-row>
        <table:table-row table:style-name="ro1">
          <table:table-cell office:value-type="string" calcext:value-type="string">
            <text:p>Saketh Dendi </text:p>
          </table:table-cell>
          <table:table-cell office:value-type="float" office:value="1986" calcext:value-type="float">
            <text:p>19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Cheval de Fri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2167" calcext:value-type="float">
            <text:p>21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Didn't show up to the match. 1v3 match.</text:p>
          </table:table-cell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5918" calcext:value-type="float">
            <text:p>59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aketh Dendi </text:p>
          </table:table-cell>
          <table:table-cell office:value-type="float" office:value="1763" calcext:value-type="float">
            <text:p>17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at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1847" calcext:value-type="float">
            <text:p>18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2457" calcext:value-type="float">
            <text:p>24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o coms</text:p>
          </table:table-cell>
        </table:table-row>
        <table:table-row table:style-name="ro1">
          <table:table-cell office:value-type="string" calcext:value-type="string">
            <text:p>Ryan </text:p>
          </table:table-cell>
          <table:table-cell office:value-type="float" office:value="5013" calcext:value-type="float">
            <text:p>5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Opened and held the sally port for 2 robots to go through. </text:p>
          </table:table-cell>
        </table:table-row>
        <table:table-row table:style-name="ro1">
          <table:table-cell office:value-type="string" calcext:value-type="string">
            <text:p>Tommy max</text:p>
          </table:table-cell>
          <table:table-cell office:value-type="float" office:value="5119" calcext:value-type="float">
            <text:p>51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ampart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5141" calcext:value-type="float">
            <text:p>51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ommy max</text:p>
          </table:table-cell>
          <table:table-cell office:value-type="float" office:value="1810" calcext:value-type="float">
            <text:p>18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ck Wall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hard time moving and picking up boulders</text:p>
          </table:table-cell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1984" calcext:value-type="float">
            <text:p>19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2353" calcext:value-type="float">
            <text:p>23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layed defense half the match <text:s/>disabled last 30 seconds. </text:p>
          </table:table-cell>
        </table:table-row>
        <table:table-row table:style-name="ro1">
          <table:table-cell office:value-type="string" calcext:value-type="string">
            <text:p>Ryan Olson</text:p>
          </table:table-cell>
          <table:table-cell office:value-type="float" office:value="935" calcext:value-type="float">
            <text:p>9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Can fit under low bar <text:s/>but they ran into it during auto</text:p>
          </table:table-cell>
        </table:table-row>
        <table:table-row table:style-name="ro1">
          <table:table-cell office:value-type="string" calcext:value-type="string">
            <text:p>bryce </text:p>
          </table:table-cell>
          <table:table-cell office:value-type="float" office:value="937" calcext:value-type="float">
            <text:p>9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lost coms</text:p>
          </table:table-cell>
        </table:table-row>
        <table:table-row table:style-name="ro1">
          <table:table-cell office:value-type="string" calcext:value-type="string">
            <text:p>Saketh Dendi </text:p>
          </table:table-cell>
          <table:table-cell office:value-type="float" office:value="4809" calcext:value-type="float">
            <text:p>4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1108" calcext:value-type="float">
            <text:p>11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Ran wrong way in auto(foul)</text:p>
          </table:table-cell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2345" calcext:value-type="float">
            <text:p>23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3528" calcext:value-type="float">
            <text:p>35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uck on rock wall</text:p>
          </table:table-cell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1982" calcext:value-type="float">
            <text:p>19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ommy max</text:p>
          </table:table-cell>
          <table:table-cell office:value-type="float" office:value="4959" calcext:value-type="float">
            <text:p>49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ortcull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aketh Dendi</text:p>
          </table:table-cell>
          <table:table-cell office:value-type="float" office:value="5082" calcext:value-type="float">
            <text:p>50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Moat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1802" calcext:value-type="float">
            <text:p>18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ipped over</text:p>
          </table:table-cell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2335" calcext:value-type="float">
            <text:p>23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isabled at start of match. </text:p>
          </table:table-cell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5189" calcext:value-type="float">
            <text:p>51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1777" calcext:value-type="float">
            <text:p>17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Scream opened sally port and 1777 went through. Spent a lot of time in the middle not doing much. </text:p>
          </table:table-cell>
        </table:table-row>
        <table:table-row table:style-name="ro1">
          <table:table-cell/>
          <table:table-cell office:value-type="float" office:value="2357" calcext:value-type="float">
            <text:p>23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ck Wall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4522" calcext:value-type="float">
            <text:p>45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t stuck on Moat</text:p>
          </table:table-cell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5268" calcext:value-type="float">
            <text:p>52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ugh Terrain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5968" calcext:value-type="float">
            <text:p>59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ugh Terrain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lost coms</text:p>
          </table:table-cell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ugh Ter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ommy max</text:p>
          </table:table-cell>
          <table:table-cell office:value-type="float" office:value="3172" calcext:value-type="float">
            <text:p>31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rtculli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5801" calcext:value-type="float">
            <text:p>58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1986" calcext:value-type="float">
            <text:p>19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ortcull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at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disabled after auto</text:p>
          </table:table-cell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3485" calcext:value-type="float">
            <text:p>34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ally Por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1737" calcext:value-type="float">
            <text:p>17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High centered on moat <text:s/>team helped get unstuck. Something wrong with robot sat in courtyard rest of match <text:s/>signal light freaking out. Robot just twitching.</text:p>
          </table:table-cell>
        </table:table-row>
        <table:table-row table:style-name="ro1">
          <table:table-cell/>
          <table:table-cell office:value-type="float" office:value="1847" calcext:value-type="float">
            <text:p>18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string" calcext:value-type="string">
            <text:p>miles knight</text:p>
          </table:table-cell>
          <table:table-cell office:value-type="float" office:value="1730" calcext:value-type="float">
            <text:p>17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2353" calcext:value-type="float">
            <text:p>23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lost roller on arm</text:p>
          </table:table-cell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2353" calcext:value-type="float">
            <text:p>23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1785" calcext:value-type="float">
            <text:p>17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827" calcext:value-type="float">
            <text:p>18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cant move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2560" calcext:value-type="float">
            <text:p>25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Cheval de Fri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Could have not moved and challenged at the end of the match but moved for no reason.</text:p>
          </table:table-cell>
        </table:table-row>
        <table:table-row table:style-name="ro1">
          <table:table-cell/>
          <table:table-cell office:value-type="float" office:value="1764" calcext:value-type="float">
            <text:p>17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1775" calcext:value-type="float">
            <text:p>17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had a hard time with their roller kept lossing the bolder </text:p>
          </table:table-cell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935" calcext:value-type="float">
            <text:p>9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1769" calcext:value-type="float">
            <text:p>17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Very mobile. Great at defenses </text:p>
          </table:table-cell>
        </table:table-row>
        <table:table-row table:style-name="ro1">
          <table:table-cell office:value-type="string" calcext:value-type="string">
            <text:p>easton w.</text:p>
          </table:table-cell>
          <table:table-cell office:value-type="float" office:value="2345" calcext:value-type="float">
            <text:p>23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ugh Terra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1108" calcext:value-type="float">
            <text:p>11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hey were not there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1994" calcext:value-type="float">
            <text:p>19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Didnt show up to the match</text:p>
          </table:table-cell>
        </table:table-row>
        <table:table-row table:style-name="ro1">
          <table:table-cell office:value-type="string" calcext:value-type="string">
            <text:p>miles knight</text:p>
          </table:table-cell>
          <table:table-cell office:value-type="float" office:value="2167" calcext:value-type="float">
            <text:p>216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didn't play </text:p>
          </table:table-cell>
        </table:table-row>
        <table:table-row table:style-name="ro1">
          <table:table-cell office:value-type="string" calcext:value-type="string">
            <text:p>Easton W.</text:p>
          </table:table-cell>
          <table:table-cell office:value-type="float" office:value="1806" calcext:value-type="float">
            <text:p>18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ied to chalange <text:s/>arm blocked em</text:p>
          </table:table-cell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3528" calcext:value-type="float">
            <text:p>35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gave balls to swat and breached defences</text:p>
          </table:table-cell>
        </table:table-row>
        <table:table-row table:style-name="ro1">
          <table:table-cell office:value-type="string" calcext:value-type="string">
            <text:p>Paul <text:s/>Case</text:p>
          </table:table-cell>
          <table:table-cell office:value-type="float" office:value="5119" calcext:value-type="float">
            <text:p>5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at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1108" calcext:value-type="float">
            <text:p>11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1994" calcext:value-type="float">
            <text:p>19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2874" calcext:value-type="float">
            <text:p>28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ugh Terrai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ipped over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2202" calcext:value-type="float">
            <text:p>22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Signal light turned off and they stop moving. They came back on though </text:p>
          </table:table-cell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5082" calcext:value-type="float">
            <text:p>50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Cheval de Fris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hanley</text:p>
          </table:table-cell>
          <table:table-cell office:value-type="float" office:value="2457" calcext:value-type="float">
            <text:p>24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4959" calcext:value-type="float">
            <text:p>49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1810" calcext:value-type="float">
            <text:p>18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Cheval de Fris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5808" calcext:value-type="float">
            <text:p>58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ally Port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5809" calcext:value-type="float">
            <text:p>58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illegal extension late into watching robot <text:s/>but seems to have misfunctioned and failed to accomplish anything.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1763" calcext:value-type="float">
            <text:p>17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Were stuck for awhile </text:p>
          </table:table-cell>
        </table:table-row>
        <table:table-row table:style-name="ro1">
          <table:table-cell office:value-type="string" calcext:value-type="string">
            <text:p>shanley</text:p>
          </table:table-cell>
          <table:table-cell office:value-type="float" office:value="1987" calcext:value-type="float">
            <text:p>19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iles knight</text:p>
          </table:table-cell>
          <table:table-cell office:value-type="float" office:value="2410" calcext:value-type="float">
            <text:p>24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Didnt do anything at all not working.</text:p>
          </table:table-cell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5013" calcext:value-type="float">
            <text:p>5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1939" calcext:value-type="float">
            <text:p>19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2345" calcext:value-type="float">
            <text:p>23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ugh Terrai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2345" calcext:value-type="float">
            <text:p>23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ugh Terrai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hanley</text:p>
          </table:table-cell>
          <table:table-cell office:value-type="float" office:value="5126" calcext:value-type="float">
            <text:p>51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ampart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1730" calcext:value-type="float">
            <text:p>17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stole balls from secret passage </text:p>
          </table:table-cell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2335" calcext:value-type="float">
            <text:p>23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at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iden</text:p>
          </table:table-cell>
          <table:table-cell office:value-type="float" office:value="5730" calcext:value-type="float">
            <text:p>57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ck W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2346" calcext:value-type="float">
            <text:p>23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before match starts they are still working on it <text:s/>it is delaying the match. was not succsesfully fixed <text:s/>it is unable to move</text:p>
          </table:table-cell>
        </table:table-row>
        <table:table-row table:style-name="ro1">
          <table:table-cell office:value-type="string" calcext:value-type="string">
            <text:p>Shanley</text:p>
          </table:table-cell>
          <table:table-cell office:value-type="float" office:value="3528" calcext:value-type="float">
            <text:p>35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 </text:p>
          </table:table-cell>
          <table:table-cell office:value-type="float" office:value="5141" calcext:value-type="float">
            <text:p>51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Barley got over the rockwall. Very tippy tank drive robot. Accurate shooter. </text:p>
          </table:table-cell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4809" calcext:value-type="float">
            <text:p>48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5189" calcext:value-type="float">
            <text:p>518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topped movement completly at 60 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825" calcext:value-type="float">
            <text:p>18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ck W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Return through drawbridge</text:p>
          </table:table-cell>
        </table:table-row>
        <table:table-row table:style-name="ro1">
          <table:table-cell office:value-type="string" calcext:value-type="string">
            <text:p>Shanley</text:p>
          </table:table-cell>
          <table:table-cell office:value-type="float" office:value="5968" calcext:value-type="float">
            <text:p>59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Can't go over rock wall. They struggle greatly with it. </text:p>
          </table:table-cell>
        </table:table-row>
        <table:table-row table:style-name="ro1">
          <table:table-cell office:value-type="string" calcext:value-type="string">
            <text:p>Saketh Dendi </text:p>
          </table:table-cell>
          <table:table-cell office:value-type="float" office:value="1982" calcext:value-type="float">
            <text:p>19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2357" calcext:value-type="float">
            <text:p>23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2357" calcext:value-type="float">
            <text:p>23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died after rock wall crossing</text:p>
          </table:table-cell>
        </table:table-row>
        <table:table-row table:style-name="ro1">
          <table:table-cell office:value-type="string" calcext:value-type="string">
            <text:p>Aiden</text:p>
          </table:table-cell>
          <table:table-cell office:value-type="float" office:value="1764" calcext:value-type="float">
            <text:p>176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hanley</text:p>
          </table:table-cell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ampar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Attempted to challenge. Failed. 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827" calcext:value-type="float">
            <text:p>18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ong stuck crossing moat eventually got loose. bad driving decisions. <text:s/>tried to push <text:s/>disabled partner <text:s/>over rock wall failed . tried to cross moat through stuck partner. <text:s/>tent formation.</text:p>
          </table:table-cell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aketh Dendi</text:p>
          </table:table-cell>
          <table:table-cell office:value-type="float" office:value="1997" calcext:value-type="float">
            <text:p>19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1984" calcext:value-type="float">
            <text:p>19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errible shooter. Dont know how to line up. Spent whole match in courtyard collecting balls and missing shots.</text:p>
          </table:table-cell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3172" calcext:value-type="float">
            <text:p>31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ugh Terr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son</text:p>
          </table:table-cell>
          <table:table-cell office:value-type="float" office:value="5119" calcext:value-type="float">
            <text:p>51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5801" calcext:value-type="float">
            <text:p>58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helped teamate over drawbridge but did not cross themself</text:p>
          </table:table-cell>
        </table:table-row>
        <table:table-row table:style-name="ro1">
          <table:table-cell office:value-type="string" calcext:value-type="string">
            <text:p>Ryan </text:p>
          </table:table-cell>
          <table:table-cell office:value-type="float" office:value="1785" calcext:value-type="float">
            <text:p>17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Missed high goal in auto. Way over the top.</text:p>
          </table:table-cell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1986" calcext:value-type="float">
            <text:p>19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Cheval de Fri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2164" calcext:value-type="float">
            <text:p>21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ck Wal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aketh Dendi</text:p>
          </table:table-cell>
          <table:table-cell office:value-type="float" office:value="4522" calcext:value-type="float">
            <text:p>45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1777" calcext:value-type="float">
            <text:p>177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a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1777" calcext:value-type="float">
            <text:p>177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2202" calcext:value-type="float">
            <text:p>22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tuck for first portion</text:p>
          </table:table-cell>
        </table:table-row>
        <table:table-row table:style-name="ro1">
          <table:table-cell office:value-type="string" calcext:value-type="string">
            <text:p>Saketh Dendi </text:p>
          </table:table-cell>
          <table:table-cell office:value-type="float" office:value="1108" calcext:value-type="float">
            <text:p>11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5013" calcext:value-type="float">
            <text:p>5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Coop with other red alliance to complete the draw bridge. Don't hold on to ball well <text:s/>fell out twice going over defenses </text:p>
          </table:table-cell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1763" calcext:value-type="float">
            <text:p>17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ugh Terrain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5098" calcext:value-type="float">
            <text:p>509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1737" calcext:value-type="float">
            <text:p>17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a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aketh Dendi</text:p>
          </table:table-cell>
          <table:table-cell office:value-type="float" office:value="2410" calcext:value-type="float">
            <text:p>24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5918" calcext:value-type="float">
            <text:p>59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ally Port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aketh Dendi </text:p>
          </table:table-cell>
          <table:table-cell office:value-type="float" office:value="1806" calcext:value-type="float">
            <text:p>18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Mo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1939" calcext:value-type="float">
            <text:p>19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at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5268" calcext:value-type="float">
            <text:p>52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1769" calcext:value-type="float">
            <text:p>176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Attempted challenge 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1802" calcext:value-type="float">
            <text:p>18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ally Port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Did nothing</text:p>
          </table:table-cell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4959" calcext:value-type="float">
            <text:p>495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aketh Dendi</text:p>
          </table:table-cell>
          <table:table-cell office:value-type="float" office:value="4455" calcext:value-type="float">
            <text:p>44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5126" calcext:value-type="float">
            <text:p>51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a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1775" calcext:value-type="float">
            <text:p>177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1847" calcext:value-type="float">
            <text:p>18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son</text:p>
          </table:table-cell>
          <table:table-cell office:value-type="float" office:value="2353" calcext:value-type="float">
            <text:p>23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3485" calcext:value-type="float">
            <text:p>34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Very tippy. Somehow stayed up after flight over rockwall. Hit hard enough to stop the robot(solid colored signal light)</text:p>
          </table:table-cell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5809" calcext:value-type="float">
            <text:p>58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rawbridge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1769" calcext:value-type="float">
            <text:p>17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ck W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iden</text:p>
          </table:table-cell>
          <table:table-cell office:value-type="float" office:value="1994" calcext:value-type="float">
            <text:p>19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aketh Dendi </text:p>
          </table:table-cell>
          <table:table-cell office:value-type="float" office:value="5082" calcext:value-type="float">
            <text:p>50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ugh Terrain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2001" calcext:value-type="float">
            <text:p>20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2167" calcext:value-type="float">
            <text:p>21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Did not play. </text:p>
          </table:table-cell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2335" calcext:value-type="float">
            <text:p>23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5809" calcext:value-type="float">
            <text:p>58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Foul for controlling more than one ball</text:p>
          </table:table-cell>
        </table:table-row>
        <table:table-row table:style-name="ro1">
          <table:table-cell office:value-type="string" calcext:value-type="string">
            <text:p>Saketh Dendi </text:p>
          </table:table-cell>
          <table:table-cell office:value-type="float" office:value="2345" calcext:value-type="float">
            <text:p>23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013" calcext:value-type="float">
            <text:p>5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ampart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hold the sally door</text:p>
          </table:table-cell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1825" calcext:value-type="float">
            <text:p>18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aketh Dendi </text:p>
          </table:table-cell>
          <table:table-cell office:value-type="float" office:value="1827" calcext:value-type="float">
            <text:p>18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did not show up</text:p>
          </table:table-cell>
        </table:table-row>
        <table:table-row table:style-name="ro1">
          <table:table-cell office:value-type="string" calcext:value-type="string">
            <text:p>aiden</text:p>
          </table:table-cell>
          <table:table-cell office:value-type="float" office:value="5141" calcext:value-type="float">
            <text:p>51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1737" calcext:value-type="float">
            <text:p>17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at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1810" calcext:value-type="float">
            <text:p>18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hris Boyce</text:p>
          </table:table-cell>
          <table:table-cell office:value-type="float" office:value="2164" calcext:value-type="float">
            <text:p>21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hris Boyce</text:p>
          </table:table-cell>
          <table:table-cell office:value-type="float" office:value="937" calcext:value-type="float">
            <text:p>9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939" calcext:value-type="float">
            <text:p>19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2410" calcext:value-type="float">
            <text:p>24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2874" calcext:value-type="float">
            <text:p>28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at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5801" calcext:value-type="float">
            <text:p>58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4959" calcext:value-type="float">
            <text:p>49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field element broke <text:s/>rock wall</text:p>
          </table:table-cell>
        </table:table-row>
        <table:table-row table:style-name="ro1">
          <table:table-cell office:value-type="string" calcext:value-type="string">
            <text:p>aiden</text:p>
          </table:table-cell>
          <table:table-cell office:value-type="float" office:value="5968" calcext:value-type="float">
            <text:p>59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slow tried to cross a dedense and failed didnt switch</text:p>
          </table:table-cell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1730" calcext:value-type="float">
            <text:p>17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5119" calcext:value-type="float">
            <text:p>51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935" calcext:value-type="float">
            <text:p>9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hris Boyce</text:p>
          </table:table-cell>
          <table:table-cell office:value-type="float" office:value="2202" calcext:value-type="float">
            <text:p>22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3172" calcext:value-type="float">
            <text:p>31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4522" calcext:value-type="float">
            <text:p>45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Really nice corner shot</text:p>
          </table:table-cell>
        </table:table-row>
        <table:table-row table:style-name="ro1">
          <table:table-cell office:value-type="string" calcext:value-type="string">
            <text:p>Chris Boyce</text:p>
          </table:table-cell>
          <table:table-cell office:value-type="float" office:value="5082" calcext:value-type="float">
            <text:p>508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hanley</text:p>
          </table:table-cell>
          <table:table-cell office:value-type="float" office:value="3485" calcext:value-type="float">
            <text:p>34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ck Wal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809" calcext:value-type="float">
            <text:p>480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Cheval de Fri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moving around doing nothing</text:p>
          </table:table-cell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5126" calcext:value-type="float">
            <text:p>51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1723" calcext:value-type="float">
            <text:p>17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ugh Ter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2167" calcext:value-type="float">
            <text:p>216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5912" calcext:value-type="float">
            <text:p>59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777" calcext:value-type="float">
            <text:p>177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1785" calcext:value-type="float">
            <text:p>178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hanley</text:p>
          </table:table-cell>
          <table:table-cell office:value-type="float" office:value="4455" calcext:value-type="float">
            <text:p>445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ampar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Almost tipped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1108" calcext:value-type="float">
            <text:p>11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Held sally open for teammates to breach </text:p>
          </table:table-cell>
        </table:table-row>
        <table:table-row table:style-name="ro1">
          <table:table-cell/>
          <table:table-cell office:value-type="float" office:value="1847" calcext:value-type="float">
            <text:p>18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ally Port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5268" calcext:value-type="float">
            <text:p>52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1806" calcext:value-type="float">
            <text:p>18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Dally door assist.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353" calcext:value-type="float">
            <text:p>23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didn't move</text:p>
          </table:table-cell>
        </table:table-row>
        <table:table-row table:style-name="ro1">
          <table:table-cell/>
          <table:table-cell office:value-type="float" office:value="2357" calcext:value-type="float">
            <text:p>23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1982" calcext:value-type="float">
            <text:p>19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ck Wal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gave up too early and decided to doc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1986" calcext:value-type="float">
            <text:p>19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Portculli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Every shot went in but the chains knocked the ball back in</text:p>
          </table:table-cell>
        </table:table-row>
        <table:table-row table:style-name="ro1">
          <table:table-cell office:value-type="string" calcext:value-type="string">
            <text:p>Shanley </text:p>
          </table:table-cell>
          <table:table-cell office:value-type="float" office:value="3528" calcext:value-type="float">
            <text:p>35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Disconnected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763" calcext:value-type="float">
            <text:p>17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5098" calcext:value-type="float">
            <text:p>50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aston W.</text:p>
          </table:table-cell>
          <table:table-cell office:value-type="float" office:value="5189" calcext:value-type="float">
            <text:p>51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cannot intake ball at all</text:p>
          </table:table-cell>
        </table:table-row>
        <table:table-row table:style-name="ro1">
          <table:table-cell office:value-type="string" calcext:value-type="string">
            <text:p>Easton W</text:p>
          </table:table-cell>
          <table:table-cell office:value-type="float" office:value="2335" calcext:value-type="float">
            <text:p>23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othing. at. all. may have connection issues</text:p>
          </table:table-cell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2457" calcext:value-type="float">
            <text:p>24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2874" calcext:value-type="float">
            <text:p>28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a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fantastic teamwork and organized play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running over balls <text:s/>and bad strategies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1987" calcext:value-type="float">
            <text:p>198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hanley</text:p>
          </table:table-cell>
          <table:table-cell office:value-type="float" office:value="5730" calcext:value-type="float">
            <text:p>57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ck Wal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aston W.</text:p>
          </table:table-cell>
          <table:table-cell office:value-type="float" office:value="937" calcext:value-type="float">
            <text:p>9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again <text:s/>next to no movement. perhaps something is wrong with the 2nd station on the blue alience?</text:p>
          </table:table-cell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1997" calcext:value-type="float">
            <text:p>199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kept trying to get highgoals <text:s/>did not succed</text:p>
          </table:table-cell>
        </table:table-row>
        <table:table-row table:style-name="ro1">
          <table:table-cell/>
          <table:table-cell office:value-type="float" office:value="2410" calcext:value-type="float">
            <text:p>24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Able to open sally from the outside using a hook</text:p>
          </table:table-cell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hanley</text:p>
          </table:table-cell>
          <table:table-cell office:value-type="float" office:value="5013" calcext:value-type="float">
            <text:p>50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082" calcext:value-type="float">
            <text:p>508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a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shooter not working?</text:p>
          </table:table-cell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ipped over teammate ;~;</text:p>
          </table:table-cell>
        </table:table-row>
        <table:table-row table:style-name="ro1">
          <table:table-cell office:value-type="string" calcext:value-type="string">
            <text:p>Tommy</text:p>
          </table:table-cell>
          <table:table-cell office:value-type="float" office:value="2167" calcext:value-type="float">
            <text:p>21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Had technical difficulties at beginning. Did nothing the whole match.</text:p>
          </table:table-cell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5809" calcext:value-type="float">
            <text:p>580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flipped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1984" calcext:value-type="float">
            <text:p>198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Hit wall and died</text:p>
          </table:table-cell>
        </table:table-row>
        <table:table-row table:style-name="ro1">
          <table:table-cell/>
          <table:table-cell office:value-type="float" office:value="4522" calcext:value-type="float">
            <text:p>45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aston W</text:p>
          </table:table-cell>
          <table:table-cell office:value-type="float" office:value="935" calcext:value-type="float">
            <text:p>9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at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1847" calcext:value-type="float">
            <text:p>18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ommy</text:p>
          </table:table-cell>
          <table:table-cell office:value-type="float" office:value="2560" calcext:value-type="float">
            <text:p>25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ck W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1777" calcext:value-type="float">
            <text:p>177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2164" calcext:value-type="float">
            <text:p>21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spun around a lot</text:p>
          </table:table-cell>
        </table:table-row>
        <table:table-row table:style-name="ro1">
          <table:table-cell office:value-type="string" calcext:value-type="string">
            <text:p>Shanley</text:p>
          </table:table-cell>
          <table:table-cell office:value-type="float" office:value="5968" calcext:value-type="float">
            <text:p>59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Lost connection</text:p>
          </table:table-cell>
        </table:table-row>
        <table:table-row table:style-name="ro1">
          <table:table-cell office:value-type="string" calcext:value-type="string">
            <text:p>Tommy</text:p>
          </table:table-cell>
          <table:table-cell office:value-type="float" office:value="1108" calcext:value-type="float">
            <text:p>11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rawbridg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4455" calcext:value-type="float">
            <text:p>44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aston WILLIAMS </text:p>
          </table:table-cell>
          <table:table-cell office:value-type="float" office:value="5918" calcext:value-type="float">
            <text:p>59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a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1827" calcext:value-type="float">
            <text:p>18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hanley</text:p>
          </table:table-cell>
          <table:table-cell office:value-type="float" office:value="5189" calcext:value-type="float">
            <text:p>518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5801" calcext:value-type="float">
            <text:p>58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1806" calcext:value-type="float">
            <text:p>18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ommy</text:p>
          </table:table-cell>
          <table:table-cell office:value-type="float" office:value="1986" calcext:value-type="float">
            <text:p>19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ck Wa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2457" calcext:value-type="float">
            <text:p>24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val de Frise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775" calcext:value-type="float">
            <text:p>177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5126" calcext:value-type="float">
            <text:p>51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723" calcext:value-type="float">
            <text:p>17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Lots of purposeless movement. <text:s/>porblems?</text:p>
          </table:table-cell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1764" calcext:value-type="float">
            <text:p>17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ck Wal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ommy</text:p>
          </table:table-cell>
          <table:table-cell office:value-type="float" office:value="2202" calcext:value-type="float">
            <text:p>22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3485" calcext:value-type="float">
            <text:p>34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at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died after reverse <text:s/>crossing of moat</text:p>
          </table:table-cell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1987" calcext:value-type="float">
            <text:p>198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aston w</text:p>
          </table:table-cell>
          <table:table-cell office:value-type="float" office:value="2353" calcext:value-type="float">
            <text:p>23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val de Frise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got stuck on moat <text:s/>teammates couldn't dislodge</text:p>
          </table:table-cell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3528" calcext:value-type="float">
            <text:p>35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2345" calcext:value-type="float">
            <text:p>23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ugh Terra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2357" calcext:value-type="float">
            <text:p>235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ck Wal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ommy</text:p>
          </table:table-cell>
          <table:table-cell office:value-type="float" office:value="5098" calcext:value-type="float">
            <text:p>50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ampart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1939" calcext:value-type="float">
            <text:p>19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ugh Terra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ot stuck on a ball on the rough terrain. can we please stop getting stuck on other balls?</text:p>
          </table:table-cell>
        </table:table-row>
        <table:table-row table:style-name="ro1">
          <table:table-cell office:value-type="string" calcext:value-type="string">
            <text:p>Easton w</text:p>
          </table:table-cell>
          <table:table-cell office:value-type="float" office:value="4959" calcext:value-type="float">
            <text:p>495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Rough Terra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helped us when we got stuck on a ball</text:p>
          </table:table-cell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1810" calcext:value-type="float">
            <text:p>18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ommy</text:p>
          </table:table-cell>
          <table:table-cell office:value-type="float" office:value="5119" calcext:value-type="float">
            <text:p>51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5141" calcext:value-type="float">
            <text:p>51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1737" calcext:value-type="float">
            <text:p>17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1769" calcext:value-type="float">
            <text:p>176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Moa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1982" calcext:value-type="float">
            <text:p>19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5268" calcext:value-type="float">
            <text:p>52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ryce</text:p>
          </table:table-cell>
          <table:table-cell office:value-type="float" office:value="1802" calcext:value-type="float">
            <text:p>180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ugh Terrain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1763" calcext:value-type="float">
            <text:p>17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shley Decker</text:p>
          </table:table-cell>
          <table:table-cell office:value-type="float" office:value="1785" calcext:value-type="float">
            <text:p>178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missed majority <text:s/>and the robot looked like it was doing really well the entire time.</text:p>
          </table:table-cell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3172" calcext:value-type="float">
            <text:p>317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ampar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pent half the match trying to get back over thr ramparts to the nz. Couldn't get arm up to challenge. <text:s/>too long</text:p>
          </table:table-cell>
        </table:table-row>
        <table:table-row table:style-name="ro1">
          <table:table-cell office:value-type="string" calcext:value-type="string">
            <text:p>miles knight</text:p>
          </table:table-cell>
          <table:table-cell office:value-type="float" office:value="935" calcext:value-type="float">
            <text:p>9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rtculli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1532" calcext:value-type="float">
            <text:p>15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hris Boyce</text:p>
          </table:table-cell>
          <table:table-cell office:value-type="float" office:value="2164" calcext:value-type="float">
            <text:p>21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shley Decker </text:p>
          </table:table-cell>
          <table:table-cell office:value-type="float" office:value="1994" calcext:value-type="float">
            <text:p>19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he ball got stuck </text:p>
          </table:table-cell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5809" calcext:value-type="float">
            <text:p>58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ugh Terrain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didn't move after auto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2410" calcext:value-type="float">
            <text:p>24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ugh Terrai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hris Boyce</text:p>
          </table:table-cell>
          <table:table-cell office:value-type="float" office:value="5013" calcext:value-type="float">
            <text:p>50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1806" calcext:value-type="float">
            <text:p>18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2001" calcext:value-type="float">
            <text:p>20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shley Decker</text:p>
          </table:table-cell>
          <table:table-cell office:value-type="float" office:value="4455" calcext:value-type="float">
            <text:p>445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Portcull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hris Boyce</text:p>
          </table:table-cell>
          <table:table-cell office:value-type="float" office:value="1827" calcext:value-type="float">
            <text:p>18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986" calcext:value-type="float">
            <text:p>19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Cheval de Fri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wow</text:p>
          </table:table-cell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5098" calcext:value-type="float">
            <text:p>509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ugh Terrai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than Onyszchuk </text:p>
          </table:table-cell>
          <table:table-cell office:value-type="float" office:value="1723" calcext:value-type="float">
            <text:p>17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ugh Terrain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iles knight</text:p>
          </table:table-cell>
          <table:table-cell office:value-type="float" office:value="1987" calcext:value-type="float">
            <text:p>19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Cheval de Fri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hris Boyce</text:p>
          </table:table-cell>
          <table:table-cell office:value-type="float" office:value="2353" calcext:value-type="float">
            <text:p>23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oved poorly and slowly</text:p>
          </table:table-cell>
        </table:table-row>
        <table:table-row table:style-name="ro1">
          <table:table-cell office:value-type="string" calcext:value-type="string">
            <text:p>miles knight</text:p>
          </table:table-cell>
          <table:table-cell office:value-type="float" office:value="4522" calcext:value-type="float">
            <text:p>45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2345" calcext:value-type="float">
            <text:p>23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shley Decker</text:p>
          </table:table-cell>
          <table:table-cell office:value-type="float" office:value="2345" calcext:value-type="float">
            <text:p>23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ugh Terrai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ad help on the moat 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2457" calcext:value-type="float">
            <text:p>24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val de Fri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CdF hard 1st pass. help partner out of moat</text:p>
          </table:table-cell>
        </table:table-row>
        <table:table-row table:style-name="ro1">
          <table:table-cell office:value-type="string" calcext:value-type="string">
            <text:p>Miles knight</text:p>
          </table:table-cell>
          <table:table-cell office:value-type="float" office:value="3528" calcext:value-type="float">
            <text:p>35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ugh Terr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847" calcext:value-type="float">
            <text:p>184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bypassed frame perimeter violation</text:p>
          </table:table-cell>
        </table:table-row>
        <table:table-row table:style-name="ro1">
          <table:table-cell office:value-type="string" calcext:value-type="string">
            <text:p>Allan Wang </text:p>
          </table:table-cell>
          <table:table-cell office:value-type="float" office:value="1939" calcext:value-type="float">
            <text:p>19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ugh Terrai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4809" calcext:value-type="float">
            <text:p>480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eval de Frise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ems to have broken</text:p>
          </table:table-cell>
        </table:table-row>
        <table:table-row table:style-name="ro1">
          <table:table-cell office:value-type="string" calcext:value-type="string">
            <text:p>miles knight</text:p>
          </table:table-cell>
          <table:table-cell office:value-type="float" office:value="2874" calcext:value-type="float">
            <text:p>28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rtculli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5268" calcext:value-type="float">
            <text:p>526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than Onyszchuk </text:p>
          </table:table-cell>
          <table:table-cell office:value-type="float" office:value="5968" calcext:value-type="float">
            <text:p>596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2202" calcext:value-type="float">
            <text:p>22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5141" calcext:value-type="float">
            <text:p>51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769" calcext:value-type="float">
            <text:p>176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1737" calcext:value-type="float">
            <text:p>173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at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lso got unstuck then disabled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801" calcext:value-type="float">
            <text:p>580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1730" calcext:value-type="float">
            <text:p>17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5082" calcext:value-type="float">
            <text:p>50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at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ipped out of moat. laid robot down</text:p>
          </table:table-cell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1108" calcext:value-type="float">
            <text:p>11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a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1108" calcext:value-type="float">
            <text:p>11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Moa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ommy</text:p>
          </table:table-cell>
          <table:table-cell office:value-type="float" office:value="1810" calcext:value-type="float">
            <text:p>18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mparts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3172" calcext:value-type="float">
            <text:p>317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rtculli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5918" calcext:value-type="float">
            <text:p>59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ck Wal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aim problem trying to return drawn or portcullis</text:p>
          </table:table-cell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1785" calcext:value-type="float">
            <text:p>178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5119" calcext:value-type="float">
            <text:p>51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982" calcext:value-type="float">
            <text:p>198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ap method sally door</text:p>
          </table:table-cell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rtculli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2001" calcext:value-type="float">
            <text:p>200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ugh Ter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5013" calcext:value-type="float">
            <text:p>50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1827" calcext:value-type="float">
            <text:p>182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2167" calcext:value-type="float">
            <text:p>21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5968" calcext:value-type="float">
            <text:p>596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ugh Ter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5141" calcext:value-type="float">
            <text:p>514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a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problems with rough terrain got an assist</text:p>
          </table:table-cell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1737" calcext:value-type="float">
            <text:p>173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at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ot moving after auto</text:p>
          </table:table-cell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3528" calcext:value-type="float">
            <text:p>35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5809" calcext:value-type="float">
            <text:p>58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ock Wall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couldnt get over a single defence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994" calcext:value-type="float">
            <text:p>199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5730" calcext:value-type="float">
            <text:p>57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xey</text:p>
          </table:table-cell>
          <table:table-cell office:value-type="float" office:value="1775" calcext:value-type="float">
            <text:p>177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a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5082" calcext:value-type="float">
            <text:p>508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We're playing good day then died on the batter and too some technicals for interference</text:p>
          </table:table-cell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autonomous high goal</text:p>
          </table:table-cell>
        </table:table-row>
        <table:table-row table:style-name="ro1">
          <table:table-cell office:value-type="string" calcext:value-type="string">
            <text:p>Allan Wang</text:p>
          </table:table-cell>
          <table:table-cell office:value-type="float" office:value="5918" calcext:value-type="float">
            <text:p>59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ow Ba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5098" calcext:value-type="float">
            <text:p>509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5119" calcext:value-type="float">
            <text:p>51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ampart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2164" calcext:value-type="float">
            <text:p>21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Sally Port assist</text:p>
          </table:table-cell>
        </table:table-row>
        <table:table-row table:style-name="ro1">
          <table:table-cell/>
          <table:table-cell office:value-type="float" office:value="2345" calcext:value-type="float">
            <text:p>23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2357" calcext:value-type="float">
            <text:p>235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ugh Ter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ul Case</text:p>
          </table:table-cell>
          <table:table-cell office:value-type="float" office:value="4522" calcext:value-type="float">
            <text:p>452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984" calcext:value-type="float">
            <text:p>198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560" calcext:value-type="float">
            <text:p>25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ock Wa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than Onyszchuk </text:p>
          </table:table-cell>
          <table:table-cell office:value-type="float" office:value="1982" calcext:value-type="float">
            <text:p>198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  <table:table-row table:style-name="ro1">
          <table:table-cell/>
          <table:table-cell office:value-type="float" office:value="2202" calcext:value-type="float">
            <text:p>220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ampart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lpst connection for most of match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2353" calcext:value-type="float">
            <text:p>235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drivetrain issues</text:p>
          </table:table-cell>
        </table:table-row>
        <table:table-row table:style-name="ro1">
          <table:table-cell office:value-type="string" calcext:value-type="string">
            <text:p>Ethan Onyszchuk</text:p>
          </table:table-cell>
          <table:table-cell office:value-type="float" office:value="1986" calcext:value-type="float">
            <text:p>198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Low B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lec Brandt</text:p>
          </table:table-cell>
          <table:table-cell office:value-type="float" office:value="2335" calcext:value-type="float">
            <text:p>233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Rock Wal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/>
        </table:table-row>
      </table:table>
      <table:table table:name="Defense" table:style-name="ta1">
        <table:table-column table:style-name="co27" table:default-cell-style-name="Default"/>
        <table:table-column table:style-name="co28" table:number-columns-repeated="7" table:default-cell-style-name="Default"/>
        <table:table-row table:style-name="ro1">
          <table:table-cell office:value-type="string" calcext:value-type="string">
            <text:p>Match#</text:p>
          </table:table-cell>
          <table:table-cell office:value-type="string" calcext:value-type="string">
            <text:p>Zone3Shared</text:p>
          </table:table-cell>
          <table:table-cell office:value-type="string" calcext:value-type="string">
            <text:p>Blue2</text:p>
          </table:table-cell>
          <table:table-cell office:value-type="string" calcext:value-type="string">
            <text:p>Blue4</text:p>
          </table:table-cell>
          <table:table-cell office:value-type="string" calcext:value-type="string">
            <text:p>Blue5</text:p>
          </table:table-cell>
          <table:table-cell office:value-type="string" calcext:value-type="string">
            <text:p>Red2</text:p>
          </table:table-cell>
          <table:table-cell office:value-type="string" calcext:value-type="string">
            <text:p>Red4</text:p>
          </table:table-cell>
          <table:table-cell office:value-type="string" calcext:value-type="string">
            <text:p>Red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ckWall'</text:p>
          </table:table-cell>
          <table:table-cell table:number-columns-repeated="2" office:value-type="string" calcext:value-type="string">
            <text:p><text:s/>'A_ChevalDeFris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ughTerrain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  <table:table-cell table:number-columns-repeated="2" office:value-type="string" calcext:value-type="string">
            <text:p><text:s/>'A_ChevalDeFris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Drawbridge'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Ramparts'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A_Portcullis'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Moat'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C_SallyPort'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Ramparts'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table:number-columns-repeated="2" office:value-type="string" calcext:value-type="string">
            <text:p><text:s/>'B_Moat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ughTerrain'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SallyPort'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Moat'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Portcullis'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D_RoughTerrain'</text:p>
          </table:table-cell>
          <table:table-cell table:number-columns-repeated="2" office:value-type="string" calcext:value-type="string">
            <text:p><text:s/>'A_ChevalDeFrise'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C_Drawbridge'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Portcullis'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Portcullis'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A_ChevalDeFrise'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Drawbridge'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A_Portcullis'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table:number-columns-repeated="2" office:value-type="string" calcext:value-type="string">
            <text:p><text:s/>'C_Drawbridg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A_ChevalDeFrise'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table:number-columns-repeated="2"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SallyPort'</text:p>
          </table:table-cell>
          <table:table-cell table:number-columns-repeated="2" office:value-type="string" calcext:value-type="string">
            <text:p><text:s/>'B_Moat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Drawbridge'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SallyPort'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ughTerrain'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table:number-columns-repeated="2" office:value-type="string" calcext:value-type="string">
            <text:p><text:s/>'D_RockWall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ughTerrain'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table:number-columns-repeated="2" office:value-type="string" calcext:value-type="string">
            <text:p><text:s/>'D_RockWall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ughTerrain'</text:p>
          </table:table-cell>
          <table:table-cell table:number-columns-repeated="2" office:value-type="string" calcext:value-type="string">
            <text:p><text:s/>'A_Portculli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table:number-columns-repeated="2" office:value-type="string" calcext:value-type="string">
            <text:p><text:s/>'D_RockWall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A_Portcullis'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ughTerrain'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Portcullis'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  <table:table-cell table:number-columns-repeated="2"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ughTerrain'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SallyPort'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Moat'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ChevalDeFrise'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Drawbridge'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A_Portcullis'</text:p>
          </table:table-cell>
          <table:table-cell table:number-columns-repeated="2" office:value-type="string" calcext:value-type="string">
            <text:p><text:s/>'C_Drawbridge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A_ChevalDeFrise'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A_Portcullis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SallyPort'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table:number-columns-repeated="2" office:value-type="string" calcext:value-type="string">
            <text:p><text:s/>'B_Moat'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Moat'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Drawbridge'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table:number-columns-repeated="2" office:value-type="string" calcext:value-type="string">
            <text:p><text:s/>'D_RockWall'</text:p>
          </table:table-cell>
          <table:table-cell office:value-type="string" calcext:value-type="string">
            <text:p><text:s/>'C_Drawbridge'</text:p>
          </table:table-cell>
          <table:table-cell office:value-type="string" calcext:value-type="string">
            <text:p><text:s/>'B_Ramparts'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'A_ChevalDeFrise'</text:p>
          </table:table-cell>
          <table:table-cell office:value-type="string" calcext:value-type="string">
            <text:p><text:s/>'B_Ramparts'</text:p>
          </table:table-cell>
          <table:table-cell office:value-type="string" calcext:value-type="string">
            <text:p><text:s/>'C_SallyPort'</text:p>
          </table:table-cell>
          <table:table-cell office:value-type="string" calcext:value-type="string">
            <text:p><text:s/>'D_RockWall'</text:p>
          </table:table-cell>
          <table:table-cell office:value-type="string" calcext:value-type="string">
            <text:p><text:s/>'B_Moat'</text:p>
          </table:table-cell>
          <table:table-cell office:value-type="string" calcext:value-type="string">
            <text:p><text:s/>'D_RoughTerrain'</text:p>
          </table:table-cell>
          <table:table-cell office:value-type="string" calcext:value-type="string">
            <text:p><text:s/>'C_Drawbridge'</text:p>
          </table:table-cell>
        </table:table-row>
      </table:table>
      <table:table table:name="Recast" table:style-name="ta1">
        <table:table-column table:style-name="co29" table:default-cell-style-name="Default"/>
        <table:table-column table:style-name="co30" table:number-columns-repeated="25" table:default-cell-style-name="Default"/>
        <table:table-column table:style-name="co8" table:default-cell-style-name="Default"/>
        <table:table-column table:style-name="co30" table:number-columns-repeated="8" table:default-cell-style-name="Default"/>
        <table:table-column table:style-name="co26" table:default-cell-style-name="Default"/>
        <table:table-column table:style-name="co10" table:number-columns-repeated="4" table:default-cell-style-name="Default"/>
        <table:table-column table:style-name="co26" table:number-columns-repeated="984" table:default-cell-style-name="Default"/>
        <table:table-row table:style-name="ro2">
          <table:table-cell table:style-name="ce2" office:value-type="string" calcext:value-type="string">
            <text:p>TeamNo</text:p>
          </table:table-cell>
          <table:table-cell table:style-name="ce2" office:value-type="string" calcext:value-type="string">
            <text:p>AutoD1Cross</text:p>
          </table:table-cell>
          <table:table-cell table:style-name="ce2" office:value-type="string" calcext:value-type="string">
            <text:p>AutoD1Reach</text:p>
          </table:table-cell>
          <table:table-cell table:style-name="ce2" office:value-type="string" calcext:value-type="string">
            <text:p>AutoD2Cross</text:p>
          </table:table-cell>
          <table:table-cell table:style-name="ce2" office:value-type="string" calcext:value-type="string">
            <text:p>AutoD2Reach</text:p>
          </table:table-cell>
          <table:table-cell table:style-name="ce2" office:value-type="string" calcext:value-type="string">
            <text:p>AutoD3Cross</text:p>
          </table:table-cell>
          <table:table-cell table:style-name="ce2" office:value-type="string" calcext:value-type="string">
            <text:p>AutoD3Reach</text:p>
          </table:table-cell>
          <table:table-cell table:style-name="ce2" office:value-type="string" calcext:value-type="string">
            <text:p>AutoD4Cross</text:p>
          </table:table-cell>
          <table:table-cell table:style-name="ce2" office:value-type="string" calcext:value-type="string">
            <text:p>AutoD4Reach</text:p>
          </table:table-cell>
          <table:table-cell table:style-name="ce2" office:value-type="string" calcext:value-type="string">
            <text:p>AutoD5Cross</text:p>
          </table:table-cell>
          <table:table-cell table:style-name="ce2" office:value-type="string" calcext:value-type="string">
            <text:p>AutoD5Reach</text:p>
          </table:table-cell>
          <table:table-cell table:style-name="ce2" office:value-type="string" calcext:value-type="string">
            <text:p>AutoHighShotMade</text:p>
          </table:table-cell>
          <table:table-cell table:style-name="ce2" office:value-type="string" calcext:value-type="string">
            <text:p>AutoHighShotAtt</text:p>
          </table:table-cell>
          <table:table-cell table:style-name="ce2" office:value-type="string" calcext:value-type="string">
            <text:p>AutoLowShotMade</text:p>
          </table:table-cell>
          <table:table-cell table:style-name="ce2" office:value-type="string" calcext:value-type="string">
            <text:p>AutoLowShotAtt</text:p>
          </table:table-cell>
          <table:table-cell table:style-name="ce2" office:value-type="string" calcext:value-type="string">
            <text:p>AutoTotalPoints</text:p>
          </table:table-cell>
          <table:table-cell table:style-name="ce2" office:value-type="string" calcext:value-type="string">
            <text:p>TeleOpD1Cross</text:p>
          </table:table-cell>
          <table:table-cell table:style-name="ce2" office:value-type="string" calcext:value-type="string">
            <text:p>TeleOpD1Att</text:p>
          </table:table-cell>
          <table:table-cell table:style-name="ce2" office:value-type="string" calcext:value-type="string">
            <text:p>TeleOpD2Cross</text:p>
          </table:table-cell>
          <table:table-cell table:style-name="ce2" office:value-type="string" calcext:value-type="string">
            <text:p>TeleOpD2Att</text:p>
          </table:table-cell>
          <table:table-cell table:style-name="ce2" office:value-type="string" calcext:value-type="string">
            <text:p>TeleOpD3Cross</text:p>
          </table:table-cell>
          <table:table-cell table:style-name="ce2" office:value-type="string" calcext:value-type="string">
            <text:p>TeleOpD3Att</text:p>
          </table:table-cell>
          <table:table-cell table:style-name="ce2" office:value-type="string" calcext:value-type="string">
            <text:p>TeleOpD4Cross</text:p>
          </table:table-cell>
          <table:table-cell table:style-name="ce2" office:value-type="string" calcext:value-type="string">
            <text:p>TeleOpD4Att</text:p>
          </table:table-cell>
          <table:table-cell table:style-name="ce2" office:value-type="string" calcext:value-type="string">
            <text:p>TeleOpD5Cross</text:p>
          </table:table-cell>
          <table:table-cell table:style-name="ce2" office:value-type="string" calcext:value-type="string">
            <text:p>TeleOpD5Att</text:p>
          </table:table-cell>
          <table:table-cell table:style-name="ce2" office:value-type="string" calcext:value-type="string">
            <text:p>ChallengeScale</text:p>
          </table:table-cell>
          <table:table-cell table:style-name="ce2" office:value-type="string" calcext:value-type="string">
            <text:p>TeleOpHighShotMade</text:p>
          </table:table-cell>
          <table:table-cell table:style-name="ce2" office:value-type="string" calcext:value-type="string">
            <text:p>TeleOpHighShotAtt</text:p>
          </table:table-cell>
          <table:table-cell table:style-name="ce2" office:value-type="string" calcext:value-type="string">
            <text:p>TeleOpLowShotMade</text:p>
          </table:table-cell>
          <table:table-cell table:style-name="ce2" office:value-type="string" calcext:value-type="string">
            <text:p>TeleOpLowShotAtt</text:p>
          </table:table-cell>
          <table:table-cell table:style-name="ce2" office:value-type="string" calcext:value-type="string">
            <text:p>TeleOpTotalPoints</text:p>
          </table:table-cell>
          <table:table-cell table:style-name="ce2" office:value-type="string" calcext:value-type="string">
            <text:p>TotalPoints</text:p>
          </table:table-cell>
          <table:table-cell table:style-name="ce2" office:value-type="string" calcext:value-type="string">
            <text:p>Defense</text:p>
          </table:table-cell>
          <table:table-cell table:style-name="ce2" office:value-type="string" calcext:value-type="string">
            <text:p>match</text:p>
          </table:table-cell>
          <table:table-cell table:style-name="ce2"/>
          <table:table-cell table:number-columns-repeated="5"/>
          <table:table-cell table:style-name="ce2" table:number-columns-repeated="983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IF([Data.G2]=[Keys.$A$10];1;0)" office:value-type="float" office:value="1" calcext:value-type="float">
            <text:p>1</text:p>
          </table:table-cell>
          <table:table-cell table:formula="of:=IF([.B2]=0;IF([Data.F2]=[Keys.$A$10];1;0);0)" office:value-type="float" office:value="0" calcext:value-type="float">
            <text:p>0</text:p>
          </table:table-cell>
          <table:table-cell table:formula="of:=IF([Data.G2]=[Keys.I2];1;0)" office:value-type="float" office:value="0" calcext:value-type="float">
            <text:p>0</text:p>
          </table:table-cell>
          <table:table-cell table:formula="of:=IF([.D2]=0;IF([Data.F2]=[Keys.I2];1;0);0)" office:value-type="float" office:value="0" calcext:value-type="float">
            <text:p>0</text:p>
          </table:table-cell>
          <table:table-cell table:formula="of:=IF([Data.G2]=[Keys.J2];1;0)" office:value-type="float" office:value="0" calcext:value-type="float">
            <text:p>0</text:p>
          </table:table-cell>
          <table:table-cell table:formula="of:=IF([.F2]=0;IF([Data.F2]=[Keys.J2];1;0);0)" office:value-type="float" office:value="0" calcext:value-type="float">
            <text:p>0</text:p>
          </table:table-cell>
          <table:table-cell table:formula="of:=IF([Data.G2]=[Keys.K2];1;0)" office:value-type="float" office:value="0" calcext:value-type="float">
            <text:p>0</text:p>
          </table:table-cell>
          <table:table-cell table:formula="of:=IF([.H2]=0;IF([Data.F2]=[Keys.K2];1;0);0)" office:value-type="float" office:value="0" calcext:value-type="float">
            <text:p>0</text:p>
          </table:table-cell>
          <table:table-cell table:formula="of:=IF([Data.G2]=[Keys.L2];1;0)" office:value-type="float" office:value="0" calcext:value-type="float">
            <text:p>0</text:p>
          </table:table-cell>
          <table:table-cell table:formula="of:=IF([.J2]=0;IF([Data.F2]=[Keys.L2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2];MATCH([Keys.I2];[Keys.$D$2:.$D$9];0))" office:value-type="float" office:value="1" calcext:value-type="float">
            <text:p>1</text:p>
          </table:table-cell>
          <table:table-cell table:formula="of:=[.S2]" office:value-type="float" office:value="1" calcext:value-type="float">
            <text:p>1</text:p>
          </table:table-cell>
          <table:table-cell table:formula="of:=INDEX([Data.$K$2:.$R$359];[Keys.$M2];MATCH([Keys.J2];[Keys.$D$2:.$D$9];0))" office:value-type="float" office:value="0" calcext:value-type="float">
            <text:p>0</text:p>
          </table:table-cell>
          <table:table-cell table:formula="of:=[.U2]" office:value-type="float" office:value="0" calcext:value-type="float">
            <text:p>0</text:p>
          </table:table-cell>
          <table:table-cell table:formula="of:=INDEX([Data.$K$2:.$R$359];[Keys.$M2];MATCH([Keys.K2];[Keys.$D$2:.$D$9];0))" office:value-type="float" office:value="0" calcext:value-type="float">
            <text:p>0</text:p>
          </table:table-cell>
          <table:table-cell table:formula="of:=[.W2]" office:value-type="float" office:value="0" calcext:value-type="float">
            <text:p>0</text:p>
          </table:table-cell>
          <table:table-cell table:formula="of:=INDEX([Data.$K$2:.$R$359];[Keys.$M2];MATCH([Keys.L2];[Keys.$D$2:.$D$9];0))" office:value-type="float" office:value="0" calcext:value-type="float">
            <text:p>0</text:p>
          </table:table-cell>
          <table:table-cell table:formula="of:=[.Y2]" office:value-type="float" office:value="0" calcext:value-type="float">
            <text:p>0</text:p>
          </table:table-cell>
          <table:table-cell table:formula="of:=IF([Data.Z2]=&quot;True&quot;;&quot;Challenged&quot;;IF([Data.AA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]+[Data.T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]+[Data.V2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IF([Data.G3]=[Keys.$A$10];1;0)" office:value-type="float" office:value="0" calcext:value-type="float">
            <text:p>0</text:p>
          </table:table-cell>
          <table:table-cell table:formula="of:=IF([.B3]=0;IF([Data.F3]=[Keys.$A$10];1;0);0)" office:value-type="float" office:value="0" calcext:value-type="float">
            <text:p>0</text:p>
          </table:table-cell>
          <table:table-cell table:formula="of:=IF([Data.G3]=[Keys.I3];1;0)" office:value-type="float" office:value="0" calcext:value-type="float">
            <text:p>0</text:p>
          </table:table-cell>
          <table:table-cell table:formula="of:=IF([.D3]=0;IF([Data.F3]=[Keys.I3];1;0);0)" office:value-type="float" office:value="0" calcext:value-type="float">
            <text:p>0</text:p>
          </table:table-cell>
          <table:table-cell table:formula="of:=IF([Data.G3]=[Keys.J3];1;0)" office:value-type="float" office:value="0" calcext:value-type="float">
            <text:p>0</text:p>
          </table:table-cell>
          <table:table-cell table:formula="of:=IF([.F3]=0;IF([Data.F3]=[Keys.J3];1;0);0)" office:value-type="float" office:value="0" calcext:value-type="float">
            <text:p>0</text:p>
          </table:table-cell>
          <table:table-cell table:formula="of:=IF([Data.G3]=[Keys.K3];1;0)" office:value-type="float" office:value="0" calcext:value-type="float">
            <text:p>0</text:p>
          </table:table-cell>
          <table:table-cell table:formula="of:=IF([.H3]=0;IF([Data.F3]=[Keys.K3];1;0);0)" office:value-type="float" office:value="0" calcext:value-type="float">
            <text:p>0</text:p>
          </table:table-cell>
          <table:table-cell table:formula="of:=IF([Data.G3]=[Keys.L3];1;0)" office:value-type="float" office:value="0" calcext:value-type="float">
            <text:p>0</text:p>
          </table:table-cell>
          <table:table-cell table:formula="of:=IF([.J3]=0;IF([Data.F3]=[Keys.L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];MATCH([Keys.I3];[Keys.$D$2:.$D$9];0))" office:value-type="float" office:value="2" calcext:value-type="float">
            <text:p>2</text:p>
          </table:table-cell>
          <table:table-cell table:formula="of:=[.S3]" office:value-type="float" office:value="2" calcext:value-type="float">
            <text:p>2</text:p>
          </table:table-cell>
          <table:table-cell table:formula="of:=INDEX([Data.$K$2:.$R$359];[Keys.$M3];MATCH([Keys.J3];[Keys.$D$2:.$D$9];0))" office:value-type="float" office:value="0" calcext:value-type="float">
            <text:p>0</text:p>
          </table:table-cell>
          <table:table-cell table:formula="of:=[.U3]" office:value-type="float" office:value="0" calcext:value-type="float">
            <text:p>0</text:p>
          </table:table-cell>
          <table:table-cell table:formula="of:=INDEX([Data.$K$2:.$R$359];[Keys.$M3];MATCH([Keys.K3];[Keys.$D$2:.$D$9];0))" office:value-type="float" office:value="0" calcext:value-type="float">
            <text:p>0</text:p>
          </table:table-cell>
          <table:table-cell table:formula="of:=[.W3]" office:value-type="float" office:value="0" calcext:value-type="float">
            <text:p>0</text:p>
          </table:table-cell>
          <table:table-cell table:formula="of:=INDEX([Data.$K$2:.$R$359];[Keys.$M3];MATCH([Keys.L3];[Keys.$D$2:.$D$9];0))" office:value-type="float" office:value="1" calcext:value-type="float">
            <text:p>1</text:p>
          </table:table-cell>
          <table:table-cell table:formula="of:=[.Y3]" office:value-type="float" office:value="1" calcext:value-type="float">
            <text:p>1</text:p>
          </table:table-cell>
          <table:table-cell table:formula="of:=IF([Data.Z3]=&quot;True&quot;;&quot;Challenged&quot;;IF([Data.AA3]=&quot;True&quot;;&quot;Scaled&quot;;&quot;None&quot;))" office:value-type="string" office:string-value="None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.AB3]+[Data.T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D3]+[Data.V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formula="of:=IF([Data.G4]=[Keys.$A$10];1;0)" office:value-type="float" office:value="0" calcext:value-type="float">
            <text:p>0</text:p>
          </table:table-cell>
          <table:table-cell table:formula="of:=IF([.B4]=0;IF([Data.F4]=[Keys.$A$10];1;0);0)" office:value-type="float" office:value="0" calcext:value-type="float">
            <text:p>0</text:p>
          </table:table-cell>
          <table:table-cell table:formula="of:=IF([Data.G4]=[Keys.I4];1;0)" office:value-type="float" office:value="0" calcext:value-type="float">
            <text:p>0</text:p>
          </table:table-cell>
          <table:table-cell table:formula="of:=IF([.D4]=0;IF([Data.F4]=[Keys.I4];1;0);0)" office:value-type="float" office:value="0" calcext:value-type="float">
            <text:p>0</text:p>
          </table:table-cell>
          <table:table-cell table:formula="of:=IF([Data.G4]=[Keys.J4];1;0)" office:value-type="float" office:value="0" calcext:value-type="float">
            <text:p>0</text:p>
          </table:table-cell>
          <table:table-cell table:formula="of:=IF([.F4]=0;IF([Data.F4]=[Keys.J4];1;0);0)" office:value-type="float" office:value="0" calcext:value-type="float">
            <text:p>0</text:p>
          </table:table-cell>
          <table:table-cell table:formula="of:=IF([Data.G4]=[Keys.K4];1;0)" office:value-type="float" office:value="0" calcext:value-type="float">
            <text:p>0</text:p>
          </table:table-cell>
          <table:table-cell table:formula="of:=IF([.H4]=0;IF([Data.F4]=[Keys.K4];1;0);0)" office:value-type="float" office:value="0" calcext:value-type="float">
            <text:p>0</text:p>
          </table:table-cell>
          <table:table-cell table:formula="of:=IF([Data.G4]=[Keys.L4];1;0)" office:value-type="float" office:value="0" calcext:value-type="float">
            <text:p>0</text:p>
          </table:table-cell>
          <table:table-cell table:formula="of:=IF([.J4]=0;IF([Data.F4]=[Keys.L4];1;0);0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4];MATCH([Keys.I4];[Keys.$D$2:.$D$9];0))" office:value-type="float" office:value="0" calcext:value-type="float">
            <text:p>0</text:p>
          </table:table-cell>
          <table:table-cell table:formula="of:=[.S4]" office:value-type="float" office:value="0" calcext:value-type="float">
            <text:p>0</text:p>
          </table:table-cell>
          <table:table-cell table:formula="of:=INDEX([Data.$K$2:.$R$359];[Keys.$M4];MATCH([Keys.J4];[Keys.$D$2:.$D$9];0))" office:value-type="float" office:value="1" calcext:value-type="float">
            <text:p>1</text:p>
          </table:table-cell>
          <table:table-cell table:formula="of:=[.U4]" office:value-type="float" office:value="1" calcext:value-type="float">
            <text:p>1</text:p>
          </table:table-cell>
          <table:table-cell table:formula="of:=INDEX([Data.$K$2:.$R$359];[Keys.$M4];MATCH([Keys.K4];[Keys.$D$2:.$D$9];0))" office:value-type="float" office:value="0" calcext:value-type="float">
            <text:p>0</text:p>
          </table:table-cell>
          <table:table-cell table:formula="of:=[.W4]" office:value-type="float" office:value="0" calcext:value-type="float">
            <text:p>0</text:p>
          </table:table-cell>
          <table:table-cell table:formula="of:=INDEX([Data.$K$2:.$R$359];[Keys.$M4];MATCH([Keys.L4];[Keys.$D$2:.$D$9];0))" office:value-type="float" office:value="1" calcext:value-type="float">
            <text:p>1</text:p>
          </table:table-cell>
          <table:table-cell table:formula="of:=[.Y4]" office:value-type="float" office:value="1" calcext:value-type="float">
            <text:p>1</text:p>
          </table:table-cell>
          <table:table-cell table:formula="of:=IF([Data.Z4]=&quot;True&quot;;&quot;Challenged&quot;;IF([Data.AA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4]+[Data.T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]+[Data.V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formula="of:=IF([Data.G5]=[Keys.$A$10];1;0)" office:value-type="float" office:value="0" calcext:value-type="float">
            <text:p>0</text:p>
          </table:table-cell>
          <table:table-cell table:formula="of:=IF([.B5]=0;IF([Data.F5]=[Keys.$A$10];1;0);0)" office:value-type="float" office:value="0" calcext:value-type="float">
            <text:p>0</text:p>
          </table:table-cell>
          <table:table-cell table:formula="of:=IF([Data.G5]=[Keys.I5];1;0)" office:value-type="float" office:value="0" calcext:value-type="float">
            <text:p>0</text:p>
          </table:table-cell>
          <table:table-cell table:formula="of:=IF([.D5]=0;IF([Data.F5]=[Keys.I5];1;0);0)" office:value-type="float" office:value="0" calcext:value-type="float">
            <text:p>0</text:p>
          </table:table-cell>
          <table:table-cell table:formula="of:=IF([Data.G5]=[Keys.J5];1;0)" office:value-type="float" office:value="0" calcext:value-type="float">
            <text:p>0</text:p>
          </table:table-cell>
          <table:table-cell table:formula="of:=IF([.F5]=0;IF([Data.F5]=[Keys.J5];1;0);0)" office:value-type="float" office:value="0" calcext:value-type="float">
            <text:p>0</text:p>
          </table:table-cell>
          <table:table-cell table:formula="of:=IF([Data.G5]=[Keys.K5];1;0)" office:value-type="float" office:value="0" calcext:value-type="float">
            <text:p>0</text:p>
          </table:table-cell>
          <table:table-cell table:formula="of:=IF([.H5]=0;IF([Data.F5]=[Keys.K5];1;0);0)" office:value-type="float" office:value="0" calcext:value-type="float">
            <text:p>0</text:p>
          </table:table-cell>
          <table:table-cell table:formula="of:=IF([Data.G5]=[Keys.L5];1;0)" office:value-type="float" office:value="0" calcext:value-type="float">
            <text:p>0</text:p>
          </table:table-cell>
          <table:table-cell table:formula="of:=IF([.J5]=0;IF([Data.F5]=[Keys.L5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NDEX([Data.$K$2:.$R$359];[Keys.$M5];MATCH([Keys.I5];[Keys.$D$2:.$D$9];0))" office:value-type="float" office:value="0" calcext:value-type="float">
            <text:p>0</text:p>
          </table:table-cell>
          <table:table-cell table:formula="of:=[.S5]" office:value-type="float" office:value="0" calcext:value-type="float">
            <text:p>0</text:p>
          </table:table-cell>
          <table:table-cell table:formula="of:=INDEX([Data.$K$2:.$R$359];[Keys.$M5];MATCH([Keys.J5];[Keys.$D$2:.$D$9];0))" office:value-type="float" office:value="0" calcext:value-type="float">
            <text:p>0</text:p>
          </table:table-cell>
          <table:table-cell table:formula="of:=[.U5]" office:value-type="float" office:value="0" calcext:value-type="float">
            <text:p>0</text:p>
          </table:table-cell>
          <table:table-cell table:formula="of:=INDEX([Data.$K$2:.$R$359];[Keys.$M5];MATCH([Keys.K5];[Keys.$D$2:.$D$9];0))" office:value-type="float" office:value="0" calcext:value-type="float">
            <text:p>0</text:p>
          </table:table-cell>
          <table:table-cell table:formula="of:=[.W5]" office:value-type="float" office:value="0" calcext:value-type="float">
            <text:p>0</text:p>
          </table:table-cell>
          <table:table-cell table:formula="of:=INDEX([Data.$K$2:.$R$359];[Keys.$M5];MATCH([Keys.L5];[Keys.$D$2:.$D$9];0))" office:value-type="float" office:value="0" calcext:value-type="float">
            <text:p>0</text:p>
          </table:table-cell>
          <table:table-cell table:formula="of:=[.Y5]" office:value-type="float" office:value="0" calcext:value-type="float">
            <text:p>0</text:p>
          </table:table-cell>
          <table:table-cell table:formula="of:=IF([Data.Z5]=&quot;True&quot;;&quot;Challenged&quot;;IF([Data.AA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5]+[Data.T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5]+[Data.V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IF([Data.G6]=[Keys.$A$10];1;0)" office:value-type="float" office:value="0" calcext:value-type="float">
            <text:p>0</text:p>
          </table:table-cell>
          <table:table-cell table:formula="of:=IF([.B6]=0;IF([Data.F6]=[Keys.$A$10];1;0);0)" office:value-type="float" office:value="0" calcext:value-type="float">
            <text:p>0</text:p>
          </table:table-cell>
          <table:table-cell table:formula="of:=IF([Data.G6]=[Keys.I6];1;0)" office:value-type="float" office:value="0" calcext:value-type="float">
            <text:p>0</text:p>
          </table:table-cell>
          <table:table-cell table:formula="of:=IF([.D6]=0;IF([Data.F6]=[Keys.I6];1;0);0)" office:value-type="float" office:value="0" calcext:value-type="float">
            <text:p>0</text:p>
          </table:table-cell>
          <table:table-cell table:formula="of:=IF([Data.G6]=[Keys.J6];1;0)" office:value-type="float" office:value="0" calcext:value-type="float">
            <text:p>0</text:p>
          </table:table-cell>
          <table:table-cell table:formula="of:=IF([.F6]=0;IF([Data.F6]=[Keys.J6];1;0);0)" office:value-type="float" office:value="0" calcext:value-type="float">
            <text:p>0</text:p>
          </table:table-cell>
          <table:table-cell table:formula="of:=IF([Data.G6]=[Keys.K6];1;0)" office:value-type="float" office:value="0" calcext:value-type="float">
            <text:p>0</text:p>
          </table:table-cell>
          <table:table-cell table:formula="of:=IF([.H6]=0;IF([Data.F6]=[Keys.K6];1;0);0)" office:value-type="float" office:value="0" calcext:value-type="float">
            <text:p>0</text:p>
          </table:table-cell>
          <table:table-cell table:formula="of:=IF([Data.G6]=[Keys.L6];1;0)" office:value-type="float" office:value="0" calcext:value-type="float">
            <text:p>0</text:p>
          </table:table-cell>
          <table:table-cell table:formula="of:=IF([.J6]=0;IF([Data.F6]=[Keys.L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6];MATCH([Keys.I6];[Keys.$D$2:.$D$9];0))" office:value-type="float" office:value="0" calcext:value-type="float">
            <text:p>0</text:p>
          </table:table-cell>
          <table:table-cell table:formula="of:=[.S6]" office:value-type="float" office:value="0" calcext:value-type="float">
            <text:p>0</text:p>
          </table:table-cell>
          <table:table-cell table:formula="of:=INDEX([Data.$K$2:.$R$359];[Keys.$M6];MATCH([Keys.J6];[Keys.$D$2:.$D$9];0))" office:value-type="float" office:value="0" calcext:value-type="float">
            <text:p>0</text:p>
          </table:table-cell>
          <table:table-cell table:formula="of:=[.U6]" office:value-type="float" office:value="0" calcext:value-type="float">
            <text:p>0</text:p>
          </table:table-cell>
          <table:table-cell table:formula="of:=INDEX([Data.$K$2:.$R$359];[Keys.$M6];MATCH([Keys.K6];[Keys.$D$2:.$D$9];0))" office:value-type="float" office:value="0" calcext:value-type="float">
            <text:p>0</text:p>
          </table:table-cell>
          <table:table-cell table:formula="of:=[.W6]" office:value-type="float" office:value="0" calcext:value-type="float">
            <text:p>0</text:p>
          </table:table-cell>
          <table:table-cell table:formula="of:=INDEX([Data.$K$2:.$R$359];[Keys.$M6];MATCH([Keys.L6];[Keys.$D$2:.$D$9];0))" office:value-type="float" office:value="0" calcext:value-type="float">
            <text:p>0</text:p>
          </table:table-cell>
          <table:table-cell table:formula="of:=[.Y6]" office:value-type="float" office:value="0" calcext:value-type="float">
            <text:p>0</text:p>
          </table:table-cell>
          <table:table-cell table:formula="of:=IF([Data.Z6]=&quot;True&quot;;&quot;Challenged&quot;;IF([Data.AA6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6]+[Data.T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6]+[Data.V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formula="of:=IF([Data.G7]=[Keys.$A$10];1;0)" office:value-type="float" office:value="0" calcext:value-type="float">
            <text:p>0</text:p>
          </table:table-cell>
          <table:table-cell table:formula="of:=IF([.B7]=0;IF([Data.F7]=[Keys.$A$10];1;0);0)" office:value-type="float" office:value="0" calcext:value-type="float">
            <text:p>0</text:p>
          </table:table-cell>
          <table:table-cell table:formula="of:=IF([Data.G7]=[Keys.I7];1;0)" office:value-type="float" office:value="0" calcext:value-type="float">
            <text:p>0</text:p>
          </table:table-cell>
          <table:table-cell table:formula="of:=IF([.D7]=0;IF([Data.F7]=[Keys.I7];1;0);0)" office:value-type="float" office:value="0" calcext:value-type="float">
            <text:p>0</text:p>
          </table:table-cell>
          <table:table-cell table:formula="of:=IF([Data.G7]=[Keys.J7];1;0)" office:value-type="float" office:value="0" calcext:value-type="float">
            <text:p>0</text:p>
          </table:table-cell>
          <table:table-cell table:formula="of:=IF([.F7]=0;IF([Data.F7]=[Keys.J7];1;0);0)" office:value-type="float" office:value="0" calcext:value-type="float">
            <text:p>0</text:p>
          </table:table-cell>
          <table:table-cell table:formula="of:=IF([Data.G7]=[Keys.K7];1;0)" office:value-type="float" office:value="0" calcext:value-type="float">
            <text:p>0</text:p>
          </table:table-cell>
          <table:table-cell table:formula="of:=IF([.H7]=0;IF([Data.F7]=[Keys.K7];1;0);0)" office:value-type="float" office:value="0" calcext:value-type="float">
            <text:p>0</text:p>
          </table:table-cell>
          <table:table-cell table:formula="of:=IF([Data.G7]=[Keys.L7];1;0)" office:value-type="float" office:value="0" calcext:value-type="float">
            <text:p>0</text:p>
          </table:table-cell>
          <table:table-cell table:formula="of:=IF([.J7]=0;IF([Data.F7]=[Keys.L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7];MATCH([Keys.I7];[Keys.$D$2:.$D$9];0))" office:value-type="float" office:value="0" calcext:value-type="float">
            <text:p>0</text:p>
          </table:table-cell>
          <table:table-cell table:formula="of:=[.S7]" office:value-type="float" office:value="0" calcext:value-type="float">
            <text:p>0</text:p>
          </table:table-cell>
          <table:table-cell table:formula="of:=INDEX([Data.$K$2:.$R$359];[Keys.$M7];MATCH([Keys.J7];[Keys.$D$2:.$D$9];0))" office:value-type="float" office:value="0" calcext:value-type="float">
            <text:p>0</text:p>
          </table:table-cell>
          <table:table-cell table:formula="of:=[.U7]" office:value-type="float" office:value="0" calcext:value-type="float">
            <text:p>0</text:p>
          </table:table-cell>
          <table:table-cell table:formula="of:=INDEX([Data.$K$2:.$R$359];[Keys.$M7];MATCH([Keys.K7];[Keys.$D$2:.$D$9];0))" office:value-type="float" office:value="1" calcext:value-type="float">
            <text:p>1</text:p>
          </table:table-cell>
          <table:table-cell table:formula="of:=[.W7]" office:value-type="float" office:value="1" calcext:value-type="float">
            <text:p>1</text:p>
          </table:table-cell>
          <table:table-cell table:formula="of:=INDEX([Data.$K$2:.$R$359];[Keys.$M7];MATCH([Keys.L7];[Keys.$D$2:.$D$9];0))" office:value-type="float" office:value="0" calcext:value-type="float">
            <text:p>0</text:p>
          </table:table-cell>
          <table:table-cell table:formula="of:=[.Y7]" office:value-type="float" office:value="0" calcext:value-type="float">
            <text:p>0</text:p>
          </table:table-cell>
          <table:table-cell table:formula="of:=IF([Data.Z7]=&quot;True&quot;;&quot;Challenged&quot;;IF([Data.AA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7]+[Data.T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7]+[Data.V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IF([Data.G8]=[Keys.$A$10];1;0)" office:value-type="float" office:value="0" calcext:value-type="float">
            <text:p>0</text:p>
          </table:table-cell>
          <table:table-cell table:formula="of:=IF([.B8]=0;IF([Data.F8]=[Keys.$A$10];1;0);0)" office:value-type="float" office:value="0" calcext:value-type="float">
            <text:p>0</text:p>
          </table:table-cell>
          <table:table-cell table:formula="of:=IF([Data.G8]=[Keys.I8];1;0)" office:value-type="float" office:value="0" calcext:value-type="float">
            <text:p>0</text:p>
          </table:table-cell>
          <table:table-cell table:formula="of:=IF([.D8]=0;IF([Data.F8]=[Keys.I8];1;0);0)" office:value-type="float" office:value="0" calcext:value-type="float">
            <text:p>0</text:p>
          </table:table-cell>
          <table:table-cell table:formula="of:=IF([Data.G8]=[Keys.J8];1;0)" office:value-type="float" office:value="0" calcext:value-type="float">
            <text:p>0</text:p>
          </table:table-cell>
          <table:table-cell table:formula="of:=IF([.F8]=0;IF([Data.F8]=[Keys.J8];1;0);0)" office:value-type="float" office:value="0" calcext:value-type="float">
            <text:p>0</text:p>
          </table:table-cell>
          <table:table-cell table:formula="of:=IF([Data.G8]=[Keys.K8];1;0)" office:value-type="float" office:value="1" calcext:value-type="float">
            <text:p>1</text:p>
          </table:table-cell>
          <table:table-cell table:formula="of:=IF([.H8]=0;IF([Data.F8]=[Keys.K8];1;0);0)" office:value-type="float" office:value="0" calcext:value-type="float">
            <text:p>0</text:p>
          </table:table-cell>
          <table:table-cell table:formula="of:=IF([Data.G8]=[Keys.L8];1;0)" office:value-type="float" office:value="0" calcext:value-type="float">
            <text:p>0</text:p>
          </table:table-cell>
          <table:table-cell table:formula="of:=IF([.J8]=0;IF([Data.F8]=[Keys.L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8];MATCH([Keys.I8];[Keys.$D$2:.$D$9];0))" office:value-type="float" office:value="0" calcext:value-type="float">
            <text:p>0</text:p>
          </table:table-cell>
          <table:table-cell table:formula="of:=[.S8]" office:value-type="float" office:value="0" calcext:value-type="float">
            <text:p>0</text:p>
          </table:table-cell>
          <table:table-cell table:formula="of:=INDEX([Data.$K$2:.$R$359];[Keys.$M8];MATCH([Keys.J8];[Keys.$D$2:.$D$9];0))" office:value-type="float" office:value="0" calcext:value-type="float">
            <text:p>0</text:p>
          </table:table-cell>
          <table:table-cell table:formula="of:=[.U8]" office:value-type="float" office:value="0" calcext:value-type="float">
            <text:p>0</text:p>
          </table:table-cell>
          <table:table-cell table:formula="of:=INDEX([Data.$K$2:.$R$359];[Keys.$M8];MATCH([Keys.K8];[Keys.$D$2:.$D$9];0))" office:value-type="float" office:value="0" calcext:value-type="float">
            <text:p>0</text:p>
          </table:table-cell>
          <table:table-cell table:formula="of:=[.W8]" office:value-type="float" office:value="0" calcext:value-type="float">
            <text:p>0</text:p>
          </table:table-cell>
          <table:table-cell table:formula="of:=INDEX([Data.$K$2:.$R$359];[Keys.$M8];MATCH([Keys.L8];[Keys.$D$2:.$D$9];0))" office:value-type="float" office:value="0" calcext:value-type="float">
            <text:p>0</text:p>
          </table:table-cell>
          <table:table-cell table:formula="of:=[.Y8]" office:value-type="float" office:value="0" calcext:value-type="float">
            <text:p>0</text:p>
          </table:table-cell>
          <table:table-cell table:formula="of:=IF([Data.Z8]=&quot;True&quot;;&quot;Challenged&quot;;IF([Data.AA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8]+[Data.T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8]+[Data.V8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formula="of:=IF([Data.G9]=[Keys.$A$10];1;0)" office:value-type="float" office:value="0" calcext:value-type="float">
            <text:p>0</text:p>
          </table:table-cell>
          <table:table-cell table:formula="of:=IF([.B9]=0;IF([Data.F9]=[Keys.$A$10];1;0);0)" office:value-type="float" office:value="0" calcext:value-type="float">
            <text:p>0</text:p>
          </table:table-cell>
          <table:table-cell table:formula="of:=IF([Data.G9]=[Keys.I9];1;0)" office:value-type="float" office:value="0" calcext:value-type="float">
            <text:p>0</text:p>
          </table:table-cell>
          <table:table-cell table:formula="of:=IF([.D9]=0;IF([Data.F9]=[Keys.I9];1;0);0)" office:value-type="float" office:value="0" calcext:value-type="float">
            <text:p>0</text:p>
          </table:table-cell>
          <table:table-cell table:formula="of:=IF([Data.G9]=[Keys.J9];1;0)" office:value-type="float" office:value="0" calcext:value-type="float">
            <text:p>0</text:p>
          </table:table-cell>
          <table:table-cell table:formula="of:=IF([.F9]=0;IF([Data.F9]=[Keys.J9];1;0);0)" office:value-type="float" office:value="0" calcext:value-type="float">
            <text:p>0</text:p>
          </table:table-cell>
          <table:table-cell table:formula="of:=IF([Data.G9]=[Keys.K9];1;0)" office:value-type="float" office:value="0" calcext:value-type="float">
            <text:p>0</text:p>
          </table:table-cell>
          <table:table-cell table:formula="of:=IF([.H9]=0;IF([Data.F9]=[Keys.K9];1;0);0)" office:value-type="float" office:value="0" calcext:value-type="float">
            <text:p>0</text:p>
          </table:table-cell>
          <table:table-cell table:formula="of:=IF([Data.G9]=[Keys.L9];1;0)" office:value-type="float" office:value="0" calcext:value-type="float">
            <text:p>0</text:p>
          </table:table-cell>
          <table:table-cell table:formula="of:=IF([.J9]=0;IF([Data.F9]=[Keys.L9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NDEX([Data.$K$2:.$R$359];[Keys.$M9];MATCH([Keys.I9];[Keys.$D$2:.$D$9];0))" office:value-type="float" office:value="10" calcext:value-type="float">
            <text:p>10</text:p>
          </table:table-cell>
          <table:table-cell table:formula="of:=[.S9]" office:value-type="float" office:value="10" calcext:value-type="float">
            <text:p>10</text:p>
          </table:table-cell>
          <table:table-cell table:formula="of:=INDEX([Data.$K$2:.$R$359];[Keys.$M9];MATCH([Keys.J9];[Keys.$D$2:.$D$9];0))" office:value-type="float" office:value="0" calcext:value-type="float">
            <text:p>0</text:p>
          </table:table-cell>
          <table:table-cell table:formula="of:=[.U9]" office:value-type="float" office:value="0" calcext:value-type="float">
            <text:p>0</text:p>
          </table:table-cell>
          <table:table-cell table:formula="of:=INDEX([Data.$K$2:.$R$359];[Keys.$M9];MATCH([Keys.K9];[Keys.$D$2:.$D$9];0))" office:value-type="float" office:value="0" calcext:value-type="float">
            <text:p>0</text:p>
          </table:table-cell>
          <table:table-cell table:formula="of:=[.W9]" office:value-type="float" office:value="0" calcext:value-type="float">
            <text:p>0</text:p>
          </table:table-cell>
          <table:table-cell table:formula="of:=INDEX([Data.$K$2:.$R$359];[Keys.$M9];MATCH([Keys.L9];[Keys.$D$2:.$D$9];0))" office:value-type="float" office:value="0" calcext:value-type="float">
            <text:p>0</text:p>
          </table:table-cell>
          <table:table-cell table:formula="of:=[.Y9]" office:value-type="float" office:value="0" calcext:value-type="float">
            <text:p>0</text:p>
          </table:table-cell>
          <table:table-cell table:formula="of:=IF([Data.Z9]=&quot;True&quot;;&quot;Challenged&quot;;IF([Data.AA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9]+[Data.T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]+[Data.V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formula="of:=IF([Data.G10]=[Keys.$A$10];1;0)" office:value-type="float" office:value="0" calcext:value-type="float">
            <text:p>0</text:p>
          </table:table-cell>
          <table:table-cell table:formula="of:=IF([.B10]=0;IF([Data.F10]=[Keys.$A$10];1;0);0)" office:value-type="float" office:value="0" calcext:value-type="float">
            <text:p>0</text:p>
          </table:table-cell>
          <table:table-cell table:formula="of:=IF([Data.G10]=[Keys.I10];1;0)" office:value-type="float" office:value="0" calcext:value-type="float">
            <text:p>0</text:p>
          </table:table-cell>
          <table:table-cell table:formula="of:=IF([.D10]=0;IF([Data.F10]=[Keys.I10];1;0);0)" office:value-type="float" office:value="0" calcext:value-type="float">
            <text:p>0</text:p>
          </table:table-cell>
          <table:table-cell table:formula="of:=IF([Data.G10]=[Keys.J10];1;0)" office:value-type="float" office:value="0" calcext:value-type="float">
            <text:p>0</text:p>
          </table:table-cell>
          <table:table-cell table:formula="of:=IF([.F10]=0;IF([Data.F10]=[Keys.J10];1;0);0)" office:value-type="float" office:value="0" calcext:value-type="float">
            <text:p>0</text:p>
          </table:table-cell>
          <table:table-cell table:formula="of:=IF([Data.G10]=[Keys.K10];1;0)" office:value-type="float" office:value="0" calcext:value-type="float">
            <text:p>0</text:p>
          </table:table-cell>
          <table:table-cell table:formula="of:=IF([.H10]=0;IF([Data.F10]=[Keys.K10];1;0);0)" office:value-type="float" office:value="0" calcext:value-type="float">
            <text:p>0</text:p>
          </table:table-cell>
          <table:table-cell table:formula="of:=IF([Data.G10]=[Keys.L10];1;0)" office:value-type="float" office:value="0" calcext:value-type="float">
            <text:p>0</text:p>
          </table:table-cell>
          <table:table-cell table:formula="of:=IF([.J10]=0;IF([Data.F10]=[Keys.L1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0];MATCH([Keys.I10];[Keys.$D$2:.$D$9];0))" office:value-type="float" office:value="0" calcext:value-type="float">
            <text:p>0</text:p>
          </table:table-cell>
          <table:table-cell table:formula="of:=[.S10]" office:value-type="float" office:value="0" calcext:value-type="float">
            <text:p>0</text:p>
          </table:table-cell>
          <table:table-cell table:formula="of:=INDEX([Data.$K$2:.$R$359];[Keys.$M10];MATCH([Keys.J10];[Keys.$D$2:.$D$9];0))" office:value-type="float" office:value="0" calcext:value-type="float">
            <text:p>0</text:p>
          </table:table-cell>
          <table:table-cell table:formula="of:=[.U10]" office:value-type="float" office:value="0" calcext:value-type="float">
            <text:p>0</text:p>
          </table:table-cell>
          <table:table-cell table:formula="of:=INDEX([Data.$K$2:.$R$359];[Keys.$M10];MATCH([Keys.K10];[Keys.$D$2:.$D$9];0))" office:value-type="float" office:value="0" calcext:value-type="float">
            <text:p>0</text:p>
          </table:table-cell>
          <table:table-cell table:formula="of:=[.W10]" office:value-type="float" office:value="0" calcext:value-type="float">
            <text:p>0</text:p>
          </table:table-cell>
          <table:table-cell table:formula="of:=INDEX([Data.$K$2:.$R$359];[Keys.$M10];MATCH([Keys.L10];[Keys.$D$2:.$D$9];0))" office:value-type="float" office:value="0" calcext:value-type="float">
            <text:p>0</text:p>
          </table:table-cell>
          <table:table-cell table:formula="of:=[.Y10]" office:value-type="float" office:value="0" calcext:value-type="float">
            <text:p>0</text:p>
          </table:table-cell>
          <table:table-cell table:formula="of:=IF([Data.Z10]=&quot;True&quot;;&quot;Challenged&quot;;IF([Data.AA1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0]+[Data.T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0]+[Data.V1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IF([Data.G11]=[Keys.$A$10];1;0)" office:value-type="float" office:value="0" calcext:value-type="float">
            <text:p>0</text:p>
          </table:table-cell>
          <table:table-cell table:formula="of:=IF([.B11]=0;IF([Data.F11]=[Keys.$A$10];1;0);0)" office:value-type="float" office:value="0" calcext:value-type="float">
            <text:p>0</text:p>
          </table:table-cell>
          <table:table-cell table:formula="of:=IF([Data.G11]=[Keys.I11];1;0)" office:value-type="float" office:value="0" calcext:value-type="float">
            <text:p>0</text:p>
          </table:table-cell>
          <table:table-cell table:formula="of:=IF([.D11]=0;IF([Data.F11]=[Keys.I11];1;0);0)" office:value-type="float" office:value="0" calcext:value-type="float">
            <text:p>0</text:p>
          </table:table-cell>
          <table:table-cell table:formula="of:=IF([Data.G11]=[Keys.J11];1;0)" office:value-type="float" office:value="0" calcext:value-type="float">
            <text:p>0</text:p>
          </table:table-cell>
          <table:table-cell table:formula="of:=IF([.F11]=0;IF([Data.F11]=[Keys.J11];1;0);0)" office:value-type="float" office:value="0" calcext:value-type="float">
            <text:p>0</text:p>
          </table:table-cell>
          <table:table-cell table:formula="of:=IF([Data.G11]=[Keys.K11];1;0)" office:value-type="float" office:value="0" calcext:value-type="float">
            <text:p>0</text:p>
          </table:table-cell>
          <table:table-cell table:formula="of:=IF([.H11]=0;IF([Data.F11]=[Keys.K11];1;0);0)" office:value-type="float" office:value="0" calcext:value-type="float">
            <text:p>0</text:p>
          </table:table-cell>
          <table:table-cell table:formula="of:=IF([Data.G11]=[Keys.L11];1;0)" office:value-type="float" office:value="0" calcext:value-type="float">
            <text:p>0</text:p>
          </table:table-cell>
          <table:table-cell table:formula="of:=IF([.J11]=0;IF([Data.F11]=[Keys.L1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1];MATCH([Keys.I11];[Keys.$D$2:.$D$9];0))" office:value-type="float" office:value="0" calcext:value-type="float">
            <text:p>0</text:p>
          </table:table-cell>
          <table:table-cell table:formula="of:=[.S11]" office:value-type="float" office:value="0" calcext:value-type="float">
            <text:p>0</text:p>
          </table:table-cell>
          <table:table-cell table:formula="of:=INDEX([Data.$K$2:.$R$359];[Keys.$M11];MATCH([Keys.J11];[Keys.$D$2:.$D$9];0))" office:value-type="float" office:value="0" calcext:value-type="float">
            <text:p>0</text:p>
          </table:table-cell>
          <table:table-cell table:formula="of:=[.U11]" office:value-type="float" office:value="0" calcext:value-type="float">
            <text:p>0</text:p>
          </table:table-cell>
          <table:table-cell table:formula="of:=INDEX([Data.$K$2:.$R$359];[Keys.$M11];MATCH([Keys.K11];[Keys.$D$2:.$D$9];0))" office:value-type="float" office:value="0" calcext:value-type="float">
            <text:p>0</text:p>
          </table:table-cell>
          <table:table-cell table:formula="of:=[.W11]" office:value-type="float" office:value="0" calcext:value-type="float">
            <text:p>0</text:p>
          </table:table-cell>
          <table:table-cell table:formula="of:=INDEX([Data.$K$2:.$R$359];[Keys.$M11];MATCH([Keys.L11];[Keys.$D$2:.$D$9];0))" office:value-type="float" office:value="2" calcext:value-type="float">
            <text:p>2</text:p>
          </table:table-cell>
          <table:table-cell table:formula="of:=[.Y11]" office:value-type="float" office:value="2" calcext:value-type="float">
            <text:p>2</text:p>
          </table:table-cell>
          <table:table-cell table:formula="of:=IF([Data.Z11]=&quot;True&quot;;&quot;Challenged&quot;;IF([Data.AA11]=&quot;True&quot;;&quot;Scaled&quot;;&quot;None&quot;))" office:value-type="string" office:string-value="None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formula="of:=[.AB11]+[Data.T1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11]+[Data.V1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IF([Data.G12]=[Keys.$A$10];1;0)" office:value-type="float" office:value="0" calcext:value-type="float">
            <text:p>0</text:p>
          </table:table-cell>
          <table:table-cell table:formula="of:=IF([.B12]=0;IF([Data.F12]=[Keys.$A$10];1;0);0)" office:value-type="float" office:value="1" calcext:value-type="float">
            <text:p>1</text:p>
          </table:table-cell>
          <table:table-cell table:formula="of:=IF([Data.G12]=[Keys.I12];1;0)" office:value-type="float" office:value="0" calcext:value-type="float">
            <text:p>0</text:p>
          </table:table-cell>
          <table:table-cell table:formula="of:=IF([.D12]=0;IF([Data.F12]=[Keys.I12];1;0);0)" office:value-type="float" office:value="0" calcext:value-type="float">
            <text:p>0</text:p>
          </table:table-cell>
          <table:table-cell table:formula="of:=IF([Data.G12]=[Keys.J12];1;0)" office:value-type="float" office:value="0" calcext:value-type="float">
            <text:p>0</text:p>
          </table:table-cell>
          <table:table-cell table:formula="of:=IF([.F12]=0;IF([Data.F12]=[Keys.J12];1;0);0)" office:value-type="float" office:value="0" calcext:value-type="float">
            <text:p>0</text:p>
          </table:table-cell>
          <table:table-cell table:formula="of:=IF([Data.G12]=[Keys.K12];1;0)" office:value-type="float" office:value="0" calcext:value-type="float">
            <text:p>0</text:p>
          </table:table-cell>
          <table:table-cell table:formula="of:=IF([.H12]=0;IF([Data.F12]=[Keys.K12];1;0);0)" office:value-type="float" office:value="0" calcext:value-type="float">
            <text:p>0</text:p>
          </table:table-cell>
          <table:table-cell table:formula="of:=IF([Data.G12]=[Keys.L12];1;0)" office:value-type="float" office:value="0" calcext:value-type="float">
            <text:p>0</text:p>
          </table:table-cell>
          <table:table-cell table:formula="of:=IF([.J12]=0;IF([Data.F12]=[Keys.L12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2];MATCH([Keys.I12];[Keys.$D$2:.$D$9];0))" office:value-type="float" office:value="0" calcext:value-type="float">
            <text:p>0</text:p>
          </table:table-cell>
          <table:table-cell table:formula="of:=[.S12]" office:value-type="float" office:value="0" calcext:value-type="float">
            <text:p>0</text:p>
          </table:table-cell>
          <table:table-cell table:formula="of:=INDEX([Data.$K$2:.$R$359];[Keys.$M12];MATCH([Keys.J12];[Keys.$D$2:.$D$9];0))" office:value-type="float" office:value="1" calcext:value-type="float">
            <text:p>1</text:p>
          </table:table-cell>
          <table:table-cell table:formula="of:=[.U12]" office:value-type="float" office:value="1" calcext:value-type="float">
            <text:p>1</text:p>
          </table:table-cell>
          <table:table-cell table:formula="of:=INDEX([Data.$K$2:.$R$359];[Keys.$M12];MATCH([Keys.K12];[Keys.$D$2:.$D$9];0))" office:value-type="float" office:value="0" calcext:value-type="float">
            <text:p>0</text:p>
          </table:table-cell>
          <table:table-cell table:formula="of:=[.W12]" office:value-type="float" office:value="0" calcext:value-type="float">
            <text:p>0</text:p>
          </table:table-cell>
          <table:table-cell table:formula="of:=INDEX([Data.$K$2:.$R$359];[Keys.$M12];MATCH([Keys.L12];[Keys.$D$2:.$D$9];0))" office:value-type="float" office:value="0" calcext:value-type="float">
            <text:p>0</text:p>
          </table:table-cell>
          <table:table-cell table:formula="of:=[.Y12]" office:value-type="float" office:value="0" calcext:value-type="float">
            <text:p>0</text:p>
          </table:table-cell>
          <table:table-cell table:formula="of:=IF([Data.Z12]=&quot;True&quot;;&quot;Challenged&quot;;IF([Data.AA1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2]+[Data.T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D12]+[Data.V12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IF([Data.G13]=[Keys.$A$10];1;0)" office:value-type="float" office:value="0" calcext:value-type="float">
            <text:p>0</text:p>
          </table:table-cell>
          <table:table-cell table:formula="of:=IF([.B13]=0;IF([Data.F13]=[Keys.$A$10];1;0);0)" office:value-type="float" office:value="0" calcext:value-type="float">
            <text:p>0</text:p>
          </table:table-cell>
          <table:table-cell table:formula="of:=IF([Data.G13]=[Keys.I13];1;0)" office:value-type="float" office:value="0" calcext:value-type="float">
            <text:p>0</text:p>
          </table:table-cell>
          <table:table-cell table:formula="of:=IF([.D13]=0;IF([Data.F13]=[Keys.I13];1;0);0)" office:value-type="float" office:value="0" calcext:value-type="float">
            <text:p>0</text:p>
          </table:table-cell>
          <table:table-cell table:formula="of:=IF([Data.G13]=[Keys.J13];1;0)" office:value-type="float" office:value="0" calcext:value-type="float">
            <text:p>0</text:p>
          </table:table-cell>
          <table:table-cell table:formula="of:=IF([.F13]=0;IF([Data.F13]=[Keys.J13];1;0);0)" office:value-type="float" office:value="0" calcext:value-type="float">
            <text:p>0</text:p>
          </table:table-cell>
          <table:table-cell table:formula="of:=IF([Data.G13]=[Keys.K13];1;0)" office:value-type="float" office:value="0" calcext:value-type="float">
            <text:p>0</text:p>
          </table:table-cell>
          <table:table-cell table:formula="of:=IF([.H13]=0;IF([Data.F13]=[Keys.K13];1;0);0)" office:value-type="float" office:value="0" calcext:value-type="float">
            <text:p>0</text:p>
          </table:table-cell>
          <table:table-cell table:formula="of:=IF([Data.G13]=[Keys.L13];1;0)" office:value-type="float" office:value="0" calcext:value-type="float">
            <text:p>0</text:p>
          </table:table-cell>
          <table:table-cell table:formula="of:=IF([.J13]=0;IF([Data.F13]=[Keys.L13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NDEX([Data.$K$2:.$R$359];[Keys.$M13];MATCH([Keys.I13];[Keys.$D$2:.$D$9];0))" office:value-type="float" office:value="2" calcext:value-type="float">
            <text:p>2</text:p>
          </table:table-cell>
          <table:table-cell table:formula="of:=[.S13]" office:value-type="float" office:value="2" calcext:value-type="float">
            <text:p>2</text:p>
          </table:table-cell>
          <table:table-cell table:formula="of:=INDEX([Data.$K$2:.$R$359];[Keys.$M13];MATCH([Keys.J13];[Keys.$D$2:.$D$9];0))" office:value-type="float" office:value="0" calcext:value-type="float">
            <text:p>0</text:p>
          </table:table-cell>
          <table:table-cell table:formula="of:=[.U13]" office:value-type="float" office:value="0" calcext:value-type="float">
            <text:p>0</text:p>
          </table:table-cell>
          <table:table-cell table:formula="of:=INDEX([Data.$K$2:.$R$359];[Keys.$M13];MATCH([Keys.K13];[Keys.$D$2:.$D$9];0))" office:value-type="float" office:value="0" calcext:value-type="float">
            <text:p>0</text:p>
          </table:table-cell>
          <table:table-cell table:formula="of:=[.W13]" office:value-type="float" office:value="0" calcext:value-type="float">
            <text:p>0</text:p>
          </table:table-cell>
          <table:table-cell table:formula="of:=INDEX([Data.$K$2:.$R$359];[Keys.$M13];MATCH([Keys.L13];[Keys.$D$2:.$D$9];0))" office:value-type="float" office:value="0" calcext:value-type="float">
            <text:p>0</text:p>
          </table:table-cell>
          <table:table-cell table:formula="of:=[.Y13]" office:value-type="float" office:value="0" calcext:value-type="float">
            <text:p>0</text:p>
          </table:table-cell>
          <table:table-cell table:formula="of:=IF([Data.Z13]=&quot;True&quot;;&quot;Challenged&quot;;IF([Data.AA13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3]+[Data.T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3]+[Data.V1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formula="of:=IF([Data.G14]=[Keys.$A$10];1;0)" office:value-type="float" office:value="0" calcext:value-type="float">
            <text:p>0</text:p>
          </table:table-cell>
          <table:table-cell table:formula="of:=IF([.B14]=0;IF([Data.F14]=[Keys.$A$10];1;0);0)" office:value-type="float" office:value="0" calcext:value-type="float">
            <text:p>0</text:p>
          </table:table-cell>
          <table:table-cell table:formula="of:=IF([Data.G14]=[Keys.I14];1;0)" office:value-type="float" office:value="0" calcext:value-type="float">
            <text:p>0</text:p>
          </table:table-cell>
          <table:table-cell table:formula="of:=IF([.D14]=0;IF([Data.F14]=[Keys.I14];1;0);0)" office:value-type="float" office:value="0" calcext:value-type="float">
            <text:p>0</text:p>
          </table:table-cell>
          <table:table-cell table:formula="of:=IF([Data.G14]=[Keys.J14];1;0)" office:value-type="float" office:value="0" calcext:value-type="float">
            <text:p>0</text:p>
          </table:table-cell>
          <table:table-cell table:formula="of:=IF([.F14]=0;IF([Data.F14]=[Keys.J14];1;0);0)" office:value-type="float" office:value="0" calcext:value-type="float">
            <text:p>0</text:p>
          </table:table-cell>
          <table:table-cell table:formula="of:=IF([Data.G14]=[Keys.K14];1;0)" office:value-type="float" office:value="1" calcext:value-type="float">
            <text:p>1</text:p>
          </table:table-cell>
          <table:table-cell table:formula="of:=IF([.H14]=0;IF([Data.F14]=[Keys.K14];1;0);0)" office:value-type="float" office:value="0" calcext:value-type="float">
            <text:p>0</text:p>
          </table:table-cell>
          <table:table-cell table:formula="of:=IF([Data.G14]=[Keys.L14];1;0)" office:value-type="float" office:value="0" calcext:value-type="float">
            <text:p>0</text:p>
          </table:table-cell>
          <table:table-cell table:formula="of:=IF([.J14]=0;IF([Data.F14]=[Keys.L1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4];MATCH([Keys.I14];[Keys.$D$2:.$D$9];0))" office:value-type="float" office:value="0" calcext:value-type="float">
            <text:p>0</text:p>
          </table:table-cell>
          <table:table-cell table:formula="of:=[.S14]" office:value-type="float" office:value="0" calcext:value-type="float">
            <text:p>0</text:p>
          </table:table-cell>
          <table:table-cell table:formula="of:=INDEX([Data.$K$2:.$R$359];[Keys.$M14];MATCH([Keys.J14];[Keys.$D$2:.$D$9];0))" office:value-type="float" office:value="0" calcext:value-type="float">
            <text:p>0</text:p>
          </table:table-cell>
          <table:table-cell table:formula="of:=[.U14]" office:value-type="float" office:value="0" calcext:value-type="float">
            <text:p>0</text:p>
          </table:table-cell>
          <table:table-cell table:formula="of:=INDEX([Data.$K$2:.$R$359];[Keys.$M14];MATCH([Keys.K14];[Keys.$D$2:.$D$9];0))" office:value-type="float" office:value="1" calcext:value-type="float">
            <text:p>1</text:p>
          </table:table-cell>
          <table:table-cell table:formula="of:=[.W14]" office:value-type="float" office:value="1" calcext:value-type="float">
            <text:p>1</text:p>
          </table:table-cell>
          <table:table-cell table:formula="of:=INDEX([Data.$K$2:.$R$359];[Keys.$M14];MATCH([Keys.L14];[Keys.$D$2:.$D$9];0))" office:value-type="float" office:value="0" calcext:value-type="float">
            <text:p>0</text:p>
          </table:table-cell>
          <table:table-cell table:formula="of:=[.Y14]" office:value-type="float" office:value="0" calcext:value-type="float">
            <text:p>0</text:p>
          </table:table-cell>
          <table:table-cell table:formula="of:=IF([Data.Z14]=&quot;True&quot;;&quot;Challenged&quot;;IF([Data.AA1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4]+[Data.T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4]+[Data.V1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formula="of:=IF([Data.G15]=[Keys.$A$10];1;0)" office:value-type="float" office:value="0" calcext:value-type="float">
            <text:p>0</text:p>
          </table:table-cell>
          <table:table-cell table:formula="of:=IF([.B15]=0;IF([Data.F15]=[Keys.$A$10];1;0);0)" office:value-type="float" office:value="0" calcext:value-type="float">
            <text:p>0</text:p>
          </table:table-cell>
          <table:table-cell table:formula="of:=IF([Data.G15]=[Keys.I15];1;0)" office:value-type="float" office:value="0" calcext:value-type="float">
            <text:p>0</text:p>
          </table:table-cell>
          <table:table-cell table:formula="of:=IF([.D15]=0;IF([Data.F15]=[Keys.I15];1;0);0)" office:value-type="float" office:value="0" calcext:value-type="float">
            <text:p>0</text:p>
          </table:table-cell>
          <table:table-cell table:formula="of:=IF([Data.G15]=[Keys.J15];1;0)" office:value-type="float" office:value="0" calcext:value-type="float">
            <text:p>0</text:p>
          </table:table-cell>
          <table:table-cell table:formula="of:=IF([.F15]=0;IF([Data.F15]=[Keys.J15];1;0);0)" office:value-type="float" office:value="0" calcext:value-type="float">
            <text:p>0</text:p>
          </table:table-cell>
          <table:table-cell table:formula="of:=IF([Data.G15]=[Keys.K15];1;0)" office:value-type="float" office:value="0" calcext:value-type="float">
            <text:p>0</text:p>
          </table:table-cell>
          <table:table-cell table:formula="of:=IF([.H15]=0;IF([Data.F15]=[Keys.K15];1;0);0)" office:value-type="float" office:value="0" calcext:value-type="float">
            <text:p>0</text:p>
          </table:table-cell>
          <table:table-cell table:formula="of:=IF([Data.G15]=[Keys.L15];1;0)" office:value-type="float" office:value="0" calcext:value-type="float">
            <text:p>0</text:p>
          </table:table-cell>
          <table:table-cell table:formula="of:=IF([.J15]=0;IF([Data.F15]=[Keys.L15];1;0);0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5];MATCH([Keys.I15];[Keys.$D$2:.$D$9];0))" office:value-type="float" office:value="0" calcext:value-type="float">
            <text:p>0</text:p>
          </table:table-cell>
          <table:table-cell table:formula="of:=[.S15]" office:value-type="float" office:value="0" calcext:value-type="float">
            <text:p>0</text:p>
          </table:table-cell>
          <table:table-cell table:formula="of:=INDEX([Data.$K$2:.$R$359];[Keys.$M15];MATCH([Keys.J15];[Keys.$D$2:.$D$9];0))" office:value-type="float" office:value="0" calcext:value-type="float">
            <text:p>0</text:p>
          </table:table-cell>
          <table:table-cell table:formula="of:=[.U15]" office:value-type="float" office:value="0" calcext:value-type="float">
            <text:p>0</text:p>
          </table:table-cell>
          <table:table-cell table:formula="of:=INDEX([Data.$K$2:.$R$359];[Keys.$M15];MATCH([Keys.K15];[Keys.$D$2:.$D$9];0))" office:value-type="float" office:value="0" calcext:value-type="float">
            <text:p>0</text:p>
          </table:table-cell>
          <table:table-cell table:formula="of:=[.W15]" office:value-type="float" office:value="0" calcext:value-type="float">
            <text:p>0</text:p>
          </table:table-cell>
          <table:table-cell table:formula="of:=INDEX([Data.$K$2:.$R$359];[Keys.$M15];MATCH([Keys.L15];[Keys.$D$2:.$D$9];0))" office:value-type="float" office:value="0" calcext:value-type="float">
            <text:p>0</text:p>
          </table:table-cell>
          <table:table-cell table:formula="of:=[.Y15]" office:value-type="float" office:value="0" calcext:value-type="float">
            <text:p>0</text:p>
          </table:table-cell>
          <table:table-cell table:formula="of:=IF([Data.Z15]=&quot;True&quot;;&quot;Challenged&quot;;IF([Data.AA1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5]+[Data.T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5]+[Data.V1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formula="of:=IF([Data.G16]=[Keys.$A$10];1;0)" office:value-type="float" office:value="1" calcext:value-type="float">
            <text:p>1</text:p>
          </table:table-cell>
          <table:table-cell table:formula="of:=IF([.B16]=0;IF([Data.F16]=[Keys.$A$10];1;0);0)" office:value-type="float" office:value="0" calcext:value-type="float">
            <text:p>0</text:p>
          </table:table-cell>
          <table:table-cell table:formula="of:=IF([Data.G16]=[Keys.I16];1;0)" office:value-type="float" office:value="0" calcext:value-type="float">
            <text:p>0</text:p>
          </table:table-cell>
          <table:table-cell table:formula="of:=IF([.D16]=0;IF([Data.F16]=[Keys.I16];1;0);0)" office:value-type="float" office:value="0" calcext:value-type="float">
            <text:p>0</text:p>
          </table:table-cell>
          <table:table-cell table:formula="of:=IF([Data.G16]=[Keys.J16];1;0)" office:value-type="float" office:value="0" calcext:value-type="float">
            <text:p>0</text:p>
          </table:table-cell>
          <table:table-cell table:formula="of:=IF([.F16]=0;IF([Data.F16]=[Keys.J16];1;0);0)" office:value-type="float" office:value="0" calcext:value-type="float">
            <text:p>0</text:p>
          </table:table-cell>
          <table:table-cell table:formula="of:=IF([Data.G16]=[Keys.K16];1;0)" office:value-type="float" office:value="0" calcext:value-type="float">
            <text:p>0</text:p>
          </table:table-cell>
          <table:table-cell table:formula="of:=IF([.H16]=0;IF([Data.F16]=[Keys.K16];1;0);0)" office:value-type="float" office:value="0" calcext:value-type="float">
            <text:p>0</text:p>
          </table:table-cell>
          <table:table-cell table:formula="of:=IF([Data.G16]=[Keys.L16];1;0)" office:value-type="float" office:value="0" calcext:value-type="float">
            <text:p>0</text:p>
          </table:table-cell>
          <table:table-cell table:formula="of:=IF([.J16]=0;IF([Data.F16]=[Keys.L16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NDEX([Data.$K$2:.$R$359];[Keys.$M16];MATCH([Keys.I16];[Keys.$D$2:.$D$9];0))" office:value-type="float" office:value="0" calcext:value-type="float">
            <text:p>0</text:p>
          </table:table-cell>
          <table:table-cell table:formula="of:=[.S16]" office:value-type="float" office:value="0" calcext:value-type="float">
            <text:p>0</text:p>
          </table:table-cell>
          <table:table-cell table:formula="of:=INDEX([Data.$K$2:.$R$359];[Keys.$M16];MATCH([Keys.J16];[Keys.$D$2:.$D$9];0))" office:value-type="float" office:value="0" calcext:value-type="float">
            <text:p>0</text:p>
          </table:table-cell>
          <table:table-cell table:formula="of:=[.U16]" office:value-type="float" office:value="0" calcext:value-type="float">
            <text:p>0</text:p>
          </table:table-cell>
          <table:table-cell table:formula="of:=INDEX([Data.$K$2:.$R$359];[Keys.$M16];MATCH([Keys.K16];[Keys.$D$2:.$D$9];0))" office:value-type="float" office:value="0" calcext:value-type="float">
            <text:p>0</text:p>
          </table:table-cell>
          <table:table-cell table:formula="of:=[.W16]" office:value-type="float" office:value="0" calcext:value-type="float">
            <text:p>0</text:p>
          </table:table-cell>
          <table:table-cell table:formula="of:=INDEX([Data.$K$2:.$R$359];[Keys.$M16];MATCH([Keys.L16];[Keys.$D$2:.$D$9];0))" office:value-type="float" office:value="0" calcext:value-type="float">
            <text:p>0</text:p>
          </table:table-cell>
          <table:table-cell table:formula="of:=[.Y16]" office:value-type="float" office:value="0" calcext:value-type="float">
            <text:p>0</text:p>
          </table:table-cell>
          <table:table-cell table:formula="of:=IF([Data.Z16]=&quot;True&quot;;&quot;Challenged&quot;;IF([Data.AA16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6]+[Data.T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6]+[Data.V1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IF([Data.G17]=[Keys.$A$10];1;0)" office:value-type="float" office:value="0" calcext:value-type="float">
            <text:p>0</text:p>
          </table:table-cell>
          <table:table-cell table:formula="of:=IF([.B17]=0;IF([Data.F17]=[Keys.$A$10];1;0);0)" office:value-type="float" office:value="0" calcext:value-type="float">
            <text:p>0</text:p>
          </table:table-cell>
          <table:table-cell table:formula="of:=IF([Data.G17]=[Keys.I17];1;0)" office:value-type="float" office:value="0" calcext:value-type="float">
            <text:p>0</text:p>
          </table:table-cell>
          <table:table-cell table:formula="of:=IF([.D17]=0;IF([Data.F17]=[Keys.I17];1;0);0)" office:value-type="float" office:value="0" calcext:value-type="float">
            <text:p>0</text:p>
          </table:table-cell>
          <table:table-cell table:formula="of:=IF([Data.G17]=[Keys.J17];1;0)" office:value-type="float" office:value="0" calcext:value-type="float">
            <text:p>0</text:p>
          </table:table-cell>
          <table:table-cell table:formula="of:=IF([.F17]=0;IF([Data.F17]=[Keys.J17];1;0);0)" office:value-type="float" office:value="0" calcext:value-type="float">
            <text:p>0</text:p>
          </table:table-cell>
          <table:table-cell table:formula="of:=IF([Data.G17]=[Keys.K17];1;0)" office:value-type="float" office:value="0" calcext:value-type="float">
            <text:p>0</text:p>
          </table:table-cell>
          <table:table-cell table:formula="of:=IF([.H17]=0;IF([Data.F17]=[Keys.K17];1;0);0)" office:value-type="float" office:value="0" calcext:value-type="float">
            <text:p>0</text:p>
          </table:table-cell>
          <table:table-cell table:formula="of:=IF([Data.G17]=[Keys.L17];1;0)" office:value-type="float" office:value="0" calcext:value-type="float">
            <text:p>0</text:p>
          </table:table-cell>
          <table:table-cell table:formula="of:=IF([.J17]=0;IF([Data.F17]=[Keys.L1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7];MATCH([Keys.I17];[Keys.$D$2:.$D$9];0))" office:value-type="float" office:value="0" calcext:value-type="float">
            <text:p>0</text:p>
          </table:table-cell>
          <table:table-cell table:formula="of:=[.S17]" office:value-type="float" office:value="0" calcext:value-type="float">
            <text:p>0</text:p>
          </table:table-cell>
          <table:table-cell table:formula="of:=INDEX([Data.$K$2:.$R$359];[Keys.$M17];MATCH([Keys.J17];[Keys.$D$2:.$D$9];0))" office:value-type="float" office:value="0" calcext:value-type="float">
            <text:p>0</text:p>
          </table:table-cell>
          <table:table-cell table:formula="of:=[.U17]" office:value-type="float" office:value="0" calcext:value-type="float">
            <text:p>0</text:p>
          </table:table-cell>
          <table:table-cell table:formula="of:=INDEX([Data.$K$2:.$R$359];[Keys.$M17];MATCH([Keys.K17];[Keys.$D$2:.$D$9];0))" office:value-type="float" office:value="0" calcext:value-type="float">
            <text:p>0</text:p>
          </table:table-cell>
          <table:table-cell table:formula="of:=[.W17]" office:value-type="float" office:value="0" calcext:value-type="float">
            <text:p>0</text:p>
          </table:table-cell>
          <table:table-cell table:formula="of:=INDEX([Data.$K$2:.$R$359];[Keys.$M17];MATCH([Keys.L17];[Keys.$D$2:.$D$9];0))" office:value-type="float" office:value="0" calcext:value-type="float">
            <text:p>0</text:p>
          </table:table-cell>
          <table:table-cell table:formula="of:=[.Y17]" office:value-type="float" office:value="0" calcext:value-type="float">
            <text:p>0</text:p>
          </table:table-cell>
          <table:table-cell table:formula="of:=IF([Data.Z17]=&quot;True&quot;;&quot;Challenged&quot;;IF([Data.AA1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7]+[Data.T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7]+[Data.V1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formula="of:=IF([Data.G18]=[Keys.$A$10];1;0)" office:value-type="float" office:value="0" calcext:value-type="float">
            <text:p>0</text:p>
          </table:table-cell>
          <table:table-cell table:formula="of:=IF([.B18]=0;IF([Data.F18]=[Keys.$A$10];1;0);0)" office:value-type="float" office:value="0" calcext:value-type="float">
            <text:p>0</text:p>
          </table:table-cell>
          <table:table-cell table:formula="of:=IF([Data.G18]=[Keys.I18];1;0)" office:value-type="float" office:value="0" calcext:value-type="float">
            <text:p>0</text:p>
          </table:table-cell>
          <table:table-cell table:formula="of:=IF([.D18]=0;IF([Data.F18]=[Keys.I18];1;0);0)" office:value-type="float" office:value="0" calcext:value-type="float">
            <text:p>0</text:p>
          </table:table-cell>
          <table:table-cell table:formula="of:=IF([Data.G18]=[Keys.J18];1;0)" office:value-type="float" office:value="0" calcext:value-type="float">
            <text:p>0</text:p>
          </table:table-cell>
          <table:table-cell table:formula="of:=IF([.F18]=0;IF([Data.F18]=[Keys.J18];1;0);0)" office:value-type="float" office:value="0" calcext:value-type="float">
            <text:p>0</text:p>
          </table:table-cell>
          <table:table-cell table:formula="of:=IF([Data.G18]=[Keys.K18];1;0)" office:value-type="float" office:value="0" calcext:value-type="float">
            <text:p>0</text:p>
          </table:table-cell>
          <table:table-cell table:formula="of:=IF([.H18]=0;IF([Data.F18]=[Keys.K18];1;0);0)" office:value-type="float" office:value="0" calcext:value-type="float">
            <text:p>0</text:p>
          </table:table-cell>
          <table:table-cell table:formula="of:=IF([Data.G18]=[Keys.L18];1;0)" office:value-type="float" office:value="0" calcext:value-type="float">
            <text:p>0</text:p>
          </table:table-cell>
          <table:table-cell table:formula="of:=IF([.J18]=0;IF([Data.F18]=[Keys.L18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18];MATCH([Keys.I18];[Keys.$D$2:.$D$9];0))" office:value-type="float" office:value="0" calcext:value-type="float">
            <text:p>0</text:p>
          </table:table-cell>
          <table:table-cell table:formula="of:=[.S18]" office:value-type="float" office:value="0" calcext:value-type="float">
            <text:p>0</text:p>
          </table:table-cell>
          <table:table-cell table:formula="of:=INDEX([Data.$K$2:.$R$359];[Keys.$M18];MATCH([Keys.J18];[Keys.$D$2:.$D$9];0))" office:value-type="float" office:value="0" calcext:value-type="float">
            <text:p>0</text:p>
          </table:table-cell>
          <table:table-cell table:formula="of:=[.U18]" office:value-type="float" office:value="0" calcext:value-type="float">
            <text:p>0</text:p>
          </table:table-cell>
          <table:table-cell table:formula="of:=INDEX([Data.$K$2:.$R$359];[Keys.$M18];MATCH([Keys.K18];[Keys.$D$2:.$D$9];0))" office:value-type="float" office:value="1" calcext:value-type="float">
            <text:p>1</text:p>
          </table:table-cell>
          <table:table-cell table:formula="of:=[.W18]" office:value-type="float" office:value="1" calcext:value-type="float">
            <text:p>1</text:p>
          </table:table-cell>
          <table:table-cell table:formula="of:=INDEX([Data.$K$2:.$R$359];[Keys.$M18];MATCH([Keys.L18];[Keys.$D$2:.$D$9];0))" office:value-type="float" office:value="0" calcext:value-type="float">
            <text:p>0</text:p>
          </table:table-cell>
          <table:table-cell table:formula="of:=[.Y18]" office:value-type="float" office:value="0" calcext:value-type="float">
            <text:p>0</text:p>
          </table:table-cell>
          <table:table-cell table:formula="of:=IF([Data.Z18]=&quot;True&quot;;&quot;Challenged&quot;;IF([Data.AA1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8]+[Data.T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18]+[Data.V18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IF([Data.G19]=[Keys.$A$10];1;0)" office:value-type="float" office:value="1" calcext:value-type="float">
            <text:p>1</text:p>
          </table:table-cell>
          <table:table-cell table:formula="of:=IF([.B19]=0;IF([Data.F19]=[Keys.$A$10];1;0);0)" office:value-type="float" office:value="0" calcext:value-type="float">
            <text:p>0</text:p>
          </table:table-cell>
          <table:table-cell table:formula="of:=IF([Data.G19]=[Keys.I19];1;0)" office:value-type="float" office:value="0" calcext:value-type="float">
            <text:p>0</text:p>
          </table:table-cell>
          <table:table-cell table:formula="of:=IF([.D19]=0;IF([Data.F19]=[Keys.I19];1;0);0)" office:value-type="float" office:value="0" calcext:value-type="float">
            <text:p>0</text:p>
          </table:table-cell>
          <table:table-cell table:formula="of:=IF([Data.G19]=[Keys.J19];1;0)" office:value-type="float" office:value="0" calcext:value-type="float">
            <text:p>0</text:p>
          </table:table-cell>
          <table:table-cell table:formula="of:=IF([.F19]=0;IF([Data.F19]=[Keys.J19];1;0);0)" office:value-type="float" office:value="0" calcext:value-type="float">
            <text:p>0</text:p>
          </table:table-cell>
          <table:table-cell table:formula="of:=IF([Data.G19]=[Keys.K19];1;0)" office:value-type="float" office:value="0" calcext:value-type="float">
            <text:p>0</text:p>
          </table:table-cell>
          <table:table-cell table:formula="of:=IF([.H19]=0;IF([Data.F19]=[Keys.K19];1;0);0)" office:value-type="float" office:value="0" calcext:value-type="float">
            <text:p>0</text:p>
          </table:table-cell>
          <table:table-cell table:formula="of:=IF([Data.G19]=[Keys.L19];1;0)" office:value-type="float" office:value="0" calcext:value-type="float">
            <text:p>0</text:p>
          </table:table-cell>
          <table:table-cell table:formula="of:=IF([.J19]=0;IF([Data.F19]=[Keys.L19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19];MATCH([Keys.I19];[Keys.$D$2:.$D$9];0))" office:value-type="float" office:value="0" calcext:value-type="float">
            <text:p>0</text:p>
          </table:table-cell>
          <table:table-cell table:formula="of:=[.S19]" office:value-type="float" office:value="0" calcext:value-type="float">
            <text:p>0</text:p>
          </table:table-cell>
          <table:table-cell table:formula="of:=INDEX([Data.$K$2:.$R$359];[Keys.$M19];MATCH([Keys.J19];[Keys.$D$2:.$D$9];0))" office:value-type="float" office:value="0" calcext:value-type="float">
            <text:p>0</text:p>
          </table:table-cell>
          <table:table-cell table:formula="of:=[.U19]" office:value-type="float" office:value="0" calcext:value-type="float">
            <text:p>0</text:p>
          </table:table-cell>
          <table:table-cell table:formula="of:=INDEX([Data.$K$2:.$R$359];[Keys.$M19];MATCH([Keys.K19];[Keys.$D$2:.$D$9];0))" office:value-type="float" office:value="0" calcext:value-type="float">
            <text:p>0</text:p>
          </table:table-cell>
          <table:table-cell table:formula="of:=[.W19]" office:value-type="float" office:value="0" calcext:value-type="float">
            <text:p>0</text:p>
          </table:table-cell>
          <table:table-cell table:formula="of:=INDEX([Data.$K$2:.$R$359];[Keys.$M19];MATCH([Keys.L19];[Keys.$D$2:.$D$9];0))" office:value-type="float" office:value="2" calcext:value-type="float">
            <text:p>2</text:p>
          </table:table-cell>
          <table:table-cell table:formula="of:=[.Y19]" office:value-type="float" office:value="2" calcext:value-type="float">
            <text:p>2</text:p>
          </table:table-cell>
          <table:table-cell table:formula="of:=IF([Data.Z19]=&quot;True&quot;;&quot;Challenged&quot;;IF([Data.AA1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9]+[Data.T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19]+[Data.V19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IF([Data.G20]=[Keys.$A$10];1;0)" office:value-type="float" office:value="0" calcext:value-type="float">
            <text:p>0</text:p>
          </table:table-cell>
          <table:table-cell table:formula="of:=IF([.B20]=0;IF([Data.F20]=[Keys.$A$10];1;0);0)" office:value-type="float" office:value="0" calcext:value-type="float">
            <text:p>0</text:p>
          </table:table-cell>
          <table:table-cell table:formula="of:=IF([Data.G20]=[Keys.I20];1;0)" office:value-type="float" office:value="0" calcext:value-type="float">
            <text:p>0</text:p>
          </table:table-cell>
          <table:table-cell table:formula="of:=IF([.D20]=0;IF([Data.F20]=[Keys.I20];1;0);0)" office:value-type="float" office:value="1" calcext:value-type="float">
            <text:p>1</text:p>
          </table:table-cell>
          <table:table-cell table:formula="of:=IF([Data.G20]=[Keys.J20];1;0)" office:value-type="float" office:value="0" calcext:value-type="float">
            <text:p>0</text:p>
          </table:table-cell>
          <table:table-cell table:formula="of:=IF([.F20]=0;IF([Data.F20]=[Keys.J20];1;0);0)" office:value-type="float" office:value="0" calcext:value-type="float">
            <text:p>0</text:p>
          </table:table-cell>
          <table:table-cell table:formula="of:=IF([Data.G20]=[Keys.K20];1;0)" office:value-type="float" office:value="0" calcext:value-type="float">
            <text:p>0</text:p>
          </table:table-cell>
          <table:table-cell table:formula="of:=IF([.H20]=0;IF([Data.F20]=[Keys.K20];1;0);0)" office:value-type="float" office:value="0" calcext:value-type="float">
            <text:p>0</text:p>
          </table:table-cell>
          <table:table-cell table:formula="of:=IF([Data.G20]=[Keys.L20];1;0)" office:value-type="float" office:value="0" calcext:value-type="float">
            <text:p>0</text:p>
          </table:table-cell>
          <table:table-cell table:formula="of:=IF([.J20]=0;IF([Data.F20]=[Keys.L2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0];MATCH([Keys.I20];[Keys.$D$2:.$D$9];0))" office:value-type="float" office:value="1" calcext:value-type="float">
            <text:p>1</text:p>
          </table:table-cell>
          <table:table-cell table:formula="of:=[.S20]" office:value-type="float" office:value="1" calcext:value-type="float">
            <text:p>1</text:p>
          </table:table-cell>
          <table:table-cell table:formula="of:=INDEX([Data.$K$2:.$R$359];[Keys.$M20];MATCH([Keys.J20];[Keys.$D$2:.$D$9];0))" office:value-type="float" office:value="0" calcext:value-type="float">
            <text:p>0</text:p>
          </table:table-cell>
          <table:table-cell table:formula="of:=[.U20]" office:value-type="float" office:value="0" calcext:value-type="float">
            <text:p>0</text:p>
          </table:table-cell>
          <table:table-cell table:formula="of:=INDEX([Data.$K$2:.$R$359];[Keys.$M20];MATCH([Keys.K20];[Keys.$D$2:.$D$9];0))" office:value-type="float" office:value="0" calcext:value-type="float">
            <text:p>0</text:p>
          </table:table-cell>
          <table:table-cell table:formula="of:=[.W20]" office:value-type="float" office:value="0" calcext:value-type="float">
            <text:p>0</text:p>
          </table:table-cell>
          <table:table-cell table:formula="of:=INDEX([Data.$K$2:.$R$359];[Keys.$M20];MATCH([Keys.L20];[Keys.$D$2:.$D$9];0))" office:value-type="float" office:value="0" calcext:value-type="float">
            <text:p>0</text:p>
          </table:table-cell>
          <table:table-cell table:formula="of:=[.Y20]" office:value-type="float" office:value="0" calcext:value-type="float">
            <text:p>0</text:p>
          </table:table-cell>
          <table:table-cell table:formula="of:=IF([Data.Z20]=&quot;True&quot;;&quot;Challenged&quot;;IF([Data.AA20]=&quot;True&quot;;&quot;Scaled&quot;;&quot;None&quot;))" office:value-type="string" office:string-value="None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.AB20]+[Data.T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D20]+[Data.V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formula="of:=IF([Data.G21]=[Keys.$A$10];1;0)" office:value-type="float" office:value="0" calcext:value-type="float">
            <text:p>0</text:p>
          </table:table-cell>
          <table:table-cell table:formula="of:=IF([.B21]=0;IF([Data.F21]=[Keys.$A$10];1;0);0)" office:value-type="float" office:value="0" calcext:value-type="float">
            <text:p>0</text:p>
          </table:table-cell>
          <table:table-cell table:formula="of:=IF([Data.G21]=[Keys.I21];1;0)" office:value-type="float" office:value="0" calcext:value-type="float">
            <text:p>0</text:p>
          </table:table-cell>
          <table:table-cell table:formula="of:=IF([.D21]=0;IF([Data.F21]=[Keys.I21];1;0);0)" office:value-type="float" office:value="0" calcext:value-type="float">
            <text:p>0</text:p>
          </table:table-cell>
          <table:table-cell table:formula="of:=IF([Data.G21]=[Keys.J21];1;0)" office:value-type="float" office:value="0" calcext:value-type="float">
            <text:p>0</text:p>
          </table:table-cell>
          <table:table-cell table:formula="of:=IF([.F21]=0;IF([Data.F21]=[Keys.J21];1;0);0)" office:value-type="float" office:value="0" calcext:value-type="float">
            <text:p>0</text:p>
          </table:table-cell>
          <table:table-cell table:formula="of:=IF([Data.G21]=[Keys.K21];1;0)" office:value-type="float" office:value="0" calcext:value-type="float">
            <text:p>0</text:p>
          </table:table-cell>
          <table:table-cell table:formula="of:=IF([.H21]=0;IF([Data.F21]=[Keys.K21];1;0);0)" office:value-type="float" office:value="1" calcext:value-type="float">
            <text:p>1</text:p>
          </table:table-cell>
          <table:table-cell table:formula="of:=IF([Data.G21]=[Keys.L21];1;0)" office:value-type="float" office:value="0" calcext:value-type="float">
            <text:p>0</text:p>
          </table:table-cell>
          <table:table-cell table:formula="of:=IF([.J21]=0;IF([Data.F21]=[Keys.L2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1];MATCH([Keys.I21];[Keys.$D$2:.$D$9];0))" office:value-type="float" office:value="1" calcext:value-type="float">
            <text:p>1</text:p>
          </table:table-cell>
          <table:table-cell table:formula="of:=[.S21]" office:value-type="float" office:value="1" calcext:value-type="float">
            <text:p>1</text:p>
          </table:table-cell>
          <table:table-cell table:formula="of:=INDEX([Data.$K$2:.$R$359];[Keys.$M21];MATCH([Keys.J21];[Keys.$D$2:.$D$9];0))" office:value-type="float" office:value="0" calcext:value-type="float">
            <text:p>0</text:p>
          </table:table-cell>
          <table:table-cell table:formula="of:=[.U21]" office:value-type="float" office:value="0" calcext:value-type="float">
            <text:p>0</text:p>
          </table:table-cell>
          <table:table-cell table:formula="of:=INDEX([Data.$K$2:.$R$359];[Keys.$M21];MATCH([Keys.K21];[Keys.$D$2:.$D$9];0))" office:value-type="float" office:value="2" calcext:value-type="float">
            <text:p>2</text:p>
          </table:table-cell>
          <table:table-cell table:formula="of:=[.W21]" office:value-type="float" office:value="2" calcext:value-type="float">
            <text:p>2</text:p>
          </table:table-cell>
          <table:table-cell table:formula="of:=INDEX([Data.$K$2:.$R$359];[Keys.$M21];MATCH([Keys.L21];[Keys.$D$2:.$D$9];0))" office:value-type="float" office:value="0" calcext:value-type="float">
            <text:p>0</text:p>
          </table:table-cell>
          <table:table-cell table:formula="of:=[.Y21]" office:value-type="float" office:value="0" calcext:value-type="float">
            <text:p>0</text:p>
          </table:table-cell>
          <table:table-cell table:formula="of:=IF([Data.Z21]=&quot;True&quot;;&quot;Challenged&quot;;IF([Data.AA2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1]+[Data.T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1]+[Data.V2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IF([Data.G22]=[Keys.$A$10];1;0)" office:value-type="float" office:value="0" calcext:value-type="float">
            <text:p>0</text:p>
          </table:table-cell>
          <table:table-cell table:formula="of:=IF([.B22]=0;IF([Data.F22]=[Keys.$A$10];1;0);0)" office:value-type="float" office:value="0" calcext:value-type="float">
            <text:p>0</text:p>
          </table:table-cell>
          <table:table-cell table:formula="of:=IF([Data.G22]=[Keys.I22];1;0)" office:value-type="float" office:value="0" calcext:value-type="float">
            <text:p>0</text:p>
          </table:table-cell>
          <table:table-cell table:formula="of:=IF([.D22]=0;IF([Data.F22]=[Keys.I22];1;0);0)" office:value-type="float" office:value="0" calcext:value-type="float">
            <text:p>0</text:p>
          </table:table-cell>
          <table:table-cell table:formula="of:=IF([Data.G22]=[Keys.J22];1;0)" office:value-type="float" office:value="0" calcext:value-type="float">
            <text:p>0</text:p>
          </table:table-cell>
          <table:table-cell table:formula="of:=IF([.F22]=0;IF([Data.F22]=[Keys.J22];1;0);0)" office:value-type="float" office:value="0" calcext:value-type="float">
            <text:p>0</text:p>
          </table:table-cell>
          <table:table-cell table:formula="of:=IF([Data.G22]=[Keys.K22];1;0)" office:value-type="float" office:value="0" calcext:value-type="float">
            <text:p>0</text:p>
          </table:table-cell>
          <table:table-cell table:formula="of:=IF([.H22]=0;IF([Data.F22]=[Keys.K22];1;0);0)" office:value-type="float" office:value="0" calcext:value-type="float">
            <text:p>0</text:p>
          </table:table-cell>
          <table:table-cell table:formula="of:=IF([Data.G22]=[Keys.L22];1;0)" office:value-type="float" office:value="0" calcext:value-type="float">
            <text:p>0</text:p>
          </table:table-cell>
          <table:table-cell table:formula="of:=IF([.J22]=0;IF([Data.F22]=[Keys.L22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NDEX([Data.$K$2:.$R$359];[Keys.$M22];MATCH([Keys.I22];[Keys.$D$2:.$D$9];0))" office:value-type="float" office:value="0" calcext:value-type="float">
            <text:p>0</text:p>
          </table:table-cell>
          <table:table-cell table:formula="of:=[.S22]" office:value-type="float" office:value="0" calcext:value-type="float">
            <text:p>0</text:p>
          </table:table-cell>
          <table:table-cell table:formula="of:=INDEX([Data.$K$2:.$R$359];[Keys.$M22];MATCH([Keys.J22];[Keys.$D$2:.$D$9];0))" office:value-type="float" office:value="0" calcext:value-type="float">
            <text:p>0</text:p>
          </table:table-cell>
          <table:table-cell table:formula="of:=[.U22]" office:value-type="float" office:value="0" calcext:value-type="float">
            <text:p>0</text:p>
          </table:table-cell>
          <table:table-cell table:formula="of:=INDEX([Data.$K$2:.$R$359];[Keys.$M22];MATCH([Keys.K22];[Keys.$D$2:.$D$9];0))" office:value-type="float" office:value="0" calcext:value-type="float">
            <text:p>0</text:p>
          </table:table-cell>
          <table:table-cell table:formula="of:=[.W22]" office:value-type="float" office:value="0" calcext:value-type="float">
            <text:p>0</text:p>
          </table:table-cell>
          <table:table-cell table:formula="of:=INDEX([Data.$K$2:.$R$359];[Keys.$M22];MATCH([Keys.L22];[Keys.$D$2:.$D$9];0))" office:value-type="float" office:value="0" calcext:value-type="float">
            <text:p>0</text:p>
          </table:table-cell>
          <table:table-cell table:formula="of:=[.Y22]" office:value-type="float" office:value="0" calcext:value-type="float">
            <text:p>0</text:p>
          </table:table-cell>
          <table:table-cell table:formula="of:=IF([Data.Z22]=&quot;True&quot;;&quot;Challenged&quot;;IF([Data.AA2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2]+[Data.T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2]+[Data.V2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IF([Data.G23]=[Keys.$A$10];1;0)" office:value-type="float" office:value="0" calcext:value-type="float">
            <text:p>0</text:p>
          </table:table-cell>
          <table:table-cell table:formula="of:=IF([.B23]=0;IF([Data.F23]=[Keys.$A$10];1;0);0)" office:value-type="float" office:value="0" calcext:value-type="float">
            <text:p>0</text:p>
          </table:table-cell>
          <table:table-cell table:formula="of:=IF([Data.G23]=[Keys.I23];1;0)" office:value-type="float" office:value="0" calcext:value-type="float">
            <text:p>0</text:p>
          </table:table-cell>
          <table:table-cell table:formula="of:=IF([.D23]=0;IF([Data.F23]=[Keys.I23];1;0);0)" office:value-type="float" office:value="0" calcext:value-type="float">
            <text:p>0</text:p>
          </table:table-cell>
          <table:table-cell table:formula="of:=IF([Data.G23]=[Keys.J23];1;0)" office:value-type="float" office:value="0" calcext:value-type="float">
            <text:p>0</text:p>
          </table:table-cell>
          <table:table-cell table:formula="of:=IF([.F23]=0;IF([Data.F23]=[Keys.J23];1;0);0)" office:value-type="float" office:value="0" calcext:value-type="float">
            <text:p>0</text:p>
          </table:table-cell>
          <table:table-cell table:formula="of:=IF([Data.G23]=[Keys.K23];1;0)" office:value-type="float" office:value="0" calcext:value-type="float">
            <text:p>0</text:p>
          </table:table-cell>
          <table:table-cell table:formula="of:=IF([.H23]=0;IF([Data.F23]=[Keys.K23];1;0);0)" office:value-type="float" office:value="0" calcext:value-type="float">
            <text:p>0</text:p>
          </table:table-cell>
          <table:table-cell table:formula="of:=IF([Data.G23]=[Keys.L23];1;0)" office:value-type="float" office:value="0" calcext:value-type="float">
            <text:p>0</text:p>
          </table:table-cell>
          <table:table-cell table:formula="of:=IF([.J23]=0;IF([Data.F23]=[Keys.L2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3];MATCH([Keys.I23];[Keys.$D$2:.$D$9];0))" office:value-type="float" office:value="0" calcext:value-type="float">
            <text:p>0</text:p>
          </table:table-cell>
          <table:table-cell table:formula="of:=[.S23]" office:value-type="float" office:value="0" calcext:value-type="float">
            <text:p>0</text:p>
          </table:table-cell>
          <table:table-cell table:formula="of:=INDEX([Data.$K$2:.$R$359];[Keys.$M23];MATCH([Keys.J23];[Keys.$D$2:.$D$9];0))" office:value-type="float" office:value="0" calcext:value-type="float">
            <text:p>0</text:p>
          </table:table-cell>
          <table:table-cell table:formula="of:=[.U23]" office:value-type="float" office:value="0" calcext:value-type="float">
            <text:p>0</text:p>
          </table:table-cell>
          <table:table-cell table:formula="of:=INDEX([Data.$K$2:.$R$359];[Keys.$M23];MATCH([Keys.K23];[Keys.$D$2:.$D$9];0))" office:value-type="float" office:value="0" calcext:value-type="float">
            <text:p>0</text:p>
          </table:table-cell>
          <table:table-cell table:formula="of:=[.W23]" office:value-type="float" office:value="0" calcext:value-type="float">
            <text:p>0</text:p>
          </table:table-cell>
          <table:table-cell table:formula="of:=INDEX([Data.$K$2:.$R$359];[Keys.$M23];MATCH([Keys.L23];[Keys.$D$2:.$D$9];0))" office:value-type="float" office:value="2" calcext:value-type="float">
            <text:p>2</text:p>
          </table:table-cell>
          <table:table-cell table:formula="of:=[.Y23]" office:value-type="float" office:value="2" calcext:value-type="float">
            <text:p>2</text:p>
          </table:table-cell>
          <table:table-cell table:formula="of:=IF([Data.Z23]=&quot;True&quot;;&quot;Challenged&quot;;IF([Data.AA23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3]+[Data.T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3]+[Data.V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formula="of:=IF([Data.G24]=[Keys.$A$10];1;0)" office:value-type="float" office:value="0" calcext:value-type="float">
            <text:p>0</text:p>
          </table:table-cell>
          <table:table-cell table:formula="of:=IF([.B24]=0;IF([Data.F24]=[Keys.$A$10];1;0);0)" office:value-type="float" office:value="0" calcext:value-type="float">
            <text:p>0</text:p>
          </table:table-cell>
          <table:table-cell table:formula="of:=IF([Data.G24]=[Keys.I24];1;0)" office:value-type="float" office:value="0" calcext:value-type="float">
            <text:p>0</text:p>
          </table:table-cell>
          <table:table-cell table:formula="of:=IF([.D24]=0;IF([Data.F24]=[Keys.I24];1;0);0)" office:value-type="float" office:value="0" calcext:value-type="float">
            <text:p>0</text:p>
          </table:table-cell>
          <table:table-cell table:formula="of:=IF([Data.G24]=[Keys.J24];1;0)" office:value-type="float" office:value="0" calcext:value-type="float">
            <text:p>0</text:p>
          </table:table-cell>
          <table:table-cell table:formula="of:=IF([.F24]=0;IF([Data.F24]=[Keys.J24];1;0);0)" office:value-type="float" office:value="0" calcext:value-type="float">
            <text:p>0</text:p>
          </table:table-cell>
          <table:table-cell table:formula="of:=IF([Data.G24]=[Keys.K24];1;0)" office:value-type="float" office:value="0" calcext:value-type="float">
            <text:p>0</text:p>
          </table:table-cell>
          <table:table-cell table:formula="of:=IF([.H24]=0;IF([Data.F24]=[Keys.K24];1;0);0)" office:value-type="float" office:value="0" calcext:value-type="float">
            <text:p>0</text:p>
          </table:table-cell>
          <table:table-cell table:formula="of:=IF([Data.G24]=[Keys.L24];1;0)" office:value-type="float" office:value="0" calcext:value-type="float">
            <text:p>0</text:p>
          </table:table-cell>
          <table:table-cell table:formula="of:=IF([.J24]=0;IF([Data.F24]=[Keys.L24];1;0);0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4];MATCH([Keys.I24];[Keys.$D$2:.$D$9];0))" office:value-type="float" office:value="0" calcext:value-type="float">
            <text:p>0</text:p>
          </table:table-cell>
          <table:table-cell table:formula="of:=[.S24]" office:value-type="float" office:value="0" calcext:value-type="float">
            <text:p>0</text:p>
          </table:table-cell>
          <table:table-cell table:formula="of:=INDEX([Data.$K$2:.$R$359];[Keys.$M24];MATCH([Keys.J24];[Keys.$D$2:.$D$9];0))" office:value-type="float" office:value="0" calcext:value-type="float">
            <text:p>0</text:p>
          </table:table-cell>
          <table:table-cell table:formula="of:=[.U24]" office:value-type="float" office:value="0" calcext:value-type="float">
            <text:p>0</text:p>
          </table:table-cell>
          <table:table-cell table:formula="of:=INDEX([Data.$K$2:.$R$359];[Keys.$M24];MATCH([Keys.K24];[Keys.$D$2:.$D$9];0))" office:value-type="float" office:value="0" calcext:value-type="float">
            <text:p>0</text:p>
          </table:table-cell>
          <table:table-cell table:formula="of:=[.W24]" office:value-type="float" office:value="0" calcext:value-type="float">
            <text:p>0</text:p>
          </table:table-cell>
          <table:table-cell table:formula="of:=INDEX([Data.$K$2:.$R$359];[Keys.$M24];MATCH([Keys.L24];[Keys.$D$2:.$D$9];0))" office:value-type="float" office:value="0" calcext:value-type="float">
            <text:p>0</text:p>
          </table:table-cell>
          <table:table-cell table:formula="of:=[.Y24]" office:value-type="float" office:value="0" calcext:value-type="float">
            <text:p>0</text:p>
          </table:table-cell>
          <table:table-cell table:formula="of:=IF([Data.Z24]=&quot;True&quot;;&quot;Challenged&quot;;IF([Data.AA2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4]+[Data.T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4]+[Data.V2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IF([Data.G25]=[Keys.$A$10];1;0)" office:value-type="float" office:value="0" calcext:value-type="float">
            <text:p>0</text:p>
          </table:table-cell>
          <table:table-cell table:formula="of:=IF([.B25]=0;IF([Data.F25]=[Keys.$A$10];1;0);0)" office:value-type="float" office:value="0" calcext:value-type="float">
            <text:p>0</text:p>
          </table:table-cell>
          <table:table-cell table:formula="of:=IF([Data.G25]=[Keys.I25];1;0)" office:value-type="float" office:value="0" calcext:value-type="float">
            <text:p>0</text:p>
          </table:table-cell>
          <table:table-cell table:formula="of:=IF([.D25]=0;IF([Data.F25]=[Keys.I25];1;0);0)" office:value-type="float" office:value="0" calcext:value-type="float">
            <text:p>0</text:p>
          </table:table-cell>
          <table:table-cell table:formula="of:=IF([Data.G25]=[Keys.J25];1;0)" office:value-type="float" office:value="0" calcext:value-type="float">
            <text:p>0</text:p>
          </table:table-cell>
          <table:table-cell table:formula="of:=IF([.F25]=0;IF([Data.F25]=[Keys.J25];1;0);0)" office:value-type="float" office:value="0" calcext:value-type="float">
            <text:p>0</text:p>
          </table:table-cell>
          <table:table-cell table:formula="of:=IF([Data.G25]=[Keys.K25];1;0)" office:value-type="float" office:value="0" calcext:value-type="float">
            <text:p>0</text:p>
          </table:table-cell>
          <table:table-cell table:formula="of:=IF([.H25]=0;IF([Data.F25]=[Keys.K25];1;0);0)" office:value-type="float" office:value="0" calcext:value-type="float">
            <text:p>0</text:p>
          </table:table-cell>
          <table:table-cell table:formula="of:=IF([Data.G25]=[Keys.L25];1;0)" office:value-type="float" office:value="0" calcext:value-type="float">
            <text:p>0</text:p>
          </table:table-cell>
          <table:table-cell table:formula="of:=IF([.J25]=0;IF([Data.F25]=[Keys.L2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5];MATCH([Keys.I25];[Keys.$D$2:.$D$9];0))" office:value-type="float" office:value="0" calcext:value-type="float">
            <text:p>0</text:p>
          </table:table-cell>
          <table:table-cell table:formula="of:=[.S25]" office:value-type="float" office:value="0" calcext:value-type="float">
            <text:p>0</text:p>
          </table:table-cell>
          <table:table-cell table:formula="of:=INDEX([Data.$K$2:.$R$359];[Keys.$M25];MATCH([Keys.J25];[Keys.$D$2:.$D$9];0))" office:value-type="float" office:value="0" calcext:value-type="float">
            <text:p>0</text:p>
          </table:table-cell>
          <table:table-cell table:formula="of:=[.U25]" office:value-type="float" office:value="0" calcext:value-type="float">
            <text:p>0</text:p>
          </table:table-cell>
          <table:table-cell table:formula="of:=INDEX([Data.$K$2:.$R$359];[Keys.$M25];MATCH([Keys.K25];[Keys.$D$2:.$D$9];0))" office:value-type="float" office:value="0" calcext:value-type="float">
            <text:p>0</text:p>
          </table:table-cell>
          <table:table-cell table:formula="of:=[.W25]" office:value-type="float" office:value="0" calcext:value-type="float">
            <text:p>0</text:p>
          </table:table-cell>
          <table:table-cell table:formula="of:=INDEX([Data.$K$2:.$R$359];[Keys.$M25];MATCH([Keys.L25];[Keys.$D$2:.$D$9];0))" office:value-type="float" office:value="0" calcext:value-type="float">
            <text:p>0</text:p>
          </table:table-cell>
          <table:table-cell table:formula="of:=[.Y25]" office:value-type="float" office:value="0" calcext:value-type="float">
            <text:p>0</text:p>
          </table:table-cell>
          <table:table-cell table:formula="of:=IF([Data.Z25]=&quot;True&quot;;&quot;Challenged&quot;;IF([Data.AA25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5]+[Data.T2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D25]+[Data.V25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IF([Data.G26]=[Keys.$A$10];1;0)" office:value-type="float" office:value="0" calcext:value-type="float">
            <text:p>0</text:p>
          </table:table-cell>
          <table:table-cell table:formula="of:=IF([.B26]=0;IF([Data.F26]=[Keys.$A$10];1;0);0)" office:value-type="float" office:value="0" calcext:value-type="float">
            <text:p>0</text:p>
          </table:table-cell>
          <table:table-cell table:formula="of:=IF([Data.G26]=[Keys.I26];1;0)" office:value-type="float" office:value="0" calcext:value-type="float">
            <text:p>0</text:p>
          </table:table-cell>
          <table:table-cell table:formula="of:=IF([.D26]=0;IF([Data.F26]=[Keys.I26];1;0);0)" office:value-type="float" office:value="0" calcext:value-type="float">
            <text:p>0</text:p>
          </table:table-cell>
          <table:table-cell table:formula="of:=IF([Data.G26]=[Keys.J26];1;0)" office:value-type="float" office:value="0" calcext:value-type="float">
            <text:p>0</text:p>
          </table:table-cell>
          <table:table-cell table:formula="of:=IF([.F26]=0;IF([Data.F26]=[Keys.J26];1;0);0)" office:value-type="float" office:value="0" calcext:value-type="float">
            <text:p>0</text:p>
          </table:table-cell>
          <table:table-cell table:formula="of:=IF([Data.G26]=[Keys.K26];1;0)" office:value-type="float" office:value="0" calcext:value-type="float">
            <text:p>0</text:p>
          </table:table-cell>
          <table:table-cell table:formula="of:=IF([.H26]=0;IF([Data.F26]=[Keys.K26];1;0);0)" office:value-type="float" office:value="0" calcext:value-type="float">
            <text:p>0</text:p>
          </table:table-cell>
          <table:table-cell table:formula="of:=IF([Data.G26]=[Keys.L26];1;0)" office:value-type="float" office:value="0" calcext:value-type="float">
            <text:p>0</text:p>
          </table:table-cell>
          <table:table-cell table:formula="of:=IF([.J26]=0;IF([Data.F26]=[Keys.L26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NDEX([Data.$K$2:.$R$359];[Keys.$M26];MATCH([Keys.I26];[Keys.$D$2:.$D$9];0))" office:value-type="float" office:value="0" calcext:value-type="float">
            <text:p>0</text:p>
          </table:table-cell>
          <table:table-cell table:formula="of:=[.S26]" office:value-type="float" office:value="0" calcext:value-type="float">
            <text:p>0</text:p>
          </table:table-cell>
          <table:table-cell table:formula="of:=INDEX([Data.$K$2:.$R$359];[Keys.$M26];MATCH([Keys.J26];[Keys.$D$2:.$D$9];0))" office:value-type="float" office:value="0" calcext:value-type="float">
            <text:p>0</text:p>
          </table:table-cell>
          <table:table-cell table:formula="of:=[.U26]" office:value-type="float" office:value="0" calcext:value-type="float">
            <text:p>0</text:p>
          </table:table-cell>
          <table:table-cell table:formula="of:=INDEX([Data.$K$2:.$R$359];[Keys.$M26];MATCH([Keys.K26];[Keys.$D$2:.$D$9];0))" office:value-type="float" office:value="0" calcext:value-type="float">
            <text:p>0</text:p>
          </table:table-cell>
          <table:table-cell table:formula="of:=[.W26]" office:value-type="float" office:value="0" calcext:value-type="float">
            <text:p>0</text:p>
          </table:table-cell>
          <table:table-cell table:formula="of:=INDEX([Data.$K$2:.$R$359];[Keys.$M26];MATCH([Keys.L26];[Keys.$D$2:.$D$9];0))" office:value-type="float" office:value="0" calcext:value-type="float">
            <text:p>0</text:p>
          </table:table-cell>
          <table:table-cell table:formula="of:=[.Y26]" office:value-type="float" office:value="0" calcext:value-type="float">
            <text:p>0</text:p>
          </table:table-cell>
          <table:table-cell table:formula="of:=IF([Data.Z26]=&quot;True&quot;;&quot;Challenged&quot;;IF([Data.AA2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6]+[Data.T2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AD26]+[Data.V26]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IF([Data.G27]=[Keys.$A$10];1;0)" office:value-type="float" office:value="0" calcext:value-type="float">
            <text:p>0</text:p>
          </table:table-cell>
          <table:table-cell table:formula="of:=IF([.B27]=0;IF([Data.F27]=[Keys.$A$10];1;0);0)" office:value-type="float" office:value="0" calcext:value-type="float">
            <text:p>0</text:p>
          </table:table-cell>
          <table:table-cell table:formula="of:=IF([Data.G27]=[Keys.I27];1;0)" office:value-type="float" office:value="0" calcext:value-type="float">
            <text:p>0</text:p>
          </table:table-cell>
          <table:table-cell table:formula="of:=IF([.D27]=0;IF([Data.F27]=[Keys.I27];1;0);0)" office:value-type="float" office:value="0" calcext:value-type="float">
            <text:p>0</text:p>
          </table:table-cell>
          <table:table-cell table:formula="of:=IF([Data.G27]=[Keys.J27];1;0)" office:value-type="float" office:value="0" calcext:value-type="float">
            <text:p>0</text:p>
          </table:table-cell>
          <table:table-cell table:formula="of:=IF([.F27]=0;IF([Data.F27]=[Keys.J27];1;0);0)" office:value-type="float" office:value="0" calcext:value-type="float">
            <text:p>0</text:p>
          </table:table-cell>
          <table:table-cell table:formula="of:=IF([Data.G27]=[Keys.K27];1;0)" office:value-type="float" office:value="0" calcext:value-type="float">
            <text:p>0</text:p>
          </table:table-cell>
          <table:table-cell table:formula="of:=IF([.H27]=0;IF([Data.F27]=[Keys.K27];1;0);0)" office:value-type="float" office:value="0" calcext:value-type="float">
            <text:p>0</text:p>
          </table:table-cell>
          <table:table-cell table:formula="of:=IF([Data.G27]=[Keys.L27];1;0)" office:value-type="float" office:value="0" calcext:value-type="float">
            <text:p>0</text:p>
          </table:table-cell>
          <table:table-cell table:formula="of:=IF([.J27]=0;IF([Data.F27]=[Keys.L2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7];MATCH([Keys.I27];[Keys.$D$2:.$D$9];0))" office:value-type="float" office:value="0" calcext:value-type="float">
            <text:p>0</text:p>
          </table:table-cell>
          <table:table-cell table:formula="of:=[.S27]" office:value-type="float" office:value="0" calcext:value-type="float">
            <text:p>0</text:p>
          </table:table-cell>
          <table:table-cell table:formula="of:=INDEX([Data.$K$2:.$R$359];[Keys.$M27];MATCH([Keys.J27];[Keys.$D$2:.$D$9];0))" office:value-type="float" office:value="10" calcext:value-type="float">
            <text:p>10</text:p>
          </table:table-cell>
          <table:table-cell table:formula="of:=[.U27]" office:value-type="float" office:value="10" calcext:value-type="float">
            <text:p>10</text:p>
          </table:table-cell>
          <table:table-cell table:formula="of:=INDEX([Data.$K$2:.$R$359];[Keys.$M27];MATCH([Keys.K27];[Keys.$D$2:.$D$9];0))" office:value-type="float" office:value="0" calcext:value-type="float">
            <text:p>0</text:p>
          </table:table-cell>
          <table:table-cell table:formula="of:=[.W27]" office:value-type="float" office:value="0" calcext:value-type="float">
            <text:p>0</text:p>
          </table:table-cell>
          <table:table-cell table:formula="of:=INDEX([Data.$K$2:.$R$359];[Keys.$M27];MATCH([Keys.L27];[Keys.$D$2:.$D$9];0))" office:value-type="float" office:value="0" calcext:value-type="float">
            <text:p>0</text:p>
          </table:table-cell>
          <table:table-cell table:formula="of:=[.Y27]" office:value-type="float" office:value="0" calcext:value-type="float">
            <text:p>0</text:p>
          </table:table-cell>
          <table:table-cell table:formula="of:=IF([Data.Z27]=&quot;True&quot;;&quot;Challenged&quot;;IF([Data.AA27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7]+[Data.T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7]+[Data.V2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formula="of:=IF([Data.G28]=[Keys.$A$10];1;0)" office:value-type="float" office:value="0" calcext:value-type="float">
            <text:p>0</text:p>
          </table:table-cell>
          <table:table-cell table:formula="of:=IF([.B28]=0;IF([Data.F28]=[Keys.$A$10];1;0);0)" office:value-type="float" office:value="0" calcext:value-type="float">
            <text:p>0</text:p>
          </table:table-cell>
          <table:table-cell table:formula="of:=IF([Data.G28]=[Keys.I28];1;0)" office:value-type="float" office:value="0" calcext:value-type="float">
            <text:p>0</text:p>
          </table:table-cell>
          <table:table-cell table:formula="of:=IF([.D28]=0;IF([Data.F28]=[Keys.I28];1;0);0)" office:value-type="float" office:value="0" calcext:value-type="float">
            <text:p>0</text:p>
          </table:table-cell>
          <table:table-cell table:formula="of:=IF([Data.G28]=[Keys.J28];1;0)" office:value-type="float" office:value="0" calcext:value-type="float">
            <text:p>0</text:p>
          </table:table-cell>
          <table:table-cell table:formula="of:=IF([.F28]=0;IF([Data.F28]=[Keys.J28];1;0);0)" office:value-type="float" office:value="0" calcext:value-type="float">
            <text:p>0</text:p>
          </table:table-cell>
          <table:table-cell table:formula="of:=IF([Data.G28]=[Keys.K28];1;0)" office:value-type="float" office:value="0" calcext:value-type="float">
            <text:p>0</text:p>
          </table:table-cell>
          <table:table-cell table:formula="of:=IF([.H28]=0;IF([Data.F28]=[Keys.K28];1;0);0)" office:value-type="float" office:value="0" calcext:value-type="float">
            <text:p>0</text:p>
          </table:table-cell>
          <table:table-cell table:formula="of:=IF([Data.G28]=[Keys.L28];1;0)" office:value-type="float" office:value="0" calcext:value-type="float">
            <text:p>0</text:p>
          </table:table-cell>
          <table:table-cell table:formula="of:=IF([.J28]=0;IF([Data.F28]=[Keys.L28];1;0);0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28];MATCH([Keys.I28];[Keys.$D$2:.$D$9];0))" office:value-type="float" office:value="0" calcext:value-type="float">
            <text:p>0</text:p>
          </table:table-cell>
          <table:table-cell table:formula="of:=[.S28]" office:value-type="float" office:value="0" calcext:value-type="float">
            <text:p>0</text:p>
          </table:table-cell>
          <table:table-cell table:formula="of:=INDEX([Data.$K$2:.$R$359];[Keys.$M28];MATCH([Keys.J28];[Keys.$D$2:.$D$9];0))" office:value-type="float" office:value="0" calcext:value-type="float">
            <text:p>0</text:p>
          </table:table-cell>
          <table:table-cell table:formula="of:=[.U28]" office:value-type="float" office:value="0" calcext:value-type="float">
            <text:p>0</text:p>
          </table:table-cell>
          <table:table-cell table:formula="of:=INDEX([Data.$K$2:.$R$359];[Keys.$M28];MATCH([Keys.K28];[Keys.$D$2:.$D$9];0))" office:value-type="float" office:value="0" calcext:value-type="float">
            <text:p>0</text:p>
          </table:table-cell>
          <table:table-cell table:formula="of:=[.W28]" office:value-type="float" office:value="0" calcext:value-type="float">
            <text:p>0</text:p>
          </table:table-cell>
          <table:table-cell table:formula="of:=INDEX([Data.$K$2:.$R$359];[Keys.$M28];MATCH([Keys.L28];[Keys.$D$2:.$D$9];0))" office:value-type="float" office:value="0" calcext:value-type="float">
            <text:p>0</text:p>
          </table:table-cell>
          <table:table-cell table:formula="of:=[.Y28]" office:value-type="float" office:value="0" calcext:value-type="float">
            <text:p>0</text:p>
          </table:table-cell>
          <table:table-cell table:formula="of:=IF([Data.Z28]=&quot;True&quot;;&quot;Challenged&quot;;IF([Data.AA2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8]+[Data.T2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D28]+[Data.V28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Data.G29]=[Keys.$A$10];1;0)" office:value-type="float" office:value="0" calcext:value-type="float">
            <text:p>0</text:p>
          </table:table-cell>
          <table:table-cell table:formula="of:=IF([.B29]=0;IF([Data.F29]=[Keys.$A$10];1;0);0)" office:value-type="float" office:value="0" calcext:value-type="float">
            <text:p>0</text:p>
          </table:table-cell>
          <table:table-cell table:formula="of:=IF([Data.G29]=[Keys.I29];1;0)" office:value-type="float" office:value="0" calcext:value-type="float">
            <text:p>0</text:p>
          </table:table-cell>
          <table:table-cell table:formula="of:=IF([.D29]=0;IF([Data.F29]=[Keys.I29];1;0);0)" office:value-type="float" office:value="1" calcext:value-type="float">
            <text:p>1</text:p>
          </table:table-cell>
          <table:table-cell table:formula="of:=IF([Data.G29]=[Keys.J29];1;0)" office:value-type="float" office:value="0" calcext:value-type="float">
            <text:p>0</text:p>
          </table:table-cell>
          <table:table-cell table:formula="of:=IF([.F29]=0;IF([Data.F29]=[Keys.J29];1;0);0)" office:value-type="float" office:value="0" calcext:value-type="float">
            <text:p>0</text:p>
          </table:table-cell>
          <table:table-cell table:formula="of:=IF([Data.G29]=[Keys.K29];1;0)" office:value-type="float" office:value="1" calcext:value-type="float">
            <text:p>1</text:p>
          </table:table-cell>
          <table:table-cell table:formula="of:=IF([.H29]=0;IF([Data.F29]=[Keys.K29];1;0);0)" office:value-type="float" office:value="0" calcext:value-type="float">
            <text:p>0</text:p>
          </table:table-cell>
          <table:table-cell table:formula="of:=IF([Data.G29]=[Keys.L29];1;0)" office:value-type="float" office:value="0" calcext:value-type="float">
            <text:p>0</text:p>
          </table:table-cell>
          <table:table-cell table:formula="of:=IF([.J29]=0;IF([Data.F29]=[Keys.L29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29];MATCH([Keys.I29];[Keys.$D$2:.$D$9];0))" office:value-type="float" office:value="2" calcext:value-type="float">
            <text:p>2</text:p>
          </table:table-cell>
          <table:table-cell table:formula="of:=[.S29]" office:value-type="float" office:value="2" calcext:value-type="float">
            <text:p>2</text:p>
          </table:table-cell>
          <table:table-cell table:formula="of:=INDEX([Data.$K$2:.$R$359];[Keys.$M29];MATCH([Keys.J29];[Keys.$D$2:.$D$9];0))" office:value-type="float" office:value="0" calcext:value-type="float">
            <text:p>0</text:p>
          </table:table-cell>
          <table:table-cell table:formula="of:=[.U29]" office:value-type="float" office:value="0" calcext:value-type="float">
            <text:p>0</text:p>
          </table:table-cell>
          <table:table-cell table:formula="of:=INDEX([Data.$K$2:.$R$359];[Keys.$M29];MATCH([Keys.K29];[Keys.$D$2:.$D$9];0))" office:value-type="float" office:value="0" calcext:value-type="float">
            <text:p>0</text:p>
          </table:table-cell>
          <table:table-cell table:formula="of:=[.W29]" office:value-type="float" office:value="0" calcext:value-type="float">
            <text:p>0</text:p>
          </table:table-cell>
          <table:table-cell table:formula="of:=INDEX([Data.$K$2:.$R$359];[Keys.$M29];MATCH([Keys.L29];[Keys.$D$2:.$D$9];0))" office:value-type="float" office:value="0" calcext:value-type="float">
            <text:p>0</text:p>
          </table:table-cell>
          <table:table-cell table:formula="of:=[.Y29]" office:value-type="float" office:value="0" calcext:value-type="float">
            <text:p>0</text:p>
          </table:table-cell>
          <table:table-cell table:formula="of:=IF([Data.Z29]=&quot;True&quot;;&quot;Challenged&quot;;IF([Data.AA2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9]+[Data.T2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29]+[Data.V29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formula="of:=IF([Data.G30]=[Keys.$A$10];1;0)" office:value-type="float" office:value="1" calcext:value-type="float">
            <text:p>1</text:p>
          </table:table-cell>
          <table:table-cell table:formula="of:=IF([.B30]=0;IF([Data.F30]=[Keys.$A$10];1;0);0)" office:value-type="float" office:value="0" calcext:value-type="float">
            <text:p>0</text:p>
          </table:table-cell>
          <table:table-cell table:formula="of:=IF([Data.G30]=[Keys.I30];1;0)" office:value-type="float" office:value="0" calcext:value-type="float">
            <text:p>0</text:p>
          </table:table-cell>
          <table:table-cell table:formula="of:=IF([.D30]=0;IF([Data.F30]=[Keys.I30];1;0);0)" office:value-type="float" office:value="0" calcext:value-type="float">
            <text:p>0</text:p>
          </table:table-cell>
          <table:table-cell table:formula="of:=IF([Data.G30]=[Keys.J30];1;0)" office:value-type="float" office:value="0" calcext:value-type="float">
            <text:p>0</text:p>
          </table:table-cell>
          <table:table-cell table:formula="of:=IF([.F30]=0;IF([Data.F30]=[Keys.J30];1;0);0)" office:value-type="float" office:value="0" calcext:value-type="float">
            <text:p>0</text:p>
          </table:table-cell>
          <table:table-cell table:formula="of:=IF([Data.G30]=[Keys.K30];1;0)" office:value-type="float" office:value="0" calcext:value-type="float">
            <text:p>0</text:p>
          </table:table-cell>
          <table:table-cell table:formula="of:=IF([.H30]=0;IF([Data.F30]=[Keys.K30];1;0);0)" office:value-type="float" office:value="0" calcext:value-type="float">
            <text:p>0</text:p>
          </table:table-cell>
          <table:table-cell table:formula="of:=IF([Data.G30]=[Keys.L30];1;0)" office:value-type="float" office:value="0" calcext:value-type="float">
            <text:p>0</text:p>
          </table:table-cell>
          <table:table-cell table:formula="of:=IF([.J30]=0;IF([Data.F30]=[Keys.L3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0];MATCH([Keys.I30];[Keys.$D$2:.$D$9];0))" office:value-type="float" office:value="2" calcext:value-type="float">
            <text:p>2</text:p>
          </table:table-cell>
          <table:table-cell table:formula="of:=[.S30]" office:value-type="float" office:value="2" calcext:value-type="float">
            <text:p>2</text:p>
          </table:table-cell>
          <table:table-cell table:formula="of:=INDEX([Data.$K$2:.$R$359];[Keys.$M30];MATCH([Keys.J30];[Keys.$D$2:.$D$9];0))" office:value-type="float" office:value="0" calcext:value-type="float">
            <text:p>0</text:p>
          </table:table-cell>
          <table:table-cell table:formula="of:=[.U30]" office:value-type="float" office:value="0" calcext:value-type="float">
            <text:p>0</text:p>
          </table:table-cell>
          <table:table-cell table:formula="of:=INDEX([Data.$K$2:.$R$359];[Keys.$M30];MATCH([Keys.K30];[Keys.$D$2:.$D$9];0))" office:value-type="float" office:value="0" calcext:value-type="float">
            <text:p>0</text:p>
          </table:table-cell>
          <table:table-cell table:formula="of:=[.W30]" office:value-type="float" office:value="0" calcext:value-type="float">
            <text:p>0</text:p>
          </table:table-cell>
          <table:table-cell table:formula="of:=INDEX([Data.$K$2:.$R$359];[Keys.$M30];MATCH([Keys.L30];[Keys.$D$2:.$D$9];0))" office:value-type="float" office:value="0" calcext:value-type="float">
            <text:p>0</text:p>
          </table:table-cell>
          <table:table-cell table:formula="of:=[.Y30]" office:value-type="float" office:value="0" calcext:value-type="float">
            <text:p>0</text:p>
          </table:table-cell>
          <table:table-cell table:formula="of:=IF([Data.Z30]=&quot;True&quot;;&quot;Challenged&quot;;IF([Data.AA3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0]+[Data.T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0]+[Data.V3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formula="of:=IF([Data.G31]=[Keys.$A$10];1;0)" office:value-type="float" office:value="0" calcext:value-type="float">
            <text:p>0</text:p>
          </table:table-cell>
          <table:table-cell table:formula="of:=IF([.B31]=0;IF([Data.F31]=[Keys.$A$10];1;0);0)" office:value-type="float" office:value="0" calcext:value-type="float">
            <text:p>0</text:p>
          </table:table-cell>
          <table:table-cell table:formula="of:=IF([Data.G31]=[Keys.I31];1;0)" office:value-type="float" office:value="0" calcext:value-type="float">
            <text:p>0</text:p>
          </table:table-cell>
          <table:table-cell table:formula="of:=IF([.D31]=0;IF([Data.F31]=[Keys.I31];1;0);0)" office:value-type="float" office:value="0" calcext:value-type="float">
            <text:p>0</text:p>
          </table:table-cell>
          <table:table-cell table:formula="of:=IF([Data.G31]=[Keys.J31];1;0)" office:value-type="float" office:value="0" calcext:value-type="float">
            <text:p>0</text:p>
          </table:table-cell>
          <table:table-cell table:formula="of:=IF([.F31]=0;IF([Data.F31]=[Keys.J31];1;0);0)" office:value-type="float" office:value="0" calcext:value-type="float">
            <text:p>0</text:p>
          </table:table-cell>
          <table:table-cell table:formula="of:=IF([Data.G31]=[Keys.K31];1;0)" office:value-type="float" office:value="0" calcext:value-type="float">
            <text:p>0</text:p>
          </table:table-cell>
          <table:table-cell table:formula="of:=IF([.H31]=0;IF([Data.F31]=[Keys.K31];1;0);0)" office:value-type="float" office:value="0" calcext:value-type="float">
            <text:p>0</text:p>
          </table:table-cell>
          <table:table-cell table:formula="of:=IF([Data.G31]=[Keys.L31];1;0)" office:value-type="float" office:value="0" calcext:value-type="float">
            <text:p>0</text:p>
          </table:table-cell>
          <table:table-cell table:formula="of:=IF([.J31]=0;IF([Data.F31]=[Keys.L3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1];MATCH([Keys.I31];[Keys.$D$2:.$D$9];0))" office:value-type="float" office:value="0" calcext:value-type="float">
            <text:p>0</text:p>
          </table:table-cell>
          <table:table-cell table:formula="of:=[.S31]" office:value-type="float" office:value="0" calcext:value-type="float">
            <text:p>0</text:p>
          </table:table-cell>
          <table:table-cell table:formula="of:=INDEX([Data.$K$2:.$R$359];[Keys.$M31];MATCH([Keys.J31];[Keys.$D$2:.$D$9];0))" office:value-type="float" office:value="0" calcext:value-type="float">
            <text:p>0</text:p>
          </table:table-cell>
          <table:table-cell table:formula="of:=[.U31]" office:value-type="float" office:value="0" calcext:value-type="float">
            <text:p>0</text:p>
          </table:table-cell>
          <table:table-cell table:formula="of:=INDEX([Data.$K$2:.$R$359];[Keys.$M31];MATCH([Keys.K31];[Keys.$D$2:.$D$9];0))" office:value-type="float" office:value="1" calcext:value-type="float">
            <text:p>1</text:p>
          </table:table-cell>
          <table:table-cell table:formula="of:=[.W31]" office:value-type="float" office:value="1" calcext:value-type="float">
            <text:p>1</text:p>
          </table:table-cell>
          <table:table-cell table:formula="of:=INDEX([Data.$K$2:.$R$359];[Keys.$M31];MATCH([Keys.L31];[Keys.$D$2:.$D$9];0))" office:value-type="float" office:value="0" calcext:value-type="float">
            <text:p>0</text:p>
          </table:table-cell>
          <table:table-cell table:formula="of:=[.Y31]" office:value-type="float" office:value="0" calcext:value-type="float">
            <text:p>0</text:p>
          </table:table-cell>
          <table:table-cell table:formula="of:=IF([Data.Z31]=&quot;True&quot;;&quot;Challenged&quot;;IF([Data.AA31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1]+[Data.T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31]+[Data.V31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IF([Data.G32]=[Keys.$A$10];1;0)" office:value-type="float" office:value="0" calcext:value-type="float">
            <text:p>0</text:p>
          </table:table-cell>
          <table:table-cell table:formula="of:=IF([.B32]=0;IF([Data.F32]=[Keys.$A$10];1;0);0)" office:value-type="float" office:value="0" calcext:value-type="float">
            <text:p>0</text:p>
          </table:table-cell>
          <table:table-cell table:formula="of:=IF([Data.G32]=[Keys.I32];1;0)" office:value-type="float" office:value="0" calcext:value-type="float">
            <text:p>0</text:p>
          </table:table-cell>
          <table:table-cell table:formula="of:=IF([.D32]=0;IF([Data.F32]=[Keys.I32];1;0);0)" office:value-type="float" office:value="0" calcext:value-type="float">
            <text:p>0</text:p>
          </table:table-cell>
          <table:table-cell table:formula="of:=IF([Data.G32]=[Keys.J32];1;0)" office:value-type="float" office:value="0" calcext:value-type="float">
            <text:p>0</text:p>
          </table:table-cell>
          <table:table-cell table:formula="of:=IF([.F32]=0;IF([Data.F32]=[Keys.J32];1;0);0)" office:value-type="float" office:value="0" calcext:value-type="float">
            <text:p>0</text:p>
          </table:table-cell>
          <table:table-cell table:formula="of:=IF([Data.G32]=[Keys.K32];1;0)" office:value-type="float" office:value="0" calcext:value-type="float">
            <text:p>0</text:p>
          </table:table-cell>
          <table:table-cell table:formula="of:=IF([.H32]=0;IF([Data.F32]=[Keys.K32];1;0);0)" office:value-type="float" office:value="0" calcext:value-type="float">
            <text:p>0</text:p>
          </table:table-cell>
          <table:table-cell table:formula="of:=IF([Data.G32]=[Keys.L32];1;0)" office:value-type="float" office:value="0" calcext:value-type="float">
            <text:p>0</text:p>
          </table:table-cell>
          <table:table-cell table:formula="of:=IF([.J32]=0;IF([Data.F32]=[Keys.L3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2];MATCH([Keys.I32];[Keys.$D$2:.$D$9];0))" office:value-type="float" office:value="0" calcext:value-type="float">
            <text:p>0</text:p>
          </table:table-cell>
          <table:table-cell table:formula="of:=[.S32]" office:value-type="float" office:value="0" calcext:value-type="float">
            <text:p>0</text:p>
          </table:table-cell>
          <table:table-cell table:formula="of:=INDEX([Data.$K$2:.$R$359];[Keys.$M32];MATCH([Keys.J32];[Keys.$D$2:.$D$9];0))" office:value-type="float" office:value="0" calcext:value-type="float">
            <text:p>0</text:p>
          </table:table-cell>
          <table:table-cell table:formula="of:=[.U32]" office:value-type="float" office:value="0" calcext:value-type="float">
            <text:p>0</text:p>
          </table:table-cell>
          <table:table-cell table:formula="of:=INDEX([Data.$K$2:.$R$359];[Keys.$M32];MATCH([Keys.K32];[Keys.$D$2:.$D$9];0))" office:value-type="float" office:value="1" calcext:value-type="float">
            <text:p>1</text:p>
          </table:table-cell>
          <table:table-cell table:formula="of:=[.W32]" office:value-type="float" office:value="1" calcext:value-type="float">
            <text:p>1</text:p>
          </table:table-cell>
          <table:table-cell table:formula="of:=INDEX([Data.$K$2:.$R$359];[Keys.$M32];MATCH([Keys.L32];[Keys.$D$2:.$D$9];0))" office:value-type="float" office:value="0" calcext:value-type="float">
            <text:p>0</text:p>
          </table:table-cell>
          <table:table-cell table:formula="of:=[.Y32]" office:value-type="float" office:value="0" calcext:value-type="float">
            <text:p>0</text:p>
          </table:table-cell>
          <table:table-cell table:formula="of:=IF([Data.Z32]=&quot;True&quot;;&quot;Challenged&quot;;IF([Data.AA3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2]+[Data.T3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32]+[Data.V32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IF([Data.G33]=[Keys.$A$10];1;0)" office:value-type="float" office:value="0" calcext:value-type="float">
            <text:p>0</text:p>
          </table:table-cell>
          <table:table-cell table:formula="of:=IF([.B33]=0;IF([Data.F33]=[Keys.$A$10];1;0);0)" office:value-type="float" office:value="0" calcext:value-type="float">
            <text:p>0</text:p>
          </table:table-cell>
          <table:table-cell table:formula="of:=IF([Data.G33]=[Keys.I33];1;0)" office:value-type="float" office:value="0" calcext:value-type="float">
            <text:p>0</text:p>
          </table:table-cell>
          <table:table-cell table:formula="of:=IF([.D33]=0;IF([Data.F33]=[Keys.I33];1;0);0)" office:value-type="float" office:value="0" calcext:value-type="float">
            <text:p>0</text:p>
          </table:table-cell>
          <table:table-cell table:formula="of:=IF([Data.G33]=[Keys.J33];1;0)" office:value-type="float" office:value="0" calcext:value-type="float">
            <text:p>0</text:p>
          </table:table-cell>
          <table:table-cell table:formula="of:=IF([.F33]=0;IF([Data.F33]=[Keys.J33];1;0);0)" office:value-type="float" office:value="0" calcext:value-type="float">
            <text:p>0</text:p>
          </table:table-cell>
          <table:table-cell table:formula="of:=IF([Data.G33]=[Keys.K33];1;0)" office:value-type="float" office:value="0" calcext:value-type="float">
            <text:p>0</text:p>
          </table:table-cell>
          <table:table-cell table:formula="of:=IF([.H33]=0;IF([Data.F33]=[Keys.K33];1;0);0)" office:value-type="float" office:value="0" calcext:value-type="float">
            <text:p>0</text:p>
          </table:table-cell>
          <table:table-cell table:formula="of:=IF([Data.G33]=[Keys.L33];1;0)" office:value-type="float" office:value="0" calcext:value-type="float">
            <text:p>0</text:p>
          </table:table-cell>
          <table:table-cell table:formula="of:=IF([.J33]=0;IF([Data.F33]=[Keys.L3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3];MATCH([Keys.I33];[Keys.$D$2:.$D$9];0))" office:value-type="float" office:value="2" calcext:value-type="float">
            <text:p>2</text:p>
          </table:table-cell>
          <table:table-cell table:formula="of:=[.S33]" office:value-type="float" office:value="2" calcext:value-type="float">
            <text:p>2</text:p>
          </table:table-cell>
          <table:table-cell table:formula="of:=INDEX([Data.$K$2:.$R$359];[Keys.$M33];MATCH([Keys.J33];[Keys.$D$2:.$D$9];0))" office:value-type="float" office:value="0" calcext:value-type="float">
            <text:p>0</text:p>
          </table:table-cell>
          <table:table-cell table:formula="of:=[.U33]" office:value-type="float" office:value="0" calcext:value-type="float">
            <text:p>0</text:p>
          </table:table-cell>
          <table:table-cell table:formula="of:=INDEX([Data.$K$2:.$R$359];[Keys.$M33];MATCH([Keys.K33];[Keys.$D$2:.$D$9];0))" office:value-type="float" office:value="0" calcext:value-type="float">
            <text:p>0</text:p>
          </table:table-cell>
          <table:table-cell table:formula="of:=[.W33]" office:value-type="float" office:value="0" calcext:value-type="float">
            <text:p>0</text:p>
          </table:table-cell>
          <table:table-cell table:formula="of:=INDEX([Data.$K$2:.$R$359];[Keys.$M33];MATCH([Keys.L33];[Keys.$D$2:.$D$9];0))" office:value-type="float" office:value="0" calcext:value-type="float">
            <text:p>0</text:p>
          </table:table-cell>
          <table:table-cell table:formula="of:=[.Y33]" office:value-type="float" office:value="0" calcext:value-type="float">
            <text:p>0</text:p>
          </table:table-cell>
          <table:table-cell table:formula="of:=IF([Data.Z33]=&quot;True&quot;;&quot;Challenged&quot;;IF([Data.AA3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3]+[Data.T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3]+[Data.V3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IF([Data.G34]=[Keys.$A$10];1;0)" office:value-type="float" office:value="1" calcext:value-type="float">
            <text:p>1</text:p>
          </table:table-cell>
          <table:table-cell table:formula="of:=IF([.B34]=0;IF([Data.F34]=[Keys.$A$10];1;0);0)" office:value-type="float" office:value="0" calcext:value-type="float">
            <text:p>0</text:p>
          </table:table-cell>
          <table:table-cell table:formula="of:=IF([Data.G34]=[Keys.I34];1;0)" office:value-type="float" office:value="0" calcext:value-type="float">
            <text:p>0</text:p>
          </table:table-cell>
          <table:table-cell table:formula="of:=IF([.D34]=0;IF([Data.F34]=[Keys.I34];1;0);0)" office:value-type="float" office:value="0" calcext:value-type="float">
            <text:p>0</text:p>
          </table:table-cell>
          <table:table-cell table:formula="of:=IF([Data.G34]=[Keys.J34];1;0)" office:value-type="float" office:value="0" calcext:value-type="float">
            <text:p>0</text:p>
          </table:table-cell>
          <table:table-cell table:formula="of:=IF([.F34]=0;IF([Data.F34]=[Keys.J34];1;0);0)" office:value-type="float" office:value="0" calcext:value-type="float">
            <text:p>0</text:p>
          </table:table-cell>
          <table:table-cell table:formula="of:=IF([Data.G34]=[Keys.K34];1;0)" office:value-type="float" office:value="0" calcext:value-type="float">
            <text:p>0</text:p>
          </table:table-cell>
          <table:table-cell table:formula="of:=IF([.H34]=0;IF([Data.F34]=[Keys.K34];1;0);0)" office:value-type="float" office:value="0" calcext:value-type="float">
            <text:p>0</text:p>
          </table:table-cell>
          <table:table-cell table:formula="of:=IF([Data.G34]=[Keys.L34];1;0)" office:value-type="float" office:value="0" calcext:value-type="float">
            <text:p>0</text:p>
          </table:table-cell>
          <table:table-cell table:formula="of:=IF([.J34]=0;IF([Data.F34]=[Keys.L34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34];MATCH([Keys.I34];[Keys.$D$2:.$D$9];0))" office:value-type="float" office:value="1" calcext:value-type="float">
            <text:p>1</text:p>
          </table:table-cell>
          <table:table-cell table:formula="of:=[.S34]" office:value-type="float" office:value="1" calcext:value-type="float">
            <text:p>1</text:p>
          </table:table-cell>
          <table:table-cell table:formula="of:=INDEX([Data.$K$2:.$R$359];[Keys.$M34];MATCH([Keys.J34];[Keys.$D$2:.$D$9];0))" office:value-type="float" office:value="0" calcext:value-type="float">
            <text:p>0</text:p>
          </table:table-cell>
          <table:table-cell table:formula="of:=[.U34]" office:value-type="float" office:value="0" calcext:value-type="float">
            <text:p>0</text:p>
          </table:table-cell>
          <table:table-cell table:formula="of:=INDEX([Data.$K$2:.$R$359];[Keys.$M34];MATCH([Keys.K34];[Keys.$D$2:.$D$9];0))" office:value-type="float" office:value="0" calcext:value-type="float">
            <text:p>0</text:p>
          </table:table-cell>
          <table:table-cell table:formula="of:=[.W34]" office:value-type="float" office:value="0" calcext:value-type="float">
            <text:p>0</text:p>
          </table:table-cell>
          <table:table-cell table:formula="of:=INDEX([Data.$K$2:.$R$359];[Keys.$M34];MATCH([Keys.L34];[Keys.$D$2:.$D$9];0))" office:value-type="float" office:value="0" calcext:value-type="float">
            <text:p>0</text:p>
          </table:table-cell>
          <table:table-cell table:formula="of:=[.Y34]" office:value-type="float" office:value="0" calcext:value-type="float">
            <text:p>0</text:p>
          </table:table-cell>
          <table:table-cell table:formula="of:=IF([Data.Z34]=&quot;True&quot;;&quot;Challenged&quot;;IF([Data.AA34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4]+[Data.T3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D34]+[Data.V3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IF([Data.G35]=[Keys.$A$10];1;0)" office:value-type="float" office:value="0" calcext:value-type="float">
            <text:p>0</text:p>
          </table:table-cell>
          <table:table-cell table:formula="of:=IF([.B35]=0;IF([Data.F35]=[Keys.$A$10];1;0);0)" office:value-type="float" office:value="0" calcext:value-type="float">
            <text:p>0</text:p>
          </table:table-cell>
          <table:table-cell table:formula="of:=IF([Data.G35]=[Keys.I35];1;0)" office:value-type="float" office:value="0" calcext:value-type="float">
            <text:p>0</text:p>
          </table:table-cell>
          <table:table-cell table:formula="of:=IF([.D35]=0;IF([Data.F35]=[Keys.I35];1;0);0)" office:value-type="float" office:value="0" calcext:value-type="float">
            <text:p>0</text:p>
          </table:table-cell>
          <table:table-cell table:formula="of:=IF([Data.G35]=[Keys.J35];1;0)" office:value-type="float" office:value="0" calcext:value-type="float">
            <text:p>0</text:p>
          </table:table-cell>
          <table:table-cell table:formula="of:=IF([.F35]=0;IF([Data.F35]=[Keys.J35];1;0);0)" office:value-type="float" office:value="0" calcext:value-type="float">
            <text:p>0</text:p>
          </table:table-cell>
          <table:table-cell table:formula="of:=IF([Data.G35]=[Keys.K35];1;0)" office:value-type="float" office:value="0" calcext:value-type="float">
            <text:p>0</text:p>
          </table:table-cell>
          <table:table-cell table:formula="of:=IF([.H35]=0;IF([Data.F35]=[Keys.K35];1;0);0)" office:value-type="float" office:value="0" calcext:value-type="float">
            <text:p>0</text:p>
          </table:table-cell>
          <table:table-cell table:formula="of:=IF([Data.G35]=[Keys.L35];1;0)" office:value-type="float" office:value="0" calcext:value-type="float">
            <text:p>0</text:p>
          </table:table-cell>
          <table:table-cell table:formula="of:=IF([.J35]=0;IF([Data.F35]=[Keys.L3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5];MATCH([Keys.I35];[Keys.$D$2:.$D$9];0))" office:value-type="float" office:value="0" calcext:value-type="float">
            <text:p>0</text:p>
          </table:table-cell>
          <table:table-cell table:formula="of:=[.S35]" office:value-type="float" office:value="0" calcext:value-type="float">
            <text:p>0</text:p>
          </table:table-cell>
          <table:table-cell table:formula="of:=INDEX([Data.$K$2:.$R$359];[Keys.$M35];MATCH([Keys.J35];[Keys.$D$2:.$D$9];0))" office:value-type="float" office:value="0" calcext:value-type="float">
            <text:p>0</text:p>
          </table:table-cell>
          <table:table-cell table:formula="of:=[.U35]" office:value-type="float" office:value="0" calcext:value-type="float">
            <text:p>0</text:p>
          </table:table-cell>
          <table:table-cell table:formula="of:=INDEX([Data.$K$2:.$R$359];[Keys.$M35];MATCH([Keys.K35];[Keys.$D$2:.$D$9];0))" office:value-type="float" office:value="0" calcext:value-type="float">
            <text:p>0</text:p>
          </table:table-cell>
          <table:table-cell table:formula="of:=[.W35]" office:value-type="float" office:value="0" calcext:value-type="float">
            <text:p>0</text:p>
          </table:table-cell>
          <table:table-cell table:formula="of:=INDEX([Data.$K$2:.$R$359];[Keys.$M35];MATCH([Keys.L35];[Keys.$D$2:.$D$9];0))" office:value-type="float" office:value="3" calcext:value-type="float">
            <text:p>3</text:p>
          </table:table-cell>
          <table:table-cell table:formula="of:=[.Y35]" office:value-type="float" office:value="3" calcext:value-type="float">
            <text:p>3</text:p>
          </table:table-cell>
          <table:table-cell table:formula="of:=IF([Data.Z35]=&quot;True&quot;;&quot;Challenged&quot;;IF([Data.AA3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5]+[Data.T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5]+[Data.V35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IF([Data.G36]=[Keys.$A$10];1;0)" office:value-type="float" office:value="0" calcext:value-type="float">
            <text:p>0</text:p>
          </table:table-cell>
          <table:table-cell table:formula="of:=IF([.B36]=0;IF([Data.F36]=[Keys.$A$10];1;0);0)" office:value-type="float" office:value="0" calcext:value-type="float">
            <text:p>0</text:p>
          </table:table-cell>
          <table:table-cell table:formula="of:=IF([Data.G36]=[Keys.I36];1;0)" office:value-type="float" office:value="0" calcext:value-type="float">
            <text:p>0</text:p>
          </table:table-cell>
          <table:table-cell table:formula="of:=IF([.D36]=0;IF([Data.F36]=[Keys.I36];1;0);0)" office:value-type="float" office:value="0" calcext:value-type="float">
            <text:p>0</text:p>
          </table:table-cell>
          <table:table-cell table:formula="of:=IF([Data.G36]=[Keys.J36];1;0)" office:value-type="float" office:value="0" calcext:value-type="float">
            <text:p>0</text:p>
          </table:table-cell>
          <table:table-cell table:formula="of:=IF([.F36]=0;IF([Data.F36]=[Keys.J36];1;0);0)" office:value-type="float" office:value="0" calcext:value-type="float">
            <text:p>0</text:p>
          </table:table-cell>
          <table:table-cell table:formula="of:=IF([Data.G36]=[Keys.K36];1;0)" office:value-type="float" office:value="0" calcext:value-type="float">
            <text:p>0</text:p>
          </table:table-cell>
          <table:table-cell table:formula="of:=IF([.H36]=0;IF([Data.F36]=[Keys.K36];1;0);0)" office:value-type="float" office:value="0" calcext:value-type="float">
            <text:p>0</text:p>
          </table:table-cell>
          <table:table-cell table:formula="of:=IF([Data.G36]=[Keys.L36];1;0)" office:value-type="float" office:value="0" calcext:value-type="float">
            <text:p>0</text:p>
          </table:table-cell>
          <table:table-cell table:formula="of:=IF([.J36]=0;IF([Data.F36]=[Keys.L3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6];MATCH([Keys.I36];[Keys.$D$2:.$D$9];0))" office:value-type="float" office:value="2" calcext:value-type="float">
            <text:p>2</text:p>
          </table:table-cell>
          <table:table-cell table:formula="of:=[.S36]" office:value-type="float" office:value="2" calcext:value-type="float">
            <text:p>2</text:p>
          </table:table-cell>
          <table:table-cell table:formula="of:=INDEX([Data.$K$2:.$R$359];[Keys.$M36];MATCH([Keys.J36];[Keys.$D$2:.$D$9];0))" office:value-type="float" office:value="0" calcext:value-type="float">
            <text:p>0</text:p>
          </table:table-cell>
          <table:table-cell table:formula="of:=[.U36]" office:value-type="float" office:value="0" calcext:value-type="float">
            <text:p>0</text:p>
          </table:table-cell>
          <table:table-cell table:formula="of:=INDEX([Data.$K$2:.$R$359];[Keys.$M36];MATCH([Keys.K36];[Keys.$D$2:.$D$9];0))" office:value-type="float" office:value="0" calcext:value-type="float">
            <text:p>0</text:p>
          </table:table-cell>
          <table:table-cell table:formula="of:=[.W36]" office:value-type="float" office:value="0" calcext:value-type="float">
            <text:p>0</text:p>
          </table:table-cell>
          <table:table-cell table:formula="of:=INDEX([Data.$K$2:.$R$359];[Keys.$M36];MATCH([Keys.L36];[Keys.$D$2:.$D$9];0))" office:value-type="float" office:value="1" calcext:value-type="float">
            <text:p>1</text:p>
          </table:table-cell>
          <table:table-cell table:formula="of:=[.Y36]" office:value-type="float" office:value="1" calcext:value-type="float">
            <text:p>1</text:p>
          </table:table-cell>
          <table:table-cell table:formula="of:=IF([Data.Z36]=&quot;True&quot;;&quot;Challenged&quot;;IF([Data.AA36]=&quot;True&quot;;&quot;Scaled&quot;;&quot;None&quot;))" office:value-type="string" office:string-value="None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.AB36]+[Data.T3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D36]+[Data.V36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IF([Data.G37]=[Keys.$A$10];1;0)" office:value-type="float" office:value="0" calcext:value-type="float">
            <text:p>0</text:p>
          </table:table-cell>
          <table:table-cell table:formula="of:=IF([.B37]=0;IF([Data.F37]=[Keys.$A$10];1;0);0)" office:value-type="float" office:value="0" calcext:value-type="float">
            <text:p>0</text:p>
          </table:table-cell>
          <table:table-cell table:formula="of:=IF([Data.G37]=[Keys.I37];1;0)" office:value-type="float" office:value="0" calcext:value-type="float">
            <text:p>0</text:p>
          </table:table-cell>
          <table:table-cell table:formula="of:=IF([.D37]=0;IF([Data.F37]=[Keys.I37];1;0);0)" office:value-type="float" office:value="0" calcext:value-type="float">
            <text:p>0</text:p>
          </table:table-cell>
          <table:table-cell table:formula="of:=IF([Data.G37]=[Keys.J37];1;0)" office:value-type="float" office:value="0" calcext:value-type="float">
            <text:p>0</text:p>
          </table:table-cell>
          <table:table-cell table:formula="of:=IF([.F37]=0;IF([Data.F37]=[Keys.J37];1;0);0)" office:value-type="float" office:value="0" calcext:value-type="float">
            <text:p>0</text:p>
          </table:table-cell>
          <table:table-cell table:formula="of:=IF([Data.G37]=[Keys.K37];1;0)" office:value-type="float" office:value="0" calcext:value-type="float">
            <text:p>0</text:p>
          </table:table-cell>
          <table:table-cell table:formula="of:=IF([.H37]=0;IF([Data.F37]=[Keys.K37];1;0);0)" office:value-type="float" office:value="0" calcext:value-type="float">
            <text:p>0</text:p>
          </table:table-cell>
          <table:table-cell table:formula="of:=IF([Data.G37]=[Keys.L37];1;0)" office:value-type="float" office:value="0" calcext:value-type="float">
            <text:p>0</text:p>
          </table:table-cell>
          <table:table-cell table:formula="of:=IF([.J37]=0;IF([Data.F37]=[Keys.L37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37];MATCH([Keys.I37];[Keys.$D$2:.$D$9];0))" office:value-type="float" office:value="0" calcext:value-type="float">
            <text:p>0</text:p>
          </table:table-cell>
          <table:table-cell table:formula="of:=[.S37]" office:value-type="float" office:value="0" calcext:value-type="float">
            <text:p>0</text:p>
          </table:table-cell>
          <table:table-cell table:formula="of:=INDEX([Data.$K$2:.$R$359];[Keys.$M37];MATCH([Keys.J37];[Keys.$D$2:.$D$9];0))" office:value-type="float" office:value="0" calcext:value-type="float">
            <text:p>0</text:p>
          </table:table-cell>
          <table:table-cell table:formula="of:=[.U37]" office:value-type="float" office:value="0" calcext:value-type="float">
            <text:p>0</text:p>
          </table:table-cell>
          <table:table-cell table:formula="of:=INDEX([Data.$K$2:.$R$359];[Keys.$M37];MATCH([Keys.K37];[Keys.$D$2:.$D$9];0))" office:value-type="float" office:value="0" calcext:value-type="float">
            <text:p>0</text:p>
          </table:table-cell>
          <table:table-cell table:formula="of:=[.W37]" office:value-type="float" office:value="0" calcext:value-type="float">
            <text:p>0</text:p>
          </table:table-cell>
          <table:table-cell table:formula="of:=INDEX([Data.$K$2:.$R$359];[Keys.$M37];MATCH([Keys.L37];[Keys.$D$2:.$D$9];0))" office:value-type="float" office:value="0" calcext:value-type="float">
            <text:p>0</text:p>
          </table:table-cell>
          <table:table-cell table:formula="of:=[.Y37]" office:value-type="float" office:value="0" calcext:value-type="float">
            <text:p>0</text:p>
          </table:table-cell>
          <table:table-cell table:formula="of:=IF([Data.Z37]=&quot;True&quot;;&quot;Challenged&quot;;IF([Data.AA3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7]+[Data.T37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37]+[Data.V37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IF([Data.G38]=[Keys.$A$10];1;0)" office:value-type="float" office:value="0" calcext:value-type="float">
            <text:p>0</text:p>
          </table:table-cell>
          <table:table-cell table:formula="of:=IF([.B38]=0;IF([Data.F38]=[Keys.$A$10];1;0);0)" office:value-type="float" office:value="1" calcext:value-type="float">
            <text:p>1</text:p>
          </table:table-cell>
          <table:table-cell table:formula="of:=IF([Data.G38]=[Keys.I38];1;0)" office:value-type="float" office:value="0" calcext:value-type="float">
            <text:p>0</text:p>
          </table:table-cell>
          <table:table-cell table:formula="of:=IF([.D38]=0;IF([Data.F38]=[Keys.I38];1;0);0)" office:value-type="float" office:value="0" calcext:value-type="float">
            <text:p>0</text:p>
          </table:table-cell>
          <table:table-cell table:formula="of:=IF([Data.G38]=[Keys.J38];1;0)" office:value-type="float" office:value="0" calcext:value-type="float">
            <text:p>0</text:p>
          </table:table-cell>
          <table:table-cell table:formula="of:=IF([.F38]=0;IF([Data.F38]=[Keys.J38];1;0);0)" office:value-type="float" office:value="0" calcext:value-type="float">
            <text:p>0</text:p>
          </table:table-cell>
          <table:table-cell table:formula="of:=IF([Data.G38]=[Keys.K38];1;0)" office:value-type="float" office:value="0" calcext:value-type="float">
            <text:p>0</text:p>
          </table:table-cell>
          <table:table-cell table:formula="of:=IF([.H38]=0;IF([Data.F38]=[Keys.K38];1;0);0)" office:value-type="float" office:value="0" calcext:value-type="float">
            <text:p>0</text:p>
          </table:table-cell>
          <table:table-cell table:formula="of:=IF([Data.G38]=[Keys.L38];1;0)" office:value-type="float" office:value="0" calcext:value-type="float">
            <text:p>0</text:p>
          </table:table-cell>
          <table:table-cell table:formula="of:=IF([.J38]=0;IF([Data.F38]=[Keys.L38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38];MATCH([Keys.I38];[Keys.$D$2:.$D$9];0))" office:value-type="float" office:value="0" calcext:value-type="float">
            <text:p>0</text:p>
          </table:table-cell>
          <table:table-cell table:formula="of:=[.S38]" office:value-type="float" office:value="0" calcext:value-type="float">
            <text:p>0</text:p>
          </table:table-cell>
          <table:table-cell table:formula="of:=INDEX([Data.$K$2:.$R$359];[Keys.$M38];MATCH([Keys.J38];[Keys.$D$2:.$D$9];0))" office:value-type="float" office:value="0" calcext:value-type="float">
            <text:p>0</text:p>
          </table:table-cell>
          <table:table-cell table:formula="of:=[.U38]" office:value-type="float" office:value="0" calcext:value-type="float">
            <text:p>0</text:p>
          </table:table-cell>
          <table:table-cell table:formula="of:=INDEX([Data.$K$2:.$R$359];[Keys.$M38];MATCH([Keys.K38];[Keys.$D$2:.$D$9];0))" office:value-type="float" office:value="0" calcext:value-type="float">
            <text:p>0</text:p>
          </table:table-cell>
          <table:table-cell table:formula="of:=[.W38]" office:value-type="float" office:value="0" calcext:value-type="float">
            <text:p>0</text:p>
          </table:table-cell>
          <table:table-cell table:formula="of:=INDEX([Data.$K$2:.$R$359];[Keys.$M38];MATCH([Keys.L38];[Keys.$D$2:.$D$9];0))" office:value-type="float" office:value="0" calcext:value-type="float">
            <text:p>0</text:p>
          </table:table-cell>
          <table:table-cell table:formula="of:=[.Y38]" office:value-type="float" office:value="0" calcext:value-type="float">
            <text:p>0</text:p>
          </table:table-cell>
          <table:table-cell table:formula="of:=IF([Data.Z38]=&quot;True&quot;;&quot;Challenged&quot;;IF([Data.AA3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8]+[Data.T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8]+[Data.V3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formula="of:=IF([Data.G39]=[Keys.$A$10];1;0)" office:value-type="float" office:value="0" calcext:value-type="float">
            <text:p>0</text:p>
          </table:table-cell>
          <table:table-cell table:formula="of:=IF([.B39]=0;IF([Data.F39]=[Keys.$A$10];1;0);0)" office:value-type="float" office:value="0" calcext:value-type="float">
            <text:p>0</text:p>
          </table:table-cell>
          <table:table-cell table:formula="of:=IF([Data.G39]=[Keys.I39];1;0)" office:value-type="float" office:value="0" calcext:value-type="float">
            <text:p>0</text:p>
          </table:table-cell>
          <table:table-cell table:formula="of:=IF([.D39]=0;IF([Data.F39]=[Keys.I39];1;0);0)" office:value-type="float" office:value="0" calcext:value-type="float">
            <text:p>0</text:p>
          </table:table-cell>
          <table:table-cell table:formula="of:=IF([Data.G39]=[Keys.J39];1;0)" office:value-type="float" office:value="0" calcext:value-type="float">
            <text:p>0</text:p>
          </table:table-cell>
          <table:table-cell table:formula="of:=IF([.F39]=0;IF([Data.F39]=[Keys.J39];1;0);0)" office:value-type="float" office:value="0" calcext:value-type="float">
            <text:p>0</text:p>
          </table:table-cell>
          <table:table-cell table:formula="of:=IF([Data.G39]=[Keys.K39];1;0)" office:value-type="float" office:value="0" calcext:value-type="float">
            <text:p>0</text:p>
          </table:table-cell>
          <table:table-cell table:formula="of:=IF([.H39]=0;IF([Data.F39]=[Keys.K39];1;0);0)" office:value-type="float" office:value="0" calcext:value-type="float">
            <text:p>0</text:p>
          </table:table-cell>
          <table:table-cell table:formula="of:=IF([Data.G39]=[Keys.L39];1;0)" office:value-type="float" office:value="0" calcext:value-type="float">
            <text:p>0</text:p>
          </table:table-cell>
          <table:table-cell table:formula="of:=IF([.J39]=0;IF([Data.F39]=[Keys.L39];1;0);0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9];MATCH([Keys.I39];[Keys.$D$2:.$D$9];0))" office:value-type="float" office:value="0" calcext:value-type="float">
            <text:p>0</text:p>
          </table:table-cell>
          <table:table-cell table:formula="of:=[.S39]" office:value-type="float" office:value="0" calcext:value-type="float">
            <text:p>0</text:p>
          </table:table-cell>
          <table:table-cell table:formula="of:=INDEX([Data.$K$2:.$R$359];[Keys.$M39];MATCH([Keys.J39];[Keys.$D$2:.$D$9];0))" office:value-type="float" office:value="0" calcext:value-type="float">
            <text:p>0</text:p>
          </table:table-cell>
          <table:table-cell table:formula="of:=[.U39]" office:value-type="float" office:value="0" calcext:value-type="float">
            <text:p>0</text:p>
          </table:table-cell>
          <table:table-cell table:formula="of:=INDEX([Data.$K$2:.$R$359];[Keys.$M39];MATCH([Keys.K39];[Keys.$D$2:.$D$9];0))" office:value-type="float" office:value="0" calcext:value-type="float">
            <text:p>0</text:p>
          </table:table-cell>
          <table:table-cell table:formula="of:=[.W39]" office:value-type="float" office:value="0" calcext:value-type="float">
            <text:p>0</text:p>
          </table:table-cell>
          <table:table-cell table:formula="of:=INDEX([Data.$K$2:.$R$359];[Keys.$M39];MATCH([Keys.L39];[Keys.$D$2:.$D$9];0))" office:value-type="float" office:value="2" calcext:value-type="float">
            <text:p>2</text:p>
          </table:table-cell>
          <table:table-cell table:formula="of:=[.Y39]" office:value-type="float" office:value="2" calcext:value-type="float">
            <text:p>2</text:p>
          </table:table-cell>
          <table:table-cell table:formula="of:=IF([Data.Z39]=&quot;True&quot;;&quot;Challenged&quot;;IF([Data.AA3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9]+[Data.T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9]+[Data.V3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Data.G40]=[Keys.$A$10];1;0)" office:value-type="float" office:value="0" calcext:value-type="float">
            <text:p>0</text:p>
          </table:table-cell>
          <table:table-cell table:formula="of:=IF([.B40]=0;IF([Data.F40]=[Keys.$A$10];1;0);0)" office:value-type="float" office:value="0" calcext:value-type="float">
            <text:p>0</text:p>
          </table:table-cell>
          <table:table-cell table:formula="of:=IF([Data.G40]=[Keys.I40];1;0)" office:value-type="float" office:value="0" calcext:value-type="float">
            <text:p>0</text:p>
          </table:table-cell>
          <table:table-cell table:formula="of:=IF([.D40]=0;IF([Data.F40]=[Keys.I40];1;0);0)" office:value-type="float" office:value="0" calcext:value-type="float">
            <text:p>0</text:p>
          </table:table-cell>
          <table:table-cell table:formula="of:=IF([Data.G40]=[Keys.J40];1;0)" office:value-type="float" office:value="0" calcext:value-type="float">
            <text:p>0</text:p>
          </table:table-cell>
          <table:table-cell table:formula="of:=IF([.F40]=0;IF([Data.F40]=[Keys.J40];1;0);0)" office:value-type="float" office:value="0" calcext:value-type="float">
            <text:p>0</text:p>
          </table:table-cell>
          <table:table-cell table:formula="of:=IF([Data.G40]=[Keys.K40];1;0)" office:value-type="float" office:value="0" calcext:value-type="float">
            <text:p>0</text:p>
          </table:table-cell>
          <table:table-cell table:formula="of:=IF([.H40]=0;IF([Data.F40]=[Keys.K40];1;0);0)" office:value-type="float" office:value="0" calcext:value-type="float">
            <text:p>0</text:p>
          </table:table-cell>
          <table:table-cell table:formula="of:=IF([Data.G40]=[Keys.L40];1;0)" office:value-type="float" office:value="0" calcext:value-type="float">
            <text:p>0</text:p>
          </table:table-cell>
          <table:table-cell table:formula="of:=IF([.J40]=0;IF([Data.F40]=[Keys.L4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40];MATCH([Keys.I40];[Keys.$D$2:.$D$9];0))" office:value-type="float" office:value="0" calcext:value-type="float">
            <text:p>0</text:p>
          </table:table-cell>
          <table:table-cell table:formula="of:=[.S40]" office:value-type="float" office:value="0" calcext:value-type="float">
            <text:p>0</text:p>
          </table:table-cell>
          <table:table-cell table:formula="of:=INDEX([Data.$K$2:.$R$359];[Keys.$M40];MATCH([Keys.J40];[Keys.$D$2:.$D$9];0))" office:value-type="float" office:value="0" calcext:value-type="float">
            <text:p>0</text:p>
          </table:table-cell>
          <table:table-cell table:formula="of:=[.U40]" office:value-type="float" office:value="0" calcext:value-type="float">
            <text:p>0</text:p>
          </table:table-cell>
          <table:table-cell table:formula="of:=INDEX([Data.$K$2:.$R$359];[Keys.$M40];MATCH([Keys.K40];[Keys.$D$2:.$D$9];0))" office:value-type="float" office:value="0" calcext:value-type="float">
            <text:p>0</text:p>
          </table:table-cell>
          <table:table-cell table:formula="of:=[.W40]" office:value-type="float" office:value="0" calcext:value-type="float">
            <text:p>0</text:p>
          </table:table-cell>
          <table:table-cell table:formula="of:=INDEX([Data.$K$2:.$R$359];[Keys.$M40];MATCH([Keys.L40];[Keys.$D$2:.$D$9];0))" office:value-type="float" office:value="0" calcext:value-type="float">
            <text:p>0</text:p>
          </table:table-cell>
          <table:table-cell table:formula="of:=[.Y40]" office:value-type="float" office:value="0" calcext:value-type="float">
            <text:p>0</text:p>
          </table:table-cell>
          <table:table-cell table:formula="of:=IF([Data.Z40]=&quot;True&quot;;&quot;Challenged&quot;;IF([Data.AA4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40]+[Data.T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0]+[Data.V4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IF([Data.G41]=[Keys.$A$10];1;0)" office:value-type="float" office:value="0" calcext:value-type="float">
            <text:p>0</text:p>
          </table:table-cell>
          <table:table-cell table:formula="of:=IF([.B41]=0;IF([Data.F41]=[Keys.$A$10];1;0);0)" office:value-type="float" office:value="0" calcext:value-type="float">
            <text:p>0</text:p>
          </table:table-cell>
          <table:table-cell table:formula="of:=IF([Data.G41]=[Keys.I41];1;0)" office:value-type="float" office:value="0" calcext:value-type="float">
            <text:p>0</text:p>
          </table:table-cell>
          <table:table-cell table:formula="of:=IF([.D41]=0;IF([Data.F41]=[Keys.I41];1;0);0)" office:value-type="float" office:value="0" calcext:value-type="float">
            <text:p>0</text:p>
          </table:table-cell>
          <table:table-cell table:formula="of:=IF([Data.G41]=[Keys.J41];1;0)" office:value-type="float" office:value="0" calcext:value-type="float">
            <text:p>0</text:p>
          </table:table-cell>
          <table:table-cell table:formula="of:=IF([.F41]=0;IF([Data.F41]=[Keys.J41];1;0);0)" office:value-type="float" office:value="0" calcext:value-type="float">
            <text:p>0</text:p>
          </table:table-cell>
          <table:table-cell table:formula="of:=IF([Data.G41]=[Keys.K41];1;0)" office:value-type="float" office:value="0" calcext:value-type="float">
            <text:p>0</text:p>
          </table:table-cell>
          <table:table-cell table:formula="of:=IF([.H41]=0;IF([Data.F41]=[Keys.K41];1;0);0)" office:value-type="float" office:value="0" calcext:value-type="float">
            <text:p>0</text:p>
          </table:table-cell>
          <table:table-cell table:formula="of:=IF([Data.G41]=[Keys.L41];1;0)" office:value-type="float" office:value="0" calcext:value-type="float">
            <text:p>0</text:p>
          </table:table-cell>
          <table:table-cell table:formula="of:=IF([.J41]=0;IF([Data.F41]=[Keys.L41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41];MATCH([Keys.I41];[Keys.$D$2:.$D$9];0))" office:value-type="float" office:value="0" calcext:value-type="float">
            <text:p>0</text:p>
          </table:table-cell>
          <table:table-cell table:formula="of:=[.S41]" office:value-type="float" office:value="0" calcext:value-type="float">
            <text:p>0</text:p>
          </table:table-cell>
          <table:table-cell table:formula="of:=INDEX([Data.$K$2:.$R$359];[Keys.$M41];MATCH([Keys.J41];[Keys.$D$2:.$D$9];0))" office:value-type="float" office:value="1" calcext:value-type="float">
            <text:p>1</text:p>
          </table:table-cell>
          <table:table-cell table:formula="of:=[.U41]" office:value-type="float" office:value="1" calcext:value-type="float">
            <text:p>1</text:p>
          </table:table-cell>
          <table:table-cell table:formula="of:=INDEX([Data.$K$2:.$R$359];[Keys.$M41];MATCH([Keys.K41];[Keys.$D$2:.$D$9];0))" office:value-type="float" office:value="0" calcext:value-type="float">
            <text:p>0</text:p>
          </table:table-cell>
          <table:table-cell table:formula="of:=[.W41]" office:value-type="float" office:value="0" calcext:value-type="float">
            <text:p>0</text:p>
          </table:table-cell>
          <table:table-cell table:formula="of:=INDEX([Data.$K$2:.$R$359];[Keys.$M41];MATCH([Keys.L41];[Keys.$D$2:.$D$9];0))" office:value-type="float" office:value="0" calcext:value-type="float">
            <text:p>0</text:p>
          </table:table-cell>
          <table:table-cell table:formula="of:=[.Y41]" office:value-type="float" office:value="0" calcext:value-type="float">
            <text:p>0</text:p>
          </table:table-cell>
          <table:table-cell table:formula="of:=IF([Data.Z41]=&quot;True&quot;;&quot;Challenged&quot;;IF([Data.AA41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41]+[Data.T41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D41]+[Data.V41]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IF([Data.G42]=[Keys.$A$10];1;0)" office:value-type="float" office:value="0" calcext:value-type="float">
            <text:p>0</text:p>
          </table:table-cell>
          <table:table-cell table:formula="of:=IF([.B42]=0;IF([Data.F42]=[Keys.$A$10];1;0);0)" office:value-type="float" office:value="0" calcext:value-type="float">
            <text:p>0</text:p>
          </table:table-cell>
          <table:table-cell table:formula="of:=IF([Data.G42]=[Keys.I42];1;0)" office:value-type="float" office:value="0" calcext:value-type="float">
            <text:p>0</text:p>
          </table:table-cell>
          <table:table-cell table:formula="of:=IF([.D42]=0;IF([Data.F42]=[Keys.I42];1;0);0)" office:value-type="float" office:value="0" calcext:value-type="float">
            <text:p>0</text:p>
          </table:table-cell>
          <table:table-cell table:formula="of:=IF([Data.G42]=[Keys.J42];1;0)" office:value-type="float" office:value="0" calcext:value-type="float">
            <text:p>0</text:p>
          </table:table-cell>
          <table:table-cell table:formula="of:=IF([.F42]=0;IF([Data.F42]=[Keys.J42];1;0);0)" office:value-type="float" office:value="0" calcext:value-type="float">
            <text:p>0</text:p>
          </table:table-cell>
          <table:table-cell table:formula="of:=IF([Data.G42]=[Keys.K42];1;0)" office:value-type="float" office:value="0" calcext:value-type="float">
            <text:p>0</text:p>
          </table:table-cell>
          <table:table-cell table:formula="of:=IF([.H42]=0;IF([Data.F42]=[Keys.K42];1;0);0)" office:value-type="float" office:value="0" calcext:value-type="float">
            <text:p>0</text:p>
          </table:table-cell>
          <table:table-cell table:formula="of:=IF([Data.G42]=[Keys.L42];1;0)" office:value-type="float" office:value="0" calcext:value-type="float">
            <text:p>0</text:p>
          </table:table-cell>
          <table:table-cell table:formula="of:=IF([.J42]=0;IF([Data.F42]=[Keys.L4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42];MATCH([Keys.I42];[Keys.$D$2:.$D$9];0))" office:value-type="float" office:value="0" calcext:value-type="float">
            <text:p>0</text:p>
          </table:table-cell>
          <table:table-cell table:formula="of:=[.S42]" office:value-type="float" office:value="0" calcext:value-type="float">
            <text:p>0</text:p>
          </table:table-cell>
          <table:table-cell table:formula="of:=INDEX([Data.$K$2:.$R$359];[Keys.$M42];MATCH([Keys.J42];[Keys.$D$2:.$D$9];0))" office:value-type="float" office:value="0" calcext:value-type="float">
            <text:p>0</text:p>
          </table:table-cell>
          <table:table-cell table:formula="of:=[.U42]" office:value-type="float" office:value="0" calcext:value-type="float">
            <text:p>0</text:p>
          </table:table-cell>
          <table:table-cell table:formula="of:=INDEX([Data.$K$2:.$R$359];[Keys.$M42];MATCH([Keys.K42];[Keys.$D$2:.$D$9];0))" office:value-type="float" office:value="0" calcext:value-type="float">
            <text:p>0</text:p>
          </table:table-cell>
          <table:table-cell table:formula="of:=[.W42]" office:value-type="float" office:value="0" calcext:value-type="float">
            <text:p>0</text:p>
          </table:table-cell>
          <table:table-cell table:formula="of:=INDEX([Data.$K$2:.$R$359];[Keys.$M42];MATCH([Keys.L42];[Keys.$D$2:.$D$9];0))" office:value-type="float" office:value="0" calcext:value-type="float">
            <text:p>0</text:p>
          </table:table-cell>
          <table:table-cell table:formula="of:=[.Y42]" office:value-type="float" office:value="0" calcext:value-type="float">
            <text:p>0</text:p>
          </table:table-cell>
          <table:table-cell table:formula="of:=IF([Data.Z42]=&quot;True&quot;;&quot;Challenged&quot;;IF([Data.AA4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42]+[Data.T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2]+[Data.V4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IF([Data.G43]=[Keys.$A$10];1;0)" office:value-type="float" office:value="0" calcext:value-type="float">
            <text:p>0</text:p>
          </table:table-cell>
          <table:table-cell table:formula="of:=IF([.B43]=0;IF([Data.F43]=[Keys.$A$10];1;0);0)" office:value-type="float" office:value="0" calcext:value-type="float">
            <text:p>0</text:p>
          </table:table-cell>
          <table:table-cell table:formula="of:=IF([Data.G43]=[Keys.I43];1;0)" office:value-type="float" office:value="0" calcext:value-type="float">
            <text:p>0</text:p>
          </table:table-cell>
          <table:table-cell table:formula="of:=IF([.D43]=0;IF([Data.F43]=[Keys.I43];1;0);0)" office:value-type="float" office:value="0" calcext:value-type="float">
            <text:p>0</text:p>
          </table:table-cell>
          <table:table-cell table:formula="of:=IF([Data.G43]=[Keys.J43];1;0)" office:value-type="float" office:value="0" calcext:value-type="float">
            <text:p>0</text:p>
          </table:table-cell>
          <table:table-cell table:formula="of:=IF([.F43]=0;IF([Data.F43]=[Keys.J43];1;0);0)" office:value-type="float" office:value="0" calcext:value-type="float">
            <text:p>0</text:p>
          </table:table-cell>
          <table:table-cell table:formula="of:=IF([Data.G43]=[Keys.K43];1;0)" office:value-type="float" office:value="0" calcext:value-type="float">
            <text:p>0</text:p>
          </table:table-cell>
          <table:table-cell table:formula="of:=IF([.H43]=0;IF([Data.F43]=[Keys.K43];1;0);0)" office:value-type="float" office:value="0" calcext:value-type="float">
            <text:p>0</text:p>
          </table:table-cell>
          <table:table-cell table:formula="of:=IF([Data.G43]=[Keys.L43];1;0)" office:value-type="float" office:value="0" calcext:value-type="float">
            <text:p>0</text:p>
          </table:table-cell>
          <table:table-cell table:formula="of:=IF([.J43]=0;IF([Data.F43]=[Keys.L4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43];MATCH([Keys.I43];[Keys.$D$2:.$D$9];0))" office:value-type="float" office:value="0" calcext:value-type="float">
            <text:p>0</text:p>
          </table:table-cell>
          <table:table-cell table:formula="of:=[.S43]" office:value-type="float" office:value="0" calcext:value-type="float">
            <text:p>0</text:p>
          </table:table-cell>
          <table:table-cell table:formula="of:=INDEX([Data.$K$2:.$R$359];[Keys.$M43];MATCH([Keys.J43];[Keys.$D$2:.$D$9];0))" office:value-type="float" office:value="0" calcext:value-type="float">
            <text:p>0</text:p>
          </table:table-cell>
          <table:table-cell table:formula="of:=[.U43]" office:value-type="float" office:value="0" calcext:value-type="float">
            <text:p>0</text:p>
          </table:table-cell>
          <table:table-cell table:formula="of:=INDEX([Data.$K$2:.$R$359];[Keys.$M43];MATCH([Keys.K43];[Keys.$D$2:.$D$9];0))" office:value-type="float" office:value="0" calcext:value-type="float">
            <text:p>0</text:p>
          </table:table-cell>
          <table:table-cell table:formula="of:=[.W43]" office:value-type="float" office:value="0" calcext:value-type="float">
            <text:p>0</text:p>
          </table:table-cell>
          <table:table-cell table:formula="of:=INDEX([Data.$K$2:.$R$359];[Keys.$M43];MATCH([Keys.L43];[Keys.$D$2:.$D$9];0))" office:value-type="float" office:value="0" calcext:value-type="float">
            <text:p>0</text:p>
          </table:table-cell>
          <table:table-cell table:formula="of:=[.Y43]" office:value-type="float" office:value="0" calcext:value-type="float">
            <text:p>0</text:p>
          </table:table-cell>
          <table:table-cell table:formula="of:=IF([Data.Z43]=&quot;True&quot;;&quot;Challenged&quot;;IF([Data.AA43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43]+[Data.T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3]+[Data.V4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IF([Data.G44]=[Keys.$A$10];1;0)" office:value-type="float" office:value="0" calcext:value-type="float">
            <text:p>0</text:p>
          </table:table-cell>
          <table:table-cell table:formula="of:=IF([.B44]=0;IF([Data.F44]=[Keys.$A$10];1;0);0)" office:value-type="float" office:value="0" calcext:value-type="float">
            <text:p>0</text:p>
          </table:table-cell>
          <table:table-cell table:formula="of:=IF([Data.G44]=[Keys.I44];1;0)" office:value-type="float" office:value="0" calcext:value-type="float">
            <text:p>0</text:p>
          </table:table-cell>
          <table:table-cell table:formula="of:=IF([.D44]=0;IF([Data.F44]=[Keys.I44];1;0);0)" office:value-type="float" office:value="0" calcext:value-type="float">
            <text:p>0</text:p>
          </table:table-cell>
          <table:table-cell table:formula="of:=IF([Data.G44]=[Keys.J44];1;0)" office:value-type="float" office:value="0" calcext:value-type="float">
            <text:p>0</text:p>
          </table:table-cell>
          <table:table-cell table:formula="of:=IF([.F44]=0;IF([Data.F44]=[Keys.J44];1;0);0)" office:value-type="float" office:value="0" calcext:value-type="float">
            <text:p>0</text:p>
          </table:table-cell>
          <table:table-cell table:formula="of:=IF([Data.G44]=[Keys.K44];1;0)" office:value-type="float" office:value="0" calcext:value-type="float">
            <text:p>0</text:p>
          </table:table-cell>
          <table:table-cell table:formula="of:=IF([.H44]=0;IF([Data.F44]=[Keys.K44];1;0);0)" office:value-type="float" office:value="0" calcext:value-type="float">
            <text:p>0</text:p>
          </table:table-cell>
          <table:table-cell table:formula="of:=IF([Data.G44]=[Keys.L44];1;0)" office:value-type="float" office:value="0" calcext:value-type="float">
            <text:p>0</text:p>
          </table:table-cell>
          <table:table-cell table:formula="of:=IF([.J44]=0;IF([Data.F44]=[Keys.L44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44];MATCH([Keys.I44];[Keys.$D$2:.$D$9];0))" office:value-type="float" office:value="0" calcext:value-type="float">
            <text:p>0</text:p>
          </table:table-cell>
          <table:table-cell table:formula="of:=[.S44]" office:value-type="float" office:value="0" calcext:value-type="float">
            <text:p>0</text:p>
          </table:table-cell>
          <table:table-cell table:formula="of:=INDEX([Data.$K$2:.$R$359];[Keys.$M44];MATCH([Keys.J44];[Keys.$D$2:.$D$9];0))" office:value-type="float" office:value="0" calcext:value-type="float">
            <text:p>0</text:p>
          </table:table-cell>
          <table:table-cell table:formula="of:=[.U44]" office:value-type="float" office:value="0" calcext:value-type="float">
            <text:p>0</text:p>
          </table:table-cell>
          <table:table-cell table:formula="of:=INDEX([Data.$K$2:.$R$359];[Keys.$M44];MATCH([Keys.K44];[Keys.$D$2:.$D$9];0))" office:value-type="float" office:value="2" calcext:value-type="float">
            <text:p>2</text:p>
          </table:table-cell>
          <table:table-cell table:formula="of:=[.W44]" office:value-type="float" office:value="2" calcext:value-type="float">
            <text:p>2</text:p>
          </table:table-cell>
          <table:table-cell table:formula="of:=INDEX([Data.$K$2:.$R$359];[Keys.$M44];MATCH([Keys.L44];[Keys.$D$2:.$D$9];0))" office:value-type="float" office:value="1" calcext:value-type="float">
            <text:p>1</text:p>
          </table:table-cell>
          <table:table-cell table:formula="of:=[.Y44]" office:value-type="float" office:value="1" calcext:value-type="float">
            <text:p>1</text:p>
          </table:table-cell>
          <table:table-cell table:formula="of:=IF([Data.Z44]=&quot;True&quot;;&quot;Challenged&quot;;IF([Data.AA44]=&quot;True&quot;;&quot;Scaled&quot;;&quot;None&quot;))" office:value-type="string" office:string-value="None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formula="of:=[.AB44]+[Data.T4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D44]+[Data.V4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IF([Data.G45]=[Keys.$A$10];1;0)" office:value-type="float" office:value="0" calcext:value-type="float">
            <text:p>0</text:p>
          </table:table-cell>
          <table:table-cell table:formula="of:=IF([.B45]=0;IF([Data.F45]=[Keys.$A$10];1;0);0)" office:value-type="float" office:value="0" calcext:value-type="float">
            <text:p>0</text:p>
          </table:table-cell>
          <table:table-cell table:formula="of:=IF([Data.G45]=[Keys.I45];1;0)" office:value-type="float" office:value="0" calcext:value-type="float">
            <text:p>0</text:p>
          </table:table-cell>
          <table:table-cell table:formula="of:=IF([.D45]=0;IF([Data.F45]=[Keys.I45];1;0);0)" office:value-type="float" office:value="0" calcext:value-type="float">
            <text:p>0</text:p>
          </table:table-cell>
          <table:table-cell table:formula="of:=IF([Data.G45]=[Keys.J45];1;0)" office:value-type="float" office:value="0" calcext:value-type="float">
            <text:p>0</text:p>
          </table:table-cell>
          <table:table-cell table:formula="of:=IF([.F45]=0;IF([Data.F45]=[Keys.J45];1;0);0)" office:value-type="float" office:value="0" calcext:value-type="float">
            <text:p>0</text:p>
          </table:table-cell>
          <table:table-cell table:formula="of:=IF([Data.G45]=[Keys.K45];1;0)" office:value-type="float" office:value="0" calcext:value-type="float">
            <text:p>0</text:p>
          </table:table-cell>
          <table:table-cell table:formula="of:=IF([.H45]=0;IF([Data.F45]=[Keys.K45];1;0);0)" office:value-type="float" office:value="0" calcext:value-type="float">
            <text:p>0</text:p>
          </table:table-cell>
          <table:table-cell table:formula="of:=IF([Data.G45]=[Keys.L45];1;0)" office:value-type="float" office:value="0" calcext:value-type="float">
            <text:p>0</text:p>
          </table:table-cell>
          <table:table-cell table:formula="of:=IF([.J45]=0;IF([Data.F45]=[Keys.L4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45];MATCH([Keys.I45];[Keys.$D$2:.$D$9];0))" office:value-type="float" office:value="0" calcext:value-type="float">
            <text:p>0</text:p>
          </table:table-cell>
          <table:table-cell table:formula="of:=[.S45]" office:value-type="float" office:value="0" calcext:value-type="float">
            <text:p>0</text:p>
          </table:table-cell>
          <table:table-cell table:formula="of:=INDEX([Data.$K$2:.$R$359];[Keys.$M45];MATCH([Keys.J45];[Keys.$D$2:.$D$9];0))" office:value-type="float" office:value="0" calcext:value-type="float">
            <text:p>0</text:p>
          </table:table-cell>
          <table:table-cell table:formula="of:=[.U45]" office:value-type="float" office:value="0" calcext:value-type="float">
            <text:p>0</text:p>
          </table:table-cell>
          <table:table-cell table:formula="of:=INDEX([Data.$K$2:.$R$359];[Keys.$M45];MATCH([Keys.K45];[Keys.$D$2:.$D$9];0))" office:value-type="float" office:value="0" calcext:value-type="float">
            <text:p>0</text:p>
          </table:table-cell>
          <table:table-cell table:formula="of:=[.W45]" office:value-type="float" office:value="0" calcext:value-type="float">
            <text:p>0</text:p>
          </table:table-cell>
          <table:table-cell table:formula="of:=INDEX([Data.$K$2:.$R$359];[Keys.$M45];MATCH([Keys.L45];[Keys.$D$2:.$D$9];0))" office:value-type="float" office:value="0" calcext:value-type="float">
            <text:p>0</text:p>
          </table:table-cell>
          <table:table-cell table:formula="of:=[.Y45]" office:value-type="float" office:value="0" calcext:value-type="float">
            <text:p>0</text:p>
          </table:table-cell>
          <table:table-cell table:formula="of:=IF([Data.Z45]=&quot;True&quot;;&quot;Challenged&quot;;IF([Data.AA4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45]+[Data.T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5]+[Data.V4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formula="of:=IF([Data.G46]=[Keys.$A$10];1;0)" office:value-type="float" office:value="0" calcext:value-type="float">
            <text:p>0</text:p>
          </table:table-cell>
          <table:table-cell table:formula="of:=IF([.B46]=0;IF([Data.F46]=[Keys.$A$10];1;0);0)" office:value-type="float" office:value="0" calcext:value-type="float">
            <text:p>0</text:p>
          </table:table-cell>
          <table:table-cell table:formula="of:=IF([Data.G46]=[Keys.I46];1;0)" office:value-type="float" office:value="0" calcext:value-type="float">
            <text:p>0</text:p>
          </table:table-cell>
          <table:table-cell table:formula="of:=IF([.D46]=0;IF([Data.F46]=[Keys.I46];1;0);0)" office:value-type="float" office:value="0" calcext:value-type="float">
            <text:p>0</text:p>
          </table:table-cell>
          <table:table-cell table:formula="of:=IF([Data.G46]=[Keys.J46];1;0)" office:value-type="float" office:value="0" calcext:value-type="float">
            <text:p>0</text:p>
          </table:table-cell>
          <table:table-cell table:formula="of:=IF([.F46]=0;IF([Data.F46]=[Keys.J46];1;0);0)" office:value-type="float" office:value="0" calcext:value-type="float">
            <text:p>0</text:p>
          </table:table-cell>
          <table:table-cell table:formula="of:=IF([Data.G46]=[Keys.K46];1;0)" office:value-type="float" office:value="0" calcext:value-type="float">
            <text:p>0</text:p>
          </table:table-cell>
          <table:table-cell table:formula="of:=IF([.H46]=0;IF([Data.F46]=[Keys.K46];1;0);0)" office:value-type="float" office:value="0" calcext:value-type="float">
            <text:p>0</text:p>
          </table:table-cell>
          <table:table-cell table:formula="of:=IF([Data.G46]=[Keys.L46];1;0)" office:value-type="float" office:value="0" calcext:value-type="float">
            <text:p>0</text:p>
          </table:table-cell>
          <table:table-cell table:formula="of:=IF([.J46]=0;IF([Data.F46]=[Keys.L4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46];MATCH([Keys.I46];[Keys.$D$2:.$D$9];0))" office:value-type="float" office:value="0" calcext:value-type="float">
            <text:p>0</text:p>
          </table:table-cell>
          <table:table-cell table:formula="of:=[.S46]" office:value-type="float" office:value="0" calcext:value-type="float">
            <text:p>0</text:p>
          </table:table-cell>
          <table:table-cell table:formula="of:=INDEX([Data.$K$2:.$R$359];[Keys.$M46];MATCH([Keys.J46];[Keys.$D$2:.$D$9];0))" office:value-type="float" office:value="0" calcext:value-type="float">
            <text:p>0</text:p>
          </table:table-cell>
          <table:table-cell table:formula="of:=[.U46]" office:value-type="float" office:value="0" calcext:value-type="float">
            <text:p>0</text:p>
          </table:table-cell>
          <table:table-cell table:formula="of:=INDEX([Data.$K$2:.$R$359];[Keys.$M46];MATCH([Keys.K46];[Keys.$D$2:.$D$9];0))" office:value-type="float" office:value="0" calcext:value-type="float">
            <text:p>0</text:p>
          </table:table-cell>
          <table:table-cell table:formula="of:=[.W46]" office:value-type="float" office:value="0" calcext:value-type="float">
            <text:p>0</text:p>
          </table:table-cell>
          <table:table-cell table:formula="of:=INDEX([Data.$K$2:.$R$359];[Keys.$M46];MATCH([Keys.L46];[Keys.$D$2:.$D$9];0))" office:value-type="float" office:value="0" calcext:value-type="float">
            <text:p>0</text:p>
          </table:table-cell>
          <table:table-cell table:formula="of:=[.Y46]" office:value-type="float" office:value="0" calcext:value-type="float">
            <text:p>0</text:p>
          </table:table-cell>
          <table:table-cell table:formula="of:=IF([Data.Z46]=&quot;True&quot;;&quot;Challenged&quot;;IF([Data.AA46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46]+[Data.T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6]+[Data.V4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IF([Data.G47]=[Keys.$A$10];1;0)" office:value-type="float" office:value="0" calcext:value-type="float">
            <text:p>0</text:p>
          </table:table-cell>
          <table:table-cell table:formula="of:=IF([.B47]=0;IF([Data.F47]=[Keys.$A$10];1;0);0)" office:value-type="float" office:value="0" calcext:value-type="float">
            <text:p>0</text:p>
          </table:table-cell>
          <table:table-cell table:formula="of:=IF([Data.G47]=[Keys.I47];1;0)" office:value-type="float" office:value="0" calcext:value-type="float">
            <text:p>0</text:p>
          </table:table-cell>
          <table:table-cell table:formula="of:=IF([.D47]=0;IF([Data.F47]=[Keys.I47];1;0);0)" office:value-type="float" office:value="0" calcext:value-type="float">
            <text:p>0</text:p>
          </table:table-cell>
          <table:table-cell table:formula="of:=IF([Data.G47]=[Keys.J47];1;0)" office:value-type="float" office:value="0" calcext:value-type="float">
            <text:p>0</text:p>
          </table:table-cell>
          <table:table-cell table:formula="of:=IF([.F47]=0;IF([Data.F47]=[Keys.J47];1;0);0)" office:value-type="float" office:value="0" calcext:value-type="float">
            <text:p>0</text:p>
          </table:table-cell>
          <table:table-cell table:formula="of:=IF([Data.G47]=[Keys.K47];1;0)" office:value-type="float" office:value="0" calcext:value-type="float">
            <text:p>0</text:p>
          </table:table-cell>
          <table:table-cell table:formula="of:=IF([.H47]=0;IF([Data.F47]=[Keys.K47];1;0);0)" office:value-type="float" office:value="0" calcext:value-type="float">
            <text:p>0</text:p>
          </table:table-cell>
          <table:table-cell table:formula="of:=IF([Data.G47]=[Keys.L47];1;0)" office:value-type="float" office:value="0" calcext:value-type="float">
            <text:p>0</text:p>
          </table:table-cell>
          <table:table-cell table:formula="of:=IF([.J47]=0;IF([Data.F47]=[Keys.L4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47];MATCH([Keys.I47];[Keys.$D$2:.$D$9];0))" office:value-type="float" office:value="0" calcext:value-type="float">
            <text:p>0</text:p>
          </table:table-cell>
          <table:table-cell table:formula="of:=[.S47]" office:value-type="float" office:value="0" calcext:value-type="float">
            <text:p>0</text:p>
          </table:table-cell>
          <table:table-cell table:formula="of:=INDEX([Data.$K$2:.$R$359];[Keys.$M47];MATCH([Keys.J47];[Keys.$D$2:.$D$9];0))" office:value-type="float" office:value="0" calcext:value-type="float">
            <text:p>0</text:p>
          </table:table-cell>
          <table:table-cell table:formula="of:=[.U47]" office:value-type="float" office:value="0" calcext:value-type="float">
            <text:p>0</text:p>
          </table:table-cell>
          <table:table-cell table:formula="of:=INDEX([Data.$K$2:.$R$359];[Keys.$M47];MATCH([Keys.K47];[Keys.$D$2:.$D$9];0))" office:value-type="float" office:value="0" calcext:value-type="float">
            <text:p>0</text:p>
          </table:table-cell>
          <table:table-cell table:formula="of:=[.W47]" office:value-type="float" office:value="0" calcext:value-type="float">
            <text:p>0</text:p>
          </table:table-cell>
          <table:table-cell table:formula="of:=INDEX([Data.$K$2:.$R$359];[Keys.$M47];MATCH([Keys.L47];[Keys.$D$2:.$D$9];0))" office:value-type="float" office:value="1" calcext:value-type="float">
            <text:p>1</text:p>
          </table:table-cell>
          <table:table-cell table:formula="of:=[.Y47]" office:value-type="float" office:value="1" calcext:value-type="float">
            <text:p>1</text:p>
          </table:table-cell>
          <table:table-cell table:formula="of:=IF([Data.Z47]=&quot;True&quot;;&quot;Challenged&quot;;IF([Data.AA4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47]+[Data.T4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D47]+[Data.V47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IF([Data.G48]=[Keys.$A$10];1;0)" office:value-type="float" office:value="0" calcext:value-type="float">
            <text:p>0</text:p>
          </table:table-cell>
          <table:table-cell table:formula="of:=IF([.B48]=0;IF([Data.F48]=[Keys.$A$10];1;0);0)" office:value-type="float" office:value="1" calcext:value-type="float">
            <text:p>1</text:p>
          </table:table-cell>
          <table:table-cell table:formula="of:=IF([Data.G48]=[Keys.I48];1;0)" office:value-type="float" office:value="0" calcext:value-type="float">
            <text:p>0</text:p>
          </table:table-cell>
          <table:table-cell table:formula="of:=IF([.D48]=0;IF([Data.F48]=[Keys.I48];1;0);0)" office:value-type="float" office:value="0" calcext:value-type="float">
            <text:p>0</text:p>
          </table:table-cell>
          <table:table-cell table:formula="of:=IF([Data.G48]=[Keys.J48];1;0)" office:value-type="float" office:value="0" calcext:value-type="float">
            <text:p>0</text:p>
          </table:table-cell>
          <table:table-cell table:formula="of:=IF([.F48]=0;IF([Data.F48]=[Keys.J48];1;0);0)" office:value-type="float" office:value="0" calcext:value-type="float">
            <text:p>0</text:p>
          </table:table-cell>
          <table:table-cell table:formula="of:=IF([Data.G48]=[Keys.K48];1;0)" office:value-type="float" office:value="0" calcext:value-type="float">
            <text:p>0</text:p>
          </table:table-cell>
          <table:table-cell table:formula="of:=IF([.H48]=0;IF([Data.F48]=[Keys.K48];1;0);0)" office:value-type="float" office:value="0" calcext:value-type="float">
            <text:p>0</text:p>
          </table:table-cell>
          <table:table-cell table:formula="of:=IF([Data.G48]=[Keys.L48];1;0)" office:value-type="float" office:value="0" calcext:value-type="float">
            <text:p>0</text:p>
          </table:table-cell>
          <table:table-cell table:formula="of:=IF([.J48]=0;IF([Data.F48]=[Keys.L48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48];MATCH([Keys.I48];[Keys.$D$2:.$D$9];0))" office:value-type="float" office:value="1" calcext:value-type="float">
            <text:p>1</text:p>
          </table:table-cell>
          <table:table-cell table:formula="of:=[.S48]" office:value-type="float" office:value="1" calcext:value-type="float">
            <text:p>1</text:p>
          </table:table-cell>
          <table:table-cell table:formula="of:=INDEX([Data.$K$2:.$R$359];[Keys.$M48];MATCH([Keys.J48];[Keys.$D$2:.$D$9];0))" office:value-type="float" office:value="1" calcext:value-type="float">
            <text:p>1</text:p>
          </table:table-cell>
          <table:table-cell table:formula="of:=[.U48]" office:value-type="float" office:value="1" calcext:value-type="float">
            <text:p>1</text:p>
          </table:table-cell>
          <table:table-cell table:formula="of:=INDEX([Data.$K$2:.$R$359];[Keys.$M48];MATCH([Keys.K48];[Keys.$D$2:.$D$9];0))" office:value-type="float" office:value="0" calcext:value-type="float">
            <text:p>0</text:p>
          </table:table-cell>
          <table:table-cell table:formula="of:=[.W48]" office:value-type="float" office:value="0" calcext:value-type="float">
            <text:p>0</text:p>
          </table:table-cell>
          <table:table-cell table:formula="of:=INDEX([Data.$K$2:.$R$359];[Keys.$M48];MATCH([Keys.L48];[Keys.$D$2:.$D$9];0))" office:value-type="float" office:value="0" calcext:value-type="float">
            <text:p>0</text:p>
          </table:table-cell>
          <table:table-cell table:formula="of:=[.Y48]" office:value-type="float" office:value="0" calcext:value-type="float">
            <text:p>0</text:p>
          </table:table-cell>
          <table:table-cell table:formula="of:=IF([Data.Z48]=&quot;True&quot;;&quot;Challenged&quot;;IF([Data.AA4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48]+[Data.T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8]+[Data.V48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IF([Data.G49]=[Keys.$A$10];1;0)" office:value-type="float" office:value="0" calcext:value-type="float">
            <text:p>0</text:p>
          </table:table-cell>
          <table:table-cell table:formula="of:=IF([.B49]=0;IF([Data.F49]=[Keys.$A$10];1;0);0)" office:value-type="float" office:value="0" calcext:value-type="float">
            <text:p>0</text:p>
          </table:table-cell>
          <table:table-cell table:formula="of:=IF([Data.G49]=[Keys.I49];1;0)" office:value-type="float" office:value="0" calcext:value-type="float">
            <text:p>0</text:p>
          </table:table-cell>
          <table:table-cell table:formula="of:=IF([.D49]=0;IF([Data.F49]=[Keys.I49];1;0);0)" office:value-type="float" office:value="0" calcext:value-type="float">
            <text:p>0</text:p>
          </table:table-cell>
          <table:table-cell table:formula="of:=IF([Data.G49]=[Keys.J49];1;0)" office:value-type="float" office:value="0" calcext:value-type="float">
            <text:p>0</text:p>
          </table:table-cell>
          <table:table-cell table:formula="of:=IF([.F49]=0;IF([Data.F49]=[Keys.J49];1;0);0)" office:value-type="float" office:value="0" calcext:value-type="float">
            <text:p>0</text:p>
          </table:table-cell>
          <table:table-cell table:formula="of:=IF([Data.G49]=[Keys.K49];1;0)" office:value-type="float" office:value="0" calcext:value-type="float">
            <text:p>0</text:p>
          </table:table-cell>
          <table:table-cell table:formula="of:=IF([.H49]=0;IF([Data.F49]=[Keys.K49];1;0);0)" office:value-type="float" office:value="0" calcext:value-type="float">
            <text:p>0</text:p>
          </table:table-cell>
          <table:table-cell table:formula="of:=IF([Data.G49]=[Keys.L49];1;0)" office:value-type="float" office:value="0" calcext:value-type="float">
            <text:p>0</text:p>
          </table:table-cell>
          <table:table-cell table:formula="of:=IF([.J49]=0;IF([Data.F49]=[Keys.L4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49];MATCH([Keys.I49];[Keys.$D$2:.$D$9];0))" office:value-type="float" office:value="1" calcext:value-type="float">
            <text:p>1</text:p>
          </table:table-cell>
          <table:table-cell table:formula="of:=[.S49]" office:value-type="float" office:value="1" calcext:value-type="float">
            <text:p>1</text:p>
          </table:table-cell>
          <table:table-cell table:formula="of:=INDEX([Data.$K$2:.$R$359];[Keys.$M49];MATCH([Keys.J49];[Keys.$D$2:.$D$9];0))" office:value-type="float" office:value="0" calcext:value-type="float">
            <text:p>0</text:p>
          </table:table-cell>
          <table:table-cell table:formula="of:=[.U49]" office:value-type="float" office:value="0" calcext:value-type="float">
            <text:p>0</text:p>
          </table:table-cell>
          <table:table-cell table:formula="of:=INDEX([Data.$K$2:.$R$359];[Keys.$M49];MATCH([Keys.K49];[Keys.$D$2:.$D$9];0))" office:value-type="float" office:value="0" calcext:value-type="float">
            <text:p>0</text:p>
          </table:table-cell>
          <table:table-cell table:formula="of:=[.W49]" office:value-type="float" office:value="0" calcext:value-type="float">
            <text:p>0</text:p>
          </table:table-cell>
          <table:table-cell table:formula="of:=INDEX([Data.$K$2:.$R$359];[Keys.$M49];MATCH([Keys.L49];[Keys.$D$2:.$D$9];0))" office:value-type="float" office:value="0" calcext:value-type="float">
            <text:p>0</text:p>
          </table:table-cell>
          <table:table-cell table:formula="of:=[.Y49]" office:value-type="float" office:value="0" calcext:value-type="float">
            <text:p>0</text:p>
          </table:table-cell>
          <table:table-cell table:formula="of:=IF([Data.Z49]=&quot;True&quot;;&quot;Challenged&quot;;IF([Data.AA4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49]+[Data.T4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49]+[Data.V4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formula="of:=IF([Data.G50]=[Keys.$A$10];1;0)" office:value-type="float" office:value="0" calcext:value-type="float">
            <text:p>0</text:p>
          </table:table-cell>
          <table:table-cell table:formula="of:=IF([.B50]=0;IF([Data.F50]=[Keys.$A$10];1;0);0)" office:value-type="float" office:value="0" calcext:value-type="float">
            <text:p>0</text:p>
          </table:table-cell>
          <table:table-cell table:formula="of:=IF([Data.G50]=[Keys.I50];1;0)" office:value-type="float" office:value="0" calcext:value-type="float">
            <text:p>0</text:p>
          </table:table-cell>
          <table:table-cell table:formula="of:=IF([.D50]=0;IF([Data.F50]=[Keys.I50];1;0);0)" office:value-type="float" office:value="0" calcext:value-type="float">
            <text:p>0</text:p>
          </table:table-cell>
          <table:table-cell table:formula="of:=IF([Data.G50]=[Keys.J50];1;0)" office:value-type="float" office:value="0" calcext:value-type="float">
            <text:p>0</text:p>
          </table:table-cell>
          <table:table-cell table:formula="of:=IF([.F50]=0;IF([Data.F50]=[Keys.J50];1;0);0)" office:value-type="float" office:value="0" calcext:value-type="float">
            <text:p>0</text:p>
          </table:table-cell>
          <table:table-cell table:formula="of:=IF([Data.G50]=[Keys.K50];1;0)" office:value-type="float" office:value="0" calcext:value-type="float">
            <text:p>0</text:p>
          </table:table-cell>
          <table:table-cell table:formula="of:=IF([.H50]=0;IF([Data.F50]=[Keys.K50];1;0);0)" office:value-type="float" office:value="0" calcext:value-type="float">
            <text:p>0</text:p>
          </table:table-cell>
          <table:table-cell table:formula="of:=IF([Data.G50]=[Keys.L50];1;0)" office:value-type="float" office:value="1" calcext:value-type="float">
            <text:p>1</text:p>
          </table:table-cell>
          <table:table-cell table:formula="of:=IF([.J50]=0;IF([Data.F50]=[Keys.L5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50];MATCH([Keys.I50];[Keys.$D$2:.$D$9];0))" office:value-type="float" office:value="0" calcext:value-type="float">
            <text:p>0</text:p>
          </table:table-cell>
          <table:table-cell table:formula="of:=[.S50]" office:value-type="float" office:value="0" calcext:value-type="float">
            <text:p>0</text:p>
          </table:table-cell>
          <table:table-cell table:formula="of:=INDEX([Data.$K$2:.$R$359];[Keys.$M50];MATCH([Keys.J50];[Keys.$D$2:.$D$9];0))" office:value-type="float" office:value="0" calcext:value-type="float">
            <text:p>0</text:p>
          </table:table-cell>
          <table:table-cell table:formula="of:=[.U50]" office:value-type="float" office:value="0" calcext:value-type="float">
            <text:p>0</text:p>
          </table:table-cell>
          <table:table-cell table:formula="of:=INDEX([Data.$K$2:.$R$359];[Keys.$M50];MATCH([Keys.K50];[Keys.$D$2:.$D$9];0))" office:value-type="float" office:value="0" calcext:value-type="float">
            <text:p>0</text:p>
          </table:table-cell>
          <table:table-cell table:formula="of:=[.W50]" office:value-type="float" office:value="0" calcext:value-type="float">
            <text:p>0</text:p>
          </table:table-cell>
          <table:table-cell table:formula="of:=INDEX([Data.$K$2:.$R$359];[Keys.$M50];MATCH([Keys.L50];[Keys.$D$2:.$D$9];0))" office:value-type="float" office:value="2" calcext:value-type="float">
            <text:p>2</text:p>
          </table:table-cell>
          <table:table-cell table:formula="of:=[.Y50]" office:value-type="float" office:value="2" calcext:value-type="float">
            <text:p>2</text:p>
          </table:table-cell>
          <table:table-cell table:formula="of:=IF([Data.Z50]=&quot;True&quot;;&quot;Challenged&quot;;IF([Data.AA5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50]+[Data.T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50]+[Data.V5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formula="of:=IF([Data.G51]=[Keys.$A$10];1;0)" office:value-type="float" office:value="0" calcext:value-type="float">
            <text:p>0</text:p>
          </table:table-cell>
          <table:table-cell table:formula="of:=IF([.B51]=0;IF([Data.F51]=[Keys.$A$10];1;0);0)" office:value-type="float" office:value="0" calcext:value-type="float">
            <text:p>0</text:p>
          </table:table-cell>
          <table:table-cell table:formula="of:=IF([Data.G51]=[Keys.I51];1;0)" office:value-type="float" office:value="0" calcext:value-type="float">
            <text:p>0</text:p>
          </table:table-cell>
          <table:table-cell table:formula="of:=IF([.D51]=0;IF([Data.F51]=[Keys.I51];1;0);0)" office:value-type="float" office:value="0" calcext:value-type="float">
            <text:p>0</text:p>
          </table:table-cell>
          <table:table-cell table:formula="of:=IF([Data.G51]=[Keys.J51];1;0)" office:value-type="float" office:value="0" calcext:value-type="float">
            <text:p>0</text:p>
          </table:table-cell>
          <table:table-cell table:formula="of:=IF([.F51]=0;IF([Data.F51]=[Keys.J51];1;0);0)" office:value-type="float" office:value="0" calcext:value-type="float">
            <text:p>0</text:p>
          </table:table-cell>
          <table:table-cell table:formula="of:=IF([Data.G51]=[Keys.K51];1;0)" office:value-type="float" office:value="0" calcext:value-type="float">
            <text:p>0</text:p>
          </table:table-cell>
          <table:table-cell table:formula="of:=IF([.H51]=0;IF([Data.F51]=[Keys.K51];1;0);0)" office:value-type="float" office:value="0" calcext:value-type="float">
            <text:p>0</text:p>
          </table:table-cell>
          <table:table-cell table:formula="of:=IF([Data.G51]=[Keys.L51];1;0)" office:value-type="float" office:value="0" calcext:value-type="float">
            <text:p>0</text:p>
          </table:table-cell>
          <table:table-cell table:formula="of:=IF([.J51]=0;IF([Data.F51]=[Keys.L5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51];MATCH([Keys.I51];[Keys.$D$2:.$D$9];0))" office:value-type="float" office:value="0" calcext:value-type="float">
            <text:p>0</text:p>
          </table:table-cell>
          <table:table-cell table:formula="of:=[.S51]" office:value-type="float" office:value="0" calcext:value-type="float">
            <text:p>0</text:p>
          </table:table-cell>
          <table:table-cell table:formula="of:=INDEX([Data.$K$2:.$R$359];[Keys.$M51];MATCH([Keys.J51];[Keys.$D$2:.$D$9];0))" office:value-type="float" office:value="1" calcext:value-type="float">
            <text:p>1</text:p>
          </table:table-cell>
          <table:table-cell table:formula="of:=[.U51]" office:value-type="float" office:value="1" calcext:value-type="float">
            <text:p>1</text:p>
          </table:table-cell>
          <table:table-cell table:formula="of:=INDEX([Data.$K$2:.$R$359];[Keys.$M51];MATCH([Keys.K51];[Keys.$D$2:.$D$9];0))" office:value-type="float" office:value="0" calcext:value-type="float">
            <text:p>0</text:p>
          </table:table-cell>
          <table:table-cell table:formula="of:=[.W51]" office:value-type="float" office:value="0" calcext:value-type="float">
            <text:p>0</text:p>
          </table:table-cell>
          <table:table-cell table:formula="of:=INDEX([Data.$K$2:.$R$359];[Keys.$M51];MATCH([Keys.L51];[Keys.$D$2:.$D$9];0))" office:value-type="float" office:value="0" calcext:value-type="float">
            <text:p>0</text:p>
          </table:table-cell>
          <table:table-cell table:formula="of:=[.Y51]" office:value-type="float" office:value="0" calcext:value-type="float">
            <text:p>0</text:p>
          </table:table-cell>
          <table:table-cell table:formula="of:=IF([Data.Z51]=&quot;True&quot;;&quot;Challenged&quot;;IF([Data.AA5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51]+[Data.T5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51]+[Data.V51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formula="of:=IF([Data.G52]=[Keys.$A$10];1;0)" office:value-type="float" office:value="0" calcext:value-type="float">
            <text:p>0</text:p>
          </table:table-cell>
          <table:table-cell table:formula="of:=IF([.B52]=0;IF([Data.F52]=[Keys.$A$10];1;0);0)" office:value-type="float" office:value="1" calcext:value-type="float">
            <text:p>1</text:p>
          </table:table-cell>
          <table:table-cell table:formula="of:=IF([Data.G52]=[Keys.I52];1;0)" office:value-type="float" office:value="0" calcext:value-type="float">
            <text:p>0</text:p>
          </table:table-cell>
          <table:table-cell table:formula="of:=IF([.D52]=0;IF([Data.F52]=[Keys.I52];1;0);0)" office:value-type="float" office:value="0" calcext:value-type="float">
            <text:p>0</text:p>
          </table:table-cell>
          <table:table-cell table:formula="of:=IF([Data.G52]=[Keys.J52];1;0)" office:value-type="float" office:value="0" calcext:value-type="float">
            <text:p>0</text:p>
          </table:table-cell>
          <table:table-cell table:formula="of:=IF([.F52]=0;IF([Data.F52]=[Keys.J52];1;0);0)" office:value-type="float" office:value="0" calcext:value-type="float">
            <text:p>0</text:p>
          </table:table-cell>
          <table:table-cell table:formula="of:=IF([Data.G52]=[Keys.K52];1;0)" office:value-type="float" office:value="0" calcext:value-type="float">
            <text:p>0</text:p>
          </table:table-cell>
          <table:table-cell table:formula="of:=IF([.H52]=0;IF([Data.F52]=[Keys.K52];1;0);0)" office:value-type="float" office:value="0" calcext:value-type="float">
            <text:p>0</text:p>
          </table:table-cell>
          <table:table-cell table:formula="of:=IF([Data.G52]=[Keys.L52];1;0)" office:value-type="float" office:value="0" calcext:value-type="float">
            <text:p>0</text:p>
          </table:table-cell>
          <table:table-cell table:formula="of:=IF([.J52]=0;IF([Data.F52]=[Keys.L52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52];MATCH([Keys.I52];[Keys.$D$2:.$D$9];0))" office:value-type="float" office:value="0" calcext:value-type="float">
            <text:p>0</text:p>
          </table:table-cell>
          <table:table-cell table:formula="of:=[.S52]" office:value-type="float" office:value="0" calcext:value-type="float">
            <text:p>0</text:p>
          </table:table-cell>
          <table:table-cell table:formula="of:=INDEX([Data.$K$2:.$R$359];[Keys.$M52];MATCH([Keys.J52];[Keys.$D$2:.$D$9];0))" office:value-type="float" office:value="0" calcext:value-type="float">
            <text:p>0</text:p>
          </table:table-cell>
          <table:table-cell table:formula="of:=[.U52]" office:value-type="float" office:value="0" calcext:value-type="float">
            <text:p>0</text:p>
          </table:table-cell>
          <table:table-cell table:formula="of:=INDEX([Data.$K$2:.$R$359];[Keys.$M52];MATCH([Keys.K52];[Keys.$D$2:.$D$9];0))" office:value-type="float" office:value="0" calcext:value-type="float">
            <text:p>0</text:p>
          </table:table-cell>
          <table:table-cell table:formula="of:=[.W52]" office:value-type="float" office:value="0" calcext:value-type="float">
            <text:p>0</text:p>
          </table:table-cell>
          <table:table-cell table:formula="of:=INDEX([Data.$K$2:.$R$359];[Keys.$M52];MATCH([Keys.L52];[Keys.$D$2:.$D$9];0))" office:value-type="float" office:value="0" calcext:value-type="float">
            <text:p>0</text:p>
          </table:table-cell>
          <table:table-cell table:formula="of:=[.Y52]" office:value-type="float" office:value="0" calcext:value-type="float">
            <text:p>0</text:p>
          </table:table-cell>
          <table:table-cell table:formula="of:=IF([Data.Z52]=&quot;True&quot;;&quot;Challenged&quot;;IF([Data.AA5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52]+[Data.T5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52]+[Data.V52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IF([Data.G53]=[Keys.$A$10];1;0)" office:value-type="float" office:value="0" calcext:value-type="float">
            <text:p>0</text:p>
          </table:table-cell>
          <table:table-cell table:formula="of:=IF([.B53]=0;IF([Data.F53]=[Keys.$A$10];1;0);0)" office:value-type="float" office:value="0" calcext:value-type="float">
            <text:p>0</text:p>
          </table:table-cell>
          <table:table-cell table:formula="of:=IF([Data.G53]=[Keys.I53];1;0)" office:value-type="float" office:value="0" calcext:value-type="float">
            <text:p>0</text:p>
          </table:table-cell>
          <table:table-cell table:formula="of:=IF([.D53]=0;IF([Data.F53]=[Keys.I53];1;0);0)" office:value-type="float" office:value="0" calcext:value-type="float">
            <text:p>0</text:p>
          </table:table-cell>
          <table:table-cell table:formula="of:=IF([Data.G53]=[Keys.J53];1;0)" office:value-type="float" office:value="0" calcext:value-type="float">
            <text:p>0</text:p>
          </table:table-cell>
          <table:table-cell table:formula="of:=IF([.F53]=0;IF([Data.F53]=[Keys.J53];1;0);0)" office:value-type="float" office:value="0" calcext:value-type="float">
            <text:p>0</text:p>
          </table:table-cell>
          <table:table-cell table:formula="of:=IF([Data.G53]=[Keys.K53];1;0)" office:value-type="float" office:value="0" calcext:value-type="float">
            <text:p>0</text:p>
          </table:table-cell>
          <table:table-cell table:formula="of:=IF([.H53]=0;IF([Data.F53]=[Keys.K53];1;0);0)" office:value-type="float" office:value="0" calcext:value-type="float">
            <text:p>0</text:p>
          </table:table-cell>
          <table:table-cell table:formula="of:=IF([Data.G53]=[Keys.L53];1;0)" office:value-type="float" office:value="0" calcext:value-type="float">
            <text:p>0</text:p>
          </table:table-cell>
          <table:table-cell table:formula="of:=IF([.J53]=0;IF([Data.F53]=[Keys.L5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53];MATCH([Keys.I53];[Keys.$D$2:.$D$9];0))" office:value-type="float" office:value="0" calcext:value-type="float">
            <text:p>0</text:p>
          </table:table-cell>
          <table:table-cell table:formula="of:=[.S53]" office:value-type="float" office:value="0" calcext:value-type="float">
            <text:p>0</text:p>
          </table:table-cell>
          <table:table-cell table:formula="of:=INDEX([Data.$K$2:.$R$359];[Keys.$M53];MATCH([Keys.J53];[Keys.$D$2:.$D$9];0))" office:value-type="float" office:value="0" calcext:value-type="float">
            <text:p>0</text:p>
          </table:table-cell>
          <table:table-cell table:formula="of:=[.U53]" office:value-type="float" office:value="0" calcext:value-type="float">
            <text:p>0</text:p>
          </table:table-cell>
          <table:table-cell table:formula="of:=INDEX([Data.$K$2:.$R$359];[Keys.$M53];MATCH([Keys.K53];[Keys.$D$2:.$D$9];0))" office:value-type="float" office:value="0" calcext:value-type="float">
            <text:p>0</text:p>
          </table:table-cell>
          <table:table-cell table:formula="of:=[.W53]" office:value-type="float" office:value="0" calcext:value-type="float">
            <text:p>0</text:p>
          </table:table-cell>
          <table:table-cell table:formula="of:=INDEX([Data.$K$2:.$R$359];[Keys.$M53];MATCH([Keys.L53];[Keys.$D$2:.$D$9];0))" office:value-type="float" office:value="0" calcext:value-type="float">
            <text:p>0</text:p>
          </table:table-cell>
          <table:table-cell table:formula="of:=[.Y53]" office:value-type="float" office:value="0" calcext:value-type="float">
            <text:p>0</text:p>
          </table:table-cell>
          <table:table-cell table:formula="of:=IF([Data.Z53]=&quot;True&quot;;&quot;Challenged&quot;;IF([Data.AA53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53]+[Data.T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53]+[Data.V5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IF([Data.G54]=[Keys.$A$10];1;0)" office:value-type="float" office:value="0" calcext:value-type="float">
            <text:p>0</text:p>
          </table:table-cell>
          <table:table-cell table:formula="of:=IF([.B54]=0;IF([Data.F54]=[Keys.$A$10];1;0);0)" office:value-type="float" office:value="0" calcext:value-type="float">
            <text:p>0</text:p>
          </table:table-cell>
          <table:table-cell table:formula="of:=IF([Data.G54]=[Keys.I54];1;0)" office:value-type="float" office:value="0" calcext:value-type="float">
            <text:p>0</text:p>
          </table:table-cell>
          <table:table-cell table:formula="of:=IF([.D54]=0;IF([Data.F54]=[Keys.I54];1;0);0)" office:value-type="float" office:value="0" calcext:value-type="float">
            <text:p>0</text:p>
          </table:table-cell>
          <table:table-cell table:formula="of:=IF([Data.G54]=[Keys.J54];1;0)" office:value-type="float" office:value="0" calcext:value-type="float">
            <text:p>0</text:p>
          </table:table-cell>
          <table:table-cell table:formula="of:=IF([.F54]=0;IF([Data.F54]=[Keys.J54];1;0);0)" office:value-type="float" office:value="0" calcext:value-type="float">
            <text:p>0</text:p>
          </table:table-cell>
          <table:table-cell table:formula="of:=IF([Data.G54]=[Keys.K54];1;0)" office:value-type="float" office:value="0" calcext:value-type="float">
            <text:p>0</text:p>
          </table:table-cell>
          <table:table-cell table:formula="of:=IF([.H54]=0;IF([Data.F54]=[Keys.K54];1;0);0)" office:value-type="float" office:value="0" calcext:value-type="float">
            <text:p>0</text:p>
          </table:table-cell>
          <table:table-cell table:formula="of:=IF([Data.G54]=[Keys.L54];1;0)" office:value-type="float" office:value="0" calcext:value-type="float">
            <text:p>0</text:p>
          </table:table-cell>
          <table:table-cell table:formula="of:=IF([.J54]=0;IF([Data.F54]=[Keys.L54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54];MATCH([Keys.I54];[Keys.$D$2:.$D$9];0))" office:value-type="float" office:value="0" calcext:value-type="float">
            <text:p>0</text:p>
          </table:table-cell>
          <table:table-cell table:formula="of:=[.S54]" office:value-type="float" office:value="0" calcext:value-type="float">
            <text:p>0</text:p>
          </table:table-cell>
          <table:table-cell table:formula="of:=INDEX([Data.$K$2:.$R$359];[Keys.$M54];MATCH([Keys.J54];[Keys.$D$2:.$D$9];0))" office:value-type="float" office:value="0" calcext:value-type="float">
            <text:p>0</text:p>
          </table:table-cell>
          <table:table-cell table:formula="of:=[.U54]" office:value-type="float" office:value="0" calcext:value-type="float">
            <text:p>0</text:p>
          </table:table-cell>
          <table:table-cell table:formula="of:=INDEX([Data.$K$2:.$R$359];[Keys.$M54];MATCH([Keys.K54];[Keys.$D$2:.$D$9];0))" office:value-type="float" office:value="1" calcext:value-type="float">
            <text:p>1</text:p>
          </table:table-cell>
          <table:table-cell table:formula="of:=[.W54]" office:value-type="float" office:value="1" calcext:value-type="float">
            <text:p>1</text:p>
          </table:table-cell>
          <table:table-cell table:formula="of:=INDEX([Data.$K$2:.$R$359];[Keys.$M54];MATCH([Keys.L54];[Keys.$D$2:.$D$9];0))" office:value-type="float" office:value="0" calcext:value-type="float">
            <text:p>0</text:p>
          </table:table-cell>
          <table:table-cell table:formula="of:=[.Y54]" office:value-type="float" office:value="0" calcext:value-type="float">
            <text:p>0</text:p>
          </table:table-cell>
          <table:table-cell table:formula="of:=IF([Data.Z54]=&quot;True&quot;;&quot;Challenged&quot;;IF([Data.AA5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54]+[Data.T5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54]+[Data.V5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IF([Data.G55]=[Keys.$A$10];1;0)" office:value-type="float" office:value="0" calcext:value-type="float">
            <text:p>0</text:p>
          </table:table-cell>
          <table:table-cell table:formula="of:=IF([.B55]=0;IF([Data.F55]=[Keys.$A$10];1;0);0)" office:value-type="float" office:value="0" calcext:value-type="float">
            <text:p>0</text:p>
          </table:table-cell>
          <table:table-cell table:formula="of:=IF([Data.G55]=[Keys.I55];1;0)" office:value-type="float" office:value="0" calcext:value-type="float">
            <text:p>0</text:p>
          </table:table-cell>
          <table:table-cell table:formula="of:=IF([.D55]=0;IF([Data.F55]=[Keys.I55];1;0);0)" office:value-type="float" office:value="0" calcext:value-type="float">
            <text:p>0</text:p>
          </table:table-cell>
          <table:table-cell table:formula="of:=IF([Data.G55]=[Keys.J55];1;0)" office:value-type="float" office:value="0" calcext:value-type="float">
            <text:p>0</text:p>
          </table:table-cell>
          <table:table-cell table:formula="of:=IF([.F55]=0;IF([Data.F55]=[Keys.J55];1;0);0)" office:value-type="float" office:value="0" calcext:value-type="float">
            <text:p>0</text:p>
          </table:table-cell>
          <table:table-cell table:formula="of:=IF([Data.G55]=[Keys.K55];1;0)" office:value-type="float" office:value="0" calcext:value-type="float">
            <text:p>0</text:p>
          </table:table-cell>
          <table:table-cell table:formula="of:=IF([.H55]=0;IF([Data.F55]=[Keys.K55];1;0);0)" office:value-type="float" office:value="0" calcext:value-type="float">
            <text:p>0</text:p>
          </table:table-cell>
          <table:table-cell table:formula="of:=IF([Data.G55]=[Keys.L55];1;0)" office:value-type="float" office:value="0" calcext:value-type="float">
            <text:p>0</text:p>
          </table:table-cell>
          <table:table-cell table:formula="of:=IF([.J55]=0;IF([Data.F55]=[Keys.L5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55];MATCH([Keys.I55];[Keys.$D$2:.$D$9];0))" office:value-type="float" office:value="0" calcext:value-type="float">
            <text:p>0</text:p>
          </table:table-cell>
          <table:table-cell table:formula="of:=[.S55]" office:value-type="float" office:value="0" calcext:value-type="float">
            <text:p>0</text:p>
          </table:table-cell>
          <table:table-cell table:formula="of:=INDEX([Data.$K$2:.$R$359];[Keys.$M55];MATCH([Keys.J55];[Keys.$D$2:.$D$9];0))" office:value-type="float" office:value="0" calcext:value-type="float">
            <text:p>0</text:p>
          </table:table-cell>
          <table:table-cell table:formula="of:=[.U55]" office:value-type="float" office:value="0" calcext:value-type="float">
            <text:p>0</text:p>
          </table:table-cell>
          <table:table-cell table:formula="of:=INDEX([Data.$K$2:.$R$359];[Keys.$M55];MATCH([Keys.K55];[Keys.$D$2:.$D$9];0))" office:value-type="float" office:value="0" calcext:value-type="float">
            <text:p>0</text:p>
          </table:table-cell>
          <table:table-cell table:formula="of:=[.W55]" office:value-type="float" office:value="0" calcext:value-type="float">
            <text:p>0</text:p>
          </table:table-cell>
          <table:table-cell table:formula="of:=INDEX([Data.$K$2:.$R$359];[Keys.$M55];MATCH([Keys.L55];[Keys.$D$2:.$D$9];0))" office:value-type="float" office:value="0" calcext:value-type="float">
            <text:p>0</text:p>
          </table:table-cell>
          <table:table-cell table:formula="of:=[.Y55]" office:value-type="float" office:value="0" calcext:value-type="float">
            <text:p>0</text:p>
          </table:table-cell>
          <table:table-cell table:formula="of:=IF([Data.Z55]=&quot;True&quot;;&quot;Challenged&quot;;IF([Data.AA5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55]+[Data.T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55]+[Data.V5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Data.G56]=[Keys.$A$10];1;0)" office:value-type="float" office:value="0" calcext:value-type="float">
            <text:p>0</text:p>
          </table:table-cell>
          <table:table-cell table:formula="of:=IF([.B56]=0;IF([Data.F56]=[Keys.$A$10];1;0);0)" office:value-type="float" office:value="1" calcext:value-type="float">
            <text:p>1</text:p>
          </table:table-cell>
          <table:table-cell table:formula="of:=IF([Data.G56]=[Keys.I56];1;0)" office:value-type="float" office:value="0" calcext:value-type="float">
            <text:p>0</text:p>
          </table:table-cell>
          <table:table-cell table:formula="of:=IF([.D56]=0;IF([Data.F56]=[Keys.I56];1;0);0)" office:value-type="float" office:value="0" calcext:value-type="float">
            <text:p>0</text:p>
          </table:table-cell>
          <table:table-cell table:formula="of:=IF([Data.G56]=[Keys.J56];1;0)" office:value-type="float" office:value="0" calcext:value-type="float">
            <text:p>0</text:p>
          </table:table-cell>
          <table:table-cell table:formula="of:=IF([.F56]=0;IF([Data.F56]=[Keys.J56];1;0);0)" office:value-type="float" office:value="0" calcext:value-type="float">
            <text:p>0</text:p>
          </table:table-cell>
          <table:table-cell table:formula="of:=IF([Data.G56]=[Keys.K56];1;0)" office:value-type="float" office:value="0" calcext:value-type="float">
            <text:p>0</text:p>
          </table:table-cell>
          <table:table-cell table:formula="of:=IF([.H56]=0;IF([Data.F56]=[Keys.K56];1;0);0)" office:value-type="float" office:value="0" calcext:value-type="float">
            <text:p>0</text:p>
          </table:table-cell>
          <table:table-cell table:formula="of:=IF([Data.G56]=[Keys.L56];1;0)" office:value-type="float" office:value="0" calcext:value-type="float">
            <text:p>0</text:p>
          </table:table-cell>
          <table:table-cell table:formula="of:=IF([.J56]=0;IF([Data.F56]=[Keys.L56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56];MATCH([Keys.I56];[Keys.$D$2:.$D$9];0))" office:value-type="float" office:value="0" calcext:value-type="float">
            <text:p>0</text:p>
          </table:table-cell>
          <table:table-cell table:formula="of:=[.S56]" office:value-type="float" office:value="0" calcext:value-type="float">
            <text:p>0</text:p>
          </table:table-cell>
          <table:table-cell table:formula="of:=INDEX([Data.$K$2:.$R$359];[Keys.$M56];MATCH([Keys.J56];[Keys.$D$2:.$D$9];0))" office:value-type="float" office:value="0" calcext:value-type="float">
            <text:p>0</text:p>
          </table:table-cell>
          <table:table-cell table:formula="of:=[.U56]" office:value-type="float" office:value="0" calcext:value-type="float">
            <text:p>0</text:p>
          </table:table-cell>
          <table:table-cell table:formula="of:=INDEX([Data.$K$2:.$R$359];[Keys.$M56];MATCH([Keys.K56];[Keys.$D$2:.$D$9];0))" office:value-type="float" office:value="0" calcext:value-type="float">
            <text:p>0</text:p>
          </table:table-cell>
          <table:table-cell table:formula="of:=[.W56]" office:value-type="float" office:value="0" calcext:value-type="float">
            <text:p>0</text:p>
          </table:table-cell>
          <table:table-cell table:formula="of:=INDEX([Data.$K$2:.$R$359];[Keys.$M56];MATCH([Keys.L56];[Keys.$D$2:.$D$9];0))" office:value-type="float" office:value="0" calcext:value-type="float">
            <text:p>0</text:p>
          </table:table-cell>
          <table:table-cell table:formula="of:=[.Y56]" office:value-type="float" office:value="0" calcext:value-type="float">
            <text:p>0</text:p>
          </table:table-cell>
          <table:table-cell table:formula="of:=IF([Data.Z56]=&quot;True&quot;;&quot;Challenged&quot;;IF([Data.AA5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56]+[Data.T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56]+[Data.V5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[Data.G57]=[Keys.$A$10];1;0)" office:value-type="float" office:value="0" calcext:value-type="float">
            <text:p>0</text:p>
          </table:table-cell>
          <table:table-cell table:formula="of:=IF([.B57]=0;IF([Data.F57]=[Keys.$A$10];1;0);0)" office:value-type="float" office:value="0" calcext:value-type="float">
            <text:p>0</text:p>
          </table:table-cell>
          <table:table-cell table:formula="of:=IF([Data.G57]=[Keys.I57];1;0)" office:value-type="float" office:value="0" calcext:value-type="float">
            <text:p>0</text:p>
          </table:table-cell>
          <table:table-cell table:formula="of:=IF([.D57]=0;IF([Data.F57]=[Keys.I57];1;0);0)" office:value-type="float" office:value="0" calcext:value-type="float">
            <text:p>0</text:p>
          </table:table-cell>
          <table:table-cell table:formula="of:=IF([Data.G57]=[Keys.J57];1;0)" office:value-type="float" office:value="0" calcext:value-type="float">
            <text:p>0</text:p>
          </table:table-cell>
          <table:table-cell table:formula="of:=IF([.F57]=0;IF([Data.F57]=[Keys.J57];1;0);0)" office:value-type="float" office:value="0" calcext:value-type="float">
            <text:p>0</text:p>
          </table:table-cell>
          <table:table-cell table:formula="of:=IF([Data.G57]=[Keys.K57];1;0)" office:value-type="float" office:value="0" calcext:value-type="float">
            <text:p>0</text:p>
          </table:table-cell>
          <table:table-cell table:formula="of:=IF([.H57]=0;IF([Data.F57]=[Keys.K57];1;0);0)" office:value-type="float" office:value="0" calcext:value-type="float">
            <text:p>0</text:p>
          </table:table-cell>
          <table:table-cell table:formula="of:=IF([Data.G57]=[Keys.L57];1;0)" office:value-type="float" office:value="0" calcext:value-type="float">
            <text:p>0</text:p>
          </table:table-cell>
          <table:table-cell table:formula="of:=IF([.J57]=0;IF([Data.F57]=[Keys.L5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57];MATCH([Keys.I57];[Keys.$D$2:.$D$9];0))" office:value-type="float" office:value="0" calcext:value-type="float">
            <text:p>0</text:p>
          </table:table-cell>
          <table:table-cell table:formula="of:=[.S57]" office:value-type="float" office:value="0" calcext:value-type="float">
            <text:p>0</text:p>
          </table:table-cell>
          <table:table-cell table:formula="of:=INDEX([Data.$K$2:.$R$359];[Keys.$M57];MATCH([Keys.J57];[Keys.$D$2:.$D$9];0))" office:value-type="float" office:value="0" calcext:value-type="float">
            <text:p>0</text:p>
          </table:table-cell>
          <table:table-cell table:formula="of:=[.U57]" office:value-type="float" office:value="0" calcext:value-type="float">
            <text:p>0</text:p>
          </table:table-cell>
          <table:table-cell table:formula="of:=INDEX([Data.$K$2:.$R$359];[Keys.$M57];MATCH([Keys.K57];[Keys.$D$2:.$D$9];0))" office:value-type="float" office:value="0" calcext:value-type="float">
            <text:p>0</text:p>
          </table:table-cell>
          <table:table-cell table:formula="of:=[.W57]" office:value-type="float" office:value="0" calcext:value-type="float">
            <text:p>0</text:p>
          </table:table-cell>
          <table:table-cell table:formula="of:=INDEX([Data.$K$2:.$R$359];[Keys.$M57];MATCH([Keys.L57];[Keys.$D$2:.$D$9];0))" office:value-type="float" office:value="0" calcext:value-type="float">
            <text:p>0</text:p>
          </table:table-cell>
          <table:table-cell table:formula="of:=[.Y57]" office:value-type="float" office:value="0" calcext:value-type="float">
            <text:p>0</text:p>
          </table:table-cell>
          <table:table-cell table:formula="of:=IF([Data.Z57]=&quot;True&quot;;&quot;Challenged&quot;;IF([Data.AA5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57]+[Data.T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57]+[Data.V5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formula="of:=IF([Data.G58]=[Keys.$A$10];1;0)" office:value-type="float" office:value="0" calcext:value-type="float">
            <text:p>0</text:p>
          </table:table-cell>
          <table:table-cell table:formula="of:=IF([.B58]=0;IF([Data.F58]=[Keys.$A$10];1;0);0)" office:value-type="float" office:value="0" calcext:value-type="float">
            <text:p>0</text:p>
          </table:table-cell>
          <table:table-cell table:formula="of:=IF([Data.G58]=[Keys.I58];1;0)" office:value-type="float" office:value="0" calcext:value-type="float">
            <text:p>0</text:p>
          </table:table-cell>
          <table:table-cell table:formula="of:=IF([.D58]=0;IF([Data.F58]=[Keys.I58];1;0);0)" office:value-type="float" office:value="0" calcext:value-type="float">
            <text:p>0</text:p>
          </table:table-cell>
          <table:table-cell table:formula="of:=IF([Data.G58]=[Keys.J58];1;0)" office:value-type="float" office:value="0" calcext:value-type="float">
            <text:p>0</text:p>
          </table:table-cell>
          <table:table-cell table:formula="of:=IF([.F58]=0;IF([Data.F58]=[Keys.J58];1;0);0)" office:value-type="float" office:value="0" calcext:value-type="float">
            <text:p>0</text:p>
          </table:table-cell>
          <table:table-cell table:formula="of:=IF([Data.G58]=[Keys.K58];1;0)" office:value-type="float" office:value="0" calcext:value-type="float">
            <text:p>0</text:p>
          </table:table-cell>
          <table:table-cell table:formula="of:=IF([.H58]=0;IF([Data.F58]=[Keys.K58];1;0);0)" office:value-type="float" office:value="0" calcext:value-type="float">
            <text:p>0</text:p>
          </table:table-cell>
          <table:table-cell table:formula="of:=IF([Data.G58]=[Keys.L58];1;0)" office:value-type="float" office:value="0" calcext:value-type="float">
            <text:p>0</text:p>
          </table:table-cell>
          <table:table-cell table:formula="of:=IF([.J58]=0;IF([Data.F58]=[Keys.L5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58];MATCH([Keys.I58];[Keys.$D$2:.$D$9];0))" office:value-type="float" office:value="0" calcext:value-type="float">
            <text:p>0</text:p>
          </table:table-cell>
          <table:table-cell table:formula="of:=[.S58]" office:value-type="float" office:value="0" calcext:value-type="float">
            <text:p>0</text:p>
          </table:table-cell>
          <table:table-cell table:formula="of:=INDEX([Data.$K$2:.$R$359];[Keys.$M58];MATCH([Keys.J58];[Keys.$D$2:.$D$9];0))" office:value-type="float" office:value="0" calcext:value-type="float">
            <text:p>0</text:p>
          </table:table-cell>
          <table:table-cell table:formula="of:=[.U58]" office:value-type="float" office:value="0" calcext:value-type="float">
            <text:p>0</text:p>
          </table:table-cell>
          <table:table-cell table:formula="of:=INDEX([Data.$K$2:.$R$359];[Keys.$M58];MATCH([Keys.K58];[Keys.$D$2:.$D$9];0))" office:value-type="float" office:value="0" calcext:value-type="float">
            <text:p>0</text:p>
          </table:table-cell>
          <table:table-cell table:formula="of:=[.W58]" office:value-type="float" office:value="0" calcext:value-type="float">
            <text:p>0</text:p>
          </table:table-cell>
          <table:table-cell table:formula="of:=INDEX([Data.$K$2:.$R$359];[Keys.$M58];MATCH([Keys.L58];[Keys.$D$2:.$D$9];0))" office:value-type="float" office:value="0" calcext:value-type="float">
            <text:p>0</text:p>
          </table:table-cell>
          <table:table-cell table:formula="of:=[.Y58]" office:value-type="float" office:value="0" calcext:value-type="float">
            <text:p>0</text:p>
          </table:table-cell>
          <table:table-cell table:formula="of:=IF([Data.Z58]=&quot;True&quot;;&quot;Challenged&quot;;IF([Data.AA5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58]+[Data.T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58]+[Data.V5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IF([Data.G59]=[Keys.$A$10];1;0)" office:value-type="float" office:value="0" calcext:value-type="float">
            <text:p>0</text:p>
          </table:table-cell>
          <table:table-cell table:formula="of:=IF([.B59]=0;IF([Data.F59]=[Keys.$A$10];1;0);0)" office:value-type="float" office:value="0" calcext:value-type="float">
            <text:p>0</text:p>
          </table:table-cell>
          <table:table-cell table:formula="of:=IF([Data.G59]=[Keys.I59];1;0)" office:value-type="float" office:value="0" calcext:value-type="float">
            <text:p>0</text:p>
          </table:table-cell>
          <table:table-cell table:formula="of:=IF([.D59]=0;IF([Data.F59]=[Keys.I59];1;0);0)" office:value-type="float" office:value="0" calcext:value-type="float">
            <text:p>0</text:p>
          </table:table-cell>
          <table:table-cell table:formula="of:=IF([Data.G59]=[Keys.J59];1;0)" office:value-type="float" office:value="0" calcext:value-type="float">
            <text:p>0</text:p>
          </table:table-cell>
          <table:table-cell table:formula="of:=IF([.F59]=0;IF([Data.F59]=[Keys.J59];1;0);0)" office:value-type="float" office:value="0" calcext:value-type="float">
            <text:p>0</text:p>
          </table:table-cell>
          <table:table-cell table:formula="of:=IF([Data.G59]=[Keys.K59];1;0)" office:value-type="float" office:value="0" calcext:value-type="float">
            <text:p>0</text:p>
          </table:table-cell>
          <table:table-cell table:formula="of:=IF([.H59]=0;IF([Data.F59]=[Keys.K59];1;0);0)" office:value-type="float" office:value="0" calcext:value-type="float">
            <text:p>0</text:p>
          </table:table-cell>
          <table:table-cell table:formula="of:=IF([Data.G59]=[Keys.L59];1;0)" office:value-type="float" office:value="0" calcext:value-type="float">
            <text:p>0</text:p>
          </table:table-cell>
          <table:table-cell table:formula="of:=IF([.J59]=0;IF([Data.F59]=[Keys.L59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59];MATCH([Keys.I59];[Keys.$D$2:.$D$9];0))" office:value-type="float" office:value="0" calcext:value-type="float">
            <text:p>0</text:p>
          </table:table-cell>
          <table:table-cell table:formula="of:=[.S59]" office:value-type="float" office:value="0" calcext:value-type="float">
            <text:p>0</text:p>
          </table:table-cell>
          <table:table-cell table:formula="of:=INDEX([Data.$K$2:.$R$359];[Keys.$M59];MATCH([Keys.J59];[Keys.$D$2:.$D$9];0))" office:value-type="float" office:value="2" calcext:value-type="float">
            <text:p>2</text:p>
          </table:table-cell>
          <table:table-cell table:formula="of:=[.U59]" office:value-type="float" office:value="2" calcext:value-type="float">
            <text:p>2</text:p>
          </table:table-cell>
          <table:table-cell table:formula="of:=INDEX([Data.$K$2:.$R$359];[Keys.$M59];MATCH([Keys.K59];[Keys.$D$2:.$D$9];0))" office:value-type="float" office:value="0" calcext:value-type="float">
            <text:p>0</text:p>
          </table:table-cell>
          <table:table-cell table:formula="of:=[.W59]" office:value-type="float" office:value="0" calcext:value-type="float">
            <text:p>0</text:p>
          </table:table-cell>
          <table:table-cell table:formula="of:=INDEX([Data.$K$2:.$R$359];[Keys.$M59];MATCH([Keys.L59];[Keys.$D$2:.$D$9];0))" office:value-type="float" office:value="0" calcext:value-type="float">
            <text:p>0</text:p>
          </table:table-cell>
          <table:table-cell table:formula="of:=[.Y59]" office:value-type="float" office:value="0" calcext:value-type="float">
            <text:p>0</text:p>
          </table:table-cell>
          <table:table-cell table:formula="of:=IF([Data.Z59]=&quot;True&quot;;&quot;Challenged&quot;;IF([Data.AA59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59]+[Data.T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59]+[Data.V5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Data.G60]=[Keys.$A$10];1;0)" office:value-type="float" office:value="0" calcext:value-type="float">
            <text:p>0</text:p>
          </table:table-cell>
          <table:table-cell table:formula="of:=IF([.B60]=0;IF([Data.F60]=[Keys.$A$10];1;0);0)" office:value-type="float" office:value="0" calcext:value-type="float">
            <text:p>0</text:p>
          </table:table-cell>
          <table:table-cell table:formula="of:=IF([Data.G60]=[Keys.I60];1;0)" office:value-type="float" office:value="0" calcext:value-type="float">
            <text:p>0</text:p>
          </table:table-cell>
          <table:table-cell table:formula="of:=IF([.D60]=0;IF([Data.F60]=[Keys.I60];1;0);0)" office:value-type="float" office:value="0" calcext:value-type="float">
            <text:p>0</text:p>
          </table:table-cell>
          <table:table-cell table:formula="of:=IF([Data.G60]=[Keys.J60];1;0)" office:value-type="float" office:value="0" calcext:value-type="float">
            <text:p>0</text:p>
          </table:table-cell>
          <table:table-cell table:formula="of:=IF([.F60]=0;IF([Data.F60]=[Keys.J60];1;0);0)" office:value-type="float" office:value="0" calcext:value-type="float">
            <text:p>0</text:p>
          </table:table-cell>
          <table:table-cell table:formula="of:=IF([Data.G60]=[Keys.K60];1;0)" office:value-type="float" office:value="0" calcext:value-type="float">
            <text:p>0</text:p>
          </table:table-cell>
          <table:table-cell table:formula="of:=IF([.H60]=0;IF([Data.F60]=[Keys.K60];1;0);0)" office:value-type="float" office:value="0" calcext:value-type="float">
            <text:p>0</text:p>
          </table:table-cell>
          <table:table-cell table:formula="of:=IF([Data.G60]=[Keys.L60];1;0)" office:value-type="float" office:value="0" calcext:value-type="float">
            <text:p>0</text:p>
          </table:table-cell>
          <table:table-cell table:formula="of:=IF([.J60]=0;IF([Data.F60]=[Keys.L6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60];MATCH([Keys.I60];[Keys.$D$2:.$D$9];0))" office:value-type="float" office:value="0" calcext:value-type="float">
            <text:p>0</text:p>
          </table:table-cell>
          <table:table-cell table:formula="of:=[.S60]" office:value-type="float" office:value="0" calcext:value-type="float">
            <text:p>0</text:p>
          </table:table-cell>
          <table:table-cell table:formula="of:=INDEX([Data.$K$2:.$R$359];[Keys.$M60];MATCH([Keys.J60];[Keys.$D$2:.$D$9];0))" office:value-type="float" office:value="1" calcext:value-type="float">
            <text:p>1</text:p>
          </table:table-cell>
          <table:table-cell table:formula="of:=[.U60]" office:value-type="float" office:value="1" calcext:value-type="float">
            <text:p>1</text:p>
          </table:table-cell>
          <table:table-cell table:formula="of:=INDEX([Data.$K$2:.$R$359];[Keys.$M60];MATCH([Keys.K60];[Keys.$D$2:.$D$9];0))" office:value-type="float" office:value="0" calcext:value-type="float">
            <text:p>0</text:p>
          </table:table-cell>
          <table:table-cell table:formula="of:=[.W60]" office:value-type="float" office:value="0" calcext:value-type="float">
            <text:p>0</text:p>
          </table:table-cell>
          <table:table-cell table:formula="of:=INDEX([Data.$K$2:.$R$359];[Keys.$M60];MATCH([Keys.L60];[Keys.$D$2:.$D$9];0))" office:value-type="float" office:value="0" calcext:value-type="float">
            <text:p>0</text:p>
          </table:table-cell>
          <table:table-cell table:formula="of:=[.Y60]" office:value-type="float" office:value="0" calcext:value-type="float">
            <text:p>0</text:p>
          </table:table-cell>
          <table:table-cell table:formula="of:=IF([Data.Z60]=&quot;True&quot;;&quot;Challenged&quot;;IF([Data.AA6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60]+[Data.T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60]+[Data.V6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formula="of:=IF([Data.G61]=[Keys.$A$10];1;0)" office:value-type="float" office:value="1" calcext:value-type="float">
            <text:p>1</text:p>
          </table:table-cell>
          <table:table-cell table:formula="of:=IF([.B61]=0;IF([Data.F61]=[Keys.$A$10];1;0);0)" office:value-type="float" office:value="0" calcext:value-type="float">
            <text:p>0</text:p>
          </table:table-cell>
          <table:table-cell table:formula="of:=IF([Data.G61]=[Keys.I61];1;0)" office:value-type="float" office:value="0" calcext:value-type="float">
            <text:p>0</text:p>
          </table:table-cell>
          <table:table-cell table:formula="of:=IF([.D61]=0;IF([Data.F61]=[Keys.I61];1;0);0)" office:value-type="float" office:value="0" calcext:value-type="float">
            <text:p>0</text:p>
          </table:table-cell>
          <table:table-cell table:formula="of:=IF([Data.G61]=[Keys.J61];1;0)" office:value-type="float" office:value="0" calcext:value-type="float">
            <text:p>0</text:p>
          </table:table-cell>
          <table:table-cell table:formula="of:=IF([.F61]=0;IF([Data.F61]=[Keys.J61];1;0);0)" office:value-type="float" office:value="0" calcext:value-type="float">
            <text:p>0</text:p>
          </table:table-cell>
          <table:table-cell table:formula="of:=IF([Data.G61]=[Keys.K61];1;0)" office:value-type="float" office:value="0" calcext:value-type="float">
            <text:p>0</text:p>
          </table:table-cell>
          <table:table-cell table:formula="of:=IF([.H61]=0;IF([Data.F61]=[Keys.K61];1;0);0)" office:value-type="float" office:value="0" calcext:value-type="float">
            <text:p>0</text:p>
          </table:table-cell>
          <table:table-cell table:formula="of:=IF([Data.G61]=[Keys.L61];1;0)" office:value-type="float" office:value="0" calcext:value-type="float">
            <text:p>0</text:p>
          </table:table-cell>
          <table:table-cell table:formula="of:=IF([.J61]=0;IF([Data.F61]=[Keys.L61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61];MATCH([Keys.I61];[Keys.$D$2:.$D$9];0))" office:value-type="float" office:value="0" calcext:value-type="float">
            <text:p>0</text:p>
          </table:table-cell>
          <table:table-cell table:formula="of:=[.S61]" office:value-type="float" office:value="0" calcext:value-type="float">
            <text:p>0</text:p>
          </table:table-cell>
          <table:table-cell table:formula="of:=INDEX([Data.$K$2:.$R$359];[Keys.$M61];MATCH([Keys.J61];[Keys.$D$2:.$D$9];0))" office:value-type="float" office:value="0" calcext:value-type="float">
            <text:p>0</text:p>
          </table:table-cell>
          <table:table-cell table:formula="of:=[.U61]" office:value-type="float" office:value="0" calcext:value-type="float">
            <text:p>0</text:p>
          </table:table-cell>
          <table:table-cell table:formula="of:=INDEX([Data.$K$2:.$R$359];[Keys.$M61];MATCH([Keys.K61];[Keys.$D$2:.$D$9];0))" office:value-type="float" office:value="1" calcext:value-type="float">
            <text:p>1</text:p>
          </table:table-cell>
          <table:table-cell table:formula="of:=[.W61]" office:value-type="float" office:value="1" calcext:value-type="float">
            <text:p>1</text:p>
          </table:table-cell>
          <table:table-cell table:formula="of:=INDEX([Data.$K$2:.$R$359];[Keys.$M61];MATCH([Keys.L61];[Keys.$D$2:.$D$9];0))" office:value-type="float" office:value="0" calcext:value-type="float">
            <text:p>0</text:p>
          </table:table-cell>
          <table:table-cell table:formula="of:=[.Y61]" office:value-type="float" office:value="0" calcext:value-type="float">
            <text:p>0</text:p>
          </table:table-cell>
          <table:table-cell table:formula="of:=IF([Data.Z61]=&quot;True&quot;;&quot;Challenged&quot;;IF([Data.AA6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61]+[Data.T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61]+[Data.V6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IF([Data.G62]=[Keys.$A$10];1;0)" office:value-type="float" office:value="1" calcext:value-type="float">
            <text:p>1</text:p>
          </table:table-cell>
          <table:table-cell table:formula="of:=IF([.B62]=0;IF([Data.F62]=[Keys.$A$10];1;0);0)" office:value-type="float" office:value="0" calcext:value-type="float">
            <text:p>0</text:p>
          </table:table-cell>
          <table:table-cell table:formula="of:=IF([Data.G62]=[Keys.I62];1;0)" office:value-type="float" office:value="0" calcext:value-type="float">
            <text:p>0</text:p>
          </table:table-cell>
          <table:table-cell table:formula="of:=IF([.D62]=0;IF([Data.F62]=[Keys.I62];1;0);0)" office:value-type="float" office:value="0" calcext:value-type="float">
            <text:p>0</text:p>
          </table:table-cell>
          <table:table-cell table:formula="of:=IF([Data.G62]=[Keys.J62];1;0)" office:value-type="float" office:value="0" calcext:value-type="float">
            <text:p>0</text:p>
          </table:table-cell>
          <table:table-cell table:formula="of:=IF([.F62]=0;IF([Data.F62]=[Keys.J62];1;0);0)" office:value-type="float" office:value="0" calcext:value-type="float">
            <text:p>0</text:p>
          </table:table-cell>
          <table:table-cell table:formula="of:=IF([Data.G62]=[Keys.K62];1;0)" office:value-type="float" office:value="0" calcext:value-type="float">
            <text:p>0</text:p>
          </table:table-cell>
          <table:table-cell table:formula="of:=IF([.H62]=0;IF([Data.F62]=[Keys.K62];1;0);0)" office:value-type="float" office:value="0" calcext:value-type="float">
            <text:p>0</text:p>
          </table:table-cell>
          <table:table-cell table:formula="of:=IF([Data.G62]=[Keys.L62];1;0)" office:value-type="float" office:value="0" calcext:value-type="float">
            <text:p>0</text:p>
          </table:table-cell>
          <table:table-cell table:formula="of:=IF([.J62]=0;IF([Data.F62]=[Keys.L62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62];MATCH([Keys.I62];[Keys.$D$2:.$D$9];0))" office:value-type="float" office:value="0" calcext:value-type="float">
            <text:p>0</text:p>
          </table:table-cell>
          <table:table-cell table:formula="of:=[.S62]" office:value-type="float" office:value="0" calcext:value-type="float">
            <text:p>0</text:p>
          </table:table-cell>
          <table:table-cell table:formula="of:=INDEX([Data.$K$2:.$R$359];[Keys.$M62];MATCH([Keys.J62];[Keys.$D$2:.$D$9];0))" office:value-type="float" office:value="0" calcext:value-type="float">
            <text:p>0</text:p>
          </table:table-cell>
          <table:table-cell table:formula="of:=[.U62]" office:value-type="float" office:value="0" calcext:value-type="float">
            <text:p>0</text:p>
          </table:table-cell>
          <table:table-cell table:formula="of:=INDEX([Data.$K$2:.$R$359];[Keys.$M62];MATCH([Keys.K62];[Keys.$D$2:.$D$9];0))" office:value-type="float" office:value="0" calcext:value-type="float">
            <text:p>0</text:p>
          </table:table-cell>
          <table:table-cell table:formula="of:=[.W62]" office:value-type="float" office:value="0" calcext:value-type="float">
            <text:p>0</text:p>
          </table:table-cell>
          <table:table-cell table:formula="of:=INDEX([Data.$K$2:.$R$359];[Keys.$M62];MATCH([Keys.L62];[Keys.$D$2:.$D$9];0))" office:value-type="float" office:value="2" calcext:value-type="float">
            <text:p>2</text:p>
          </table:table-cell>
          <table:table-cell table:formula="of:=[.Y62]" office:value-type="float" office:value="2" calcext:value-type="float">
            <text:p>2</text:p>
          </table:table-cell>
          <table:table-cell table:formula="of:=IF([Data.Z62]=&quot;True&quot;;&quot;Challenged&quot;;IF([Data.AA6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62]+[Data.T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62]+[Data.V6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IF([Data.G63]=[Keys.$A$10];1;0)" office:value-type="float" office:value="0" calcext:value-type="float">
            <text:p>0</text:p>
          </table:table-cell>
          <table:table-cell table:formula="of:=IF([.B63]=0;IF([Data.F63]=[Keys.$A$10];1;0);0)" office:value-type="float" office:value="0" calcext:value-type="float">
            <text:p>0</text:p>
          </table:table-cell>
          <table:table-cell table:formula="of:=IF([Data.G63]=[Keys.I63];1;0)" office:value-type="float" office:value="0" calcext:value-type="float">
            <text:p>0</text:p>
          </table:table-cell>
          <table:table-cell table:formula="of:=IF([.D63]=0;IF([Data.F63]=[Keys.I63];1;0);0)" office:value-type="float" office:value="0" calcext:value-type="float">
            <text:p>0</text:p>
          </table:table-cell>
          <table:table-cell table:formula="of:=IF([Data.G63]=[Keys.J63];1;0)" office:value-type="float" office:value="0" calcext:value-type="float">
            <text:p>0</text:p>
          </table:table-cell>
          <table:table-cell table:formula="of:=IF([.F63]=0;IF([Data.F63]=[Keys.J63];1;0);0)" office:value-type="float" office:value="0" calcext:value-type="float">
            <text:p>0</text:p>
          </table:table-cell>
          <table:table-cell table:formula="of:=IF([Data.G63]=[Keys.K63];1;0)" office:value-type="float" office:value="0" calcext:value-type="float">
            <text:p>0</text:p>
          </table:table-cell>
          <table:table-cell table:formula="of:=IF([.H63]=0;IF([Data.F63]=[Keys.K63];1;0);0)" office:value-type="float" office:value="0" calcext:value-type="float">
            <text:p>0</text:p>
          </table:table-cell>
          <table:table-cell table:formula="of:=IF([Data.G63]=[Keys.L63];1;0)" office:value-type="float" office:value="1" calcext:value-type="float">
            <text:p>1</text:p>
          </table:table-cell>
          <table:table-cell table:formula="of:=IF([.J63]=0;IF([Data.F63]=[Keys.L6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63];MATCH([Keys.I63];[Keys.$D$2:.$D$9];0))" office:value-type="float" office:value="0" calcext:value-type="float">
            <text:p>0</text:p>
          </table:table-cell>
          <table:table-cell table:formula="of:=[.S63]" office:value-type="float" office:value="0" calcext:value-type="float">
            <text:p>0</text:p>
          </table:table-cell>
          <table:table-cell table:formula="of:=INDEX([Data.$K$2:.$R$359];[Keys.$M63];MATCH([Keys.J63];[Keys.$D$2:.$D$9];0))" office:value-type="float" office:value="0" calcext:value-type="float">
            <text:p>0</text:p>
          </table:table-cell>
          <table:table-cell table:formula="of:=[.U63]" office:value-type="float" office:value="0" calcext:value-type="float">
            <text:p>0</text:p>
          </table:table-cell>
          <table:table-cell table:formula="of:=INDEX([Data.$K$2:.$R$359];[Keys.$M63];MATCH([Keys.K63];[Keys.$D$2:.$D$9];0))" office:value-type="float" office:value="0" calcext:value-type="float">
            <text:p>0</text:p>
          </table:table-cell>
          <table:table-cell table:formula="of:=[.W63]" office:value-type="float" office:value="0" calcext:value-type="float">
            <text:p>0</text:p>
          </table:table-cell>
          <table:table-cell table:formula="of:=INDEX([Data.$K$2:.$R$359];[Keys.$M63];MATCH([Keys.L63];[Keys.$D$2:.$D$9];0))" office:value-type="float" office:value="1" calcext:value-type="float">
            <text:p>1</text:p>
          </table:table-cell>
          <table:table-cell table:formula="of:=[.Y63]" office:value-type="float" office:value="1" calcext:value-type="float">
            <text:p>1</text:p>
          </table:table-cell>
          <table:table-cell table:formula="of:=IF([Data.Z63]=&quot;True&quot;;&quot;Challenged&quot;;IF([Data.AA63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63]+[Data.T6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63]+[Data.V63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formula="of:=IF([Data.G64]=[Keys.$A$10];1;0)" office:value-type="float" office:value="0" calcext:value-type="float">
            <text:p>0</text:p>
          </table:table-cell>
          <table:table-cell table:formula="of:=IF([.B64]=0;IF([Data.F64]=[Keys.$A$10];1;0);0)" office:value-type="float" office:value="0" calcext:value-type="float">
            <text:p>0</text:p>
          </table:table-cell>
          <table:table-cell table:formula="of:=IF([Data.G64]=[Keys.I64];1;0)" office:value-type="float" office:value="0" calcext:value-type="float">
            <text:p>0</text:p>
          </table:table-cell>
          <table:table-cell table:formula="of:=IF([.D64]=0;IF([Data.F64]=[Keys.I64];1;0);0)" office:value-type="float" office:value="0" calcext:value-type="float">
            <text:p>0</text:p>
          </table:table-cell>
          <table:table-cell table:formula="of:=IF([Data.G64]=[Keys.J64];1;0)" office:value-type="float" office:value="0" calcext:value-type="float">
            <text:p>0</text:p>
          </table:table-cell>
          <table:table-cell table:formula="of:=IF([.F64]=0;IF([Data.F64]=[Keys.J64];1;0);0)" office:value-type="float" office:value="0" calcext:value-type="float">
            <text:p>0</text:p>
          </table:table-cell>
          <table:table-cell table:formula="of:=IF([Data.G64]=[Keys.K64];1;0)" office:value-type="float" office:value="1" calcext:value-type="float">
            <text:p>1</text:p>
          </table:table-cell>
          <table:table-cell table:formula="of:=IF([.H64]=0;IF([Data.F64]=[Keys.K64];1;0);0)" office:value-type="float" office:value="0" calcext:value-type="float">
            <text:p>0</text:p>
          </table:table-cell>
          <table:table-cell table:formula="of:=IF([Data.G64]=[Keys.L64];1;0)" office:value-type="float" office:value="0" calcext:value-type="float">
            <text:p>0</text:p>
          </table:table-cell>
          <table:table-cell table:formula="of:=IF([.J64]=0;IF([Data.F64]=[Keys.L64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64];MATCH([Keys.I64];[Keys.$D$2:.$D$9];0))" office:value-type="float" office:value="0" calcext:value-type="float">
            <text:p>0</text:p>
          </table:table-cell>
          <table:table-cell table:formula="of:=[.S64]" office:value-type="float" office:value="0" calcext:value-type="float">
            <text:p>0</text:p>
          </table:table-cell>
          <table:table-cell table:formula="of:=INDEX([Data.$K$2:.$R$359];[Keys.$M64];MATCH([Keys.J64];[Keys.$D$2:.$D$9];0))" office:value-type="float" office:value="1" calcext:value-type="float">
            <text:p>1</text:p>
          </table:table-cell>
          <table:table-cell table:formula="of:=[.U64]" office:value-type="float" office:value="1" calcext:value-type="float">
            <text:p>1</text:p>
          </table:table-cell>
          <table:table-cell table:formula="of:=INDEX([Data.$K$2:.$R$359];[Keys.$M64];MATCH([Keys.K64];[Keys.$D$2:.$D$9];0))" office:value-type="float" office:value="2" calcext:value-type="float">
            <text:p>2</text:p>
          </table:table-cell>
          <table:table-cell table:formula="of:=[.W64]" office:value-type="float" office:value="2" calcext:value-type="float">
            <text:p>2</text:p>
          </table:table-cell>
          <table:table-cell table:formula="of:=INDEX([Data.$K$2:.$R$359];[Keys.$M64];MATCH([Keys.L64];[Keys.$D$2:.$D$9];0))" office:value-type="float" office:value="0" calcext:value-type="float">
            <text:p>0</text:p>
          </table:table-cell>
          <table:table-cell table:formula="of:=[.Y64]" office:value-type="float" office:value="0" calcext:value-type="float">
            <text:p>0</text:p>
          </table:table-cell>
          <table:table-cell table:formula="of:=IF([Data.Z64]=&quot;True&quot;;&quot;Challenged&quot;;IF([Data.AA64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64]+[Data.T6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64]+[Data.V64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formula="of:=IF([Data.G65]=[Keys.$A$10];1;0)" office:value-type="float" office:value="0" calcext:value-type="float">
            <text:p>0</text:p>
          </table:table-cell>
          <table:table-cell table:formula="of:=IF([.B65]=0;IF([Data.F65]=[Keys.$A$10];1;0);0)" office:value-type="float" office:value="0" calcext:value-type="float">
            <text:p>0</text:p>
          </table:table-cell>
          <table:table-cell table:formula="of:=IF([Data.G65]=[Keys.I65];1;0)" office:value-type="float" office:value="0" calcext:value-type="float">
            <text:p>0</text:p>
          </table:table-cell>
          <table:table-cell table:formula="of:=IF([.D65]=0;IF([Data.F65]=[Keys.I65];1;0);0)" office:value-type="float" office:value="0" calcext:value-type="float">
            <text:p>0</text:p>
          </table:table-cell>
          <table:table-cell table:formula="of:=IF([Data.G65]=[Keys.J65];1;0)" office:value-type="float" office:value="0" calcext:value-type="float">
            <text:p>0</text:p>
          </table:table-cell>
          <table:table-cell table:formula="of:=IF([.F65]=0;IF([Data.F65]=[Keys.J65];1;0);0)" office:value-type="float" office:value="0" calcext:value-type="float">
            <text:p>0</text:p>
          </table:table-cell>
          <table:table-cell table:formula="of:=IF([Data.G65]=[Keys.K65];1;0)" office:value-type="float" office:value="0" calcext:value-type="float">
            <text:p>0</text:p>
          </table:table-cell>
          <table:table-cell table:formula="of:=IF([.H65]=0;IF([Data.F65]=[Keys.K65];1;0);0)" office:value-type="float" office:value="0" calcext:value-type="float">
            <text:p>0</text:p>
          </table:table-cell>
          <table:table-cell table:formula="of:=IF([Data.G65]=[Keys.L65];1;0)" office:value-type="float" office:value="0" calcext:value-type="float">
            <text:p>0</text:p>
          </table:table-cell>
          <table:table-cell table:formula="of:=IF([.J65]=0;IF([Data.F65]=[Keys.L6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65];MATCH([Keys.I65];[Keys.$D$2:.$D$9];0))" office:value-type="float" office:value="0" calcext:value-type="float">
            <text:p>0</text:p>
          </table:table-cell>
          <table:table-cell table:formula="of:=[.S65]" office:value-type="float" office:value="0" calcext:value-type="float">
            <text:p>0</text:p>
          </table:table-cell>
          <table:table-cell table:formula="of:=INDEX([Data.$K$2:.$R$359];[Keys.$M65];MATCH([Keys.J65];[Keys.$D$2:.$D$9];0))" office:value-type="float" office:value="0" calcext:value-type="float">
            <text:p>0</text:p>
          </table:table-cell>
          <table:table-cell table:formula="of:=[.U65]" office:value-type="float" office:value="0" calcext:value-type="float">
            <text:p>0</text:p>
          </table:table-cell>
          <table:table-cell table:formula="of:=INDEX([Data.$K$2:.$R$359];[Keys.$M65];MATCH([Keys.K65];[Keys.$D$2:.$D$9];0))" office:value-type="float" office:value="0" calcext:value-type="float">
            <text:p>0</text:p>
          </table:table-cell>
          <table:table-cell table:formula="of:=[.W65]" office:value-type="float" office:value="0" calcext:value-type="float">
            <text:p>0</text:p>
          </table:table-cell>
          <table:table-cell table:formula="of:=INDEX([Data.$K$2:.$R$359];[Keys.$M65];MATCH([Keys.L65];[Keys.$D$2:.$D$9];0))" office:value-type="float" office:value="0" calcext:value-type="float">
            <text:p>0</text:p>
          </table:table-cell>
          <table:table-cell table:formula="of:=[.Y65]" office:value-type="float" office:value="0" calcext:value-type="float">
            <text:p>0</text:p>
          </table:table-cell>
          <table:table-cell table:formula="of:=IF([Data.Z65]=&quot;True&quot;;&quot;Challenged&quot;;IF([Data.AA6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65]+[Data.T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65]+[Data.V6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IF([Data.G66]=[Keys.$A$10];1;0)" office:value-type="float" office:value="0" calcext:value-type="float">
            <text:p>0</text:p>
          </table:table-cell>
          <table:table-cell table:formula="of:=IF([.B66]=0;IF([Data.F66]=[Keys.$A$10];1;0);0)" office:value-type="float" office:value="0" calcext:value-type="float">
            <text:p>0</text:p>
          </table:table-cell>
          <table:table-cell table:formula="of:=IF([Data.G66]=[Keys.I66];1;0)" office:value-type="float" office:value="0" calcext:value-type="float">
            <text:p>0</text:p>
          </table:table-cell>
          <table:table-cell table:formula="of:=IF([.D66]=0;IF([Data.F66]=[Keys.I66];1;0);0)" office:value-type="float" office:value="0" calcext:value-type="float">
            <text:p>0</text:p>
          </table:table-cell>
          <table:table-cell table:formula="of:=IF([Data.G66]=[Keys.J66];1;0)" office:value-type="float" office:value="0" calcext:value-type="float">
            <text:p>0</text:p>
          </table:table-cell>
          <table:table-cell table:formula="of:=IF([.F66]=0;IF([Data.F66]=[Keys.J66];1;0);0)" office:value-type="float" office:value="0" calcext:value-type="float">
            <text:p>0</text:p>
          </table:table-cell>
          <table:table-cell table:formula="of:=IF([Data.G66]=[Keys.K66];1;0)" office:value-type="float" office:value="0" calcext:value-type="float">
            <text:p>0</text:p>
          </table:table-cell>
          <table:table-cell table:formula="of:=IF([.H66]=0;IF([Data.F66]=[Keys.K66];1;0);0)" office:value-type="float" office:value="0" calcext:value-type="float">
            <text:p>0</text:p>
          </table:table-cell>
          <table:table-cell table:formula="of:=IF([Data.G66]=[Keys.L66];1;0)" office:value-type="float" office:value="0" calcext:value-type="float">
            <text:p>0</text:p>
          </table:table-cell>
          <table:table-cell table:formula="of:=IF([.J66]=0;IF([Data.F66]=[Keys.L6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66];MATCH([Keys.I66];[Keys.$D$2:.$D$9];0))" office:value-type="float" office:value="0" calcext:value-type="float">
            <text:p>0</text:p>
          </table:table-cell>
          <table:table-cell table:formula="of:=[.S66]" office:value-type="float" office:value="0" calcext:value-type="float">
            <text:p>0</text:p>
          </table:table-cell>
          <table:table-cell table:formula="of:=INDEX([Data.$K$2:.$R$359];[Keys.$M66];MATCH([Keys.J66];[Keys.$D$2:.$D$9];0))" office:value-type="float" office:value="0" calcext:value-type="float">
            <text:p>0</text:p>
          </table:table-cell>
          <table:table-cell table:formula="of:=[.U66]" office:value-type="float" office:value="0" calcext:value-type="float">
            <text:p>0</text:p>
          </table:table-cell>
          <table:table-cell table:formula="of:=INDEX([Data.$K$2:.$R$359];[Keys.$M66];MATCH([Keys.K66];[Keys.$D$2:.$D$9];0))" office:value-type="float" office:value="0" calcext:value-type="float">
            <text:p>0</text:p>
          </table:table-cell>
          <table:table-cell table:formula="of:=[.W66]" office:value-type="float" office:value="0" calcext:value-type="float">
            <text:p>0</text:p>
          </table:table-cell>
          <table:table-cell table:formula="of:=INDEX([Data.$K$2:.$R$359];[Keys.$M66];MATCH([Keys.L66];[Keys.$D$2:.$D$9];0))" office:value-type="float" office:value="0" calcext:value-type="float">
            <text:p>0</text:p>
          </table:table-cell>
          <table:table-cell table:formula="of:=[.Y66]" office:value-type="float" office:value="0" calcext:value-type="float">
            <text:p>0</text:p>
          </table:table-cell>
          <table:table-cell table:formula="of:=IF([Data.Z66]=&quot;True&quot;;&quot;Challenged&quot;;IF([Data.AA66]=&quot;True&quot;;&quot;Scaled&quot;;&quot;None&quot;))" office:value-type="string" office:string-value="None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.AB66]+[Data.T6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66]+[Data.V6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IF([Data.G67]=[Keys.$A$10];1;0)" office:value-type="float" office:value="0" calcext:value-type="float">
            <text:p>0</text:p>
          </table:table-cell>
          <table:table-cell table:formula="of:=IF([.B67]=0;IF([Data.F67]=[Keys.$A$10];1;0);0)" office:value-type="float" office:value="0" calcext:value-type="float">
            <text:p>0</text:p>
          </table:table-cell>
          <table:table-cell table:formula="of:=IF([Data.G67]=[Keys.I67];1;0)" office:value-type="float" office:value="0" calcext:value-type="float">
            <text:p>0</text:p>
          </table:table-cell>
          <table:table-cell table:formula="of:=IF([.D67]=0;IF([Data.F67]=[Keys.I67];1;0);0)" office:value-type="float" office:value="0" calcext:value-type="float">
            <text:p>0</text:p>
          </table:table-cell>
          <table:table-cell table:formula="of:=IF([Data.G67]=[Keys.J67];1;0)" office:value-type="float" office:value="0" calcext:value-type="float">
            <text:p>0</text:p>
          </table:table-cell>
          <table:table-cell table:formula="of:=IF([.F67]=0;IF([Data.F67]=[Keys.J67];1;0);0)" office:value-type="float" office:value="0" calcext:value-type="float">
            <text:p>0</text:p>
          </table:table-cell>
          <table:table-cell table:formula="of:=IF([Data.G67]=[Keys.K67];1;0)" office:value-type="float" office:value="0" calcext:value-type="float">
            <text:p>0</text:p>
          </table:table-cell>
          <table:table-cell table:formula="of:=IF([.H67]=0;IF([Data.F67]=[Keys.K67];1;0);0)" office:value-type="float" office:value="0" calcext:value-type="float">
            <text:p>0</text:p>
          </table:table-cell>
          <table:table-cell table:formula="of:=IF([Data.G67]=[Keys.L67];1;0)" office:value-type="float" office:value="0" calcext:value-type="float">
            <text:p>0</text:p>
          </table:table-cell>
          <table:table-cell table:formula="of:=IF([.J67]=0;IF([Data.F67]=[Keys.L6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67];MATCH([Keys.I67];[Keys.$D$2:.$D$9];0))" office:value-type="float" office:value="0" calcext:value-type="float">
            <text:p>0</text:p>
          </table:table-cell>
          <table:table-cell table:formula="of:=[.S67]" office:value-type="float" office:value="0" calcext:value-type="float">
            <text:p>0</text:p>
          </table:table-cell>
          <table:table-cell table:formula="of:=INDEX([Data.$K$2:.$R$359];[Keys.$M67];MATCH([Keys.J67];[Keys.$D$2:.$D$9];0))" office:value-type="float" office:value="0" calcext:value-type="float">
            <text:p>0</text:p>
          </table:table-cell>
          <table:table-cell table:formula="of:=[.U67]" office:value-type="float" office:value="0" calcext:value-type="float">
            <text:p>0</text:p>
          </table:table-cell>
          <table:table-cell table:formula="of:=INDEX([Data.$K$2:.$R$359];[Keys.$M67];MATCH([Keys.K67];[Keys.$D$2:.$D$9];0))" office:value-type="float" office:value="0" calcext:value-type="float">
            <text:p>0</text:p>
          </table:table-cell>
          <table:table-cell table:formula="of:=[.W67]" office:value-type="float" office:value="0" calcext:value-type="float">
            <text:p>0</text:p>
          </table:table-cell>
          <table:table-cell table:formula="of:=INDEX([Data.$K$2:.$R$359];[Keys.$M67];MATCH([Keys.L67];[Keys.$D$2:.$D$9];0))" office:value-type="float" office:value="0" calcext:value-type="float">
            <text:p>0</text:p>
          </table:table-cell>
          <table:table-cell table:formula="of:=[.Y67]" office:value-type="float" office:value="0" calcext:value-type="float">
            <text:p>0</text:p>
          </table:table-cell>
          <table:table-cell table:formula="of:=IF([Data.Z67]=&quot;True&quot;;&quot;Challenged&quot;;IF([Data.AA6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67]+[Data.T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67]+[Data.V6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formula="of:=IF([Data.G68]=[Keys.$A$10];1;0)" office:value-type="float" office:value="0" calcext:value-type="float">
            <text:p>0</text:p>
          </table:table-cell>
          <table:table-cell table:formula="of:=IF([.B68]=0;IF([Data.F68]=[Keys.$A$10];1;0);0)" office:value-type="float" office:value="0" calcext:value-type="float">
            <text:p>0</text:p>
          </table:table-cell>
          <table:table-cell table:formula="of:=IF([Data.G68]=[Keys.I68];1;0)" office:value-type="float" office:value="0" calcext:value-type="float">
            <text:p>0</text:p>
          </table:table-cell>
          <table:table-cell table:formula="of:=IF([.D68]=0;IF([Data.F68]=[Keys.I68];1;0);0)" office:value-type="float" office:value="0" calcext:value-type="float">
            <text:p>0</text:p>
          </table:table-cell>
          <table:table-cell table:formula="of:=IF([Data.G68]=[Keys.J68];1;0)" office:value-type="float" office:value="0" calcext:value-type="float">
            <text:p>0</text:p>
          </table:table-cell>
          <table:table-cell table:formula="of:=IF([.F68]=0;IF([Data.F68]=[Keys.J68];1;0);0)" office:value-type="float" office:value="0" calcext:value-type="float">
            <text:p>0</text:p>
          </table:table-cell>
          <table:table-cell table:formula="of:=IF([Data.G68]=[Keys.K68];1;0)" office:value-type="float" office:value="0" calcext:value-type="float">
            <text:p>0</text:p>
          </table:table-cell>
          <table:table-cell table:formula="of:=IF([.H68]=0;IF([Data.F68]=[Keys.K68];1;0);0)" office:value-type="float" office:value="0" calcext:value-type="float">
            <text:p>0</text:p>
          </table:table-cell>
          <table:table-cell table:formula="of:=IF([Data.G68]=[Keys.L68];1;0)" office:value-type="float" office:value="0" calcext:value-type="float">
            <text:p>0</text:p>
          </table:table-cell>
          <table:table-cell table:formula="of:=IF([.J68]=0;IF([Data.F68]=[Keys.L68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NDEX([Data.$K$2:.$R$359];[Keys.$M68];MATCH([Keys.I68];[Keys.$D$2:.$D$9];0))" office:value-type="float" office:value="0" calcext:value-type="float">
            <text:p>0</text:p>
          </table:table-cell>
          <table:table-cell table:formula="of:=[.S68]" office:value-type="float" office:value="0" calcext:value-type="float">
            <text:p>0</text:p>
          </table:table-cell>
          <table:table-cell table:formula="of:=INDEX([Data.$K$2:.$R$359];[Keys.$M68];MATCH([Keys.J68];[Keys.$D$2:.$D$9];0))" office:value-type="float" office:value="0" calcext:value-type="float">
            <text:p>0</text:p>
          </table:table-cell>
          <table:table-cell table:formula="of:=[.U68]" office:value-type="float" office:value="0" calcext:value-type="float">
            <text:p>0</text:p>
          </table:table-cell>
          <table:table-cell table:formula="of:=INDEX([Data.$K$2:.$R$359];[Keys.$M68];MATCH([Keys.K68];[Keys.$D$2:.$D$9];0))" office:value-type="float" office:value="0" calcext:value-type="float">
            <text:p>0</text:p>
          </table:table-cell>
          <table:table-cell table:formula="of:=[.W68]" office:value-type="float" office:value="0" calcext:value-type="float">
            <text:p>0</text:p>
          </table:table-cell>
          <table:table-cell table:formula="of:=INDEX([Data.$K$2:.$R$359];[Keys.$M68];MATCH([Keys.L68];[Keys.$D$2:.$D$9];0))" office:value-type="float" office:value="0" calcext:value-type="float">
            <text:p>0</text:p>
          </table:table-cell>
          <table:table-cell table:formula="of:=[.Y68]" office:value-type="float" office:value="0" calcext:value-type="float">
            <text:p>0</text:p>
          </table:table-cell>
          <table:table-cell table:formula="of:=IF([Data.Z68]=&quot;True&quot;;&quot;Challenged&quot;;IF([Data.AA6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68]+[Data.T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68]+[Data.V6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IF([Data.G69]=[Keys.$A$10];1;0)" office:value-type="float" office:value="0" calcext:value-type="float">
            <text:p>0</text:p>
          </table:table-cell>
          <table:table-cell table:formula="of:=IF([.B69]=0;IF([Data.F69]=[Keys.$A$10];1;0);0)" office:value-type="float" office:value="0" calcext:value-type="float">
            <text:p>0</text:p>
          </table:table-cell>
          <table:table-cell table:formula="of:=IF([Data.G69]=[Keys.I69];1;0)" office:value-type="float" office:value="0" calcext:value-type="float">
            <text:p>0</text:p>
          </table:table-cell>
          <table:table-cell table:formula="of:=IF([.D69]=0;IF([Data.F69]=[Keys.I69];1;0);0)" office:value-type="float" office:value="0" calcext:value-type="float">
            <text:p>0</text:p>
          </table:table-cell>
          <table:table-cell table:formula="of:=IF([Data.G69]=[Keys.J69];1;0)" office:value-type="float" office:value="0" calcext:value-type="float">
            <text:p>0</text:p>
          </table:table-cell>
          <table:table-cell table:formula="of:=IF([.F69]=0;IF([Data.F69]=[Keys.J69];1;0);0)" office:value-type="float" office:value="0" calcext:value-type="float">
            <text:p>0</text:p>
          </table:table-cell>
          <table:table-cell table:formula="of:=IF([Data.G69]=[Keys.K69];1;0)" office:value-type="float" office:value="0" calcext:value-type="float">
            <text:p>0</text:p>
          </table:table-cell>
          <table:table-cell table:formula="of:=IF([.H69]=0;IF([Data.F69]=[Keys.K69];1;0);0)" office:value-type="float" office:value="0" calcext:value-type="float">
            <text:p>0</text:p>
          </table:table-cell>
          <table:table-cell table:formula="of:=IF([Data.G69]=[Keys.L69];1;0)" office:value-type="float" office:value="0" calcext:value-type="float">
            <text:p>0</text:p>
          </table:table-cell>
          <table:table-cell table:formula="of:=IF([.J69]=0;IF([Data.F69]=[Keys.L6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69];MATCH([Keys.I69];[Keys.$D$2:.$D$9];0))" office:value-type="float" office:value="0" calcext:value-type="float">
            <text:p>0</text:p>
          </table:table-cell>
          <table:table-cell table:formula="of:=[.S69]" office:value-type="float" office:value="0" calcext:value-type="float">
            <text:p>0</text:p>
          </table:table-cell>
          <table:table-cell table:formula="of:=INDEX([Data.$K$2:.$R$359];[Keys.$M69];MATCH([Keys.J69];[Keys.$D$2:.$D$9];0))" office:value-type="float" office:value="0" calcext:value-type="float">
            <text:p>0</text:p>
          </table:table-cell>
          <table:table-cell table:formula="of:=[.U69]" office:value-type="float" office:value="0" calcext:value-type="float">
            <text:p>0</text:p>
          </table:table-cell>
          <table:table-cell table:formula="of:=INDEX([Data.$K$2:.$R$359];[Keys.$M69];MATCH([Keys.K69];[Keys.$D$2:.$D$9];0))" office:value-type="float" office:value="0" calcext:value-type="float">
            <text:p>0</text:p>
          </table:table-cell>
          <table:table-cell table:formula="of:=[.W69]" office:value-type="float" office:value="0" calcext:value-type="float">
            <text:p>0</text:p>
          </table:table-cell>
          <table:table-cell table:formula="of:=INDEX([Data.$K$2:.$R$359];[Keys.$M69];MATCH([Keys.L69];[Keys.$D$2:.$D$9];0))" office:value-type="float" office:value="0" calcext:value-type="float">
            <text:p>0</text:p>
          </table:table-cell>
          <table:table-cell table:formula="of:=[.Y69]" office:value-type="float" office:value="0" calcext:value-type="float">
            <text:p>0</text:p>
          </table:table-cell>
          <table:table-cell table:formula="of:=IF([Data.Z69]=&quot;True&quot;;&quot;Challenged&quot;;IF([Data.AA69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69]+[Data.T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69]+[Data.V6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IF([Data.G70]=[Keys.$A$10];1;0)" office:value-type="float" office:value="0" calcext:value-type="float">
            <text:p>0</text:p>
          </table:table-cell>
          <table:table-cell table:formula="of:=IF([.B70]=0;IF([Data.F70]=[Keys.$A$10];1;0);0)" office:value-type="float" office:value="0" calcext:value-type="float">
            <text:p>0</text:p>
          </table:table-cell>
          <table:table-cell table:formula="of:=IF([Data.G70]=[Keys.I70];1;0)" office:value-type="float" office:value="0" calcext:value-type="float">
            <text:p>0</text:p>
          </table:table-cell>
          <table:table-cell table:formula="of:=IF([.D70]=0;IF([Data.F70]=[Keys.I70];1;0);0)" office:value-type="float" office:value="0" calcext:value-type="float">
            <text:p>0</text:p>
          </table:table-cell>
          <table:table-cell table:formula="of:=IF([Data.G70]=[Keys.J70];1;0)" office:value-type="float" office:value="0" calcext:value-type="float">
            <text:p>0</text:p>
          </table:table-cell>
          <table:table-cell table:formula="of:=IF([.F70]=0;IF([Data.F70]=[Keys.J70];1;0);0)" office:value-type="float" office:value="0" calcext:value-type="float">
            <text:p>0</text:p>
          </table:table-cell>
          <table:table-cell table:formula="of:=IF([Data.G70]=[Keys.K70];1;0)" office:value-type="float" office:value="0" calcext:value-type="float">
            <text:p>0</text:p>
          </table:table-cell>
          <table:table-cell table:formula="of:=IF([.H70]=0;IF([Data.F70]=[Keys.K70];1;0);0)" office:value-type="float" office:value="0" calcext:value-type="float">
            <text:p>0</text:p>
          </table:table-cell>
          <table:table-cell table:formula="of:=IF([Data.G70]=[Keys.L70];1;0)" office:value-type="float" office:value="0" calcext:value-type="float">
            <text:p>0</text:p>
          </table:table-cell>
          <table:table-cell table:formula="of:=IF([.J70]=0;IF([Data.F70]=[Keys.L70];1;0);0)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DEX([Data.$K$2:.$R$359];[Keys.$M70];MATCH([Keys.I70];[Keys.$D$2:.$D$9];0))" office:value-type="float" office:value="0" calcext:value-type="float">
            <text:p>0</text:p>
          </table:table-cell>
          <table:table-cell table:formula="of:=[.S70]" office:value-type="float" office:value="0" calcext:value-type="float">
            <text:p>0</text:p>
          </table:table-cell>
          <table:table-cell table:formula="of:=INDEX([Data.$K$2:.$R$359];[Keys.$M70];MATCH([Keys.J70];[Keys.$D$2:.$D$9];0))" office:value-type="float" office:value="0" calcext:value-type="float">
            <text:p>0</text:p>
          </table:table-cell>
          <table:table-cell table:formula="of:=[.U70]" office:value-type="float" office:value="0" calcext:value-type="float">
            <text:p>0</text:p>
          </table:table-cell>
          <table:table-cell table:formula="of:=INDEX([Data.$K$2:.$R$359];[Keys.$M70];MATCH([Keys.K70];[Keys.$D$2:.$D$9];0))" office:value-type="float" office:value="0" calcext:value-type="float">
            <text:p>0</text:p>
          </table:table-cell>
          <table:table-cell table:formula="of:=[.W70]" office:value-type="float" office:value="0" calcext:value-type="float">
            <text:p>0</text:p>
          </table:table-cell>
          <table:table-cell table:formula="of:=INDEX([Data.$K$2:.$R$359];[Keys.$M70];MATCH([Keys.L70];[Keys.$D$2:.$D$9];0))" office:value-type="float" office:value="0" calcext:value-type="float">
            <text:p>0</text:p>
          </table:table-cell>
          <table:table-cell table:formula="of:=[.Y70]" office:value-type="float" office:value="0" calcext:value-type="float">
            <text:p>0</text:p>
          </table:table-cell>
          <table:table-cell table:formula="of:=IF([Data.Z70]=&quot;True&quot;;&quot;Challenged&quot;;IF([Data.AA7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70]+[Data.T7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70]+[Data.V70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formula="of:=IF([Data.G71]=[Keys.$A$10];1;0)" office:value-type="float" office:value="0" calcext:value-type="float">
            <text:p>0</text:p>
          </table:table-cell>
          <table:table-cell table:formula="of:=IF([.B71]=0;IF([Data.F71]=[Keys.$A$10];1;0);0)" office:value-type="float" office:value="0" calcext:value-type="float">
            <text:p>0</text:p>
          </table:table-cell>
          <table:table-cell table:formula="of:=IF([Data.G71]=[Keys.I71];1;0)" office:value-type="float" office:value="0" calcext:value-type="float">
            <text:p>0</text:p>
          </table:table-cell>
          <table:table-cell table:formula="of:=IF([.D71]=0;IF([Data.F71]=[Keys.I71];1;0);0)" office:value-type="float" office:value="0" calcext:value-type="float">
            <text:p>0</text:p>
          </table:table-cell>
          <table:table-cell table:formula="of:=IF([Data.G71]=[Keys.J71];1;0)" office:value-type="float" office:value="0" calcext:value-type="float">
            <text:p>0</text:p>
          </table:table-cell>
          <table:table-cell table:formula="of:=IF([.F71]=0;IF([Data.F71]=[Keys.J71];1;0);0)" office:value-type="float" office:value="0" calcext:value-type="float">
            <text:p>0</text:p>
          </table:table-cell>
          <table:table-cell table:formula="of:=IF([Data.G71]=[Keys.K71];1;0)" office:value-type="float" office:value="0" calcext:value-type="float">
            <text:p>0</text:p>
          </table:table-cell>
          <table:table-cell table:formula="of:=IF([.H71]=0;IF([Data.F71]=[Keys.K71];1;0);0)" office:value-type="float" office:value="0" calcext:value-type="float">
            <text:p>0</text:p>
          </table:table-cell>
          <table:table-cell table:formula="of:=IF([Data.G71]=[Keys.L71];1;0)" office:value-type="float" office:value="0" calcext:value-type="float">
            <text:p>0</text:p>
          </table:table-cell>
          <table:table-cell table:formula="of:=IF([.J71]=0;IF([Data.F71]=[Keys.L71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NDEX([Data.$K$2:.$R$359];[Keys.$M71];MATCH([Keys.I71];[Keys.$D$2:.$D$9];0))" office:value-type="float" office:value="0" calcext:value-type="float">
            <text:p>0</text:p>
          </table:table-cell>
          <table:table-cell table:formula="of:=[.S71]" office:value-type="float" office:value="0" calcext:value-type="float">
            <text:p>0</text:p>
          </table:table-cell>
          <table:table-cell table:formula="of:=INDEX([Data.$K$2:.$R$359];[Keys.$M71];MATCH([Keys.J71];[Keys.$D$2:.$D$9];0))" office:value-type="float" office:value="0" calcext:value-type="float">
            <text:p>0</text:p>
          </table:table-cell>
          <table:table-cell table:formula="of:=[.U71]" office:value-type="float" office:value="0" calcext:value-type="float">
            <text:p>0</text:p>
          </table:table-cell>
          <table:table-cell table:formula="of:=INDEX([Data.$K$2:.$R$359];[Keys.$M71];MATCH([Keys.K71];[Keys.$D$2:.$D$9];0))" office:value-type="float" office:value="0" calcext:value-type="float">
            <text:p>0</text:p>
          </table:table-cell>
          <table:table-cell table:formula="of:=[.W71]" office:value-type="float" office:value="0" calcext:value-type="float">
            <text:p>0</text:p>
          </table:table-cell>
          <table:table-cell table:formula="of:=INDEX([Data.$K$2:.$R$359];[Keys.$M71];MATCH([Keys.L71];[Keys.$D$2:.$D$9];0))" office:value-type="float" office:value="0" calcext:value-type="float">
            <text:p>0</text:p>
          </table:table-cell>
          <table:table-cell table:formula="of:=[.Y71]" office:value-type="float" office:value="0" calcext:value-type="float">
            <text:p>0</text:p>
          </table:table-cell>
          <table:table-cell table:formula="of:=IF([Data.Z71]=&quot;True&quot;;&quot;Challenged&quot;;IF([Data.AA7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1" calcext:value-type="float">
            <text:p>1</text:p>
          </table:table-cell>
          <table:table-cell table:formula="of:=[.AB71]+[Data.T71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D71]+[Data.V71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Data.G72]=[Keys.$A$10];1;0)" office:value-type="float" office:value="0" calcext:value-type="float">
            <text:p>0</text:p>
          </table:table-cell>
          <table:table-cell table:formula="of:=IF([.B72]=0;IF([Data.F72]=[Keys.$A$10];1;0);0)" office:value-type="float" office:value="0" calcext:value-type="float">
            <text:p>0</text:p>
          </table:table-cell>
          <table:table-cell table:formula="of:=IF([Data.G72]=[Keys.I72];1;0)" office:value-type="float" office:value="0" calcext:value-type="float">
            <text:p>0</text:p>
          </table:table-cell>
          <table:table-cell table:formula="of:=IF([.D72]=0;IF([Data.F72]=[Keys.I72];1;0);0)" office:value-type="float" office:value="0" calcext:value-type="float">
            <text:p>0</text:p>
          </table:table-cell>
          <table:table-cell table:formula="of:=IF([Data.G72]=[Keys.J72];1;0)" office:value-type="float" office:value="0" calcext:value-type="float">
            <text:p>0</text:p>
          </table:table-cell>
          <table:table-cell table:formula="of:=IF([.F72]=0;IF([Data.F72]=[Keys.J72];1;0);0)" office:value-type="float" office:value="0" calcext:value-type="float">
            <text:p>0</text:p>
          </table:table-cell>
          <table:table-cell table:formula="of:=IF([Data.G72]=[Keys.K72];1;0)" office:value-type="float" office:value="0" calcext:value-type="float">
            <text:p>0</text:p>
          </table:table-cell>
          <table:table-cell table:formula="of:=IF([.H72]=0;IF([Data.F72]=[Keys.K72];1;0);0)" office:value-type="float" office:value="0" calcext:value-type="float">
            <text:p>0</text:p>
          </table:table-cell>
          <table:table-cell table:formula="of:=IF([Data.G72]=[Keys.L72];1;0)" office:value-type="float" office:value="0" calcext:value-type="float">
            <text:p>0</text:p>
          </table:table-cell>
          <table:table-cell table:formula="of:=IF([.J72]=0;IF([Data.F72]=[Keys.L7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72];MATCH([Keys.I72];[Keys.$D$2:.$D$9];0))" office:value-type="float" office:value="0" calcext:value-type="float">
            <text:p>0</text:p>
          </table:table-cell>
          <table:table-cell table:formula="of:=[.S72]" office:value-type="float" office:value="0" calcext:value-type="float">
            <text:p>0</text:p>
          </table:table-cell>
          <table:table-cell table:formula="of:=INDEX([Data.$K$2:.$R$359];[Keys.$M72];MATCH([Keys.J72];[Keys.$D$2:.$D$9];0))" office:value-type="float" office:value="0" calcext:value-type="float">
            <text:p>0</text:p>
          </table:table-cell>
          <table:table-cell table:formula="of:=[.U72]" office:value-type="float" office:value="0" calcext:value-type="float">
            <text:p>0</text:p>
          </table:table-cell>
          <table:table-cell table:formula="of:=INDEX([Data.$K$2:.$R$359];[Keys.$M72];MATCH([Keys.K72];[Keys.$D$2:.$D$9];0))" office:value-type="float" office:value="0" calcext:value-type="float">
            <text:p>0</text:p>
          </table:table-cell>
          <table:table-cell table:formula="of:=[.W72]" office:value-type="float" office:value="0" calcext:value-type="float">
            <text:p>0</text:p>
          </table:table-cell>
          <table:table-cell table:formula="of:=INDEX([Data.$K$2:.$R$359];[Keys.$M72];MATCH([Keys.L72];[Keys.$D$2:.$D$9];0))" office:value-type="float" office:value="0" calcext:value-type="float">
            <text:p>0</text:p>
          </table:table-cell>
          <table:table-cell table:formula="of:=[.Y72]" office:value-type="float" office:value="0" calcext:value-type="float">
            <text:p>0</text:p>
          </table:table-cell>
          <table:table-cell table:formula="of:=IF([Data.Z72]=&quot;True&quot;;&quot;Challenged&quot;;IF([Data.AA7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72]+[Data.T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72]+[Data.V7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formula="of:=IF([Data.G73]=[Keys.$A$10];1;0)" office:value-type="float" office:value="0" calcext:value-type="float">
            <text:p>0</text:p>
          </table:table-cell>
          <table:table-cell table:formula="of:=IF([.B73]=0;IF([Data.F73]=[Keys.$A$10];1;0);0)" office:value-type="float" office:value="0" calcext:value-type="float">
            <text:p>0</text:p>
          </table:table-cell>
          <table:table-cell table:formula="of:=IF([Data.G73]=[Keys.I73];1;0)" office:value-type="float" office:value="0" calcext:value-type="float">
            <text:p>0</text:p>
          </table:table-cell>
          <table:table-cell table:formula="of:=IF([.D73]=0;IF([Data.F73]=[Keys.I73];1;0);0)" office:value-type="float" office:value="0" calcext:value-type="float">
            <text:p>0</text:p>
          </table:table-cell>
          <table:table-cell table:formula="of:=IF([Data.G73]=[Keys.J73];1;0)" office:value-type="float" office:value="1" calcext:value-type="float">
            <text:p>1</text:p>
          </table:table-cell>
          <table:table-cell table:formula="of:=IF([.F73]=0;IF([Data.F73]=[Keys.J73];1;0);0)" office:value-type="float" office:value="0" calcext:value-type="float">
            <text:p>0</text:p>
          </table:table-cell>
          <table:table-cell table:formula="of:=IF([Data.G73]=[Keys.K73];1;0)" office:value-type="float" office:value="0" calcext:value-type="float">
            <text:p>0</text:p>
          </table:table-cell>
          <table:table-cell table:formula="of:=IF([.H73]=0;IF([Data.F73]=[Keys.K73];1;0);0)" office:value-type="float" office:value="0" calcext:value-type="float">
            <text:p>0</text:p>
          </table:table-cell>
          <table:table-cell table:formula="of:=IF([Data.G73]=[Keys.L73];1;0)" office:value-type="float" office:value="0" calcext:value-type="float">
            <text:p>0</text:p>
          </table:table-cell>
          <table:table-cell table:formula="of:=IF([.J73]=0;IF([Data.F73]=[Keys.L7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73];MATCH([Keys.I73];[Keys.$D$2:.$D$9];0))" office:value-type="float" office:value="0" calcext:value-type="float">
            <text:p>0</text:p>
          </table:table-cell>
          <table:table-cell table:formula="of:=[.S73]" office:value-type="float" office:value="0" calcext:value-type="float">
            <text:p>0</text:p>
          </table:table-cell>
          <table:table-cell table:formula="of:=INDEX([Data.$K$2:.$R$359];[Keys.$M73];MATCH([Keys.J73];[Keys.$D$2:.$D$9];0))" office:value-type="float" office:value="0" calcext:value-type="float">
            <text:p>0</text:p>
          </table:table-cell>
          <table:table-cell table:formula="of:=[.U73]" office:value-type="float" office:value="0" calcext:value-type="float">
            <text:p>0</text:p>
          </table:table-cell>
          <table:table-cell table:formula="of:=INDEX([Data.$K$2:.$R$359];[Keys.$M73];MATCH([Keys.K73];[Keys.$D$2:.$D$9];0))" office:value-type="float" office:value="0" calcext:value-type="float">
            <text:p>0</text:p>
          </table:table-cell>
          <table:table-cell table:formula="of:=[.W73]" office:value-type="float" office:value="0" calcext:value-type="float">
            <text:p>0</text:p>
          </table:table-cell>
          <table:table-cell table:formula="of:=INDEX([Data.$K$2:.$R$359];[Keys.$M73];MATCH([Keys.L73];[Keys.$D$2:.$D$9];0))" office:value-type="float" office:value="0" calcext:value-type="float">
            <text:p>0</text:p>
          </table:table-cell>
          <table:table-cell table:formula="of:=[.Y73]" office:value-type="float" office:value="0" calcext:value-type="float">
            <text:p>0</text:p>
          </table:table-cell>
          <table:table-cell table:formula="of:=IF([Data.Z73]=&quot;True&quot;;&quot;Challenged&quot;;IF([Data.AA73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73]+[Data.T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73]+[Data.V7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formula="of:=IF([Data.G74]=[Keys.$A$10];1;0)" office:value-type="float" office:value="0" calcext:value-type="float">
            <text:p>0</text:p>
          </table:table-cell>
          <table:table-cell table:formula="of:=IF([.B74]=0;IF([Data.F74]=[Keys.$A$10];1;0);0)" office:value-type="float" office:value="0" calcext:value-type="float">
            <text:p>0</text:p>
          </table:table-cell>
          <table:table-cell table:formula="of:=IF([Data.G74]=[Keys.I74];1;0)" office:value-type="float" office:value="0" calcext:value-type="float">
            <text:p>0</text:p>
          </table:table-cell>
          <table:table-cell table:formula="of:=IF([.D74]=0;IF([Data.F74]=[Keys.I74];1;0);0)" office:value-type="float" office:value="0" calcext:value-type="float">
            <text:p>0</text:p>
          </table:table-cell>
          <table:table-cell table:formula="of:=IF([Data.G74]=[Keys.J74];1;0)" office:value-type="float" office:value="1" calcext:value-type="float">
            <text:p>1</text:p>
          </table:table-cell>
          <table:table-cell table:formula="of:=IF([.F74]=0;IF([Data.F74]=[Keys.J74];1;0);0)" office:value-type="float" office:value="0" calcext:value-type="float">
            <text:p>0</text:p>
          </table:table-cell>
          <table:table-cell table:formula="of:=IF([Data.G74]=[Keys.K74];1;0)" office:value-type="float" office:value="0" calcext:value-type="float">
            <text:p>0</text:p>
          </table:table-cell>
          <table:table-cell table:formula="of:=IF([.H74]=0;IF([Data.F74]=[Keys.K74];1;0);0)" office:value-type="float" office:value="0" calcext:value-type="float">
            <text:p>0</text:p>
          </table:table-cell>
          <table:table-cell table:formula="of:=IF([Data.G74]=[Keys.L74];1;0)" office:value-type="float" office:value="0" calcext:value-type="float">
            <text:p>0</text:p>
          </table:table-cell>
          <table:table-cell table:formula="of:=IF([.J74]=0;IF([Data.F74]=[Keys.L7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74];MATCH([Keys.I74];[Keys.$D$2:.$D$9];0))" office:value-type="float" office:value="0" calcext:value-type="float">
            <text:p>0</text:p>
          </table:table-cell>
          <table:table-cell table:formula="of:=[.S74]" office:value-type="float" office:value="0" calcext:value-type="float">
            <text:p>0</text:p>
          </table:table-cell>
          <table:table-cell table:formula="of:=INDEX([Data.$K$2:.$R$359];[Keys.$M74];MATCH([Keys.J74];[Keys.$D$2:.$D$9];0))" office:value-type="float" office:value="0" calcext:value-type="float">
            <text:p>0</text:p>
          </table:table-cell>
          <table:table-cell table:formula="of:=[.U74]" office:value-type="float" office:value="0" calcext:value-type="float">
            <text:p>0</text:p>
          </table:table-cell>
          <table:table-cell table:formula="of:=INDEX([Data.$K$2:.$R$359];[Keys.$M74];MATCH([Keys.K74];[Keys.$D$2:.$D$9];0))" office:value-type="float" office:value="0" calcext:value-type="float">
            <text:p>0</text:p>
          </table:table-cell>
          <table:table-cell table:formula="of:=[.W74]" office:value-type="float" office:value="0" calcext:value-type="float">
            <text:p>0</text:p>
          </table:table-cell>
          <table:table-cell table:formula="of:=INDEX([Data.$K$2:.$R$359];[Keys.$M74];MATCH([Keys.L74];[Keys.$D$2:.$D$9];0))" office:value-type="float" office:value="0" calcext:value-type="float">
            <text:p>0</text:p>
          </table:table-cell>
          <table:table-cell table:formula="of:=[.Y74]" office:value-type="float" office:value="0" calcext:value-type="float">
            <text:p>0</text:p>
          </table:table-cell>
          <table:table-cell table:formula="of:=IF([Data.Z74]=&quot;True&quot;;&quot;Challenged&quot;;IF([Data.AA7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74]+[Data.T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74]+[Data.V7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IF([Data.G75]=[Keys.$A$10];1;0)" office:value-type="float" office:value="0" calcext:value-type="float">
            <text:p>0</text:p>
          </table:table-cell>
          <table:table-cell table:formula="of:=IF([.B75]=0;IF([Data.F75]=[Keys.$A$10];1;0);0)" office:value-type="float" office:value="0" calcext:value-type="float">
            <text:p>0</text:p>
          </table:table-cell>
          <table:table-cell table:formula="of:=IF([Data.G75]=[Keys.I75];1;0)" office:value-type="float" office:value="0" calcext:value-type="float">
            <text:p>0</text:p>
          </table:table-cell>
          <table:table-cell table:formula="of:=IF([.D75]=0;IF([Data.F75]=[Keys.I75];1;0);0)" office:value-type="float" office:value="0" calcext:value-type="float">
            <text:p>0</text:p>
          </table:table-cell>
          <table:table-cell table:formula="of:=IF([Data.G75]=[Keys.J75];1;0)" office:value-type="float" office:value="1" calcext:value-type="float">
            <text:p>1</text:p>
          </table:table-cell>
          <table:table-cell table:formula="of:=IF([.F75]=0;IF([Data.F75]=[Keys.J75];1;0);0)" office:value-type="float" office:value="0" calcext:value-type="float">
            <text:p>0</text:p>
          </table:table-cell>
          <table:table-cell table:formula="of:=IF([Data.G75]=[Keys.K75];1;0)" office:value-type="float" office:value="0" calcext:value-type="float">
            <text:p>0</text:p>
          </table:table-cell>
          <table:table-cell table:formula="of:=IF([.H75]=0;IF([Data.F75]=[Keys.K75];1;0);0)" office:value-type="float" office:value="0" calcext:value-type="float">
            <text:p>0</text:p>
          </table:table-cell>
          <table:table-cell table:formula="of:=IF([Data.G75]=[Keys.L75];1;0)" office:value-type="float" office:value="0" calcext:value-type="float">
            <text:p>0</text:p>
          </table:table-cell>
          <table:table-cell table:formula="of:=IF([.J75]=0;IF([Data.F75]=[Keys.L75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75];MATCH([Keys.I75];[Keys.$D$2:.$D$9];0))" office:value-type="float" office:value="0" calcext:value-type="float">
            <text:p>0</text:p>
          </table:table-cell>
          <table:table-cell table:formula="of:=[.S75]" office:value-type="float" office:value="0" calcext:value-type="float">
            <text:p>0</text:p>
          </table:table-cell>
          <table:table-cell table:formula="of:=INDEX([Data.$K$2:.$R$359];[Keys.$M75];MATCH([Keys.J75];[Keys.$D$2:.$D$9];0))" office:value-type="float" office:value="1" calcext:value-type="float">
            <text:p>1</text:p>
          </table:table-cell>
          <table:table-cell table:formula="of:=[.U75]" office:value-type="float" office:value="1" calcext:value-type="float">
            <text:p>1</text:p>
          </table:table-cell>
          <table:table-cell table:formula="of:=INDEX([Data.$K$2:.$R$359];[Keys.$M75];MATCH([Keys.K75];[Keys.$D$2:.$D$9];0))" office:value-type="float" office:value="0" calcext:value-type="float">
            <text:p>0</text:p>
          </table:table-cell>
          <table:table-cell table:formula="of:=[.W75]" office:value-type="float" office:value="0" calcext:value-type="float">
            <text:p>0</text:p>
          </table:table-cell>
          <table:table-cell table:formula="of:=INDEX([Data.$K$2:.$R$359];[Keys.$M75];MATCH([Keys.L75];[Keys.$D$2:.$D$9];0))" office:value-type="float" office:value="0" calcext:value-type="float">
            <text:p>0</text:p>
          </table:table-cell>
          <table:table-cell table:formula="of:=[.Y75]" office:value-type="float" office:value="0" calcext:value-type="float">
            <text:p>0</text:p>
          </table:table-cell>
          <table:table-cell table:formula="of:=IF([Data.Z75]=&quot;True&quot;;&quot;Challenged&quot;;IF([Data.AA75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75]+[Data.T7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75]+[Data.V7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formula="of:=IF([Data.G76]=[Keys.$A$10];1;0)" office:value-type="float" office:value="0" calcext:value-type="float">
            <text:p>0</text:p>
          </table:table-cell>
          <table:table-cell table:formula="of:=IF([.B76]=0;IF([Data.F76]=[Keys.$A$10];1;0);0)" office:value-type="float" office:value="0" calcext:value-type="float">
            <text:p>0</text:p>
          </table:table-cell>
          <table:table-cell table:formula="of:=IF([Data.G76]=[Keys.I76];1;0)" office:value-type="float" office:value="0" calcext:value-type="float">
            <text:p>0</text:p>
          </table:table-cell>
          <table:table-cell table:formula="of:=IF([.D76]=0;IF([Data.F76]=[Keys.I76];1;0);0)" office:value-type="float" office:value="0" calcext:value-type="float">
            <text:p>0</text:p>
          </table:table-cell>
          <table:table-cell table:formula="of:=IF([Data.G76]=[Keys.J76];1;0)" office:value-type="float" office:value="0" calcext:value-type="float">
            <text:p>0</text:p>
          </table:table-cell>
          <table:table-cell table:formula="of:=IF([.F76]=0;IF([Data.F76]=[Keys.J76];1;0);0)" office:value-type="float" office:value="0" calcext:value-type="float">
            <text:p>0</text:p>
          </table:table-cell>
          <table:table-cell table:formula="of:=IF([Data.G76]=[Keys.K76];1;0)" office:value-type="float" office:value="0" calcext:value-type="float">
            <text:p>0</text:p>
          </table:table-cell>
          <table:table-cell table:formula="of:=IF([.H76]=0;IF([Data.F76]=[Keys.K76];1;0);0)" office:value-type="float" office:value="0" calcext:value-type="float">
            <text:p>0</text:p>
          </table:table-cell>
          <table:table-cell table:formula="of:=IF([Data.G76]=[Keys.L76];1;0)" office:value-type="float" office:value="0" calcext:value-type="float">
            <text:p>0</text:p>
          </table:table-cell>
          <table:table-cell table:formula="of:=IF([.J76]=0;IF([Data.F76]=[Keys.L7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76];MATCH([Keys.I76];[Keys.$D$2:.$D$9];0))" office:value-type="float" office:value="0" calcext:value-type="float">
            <text:p>0</text:p>
          </table:table-cell>
          <table:table-cell table:formula="of:=[.S76]" office:value-type="float" office:value="0" calcext:value-type="float">
            <text:p>0</text:p>
          </table:table-cell>
          <table:table-cell table:formula="of:=INDEX([Data.$K$2:.$R$359];[Keys.$M76];MATCH([Keys.J76];[Keys.$D$2:.$D$9];0))" office:value-type="float" office:value="0" calcext:value-type="float">
            <text:p>0</text:p>
          </table:table-cell>
          <table:table-cell table:formula="of:=[.U76]" office:value-type="float" office:value="0" calcext:value-type="float">
            <text:p>0</text:p>
          </table:table-cell>
          <table:table-cell table:formula="of:=INDEX([Data.$K$2:.$R$359];[Keys.$M76];MATCH([Keys.K76];[Keys.$D$2:.$D$9];0))" office:value-type="float" office:value="0" calcext:value-type="float">
            <text:p>0</text:p>
          </table:table-cell>
          <table:table-cell table:formula="of:=[.W76]" office:value-type="float" office:value="0" calcext:value-type="float">
            <text:p>0</text:p>
          </table:table-cell>
          <table:table-cell table:formula="of:=INDEX([Data.$K$2:.$R$359];[Keys.$M76];MATCH([Keys.L76];[Keys.$D$2:.$D$9];0))" office:value-type="float" office:value="0" calcext:value-type="float">
            <text:p>0</text:p>
          </table:table-cell>
          <table:table-cell table:formula="of:=[.Y76]" office:value-type="float" office:value="0" calcext:value-type="float">
            <text:p>0</text:p>
          </table:table-cell>
          <table:table-cell table:formula="of:=IF([Data.Z76]=&quot;True&quot;;&quot;Challenged&quot;;IF([Data.AA76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76]+[Data.T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76]+[Data.V7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formula="of:=IF([Data.G77]=[Keys.$A$10];1;0)" office:value-type="float" office:value="1" calcext:value-type="float">
            <text:p>1</text:p>
          </table:table-cell>
          <table:table-cell table:formula="of:=IF([.B77]=0;IF([Data.F77]=[Keys.$A$10];1;0);0)" office:value-type="float" office:value="0" calcext:value-type="float">
            <text:p>0</text:p>
          </table:table-cell>
          <table:table-cell table:formula="of:=IF([Data.G77]=[Keys.I77];1;0)" office:value-type="float" office:value="0" calcext:value-type="float">
            <text:p>0</text:p>
          </table:table-cell>
          <table:table-cell table:formula="of:=IF([.D77]=0;IF([Data.F77]=[Keys.I77];1;0);0)" office:value-type="float" office:value="0" calcext:value-type="float">
            <text:p>0</text:p>
          </table:table-cell>
          <table:table-cell table:formula="of:=IF([Data.G77]=[Keys.J77];1;0)" office:value-type="float" office:value="0" calcext:value-type="float">
            <text:p>0</text:p>
          </table:table-cell>
          <table:table-cell table:formula="of:=IF([.F77]=0;IF([Data.F77]=[Keys.J77];1;0);0)" office:value-type="float" office:value="0" calcext:value-type="float">
            <text:p>0</text:p>
          </table:table-cell>
          <table:table-cell table:formula="of:=IF([Data.G77]=[Keys.K77];1;0)" office:value-type="float" office:value="0" calcext:value-type="float">
            <text:p>0</text:p>
          </table:table-cell>
          <table:table-cell table:formula="of:=IF([.H77]=0;IF([Data.F77]=[Keys.K77];1;0);0)" office:value-type="float" office:value="0" calcext:value-type="float">
            <text:p>0</text:p>
          </table:table-cell>
          <table:table-cell table:formula="of:=IF([Data.G77]=[Keys.L77];1;0)" office:value-type="float" office:value="0" calcext:value-type="float">
            <text:p>0</text:p>
          </table:table-cell>
          <table:table-cell table:formula="of:=IF([.J77]=0;IF([Data.F77]=[Keys.L77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77];MATCH([Keys.I77];[Keys.$D$2:.$D$9];0))" office:value-type="float" office:value="0" calcext:value-type="float">
            <text:p>0</text:p>
          </table:table-cell>
          <table:table-cell table:formula="of:=[.S77]" office:value-type="float" office:value="0" calcext:value-type="float">
            <text:p>0</text:p>
          </table:table-cell>
          <table:table-cell table:formula="of:=INDEX([Data.$K$2:.$R$359];[Keys.$M77];MATCH([Keys.J77];[Keys.$D$2:.$D$9];0))" office:value-type="float" office:value="1" calcext:value-type="float">
            <text:p>1</text:p>
          </table:table-cell>
          <table:table-cell table:formula="of:=[.U77]" office:value-type="float" office:value="1" calcext:value-type="float">
            <text:p>1</text:p>
          </table:table-cell>
          <table:table-cell table:formula="of:=INDEX([Data.$K$2:.$R$359];[Keys.$M77];MATCH([Keys.K77];[Keys.$D$2:.$D$9];0))" office:value-type="float" office:value="0" calcext:value-type="float">
            <text:p>0</text:p>
          </table:table-cell>
          <table:table-cell table:formula="of:=[.W77]" office:value-type="float" office:value="0" calcext:value-type="float">
            <text:p>0</text:p>
          </table:table-cell>
          <table:table-cell table:formula="of:=INDEX([Data.$K$2:.$R$359];[Keys.$M77];MATCH([Keys.L77];[Keys.$D$2:.$D$9];0))" office:value-type="float" office:value="0" calcext:value-type="float">
            <text:p>0</text:p>
          </table:table-cell>
          <table:table-cell table:formula="of:=[.Y77]" office:value-type="float" office:value="0" calcext:value-type="float">
            <text:p>0</text:p>
          </table:table-cell>
          <table:table-cell table:formula="of:=IF([Data.Z77]=&quot;True&quot;;&quot;Challenged&quot;;IF([Data.AA77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77]+[Data.T7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77]+[Data.V77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IF([Data.G78]=[Keys.$A$10];1;0)" office:value-type="float" office:value="0" calcext:value-type="float">
            <text:p>0</text:p>
          </table:table-cell>
          <table:table-cell table:formula="of:=IF([.B78]=0;IF([Data.F78]=[Keys.$A$10];1;0);0)" office:value-type="float" office:value="0" calcext:value-type="float">
            <text:p>0</text:p>
          </table:table-cell>
          <table:table-cell table:formula="of:=IF([Data.G78]=[Keys.I78];1;0)" office:value-type="float" office:value="0" calcext:value-type="float">
            <text:p>0</text:p>
          </table:table-cell>
          <table:table-cell table:formula="of:=IF([.D78]=0;IF([Data.F78]=[Keys.I78];1;0);0)" office:value-type="float" office:value="0" calcext:value-type="float">
            <text:p>0</text:p>
          </table:table-cell>
          <table:table-cell table:formula="of:=IF([Data.G78]=[Keys.J78];1;0)" office:value-type="float" office:value="0" calcext:value-type="float">
            <text:p>0</text:p>
          </table:table-cell>
          <table:table-cell table:formula="of:=IF([.F78]=0;IF([Data.F78]=[Keys.J78];1;0);0)" office:value-type="float" office:value="0" calcext:value-type="float">
            <text:p>0</text:p>
          </table:table-cell>
          <table:table-cell table:formula="of:=IF([Data.G78]=[Keys.K78];1;0)" office:value-type="float" office:value="0" calcext:value-type="float">
            <text:p>0</text:p>
          </table:table-cell>
          <table:table-cell table:formula="of:=IF([.H78]=0;IF([Data.F78]=[Keys.K78];1;0);0)" office:value-type="float" office:value="0" calcext:value-type="float">
            <text:p>0</text:p>
          </table:table-cell>
          <table:table-cell table:formula="of:=IF([Data.G78]=[Keys.L78];1;0)" office:value-type="float" office:value="0" calcext:value-type="float">
            <text:p>0</text:p>
          </table:table-cell>
          <table:table-cell table:formula="of:=IF([.J78]=0;IF([Data.F78]=[Keys.L78];1;0);0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78];MATCH([Keys.I78];[Keys.$D$2:.$D$9];0))" office:value-type="float" office:value="2" calcext:value-type="float">
            <text:p>2</text:p>
          </table:table-cell>
          <table:table-cell table:formula="of:=[.S78]" office:value-type="float" office:value="2" calcext:value-type="float">
            <text:p>2</text:p>
          </table:table-cell>
          <table:table-cell table:formula="of:=INDEX([Data.$K$2:.$R$359];[Keys.$M78];MATCH([Keys.J78];[Keys.$D$2:.$D$9];0))" office:value-type="float" office:value="1" calcext:value-type="float">
            <text:p>1</text:p>
          </table:table-cell>
          <table:table-cell table:formula="of:=[.U78]" office:value-type="float" office:value="1" calcext:value-type="float">
            <text:p>1</text:p>
          </table:table-cell>
          <table:table-cell table:formula="of:=INDEX([Data.$K$2:.$R$359];[Keys.$M78];MATCH([Keys.K78];[Keys.$D$2:.$D$9];0))" office:value-type="float" office:value="0" calcext:value-type="float">
            <text:p>0</text:p>
          </table:table-cell>
          <table:table-cell table:formula="of:=[.W78]" office:value-type="float" office:value="0" calcext:value-type="float">
            <text:p>0</text:p>
          </table:table-cell>
          <table:table-cell table:formula="of:=INDEX([Data.$K$2:.$R$359];[Keys.$M78];MATCH([Keys.L78];[Keys.$D$2:.$D$9];0))" office:value-type="float" office:value="1" calcext:value-type="float">
            <text:p>1</text:p>
          </table:table-cell>
          <table:table-cell table:formula="of:=[.Y78]" office:value-type="float" office:value="1" calcext:value-type="float">
            <text:p>1</text:p>
          </table:table-cell>
          <table:table-cell table:formula="of:=IF([Data.Z78]=&quot;True&quot;;&quot;Challenged&quot;;IF([Data.AA7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5" calcext:value-type="float">
            <text:p>5</text:p>
          </table:table-cell>
          <table:table-cell table:formula="of:=[.AB78]+[Data.T78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D78]+[Data.V7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IF([Data.G79]=[Keys.$A$10];1;0)" office:value-type="float" office:value="0" calcext:value-type="float">
            <text:p>0</text:p>
          </table:table-cell>
          <table:table-cell table:formula="of:=IF([.B79]=0;IF([Data.F79]=[Keys.$A$10];1;0);0)" office:value-type="float" office:value="0" calcext:value-type="float">
            <text:p>0</text:p>
          </table:table-cell>
          <table:table-cell table:formula="of:=IF([Data.G79]=[Keys.I79];1;0)" office:value-type="float" office:value="0" calcext:value-type="float">
            <text:p>0</text:p>
          </table:table-cell>
          <table:table-cell table:formula="of:=IF([.D79]=0;IF([Data.F79]=[Keys.I79];1;0);0)" office:value-type="float" office:value="0" calcext:value-type="float">
            <text:p>0</text:p>
          </table:table-cell>
          <table:table-cell table:formula="of:=IF([Data.G79]=[Keys.J79];1;0)" office:value-type="float" office:value="0" calcext:value-type="float">
            <text:p>0</text:p>
          </table:table-cell>
          <table:table-cell table:formula="of:=IF([.F79]=0;IF([Data.F79]=[Keys.J79];1;0);0)" office:value-type="float" office:value="0" calcext:value-type="float">
            <text:p>0</text:p>
          </table:table-cell>
          <table:table-cell table:formula="of:=IF([Data.G79]=[Keys.K79];1;0)" office:value-type="float" office:value="0" calcext:value-type="float">
            <text:p>0</text:p>
          </table:table-cell>
          <table:table-cell table:formula="of:=IF([.H79]=0;IF([Data.F79]=[Keys.K79];1;0);0)" office:value-type="float" office:value="0" calcext:value-type="float">
            <text:p>0</text:p>
          </table:table-cell>
          <table:table-cell table:formula="of:=IF([Data.G79]=[Keys.L79];1;0)" office:value-type="float" office:value="0" calcext:value-type="float">
            <text:p>0</text:p>
          </table:table-cell>
          <table:table-cell table:formula="of:=IF([.J79]=0;IF([Data.F79]=[Keys.L7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79];MATCH([Keys.I79];[Keys.$D$2:.$D$9];0))" office:value-type="float" office:value="0" calcext:value-type="float">
            <text:p>0</text:p>
          </table:table-cell>
          <table:table-cell table:formula="of:=[.S79]" office:value-type="float" office:value="0" calcext:value-type="float">
            <text:p>0</text:p>
          </table:table-cell>
          <table:table-cell table:formula="of:=INDEX([Data.$K$2:.$R$359];[Keys.$M79];MATCH([Keys.J79];[Keys.$D$2:.$D$9];0))" office:value-type="float" office:value="0" calcext:value-type="float">
            <text:p>0</text:p>
          </table:table-cell>
          <table:table-cell table:formula="of:=[.U79]" office:value-type="float" office:value="0" calcext:value-type="float">
            <text:p>0</text:p>
          </table:table-cell>
          <table:table-cell table:formula="of:=INDEX([Data.$K$2:.$R$359];[Keys.$M79];MATCH([Keys.K79];[Keys.$D$2:.$D$9];0))" office:value-type="float" office:value="0" calcext:value-type="float">
            <text:p>0</text:p>
          </table:table-cell>
          <table:table-cell table:formula="of:=[.W79]" office:value-type="float" office:value="0" calcext:value-type="float">
            <text:p>0</text:p>
          </table:table-cell>
          <table:table-cell table:formula="of:=INDEX([Data.$K$2:.$R$359];[Keys.$M79];MATCH([Keys.L79];[Keys.$D$2:.$D$9];0))" office:value-type="float" office:value="0" calcext:value-type="float">
            <text:p>0</text:p>
          </table:table-cell>
          <table:table-cell table:formula="of:=[.Y79]" office:value-type="float" office:value="0" calcext:value-type="float">
            <text:p>0</text:p>
          </table:table-cell>
          <table:table-cell table:formula="of:=IF([Data.Z79]=&quot;True&quot;;&quot;Challenged&quot;;IF([Data.AA7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79]+[Data.T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79]+[Data.V7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formula="of:=IF([Data.G80]=[Keys.$A$10];1;0)" office:value-type="float" office:value="0" calcext:value-type="float">
            <text:p>0</text:p>
          </table:table-cell>
          <table:table-cell table:formula="of:=IF([.B80]=0;IF([Data.F80]=[Keys.$A$10];1;0);0)" office:value-type="float" office:value="0" calcext:value-type="float">
            <text:p>0</text:p>
          </table:table-cell>
          <table:table-cell table:formula="of:=IF([Data.G80]=[Keys.I80];1;0)" office:value-type="float" office:value="0" calcext:value-type="float">
            <text:p>0</text:p>
          </table:table-cell>
          <table:table-cell table:formula="of:=IF([.D80]=0;IF([Data.F80]=[Keys.I80];1;0);0)" office:value-type="float" office:value="0" calcext:value-type="float">
            <text:p>0</text:p>
          </table:table-cell>
          <table:table-cell table:formula="of:=IF([Data.G80]=[Keys.J80];1;0)" office:value-type="float" office:value="0" calcext:value-type="float">
            <text:p>0</text:p>
          </table:table-cell>
          <table:table-cell table:formula="of:=IF([.F80]=0;IF([Data.F80]=[Keys.J80];1;0);0)" office:value-type="float" office:value="0" calcext:value-type="float">
            <text:p>0</text:p>
          </table:table-cell>
          <table:table-cell table:formula="of:=IF([Data.G80]=[Keys.K80];1;0)" office:value-type="float" office:value="0" calcext:value-type="float">
            <text:p>0</text:p>
          </table:table-cell>
          <table:table-cell table:formula="of:=IF([.H80]=0;IF([Data.F80]=[Keys.K80];1;0);0)" office:value-type="float" office:value="0" calcext:value-type="float">
            <text:p>0</text:p>
          </table:table-cell>
          <table:table-cell table:formula="of:=IF([Data.G80]=[Keys.L80];1;0)" office:value-type="float" office:value="1" calcext:value-type="float">
            <text:p>1</text:p>
          </table:table-cell>
          <table:table-cell table:formula="of:=IF([.J80]=0;IF([Data.F80]=[Keys.L8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80];MATCH([Keys.I80];[Keys.$D$2:.$D$9];0))" office:value-type="float" office:value="0" calcext:value-type="float">
            <text:p>0</text:p>
          </table:table-cell>
          <table:table-cell table:formula="of:=[.S80]" office:value-type="float" office:value="0" calcext:value-type="float">
            <text:p>0</text:p>
          </table:table-cell>
          <table:table-cell table:formula="of:=INDEX([Data.$K$2:.$R$359];[Keys.$M80];MATCH([Keys.J80];[Keys.$D$2:.$D$9];0))" office:value-type="float" office:value="0" calcext:value-type="float">
            <text:p>0</text:p>
          </table:table-cell>
          <table:table-cell table:formula="of:=[.U80]" office:value-type="float" office:value="0" calcext:value-type="float">
            <text:p>0</text:p>
          </table:table-cell>
          <table:table-cell table:formula="of:=INDEX([Data.$K$2:.$R$359];[Keys.$M80];MATCH([Keys.K80];[Keys.$D$2:.$D$9];0))" office:value-type="float" office:value="0" calcext:value-type="float">
            <text:p>0</text:p>
          </table:table-cell>
          <table:table-cell table:formula="of:=[.W80]" office:value-type="float" office:value="0" calcext:value-type="float">
            <text:p>0</text:p>
          </table:table-cell>
          <table:table-cell table:formula="of:=INDEX([Data.$K$2:.$R$359];[Keys.$M80];MATCH([Keys.L80];[Keys.$D$2:.$D$9];0))" office:value-type="float" office:value="0" calcext:value-type="float">
            <text:p>0</text:p>
          </table:table-cell>
          <table:table-cell table:formula="of:=[.Y80]" office:value-type="float" office:value="0" calcext:value-type="float">
            <text:p>0</text:p>
          </table:table-cell>
          <table:table-cell table:formula="of:=IF([Data.Z80]=&quot;True&quot;;&quot;Challenged&quot;;IF([Data.AA8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80]+[Data.T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80]+[Data.V8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IF([Data.G81]=[Keys.$A$10];1;0)" office:value-type="float" office:value="0" calcext:value-type="float">
            <text:p>0</text:p>
          </table:table-cell>
          <table:table-cell table:formula="of:=IF([.B81]=0;IF([Data.F81]=[Keys.$A$10];1;0);0)" office:value-type="float" office:value="0" calcext:value-type="float">
            <text:p>0</text:p>
          </table:table-cell>
          <table:table-cell table:formula="of:=IF([Data.G81]=[Keys.I81];1;0)" office:value-type="float" office:value="0" calcext:value-type="float">
            <text:p>0</text:p>
          </table:table-cell>
          <table:table-cell table:formula="of:=IF([.D81]=0;IF([Data.F81]=[Keys.I81];1;0);0)" office:value-type="float" office:value="0" calcext:value-type="float">
            <text:p>0</text:p>
          </table:table-cell>
          <table:table-cell table:formula="of:=IF([Data.G81]=[Keys.J81];1;0)" office:value-type="float" office:value="0" calcext:value-type="float">
            <text:p>0</text:p>
          </table:table-cell>
          <table:table-cell table:formula="of:=IF([.F81]=0;IF([Data.F81]=[Keys.J81];1;0);0)" office:value-type="float" office:value="0" calcext:value-type="float">
            <text:p>0</text:p>
          </table:table-cell>
          <table:table-cell table:formula="of:=IF([Data.G81]=[Keys.K81];1;0)" office:value-type="float" office:value="0" calcext:value-type="float">
            <text:p>0</text:p>
          </table:table-cell>
          <table:table-cell table:formula="of:=IF([.H81]=0;IF([Data.F81]=[Keys.K81];1;0);0)" office:value-type="float" office:value="0" calcext:value-type="float">
            <text:p>0</text:p>
          </table:table-cell>
          <table:table-cell table:formula="of:=IF([Data.G81]=[Keys.L81];1;0)" office:value-type="float" office:value="0" calcext:value-type="float">
            <text:p>0</text:p>
          </table:table-cell>
          <table:table-cell table:formula="of:=IF([.J81]=0;IF([Data.F81]=[Keys.L8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81];MATCH([Keys.I81];[Keys.$D$2:.$D$9];0))" office:value-type="float" office:value="0" calcext:value-type="float">
            <text:p>0</text:p>
          </table:table-cell>
          <table:table-cell table:formula="of:=[.S81]" office:value-type="float" office:value="0" calcext:value-type="float">
            <text:p>0</text:p>
          </table:table-cell>
          <table:table-cell table:formula="of:=INDEX([Data.$K$2:.$R$359];[Keys.$M81];MATCH([Keys.J81];[Keys.$D$2:.$D$9];0))" office:value-type="float" office:value="0" calcext:value-type="float">
            <text:p>0</text:p>
          </table:table-cell>
          <table:table-cell table:formula="of:=[.U81]" office:value-type="float" office:value="0" calcext:value-type="float">
            <text:p>0</text:p>
          </table:table-cell>
          <table:table-cell table:formula="of:=INDEX([Data.$K$2:.$R$359];[Keys.$M81];MATCH([Keys.K81];[Keys.$D$2:.$D$9];0))" office:value-type="float" office:value="0" calcext:value-type="float">
            <text:p>0</text:p>
          </table:table-cell>
          <table:table-cell table:formula="of:=[.W81]" office:value-type="float" office:value="0" calcext:value-type="float">
            <text:p>0</text:p>
          </table:table-cell>
          <table:table-cell table:formula="of:=INDEX([Data.$K$2:.$R$359];[Keys.$M81];MATCH([Keys.L81];[Keys.$D$2:.$D$9];0))" office:value-type="float" office:value="0" calcext:value-type="float">
            <text:p>0</text:p>
          </table:table-cell>
          <table:table-cell table:formula="of:=[.Y81]" office:value-type="float" office:value="0" calcext:value-type="float">
            <text:p>0</text:p>
          </table:table-cell>
          <table:table-cell table:formula="of:=IF([Data.Z81]=&quot;True&quot;;&quot;Challenged&quot;;IF([Data.AA81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81]+[Data.T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81]+[Data.V8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IF([Data.G82]=[Keys.$A$10];1;0)" office:value-type="float" office:value="0" calcext:value-type="float">
            <text:p>0</text:p>
          </table:table-cell>
          <table:table-cell table:formula="of:=IF([.B82]=0;IF([Data.F82]=[Keys.$A$10];1;0);0)" office:value-type="float" office:value="1" calcext:value-type="float">
            <text:p>1</text:p>
          </table:table-cell>
          <table:table-cell table:formula="of:=IF([Data.G82]=[Keys.I82];1;0)" office:value-type="float" office:value="0" calcext:value-type="float">
            <text:p>0</text:p>
          </table:table-cell>
          <table:table-cell table:formula="of:=IF([.D82]=0;IF([Data.F82]=[Keys.I82];1;0);0)" office:value-type="float" office:value="0" calcext:value-type="float">
            <text:p>0</text:p>
          </table:table-cell>
          <table:table-cell table:formula="of:=IF([Data.G82]=[Keys.J82];1;0)" office:value-type="float" office:value="0" calcext:value-type="float">
            <text:p>0</text:p>
          </table:table-cell>
          <table:table-cell table:formula="of:=IF([.F82]=0;IF([Data.F82]=[Keys.J82];1;0);0)" office:value-type="float" office:value="0" calcext:value-type="float">
            <text:p>0</text:p>
          </table:table-cell>
          <table:table-cell table:formula="of:=IF([Data.G82]=[Keys.K82];1;0)" office:value-type="float" office:value="0" calcext:value-type="float">
            <text:p>0</text:p>
          </table:table-cell>
          <table:table-cell table:formula="of:=IF([.H82]=0;IF([Data.F82]=[Keys.K82];1;0);0)" office:value-type="float" office:value="0" calcext:value-type="float">
            <text:p>0</text:p>
          </table:table-cell>
          <table:table-cell table:formula="of:=IF([Data.G82]=[Keys.L82];1;0)" office:value-type="float" office:value="0" calcext:value-type="float">
            <text:p>0</text:p>
          </table:table-cell>
          <table:table-cell table:formula="of:=IF([.J82]=0;IF([Data.F82]=[Keys.L82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82];MATCH([Keys.I82];[Keys.$D$2:.$D$9];0))" office:value-type="float" office:value="2" calcext:value-type="float">
            <text:p>2</text:p>
          </table:table-cell>
          <table:table-cell table:formula="of:=[.S82]" office:value-type="float" office:value="2" calcext:value-type="float">
            <text:p>2</text:p>
          </table:table-cell>
          <table:table-cell table:formula="of:=INDEX([Data.$K$2:.$R$359];[Keys.$M82];MATCH([Keys.J82];[Keys.$D$2:.$D$9];0))" office:value-type="float" office:value="0" calcext:value-type="float">
            <text:p>0</text:p>
          </table:table-cell>
          <table:table-cell table:formula="of:=[.U82]" office:value-type="float" office:value="0" calcext:value-type="float">
            <text:p>0</text:p>
          </table:table-cell>
          <table:table-cell table:formula="of:=INDEX([Data.$K$2:.$R$359];[Keys.$M82];MATCH([Keys.K82];[Keys.$D$2:.$D$9];0))" office:value-type="float" office:value="0" calcext:value-type="float">
            <text:p>0</text:p>
          </table:table-cell>
          <table:table-cell table:formula="of:=[.W82]" office:value-type="float" office:value="0" calcext:value-type="float">
            <text:p>0</text:p>
          </table:table-cell>
          <table:table-cell table:formula="of:=INDEX([Data.$K$2:.$R$359];[Keys.$M82];MATCH([Keys.L82];[Keys.$D$2:.$D$9];0))" office:value-type="float" office:value="0" calcext:value-type="float">
            <text:p>0</text:p>
          </table:table-cell>
          <table:table-cell table:formula="of:=[.Y82]" office:value-type="float" office:value="0" calcext:value-type="float">
            <text:p>0</text:p>
          </table:table-cell>
          <table:table-cell table:formula="of:=IF([Data.Z82]=&quot;True&quot;;&quot;Challenged&quot;;IF([Data.AA8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82]+[Data.T82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D82]+[Data.V8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IF([Data.G83]=[Keys.$A$10];1;0)" office:value-type="float" office:value="1" calcext:value-type="float">
            <text:p>1</text:p>
          </table:table-cell>
          <table:table-cell table:formula="of:=IF([.B83]=0;IF([Data.F83]=[Keys.$A$10];1;0);0)" office:value-type="float" office:value="0" calcext:value-type="float">
            <text:p>0</text:p>
          </table:table-cell>
          <table:table-cell table:formula="of:=IF([Data.G83]=[Keys.I83];1;0)" office:value-type="float" office:value="0" calcext:value-type="float">
            <text:p>0</text:p>
          </table:table-cell>
          <table:table-cell table:formula="of:=IF([.D83]=0;IF([Data.F83]=[Keys.I83];1;0);0)" office:value-type="float" office:value="0" calcext:value-type="float">
            <text:p>0</text:p>
          </table:table-cell>
          <table:table-cell table:formula="of:=IF([Data.G83]=[Keys.J83];1;0)" office:value-type="float" office:value="0" calcext:value-type="float">
            <text:p>0</text:p>
          </table:table-cell>
          <table:table-cell table:formula="of:=IF([.F83]=0;IF([Data.F83]=[Keys.J83];1;0);0)" office:value-type="float" office:value="0" calcext:value-type="float">
            <text:p>0</text:p>
          </table:table-cell>
          <table:table-cell table:formula="of:=IF([Data.G83]=[Keys.K83];1;0)" office:value-type="float" office:value="0" calcext:value-type="float">
            <text:p>0</text:p>
          </table:table-cell>
          <table:table-cell table:formula="of:=IF([.H83]=0;IF([Data.F83]=[Keys.K83];1;0);0)" office:value-type="float" office:value="0" calcext:value-type="float">
            <text:p>0</text:p>
          </table:table-cell>
          <table:table-cell table:formula="of:=IF([Data.G83]=[Keys.L83];1;0)" office:value-type="float" office:value="0" calcext:value-type="float">
            <text:p>0</text:p>
          </table:table-cell>
          <table:table-cell table:formula="of:=IF([.J83]=0;IF([Data.F83]=[Keys.L83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83];MATCH([Keys.I83];[Keys.$D$2:.$D$9];0))" office:value-type="float" office:value="1" calcext:value-type="float">
            <text:p>1</text:p>
          </table:table-cell>
          <table:table-cell table:formula="of:=[.S83]" office:value-type="float" office:value="1" calcext:value-type="float">
            <text:p>1</text:p>
          </table:table-cell>
          <table:table-cell table:formula="of:=INDEX([Data.$K$2:.$R$359];[Keys.$M83];MATCH([Keys.J83];[Keys.$D$2:.$D$9];0))" office:value-type="float" office:value="4" calcext:value-type="float">
            <text:p>4</text:p>
          </table:table-cell>
          <table:table-cell table:formula="of:=[.U83]" office:value-type="float" office:value="4" calcext:value-type="float">
            <text:p>4</text:p>
          </table:table-cell>
          <table:table-cell table:formula="of:=INDEX([Data.$K$2:.$R$359];[Keys.$M83];MATCH([Keys.K83];[Keys.$D$2:.$D$9];0))" office:value-type="float" office:value="3" calcext:value-type="float">
            <text:p>3</text:p>
          </table:table-cell>
          <table:table-cell table:formula="of:=[.W83]" office:value-type="float" office:value="3" calcext:value-type="float">
            <text:p>3</text:p>
          </table:table-cell>
          <table:table-cell table:formula="of:=INDEX([Data.$K$2:.$R$359];[Keys.$M83];MATCH([Keys.L83];[Keys.$D$2:.$D$9];0))" office:value-type="float" office:value="0" calcext:value-type="float">
            <text:p>0</text:p>
          </table:table-cell>
          <table:table-cell table:formula="of:=[.Y83]" office:value-type="float" office:value="0" calcext:value-type="float">
            <text:p>0</text:p>
          </table:table-cell>
          <table:table-cell table:formula="of:=IF([Data.Z83]=&quot;True&quot;;&quot;Challenged&quot;;IF([Data.AA83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83]+[Data.T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83]+[Data.V8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IF([Data.G84]=[Keys.$A$10];1;0)" office:value-type="float" office:value="0" calcext:value-type="float">
            <text:p>0</text:p>
          </table:table-cell>
          <table:table-cell table:formula="of:=IF([.B84]=0;IF([Data.F84]=[Keys.$A$10];1;0);0)" office:value-type="float" office:value="0" calcext:value-type="float">
            <text:p>0</text:p>
          </table:table-cell>
          <table:table-cell table:formula="of:=IF([Data.G84]=[Keys.I84];1;0)" office:value-type="float" office:value="0" calcext:value-type="float">
            <text:p>0</text:p>
          </table:table-cell>
          <table:table-cell table:formula="of:=IF([.D84]=0;IF([Data.F84]=[Keys.I84];1;0);0)" office:value-type="float" office:value="0" calcext:value-type="float">
            <text:p>0</text:p>
          </table:table-cell>
          <table:table-cell table:formula="of:=IF([Data.G84]=[Keys.J84];1;0)" office:value-type="float" office:value="0" calcext:value-type="float">
            <text:p>0</text:p>
          </table:table-cell>
          <table:table-cell table:formula="of:=IF([.F84]=0;IF([Data.F84]=[Keys.J84];1;0);0)" office:value-type="float" office:value="0" calcext:value-type="float">
            <text:p>0</text:p>
          </table:table-cell>
          <table:table-cell table:formula="of:=IF([Data.G84]=[Keys.K84];1;0)" office:value-type="float" office:value="0" calcext:value-type="float">
            <text:p>0</text:p>
          </table:table-cell>
          <table:table-cell table:formula="of:=IF([.H84]=0;IF([Data.F84]=[Keys.K84];1;0);0)" office:value-type="float" office:value="0" calcext:value-type="float">
            <text:p>0</text:p>
          </table:table-cell>
          <table:table-cell table:formula="of:=IF([Data.G84]=[Keys.L84];1;0)" office:value-type="float" office:value="0" calcext:value-type="float">
            <text:p>0</text:p>
          </table:table-cell>
          <table:table-cell table:formula="of:=IF([.J84]=0;IF([Data.F84]=[Keys.L8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84];MATCH([Keys.I84];[Keys.$D$2:.$D$9];0))" office:value-type="float" office:value="0" calcext:value-type="float">
            <text:p>0</text:p>
          </table:table-cell>
          <table:table-cell table:formula="of:=[.S84]" office:value-type="float" office:value="0" calcext:value-type="float">
            <text:p>0</text:p>
          </table:table-cell>
          <table:table-cell table:formula="of:=INDEX([Data.$K$2:.$R$359];[Keys.$M84];MATCH([Keys.J84];[Keys.$D$2:.$D$9];0))" office:value-type="float" office:value="0" calcext:value-type="float">
            <text:p>0</text:p>
          </table:table-cell>
          <table:table-cell table:formula="of:=[.U84]" office:value-type="float" office:value="0" calcext:value-type="float">
            <text:p>0</text:p>
          </table:table-cell>
          <table:table-cell table:formula="of:=INDEX([Data.$K$2:.$R$359];[Keys.$M84];MATCH([Keys.K84];[Keys.$D$2:.$D$9];0))" office:value-type="float" office:value="0" calcext:value-type="float">
            <text:p>0</text:p>
          </table:table-cell>
          <table:table-cell table:formula="of:=[.W84]" office:value-type="float" office:value="0" calcext:value-type="float">
            <text:p>0</text:p>
          </table:table-cell>
          <table:table-cell table:formula="of:=INDEX([Data.$K$2:.$R$359];[Keys.$M84];MATCH([Keys.L84];[Keys.$D$2:.$D$9];0))" office:value-type="float" office:value="0" calcext:value-type="float">
            <text:p>0</text:p>
          </table:table-cell>
          <table:table-cell table:formula="of:=[.Y84]" office:value-type="float" office:value="0" calcext:value-type="float">
            <text:p>0</text:p>
          </table:table-cell>
          <table:table-cell table:formula="of:=IF([Data.Z84]=&quot;True&quot;;&quot;Challenged&quot;;IF([Data.AA8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84]+[Data.T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84]+[Data.V8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IF([Data.G85]=[Keys.$A$10];1;0)" office:value-type="float" office:value="1" calcext:value-type="float">
            <text:p>1</text:p>
          </table:table-cell>
          <table:table-cell table:formula="of:=IF([.B85]=0;IF([Data.F85]=[Keys.$A$10];1;0);0)" office:value-type="float" office:value="0" calcext:value-type="float">
            <text:p>0</text:p>
          </table:table-cell>
          <table:table-cell table:formula="of:=IF([Data.G85]=[Keys.I85];1;0)" office:value-type="float" office:value="0" calcext:value-type="float">
            <text:p>0</text:p>
          </table:table-cell>
          <table:table-cell table:formula="of:=IF([.D85]=0;IF([Data.F85]=[Keys.I85];1;0);0)" office:value-type="float" office:value="0" calcext:value-type="float">
            <text:p>0</text:p>
          </table:table-cell>
          <table:table-cell table:formula="of:=IF([Data.G85]=[Keys.J85];1;0)" office:value-type="float" office:value="0" calcext:value-type="float">
            <text:p>0</text:p>
          </table:table-cell>
          <table:table-cell table:formula="of:=IF([.F85]=0;IF([Data.F85]=[Keys.J85];1;0);0)" office:value-type="float" office:value="0" calcext:value-type="float">
            <text:p>0</text:p>
          </table:table-cell>
          <table:table-cell table:formula="of:=IF([Data.G85]=[Keys.K85];1;0)" office:value-type="float" office:value="0" calcext:value-type="float">
            <text:p>0</text:p>
          </table:table-cell>
          <table:table-cell table:formula="of:=IF([.H85]=0;IF([Data.F85]=[Keys.K85];1;0);0)" office:value-type="float" office:value="0" calcext:value-type="float">
            <text:p>0</text:p>
          </table:table-cell>
          <table:table-cell table:formula="of:=IF([Data.G85]=[Keys.L85];1;0)" office:value-type="float" office:value="0" calcext:value-type="float">
            <text:p>0</text:p>
          </table:table-cell>
          <table:table-cell table:formula="of:=IF([.J85]=0;IF([Data.F85]=[Keys.L85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NDEX([Data.$K$2:.$R$359];[Keys.$M85];MATCH([Keys.I85];[Keys.$D$2:.$D$9];0))" office:value-type="float" office:value="0" calcext:value-type="float">
            <text:p>0</text:p>
          </table:table-cell>
          <table:table-cell table:formula="of:=[.S85]" office:value-type="float" office:value="0" calcext:value-type="float">
            <text:p>0</text:p>
          </table:table-cell>
          <table:table-cell table:formula="of:=INDEX([Data.$K$2:.$R$359];[Keys.$M85];MATCH([Keys.J85];[Keys.$D$2:.$D$9];0))" office:value-type="float" office:value="0" calcext:value-type="float">
            <text:p>0</text:p>
          </table:table-cell>
          <table:table-cell table:formula="of:=[.U85]" office:value-type="float" office:value="0" calcext:value-type="float">
            <text:p>0</text:p>
          </table:table-cell>
          <table:table-cell table:formula="of:=INDEX([Data.$K$2:.$R$359];[Keys.$M85];MATCH([Keys.K85];[Keys.$D$2:.$D$9];0))" office:value-type="float" office:value="0" calcext:value-type="float">
            <text:p>0</text:p>
          </table:table-cell>
          <table:table-cell table:formula="of:=[.W85]" office:value-type="float" office:value="0" calcext:value-type="float">
            <text:p>0</text:p>
          </table:table-cell>
          <table:table-cell table:formula="of:=INDEX([Data.$K$2:.$R$359];[Keys.$M85];MATCH([Keys.L85];[Keys.$D$2:.$D$9];0))" office:value-type="float" office:value="0" calcext:value-type="float">
            <text:p>0</text:p>
          </table:table-cell>
          <table:table-cell table:formula="of:=[.Y85]" office:value-type="float" office:value="0" calcext:value-type="float">
            <text:p>0</text:p>
          </table:table-cell>
          <table:table-cell table:formula="of:=IF([Data.Z85]=&quot;True&quot;;&quot;Challenged&quot;;IF([Data.AA85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85]+[Data.T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85]+[Data.V8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IF([Data.G86]=[Keys.$A$10];1;0)" office:value-type="float" office:value="0" calcext:value-type="float">
            <text:p>0</text:p>
          </table:table-cell>
          <table:table-cell table:formula="of:=IF([.B86]=0;IF([Data.F86]=[Keys.$A$10];1;0);0)" office:value-type="float" office:value="1" calcext:value-type="float">
            <text:p>1</text:p>
          </table:table-cell>
          <table:table-cell table:formula="of:=IF([Data.G86]=[Keys.I86];1;0)" office:value-type="float" office:value="0" calcext:value-type="float">
            <text:p>0</text:p>
          </table:table-cell>
          <table:table-cell table:formula="of:=IF([.D86]=0;IF([Data.F86]=[Keys.I86];1;0);0)" office:value-type="float" office:value="0" calcext:value-type="float">
            <text:p>0</text:p>
          </table:table-cell>
          <table:table-cell table:formula="of:=IF([Data.G86]=[Keys.J86];1;0)" office:value-type="float" office:value="0" calcext:value-type="float">
            <text:p>0</text:p>
          </table:table-cell>
          <table:table-cell table:formula="of:=IF([.F86]=0;IF([Data.F86]=[Keys.J86];1;0);0)" office:value-type="float" office:value="0" calcext:value-type="float">
            <text:p>0</text:p>
          </table:table-cell>
          <table:table-cell table:formula="of:=IF([Data.G86]=[Keys.K86];1;0)" office:value-type="float" office:value="0" calcext:value-type="float">
            <text:p>0</text:p>
          </table:table-cell>
          <table:table-cell table:formula="of:=IF([.H86]=0;IF([Data.F86]=[Keys.K86];1;0);0)" office:value-type="float" office:value="0" calcext:value-type="float">
            <text:p>0</text:p>
          </table:table-cell>
          <table:table-cell table:formula="of:=IF([Data.G86]=[Keys.L86];1;0)" office:value-type="float" office:value="0" calcext:value-type="float">
            <text:p>0</text:p>
          </table:table-cell>
          <table:table-cell table:formula="of:=IF([.J86]=0;IF([Data.F86]=[Keys.L86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86];MATCH([Keys.I86];[Keys.$D$2:.$D$9];0))" office:value-type="float" office:value="0" calcext:value-type="float">
            <text:p>0</text:p>
          </table:table-cell>
          <table:table-cell table:formula="of:=[.S86]" office:value-type="float" office:value="0" calcext:value-type="float">
            <text:p>0</text:p>
          </table:table-cell>
          <table:table-cell table:formula="of:=INDEX([Data.$K$2:.$R$359];[Keys.$M86];MATCH([Keys.J86];[Keys.$D$2:.$D$9];0))" office:value-type="float" office:value="0" calcext:value-type="float">
            <text:p>0</text:p>
          </table:table-cell>
          <table:table-cell table:formula="of:=[.U86]" office:value-type="float" office:value="0" calcext:value-type="float">
            <text:p>0</text:p>
          </table:table-cell>
          <table:table-cell table:formula="of:=INDEX([Data.$K$2:.$R$359];[Keys.$M86];MATCH([Keys.K86];[Keys.$D$2:.$D$9];0))" office:value-type="float" office:value="0" calcext:value-type="float">
            <text:p>0</text:p>
          </table:table-cell>
          <table:table-cell table:formula="of:=[.W86]" office:value-type="float" office:value="0" calcext:value-type="float">
            <text:p>0</text:p>
          </table:table-cell>
          <table:table-cell table:formula="of:=INDEX([Data.$K$2:.$R$359];[Keys.$M86];MATCH([Keys.L86];[Keys.$D$2:.$D$9];0))" office:value-type="float" office:value="1" calcext:value-type="float">
            <text:p>1</text:p>
          </table:table-cell>
          <table:table-cell table:formula="of:=[.Y86]" office:value-type="float" office:value="1" calcext:value-type="float">
            <text:p>1</text:p>
          </table:table-cell>
          <table:table-cell table:formula="of:=IF([Data.Z86]=&quot;True&quot;;&quot;Challenged&quot;;IF([Data.AA86]=&quot;True&quot;;&quot;Scaled&quot;;&quot;None&quot;))" office:value-type="string" office:string-value="None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.AB86]+[Data.T8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86]+[Data.V8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IF([Data.G87]=[Keys.$A$10];1;0)" office:value-type="float" office:value="0" calcext:value-type="float">
            <text:p>0</text:p>
          </table:table-cell>
          <table:table-cell table:formula="of:=IF([.B87]=0;IF([Data.F87]=[Keys.$A$10];1;0);0)" office:value-type="float" office:value="0" calcext:value-type="float">
            <text:p>0</text:p>
          </table:table-cell>
          <table:table-cell table:formula="of:=IF([Data.G87]=[Keys.I87];1;0)" office:value-type="float" office:value="0" calcext:value-type="float">
            <text:p>0</text:p>
          </table:table-cell>
          <table:table-cell table:formula="of:=IF([.D87]=0;IF([Data.F87]=[Keys.I87];1;0);0)" office:value-type="float" office:value="0" calcext:value-type="float">
            <text:p>0</text:p>
          </table:table-cell>
          <table:table-cell table:formula="of:=IF([Data.G87]=[Keys.J87];1;0)" office:value-type="float" office:value="0" calcext:value-type="float">
            <text:p>0</text:p>
          </table:table-cell>
          <table:table-cell table:formula="of:=IF([.F87]=0;IF([Data.F87]=[Keys.J87];1;0);0)" office:value-type="float" office:value="0" calcext:value-type="float">
            <text:p>0</text:p>
          </table:table-cell>
          <table:table-cell table:formula="of:=IF([Data.G87]=[Keys.K87];1;0)" office:value-type="float" office:value="0" calcext:value-type="float">
            <text:p>0</text:p>
          </table:table-cell>
          <table:table-cell table:formula="of:=IF([.H87]=0;IF([Data.F87]=[Keys.K87];1;0);0)" office:value-type="float" office:value="0" calcext:value-type="float">
            <text:p>0</text:p>
          </table:table-cell>
          <table:table-cell table:formula="of:=IF([Data.G87]=[Keys.L87];1;0)" office:value-type="float" office:value="0" calcext:value-type="float">
            <text:p>0</text:p>
          </table:table-cell>
          <table:table-cell table:formula="of:=IF([.J87]=0;IF([Data.F87]=[Keys.L8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87];MATCH([Keys.I87];[Keys.$D$2:.$D$9];0))" office:value-type="float" office:value="0" calcext:value-type="float">
            <text:p>0</text:p>
          </table:table-cell>
          <table:table-cell table:formula="of:=[.S87]" office:value-type="float" office:value="0" calcext:value-type="float">
            <text:p>0</text:p>
          </table:table-cell>
          <table:table-cell table:formula="of:=INDEX([Data.$K$2:.$R$359];[Keys.$M87];MATCH([Keys.J87];[Keys.$D$2:.$D$9];0))" office:value-type="float" office:value="0" calcext:value-type="float">
            <text:p>0</text:p>
          </table:table-cell>
          <table:table-cell table:formula="of:=[.U87]" office:value-type="float" office:value="0" calcext:value-type="float">
            <text:p>0</text:p>
          </table:table-cell>
          <table:table-cell table:formula="of:=INDEX([Data.$K$2:.$R$359];[Keys.$M87];MATCH([Keys.K87];[Keys.$D$2:.$D$9];0))" office:value-type="float" office:value="0" calcext:value-type="float">
            <text:p>0</text:p>
          </table:table-cell>
          <table:table-cell table:formula="of:=[.W87]" office:value-type="float" office:value="0" calcext:value-type="float">
            <text:p>0</text:p>
          </table:table-cell>
          <table:table-cell table:formula="of:=INDEX([Data.$K$2:.$R$359];[Keys.$M87];MATCH([Keys.L87];[Keys.$D$2:.$D$9];0))" office:value-type="float" office:value="0" calcext:value-type="float">
            <text:p>0</text:p>
          </table:table-cell>
          <table:table-cell table:formula="of:=[.Y87]" office:value-type="float" office:value="0" calcext:value-type="float">
            <text:p>0</text:p>
          </table:table-cell>
          <table:table-cell table:formula="of:=IF([Data.Z87]=&quot;True&quot;;&quot;Challenged&quot;;IF([Data.AA8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87]+[Data.T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87]+[Data.V8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IF([Data.G88]=[Keys.$A$10];1;0)" office:value-type="float" office:value="0" calcext:value-type="float">
            <text:p>0</text:p>
          </table:table-cell>
          <table:table-cell table:formula="of:=IF([.B88]=0;IF([Data.F88]=[Keys.$A$10];1;0);0)" office:value-type="float" office:value="0" calcext:value-type="float">
            <text:p>0</text:p>
          </table:table-cell>
          <table:table-cell table:formula="of:=IF([Data.G88]=[Keys.I88];1;0)" office:value-type="float" office:value="0" calcext:value-type="float">
            <text:p>0</text:p>
          </table:table-cell>
          <table:table-cell table:formula="of:=IF([.D88]=0;IF([Data.F88]=[Keys.I88];1;0);0)" office:value-type="float" office:value="0" calcext:value-type="float">
            <text:p>0</text:p>
          </table:table-cell>
          <table:table-cell table:formula="of:=IF([Data.G88]=[Keys.J88];1;0)" office:value-type="float" office:value="0" calcext:value-type="float">
            <text:p>0</text:p>
          </table:table-cell>
          <table:table-cell table:formula="of:=IF([.F88]=0;IF([Data.F88]=[Keys.J88];1;0);0)" office:value-type="float" office:value="0" calcext:value-type="float">
            <text:p>0</text:p>
          </table:table-cell>
          <table:table-cell table:formula="of:=IF([Data.G88]=[Keys.K88];1;0)" office:value-type="float" office:value="0" calcext:value-type="float">
            <text:p>0</text:p>
          </table:table-cell>
          <table:table-cell table:formula="of:=IF([.H88]=0;IF([Data.F88]=[Keys.K88];1;0);0)" office:value-type="float" office:value="0" calcext:value-type="float">
            <text:p>0</text:p>
          </table:table-cell>
          <table:table-cell table:formula="of:=IF([Data.G88]=[Keys.L88];1;0)" office:value-type="float" office:value="1" calcext:value-type="float">
            <text:p>1</text:p>
          </table:table-cell>
          <table:table-cell table:formula="of:=IF([.J88]=0;IF([Data.F88]=[Keys.L8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88];MATCH([Keys.I88];[Keys.$D$2:.$D$9];0))" office:value-type="float" office:value="0" calcext:value-type="float">
            <text:p>0</text:p>
          </table:table-cell>
          <table:table-cell table:formula="of:=[.S88]" office:value-type="float" office:value="0" calcext:value-type="float">
            <text:p>0</text:p>
          </table:table-cell>
          <table:table-cell table:formula="of:=INDEX([Data.$K$2:.$R$359];[Keys.$M88];MATCH([Keys.J88];[Keys.$D$2:.$D$9];0))" office:value-type="float" office:value="0" calcext:value-type="float">
            <text:p>0</text:p>
          </table:table-cell>
          <table:table-cell table:formula="of:=[.U88]" office:value-type="float" office:value="0" calcext:value-type="float">
            <text:p>0</text:p>
          </table:table-cell>
          <table:table-cell table:formula="of:=INDEX([Data.$K$2:.$R$359];[Keys.$M88];MATCH([Keys.K88];[Keys.$D$2:.$D$9];0))" office:value-type="float" office:value="0" calcext:value-type="float">
            <text:p>0</text:p>
          </table:table-cell>
          <table:table-cell table:formula="of:=[.W88]" office:value-type="float" office:value="0" calcext:value-type="float">
            <text:p>0</text:p>
          </table:table-cell>
          <table:table-cell table:formula="of:=INDEX([Data.$K$2:.$R$359];[Keys.$M88];MATCH([Keys.L88];[Keys.$D$2:.$D$9];0))" office:value-type="float" office:value="1" calcext:value-type="float">
            <text:p>1</text:p>
          </table:table-cell>
          <table:table-cell table:formula="of:=[.Y88]" office:value-type="float" office:value="1" calcext:value-type="float">
            <text:p>1</text:p>
          </table:table-cell>
          <table:table-cell table:formula="of:=IF([Data.Z88]=&quot;True&quot;;&quot;Challenged&quot;;IF([Data.AA8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88]+[Data.T8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88]+[Data.V88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IF([Data.G89]=[Keys.$A$10];1;0)" office:value-type="float" office:value="0" calcext:value-type="float">
            <text:p>0</text:p>
          </table:table-cell>
          <table:table-cell table:formula="of:=IF([.B89]=0;IF([Data.F89]=[Keys.$A$10];1;0);0)" office:value-type="float" office:value="0" calcext:value-type="float">
            <text:p>0</text:p>
          </table:table-cell>
          <table:table-cell table:formula="of:=IF([Data.G89]=[Keys.I89];1;0)" office:value-type="float" office:value="1" calcext:value-type="float">
            <text:p>1</text:p>
          </table:table-cell>
          <table:table-cell table:formula="of:=IF([.D89]=0;IF([Data.F89]=[Keys.I89];1;0);0)" office:value-type="float" office:value="0" calcext:value-type="float">
            <text:p>0</text:p>
          </table:table-cell>
          <table:table-cell table:formula="of:=IF([Data.G89]=[Keys.J89];1;0)" office:value-type="float" office:value="0" calcext:value-type="float">
            <text:p>0</text:p>
          </table:table-cell>
          <table:table-cell table:formula="of:=IF([.F89]=0;IF([Data.F89]=[Keys.J89];1;0);0)" office:value-type="float" office:value="0" calcext:value-type="float">
            <text:p>0</text:p>
          </table:table-cell>
          <table:table-cell table:formula="of:=IF([Data.G89]=[Keys.K89];1;0)" office:value-type="float" office:value="0" calcext:value-type="float">
            <text:p>0</text:p>
          </table:table-cell>
          <table:table-cell table:formula="of:=IF([.H89]=0;IF([Data.F89]=[Keys.K89];1;0);0)" office:value-type="float" office:value="0" calcext:value-type="float">
            <text:p>0</text:p>
          </table:table-cell>
          <table:table-cell table:formula="of:=IF([Data.G89]=[Keys.L89];1;0)" office:value-type="float" office:value="0" calcext:value-type="float">
            <text:p>0</text:p>
          </table:table-cell>
          <table:table-cell table:formula="of:=IF([.J89]=0;IF([Data.F89]=[Keys.L8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89];MATCH([Keys.I89];[Keys.$D$2:.$D$9];0))" office:value-type="float" office:value="2" calcext:value-type="float">
            <text:p>2</text:p>
          </table:table-cell>
          <table:table-cell table:formula="of:=[.S89]" office:value-type="float" office:value="2" calcext:value-type="float">
            <text:p>2</text:p>
          </table:table-cell>
          <table:table-cell table:formula="of:=INDEX([Data.$K$2:.$R$359];[Keys.$M89];MATCH([Keys.J89];[Keys.$D$2:.$D$9];0))" office:value-type="float" office:value="2" calcext:value-type="float">
            <text:p>2</text:p>
          </table:table-cell>
          <table:table-cell table:formula="of:=[.U89]" office:value-type="float" office:value="2" calcext:value-type="float">
            <text:p>2</text:p>
          </table:table-cell>
          <table:table-cell table:formula="of:=INDEX([Data.$K$2:.$R$359];[Keys.$M89];MATCH([Keys.K89];[Keys.$D$2:.$D$9];0))" office:value-type="float" office:value="0" calcext:value-type="float">
            <text:p>0</text:p>
          </table:table-cell>
          <table:table-cell table:formula="of:=[.W89]" office:value-type="float" office:value="0" calcext:value-type="float">
            <text:p>0</text:p>
          </table:table-cell>
          <table:table-cell table:formula="of:=INDEX([Data.$K$2:.$R$359];[Keys.$M89];MATCH([Keys.L89];[Keys.$D$2:.$D$9];0))" office:value-type="float" office:value="0" calcext:value-type="float">
            <text:p>0</text:p>
          </table:table-cell>
          <table:table-cell table:formula="of:=[.Y89]" office:value-type="float" office:value="0" calcext:value-type="float">
            <text:p>0</text:p>
          </table:table-cell>
          <table:table-cell table:formula="of:=IF([Data.Z89]=&quot;True&quot;;&quot;Challenged&quot;;IF([Data.AA89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89]+[Data.T8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D89]+[Data.V89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IF([Data.G90]=[Keys.$A$10];1;0)" office:value-type="float" office:value="0" calcext:value-type="float">
            <text:p>0</text:p>
          </table:table-cell>
          <table:table-cell table:formula="of:=IF([.B90]=0;IF([Data.F90]=[Keys.$A$10];1;0);0)" office:value-type="float" office:value="0" calcext:value-type="float">
            <text:p>0</text:p>
          </table:table-cell>
          <table:table-cell table:formula="of:=IF([Data.G90]=[Keys.I90];1;0)" office:value-type="float" office:value="0" calcext:value-type="float">
            <text:p>0</text:p>
          </table:table-cell>
          <table:table-cell table:formula="of:=IF([.D90]=0;IF([Data.F90]=[Keys.I90];1;0);0)" office:value-type="float" office:value="1" calcext:value-type="float">
            <text:p>1</text:p>
          </table:table-cell>
          <table:table-cell table:formula="of:=IF([Data.G90]=[Keys.J90];1;0)" office:value-type="float" office:value="0" calcext:value-type="float">
            <text:p>0</text:p>
          </table:table-cell>
          <table:table-cell table:formula="of:=IF([.F90]=0;IF([Data.F90]=[Keys.J90];1;0);0)" office:value-type="float" office:value="0" calcext:value-type="float">
            <text:p>0</text:p>
          </table:table-cell>
          <table:table-cell table:formula="of:=IF([Data.G90]=[Keys.K90];1;0)" office:value-type="float" office:value="0" calcext:value-type="float">
            <text:p>0</text:p>
          </table:table-cell>
          <table:table-cell table:formula="of:=IF([.H90]=0;IF([Data.F90]=[Keys.K90];1;0);0)" office:value-type="float" office:value="0" calcext:value-type="float">
            <text:p>0</text:p>
          </table:table-cell>
          <table:table-cell table:formula="of:=IF([Data.G90]=[Keys.L90];1;0)" office:value-type="float" office:value="0" calcext:value-type="float">
            <text:p>0</text:p>
          </table:table-cell>
          <table:table-cell table:formula="of:=IF([.J90]=0;IF([Data.F90]=[Keys.L90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90];MATCH([Keys.I90];[Keys.$D$2:.$D$9];0))" office:value-type="float" office:value="0" calcext:value-type="float">
            <text:p>0</text:p>
          </table:table-cell>
          <table:table-cell table:formula="of:=[.S90]" office:value-type="float" office:value="0" calcext:value-type="float">
            <text:p>0</text:p>
          </table:table-cell>
          <table:table-cell table:formula="of:=INDEX([Data.$K$2:.$R$359];[Keys.$M90];MATCH([Keys.J90];[Keys.$D$2:.$D$9];0))" office:value-type="float" office:value="0" calcext:value-type="float">
            <text:p>0</text:p>
          </table:table-cell>
          <table:table-cell table:formula="of:=[.U90]" office:value-type="float" office:value="0" calcext:value-type="float">
            <text:p>0</text:p>
          </table:table-cell>
          <table:table-cell table:formula="of:=INDEX([Data.$K$2:.$R$359];[Keys.$M90];MATCH([Keys.K90];[Keys.$D$2:.$D$9];0))" office:value-type="float" office:value="0" calcext:value-type="float">
            <text:p>0</text:p>
          </table:table-cell>
          <table:table-cell table:formula="of:=[.W90]" office:value-type="float" office:value="0" calcext:value-type="float">
            <text:p>0</text:p>
          </table:table-cell>
          <table:table-cell table:formula="of:=INDEX([Data.$K$2:.$R$359];[Keys.$M90];MATCH([Keys.L90];[Keys.$D$2:.$D$9];0))" office:value-type="float" office:value="0" calcext:value-type="float">
            <text:p>0</text:p>
          </table:table-cell>
          <table:table-cell table:formula="of:=[.Y90]" office:value-type="float" office:value="0" calcext:value-type="float">
            <text:p>0</text:p>
          </table:table-cell>
          <table:table-cell table:formula="of:=IF([Data.Z90]=&quot;True&quot;;&quot;Challenged&quot;;IF([Data.AA9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90]+[Data.T9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90]+[Data.V90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Data.G91]=[Keys.$A$10];1;0)" office:value-type="float" office:value="0" calcext:value-type="float">
            <text:p>0</text:p>
          </table:table-cell>
          <table:table-cell table:formula="of:=IF([.B91]=0;IF([Data.F91]=[Keys.$A$10];1;0);0)" office:value-type="float" office:value="1" calcext:value-type="float">
            <text:p>1</text:p>
          </table:table-cell>
          <table:table-cell table:formula="of:=IF([Data.G91]=[Keys.I91];1;0)" office:value-type="float" office:value="0" calcext:value-type="float">
            <text:p>0</text:p>
          </table:table-cell>
          <table:table-cell table:formula="of:=IF([.D91]=0;IF([Data.F91]=[Keys.I91];1;0);0)" office:value-type="float" office:value="0" calcext:value-type="float">
            <text:p>0</text:p>
          </table:table-cell>
          <table:table-cell table:formula="of:=IF([Data.G91]=[Keys.J91];1;0)" office:value-type="float" office:value="0" calcext:value-type="float">
            <text:p>0</text:p>
          </table:table-cell>
          <table:table-cell table:formula="of:=IF([.F91]=0;IF([Data.F91]=[Keys.J91];1;0);0)" office:value-type="float" office:value="0" calcext:value-type="float">
            <text:p>0</text:p>
          </table:table-cell>
          <table:table-cell table:formula="of:=IF([Data.G91]=[Keys.K91];1;0)" office:value-type="float" office:value="0" calcext:value-type="float">
            <text:p>0</text:p>
          </table:table-cell>
          <table:table-cell table:formula="of:=IF([.H91]=0;IF([Data.F91]=[Keys.K91];1;0);0)" office:value-type="float" office:value="0" calcext:value-type="float">
            <text:p>0</text:p>
          </table:table-cell>
          <table:table-cell table:formula="of:=IF([Data.G91]=[Keys.L91];1;0)" office:value-type="float" office:value="0" calcext:value-type="float">
            <text:p>0</text:p>
          </table:table-cell>
          <table:table-cell table:formula="of:=IF([.J91]=0;IF([Data.F91]=[Keys.L91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91];MATCH([Keys.I91];[Keys.$D$2:.$D$9];0))" office:value-type="float" office:value="0" calcext:value-type="float">
            <text:p>0</text:p>
          </table:table-cell>
          <table:table-cell table:formula="of:=[.S91]" office:value-type="float" office:value="0" calcext:value-type="float">
            <text:p>0</text:p>
          </table:table-cell>
          <table:table-cell table:formula="of:=INDEX([Data.$K$2:.$R$359];[Keys.$M91];MATCH([Keys.J91];[Keys.$D$2:.$D$9];0))" office:value-type="float" office:value="0" calcext:value-type="float">
            <text:p>0</text:p>
          </table:table-cell>
          <table:table-cell table:formula="of:=[.U91]" office:value-type="float" office:value="0" calcext:value-type="float">
            <text:p>0</text:p>
          </table:table-cell>
          <table:table-cell table:formula="of:=INDEX([Data.$K$2:.$R$359];[Keys.$M91];MATCH([Keys.K91];[Keys.$D$2:.$D$9];0))" office:value-type="float" office:value="1" calcext:value-type="float">
            <text:p>1</text:p>
          </table:table-cell>
          <table:table-cell table:formula="of:=[.W91]" office:value-type="float" office:value="1" calcext:value-type="float">
            <text:p>1</text:p>
          </table:table-cell>
          <table:table-cell table:formula="of:=INDEX([Data.$K$2:.$R$359];[Keys.$M91];MATCH([Keys.L91];[Keys.$D$2:.$D$9];0))" office:value-type="float" office:value="0" calcext:value-type="float">
            <text:p>0</text:p>
          </table:table-cell>
          <table:table-cell table:formula="of:=[.Y91]" office:value-type="float" office:value="0" calcext:value-type="float">
            <text:p>0</text:p>
          </table:table-cell>
          <table:table-cell table:formula="of:=IF([Data.Z91]=&quot;True&quot;;&quot;Challenged&quot;;IF([Data.AA91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91]+[Data.T9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91]+[Data.V9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IF([Data.G92]=[Keys.$A$10];1;0)" office:value-type="float" office:value="0" calcext:value-type="float">
            <text:p>0</text:p>
          </table:table-cell>
          <table:table-cell table:formula="of:=IF([.B92]=0;IF([Data.F92]=[Keys.$A$10];1;0);0)" office:value-type="float" office:value="0" calcext:value-type="float">
            <text:p>0</text:p>
          </table:table-cell>
          <table:table-cell table:formula="of:=IF([Data.G92]=[Keys.I92];1;0)" office:value-type="float" office:value="0" calcext:value-type="float">
            <text:p>0</text:p>
          </table:table-cell>
          <table:table-cell table:formula="of:=IF([.D92]=0;IF([Data.F92]=[Keys.I92];1;0);0)" office:value-type="float" office:value="0" calcext:value-type="float">
            <text:p>0</text:p>
          </table:table-cell>
          <table:table-cell table:formula="of:=IF([Data.G92]=[Keys.J92];1;0)" office:value-type="float" office:value="0" calcext:value-type="float">
            <text:p>0</text:p>
          </table:table-cell>
          <table:table-cell table:formula="of:=IF([.F92]=0;IF([Data.F92]=[Keys.J92];1;0);0)" office:value-type="float" office:value="0" calcext:value-type="float">
            <text:p>0</text:p>
          </table:table-cell>
          <table:table-cell table:formula="of:=IF([Data.G92]=[Keys.K92];1;0)" office:value-type="float" office:value="0" calcext:value-type="float">
            <text:p>0</text:p>
          </table:table-cell>
          <table:table-cell table:formula="of:=IF([.H92]=0;IF([Data.F92]=[Keys.K92];1;0);0)" office:value-type="float" office:value="0" calcext:value-type="float">
            <text:p>0</text:p>
          </table:table-cell>
          <table:table-cell table:formula="of:=IF([Data.G92]=[Keys.L92];1;0)" office:value-type="float" office:value="0" calcext:value-type="float">
            <text:p>0</text:p>
          </table:table-cell>
          <table:table-cell table:formula="of:=IF([.J92]=0;IF([Data.F92]=[Keys.L9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92];MATCH([Keys.I92];[Keys.$D$2:.$D$9];0))" office:value-type="float" office:value="2" calcext:value-type="float">
            <text:p>2</text:p>
          </table:table-cell>
          <table:table-cell table:formula="of:=[.S92]" office:value-type="float" office:value="2" calcext:value-type="float">
            <text:p>2</text:p>
          </table:table-cell>
          <table:table-cell table:formula="of:=INDEX([Data.$K$2:.$R$359];[Keys.$M92];MATCH([Keys.J92];[Keys.$D$2:.$D$9];0))" office:value-type="float" office:value="1" calcext:value-type="float">
            <text:p>1</text:p>
          </table:table-cell>
          <table:table-cell table:formula="of:=[.U92]" office:value-type="float" office:value="1" calcext:value-type="float">
            <text:p>1</text:p>
          </table:table-cell>
          <table:table-cell table:formula="of:=INDEX([Data.$K$2:.$R$359];[Keys.$M92];MATCH([Keys.K92];[Keys.$D$2:.$D$9];0))" office:value-type="float" office:value="1" calcext:value-type="float">
            <text:p>1</text:p>
          </table:table-cell>
          <table:table-cell table:formula="of:=[.W92]" office:value-type="float" office:value="1" calcext:value-type="float">
            <text:p>1</text:p>
          </table:table-cell>
          <table:table-cell table:formula="of:=INDEX([Data.$K$2:.$R$359];[Keys.$M92];MATCH([Keys.L92];[Keys.$D$2:.$D$9];0))" office:value-type="float" office:value="0" calcext:value-type="float">
            <text:p>0</text:p>
          </table:table-cell>
          <table:table-cell table:formula="of:=[.Y92]" office:value-type="float" office:value="0" calcext:value-type="float">
            <text:p>0</text:p>
          </table:table-cell>
          <table:table-cell table:formula="of:=IF([Data.Z92]=&quot;True&quot;;&quot;Challenged&quot;;IF([Data.AA9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92]+[Data.T9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92]+[Data.V92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Data.G93]=[Keys.$A$10];1;0)" office:value-type="float" office:value="0" calcext:value-type="float">
            <text:p>0</text:p>
          </table:table-cell>
          <table:table-cell table:formula="of:=IF([.B93]=0;IF([Data.F93]=[Keys.$A$10];1;0);0)" office:value-type="float" office:value="0" calcext:value-type="float">
            <text:p>0</text:p>
          </table:table-cell>
          <table:table-cell table:formula="of:=IF([Data.G93]=[Keys.I93];1;0)" office:value-type="float" office:value="0" calcext:value-type="float">
            <text:p>0</text:p>
          </table:table-cell>
          <table:table-cell table:formula="of:=IF([.D93]=0;IF([Data.F93]=[Keys.I93];1;0);0)" office:value-type="float" office:value="0" calcext:value-type="float">
            <text:p>0</text:p>
          </table:table-cell>
          <table:table-cell table:formula="of:=IF([Data.G93]=[Keys.J93];1;0)" office:value-type="float" office:value="0" calcext:value-type="float">
            <text:p>0</text:p>
          </table:table-cell>
          <table:table-cell table:formula="of:=IF([.F93]=0;IF([Data.F93]=[Keys.J93];1;0);0)" office:value-type="float" office:value="1" calcext:value-type="float">
            <text:p>1</text:p>
          </table:table-cell>
          <table:table-cell table:formula="of:=IF([Data.G93]=[Keys.K93];1;0)" office:value-type="float" office:value="0" calcext:value-type="float">
            <text:p>0</text:p>
          </table:table-cell>
          <table:table-cell table:formula="of:=IF([.H93]=0;IF([Data.F93]=[Keys.K93];1;0);0)" office:value-type="float" office:value="0" calcext:value-type="float">
            <text:p>0</text:p>
          </table:table-cell>
          <table:table-cell table:formula="of:=IF([Data.G93]=[Keys.L93];1;0)" office:value-type="float" office:value="0" calcext:value-type="float">
            <text:p>0</text:p>
          </table:table-cell>
          <table:table-cell table:formula="of:=IF([.J93]=0;IF([Data.F93]=[Keys.L93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93];MATCH([Keys.I93];[Keys.$D$2:.$D$9];0))" office:value-type="float" office:value="1" calcext:value-type="float">
            <text:p>1</text:p>
          </table:table-cell>
          <table:table-cell table:formula="of:=[.S93]" office:value-type="float" office:value="1" calcext:value-type="float">
            <text:p>1</text:p>
          </table:table-cell>
          <table:table-cell table:formula="of:=INDEX([Data.$K$2:.$R$359];[Keys.$M93];MATCH([Keys.J93];[Keys.$D$2:.$D$9];0))" office:value-type="float" office:value="0" calcext:value-type="float">
            <text:p>0</text:p>
          </table:table-cell>
          <table:table-cell table:formula="of:=[.U93]" office:value-type="float" office:value="0" calcext:value-type="float">
            <text:p>0</text:p>
          </table:table-cell>
          <table:table-cell table:formula="of:=INDEX([Data.$K$2:.$R$359];[Keys.$M93];MATCH([Keys.K93];[Keys.$D$2:.$D$9];0))" office:value-type="float" office:value="1" calcext:value-type="float">
            <text:p>1</text:p>
          </table:table-cell>
          <table:table-cell table:formula="of:=[.W93]" office:value-type="float" office:value="1" calcext:value-type="float">
            <text:p>1</text:p>
          </table:table-cell>
          <table:table-cell table:formula="of:=INDEX([Data.$K$2:.$R$359];[Keys.$M93];MATCH([Keys.L93];[Keys.$D$2:.$D$9];0))" office:value-type="float" office:value="0" calcext:value-type="float">
            <text:p>0</text:p>
          </table:table-cell>
          <table:table-cell table:formula="of:=[.Y93]" office:value-type="float" office:value="0" calcext:value-type="float">
            <text:p>0</text:p>
          </table:table-cell>
          <table:table-cell table:formula="of:=IF([Data.Z93]=&quot;True&quot;;&quot;Challenged&quot;;IF([Data.AA93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93]+[Data.T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3]+[Data.V9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IF([Data.G94]=[Keys.$A$10];1;0)" office:value-type="float" office:value="0" calcext:value-type="float">
            <text:p>0</text:p>
          </table:table-cell>
          <table:table-cell table:formula="of:=IF([.B94]=0;IF([Data.F94]=[Keys.$A$10];1;0);0)" office:value-type="float" office:value="0" calcext:value-type="float">
            <text:p>0</text:p>
          </table:table-cell>
          <table:table-cell table:formula="of:=IF([Data.G94]=[Keys.I94];1;0)" office:value-type="float" office:value="0" calcext:value-type="float">
            <text:p>0</text:p>
          </table:table-cell>
          <table:table-cell table:formula="of:=IF([.D94]=0;IF([Data.F94]=[Keys.I94];1;0);0)" office:value-type="float" office:value="0" calcext:value-type="float">
            <text:p>0</text:p>
          </table:table-cell>
          <table:table-cell table:formula="of:=IF([Data.G94]=[Keys.J94];1;0)" office:value-type="float" office:value="0" calcext:value-type="float">
            <text:p>0</text:p>
          </table:table-cell>
          <table:table-cell table:formula="of:=IF([.F94]=0;IF([Data.F94]=[Keys.J94];1;0);0)" office:value-type="float" office:value="0" calcext:value-type="float">
            <text:p>0</text:p>
          </table:table-cell>
          <table:table-cell table:formula="of:=IF([Data.G94]=[Keys.K94];1;0)" office:value-type="float" office:value="0" calcext:value-type="float">
            <text:p>0</text:p>
          </table:table-cell>
          <table:table-cell table:formula="of:=IF([.H94]=0;IF([Data.F94]=[Keys.K94];1;0);0)" office:value-type="float" office:value="0" calcext:value-type="float">
            <text:p>0</text:p>
          </table:table-cell>
          <table:table-cell table:formula="of:=IF([Data.G94]=[Keys.L94];1;0)" office:value-type="float" office:value="0" calcext:value-type="float">
            <text:p>0</text:p>
          </table:table-cell>
          <table:table-cell table:formula="of:=IF([.J94]=0;IF([Data.F94]=[Keys.L9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94];MATCH([Keys.I94];[Keys.$D$2:.$D$9];0))" office:value-type="float" office:value="0" calcext:value-type="float">
            <text:p>0</text:p>
          </table:table-cell>
          <table:table-cell table:formula="of:=[.S94]" office:value-type="float" office:value="0" calcext:value-type="float">
            <text:p>0</text:p>
          </table:table-cell>
          <table:table-cell table:formula="of:=INDEX([Data.$K$2:.$R$359];[Keys.$M94];MATCH([Keys.J94];[Keys.$D$2:.$D$9];0))" office:value-type="float" office:value="0" calcext:value-type="float">
            <text:p>0</text:p>
          </table:table-cell>
          <table:table-cell table:formula="of:=[.U94]" office:value-type="float" office:value="0" calcext:value-type="float">
            <text:p>0</text:p>
          </table:table-cell>
          <table:table-cell table:formula="of:=INDEX([Data.$K$2:.$R$359];[Keys.$M94];MATCH([Keys.K94];[Keys.$D$2:.$D$9];0))" office:value-type="float" office:value="0" calcext:value-type="float">
            <text:p>0</text:p>
          </table:table-cell>
          <table:table-cell table:formula="of:=[.W94]" office:value-type="float" office:value="0" calcext:value-type="float">
            <text:p>0</text:p>
          </table:table-cell>
          <table:table-cell table:formula="of:=INDEX([Data.$K$2:.$R$359];[Keys.$M94];MATCH([Keys.L94];[Keys.$D$2:.$D$9];0))" office:value-type="float" office:value="0" calcext:value-type="float">
            <text:p>0</text:p>
          </table:table-cell>
          <table:table-cell table:formula="of:=[.Y94]" office:value-type="float" office:value="0" calcext:value-type="float">
            <text:p>0</text:p>
          </table:table-cell>
          <table:table-cell table:formula="of:=IF([Data.Z94]=&quot;True&quot;;&quot;Challenged&quot;;IF([Data.AA9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94]+[Data.T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4]+[Data.V9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IF([Data.G95]=[Keys.$A$10];1;0)" office:value-type="float" office:value="0" calcext:value-type="float">
            <text:p>0</text:p>
          </table:table-cell>
          <table:table-cell table:formula="of:=IF([.B95]=0;IF([Data.F95]=[Keys.$A$10];1;0);0)" office:value-type="float" office:value="0" calcext:value-type="float">
            <text:p>0</text:p>
          </table:table-cell>
          <table:table-cell table:formula="of:=IF([Data.G95]=[Keys.I95];1;0)" office:value-type="float" office:value="0" calcext:value-type="float">
            <text:p>0</text:p>
          </table:table-cell>
          <table:table-cell table:formula="of:=IF([.D95]=0;IF([Data.F95]=[Keys.I95];1;0);0)" office:value-type="float" office:value="0" calcext:value-type="float">
            <text:p>0</text:p>
          </table:table-cell>
          <table:table-cell table:formula="of:=IF([Data.G95]=[Keys.J95];1;0)" office:value-type="float" office:value="0" calcext:value-type="float">
            <text:p>0</text:p>
          </table:table-cell>
          <table:table-cell table:formula="of:=IF([.F95]=0;IF([Data.F95]=[Keys.J95];1;0);0)" office:value-type="float" office:value="0" calcext:value-type="float">
            <text:p>0</text:p>
          </table:table-cell>
          <table:table-cell table:formula="of:=IF([Data.G95]=[Keys.K95];1;0)" office:value-type="float" office:value="0" calcext:value-type="float">
            <text:p>0</text:p>
          </table:table-cell>
          <table:table-cell table:formula="of:=IF([.H95]=0;IF([Data.F95]=[Keys.K95];1;0);0)" office:value-type="float" office:value="0" calcext:value-type="float">
            <text:p>0</text:p>
          </table:table-cell>
          <table:table-cell table:formula="of:=IF([Data.G95]=[Keys.L95];1;0)" office:value-type="float" office:value="0" calcext:value-type="float">
            <text:p>0</text:p>
          </table:table-cell>
          <table:table-cell table:formula="of:=IF([.J95]=0;IF([Data.F95]=[Keys.L9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95];MATCH([Keys.I95];[Keys.$D$2:.$D$9];0))" office:value-type="float" office:value="0" calcext:value-type="float">
            <text:p>0</text:p>
          </table:table-cell>
          <table:table-cell table:formula="of:=[.S95]" office:value-type="float" office:value="0" calcext:value-type="float">
            <text:p>0</text:p>
          </table:table-cell>
          <table:table-cell table:formula="of:=INDEX([Data.$K$2:.$R$359];[Keys.$M95];MATCH([Keys.J95];[Keys.$D$2:.$D$9];0))" office:value-type="float" office:value="0" calcext:value-type="float">
            <text:p>0</text:p>
          </table:table-cell>
          <table:table-cell table:formula="of:=[.U95]" office:value-type="float" office:value="0" calcext:value-type="float">
            <text:p>0</text:p>
          </table:table-cell>
          <table:table-cell table:formula="of:=INDEX([Data.$K$2:.$R$359];[Keys.$M95];MATCH([Keys.K95];[Keys.$D$2:.$D$9];0))" office:value-type="float" office:value="0" calcext:value-type="float">
            <text:p>0</text:p>
          </table:table-cell>
          <table:table-cell table:formula="of:=[.W95]" office:value-type="float" office:value="0" calcext:value-type="float">
            <text:p>0</text:p>
          </table:table-cell>
          <table:table-cell table:formula="of:=INDEX([Data.$K$2:.$R$359];[Keys.$M95];MATCH([Keys.L95];[Keys.$D$2:.$D$9];0))" office:value-type="float" office:value="0" calcext:value-type="float">
            <text:p>0</text:p>
          </table:table-cell>
          <table:table-cell table:formula="of:=[.Y95]" office:value-type="float" office:value="0" calcext:value-type="float">
            <text:p>0</text:p>
          </table:table-cell>
          <table:table-cell table:formula="of:=IF([Data.Z95]=&quot;True&quot;;&quot;Challenged&quot;;IF([Data.AA9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95]+[Data.T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5]+[Data.V9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IF([Data.G96]=[Keys.$A$10];1;0)" office:value-type="float" office:value="0" calcext:value-type="float">
            <text:p>0</text:p>
          </table:table-cell>
          <table:table-cell table:formula="of:=IF([.B96]=0;IF([Data.F96]=[Keys.$A$10];1;0);0)" office:value-type="float" office:value="0" calcext:value-type="float">
            <text:p>0</text:p>
          </table:table-cell>
          <table:table-cell table:formula="of:=IF([Data.G96]=[Keys.I96];1;0)" office:value-type="float" office:value="0" calcext:value-type="float">
            <text:p>0</text:p>
          </table:table-cell>
          <table:table-cell table:formula="of:=IF([.D96]=0;IF([Data.F96]=[Keys.I96];1;0);0)" office:value-type="float" office:value="0" calcext:value-type="float">
            <text:p>0</text:p>
          </table:table-cell>
          <table:table-cell table:formula="of:=IF([Data.G96]=[Keys.J96];1;0)" office:value-type="float" office:value="0" calcext:value-type="float">
            <text:p>0</text:p>
          </table:table-cell>
          <table:table-cell table:formula="of:=IF([.F96]=0;IF([Data.F96]=[Keys.J96];1;0);0)" office:value-type="float" office:value="0" calcext:value-type="float">
            <text:p>0</text:p>
          </table:table-cell>
          <table:table-cell table:formula="of:=IF([Data.G96]=[Keys.K96];1;0)" office:value-type="float" office:value="0" calcext:value-type="float">
            <text:p>0</text:p>
          </table:table-cell>
          <table:table-cell table:formula="of:=IF([.H96]=0;IF([Data.F96]=[Keys.K96];1;0);0)" office:value-type="float" office:value="0" calcext:value-type="float">
            <text:p>0</text:p>
          </table:table-cell>
          <table:table-cell table:formula="of:=IF([Data.G96]=[Keys.L96];1;0)" office:value-type="float" office:value="0" calcext:value-type="float">
            <text:p>0</text:p>
          </table:table-cell>
          <table:table-cell table:formula="of:=IF([.J96]=0;IF([Data.F96]=[Keys.L9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96];MATCH([Keys.I96];[Keys.$D$2:.$D$9];0))" office:value-type="float" office:value="0" calcext:value-type="float">
            <text:p>0</text:p>
          </table:table-cell>
          <table:table-cell table:formula="of:=[.S96]" office:value-type="float" office:value="0" calcext:value-type="float">
            <text:p>0</text:p>
          </table:table-cell>
          <table:table-cell table:formula="of:=INDEX([Data.$K$2:.$R$359];[Keys.$M96];MATCH([Keys.J96];[Keys.$D$2:.$D$9];0))" office:value-type="float" office:value="0" calcext:value-type="float">
            <text:p>0</text:p>
          </table:table-cell>
          <table:table-cell table:formula="of:=[.U96]" office:value-type="float" office:value="0" calcext:value-type="float">
            <text:p>0</text:p>
          </table:table-cell>
          <table:table-cell table:formula="of:=INDEX([Data.$K$2:.$R$359];[Keys.$M96];MATCH([Keys.K96];[Keys.$D$2:.$D$9];0))" office:value-type="float" office:value="0" calcext:value-type="float">
            <text:p>0</text:p>
          </table:table-cell>
          <table:table-cell table:formula="of:=[.W96]" office:value-type="float" office:value="0" calcext:value-type="float">
            <text:p>0</text:p>
          </table:table-cell>
          <table:table-cell table:formula="of:=INDEX([Data.$K$2:.$R$359];[Keys.$M96];MATCH([Keys.L96];[Keys.$D$2:.$D$9];0))" office:value-type="float" office:value="0" calcext:value-type="float">
            <text:p>0</text:p>
          </table:table-cell>
          <table:table-cell table:formula="of:=[.Y96]" office:value-type="float" office:value="0" calcext:value-type="float">
            <text:p>0</text:p>
          </table:table-cell>
          <table:table-cell table:formula="of:=IF([Data.Z96]=&quot;True&quot;;&quot;Challenged&quot;;IF([Data.AA96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96]+[Data.T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6]+[Data.V9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IF([Data.G97]=[Keys.$A$10];1;0)" office:value-type="float" office:value="0" calcext:value-type="float">
            <text:p>0</text:p>
          </table:table-cell>
          <table:table-cell table:formula="of:=IF([.B97]=0;IF([Data.F97]=[Keys.$A$10];1;0);0)" office:value-type="float" office:value="0" calcext:value-type="float">
            <text:p>0</text:p>
          </table:table-cell>
          <table:table-cell table:formula="of:=IF([Data.G97]=[Keys.I97];1;0)" office:value-type="float" office:value="0" calcext:value-type="float">
            <text:p>0</text:p>
          </table:table-cell>
          <table:table-cell table:formula="of:=IF([.D97]=0;IF([Data.F97]=[Keys.I97];1;0);0)" office:value-type="float" office:value="0" calcext:value-type="float">
            <text:p>0</text:p>
          </table:table-cell>
          <table:table-cell table:formula="of:=IF([Data.G97]=[Keys.J97];1;0)" office:value-type="float" office:value="0" calcext:value-type="float">
            <text:p>0</text:p>
          </table:table-cell>
          <table:table-cell table:formula="of:=IF([.F97]=0;IF([Data.F97]=[Keys.J97];1;0);0)" office:value-type="float" office:value="0" calcext:value-type="float">
            <text:p>0</text:p>
          </table:table-cell>
          <table:table-cell table:formula="of:=IF([Data.G97]=[Keys.K97];1;0)" office:value-type="float" office:value="0" calcext:value-type="float">
            <text:p>0</text:p>
          </table:table-cell>
          <table:table-cell table:formula="of:=IF([.H97]=0;IF([Data.F97]=[Keys.K97];1;0);0)" office:value-type="float" office:value="0" calcext:value-type="float">
            <text:p>0</text:p>
          </table:table-cell>
          <table:table-cell table:formula="of:=IF([Data.G97]=[Keys.L97];1;0)" office:value-type="float" office:value="0" calcext:value-type="float">
            <text:p>0</text:p>
          </table:table-cell>
          <table:table-cell table:formula="of:=IF([.J97]=0;IF([Data.F97]=[Keys.L9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97];MATCH([Keys.I97];[Keys.$D$2:.$D$9];0))" office:value-type="float" office:value="0" calcext:value-type="float">
            <text:p>0</text:p>
          </table:table-cell>
          <table:table-cell table:formula="of:=[.S97]" office:value-type="float" office:value="0" calcext:value-type="float">
            <text:p>0</text:p>
          </table:table-cell>
          <table:table-cell table:formula="of:=INDEX([Data.$K$2:.$R$359];[Keys.$M97];MATCH([Keys.J97];[Keys.$D$2:.$D$9];0))" office:value-type="float" office:value="2" calcext:value-type="float">
            <text:p>2</text:p>
          </table:table-cell>
          <table:table-cell table:formula="of:=[.U97]" office:value-type="float" office:value="2" calcext:value-type="float">
            <text:p>2</text:p>
          </table:table-cell>
          <table:table-cell table:formula="of:=INDEX([Data.$K$2:.$R$359];[Keys.$M97];MATCH([Keys.K97];[Keys.$D$2:.$D$9];0))" office:value-type="float" office:value="0" calcext:value-type="float">
            <text:p>0</text:p>
          </table:table-cell>
          <table:table-cell table:formula="of:=[.W97]" office:value-type="float" office:value="0" calcext:value-type="float">
            <text:p>0</text:p>
          </table:table-cell>
          <table:table-cell table:formula="of:=INDEX([Data.$K$2:.$R$359];[Keys.$M97];MATCH([Keys.L97];[Keys.$D$2:.$D$9];0))" office:value-type="float" office:value="0" calcext:value-type="float">
            <text:p>0</text:p>
          </table:table-cell>
          <table:table-cell table:formula="of:=[.Y97]" office:value-type="float" office:value="0" calcext:value-type="float">
            <text:p>0</text:p>
          </table:table-cell>
          <table:table-cell table:formula="of:=IF([Data.Z97]=&quot;True&quot;;&quot;Challenged&quot;;IF([Data.AA97]=&quot;True&quot;;&quot;Scaled&quot;;&quot;None&quot;))" office:value-type="string" office:string-value="None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formula="of:=[.AB97]+[Data.T9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D97]+[Data.V9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formula="of:=IF([Data.G98]=[Keys.$A$10];1;0)" office:value-type="float" office:value="1" calcext:value-type="float">
            <text:p>1</text:p>
          </table:table-cell>
          <table:table-cell table:formula="of:=IF([.B98]=0;IF([Data.F98]=[Keys.$A$10];1;0);0)" office:value-type="float" office:value="0" calcext:value-type="float">
            <text:p>0</text:p>
          </table:table-cell>
          <table:table-cell table:formula="of:=IF([Data.G98]=[Keys.I98];1;0)" office:value-type="float" office:value="0" calcext:value-type="float">
            <text:p>0</text:p>
          </table:table-cell>
          <table:table-cell table:formula="of:=IF([.D98]=0;IF([Data.F98]=[Keys.I98];1;0);0)" office:value-type="float" office:value="0" calcext:value-type="float">
            <text:p>0</text:p>
          </table:table-cell>
          <table:table-cell table:formula="of:=IF([Data.G98]=[Keys.J98];1;0)" office:value-type="float" office:value="0" calcext:value-type="float">
            <text:p>0</text:p>
          </table:table-cell>
          <table:table-cell table:formula="of:=IF([.F98]=0;IF([Data.F98]=[Keys.J98];1;0);0)" office:value-type="float" office:value="0" calcext:value-type="float">
            <text:p>0</text:p>
          </table:table-cell>
          <table:table-cell table:formula="of:=IF([Data.G98]=[Keys.K98];1;0)" office:value-type="float" office:value="0" calcext:value-type="float">
            <text:p>0</text:p>
          </table:table-cell>
          <table:table-cell table:formula="of:=IF([.H98]=0;IF([Data.F98]=[Keys.K98];1;0);0)" office:value-type="float" office:value="0" calcext:value-type="float">
            <text:p>0</text:p>
          </table:table-cell>
          <table:table-cell table:formula="of:=IF([Data.G98]=[Keys.L98];1;0)" office:value-type="float" office:value="0" calcext:value-type="float">
            <text:p>0</text:p>
          </table:table-cell>
          <table:table-cell table:formula="of:=IF([.J98]=0;IF([Data.F98]=[Keys.L98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98];MATCH([Keys.I98];[Keys.$D$2:.$D$9];0))" office:value-type="float" office:value="0" calcext:value-type="float">
            <text:p>0</text:p>
          </table:table-cell>
          <table:table-cell table:formula="of:=[.S98]" office:value-type="float" office:value="0" calcext:value-type="float">
            <text:p>0</text:p>
          </table:table-cell>
          <table:table-cell table:formula="of:=INDEX([Data.$K$2:.$R$359];[Keys.$M98];MATCH([Keys.J98];[Keys.$D$2:.$D$9];0))" office:value-type="float" office:value="0" calcext:value-type="float">
            <text:p>0</text:p>
          </table:table-cell>
          <table:table-cell table:formula="of:=[.U98]" office:value-type="float" office:value="0" calcext:value-type="float">
            <text:p>0</text:p>
          </table:table-cell>
          <table:table-cell table:formula="of:=INDEX([Data.$K$2:.$R$359];[Keys.$M98];MATCH([Keys.K98];[Keys.$D$2:.$D$9];0))" office:value-type="float" office:value="0" calcext:value-type="float">
            <text:p>0</text:p>
          </table:table-cell>
          <table:table-cell table:formula="of:=[.W98]" office:value-type="float" office:value="0" calcext:value-type="float">
            <text:p>0</text:p>
          </table:table-cell>
          <table:table-cell table:formula="of:=INDEX([Data.$K$2:.$R$359];[Keys.$M98];MATCH([Keys.L98];[Keys.$D$2:.$D$9];0))" office:value-type="float" office:value="1" calcext:value-type="float">
            <text:p>1</text:p>
          </table:table-cell>
          <table:table-cell table:formula="of:=[.Y98]" office:value-type="float" office:value="1" calcext:value-type="float">
            <text:p>1</text:p>
          </table:table-cell>
          <table:table-cell table:formula="of:=IF([Data.Z98]=&quot;True&quot;;&quot;Challenged&quot;;IF([Data.AA9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98]+[Data.T9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98]+[Data.V98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formula="of:=IF([Data.G99]=[Keys.$A$10];1;0)" office:value-type="float" office:value="0" calcext:value-type="float">
            <text:p>0</text:p>
          </table:table-cell>
          <table:table-cell table:formula="of:=IF([.B99]=0;IF([Data.F99]=[Keys.$A$10];1;0);0)" office:value-type="float" office:value="0" calcext:value-type="float">
            <text:p>0</text:p>
          </table:table-cell>
          <table:table-cell table:formula="of:=IF([Data.G99]=[Keys.I99];1;0)" office:value-type="float" office:value="0" calcext:value-type="float">
            <text:p>0</text:p>
          </table:table-cell>
          <table:table-cell table:formula="of:=IF([.D99]=0;IF([Data.F99]=[Keys.I99];1;0);0)" office:value-type="float" office:value="0" calcext:value-type="float">
            <text:p>0</text:p>
          </table:table-cell>
          <table:table-cell table:formula="of:=IF([Data.G99]=[Keys.J99];1;0)" office:value-type="float" office:value="0" calcext:value-type="float">
            <text:p>0</text:p>
          </table:table-cell>
          <table:table-cell table:formula="of:=IF([.F99]=0;IF([Data.F99]=[Keys.J99];1;0);0)" office:value-type="float" office:value="0" calcext:value-type="float">
            <text:p>0</text:p>
          </table:table-cell>
          <table:table-cell table:formula="of:=IF([Data.G99]=[Keys.K99];1;0)" office:value-type="float" office:value="0" calcext:value-type="float">
            <text:p>0</text:p>
          </table:table-cell>
          <table:table-cell table:formula="of:=IF([.H99]=0;IF([Data.F99]=[Keys.K99];1;0);0)" office:value-type="float" office:value="0" calcext:value-type="float">
            <text:p>0</text:p>
          </table:table-cell>
          <table:table-cell table:formula="of:=IF([Data.G99]=[Keys.L99];1;0)" office:value-type="float" office:value="0" calcext:value-type="float">
            <text:p>0</text:p>
          </table:table-cell>
          <table:table-cell table:formula="of:=IF([.J99]=0;IF([Data.F99]=[Keys.L9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99];MATCH([Keys.I99];[Keys.$D$2:.$D$9];0))" office:value-type="float" office:value="0" calcext:value-type="float">
            <text:p>0</text:p>
          </table:table-cell>
          <table:table-cell table:formula="of:=[.S99]" office:value-type="float" office:value="0" calcext:value-type="float">
            <text:p>0</text:p>
          </table:table-cell>
          <table:table-cell table:formula="of:=INDEX([Data.$K$2:.$R$359];[Keys.$M99];MATCH([Keys.J99];[Keys.$D$2:.$D$9];0))" office:value-type="float" office:value="0" calcext:value-type="float">
            <text:p>0</text:p>
          </table:table-cell>
          <table:table-cell table:formula="of:=[.U99]" office:value-type="float" office:value="0" calcext:value-type="float">
            <text:p>0</text:p>
          </table:table-cell>
          <table:table-cell table:formula="of:=INDEX([Data.$K$2:.$R$359];[Keys.$M99];MATCH([Keys.K99];[Keys.$D$2:.$D$9];0))" office:value-type="float" office:value="0" calcext:value-type="float">
            <text:p>0</text:p>
          </table:table-cell>
          <table:table-cell table:formula="of:=[.W99]" office:value-type="float" office:value="0" calcext:value-type="float">
            <text:p>0</text:p>
          </table:table-cell>
          <table:table-cell table:formula="of:=INDEX([Data.$K$2:.$R$359];[Keys.$M99];MATCH([Keys.L99];[Keys.$D$2:.$D$9];0))" office:value-type="float" office:value="1" calcext:value-type="float">
            <text:p>1</text:p>
          </table:table-cell>
          <table:table-cell table:formula="of:=[.Y99]" office:value-type="float" office:value="1" calcext:value-type="float">
            <text:p>1</text:p>
          </table:table-cell>
          <table:table-cell table:formula="of:=IF([Data.Z99]=&quot;True&quot;;&quot;Challenged&quot;;IF([Data.AA9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99]+[Data.T9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99]+[Data.V9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IF([Data.G100]=[Keys.$A$10];1;0)" office:value-type="float" office:value="0" calcext:value-type="float">
            <text:p>0</text:p>
          </table:table-cell>
          <table:table-cell table:formula="of:=IF([.B100]=0;IF([Data.F100]=[Keys.$A$10];1;0);0)" office:value-type="float" office:value="0" calcext:value-type="float">
            <text:p>0</text:p>
          </table:table-cell>
          <table:table-cell table:formula="of:=IF([Data.G100]=[Keys.I100];1;0)" office:value-type="float" office:value="0" calcext:value-type="float">
            <text:p>0</text:p>
          </table:table-cell>
          <table:table-cell table:formula="of:=IF([.D100]=0;IF([Data.F100]=[Keys.I100];1;0);0)" office:value-type="float" office:value="0" calcext:value-type="float">
            <text:p>0</text:p>
          </table:table-cell>
          <table:table-cell table:formula="of:=IF([Data.G100]=[Keys.J100];1;0)" office:value-type="float" office:value="0" calcext:value-type="float">
            <text:p>0</text:p>
          </table:table-cell>
          <table:table-cell table:formula="of:=IF([.F100]=0;IF([Data.F100]=[Keys.J100];1;0);0)" office:value-type="float" office:value="0" calcext:value-type="float">
            <text:p>0</text:p>
          </table:table-cell>
          <table:table-cell table:formula="of:=IF([Data.G100]=[Keys.K100];1;0)" office:value-type="float" office:value="0" calcext:value-type="float">
            <text:p>0</text:p>
          </table:table-cell>
          <table:table-cell table:formula="of:=IF([.H100]=0;IF([Data.F100]=[Keys.K100];1;0);0)" office:value-type="float" office:value="0" calcext:value-type="float">
            <text:p>0</text:p>
          </table:table-cell>
          <table:table-cell table:formula="of:=IF([Data.G100]=[Keys.L100];1;0)" office:value-type="float" office:value="0" calcext:value-type="float">
            <text:p>0</text:p>
          </table:table-cell>
          <table:table-cell table:formula="of:=IF([.J100]=0;IF([Data.F100]=[Keys.L100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00];MATCH([Keys.I100];[Keys.$D$2:.$D$9];0))" office:value-type="float" office:value="0" calcext:value-type="float">
            <text:p>0</text:p>
          </table:table-cell>
          <table:table-cell table:formula="of:=[.S100]" office:value-type="float" office:value="0" calcext:value-type="float">
            <text:p>0</text:p>
          </table:table-cell>
          <table:table-cell table:formula="of:=INDEX([Data.$K$2:.$R$359];[Keys.$M100];MATCH([Keys.J100];[Keys.$D$2:.$D$9];0))" office:value-type="float" office:value="0" calcext:value-type="float">
            <text:p>0</text:p>
          </table:table-cell>
          <table:table-cell table:formula="of:=[.U100]" office:value-type="float" office:value="0" calcext:value-type="float">
            <text:p>0</text:p>
          </table:table-cell>
          <table:table-cell table:formula="of:=INDEX([Data.$K$2:.$R$359];[Keys.$M100];MATCH([Keys.K100];[Keys.$D$2:.$D$9];0))" office:value-type="float" office:value="0" calcext:value-type="float">
            <text:p>0</text:p>
          </table:table-cell>
          <table:table-cell table:formula="of:=[.W100]" office:value-type="float" office:value="0" calcext:value-type="float">
            <text:p>0</text:p>
          </table:table-cell>
          <table:table-cell table:formula="of:=INDEX([Data.$K$2:.$R$359];[Keys.$M100];MATCH([Keys.L100];[Keys.$D$2:.$D$9];0))" office:value-type="float" office:value="1" calcext:value-type="float">
            <text:p>1</text:p>
          </table:table-cell>
          <table:table-cell table:formula="of:=[.Y100]" office:value-type="float" office:value="1" calcext:value-type="float">
            <text:p>1</text:p>
          </table:table-cell>
          <table:table-cell table:formula="of:=IF([Data.Z100]=&quot;True&quot;;&quot;Challenged&quot;;IF([Data.AA10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00]+[Data.T10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00]+[Data.V10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IF([Data.G101]=[Keys.$A$10];1;0)" office:value-type="float" office:value="0" calcext:value-type="float">
            <text:p>0</text:p>
          </table:table-cell>
          <table:table-cell table:formula="of:=IF([.B101]=0;IF([Data.F101]=[Keys.$A$10];1;0);0)" office:value-type="float" office:value="1" calcext:value-type="float">
            <text:p>1</text:p>
          </table:table-cell>
          <table:table-cell table:formula="of:=IF([Data.G101]=[Keys.I101];1;0)" office:value-type="float" office:value="0" calcext:value-type="float">
            <text:p>0</text:p>
          </table:table-cell>
          <table:table-cell table:formula="of:=IF([.D101]=0;IF([Data.F101]=[Keys.I101];1;0);0)" office:value-type="float" office:value="0" calcext:value-type="float">
            <text:p>0</text:p>
          </table:table-cell>
          <table:table-cell table:formula="of:=IF([Data.G101]=[Keys.J101];1;0)" office:value-type="float" office:value="0" calcext:value-type="float">
            <text:p>0</text:p>
          </table:table-cell>
          <table:table-cell table:formula="of:=IF([.F101]=0;IF([Data.F101]=[Keys.J101];1;0);0)" office:value-type="float" office:value="0" calcext:value-type="float">
            <text:p>0</text:p>
          </table:table-cell>
          <table:table-cell table:formula="of:=IF([Data.G101]=[Keys.K101];1;0)" office:value-type="float" office:value="0" calcext:value-type="float">
            <text:p>0</text:p>
          </table:table-cell>
          <table:table-cell table:formula="of:=IF([.H101]=0;IF([Data.F101]=[Keys.K101];1;0);0)" office:value-type="float" office:value="0" calcext:value-type="float">
            <text:p>0</text:p>
          </table:table-cell>
          <table:table-cell table:formula="of:=IF([Data.G101]=[Keys.L101];1;0)" office:value-type="float" office:value="0" calcext:value-type="float">
            <text:p>0</text:p>
          </table:table-cell>
          <table:table-cell table:formula="of:=IF([.J101]=0;IF([Data.F101]=[Keys.L101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01];MATCH([Keys.I101];[Keys.$D$2:.$D$9];0))" office:value-type="float" office:value="0" calcext:value-type="float">
            <text:p>0</text:p>
          </table:table-cell>
          <table:table-cell table:formula="of:=[.S101]" office:value-type="float" office:value="0" calcext:value-type="float">
            <text:p>0</text:p>
          </table:table-cell>
          <table:table-cell table:formula="of:=INDEX([Data.$K$2:.$R$359];[Keys.$M101];MATCH([Keys.J101];[Keys.$D$2:.$D$9];0))" office:value-type="float" office:value="0" calcext:value-type="float">
            <text:p>0</text:p>
          </table:table-cell>
          <table:table-cell table:formula="of:=[.U101]" office:value-type="float" office:value="0" calcext:value-type="float">
            <text:p>0</text:p>
          </table:table-cell>
          <table:table-cell table:formula="of:=INDEX([Data.$K$2:.$R$359];[Keys.$M101];MATCH([Keys.K101];[Keys.$D$2:.$D$9];0))" office:value-type="float" office:value="0" calcext:value-type="float">
            <text:p>0</text:p>
          </table:table-cell>
          <table:table-cell table:formula="of:=[.W101]" office:value-type="float" office:value="0" calcext:value-type="float">
            <text:p>0</text:p>
          </table:table-cell>
          <table:table-cell table:formula="of:=INDEX([Data.$K$2:.$R$359];[Keys.$M101];MATCH([Keys.L101];[Keys.$D$2:.$D$9];0))" office:value-type="float" office:value="1" calcext:value-type="float">
            <text:p>1</text:p>
          </table:table-cell>
          <table:table-cell table:formula="of:=[.Y101]" office:value-type="float" office:value="1" calcext:value-type="float">
            <text:p>1</text:p>
          </table:table-cell>
          <table:table-cell table:formula="of:=IF([Data.Z101]=&quot;True&quot;;&quot;Challenged&quot;;IF([Data.AA10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01]+[Data.T1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01]+[Data.V10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IF([Data.G102]=[Keys.$A$10];1;0)" office:value-type="float" office:value="1" calcext:value-type="float">
            <text:p>1</text:p>
          </table:table-cell>
          <table:table-cell table:formula="of:=IF([.B102]=0;IF([Data.F102]=[Keys.$A$10];1;0);0)" office:value-type="float" office:value="0" calcext:value-type="float">
            <text:p>0</text:p>
          </table:table-cell>
          <table:table-cell table:formula="of:=IF([Data.G102]=[Keys.I102];1;0)" office:value-type="float" office:value="0" calcext:value-type="float">
            <text:p>0</text:p>
          </table:table-cell>
          <table:table-cell table:formula="of:=IF([.D102]=0;IF([Data.F102]=[Keys.I102];1;0);0)" office:value-type="float" office:value="0" calcext:value-type="float">
            <text:p>0</text:p>
          </table:table-cell>
          <table:table-cell table:formula="of:=IF([Data.G102]=[Keys.J102];1;0)" office:value-type="float" office:value="0" calcext:value-type="float">
            <text:p>0</text:p>
          </table:table-cell>
          <table:table-cell table:formula="of:=IF([.F102]=0;IF([Data.F102]=[Keys.J102];1;0);0)" office:value-type="float" office:value="0" calcext:value-type="float">
            <text:p>0</text:p>
          </table:table-cell>
          <table:table-cell table:formula="of:=IF([Data.G102]=[Keys.K102];1;0)" office:value-type="float" office:value="0" calcext:value-type="float">
            <text:p>0</text:p>
          </table:table-cell>
          <table:table-cell table:formula="of:=IF([.H102]=0;IF([Data.F102]=[Keys.K102];1;0);0)" office:value-type="float" office:value="0" calcext:value-type="float">
            <text:p>0</text:p>
          </table:table-cell>
          <table:table-cell table:formula="of:=IF([Data.G102]=[Keys.L102];1;0)" office:value-type="float" office:value="0" calcext:value-type="float">
            <text:p>0</text:p>
          </table:table-cell>
          <table:table-cell table:formula="of:=IF([.J102]=0;IF([Data.F102]=[Keys.L102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102];MATCH([Keys.I102];[Keys.$D$2:.$D$9];0))" office:value-type="float" office:value="0" calcext:value-type="float">
            <text:p>0</text:p>
          </table:table-cell>
          <table:table-cell table:formula="of:=[.S102]" office:value-type="float" office:value="0" calcext:value-type="float">
            <text:p>0</text:p>
          </table:table-cell>
          <table:table-cell table:formula="of:=INDEX([Data.$K$2:.$R$359];[Keys.$M102];MATCH([Keys.J102];[Keys.$D$2:.$D$9];0))" office:value-type="float" office:value="1" calcext:value-type="float">
            <text:p>1</text:p>
          </table:table-cell>
          <table:table-cell table:formula="of:=[.U102]" office:value-type="float" office:value="1" calcext:value-type="float">
            <text:p>1</text:p>
          </table:table-cell>
          <table:table-cell table:formula="of:=INDEX([Data.$K$2:.$R$359];[Keys.$M102];MATCH([Keys.K102];[Keys.$D$2:.$D$9];0))" office:value-type="float" office:value="0" calcext:value-type="float">
            <text:p>0</text:p>
          </table:table-cell>
          <table:table-cell table:formula="of:=[.W102]" office:value-type="float" office:value="0" calcext:value-type="float">
            <text:p>0</text:p>
          </table:table-cell>
          <table:table-cell table:formula="of:=INDEX([Data.$K$2:.$R$359];[Keys.$M102];MATCH([Keys.L102];[Keys.$D$2:.$D$9];0))" office:value-type="float" office:value="0" calcext:value-type="float">
            <text:p>0</text:p>
          </table:table-cell>
          <table:table-cell table:formula="of:=[.Y102]" office:value-type="float" office:value="0" calcext:value-type="float">
            <text:p>0</text:p>
          </table:table-cell>
          <table:table-cell table:formula="of:=IF([Data.Z102]=&quot;True&quot;;&quot;Challenged&quot;;IF([Data.AA10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02]+[Data.T1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02]+[Data.V10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formula="of:=IF([Data.G103]=[Keys.$A$10];1;0)" office:value-type="float" office:value="0" calcext:value-type="float">
            <text:p>0</text:p>
          </table:table-cell>
          <table:table-cell table:formula="of:=IF([.B103]=0;IF([Data.F103]=[Keys.$A$10];1;0);0)" office:value-type="float" office:value="0" calcext:value-type="float">
            <text:p>0</text:p>
          </table:table-cell>
          <table:table-cell table:formula="of:=IF([Data.G103]=[Keys.I103];1;0)" office:value-type="float" office:value="0" calcext:value-type="float">
            <text:p>0</text:p>
          </table:table-cell>
          <table:table-cell table:formula="of:=IF([.D103]=0;IF([Data.F103]=[Keys.I103];1;0);0)" office:value-type="float" office:value="0" calcext:value-type="float">
            <text:p>0</text:p>
          </table:table-cell>
          <table:table-cell table:formula="of:=IF([Data.G103]=[Keys.J103];1;0)" office:value-type="float" office:value="0" calcext:value-type="float">
            <text:p>0</text:p>
          </table:table-cell>
          <table:table-cell table:formula="of:=IF([.F103]=0;IF([Data.F103]=[Keys.J103];1;0);0)" office:value-type="float" office:value="1" calcext:value-type="float">
            <text:p>1</text:p>
          </table:table-cell>
          <table:table-cell table:formula="of:=IF([Data.G103]=[Keys.K103];1;0)" office:value-type="float" office:value="0" calcext:value-type="float">
            <text:p>0</text:p>
          </table:table-cell>
          <table:table-cell table:formula="of:=IF([.H103]=0;IF([Data.F103]=[Keys.K103];1;0);0)" office:value-type="float" office:value="0" calcext:value-type="float">
            <text:p>0</text:p>
          </table:table-cell>
          <table:table-cell table:formula="of:=IF([Data.G103]=[Keys.L103];1;0)" office:value-type="float" office:value="0" calcext:value-type="float">
            <text:p>0</text:p>
          </table:table-cell>
          <table:table-cell table:formula="of:=IF([.J103]=0;IF([Data.F103]=[Keys.L10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03];MATCH([Keys.I103];[Keys.$D$2:.$D$9];0))" office:value-type="float" office:value="0" calcext:value-type="float">
            <text:p>0</text:p>
          </table:table-cell>
          <table:table-cell table:formula="of:=[.S103]" office:value-type="float" office:value="0" calcext:value-type="float">
            <text:p>0</text:p>
          </table:table-cell>
          <table:table-cell table:formula="of:=INDEX([Data.$K$2:.$R$359];[Keys.$M103];MATCH([Keys.J103];[Keys.$D$2:.$D$9];0))" office:value-type="float" office:value="2" calcext:value-type="float">
            <text:p>2</text:p>
          </table:table-cell>
          <table:table-cell table:formula="of:=[.U103]" office:value-type="float" office:value="2" calcext:value-type="float">
            <text:p>2</text:p>
          </table:table-cell>
          <table:table-cell table:formula="of:=INDEX([Data.$K$2:.$R$359];[Keys.$M103];MATCH([Keys.K103];[Keys.$D$2:.$D$9];0))" office:value-type="float" office:value="0" calcext:value-type="float">
            <text:p>0</text:p>
          </table:table-cell>
          <table:table-cell table:formula="of:=[.W103]" office:value-type="float" office:value="0" calcext:value-type="float">
            <text:p>0</text:p>
          </table:table-cell>
          <table:table-cell table:formula="of:=INDEX([Data.$K$2:.$R$359];[Keys.$M103];MATCH([Keys.L103];[Keys.$D$2:.$D$9];0))" office:value-type="float" office:value="1" calcext:value-type="float">
            <text:p>1</text:p>
          </table:table-cell>
          <table:table-cell table:formula="of:=[.Y103]" office:value-type="float" office:value="1" calcext:value-type="float">
            <text:p>1</text:p>
          </table:table-cell>
          <table:table-cell table:formula="of:=IF([Data.Z103]=&quot;True&quot;;&quot;Challenged&quot;;IF([Data.AA103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03]+[Data.T1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03]+[Data.V10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formula="of:=IF([Data.G104]=[Keys.$A$10];1;0)" office:value-type="float" office:value="0" calcext:value-type="float">
            <text:p>0</text:p>
          </table:table-cell>
          <table:table-cell table:formula="of:=IF([.B104]=0;IF([Data.F104]=[Keys.$A$10];1;0);0)" office:value-type="float" office:value="0" calcext:value-type="float">
            <text:p>0</text:p>
          </table:table-cell>
          <table:table-cell table:formula="of:=IF([Data.G104]=[Keys.I104];1;0)" office:value-type="float" office:value="0" calcext:value-type="float">
            <text:p>0</text:p>
          </table:table-cell>
          <table:table-cell table:formula="of:=IF([.D104]=0;IF([Data.F104]=[Keys.I104];1;0);0)" office:value-type="float" office:value="0" calcext:value-type="float">
            <text:p>0</text:p>
          </table:table-cell>
          <table:table-cell table:formula="of:=IF([Data.G104]=[Keys.J104];1;0)" office:value-type="float" office:value="0" calcext:value-type="float">
            <text:p>0</text:p>
          </table:table-cell>
          <table:table-cell table:formula="of:=IF([.F104]=0;IF([Data.F104]=[Keys.J104];1;0);0)" office:value-type="float" office:value="0" calcext:value-type="float">
            <text:p>0</text:p>
          </table:table-cell>
          <table:table-cell table:formula="of:=IF([Data.G104]=[Keys.K104];1;0)" office:value-type="float" office:value="0" calcext:value-type="float">
            <text:p>0</text:p>
          </table:table-cell>
          <table:table-cell table:formula="of:=IF([.H104]=0;IF([Data.F104]=[Keys.K104];1;0);0)" office:value-type="float" office:value="0" calcext:value-type="float">
            <text:p>0</text:p>
          </table:table-cell>
          <table:table-cell table:formula="of:=IF([Data.G104]=[Keys.L104];1;0)" office:value-type="float" office:value="0" calcext:value-type="float">
            <text:p>0</text:p>
          </table:table-cell>
          <table:table-cell table:formula="of:=IF([.J104]=0;IF([Data.F104]=[Keys.L10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04];MATCH([Keys.I104];[Keys.$D$2:.$D$9];0))" office:value-type="float" office:value="0" calcext:value-type="float">
            <text:p>0</text:p>
          </table:table-cell>
          <table:table-cell table:formula="of:=[.S104]" office:value-type="float" office:value="0" calcext:value-type="float">
            <text:p>0</text:p>
          </table:table-cell>
          <table:table-cell table:formula="of:=INDEX([Data.$K$2:.$R$359];[Keys.$M104];MATCH([Keys.J104];[Keys.$D$2:.$D$9];0))" office:value-type="float" office:value="0" calcext:value-type="float">
            <text:p>0</text:p>
          </table:table-cell>
          <table:table-cell table:formula="of:=[.U104]" office:value-type="float" office:value="0" calcext:value-type="float">
            <text:p>0</text:p>
          </table:table-cell>
          <table:table-cell table:formula="of:=INDEX([Data.$K$2:.$R$359];[Keys.$M104];MATCH([Keys.K104];[Keys.$D$2:.$D$9];0))" office:value-type="float" office:value="0" calcext:value-type="float">
            <text:p>0</text:p>
          </table:table-cell>
          <table:table-cell table:formula="of:=[.W104]" office:value-type="float" office:value="0" calcext:value-type="float">
            <text:p>0</text:p>
          </table:table-cell>
          <table:table-cell table:formula="of:=INDEX([Data.$K$2:.$R$359];[Keys.$M104];MATCH([Keys.L104];[Keys.$D$2:.$D$9];0))" office:value-type="float" office:value="0" calcext:value-type="float">
            <text:p>0</text:p>
          </table:table-cell>
          <table:table-cell table:formula="of:=[.Y104]" office:value-type="float" office:value="0" calcext:value-type="float">
            <text:p>0</text:p>
          </table:table-cell>
          <table:table-cell table:formula="of:=IF([Data.Z104]=&quot;True&quot;;&quot;Challenged&quot;;IF([Data.AA104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04]+[Data.T10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104]+[Data.V10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formula="of:=IF([Data.G105]=[Keys.$A$10];1;0)" office:value-type="float" office:value="0" calcext:value-type="float">
            <text:p>0</text:p>
          </table:table-cell>
          <table:table-cell table:formula="of:=IF([.B105]=0;IF([Data.F105]=[Keys.$A$10];1;0);0)" office:value-type="float" office:value="0" calcext:value-type="float">
            <text:p>0</text:p>
          </table:table-cell>
          <table:table-cell table:formula="of:=IF([Data.G105]=[Keys.I105];1;0)" office:value-type="float" office:value="0" calcext:value-type="float">
            <text:p>0</text:p>
          </table:table-cell>
          <table:table-cell table:formula="of:=IF([.D105]=0;IF([Data.F105]=[Keys.I105];1;0);0)" office:value-type="float" office:value="0" calcext:value-type="float">
            <text:p>0</text:p>
          </table:table-cell>
          <table:table-cell table:formula="of:=IF([Data.G105]=[Keys.J105];1;0)" office:value-type="float" office:value="1" calcext:value-type="float">
            <text:p>1</text:p>
          </table:table-cell>
          <table:table-cell table:formula="of:=IF([.F105]=0;IF([Data.F105]=[Keys.J105];1;0);0)" office:value-type="float" office:value="0" calcext:value-type="float">
            <text:p>0</text:p>
          </table:table-cell>
          <table:table-cell table:formula="of:=IF([Data.G105]=[Keys.K105];1;0)" office:value-type="float" office:value="0" calcext:value-type="float">
            <text:p>0</text:p>
          </table:table-cell>
          <table:table-cell table:formula="of:=IF([.H105]=0;IF([Data.F105]=[Keys.K105];1;0);0)" office:value-type="float" office:value="0" calcext:value-type="float">
            <text:p>0</text:p>
          </table:table-cell>
          <table:table-cell table:formula="of:=IF([Data.G105]=[Keys.L105];1;0)" office:value-type="float" office:value="0" calcext:value-type="float">
            <text:p>0</text:p>
          </table:table-cell>
          <table:table-cell table:formula="of:=IF([.J105]=0;IF([Data.F105]=[Keys.L10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05];MATCH([Keys.I105];[Keys.$D$2:.$D$9];0))" office:value-type="float" office:value="1" calcext:value-type="float">
            <text:p>1</text:p>
          </table:table-cell>
          <table:table-cell table:formula="of:=[.S105]" office:value-type="float" office:value="1" calcext:value-type="float">
            <text:p>1</text:p>
          </table:table-cell>
          <table:table-cell table:formula="of:=INDEX([Data.$K$2:.$R$359];[Keys.$M105];MATCH([Keys.J105];[Keys.$D$2:.$D$9];0))" office:value-type="float" office:value="0" calcext:value-type="float">
            <text:p>0</text:p>
          </table:table-cell>
          <table:table-cell table:formula="of:=[.U105]" office:value-type="float" office:value="0" calcext:value-type="float">
            <text:p>0</text:p>
          </table:table-cell>
          <table:table-cell table:formula="of:=INDEX([Data.$K$2:.$R$359];[Keys.$M105];MATCH([Keys.K105];[Keys.$D$2:.$D$9];0))" office:value-type="float" office:value="0" calcext:value-type="float">
            <text:p>0</text:p>
          </table:table-cell>
          <table:table-cell table:formula="of:=[.W105]" office:value-type="float" office:value="0" calcext:value-type="float">
            <text:p>0</text:p>
          </table:table-cell>
          <table:table-cell table:formula="of:=INDEX([Data.$K$2:.$R$359];[Keys.$M105];MATCH([Keys.L105];[Keys.$D$2:.$D$9];0))" office:value-type="float" office:value="0" calcext:value-type="float">
            <text:p>0</text:p>
          </table:table-cell>
          <table:table-cell table:formula="of:=[.Y105]" office:value-type="float" office:value="0" calcext:value-type="float">
            <text:p>0</text:p>
          </table:table-cell>
          <table:table-cell table:formula="of:=IF([Data.Z105]=&quot;True&quot;;&quot;Challenged&quot;;IF([Data.AA10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05]+[Data.T1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05]+[Data.V10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IF([Data.G106]=[Keys.$A$10];1;0)" office:value-type="float" office:value="0" calcext:value-type="float">
            <text:p>0</text:p>
          </table:table-cell>
          <table:table-cell table:formula="of:=IF([.B106]=0;IF([Data.F106]=[Keys.$A$10];1;0);0)" office:value-type="float" office:value="0" calcext:value-type="float">
            <text:p>0</text:p>
          </table:table-cell>
          <table:table-cell table:formula="of:=IF([Data.G106]=[Keys.I106];1;0)" office:value-type="float" office:value="0" calcext:value-type="float">
            <text:p>0</text:p>
          </table:table-cell>
          <table:table-cell table:formula="of:=IF([.D106]=0;IF([Data.F106]=[Keys.I106];1;0);0)" office:value-type="float" office:value="0" calcext:value-type="float">
            <text:p>0</text:p>
          </table:table-cell>
          <table:table-cell table:formula="of:=IF([Data.G106]=[Keys.J106];1;0)" office:value-type="float" office:value="0" calcext:value-type="float">
            <text:p>0</text:p>
          </table:table-cell>
          <table:table-cell table:formula="of:=IF([.F106]=0;IF([Data.F106]=[Keys.J106];1;0);0)" office:value-type="float" office:value="0" calcext:value-type="float">
            <text:p>0</text:p>
          </table:table-cell>
          <table:table-cell table:formula="of:=IF([Data.G106]=[Keys.K106];1;0)" office:value-type="float" office:value="0" calcext:value-type="float">
            <text:p>0</text:p>
          </table:table-cell>
          <table:table-cell table:formula="of:=IF([.H106]=0;IF([Data.F106]=[Keys.K106];1;0);0)" office:value-type="float" office:value="0" calcext:value-type="float">
            <text:p>0</text:p>
          </table:table-cell>
          <table:table-cell table:formula="of:=IF([Data.G106]=[Keys.L106];1;0)" office:value-type="float" office:value="0" calcext:value-type="float">
            <text:p>0</text:p>
          </table:table-cell>
          <table:table-cell table:formula="of:=IF([.J106]=0;IF([Data.F106]=[Keys.L106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NDEX([Data.$K$2:.$R$359];[Keys.$M106];MATCH([Keys.I106];[Keys.$D$2:.$D$9];0))" office:value-type="float" office:value="0" calcext:value-type="float">
            <text:p>0</text:p>
          </table:table-cell>
          <table:table-cell table:formula="of:=[.S106]" office:value-type="float" office:value="0" calcext:value-type="float">
            <text:p>0</text:p>
          </table:table-cell>
          <table:table-cell table:formula="of:=INDEX([Data.$K$2:.$R$359];[Keys.$M106];MATCH([Keys.J106];[Keys.$D$2:.$D$9];0))" office:value-type="float" office:value="2" calcext:value-type="float">
            <text:p>2</text:p>
          </table:table-cell>
          <table:table-cell table:formula="of:=[.U106]" office:value-type="float" office:value="2" calcext:value-type="float">
            <text:p>2</text:p>
          </table:table-cell>
          <table:table-cell table:formula="of:=INDEX([Data.$K$2:.$R$359];[Keys.$M106];MATCH([Keys.K106];[Keys.$D$2:.$D$9];0))" office:value-type="float" office:value="1" calcext:value-type="float">
            <text:p>1</text:p>
          </table:table-cell>
          <table:table-cell table:formula="of:=[.W106]" office:value-type="float" office:value="1" calcext:value-type="float">
            <text:p>1</text:p>
          </table:table-cell>
          <table:table-cell table:formula="of:=INDEX([Data.$K$2:.$R$359];[Keys.$M106];MATCH([Keys.L106];[Keys.$D$2:.$D$9];0))" office:value-type="float" office:value="0" calcext:value-type="float">
            <text:p>0</text:p>
          </table:table-cell>
          <table:table-cell table:formula="of:=[.Y106]" office:value-type="float" office:value="0" calcext:value-type="float">
            <text:p>0</text:p>
          </table:table-cell>
          <table:table-cell table:formula="of:=IF([Data.Z106]=&quot;True&quot;;&quot;Challenged&quot;;IF([Data.AA106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06]+[Data.T1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06]+[Data.V10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formula="of:=IF([Data.G107]=[Keys.$A$10];1;0)" office:value-type="float" office:value="0" calcext:value-type="float">
            <text:p>0</text:p>
          </table:table-cell>
          <table:table-cell table:formula="of:=IF([.B107]=0;IF([Data.F107]=[Keys.$A$10];1;0);0)" office:value-type="float" office:value="0" calcext:value-type="float">
            <text:p>0</text:p>
          </table:table-cell>
          <table:table-cell table:formula="of:=IF([Data.G107]=[Keys.I107];1;0)" office:value-type="float" office:value="0" calcext:value-type="float">
            <text:p>0</text:p>
          </table:table-cell>
          <table:table-cell table:formula="of:=IF([.D107]=0;IF([Data.F107]=[Keys.I107];1;0);0)" office:value-type="float" office:value="0" calcext:value-type="float">
            <text:p>0</text:p>
          </table:table-cell>
          <table:table-cell table:formula="of:=IF([Data.G107]=[Keys.J107];1;0)" office:value-type="float" office:value="0" calcext:value-type="float">
            <text:p>0</text:p>
          </table:table-cell>
          <table:table-cell table:formula="of:=IF([.F107]=0;IF([Data.F107]=[Keys.J107];1;0);0)" office:value-type="float" office:value="0" calcext:value-type="float">
            <text:p>0</text:p>
          </table:table-cell>
          <table:table-cell table:formula="of:=IF([Data.G107]=[Keys.K107];1;0)" office:value-type="float" office:value="0" calcext:value-type="float">
            <text:p>0</text:p>
          </table:table-cell>
          <table:table-cell table:formula="of:=IF([.H107]=0;IF([Data.F107]=[Keys.K107];1;0);0)" office:value-type="float" office:value="0" calcext:value-type="float">
            <text:p>0</text:p>
          </table:table-cell>
          <table:table-cell table:formula="of:=IF([Data.G107]=[Keys.L107];1;0)" office:value-type="float" office:value="0" calcext:value-type="float">
            <text:p>0</text:p>
          </table:table-cell>
          <table:table-cell table:formula="of:=IF([.J107]=0;IF([Data.F107]=[Keys.L10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07];MATCH([Keys.I107];[Keys.$D$2:.$D$9];0))" office:value-type="float" office:value="0" calcext:value-type="float">
            <text:p>0</text:p>
          </table:table-cell>
          <table:table-cell table:formula="of:=[.S107]" office:value-type="float" office:value="0" calcext:value-type="float">
            <text:p>0</text:p>
          </table:table-cell>
          <table:table-cell table:formula="of:=INDEX([Data.$K$2:.$R$359];[Keys.$M107];MATCH([Keys.J107];[Keys.$D$2:.$D$9];0))" office:value-type="float" office:value="0" calcext:value-type="float">
            <text:p>0</text:p>
          </table:table-cell>
          <table:table-cell table:formula="of:=[.U107]" office:value-type="float" office:value="0" calcext:value-type="float">
            <text:p>0</text:p>
          </table:table-cell>
          <table:table-cell table:formula="of:=INDEX([Data.$K$2:.$R$359];[Keys.$M107];MATCH([Keys.K107];[Keys.$D$2:.$D$9];0))" office:value-type="float" office:value="1" calcext:value-type="float">
            <text:p>1</text:p>
          </table:table-cell>
          <table:table-cell table:formula="of:=[.W107]" office:value-type="float" office:value="1" calcext:value-type="float">
            <text:p>1</text:p>
          </table:table-cell>
          <table:table-cell table:formula="of:=INDEX([Data.$K$2:.$R$359];[Keys.$M107];MATCH([Keys.L107];[Keys.$D$2:.$D$9];0))" office:value-type="float" office:value="0" calcext:value-type="float">
            <text:p>0</text:p>
          </table:table-cell>
          <table:table-cell table:formula="of:=[.Y107]" office:value-type="float" office:value="0" calcext:value-type="float">
            <text:p>0</text:p>
          </table:table-cell>
          <table:table-cell table:formula="of:=IF([Data.Z107]=&quot;True&quot;;&quot;Challenged&quot;;IF([Data.AA107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07]+[Data.T107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107]+[Data.V107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IF([Data.G108]=[Keys.$A$10];1;0)" office:value-type="float" office:value="0" calcext:value-type="float">
            <text:p>0</text:p>
          </table:table-cell>
          <table:table-cell table:formula="of:=IF([.B108]=0;IF([Data.F108]=[Keys.$A$10];1;0);0)" office:value-type="float" office:value="0" calcext:value-type="float">
            <text:p>0</text:p>
          </table:table-cell>
          <table:table-cell table:formula="of:=IF([Data.G108]=[Keys.I108];1;0)" office:value-type="float" office:value="0" calcext:value-type="float">
            <text:p>0</text:p>
          </table:table-cell>
          <table:table-cell table:formula="of:=IF([.D108]=0;IF([Data.F108]=[Keys.I108];1;0);0)" office:value-type="float" office:value="0" calcext:value-type="float">
            <text:p>0</text:p>
          </table:table-cell>
          <table:table-cell table:formula="of:=IF([Data.G108]=[Keys.J108];1;0)" office:value-type="float" office:value="1" calcext:value-type="float">
            <text:p>1</text:p>
          </table:table-cell>
          <table:table-cell table:formula="of:=IF([.F108]=0;IF([Data.F108]=[Keys.J108];1;0);0)" office:value-type="float" office:value="0" calcext:value-type="float">
            <text:p>0</text:p>
          </table:table-cell>
          <table:table-cell table:formula="of:=IF([Data.G108]=[Keys.K108];1;0)" office:value-type="float" office:value="0" calcext:value-type="float">
            <text:p>0</text:p>
          </table:table-cell>
          <table:table-cell table:formula="of:=IF([.H108]=0;IF([Data.F108]=[Keys.K108];1;0);0)" office:value-type="float" office:value="0" calcext:value-type="float">
            <text:p>0</text:p>
          </table:table-cell>
          <table:table-cell table:formula="of:=IF([Data.G108]=[Keys.L108];1;0)" office:value-type="float" office:value="0" calcext:value-type="float">
            <text:p>0</text:p>
          </table:table-cell>
          <table:table-cell table:formula="of:=IF([.J108]=0;IF([Data.F108]=[Keys.L10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08];MATCH([Keys.I108];[Keys.$D$2:.$D$9];0))" office:value-type="float" office:value="0" calcext:value-type="float">
            <text:p>0</text:p>
          </table:table-cell>
          <table:table-cell table:formula="of:=[.S108]" office:value-type="float" office:value="0" calcext:value-type="float">
            <text:p>0</text:p>
          </table:table-cell>
          <table:table-cell table:formula="of:=INDEX([Data.$K$2:.$R$359];[Keys.$M108];MATCH([Keys.J108];[Keys.$D$2:.$D$9];0))" office:value-type="float" office:value="0" calcext:value-type="float">
            <text:p>0</text:p>
          </table:table-cell>
          <table:table-cell table:formula="of:=[.U108]" office:value-type="float" office:value="0" calcext:value-type="float">
            <text:p>0</text:p>
          </table:table-cell>
          <table:table-cell table:formula="of:=INDEX([Data.$K$2:.$R$359];[Keys.$M108];MATCH([Keys.K108];[Keys.$D$2:.$D$9];0))" office:value-type="float" office:value="0" calcext:value-type="float">
            <text:p>0</text:p>
          </table:table-cell>
          <table:table-cell table:formula="of:=[.W108]" office:value-type="float" office:value="0" calcext:value-type="float">
            <text:p>0</text:p>
          </table:table-cell>
          <table:table-cell table:formula="of:=INDEX([Data.$K$2:.$R$359];[Keys.$M108];MATCH([Keys.L108];[Keys.$D$2:.$D$9];0))" office:value-type="float" office:value="1" calcext:value-type="float">
            <text:p>1</text:p>
          </table:table-cell>
          <table:table-cell table:formula="of:=[.Y108]" office:value-type="float" office:value="1" calcext:value-type="float">
            <text:p>1</text:p>
          </table:table-cell>
          <table:table-cell table:formula="of:=IF([Data.Z108]=&quot;True&quot;;&quot;Challenged&quot;;IF([Data.AA10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08]+[Data.T10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108]+[Data.V10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89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formula="of:=IF([Data.G109]=[Keys.$A$10];1;0)" office:value-type="float" office:value="0" calcext:value-type="float">
            <text:p>0</text:p>
          </table:table-cell>
          <table:table-cell table:formula="of:=IF([.B109]=0;IF([Data.F109]=[Keys.$A$10];1;0);0)" office:value-type="float" office:value="0" calcext:value-type="float">
            <text:p>0</text:p>
          </table:table-cell>
          <table:table-cell table:formula="of:=IF([Data.G109]=[Keys.I109];1;0)" office:value-type="float" office:value="0" calcext:value-type="float">
            <text:p>0</text:p>
          </table:table-cell>
          <table:table-cell table:formula="of:=IF([.D109]=0;IF([Data.F109]=[Keys.I109];1;0);0)" office:value-type="float" office:value="1" calcext:value-type="float">
            <text:p>1</text:p>
          </table:table-cell>
          <table:table-cell table:formula="of:=IF([Data.G109]=[Keys.J109];1;0)" office:value-type="float" office:value="0" calcext:value-type="float">
            <text:p>0</text:p>
          </table:table-cell>
          <table:table-cell table:formula="of:=IF([.F109]=0;IF([Data.F109]=[Keys.J109];1;0);0)" office:value-type="float" office:value="0" calcext:value-type="float">
            <text:p>0</text:p>
          </table:table-cell>
          <table:table-cell table:formula="of:=IF([Data.G109]=[Keys.K109];1;0)" office:value-type="float" office:value="0" calcext:value-type="float">
            <text:p>0</text:p>
          </table:table-cell>
          <table:table-cell table:formula="of:=IF([.H109]=0;IF([Data.F109]=[Keys.K109];1;0);0)" office:value-type="float" office:value="0" calcext:value-type="float">
            <text:p>0</text:p>
          </table:table-cell>
          <table:table-cell table:formula="of:=IF([Data.G109]=[Keys.L109];1;0)" office:value-type="float" office:value="0" calcext:value-type="float">
            <text:p>0</text:p>
          </table:table-cell>
          <table:table-cell table:formula="of:=IF([.J109]=0;IF([Data.F109]=[Keys.L10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09];MATCH([Keys.I109];[Keys.$D$2:.$D$9];0))" office:value-type="float" office:value="0" calcext:value-type="float">
            <text:p>0</text:p>
          </table:table-cell>
          <table:table-cell table:formula="of:=[.S109]" office:value-type="float" office:value="0" calcext:value-type="float">
            <text:p>0</text:p>
          </table:table-cell>
          <table:table-cell table:formula="of:=INDEX([Data.$K$2:.$R$359];[Keys.$M109];MATCH([Keys.J109];[Keys.$D$2:.$D$9];0))" office:value-type="float" office:value="0" calcext:value-type="float">
            <text:p>0</text:p>
          </table:table-cell>
          <table:table-cell table:formula="of:=[.U109]" office:value-type="float" office:value="0" calcext:value-type="float">
            <text:p>0</text:p>
          </table:table-cell>
          <table:table-cell table:formula="of:=INDEX([Data.$K$2:.$R$359];[Keys.$M109];MATCH([Keys.K109];[Keys.$D$2:.$D$9];0))" office:value-type="float" office:value="0" calcext:value-type="float">
            <text:p>0</text:p>
          </table:table-cell>
          <table:table-cell table:formula="of:=[.W109]" office:value-type="float" office:value="0" calcext:value-type="float">
            <text:p>0</text:p>
          </table:table-cell>
          <table:table-cell table:formula="of:=INDEX([Data.$K$2:.$R$359];[Keys.$M109];MATCH([Keys.L109];[Keys.$D$2:.$D$9];0))" office:value-type="float" office:value="0" calcext:value-type="float">
            <text:p>0</text:p>
          </table:table-cell>
          <table:table-cell table:formula="of:=[.Y109]" office:value-type="float" office:value="0" calcext:value-type="float">
            <text:p>0</text:p>
          </table:table-cell>
          <table:table-cell table:formula="of:=IF([Data.Z109]=&quot;True&quot;;&quot;Challenged&quot;;IF([Data.AA10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09]+[Data.T1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09]+[Data.V10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89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formula="of:=IF([Data.G110]=[Keys.$A$10];1;0)" office:value-type="float" office:value="0" calcext:value-type="float">
            <text:p>0</text:p>
          </table:table-cell>
          <table:table-cell table:formula="of:=IF([.B110]=0;IF([Data.F110]=[Keys.$A$10];1;0);0)" office:value-type="float" office:value="0" calcext:value-type="float">
            <text:p>0</text:p>
          </table:table-cell>
          <table:table-cell table:formula="of:=IF([Data.G110]=[Keys.I110];1;0)" office:value-type="float" office:value="0" calcext:value-type="float">
            <text:p>0</text:p>
          </table:table-cell>
          <table:table-cell table:formula="of:=IF([.D110]=0;IF([Data.F110]=[Keys.I110];1;0);0)" office:value-type="float" office:value="0" calcext:value-type="float">
            <text:p>0</text:p>
          </table:table-cell>
          <table:table-cell table:formula="of:=IF([Data.G110]=[Keys.J110];1;0)" office:value-type="float" office:value="0" calcext:value-type="float">
            <text:p>0</text:p>
          </table:table-cell>
          <table:table-cell table:formula="of:=IF([.F110]=0;IF([Data.F110]=[Keys.J110];1;0);0)" office:value-type="float" office:value="0" calcext:value-type="float">
            <text:p>0</text:p>
          </table:table-cell>
          <table:table-cell table:formula="of:=IF([Data.G110]=[Keys.K110];1;0)" office:value-type="float" office:value="0" calcext:value-type="float">
            <text:p>0</text:p>
          </table:table-cell>
          <table:table-cell table:formula="of:=IF([.H110]=0;IF([Data.F110]=[Keys.K110];1;0);0)" office:value-type="float" office:value="0" calcext:value-type="float">
            <text:p>0</text:p>
          </table:table-cell>
          <table:table-cell table:formula="of:=IF([Data.G110]=[Keys.L110];1;0)" office:value-type="float" office:value="0" calcext:value-type="float">
            <text:p>0</text:p>
          </table:table-cell>
          <table:table-cell table:formula="of:=IF([.J110]=0;IF([Data.F110]=[Keys.L11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10];MATCH([Keys.I110];[Keys.$D$2:.$D$9];0))" office:value-type="float" office:value="0" calcext:value-type="float">
            <text:p>0</text:p>
          </table:table-cell>
          <table:table-cell table:formula="of:=[.S110]" office:value-type="float" office:value="0" calcext:value-type="float">
            <text:p>0</text:p>
          </table:table-cell>
          <table:table-cell table:formula="of:=INDEX([Data.$K$2:.$R$359];[Keys.$M110];MATCH([Keys.J110];[Keys.$D$2:.$D$9];0))" office:value-type="float" office:value="0" calcext:value-type="float">
            <text:p>0</text:p>
          </table:table-cell>
          <table:table-cell table:formula="of:=[.U110]" office:value-type="float" office:value="0" calcext:value-type="float">
            <text:p>0</text:p>
          </table:table-cell>
          <table:table-cell table:formula="of:=INDEX([Data.$K$2:.$R$359];[Keys.$M110];MATCH([Keys.K110];[Keys.$D$2:.$D$9];0))" office:value-type="float" office:value="0" calcext:value-type="float">
            <text:p>0</text:p>
          </table:table-cell>
          <table:table-cell table:formula="of:=[.W110]" office:value-type="float" office:value="0" calcext:value-type="float">
            <text:p>0</text:p>
          </table:table-cell>
          <table:table-cell table:formula="of:=INDEX([Data.$K$2:.$R$359];[Keys.$M110];MATCH([Keys.L110];[Keys.$D$2:.$D$9];0))" office:value-type="float" office:value="0" calcext:value-type="float">
            <text:p>0</text:p>
          </table:table-cell>
          <table:table-cell table:formula="of:=[.Y110]" office:value-type="float" office:value="0" calcext:value-type="float">
            <text:p>0</text:p>
          </table:table-cell>
          <table:table-cell table:formula="of:=IF([Data.Z110]=&quot;True&quot;;&quot;Challenged&quot;;IF([Data.AA11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10]+[Data.T1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10]+[Data.V11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89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IF([Data.G111]=[Keys.$A$10];1;0)" office:value-type="float" office:value="0" calcext:value-type="float">
            <text:p>0</text:p>
          </table:table-cell>
          <table:table-cell table:formula="of:=IF([.B111]=0;IF([Data.F111]=[Keys.$A$10];1;0);0)" office:value-type="float" office:value="0" calcext:value-type="float">
            <text:p>0</text:p>
          </table:table-cell>
          <table:table-cell table:formula="of:=IF([Data.G111]=[Keys.I111];1;0)" office:value-type="float" office:value="0" calcext:value-type="float">
            <text:p>0</text:p>
          </table:table-cell>
          <table:table-cell table:formula="of:=IF([.D111]=0;IF([Data.F111]=[Keys.I111];1;0);0)" office:value-type="float" office:value="0" calcext:value-type="float">
            <text:p>0</text:p>
          </table:table-cell>
          <table:table-cell table:formula="of:=IF([Data.G111]=[Keys.J111];1;0)" office:value-type="float" office:value="0" calcext:value-type="float">
            <text:p>0</text:p>
          </table:table-cell>
          <table:table-cell table:formula="of:=IF([.F111]=0;IF([Data.F111]=[Keys.J111];1;0);0)" office:value-type="float" office:value="0" calcext:value-type="float">
            <text:p>0</text:p>
          </table:table-cell>
          <table:table-cell table:formula="of:=IF([Data.G111]=[Keys.K111];1;0)" office:value-type="float" office:value="0" calcext:value-type="float">
            <text:p>0</text:p>
          </table:table-cell>
          <table:table-cell table:formula="of:=IF([.H111]=0;IF([Data.F111]=[Keys.K111];1;0);0)" office:value-type="float" office:value="0" calcext:value-type="float">
            <text:p>0</text:p>
          </table:table-cell>
          <table:table-cell table:formula="of:=IF([Data.G111]=[Keys.L111];1;0)" office:value-type="float" office:value="0" calcext:value-type="float">
            <text:p>0</text:p>
          </table:table-cell>
          <table:table-cell table:formula="of:=IF([.J111]=0;IF([Data.F111]=[Keys.L11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11];MATCH([Keys.I111];[Keys.$D$2:.$D$9];0))" office:value-type="float" office:value="0" calcext:value-type="float">
            <text:p>0</text:p>
          </table:table-cell>
          <table:table-cell table:formula="of:=[.S111]" office:value-type="float" office:value="0" calcext:value-type="float">
            <text:p>0</text:p>
          </table:table-cell>
          <table:table-cell table:formula="of:=INDEX([Data.$K$2:.$R$359];[Keys.$M111];MATCH([Keys.J111];[Keys.$D$2:.$D$9];0))" office:value-type="float" office:value="1" calcext:value-type="float">
            <text:p>1</text:p>
          </table:table-cell>
          <table:table-cell table:formula="of:=[.U111]" office:value-type="float" office:value="1" calcext:value-type="float">
            <text:p>1</text:p>
          </table:table-cell>
          <table:table-cell table:formula="of:=INDEX([Data.$K$2:.$R$359];[Keys.$M111];MATCH([Keys.K111];[Keys.$D$2:.$D$9];0))" office:value-type="float" office:value="0" calcext:value-type="float">
            <text:p>0</text:p>
          </table:table-cell>
          <table:table-cell table:formula="of:=[.W111]" office:value-type="float" office:value="0" calcext:value-type="float">
            <text:p>0</text:p>
          </table:table-cell>
          <table:table-cell table:formula="of:=INDEX([Data.$K$2:.$R$359];[Keys.$M111];MATCH([Keys.L111];[Keys.$D$2:.$D$9];0))" office:value-type="float" office:value="0" calcext:value-type="float">
            <text:p>0</text:p>
          </table:table-cell>
          <table:table-cell table:formula="of:=[.Y111]" office:value-type="float" office:value="0" calcext:value-type="float">
            <text:p>0</text:p>
          </table:table-cell>
          <table:table-cell table:formula="of:=IF([Data.Z111]=&quot;True&quot;;&quot;Challenged&quot;;IF([Data.AA11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11]+[Data.T1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11]+[Data.V11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89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IF([Data.G112]=[Keys.$A$10];1;0)" office:value-type="float" office:value="1" calcext:value-type="float">
            <text:p>1</text:p>
          </table:table-cell>
          <table:table-cell table:formula="of:=IF([.B112]=0;IF([Data.F112]=[Keys.$A$10];1;0);0)" office:value-type="float" office:value="0" calcext:value-type="float">
            <text:p>0</text:p>
          </table:table-cell>
          <table:table-cell table:formula="of:=IF([Data.G112]=[Keys.I112];1;0)" office:value-type="float" office:value="0" calcext:value-type="float">
            <text:p>0</text:p>
          </table:table-cell>
          <table:table-cell table:formula="of:=IF([.D112]=0;IF([Data.F112]=[Keys.I112];1;0);0)" office:value-type="float" office:value="0" calcext:value-type="float">
            <text:p>0</text:p>
          </table:table-cell>
          <table:table-cell table:formula="of:=IF([Data.G112]=[Keys.J112];1;0)" office:value-type="float" office:value="0" calcext:value-type="float">
            <text:p>0</text:p>
          </table:table-cell>
          <table:table-cell table:formula="of:=IF([.F112]=0;IF([Data.F112]=[Keys.J112];1;0);0)" office:value-type="float" office:value="0" calcext:value-type="float">
            <text:p>0</text:p>
          </table:table-cell>
          <table:table-cell table:formula="of:=IF([Data.G112]=[Keys.K112];1;0)" office:value-type="float" office:value="0" calcext:value-type="float">
            <text:p>0</text:p>
          </table:table-cell>
          <table:table-cell table:formula="of:=IF([.H112]=0;IF([Data.F112]=[Keys.K112];1;0);0)" office:value-type="float" office:value="0" calcext:value-type="float">
            <text:p>0</text:p>
          </table:table-cell>
          <table:table-cell table:formula="of:=IF([Data.G112]=[Keys.L112];1;0)" office:value-type="float" office:value="0" calcext:value-type="float">
            <text:p>0</text:p>
          </table:table-cell>
          <table:table-cell table:formula="of:=IF([.J112]=0;IF([Data.F112]=[Keys.L112];1;0);0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DEX([Data.$K$2:.$R$359];[Keys.$M112];MATCH([Keys.I112];[Keys.$D$2:.$D$9];0))" office:value-type="float" office:value="2" calcext:value-type="float">
            <text:p>2</text:p>
          </table:table-cell>
          <table:table-cell table:formula="of:=[.S112]" office:value-type="float" office:value="2" calcext:value-type="float">
            <text:p>2</text:p>
          </table:table-cell>
          <table:table-cell table:formula="of:=INDEX([Data.$K$2:.$R$359];[Keys.$M112];MATCH([Keys.J112];[Keys.$D$2:.$D$9];0))" office:value-type="float" office:value="2" calcext:value-type="float">
            <text:p>2</text:p>
          </table:table-cell>
          <table:table-cell table:formula="of:=[.U112]" office:value-type="float" office:value="2" calcext:value-type="float">
            <text:p>2</text:p>
          </table:table-cell>
          <table:table-cell table:formula="of:=INDEX([Data.$K$2:.$R$359];[Keys.$M112];MATCH([Keys.K112];[Keys.$D$2:.$D$9];0))" office:value-type="float" office:value="0" calcext:value-type="float">
            <text:p>0</text:p>
          </table:table-cell>
          <table:table-cell table:formula="of:=[.W112]" office:value-type="float" office:value="0" calcext:value-type="float">
            <text:p>0</text:p>
          </table:table-cell>
          <table:table-cell table:formula="of:=INDEX([Data.$K$2:.$R$359];[Keys.$M112];MATCH([Keys.L112];[Keys.$D$2:.$D$9];0))" office:value-type="float" office:value="0" calcext:value-type="float">
            <text:p>0</text:p>
          </table:table-cell>
          <table:table-cell table:formula="of:=[.Y112]" office:value-type="float" office:value="0" calcext:value-type="float">
            <text:p>0</text:p>
          </table:table-cell>
          <table:table-cell table:formula="of:=IF([Data.Z112]=&quot;True&quot;;&quot;Challenged&quot;;IF([Data.AA11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2" calcext:value-type="float">
            <text:p>2</text:p>
          </table:table-cell>
          <table:table-cell table:formula="of:=[.AB112]+[Data.T11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D112]+[Data.V11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89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IF([Data.G113]=[Keys.$A$10];1;0)" office:value-type="float" office:value="0" calcext:value-type="float">
            <text:p>0</text:p>
          </table:table-cell>
          <table:table-cell table:formula="of:=IF([.B113]=0;IF([Data.F113]=[Keys.$A$10];1;0);0)" office:value-type="float" office:value="0" calcext:value-type="float">
            <text:p>0</text:p>
          </table:table-cell>
          <table:table-cell table:formula="of:=IF([Data.G113]=[Keys.I113];1;0)" office:value-type="float" office:value="0" calcext:value-type="float">
            <text:p>0</text:p>
          </table:table-cell>
          <table:table-cell table:formula="of:=IF([.D113]=0;IF([Data.F113]=[Keys.I113];1;0);0)" office:value-type="float" office:value="0" calcext:value-type="float">
            <text:p>0</text:p>
          </table:table-cell>
          <table:table-cell table:formula="of:=IF([Data.G113]=[Keys.J113];1;0)" office:value-type="float" office:value="0" calcext:value-type="float">
            <text:p>0</text:p>
          </table:table-cell>
          <table:table-cell table:formula="of:=IF([.F113]=0;IF([Data.F113]=[Keys.J113];1;0);0)" office:value-type="float" office:value="0" calcext:value-type="float">
            <text:p>0</text:p>
          </table:table-cell>
          <table:table-cell table:formula="of:=IF([Data.G113]=[Keys.K113];1;0)" office:value-type="float" office:value="0" calcext:value-type="float">
            <text:p>0</text:p>
          </table:table-cell>
          <table:table-cell table:formula="of:=IF([.H113]=0;IF([Data.F113]=[Keys.K113];1;0);0)" office:value-type="float" office:value="0" calcext:value-type="float">
            <text:p>0</text:p>
          </table:table-cell>
          <table:table-cell table:formula="of:=IF([Data.G113]=[Keys.L113];1;0)" office:value-type="float" office:value="0" calcext:value-type="float">
            <text:p>0</text:p>
          </table:table-cell>
          <table:table-cell table:formula="of:=IF([.J113]=0;IF([Data.F113]=[Keys.L11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13];MATCH([Keys.I113];[Keys.$D$2:.$D$9];0))" office:value-type="float" office:value="0" calcext:value-type="float">
            <text:p>0</text:p>
          </table:table-cell>
          <table:table-cell table:formula="of:=[.S113]" office:value-type="float" office:value="0" calcext:value-type="float">
            <text:p>0</text:p>
          </table:table-cell>
          <table:table-cell table:formula="of:=INDEX([Data.$K$2:.$R$359];[Keys.$M113];MATCH([Keys.J113];[Keys.$D$2:.$D$9];0))" office:value-type="float" office:value="0" calcext:value-type="float">
            <text:p>0</text:p>
          </table:table-cell>
          <table:table-cell table:formula="of:=[.U113]" office:value-type="float" office:value="0" calcext:value-type="float">
            <text:p>0</text:p>
          </table:table-cell>
          <table:table-cell table:formula="of:=INDEX([Data.$K$2:.$R$359];[Keys.$M113];MATCH([Keys.K113];[Keys.$D$2:.$D$9];0))" office:value-type="float" office:value="0" calcext:value-type="float">
            <text:p>0</text:p>
          </table:table-cell>
          <table:table-cell table:formula="of:=[.W113]" office:value-type="float" office:value="0" calcext:value-type="float">
            <text:p>0</text:p>
          </table:table-cell>
          <table:table-cell table:formula="of:=INDEX([Data.$K$2:.$R$359];[Keys.$M113];MATCH([Keys.L113];[Keys.$D$2:.$D$9];0))" office:value-type="float" office:value="0" calcext:value-type="float">
            <text:p>0</text:p>
          </table:table-cell>
          <table:table-cell table:formula="of:=[.Y113]" office:value-type="float" office:value="0" calcext:value-type="float">
            <text:p>0</text:p>
          </table:table-cell>
          <table:table-cell table:formula="of:=IF([Data.Z113]=&quot;True&quot;;&quot;Challenged&quot;;IF([Data.AA113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13]+[Data.T1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13]+[Data.V11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Data.G114]=[Keys.$A$10];1;0)" office:value-type="float" office:value="0" calcext:value-type="float">
            <text:p>0</text:p>
          </table:table-cell>
          <table:table-cell table:formula="of:=IF([.B114]=0;IF([Data.F114]=[Keys.$A$10];1;0);0)" office:value-type="float" office:value="0" calcext:value-type="float">
            <text:p>0</text:p>
          </table:table-cell>
          <table:table-cell table:formula="of:=IF([Data.G114]=[Keys.I114];1;0)" office:value-type="float" office:value="0" calcext:value-type="float">
            <text:p>0</text:p>
          </table:table-cell>
          <table:table-cell table:formula="of:=IF([.D114]=0;IF([Data.F114]=[Keys.I114];1;0);0)" office:value-type="float" office:value="0" calcext:value-type="float">
            <text:p>0</text:p>
          </table:table-cell>
          <table:table-cell table:formula="of:=IF([Data.G114]=[Keys.J114];1;0)" office:value-type="float" office:value="0" calcext:value-type="float">
            <text:p>0</text:p>
          </table:table-cell>
          <table:table-cell table:formula="of:=IF([.F114]=0;IF([Data.F114]=[Keys.J114];1;0);0)" office:value-type="float" office:value="0" calcext:value-type="float">
            <text:p>0</text:p>
          </table:table-cell>
          <table:table-cell table:formula="of:=IF([Data.G114]=[Keys.K114];1;0)" office:value-type="float" office:value="0" calcext:value-type="float">
            <text:p>0</text:p>
          </table:table-cell>
          <table:table-cell table:formula="of:=IF([.H114]=0;IF([Data.F114]=[Keys.K114];1;0);0)" office:value-type="float" office:value="0" calcext:value-type="float">
            <text:p>0</text:p>
          </table:table-cell>
          <table:table-cell table:formula="of:=IF([Data.G114]=[Keys.L114];1;0)" office:value-type="float" office:value="0" calcext:value-type="float">
            <text:p>0</text:p>
          </table:table-cell>
          <table:table-cell table:formula="of:=IF([.J114]=0;IF([Data.F114]=[Keys.L11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14];MATCH([Keys.I114];[Keys.$D$2:.$D$9];0))" office:value-type="float" office:value="0" calcext:value-type="float">
            <text:p>0</text:p>
          </table:table-cell>
          <table:table-cell table:formula="of:=[.S114]" office:value-type="float" office:value="0" calcext:value-type="float">
            <text:p>0</text:p>
          </table:table-cell>
          <table:table-cell table:formula="of:=INDEX([Data.$K$2:.$R$359];[Keys.$M114];MATCH([Keys.J114];[Keys.$D$2:.$D$9];0))" office:value-type="float" office:value="0" calcext:value-type="float">
            <text:p>0</text:p>
          </table:table-cell>
          <table:table-cell table:formula="of:=[.U114]" office:value-type="float" office:value="0" calcext:value-type="float">
            <text:p>0</text:p>
          </table:table-cell>
          <table:table-cell table:formula="of:=INDEX([Data.$K$2:.$R$359];[Keys.$M114];MATCH([Keys.K114];[Keys.$D$2:.$D$9];0))" office:value-type="float" office:value="0" calcext:value-type="float">
            <text:p>0</text:p>
          </table:table-cell>
          <table:table-cell table:formula="of:=[.W114]" office:value-type="float" office:value="0" calcext:value-type="float">
            <text:p>0</text:p>
          </table:table-cell>
          <table:table-cell table:formula="of:=INDEX([Data.$K$2:.$R$359];[Keys.$M114];MATCH([Keys.L114];[Keys.$D$2:.$D$9];0))" office:value-type="float" office:value="0" calcext:value-type="float">
            <text:p>0</text:p>
          </table:table-cell>
          <table:table-cell table:formula="of:=[.Y114]" office:value-type="float" office:value="0" calcext:value-type="float">
            <text:p>0</text:p>
          </table:table-cell>
          <table:table-cell table:formula="of:=IF([Data.Z114]=&quot;True&quot;;&quot;Challenged&quot;;IF([Data.AA11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14]+[Data.T1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14]+[Data.V11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formula="of:=IF([Data.G115]=[Keys.$A$10];1;0)" office:value-type="float" office:value="0" calcext:value-type="float">
            <text:p>0</text:p>
          </table:table-cell>
          <table:table-cell table:formula="of:=IF([.B115]=0;IF([Data.F115]=[Keys.$A$10];1;0);0)" office:value-type="float" office:value="0" calcext:value-type="float">
            <text:p>0</text:p>
          </table:table-cell>
          <table:table-cell table:formula="of:=IF([Data.G115]=[Keys.I115];1;0)" office:value-type="float" office:value="0" calcext:value-type="float">
            <text:p>0</text:p>
          </table:table-cell>
          <table:table-cell table:formula="of:=IF([.D115]=0;IF([Data.F115]=[Keys.I115];1;0);0)" office:value-type="float" office:value="0" calcext:value-type="float">
            <text:p>0</text:p>
          </table:table-cell>
          <table:table-cell table:formula="of:=IF([Data.G115]=[Keys.J115];1;0)" office:value-type="float" office:value="0" calcext:value-type="float">
            <text:p>0</text:p>
          </table:table-cell>
          <table:table-cell table:formula="of:=IF([.F115]=0;IF([Data.F115]=[Keys.J115];1;0);0)" office:value-type="float" office:value="0" calcext:value-type="float">
            <text:p>0</text:p>
          </table:table-cell>
          <table:table-cell table:formula="of:=IF([Data.G115]=[Keys.K115];1;0)" office:value-type="float" office:value="0" calcext:value-type="float">
            <text:p>0</text:p>
          </table:table-cell>
          <table:table-cell table:formula="of:=IF([.H115]=0;IF([Data.F115]=[Keys.K115];1;0);0)" office:value-type="float" office:value="0" calcext:value-type="float">
            <text:p>0</text:p>
          </table:table-cell>
          <table:table-cell table:formula="of:=IF([Data.G115]=[Keys.L115];1;0)" office:value-type="float" office:value="1" calcext:value-type="float">
            <text:p>1</text:p>
          </table:table-cell>
          <table:table-cell table:formula="of:=IF([.J115]=0;IF([Data.F115]=[Keys.L115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115];MATCH([Keys.I115];[Keys.$D$2:.$D$9];0))" office:value-type="float" office:value="0" calcext:value-type="float">
            <text:p>0</text:p>
          </table:table-cell>
          <table:table-cell table:formula="of:=[.S115]" office:value-type="float" office:value="0" calcext:value-type="float">
            <text:p>0</text:p>
          </table:table-cell>
          <table:table-cell table:formula="of:=INDEX([Data.$K$2:.$R$359];[Keys.$M115];MATCH([Keys.J115];[Keys.$D$2:.$D$9];0))" office:value-type="float" office:value="0" calcext:value-type="float">
            <text:p>0</text:p>
          </table:table-cell>
          <table:table-cell table:formula="of:=[.U115]" office:value-type="float" office:value="0" calcext:value-type="float">
            <text:p>0</text:p>
          </table:table-cell>
          <table:table-cell table:formula="of:=INDEX([Data.$K$2:.$R$359];[Keys.$M115];MATCH([Keys.K115];[Keys.$D$2:.$D$9];0))" office:value-type="float" office:value="0" calcext:value-type="float">
            <text:p>0</text:p>
          </table:table-cell>
          <table:table-cell table:formula="of:=[.W115]" office:value-type="float" office:value="0" calcext:value-type="float">
            <text:p>0</text:p>
          </table:table-cell>
          <table:table-cell table:formula="of:=INDEX([Data.$K$2:.$R$359];[Keys.$M115];MATCH([Keys.L115];[Keys.$D$2:.$D$9];0))" office:value-type="float" office:value="1" calcext:value-type="float">
            <text:p>1</text:p>
          </table:table-cell>
          <table:table-cell table:formula="of:=[.Y115]" office:value-type="float" office:value="1" calcext:value-type="float">
            <text:p>1</text:p>
          </table:table-cell>
          <table:table-cell table:formula="of:=IF([Data.Z115]=&quot;True&quot;;&quot;Challenged&quot;;IF([Data.AA115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15]+[Data.T1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15]+[Data.V11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IF([Data.G116]=[Keys.$A$10];1;0)" office:value-type="float" office:value="1" calcext:value-type="float">
            <text:p>1</text:p>
          </table:table-cell>
          <table:table-cell table:formula="of:=IF([.B116]=0;IF([Data.F116]=[Keys.$A$10];1;0);0)" office:value-type="float" office:value="0" calcext:value-type="float">
            <text:p>0</text:p>
          </table:table-cell>
          <table:table-cell table:formula="of:=IF([Data.G116]=[Keys.I116];1;0)" office:value-type="float" office:value="0" calcext:value-type="float">
            <text:p>0</text:p>
          </table:table-cell>
          <table:table-cell table:formula="of:=IF([.D116]=0;IF([Data.F116]=[Keys.I116];1;0);0)" office:value-type="float" office:value="0" calcext:value-type="float">
            <text:p>0</text:p>
          </table:table-cell>
          <table:table-cell table:formula="of:=IF([Data.G116]=[Keys.J116];1;0)" office:value-type="float" office:value="0" calcext:value-type="float">
            <text:p>0</text:p>
          </table:table-cell>
          <table:table-cell table:formula="of:=IF([.F116]=0;IF([Data.F116]=[Keys.J116];1;0);0)" office:value-type="float" office:value="0" calcext:value-type="float">
            <text:p>0</text:p>
          </table:table-cell>
          <table:table-cell table:formula="of:=IF([Data.G116]=[Keys.K116];1;0)" office:value-type="float" office:value="0" calcext:value-type="float">
            <text:p>0</text:p>
          </table:table-cell>
          <table:table-cell table:formula="of:=IF([.H116]=0;IF([Data.F116]=[Keys.K116];1;0);0)" office:value-type="float" office:value="0" calcext:value-type="float">
            <text:p>0</text:p>
          </table:table-cell>
          <table:table-cell table:formula="of:=IF([Data.G116]=[Keys.L116];1;0)" office:value-type="float" office:value="0" calcext:value-type="float">
            <text:p>0</text:p>
          </table:table-cell>
          <table:table-cell table:formula="of:=IF([.J116]=0;IF([Data.F116]=[Keys.L116];1;0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16];MATCH([Keys.I116];[Keys.$D$2:.$D$9];0))" office:value-type="float" office:value="0" calcext:value-type="float">
            <text:p>0</text:p>
          </table:table-cell>
          <table:table-cell table:formula="of:=[.S116]" office:value-type="float" office:value="0" calcext:value-type="float">
            <text:p>0</text:p>
          </table:table-cell>
          <table:table-cell table:formula="of:=INDEX([Data.$K$2:.$R$359];[Keys.$M116];MATCH([Keys.J116];[Keys.$D$2:.$D$9];0))" office:value-type="float" office:value="2" calcext:value-type="float">
            <text:p>2</text:p>
          </table:table-cell>
          <table:table-cell table:formula="of:=[.U116]" office:value-type="float" office:value="2" calcext:value-type="float">
            <text:p>2</text:p>
          </table:table-cell>
          <table:table-cell table:formula="of:=INDEX([Data.$K$2:.$R$359];[Keys.$M116];MATCH([Keys.K116];[Keys.$D$2:.$D$9];0))" office:value-type="float" office:value="0" calcext:value-type="float">
            <text:p>0</text:p>
          </table:table-cell>
          <table:table-cell table:formula="of:=[.W116]" office:value-type="float" office:value="0" calcext:value-type="float">
            <text:p>0</text:p>
          </table:table-cell>
          <table:table-cell table:formula="of:=INDEX([Data.$K$2:.$R$359];[Keys.$M116];MATCH([Keys.L116];[Keys.$D$2:.$D$9];0))" office:value-type="float" office:value="0" calcext:value-type="float">
            <text:p>0</text:p>
          </table:table-cell>
          <table:table-cell table:formula="of:=[.Y116]" office:value-type="float" office:value="0" calcext:value-type="float">
            <text:p>0</text:p>
          </table:table-cell>
          <table:table-cell table:formula="of:=IF([Data.Z116]=&quot;True&quot;;&quot;Challenged&quot;;IF([Data.AA11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16]+[Data.T1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16]+[Data.V11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Data.G117]=[Keys.$A$10];1;0)" office:value-type="float" office:value="0" calcext:value-type="float">
            <text:p>0</text:p>
          </table:table-cell>
          <table:table-cell table:formula="of:=IF([.B117]=0;IF([Data.F117]=[Keys.$A$10];1;0);0)" office:value-type="float" office:value="0" calcext:value-type="float">
            <text:p>0</text:p>
          </table:table-cell>
          <table:table-cell table:formula="of:=IF([Data.G117]=[Keys.I117];1;0)" office:value-type="float" office:value="0" calcext:value-type="float">
            <text:p>0</text:p>
          </table:table-cell>
          <table:table-cell table:formula="of:=IF([.D117]=0;IF([Data.F117]=[Keys.I117];1;0);0)" office:value-type="float" office:value="0" calcext:value-type="float">
            <text:p>0</text:p>
          </table:table-cell>
          <table:table-cell table:formula="of:=IF([Data.G117]=[Keys.J117];1;0)" office:value-type="float" office:value="0" calcext:value-type="float">
            <text:p>0</text:p>
          </table:table-cell>
          <table:table-cell table:formula="of:=IF([.F117]=0;IF([Data.F117]=[Keys.J117];1;0);0)" office:value-type="float" office:value="0" calcext:value-type="float">
            <text:p>0</text:p>
          </table:table-cell>
          <table:table-cell table:formula="of:=IF([Data.G117]=[Keys.K117];1;0)" office:value-type="float" office:value="0" calcext:value-type="float">
            <text:p>0</text:p>
          </table:table-cell>
          <table:table-cell table:formula="of:=IF([.H117]=0;IF([Data.F117]=[Keys.K117];1;0);0)" office:value-type="float" office:value="0" calcext:value-type="float">
            <text:p>0</text:p>
          </table:table-cell>
          <table:table-cell table:formula="of:=IF([Data.G117]=[Keys.L117];1;0)" office:value-type="float" office:value="0" calcext:value-type="float">
            <text:p>0</text:p>
          </table:table-cell>
          <table:table-cell table:formula="of:=IF([.J117]=0;IF([Data.F117]=[Keys.L11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17];MATCH([Keys.I117];[Keys.$D$2:.$D$9];0))" office:value-type="float" office:value="1" calcext:value-type="float">
            <text:p>1</text:p>
          </table:table-cell>
          <table:table-cell table:formula="of:=[.S117]" office:value-type="float" office:value="1" calcext:value-type="float">
            <text:p>1</text:p>
          </table:table-cell>
          <table:table-cell table:formula="of:=INDEX([Data.$K$2:.$R$359];[Keys.$M117];MATCH([Keys.J117];[Keys.$D$2:.$D$9];0))" office:value-type="float" office:value="0" calcext:value-type="float">
            <text:p>0</text:p>
          </table:table-cell>
          <table:table-cell table:formula="of:=[.U117]" office:value-type="float" office:value="0" calcext:value-type="float">
            <text:p>0</text:p>
          </table:table-cell>
          <table:table-cell table:formula="of:=INDEX([Data.$K$2:.$R$359];[Keys.$M117];MATCH([Keys.K117];[Keys.$D$2:.$D$9];0))" office:value-type="float" office:value="0" calcext:value-type="float">
            <text:p>0</text:p>
          </table:table-cell>
          <table:table-cell table:formula="of:=[.W117]" office:value-type="float" office:value="0" calcext:value-type="float">
            <text:p>0</text:p>
          </table:table-cell>
          <table:table-cell table:formula="of:=INDEX([Data.$K$2:.$R$359];[Keys.$M117];MATCH([Keys.L117];[Keys.$D$2:.$D$9];0))" office:value-type="float" office:value="0" calcext:value-type="float">
            <text:p>0</text:p>
          </table:table-cell>
          <table:table-cell table:formula="of:=[.Y117]" office:value-type="float" office:value="0" calcext:value-type="float">
            <text:p>0</text:p>
          </table:table-cell>
          <table:table-cell table:formula="of:=IF([Data.Z117]=&quot;True&quot;;&quot;Challenged&quot;;IF([Data.AA117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17]+[Data.T1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17]+[Data.V11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Data.G118]=[Keys.$A$10];1;0)" office:value-type="float" office:value="0" calcext:value-type="float">
            <text:p>0</text:p>
          </table:table-cell>
          <table:table-cell table:formula="of:=IF([.B118]=0;IF([Data.F118]=[Keys.$A$10];1;0);0)" office:value-type="float" office:value="0" calcext:value-type="float">
            <text:p>0</text:p>
          </table:table-cell>
          <table:table-cell table:formula="of:=IF([Data.G118]=[Keys.I118];1;0)" office:value-type="float" office:value="0" calcext:value-type="float">
            <text:p>0</text:p>
          </table:table-cell>
          <table:table-cell table:formula="of:=IF([.D118]=0;IF([Data.F118]=[Keys.I118];1;0);0)" office:value-type="float" office:value="0" calcext:value-type="float">
            <text:p>0</text:p>
          </table:table-cell>
          <table:table-cell table:formula="of:=IF([Data.G118]=[Keys.J118];1;0)" office:value-type="float" office:value="0" calcext:value-type="float">
            <text:p>0</text:p>
          </table:table-cell>
          <table:table-cell table:formula="of:=IF([.F118]=0;IF([Data.F118]=[Keys.J118];1;0);0)" office:value-type="float" office:value="0" calcext:value-type="float">
            <text:p>0</text:p>
          </table:table-cell>
          <table:table-cell table:formula="of:=IF([Data.G118]=[Keys.K118];1;0)" office:value-type="float" office:value="0" calcext:value-type="float">
            <text:p>0</text:p>
          </table:table-cell>
          <table:table-cell table:formula="of:=IF([.H118]=0;IF([Data.F118]=[Keys.K118];1;0);0)" office:value-type="float" office:value="0" calcext:value-type="float">
            <text:p>0</text:p>
          </table:table-cell>
          <table:table-cell table:formula="of:=IF([Data.G118]=[Keys.L118];1;0)" office:value-type="float" office:value="0" calcext:value-type="float">
            <text:p>0</text:p>
          </table:table-cell>
          <table:table-cell table:formula="of:=IF([.J118]=0;IF([Data.F118]=[Keys.L11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18];MATCH([Keys.I118];[Keys.$D$2:.$D$9];0))" office:value-type="float" office:value="1" calcext:value-type="float">
            <text:p>1</text:p>
          </table:table-cell>
          <table:table-cell table:formula="of:=[.S118]" office:value-type="float" office:value="1" calcext:value-type="float">
            <text:p>1</text:p>
          </table:table-cell>
          <table:table-cell table:formula="of:=INDEX([Data.$K$2:.$R$359];[Keys.$M118];MATCH([Keys.J118];[Keys.$D$2:.$D$9];0))" office:value-type="float" office:value="0" calcext:value-type="float">
            <text:p>0</text:p>
          </table:table-cell>
          <table:table-cell table:formula="of:=[.U118]" office:value-type="float" office:value="0" calcext:value-type="float">
            <text:p>0</text:p>
          </table:table-cell>
          <table:table-cell table:formula="of:=INDEX([Data.$K$2:.$R$359];[Keys.$M118];MATCH([Keys.K118];[Keys.$D$2:.$D$9];0))" office:value-type="float" office:value="0" calcext:value-type="float">
            <text:p>0</text:p>
          </table:table-cell>
          <table:table-cell table:formula="of:=[.W118]" office:value-type="float" office:value="0" calcext:value-type="float">
            <text:p>0</text:p>
          </table:table-cell>
          <table:table-cell table:formula="of:=INDEX([Data.$K$2:.$R$359];[Keys.$M118];MATCH([Keys.L118];[Keys.$D$2:.$D$9];0))" office:value-type="float" office:value="0" calcext:value-type="float">
            <text:p>0</text:p>
          </table:table-cell>
          <table:table-cell table:formula="of:=[.Y118]" office:value-type="float" office:value="0" calcext:value-type="float">
            <text:p>0</text:p>
          </table:table-cell>
          <table:table-cell table:formula="of:=IF([Data.Z118]=&quot;True&quot;;&quot;Challenged&quot;;IF([Data.AA11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18]+[Data.T1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18]+[Data.V11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formula="of:=IF([Data.G119]=[Keys.$A$10];1;0)" office:value-type="float" office:value="0" calcext:value-type="float">
            <text:p>0</text:p>
          </table:table-cell>
          <table:table-cell table:formula="of:=IF([.B119]=0;IF([Data.F119]=[Keys.$A$10];1;0);0)" office:value-type="float" office:value="0" calcext:value-type="float">
            <text:p>0</text:p>
          </table:table-cell>
          <table:table-cell table:formula="of:=IF([Data.G119]=[Keys.I119];1;0)" office:value-type="float" office:value="0" calcext:value-type="float">
            <text:p>0</text:p>
          </table:table-cell>
          <table:table-cell table:formula="of:=IF([.D119]=0;IF([Data.F119]=[Keys.I119];1;0);0)" office:value-type="float" office:value="0" calcext:value-type="float">
            <text:p>0</text:p>
          </table:table-cell>
          <table:table-cell table:formula="of:=IF([Data.G119]=[Keys.J119];1;0)" office:value-type="float" office:value="0" calcext:value-type="float">
            <text:p>0</text:p>
          </table:table-cell>
          <table:table-cell table:formula="of:=IF([.F119]=0;IF([Data.F119]=[Keys.J119];1;0);0)" office:value-type="float" office:value="0" calcext:value-type="float">
            <text:p>0</text:p>
          </table:table-cell>
          <table:table-cell table:formula="of:=IF([Data.G119]=[Keys.K119];1;0)" office:value-type="float" office:value="1" calcext:value-type="float">
            <text:p>1</text:p>
          </table:table-cell>
          <table:table-cell table:formula="of:=IF([.H119]=0;IF([Data.F119]=[Keys.K119];1;0);0)" office:value-type="float" office:value="0" calcext:value-type="float">
            <text:p>0</text:p>
          </table:table-cell>
          <table:table-cell table:formula="of:=IF([Data.G119]=[Keys.L119];1;0)" office:value-type="float" office:value="0" calcext:value-type="float">
            <text:p>0</text:p>
          </table:table-cell>
          <table:table-cell table:formula="of:=IF([.J119]=0;IF([Data.F119]=[Keys.L11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19];MATCH([Keys.I119];[Keys.$D$2:.$D$9];0))" office:value-type="float" office:value="2" calcext:value-type="float">
            <text:p>2</text:p>
          </table:table-cell>
          <table:table-cell table:formula="of:=[.S119]" office:value-type="float" office:value="2" calcext:value-type="float">
            <text:p>2</text:p>
          </table:table-cell>
          <table:table-cell table:formula="of:=INDEX([Data.$K$2:.$R$359];[Keys.$M119];MATCH([Keys.J119];[Keys.$D$2:.$D$9];0))" office:value-type="float" office:value="0" calcext:value-type="float">
            <text:p>0</text:p>
          </table:table-cell>
          <table:table-cell table:formula="of:=[.U119]" office:value-type="float" office:value="0" calcext:value-type="float">
            <text:p>0</text:p>
          </table:table-cell>
          <table:table-cell table:formula="of:=INDEX([Data.$K$2:.$R$359];[Keys.$M119];MATCH([Keys.K119];[Keys.$D$2:.$D$9];0))" office:value-type="float" office:value="2" calcext:value-type="float">
            <text:p>2</text:p>
          </table:table-cell>
          <table:table-cell table:formula="of:=[.W119]" office:value-type="float" office:value="2" calcext:value-type="float">
            <text:p>2</text:p>
          </table:table-cell>
          <table:table-cell table:formula="of:=INDEX([Data.$K$2:.$R$359];[Keys.$M119];MATCH([Keys.L119];[Keys.$D$2:.$D$9];0))" office:value-type="float" office:value="0" calcext:value-type="float">
            <text:p>0</text:p>
          </table:table-cell>
          <table:table-cell table:formula="of:=[.Y119]" office:value-type="float" office:value="0" calcext:value-type="float">
            <text:p>0</text:p>
          </table:table-cell>
          <table:table-cell table:formula="of:=IF([Data.Z119]=&quot;True&quot;;&quot;Challenged&quot;;IF([Data.AA119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19]+[Data.T1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19]+[Data.V11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IF([Data.G120]=[Keys.$A$10];1;0)" office:value-type="float" office:value="1" calcext:value-type="float">
            <text:p>1</text:p>
          </table:table-cell>
          <table:table-cell table:formula="of:=IF([.B120]=0;IF([Data.F120]=[Keys.$A$10];1;0);0)" office:value-type="float" office:value="0" calcext:value-type="float">
            <text:p>0</text:p>
          </table:table-cell>
          <table:table-cell table:formula="of:=IF([Data.G120]=[Keys.I120];1;0)" office:value-type="float" office:value="0" calcext:value-type="float">
            <text:p>0</text:p>
          </table:table-cell>
          <table:table-cell table:formula="of:=IF([.D120]=0;IF([Data.F120]=[Keys.I120];1;0);0)" office:value-type="float" office:value="0" calcext:value-type="float">
            <text:p>0</text:p>
          </table:table-cell>
          <table:table-cell table:formula="of:=IF([Data.G120]=[Keys.J120];1;0)" office:value-type="float" office:value="0" calcext:value-type="float">
            <text:p>0</text:p>
          </table:table-cell>
          <table:table-cell table:formula="of:=IF([.F120]=0;IF([Data.F120]=[Keys.J120];1;0);0)" office:value-type="float" office:value="0" calcext:value-type="float">
            <text:p>0</text:p>
          </table:table-cell>
          <table:table-cell table:formula="of:=IF([Data.G120]=[Keys.K120];1;0)" office:value-type="float" office:value="0" calcext:value-type="float">
            <text:p>0</text:p>
          </table:table-cell>
          <table:table-cell table:formula="of:=IF([.H120]=0;IF([Data.F120]=[Keys.K120];1;0);0)" office:value-type="float" office:value="0" calcext:value-type="float">
            <text:p>0</text:p>
          </table:table-cell>
          <table:table-cell table:formula="of:=IF([Data.G120]=[Keys.L120];1;0)" office:value-type="float" office:value="0" calcext:value-type="float">
            <text:p>0</text:p>
          </table:table-cell>
          <table:table-cell table:formula="of:=IF([.J120]=0;IF([Data.F120]=[Keys.L120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120];MATCH([Keys.I120];[Keys.$D$2:.$D$9];0))" office:value-type="float" office:value="0" calcext:value-type="float">
            <text:p>0</text:p>
          </table:table-cell>
          <table:table-cell table:formula="of:=[.S120]" office:value-type="float" office:value="0" calcext:value-type="float">
            <text:p>0</text:p>
          </table:table-cell>
          <table:table-cell table:formula="of:=INDEX([Data.$K$2:.$R$359];[Keys.$M120];MATCH([Keys.J120];[Keys.$D$2:.$D$9];0))" office:value-type="float" office:value="1" calcext:value-type="float">
            <text:p>1</text:p>
          </table:table-cell>
          <table:table-cell table:formula="of:=[.U120]" office:value-type="float" office:value="1" calcext:value-type="float">
            <text:p>1</text:p>
          </table:table-cell>
          <table:table-cell table:formula="of:=INDEX([Data.$K$2:.$R$359];[Keys.$M120];MATCH([Keys.K120];[Keys.$D$2:.$D$9];0))" office:value-type="float" office:value="0" calcext:value-type="float">
            <text:p>0</text:p>
          </table:table-cell>
          <table:table-cell table:formula="of:=[.W120]" office:value-type="float" office:value="0" calcext:value-type="float">
            <text:p>0</text:p>
          </table:table-cell>
          <table:table-cell table:formula="of:=INDEX([Data.$K$2:.$R$359];[Keys.$M120];MATCH([Keys.L120];[Keys.$D$2:.$D$9];0))" office:value-type="float" office:value="0" calcext:value-type="float">
            <text:p>0</text:p>
          </table:table-cell>
          <table:table-cell table:formula="of:=[.Y120]" office:value-type="float" office:value="0" calcext:value-type="float">
            <text:p>0</text:p>
          </table:table-cell>
          <table:table-cell table:formula="of:=IF([Data.Z120]=&quot;True&quot;;&quot;Challenged&quot;;IF([Data.AA12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20]+[Data.T12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D120]+[Data.V120]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IF([Data.G121]=[Keys.$A$10];1;0)" office:value-type="float" office:value="0" calcext:value-type="float">
            <text:p>0</text:p>
          </table:table-cell>
          <table:table-cell table:formula="of:=IF([.B121]=0;IF([Data.F121]=[Keys.$A$10];1;0);0)" office:value-type="float" office:value="0" calcext:value-type="float">
            <text:p>0</text:p>
          </table:table-cell>
          <table:table-cell table:formula="of:=IF([Data.G121]=[Keys.I121];1;0)" office:value-type="float" office:value="0" calcext:value-type="float">
            <text:p>0</text:p>
          </table:table-cell>
          <table:table-cell table:formula="of:=IF([.D121]=0;IF([Data.F121]=[Keys.I121];1;0);0)" office:value-type="float" office:value="1" calcext:value-type="float">
            <text:p>1</text:p>
          </table:table-cell>
          <table:table-cell table:formula="of:=IF([Data.G121]=[Keys.J121];1;0)" office:value-type="float" office:value="0" calcext:value-type="float">
            <text:p>0</text:p>
          </table:table-cell>
          <table:table-cell table:formula="of:=IF([.F121]=0;IF([Data.F121]=[Keys.J121];1;0);0)" office:value-type="float" office:value="0" calcext:value-type="float">
            <text:p>0</text:p>
          </table:table-cell>
          <table:table-cell table:formula="of:=IF([Data.G121]=[Keys.K121];1;0)" office:value-type="float" office:value="0" calcext:value-type="float">
            <text:p>0</text:p>
          </table:table-cell>
          <table:table-cell table:formula="of:=IF([.H121]=0;IF([Data.F121]=[Keys.K121];1;0);0)" office:value-type="float" office:value="0" calcext:value-type="float">
            <text:p>0</text:p>
          </table:table-cell>
          <table:table-cell table:formula="of:=IF([Data.G121]=[Keys.L121];1;0)" office:value-type="float" office:value="0" calcext:value-type="float">
            <text:p>0</text:p>
          </table:table-cell>
          <table:table-cell table:formula="of:=IF([.J121]=0;IF([Data.F121]=[Keys.L12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21];MATCH([Keys.I121];[Keys.$D$2:.$D$9];0))" office:value-type="float" office:value="0" calcext:value-type="float">
            <text:p>0</text:p>
          </table:table-cell>
          <table:table-cell table:formula="of:=[.S121]" office:value-type="float" office:value="0" calcext:value-type="float">
            <text:p>0</text:p>
          </table:table-cell>
          <table:table-cell table:formula="of:=INDEX([Data.$K$2:.$R$359];[Keys.$M121];MATCH([Keys.J121];[Keys.$D$2:.$D$9];0))" office:value-type="float" office:value="0" calcext:value-type="float">
            <text:p>0</text:p>
          </table:table-cell>
          <table:table-cell table:formula="of:=[.U121]" office:value-type="float" office:value="0" calcext:value-type="float">
            <text:p>0</text:p>
          </table:table-cell>
          <table:table-cell table:formula="of:=INDEX([Data.$K$2:.$R$359];[Keys.$M121];MATCH([Keys.K121];[Keys.$D$2:.$D$9];0))" office:value-type="float" office:value="0" calcext:value-type="float">
            <text:p>0</text:p>
          </table:table-cell>
          <table:table-cell table:formula="of:=[.W121]" office:value-type="float" office:value="0" calcext:value-type="float">
            <text:p>0</text:p>
          </table:table-cell>
          <table:table-cell table:formula="of:=INDEX([Data.$K$2:.$R$359];[Keys.$M121];MATCH([Keys.L121];[Keys.$D$2:.$D$9];0))" office:value-type="float" office:value="0" calcext:value-type="float">
            <text:p>0</text:p>
          </table:table-cell>
          <table:table-cell table:formula="of:=[.Y121]" office:value-type="float" office:value="0" calcext:value-type="float">
            <text:p>0</text:p>
          </table:table-cell>
          <table:table-cell table:formula="of:=IF([Data.Z121]=&quot;True&quot;;&quot;Challenged&quot;;IF([Data.AA121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21]+[Data.T12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121]+[Data.V12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formula="of:=IF([Data.G122]=[Keys.$A$10];1;0)" office:value-type="float" office:value="0" calcext:value-type="float">
            <text:p>0</text:p>
          </table:table-cell>
          <table:table-cell table:formula="of:=IF([.B122]=0;IF([Data.F122]=[Keys.$A$10];1;0);0)" office:value-type="float" office:value="0" calcext:value-type="float">
            <text:p>0</text:p>
          </table:table-cell>
          <table:table-cell table:formula="of:=IF([Data.G122]=[Keys.I122];1;0)" office:value-type="float" office:value="0" calcext:value-type="float">
            <text:p>0</text:p>
          </table:table-cell>
          <table:table-cell table:formula="of:=IF([.D122]=0;IF([Data.F122]=[Keys.I122];1;0);0)" office:value-type="float" office:value="0" calcext:value-type="float">
            <text:p>0</text:p>
          </table:table-cell>
          <table:table-cell table:formula="of:=IF([Data.G122]=[Keys.J122];1;0)" office:value-type="float" office:value="0" calcext:value-type="float">
            <text:p>0</text:p>
          </table:table-cell>
          <table:table-cell table:formula="of:=IF([.F122]=0;IF([Data.F122]=[Keys.J122];1;0);0)" office:value-type="float" office:value="0" calcext:value-type="float">
            <text:p>0</text:p>
          </table:table-cell>
          <table:table-cell table:formula="of:=IF([Data.G122]=[Keys.K122];1;0)" office:value-type="float" office:value="0" calcext:value-type="float">
            <text:p>0</text:p>
          </table:table-cell>
          <table:table-cell table:formula="of:=IF([.H122]=0;IF([Data.F122]=[Keys.K122];1;0);0)" office:value-type="float" office:value="0" calcext:value-type="float">
            <text:p>0</text:p>
          </table:table-cell>
          <table:table-cell table:formula="of:=IF([Data.G122]=[Keys.L122];1;0)" office:value-type="float" office:value="1" calcext:value-type="float">
            <text:p>1</text:p>
          </table:table-cell>
          <table:table-cell table:formula="of:=IF([.J122]=0;IF([Data.F122]=[Keys.L122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22];MATCH([Keys.I122];[Keys.$D$2:.$D$9];0))" office:value-type="float" office:value="0" calcext:value-type="float">
            <text:p>0</text:p>
          </table:table-cell>
          <table:table-cell table:formula="of:=[.S122]" office:value-type="float" office:value="0" calcext:value-type="float">
            <text:p>0</text:p>
          </table:table-cell>
          <table:table-cell table:formula="of:=INDEX([Data.$K$2:.$R$359];[Keys.$M122];MATCH([Keys.J122];[Keys.$D$2:.$D$9];0))" office:value-type="float" office:value="1" calcext:value-type="float">
            <text:p>1</text:p>
          </table:table-cell>
          <table:table-cell table:formula="of:=[.U122]" office:value-type="float" office:value="1" calcext:value-type="float">
            <text:p>1</text:p>
          </table:table-cell>
          <table:table-cell table:formula="of:=INDEX([Data.$K$2:.$R$359];[Keys.$M122];MATCH([Keys.K122];[Keys.$D$2:.$D$9];0))" office:value-type="float" office:value="0" calcext:value-type="float">
            <text:p>0</text:p>
          </table:table-cell>
          <table:table-cell table:formula="of:=[.W122]" office:value-type="float" office:value="0" calcext:value-type="float">
            <text:p>0</text:p>
          </table:table-cell>
          <table:table-cell table:formula="of:=INDEX([Data.$K$2:.$R$359];[Keys.$M122];MATCH([Keys.L122];[Keys.$D$2:.$D$9];0))" office:value-type="float" office:value="1" calcext:value-type="float">
            <text:p>1</text:p>
          </table:table-cell>
          <table:table-cell table:formula="of:=[.Y122]" office:value-type="float" office:value="1" calcext:value-type="float">
            <text:p>1</text:p>
          </table:table-cell>
          <table:table-cell table:formula="of:=IF([Data.Z122]=&quot;True&quot;;&quot;Challenged&quot;;IF([Data.AA12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22]+[Data.T122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D122]+[Data.V12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[Data.G123]=[Keys.$A$10];1;0)" office:value-type="float" office:value="0" calcext:value-type="float">
            <text:p>0</text:p>
          </table:table-cell>
          <table:table-cell table:formula="of:=IF([.B123]=0;IF([Data.F123]=[Keys.$A$10];1;0);0)" office:value-type="float" office:value="0" calcext:value-type="float">
            <text:p>0</text:p>
          </table:table-cell>
          <table:table-cell table:formula="of:=IF([Data.G123]=[Keys.I123];1;0)" office:value-type="float" office:value="0" calcext:value-type="float">
            <text:p>0</text:p>
          </table:table-cell>
          <table:table-cell table:formula="of:=IF([.D123]=0;IF([Data.F123]=[Keys.I123];1;0);0)" office:value-type="float" office:value="0" calcext:value-type="float">
            <text:p>0</text:p>
          </table:table-cell>
          <table:table-cell table:formula="of:=IF([Data.G123]=[Keys.J123];1;0)" office:value-type="float" office:value="0" calcext:value-type="float">
            <text:p>0</text:p>
          </table:table-cell>
          <table:table-cell table:formula="of:=IF([.F123]=0;IF([Data.F123]=[Keys.J123];1;0);0)" office:value-type="float" office:value="0" calcext:value-type="float">
            <text:p>0</text:p>
          </table:table-cell>
          <table:table-cell table:formula="of:=IF([Data.G123]=[Keys.K123];1;0)" office:value-type="float" office:value="0" calcext:value-type="float">
            <text:p>0</text:p>
          </table:table-cell>
          <table:table-cell table:formula="of:=IF([.H123]=0;IF([Data.F123]=[Keys.K123];1;0);0)" office:value-type="float" office:value="0" calcext:value-type="float">
            <text:p>0</text:p>
          </table:table-cell>
          <table:table-cell table:formula="of:=IF([Data.G123]=[Keys.L123];1;0)" office:value-type="float" office:value="0" calcext:value-type="float">
            <text:p>0</text:p>
          </table:table-cell>
          <table:table-cell table:formula="of:=IF([.J123]=0;IF([Data.F123]=[Keys.L12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23];MATCH([Keys.I123];[Keys.$D$2:.$D$9];0))" office:value-type="float" office:value="0" calcext:value-type="float">
            <text:p>0</text:p>
          </table:table-cell>
          <table:table-cell table:formula="of:=[.S123]" office:value-type="float" office:value="0" calcext:value-type="float">
            <text:p>0</text:p>
          </table:table-cell>
          <table:table-cell table:formula="of:=INDEX([Data.$K$2:.$R$359];[Keys.$M123];MATCH([Keys.J123];[Keys.$D$2:.$D$9];0))" office:value-type="float" office:value="0" calcext:value-type="float">
            <text:p>0</text:p>
          </table:table-cell>
          <table:table-cell table:formula="of:=[.U123]" office:value-type="float" office:value="0" calcext:value-type="float">
            <text:p>0</text:p>
          </table:table-cell>
          <table:table-cell table:formula="of:=INDEX([Data.$K$2:.$R$359];[Keys.$M123];MATCH([Keys.K123];[Keys.$D$2:.$D$9];0))" office:value-type="float" office:value="0" calcext:value-type="float">
            <text:p>0</text:p>
          </table:table-cell>
          <table:table-cell table:formula="of:=[.W123]" office:value-type="float" office:value="0" calcext:value-type="float">
            <text:p>0</text:p>
          </table:table-cell>
          <table:table-cell table:formula="of:=INDEX([Data.$K$2:.$R$359];[Keys.$M123];MATCH([Keys.L123];[Keys.$D$2:.$D$9];0))" office:value-type="float" office:value="1" calcext:value-type="float">
            <text:p>1</text:p>
          </table:table-cell>
          <table:table-cell table:formula="of:=[.Y123]" office:value-type="float" office:value="1" calcext:value-type="float">
            <text:p>1</text:p>
          </table:table-cell>
          <table:table-cell table:formula="of:=IF([Data.Z123]=&quot;True&quot;;&quot;Challenged&quot;;IF([Data.AA123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23]+[Data.T1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23]+[Data.V1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IF([Data.G124]=[Keys.$A$10];1;0)" office:value-type="float" office:value="0" calcext:value-type="float">
            <text:p>0</text:p>
          </table:table-cell>
          <table:table-cell table:formula="of:=IF([.B124]=0;IF([Data.F124]=[Keys.$A$10];1;0);0)" office:value-type="float" office:value="0" calcext:value-type="float">
            <text:p>0</text:p>
          </table:table-cell>
          <table:table-cell table:formula="of:=IF([Data.G124]=[Keys.I124];1;0)" office:value-type="float" office:value="0" calcext:value-type="float">
            <text:p>0</text:p>
          </table:table-cell>
          <table:table-cell table:formula="of:=IF([.D124]=0;IF([Data.F124]=[Keys.I124];1;0);0)" office:value-type="float" office:value="0" calcext:value-type="float">
            <text:p>0</text:p>
          </table:table-cell>
          <table:table-cell table:formula="of:=IF([Data.G124]=[Keys.J124];1;0)" office:value-type="float" office:value="0" calcext:value-type="float">
            <text:p>0</text:p>
          </table:table-cell>
          <table:table-cell table:formula="of:=IF([.F124]=0;IF([Data.F124]=[Keys.J124];1;0);0)" office:value-type="float" office:value="0" calcext:value-type="float">
            <text:p>0</text:p>
          </table:table-cell>
          <table:table-cell table:formula="of:=IF([Data.G124]=[Keys.K124];1;0)" office:value-type="float" office:value="0" calcext:value-type="float">
            <text:p>0</text:p>
          </table:table-cell>
          <table:table-cell table:formula="of:=IF([.H124]=0;IF([Data.F124]=[Keys.K124];1;0);0)" office:value-type="float" office:value="0" calcext:value-type="float">
            <text:p>0</text:p>
          </table:table-cell>
          <table:table-cell table:formula="of:=IF([Data.G124]=[Keys.L124];1;0)" office:value-type="float" office:value="0" calcext:value-type="float">
            <text:p>0</text:p>
          </table:table-cell>
          <table:table-cell table:formula="of:=IF([.J124]=0;IF([Data.F124]=[Keys.L12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24];MATCH([Keys.I124];[Keys.$D$2:.$D$9];0))" office:value-type="float" office:value="0" calcext:value-type="float">
            <text:p>0</text:p>
          </table:table-cell>
          <table:table-cell table:formula="of:=[.S124]" office:value-type="float" office:value="0" calcext:value-type="float">
            <text:p>0</text:p>
          </table:table-cell>
          <table:table-cell table:formula="of:=INDEX([Data.$K$2:.$R$359];[Keys.$M124];MATCH([Keys.J124];[Keys.$D$2:.$D$9];0))" office:value-type="float" office:value="0" calcext:value-type="float">
            <text:p>0</text:p>
          </table:table-cell>
          <table:table-cell table:formula="of:=[.U124]" office:value-type="float" office:value="0" calcext:value-type="float">
            <text:p>0</text:p>
          </table:table-cell>
          <table:table-cell table:formula="of:=INDEX([Data.$K$2:.$R$359];[Keys.$M124];MATCH([Keys.K124];[Keys.$D$2:.$D$9];0))" office:value-type="float" office:value="0" calcext:value-type="float">
            <text:p>0</text:p>
          </table:table-cell>
          <table:table-cell table:formula="of:=[.W124]" office:value-type="float" office:value="0" calcext:value-type="float">
            <text:p>0</text:p>
          </table:table-cell>
          <table:table-cell table:formula="of:=INDEX([Data.$K$2:.$R$359];[Keys.$M124];MATCH([Keys.L124];[Keys.$D$2:.$D$9];0))" office:value-type="float" office:value="0" calcext:value-type="float">
            <text:p>0</text:p>
          </table:table-cell>
          <table:table-cell table:formula="of:=[.Y124]" office:value-type="float" office:value="0" calcext:value-type="float">
            <text:p>0</text:p>
          </table:table-cell>
          <table:table-cell table:formula="of:=IF([Data.Z124]=&quot;True&quot;;&quot;Challenged&quot;;IF([Data.AA12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24]+[Data.T1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24]+[Data.V12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formula="of:=IF([Data.G125]=[Keys.$A$10];1;0)" office:value-type="float" office:value="1" calcext:value-type="float">
            <text:p>1</text:p>
          </table:table-cell>
          <table:table-cell table:formula="of:=IF([.B125]=0;IF([Data.F125]=[Keys.$A$10];1;0);0)" office:value-type="float" office:value="0" calcext:value-type="float">
            <text:p>0</text:p>
          </table:table-cell>
          <table:table-cell table:formula="of:=IF([Data.G125]=[Keys.I125];1;0)" office:value-type="float" office:value="0" calcext:value-type="float">
            <text:p>0</text:p>
          </table:table-cell>
          <table:table-cell table:formula="of:=IF([.D125]=0;IF([Data.F125]=[Keys.I125];1;0);0)" office:value-type="float" office:value="0" calcext:value-type="float">
            <text:p>0</text:p>
          </table:table-cell>
          <table:table-cell table:formula="of:=IF([Data.G125]=[Keys.J125];1;0)" office:value-type="float" office:value="0" calcext:value-type="float">
            <text:p>0</text:p>
          </table:table-cell>
          <table:table-cell table:formula="of:=IF([.F125]=0;IF([Data.F125]=[Keys.J125];1;0);0)" office:value-type="float" office:value="0" calcext:value-type="float">
            <text:p>0</text:p>
          </table:table-cell>
          <table:table-cell table:formula="of:=IF([Data.G125]=[Keys.K125];1;0)" office:value-type="float" office:value="0" calcext:value-type="float">
            <text:p>0</text:p>
          </table:table-cell>
          <table:table-cell table:formula="of:=IF([.H125]=0;IF([Data.F125]=[Keys.K125];1;0);0)" office:value-type="float" office:value="0" calcext:value-type="float">
            <text:p>0</text:p>
          </table:table-cell>
          <table:table-cell table:formula="of:=IF([Data.G125]=[Keys.L125];1;0)" office:value-type="float" office:value="0" calcext:value-type="float">
            <text:p>0</text:p>
          </table:table-cell>
          <table:table-cell table:formula="of:=IF([.J125]=0;IF([Data.F125]=[Keys.L125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25];MATCH([Keys.I125];[Keys.$D$2:.$D$9];0))" office:value-type="float" office:value="0" calcext:value-type="float">
            <text:p>0</text:p>
          </table:table-cell>
          <table:table-cell table:formula="of:=[.S125]" office:value-type="float" office:value="0" calcext:value-type="float">
            <text:p>0</text:p>
          </table:table-cell>
          <table:table-cell table:formula="of:=INDEX([Data.$K$2:.$R$359];[Keys.$M125];MATCH([Keys.J125];[Keys.$D$2:.$D$9];0))" office:value-type="float" office:value="3" calcext:value-type="float">
            <text:p>3</text:p>
          </table:table-cell>
          <table:table-cell table:formula="of:=[.U125]" office:value-type="float" office:value="3" calcext:value-type="float">
            <text:p>3</text:p>
          </table:table-cell>
          <table:table-cell table:formula="of:=INDEX([Data.$K$2:.$R$359];[Keys.$M125];MATCH([Keys.K125];[Keys.$D$2:.$D$9];0))" office:value-type="float" office:value="0" calcext:value-type="float">
            <text:p>0</text:p>
          </table:table-cell>
          <table:table-cell table:formula="of:=[.W125]" office:value-type="float" office:value="0" calcext:value-type="float">
            <text:p>0</text:p>
          </table:table-cell>
          <table:table-cell table:formula="of:=INDEX([Data.$K$2:.$R$359];[Keys.$M125];MATCH([Keys.L125];[Keys.$D$2:.$D$9];0))" office:value-type="float" office:value="0" calcext:value-type="float">
            <text:p>0</text:p>
          </table:table-cell>
          <table:table-cell table:formula="of:=[.Y125]" office:value-type="float" office:value="0" calcext:value-type="float">
            <text:p>0</text:p>
          </table:table-cell>
          <table:table-cell table:formula="of:=IF([Data.Z125]=&quot;True&quot;;&quot;Challenged&quot;;IF([Data.AA125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25]+[Data.T12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125]+[Data.V125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formula="of:=IF([Data.G126]=[Keys.$A$10];1;0)" office:value-type="float" office:value="0" calcext:value-type="float">
            <text:p>0</text:p>
          </table:table-cell>
          <table:table-cell table:formula="of:=IF([.B126]=0;IF([Data.F126]=[Keys.$A$10];1;0);0)" office:value-type="float" office:value="0" calcext:value-type="float">
            <text:p>0</text:p>
          </table:table-cell>
          <table:table-cell table:formula="of:=IF([Data.G126]=[Keys.I126];1;0)" office:value-type="float" office:value="0" calcext:value-type="float">
            <text:p>0</text:p>
          </table:table-cell>
          <table:table-cell table:formula="of:=IF([.D126]=0;IF([Data.F126]=[Keys.I126];1;0);0)" office:value-type="float" office:value="0" calcext:value-type="float">
            <text:p>0</text:p>
          </table:table-cell>
          <table:table-cell table:formula="of:=IF([Data.G126]=[Keys.J126];1;0)" office:value-type="float" office:value="0" calcext:value-type="float">
            <text:p>0</text:p>
          </table:table-cell>
          <table:table-cell table:formula="of:=IF([.F126]=0;IF([Data.F126]=[Keys.J126];1;0);0)" office:value-type="float" office:value="0" calcext:value-type="float">
            <text:p>0</text:p>
          </table:table-cell>
          <table:table-cell table:formula="of:=IF([Data.G126]=[Keys.K126];1;0)" office:value-type="float" office:value="0" calcext:value-type="float">
            <text:p>0</text:p>
          </table:table-cell>
          <table:table-cell table:formula="of:=IF([.H126]=0;IF([Data.F126]=[Keys.K126];1;0);0)" office:value-type="float" office:value="0" calcext:value-type="float">
            <text:p>0</text:p>
          </table:table-cell>
          <table:table-cell table:formula="of:=IF([Data.G126]=[Keys.L126];1;0)" office:value-type="float" office:value="0" calcext:value-type="float">
            <text:p>0</text:p>
          </table:table-cell>
          <table:table-cell table:formula="of:=IF([.J126]=0;IF([Data.F126]=[Keys.L126];1;0);0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26];MATCH([Keys.I126];[Keys.$D$2:.$D$9];0))" office:value-type="float" office:value="0" calcext:value-type="float">
            <text:p>0</text:p>
          </table:table-cell>
          <table:table-cell table:formula="of:=[.S126]" office:value-type="float" office:value="0" calcext:value-type="float">
            <text:p>0</text:p>
          </table:table-cell>
          <table:table-cell table:formula="of:=INDEX([Data.$K$2:.$R$359];[Keys.$M126];MATCH([Keys.J126];[Keys.$D$2:.$D$9];0))" office:value-type="float" office:value="0" calcext:value-type="float">
            <text:p>0</text:p>
          </table:table-cell>
          <table:table-cell table:formula="of:=[.U126]" office:value-type="float" office:value="0" calcext:value-type="float">
            <text:p>0</text:p>
          </table:table-cell>
          <table:table-cell table:formula="of:=INDEX([Data.$K$2:.$R$359];[Keys.$M126];MATCH([Keys.K126];[Keys.$D$2:.$D$9];0))" office:value-type="float" office:value="1" calcext:value-type="float">
            <text:p>1</text:p>
          </table:table-cell>
          <table:table-cell table:formula="of:=[.W126]" office:value-type="float" office:value="1" calcext:value-type="float">
            <text:p>1</text:p>
          </table:table-cell>
          <table:table-cell table:formula="of:=INDEX([Data.$K$2:.$R$359];[Keys.$M126];MATCH([Keys.L126];[Keys.$D$2:.$D$9];0))" office:value-type="float" office:value="2" calcext:value-type="float">
            <text:p>2</text:p>
          </table:table-cell>
          <table:table-cell table:formula="of:=[.Y126]" office:value-type="float" office:value="2" calcext:value-type="float">
            <text:p>2</text:p>
          </table:table-cell>
          <table:table-cell table:formula="of:=IF([Data.Z126]=&quot;True&quot;;&quot;Challenged&quot;;IF([Data.AA12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26]+[Data.T12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126]+[Data.V126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formula="of:=IF([Data.G127]=[Keys.$A$10];1;0)" office:value-type="float" office:value="0" calcext:value-type="float">
            <text:p>0</text:p>
          </table:table-cell>
          <table:table-cell table:formula="of:=IF([.B127]=0;IF([Data.F127]=[Keys.$A$10];1;0);0)" office:value-type="float" office:value="0" calcext:value-type="float">
            <text:p>0</text:p>
          </table:table-cell>
          <table:table-cell table:formula="of:=IF([Data.G127]=[Keys.I127];1;0)" office:value-type="float" office:value="0" calcext:value-type="float">
            <text:p>0</text:p>
          </table:table-cell>
          <table:table-cell table:formula="of:=IF([.D127]=0;IF([Data.F127]=[Keys.I127];1;0);0)" office:value-type="float" office:value="0" calcext:value-type="float">
            <text:p>0</text:p>
          </table:table-cell>
          <table:table-cell table:formula="of:=IF([Data.G127]=[Keys.J127];1;0)" office:value-type="float" office:value="0" calcext:value-type="float">
            <text:p>0</text:p>
          </table:table-cell>
          <table:table-cell table:formula="of:=IF([.F127]=0;IF([Data.F127]=[Keys.J127];1;0);0)" office:value-type="float" office:value="0" calcext:value-type="float">
            <text:p>0</text:p>
          </table:table-cell>
          <table:table-cell table:formula="of:=IF([Data.G127]=[Keys.K127];1;0)" office:value-type="float" office:value="0" calcext:value-type="float">
            <text:p>0</text:p>
          </table:table-cell>
          <table:table-cell table:formula="of:=IF([.H127]=0;IF([Data.F127]=[Keys.K127];1;0);0)" office:value-type="float" office:value="0" calcext:value-type="float">
            <text:p>0</text:p>
          </table:table-cell>
          <table:table-cell table:formula="of:=IF([Data.G127]=[Keys.L127];1;0)" office:value-type="float" office:value="0" calcext:value-type="float">
            <text:p>0</text:p>
          </table:table-cell>
          <table:table-cell table:formula="of:=IF([.J127]=0;IF([Data.F127]=[Keys.L12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27];MATCH([Keys.I127];[Keys.$D$2:.$D$9];0))" office:value-type="float" office:value="0" calcext:value-type="float">
            <text:p>0</text:p>
          </table:table-cell>
          <table:table-cell table:formula="of:=[.S127]" office:value-type="float" office:value="0" calcext:value-type="float">
            <text:p>0</text:p>
          </table:table-cell>
          <table:table-cell table:formula="of:=INDEX([Data.$K$2:.$R$359];[Keys.$M127];MATCH([Keys.J127];[Keys.$D$2:.$D$9];0))" office:value-type="float" office:value="0" calcext:value-type="float">
            <text:p>0</text:p>
          </table:table-cell>
          <table:table-cell table:formula="of:=[.U127]" office:value-type="float" office:value="0" calcext:value-type="float">
            <text:p>0</text:p>
          </table:table-cell>
          <table:table-cell table:formula="of:=INDEX([Data.$K$2:.$R$359];[Keys.$M127];MATCH([Keys.K127];[Keys.$D$2:.$D$9];0))" office:value-type="float" office:value="0" calcext:value-type="float">
            <text:p>0</text:p>
          </table:table-cell>
          <table:table-cell table:formula="of:=[.W127]" office:value-type="float" office:value="0" calcext:value-type="float">
            <text:p>0</text:p>
          </table:table-cell>
          <table:table-cell table:formula="of:=INDEX([Data.$K$2:.$R$359];[Keys.$M127];MATCH([Keys.L127];[Keys.$D$2:.$D$9];0))" office:value-type="float" office:value="0" calcext:value-type="float">
            <text:p>0</text:p>
          </table:table-cell>
          <table:table-cell table:formula="of:=[.Y127]" office:value-type="float" office:value="0" calcext:value-type="float">
            <text:p>0</text:p>
          </table:table-cell>
          <table:table-cell table:formula="of:=IF([Data.Z127]=&quot;True&quot;;&quot;Challenged&quot;;IF([Data.AA12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27]+[Data.T1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27]+[Data.V12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989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formula="of:=IF([Data.G128]=[Keys.$A$10];1;0)" office:value-type="float" office:value="0" calcext:value-type="float">
            <text:p>0</text:p>
          </table:table-cell>
          <table:table-cell table:formula="of:=IF([.B128]=0;IF([Data.F128]=[Keys.$A$10];1;0);0)" office:value-type="float" office:value="0" calcext:value-type="float">
            <text:p>0</text:p>
          </table:table-cell>
          <table:table-cell table:formula="of:=IF([Data.G128]=[Keys.I128];1;0)" office:value-type="float" office:value="0" calcext:value-type="float">
            <text:p>0</text:p>
          </table:table-cell>
          <table:table-cell table:formula="of:=IF([.D128]=0;IF([Data.F128]=[Keys.I128];1;0);0)" office:value-type="float" office:value="0" calcext:value-type="float">
            <text:p>0</text:p>
          </table:table-cell>
          <table:table-cell table:formula="of:=IF([Data.G128]=[Keys.J128];1;0)" office:value-type="float" office:value="0" calcext:value-type="float">
            <text:p>0</text:p>
          </table:table-cell>
          <table:table-cell table:formula="of:=IF([.F128]=0;IF([Data.F128]=[Keys.J128];1;0);0)" office:value-type="float" office:value="0" calcext:value-type="float">
            <text:p>0</text:p>
          </table:table-cell>
          <table:table-cell table:formula="of:=IF([Data.G128]=[Keys.K128];1;0)" office:value-type="float" office:value="0" calcext:value-type="float">
            <text:p>0</text:p>
          </table:table-cell>
          <table:table-cell table:formula="of:=IF([.H128]=0;IF([Data.F128]=[Keys.K128];1;0);0)" office:value-type="float" office:value="0" calcext:value-type="float">
            <text:p>0</text:p>
          </table:table-cell>
          <table:table-cell table:formula="of:=IF([Data.G128]=[Keys.L128];1;0)" office:value-type="float" office:value="0" calcext:value-type="float">
            <text:p>0</text:p>
          </table:table-cell>
          <table:table-cell table:formula="of:=IF([.J128]=0;IF([Data.F128]=[Keys.L128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128];MATCH([Keys.I128];[Keys.$D$2:.$D$9];0))" office:value-type="float" office:value="0" calcext:value-type="float">
            <text:p>0</text:p>
          </table:table-cell>
          <table:table-cell table:formula="of:=[.S128]" office:value-type="float" office:value="0" calcext:value-type="float">
            <text:p>0</text:p>
          </table:table-cell>
          <table:table-cell table:formula="of:=INDEX([Data.$K$2:.$R$359];[Keys.$M128];MATCH([Keys.J128];[Keys.$D$2:.$D$9];0))" office:value-type="float" office:value="0" calcext:value-type="float">
            <text:p>0</text:p>
          </table:table-cell>
          <table:table-cell table:formula="of:=[.U128]" office:value-type="float" office:value="0" calcext:value-type="float">
            <text:p>0</text:p>
          </table:table-cell>
          <table:table-cell table:formula="of:=INDEX([Data.$K$2:.$R$359];[Keys.$M128];MATCH([Keys.K128];[Keys.$D$2:.$D$9];0))" office:value-type="float" office:value="0" calcext:value-type="float">
            <text:p>0</text:p>
          </table:table-cell>
          <table:table-cell table:formula="of:=[.W128]" office:value-type="float" office:value="0" calcext:value-type="float">
            <text:p>0</text:p>
          </table:table-cell>
          <table:table-cell table:formula="of:=INDEX([Data.$K$2:.$R$359];[Keys.$M128];MATCH([Keys.L128];[Keys.$D$2:.$D$9];0))" office:value-type="float" office:value="0" calcext:value-type="float">
            <text:p>0</text:p>
          </table:table-cell>
          <table:table-cell table:formula="of:=[.Y128]" office:value-type="float" office:value="0" calcext:value-type="float">
            <text:p>0</text:p>
          </table:table-cell>
          <table:table-cell table:formula="of:=IF([Data.Z128]=&quot;True&quot;;&quot;Challenged&quot;;IF([Data.AA12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28]+[Data.T1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28]+[Data.V12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989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IF([Data.G129]=[Keys.$A$10];1;0)" office:value-type="float" office:value="0" calcext:value-type="float">
            <text:p>0</text:p>
          </table:table-cell>
          <table:table-cell table:formula="of:=IF([.B129]=0;IF([Data.F129]=[Keys.$A$10];1;0);0)" office:value-type="float" office:value="0" calcext:value-type="float">
            <text:p>0</text:p>
          </table:table-cell>
          <table:table-cell table:formula="of:=IF([Data.G129]=[Keys.I129];1;0)" office:value-type="float" office:value="0" calcext:value-type="float">
            <text:p>0</text:p>
          </table:table-cell>
          <table:table-cell table:formula="of:=IF([.D129]=0;IF([Data.F129]=[Keys.I129];1;0);0)" office:value-type="float" office:value="0" calcext:value-type="float">
            <text:p>0</text:p>
          </table:table-cell>
          <table:table-cell table:formula="of:=IF([Data.G129]=[Keys.J129];1;0)" office:value-type="float" office:value="0" calcext:value-type="float">
            <text:p>0</text:p>
          </table:table-cell>
          <table:table-cell table:formula="of:=IF([.F129]=0;IF([Data.F129]=[Keys.J129];1;0);0)" office:value-type="float" office:value="0" calcext:value-type="float">
            <text:p>0</text:p>
          </table:table-cell>
          <table:table-cell table:formula="of:=IF([Data.G129]=[Keys.K129];1;0)" office:value-type="float" office:value="0" calcext:value-type="float">
            <text:p>0</text:p>
          </table:table-cell>
          <table:table-cell table:formula="of:=IF([.H129]=0;IF([Data.F129]=[Keys.K129];1;0);0)" office:value-type="float" office:value="0" calcext:value-type="float">
            <text:p>0</text:p>
          </table:table-cell>
          <table:table-cell table:formula="of:=IF([Data.G129]=[Keys.L129];1;0)" office:value-type="float" office:value="1" calcext:value-type="float">
            <text:p>1</text:p>
          </table:table-cell>
          <table:table-cell table:formula="of:=IF([.J129]=0;IF([Data.F129]=[Keys.L12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29];MATCH([Keys.I129];[Keys.$D$2:.$D$9];0))" office:value-type="float" office:value="0" calcext:value-type="float">
            <text:p>0</text:p>
          </table:table-cell>
          <table:table-cell table:formula="of:=[.S129]" office:value-type="float" office:value="0" calcext:value-type="float">
            <text:p>0</text:p>
          </table:table-cell>
          <table:table-cell table:formula="of:=INDEX([Data.$K$2:.$R$359];[Keys.$M129];MATCH([Keys.J129];[Keys.$D$2:.$D$9];0))" office:value-type="float" office:value="2" calcext:value-type="float">
            <text:p>2</text:p>
          </table:table-cell>
          <table:table-cell table:formula="of:=[.U129]" office:value-type="float" office:value="2" calcext:value-type="float">
            <text:p>2</text:p>
          </table:table-cell>
          <table:table-cell table:formula="of:=INDEX([Data.$K$2:.$R$359];[Keys.$M129];MATCH([Keys.K129];[Keys.$D$2:.$D$9];0))" office:value-type="float" office:value="0" calcext:value-type="float">
            <text:p>0</text:p>
          </table:table-cell>
          <table:table-cell table:formula="of:=[.W129]" office:value-type="float" office:value="0" calcext:value-type="float">
            <text:p>0</text:p>
          </table:table-cell>
          <table:table-cell table:formula="of:=INDEX([Data.$K$2:.$R$359];[Keys.$M129];MATCH([Keys.L129];[Keys.$D$2:.$D$9];0))" office:value-type="float" office:value="1" calcext:value-type="float">
            <text:p>1</text:p>
          </table:table-cell>
          <table:table-cell table:formula="of:=[.Y129]" office:value-type="float" office:value="1" calcext:value-type="float">
            <text:p>1</text:p>
          </table:table-cell>
          <table:table-cell table:formula="of:=IF([Data.Z129]=&quot;True&quot;;&quot;Challenged&quot;;IF([Data.AA129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29]+[Data.T12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129]+[Data.V129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989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formula="of:=IF([Data.G130]=[Keys.$A$10];1;0)" office:value-type="float" office:value="1" calcext:value-type="float">
            <text:p>1</text:p>
          </table:table-cell>
          <table:table-cell table:formula="of:=IF([.B130]=0;IF([Data.F130]=[Keys.$A$10];1;0);0)" office:value-type="float" office:value="0" calcext:value-type="float">
            <text:p>0</text:p>
          </table:table-cell>
          <table:table-cell table:formula="of:=IF([Data.G130]=[Keys.I130];1;0)" office:value-type="float" office:value="0" calcext:value-type="float">
            <text:p>0</text:p>
          </table:table-cell>
          <table:table-cell table:formula="of:=IF([.D130]=0;IF([Data.F130]=[Keys.I130];1;0);0)" office:value-type="float" office:value="0" calcext:value-type="float">
            <text:p>0</text:p>
          </table:table-cell>
          <table:table-cell table:formula="of:=IF([Data.G130]=[Keys.J130];1;0)" office:value-type="float" office:value="0" calcext:value-type="float">
            <text:p>0</text:p>
          </table:table-cell>
          <table:table-cell table:formula="of:=IF([.F130]=0;IF([Data.F130]=[Keys.J130];1;0);0)" office:value-type="float" office:value="0" calcext:value-type="float">
            <text:p>0</text:p>
          </table:table-cell>
          <table:table-cell table:formula="of:=IF([Data.G130]=[Keys.K130];1;0)" office:value-type="float" office:value="0" calcext:value-type="float">
            <text:p>0</text:p>
          </table:table-cell>
          <table:table-cell table:formula="of:=IF([.H130]=0;IF([Data.F130]=[Keys.K130];1;0);0)" office:value-type="float" office:value="0" calcext:value-type="float">
            <text:p>0</text:p>
          </table:table-cell>
          <table:table-cell table:formula="of:=IF([Data.G130]=[Keys.L130];1;0)" office:value-type="float" office:value="0" calcext:value-type="float">
            <text:p>0</text:p>
          </table:table-cell>
          <table:table-cell table:formula="of:=IF([.J130]=0;IF([Data.F130]=[Keys.L130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30];MATCH([Keys.I130];[Keys.$D$2:.$D$9];0))" office:value-type="float" office:value="0" calcext:value-type="float">
            <text:p>0</text:p>
          </table:table-cell>
          <table:table-cell table:formula="of:=[.S130]" office:value-type="float" office:value="0" calcext:value-type="float">
            <text:p>0</text:p>
          </table:table-cell>
          <table:table-cell table:formula="of:=INDEX([Data.$K$2:.$R$359];[Keys.$M130];MATCH([Keys.J130];[Keys.$D$2:.$D$9];0))" office:value-type="float" office:value="0" calcext:value-type="float">
            <text:p>0</text:p>
          </table:table-cell>
          <table:table-cell table:formula="of:=[.U130]" office:value-type="float" office:value="0" calcext:value-type="float">
            <text:p>0</text:p>
          </table:table-cell>
          <table:table-cell table:formula="of:=INDEX([Data.$K$2:.$R$359];[Keys.$M130];MATCH([Keys.K130];[Keys.$D$2:.$D$9];0))" office:value-type="float" office:value="0" calcext:value-type="float">
            <text:p>0</text:p>
          </table:table-cell>
          <table:table-cell table:formula="of:=[.W130]" office:value-type="float" office:value="0" calcext:value-type="float">
            <text:p>0</text:p>
          </table:table-cell>
          <table:table-cell table:formula="of:=INDEX([Data.$K$2:.$R$359];[Keys.$M130];MATCH([Keys.L130];[Keys.$D$2:.$D$9];0))" office:value-type="float" office:value="0" calcext:value-type="float">
            <text:p>0</text:p>
          </table:table-cell>
          <table:table-cell table:formula="of:=[.Y130]" office:value-type="float" office:value="0" calcext:value-type="float">
            <text:p>0</text:p>
          </table:table-cell>
          <table:table-cell table:formula="of:=IF([Data.Z130]=&quot;True&quot;;&quot;Challenged&quot;;IF([Data.AA13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30]+[Data.T1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30]+[Data.V13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989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IF([Data.G131]=[Keys.$A$10];1;0)" office:value-type="float" office:value="0" calcext:value-type="float">
            <text:p>0</text:p>
          </table:table-cell>
          <table:table-cell table:formula="of:=IF([.B131]=0;IF([Data.F131]=[Keys.$A$10];1;0);0)" office:value-type="float" office:value="0" calcext:value-type="float">
            <text:p>0</text:p>
          </table:table-cell>
          <table:table-cell table:formula="of:=IF([Data.G131]=[Keys.I131];1;0)" office:value-type="float" office:value="0" calcext:value-type="float">
            <text:p>0</text:p>
          </table:table-cell>
          <table:table-cell table:formula="of:=IF([.D131]=0;IF([Data.F131]=[Keys.I131];1;0);0)" office:value-type="float" office:value="0" calcext:value-type="float">
            <text:p>0</text:p>
          </table:table-cell>
          <table:table-cell table:formula="of:=IF([Data.G131]=[Keys.J131];1;0)" office:value-type="float" office:value="0" calcext:value-type="float">
            <text:p>0</text:p>
          </table:table-cell>
          <table:table-cell table:formula="of:=IF([.F131]=0;IF([Data.F131]=[Keys.J131];1;0);0)" office:value-type="float" office:value="0" calcext:value-type="float">
            <text:p>0</text:p>
          </table:table-cell>
          <table:table-cell table:formula="of:=IF([Data.G131]=[Keys.K131];1;0)" office:value-type="float" office:value="0" calcext:value-type="float">
            <text:p>0</text:p>
          </table:table-cell>
          <table:table-cell table:formula="of:=IF([.H131]=0;IF([Data.F131]=[Keys.K131];1;0);0)" office:value-type="float" office:value="0" calcext:value-type="float">
            <text:p>0</text:p>
          </table:table-cell>
          <table:table-cell table:formula="of:=IF([Data.G131]=[Keys.L131];1;0)" office:value-type="float" office:value="0" calcext:value-type="float">
            <text:p>0</text:p>
          </table:table-cell>
          <table:table-cell table:formula="of:=IF([.J131]=0;IF([Data.F131]=[Keys.L131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131];MATCH([Keys.I131];[Keys.$D$2:.$D$9];0))" office:value-type="float" office:value="0" calcext:value-type="float">
            <text:p>0</text:p>
          </table:table-cell>
          <table:table-cell table:formula="of:=[.S131]" office:value-type="float" office:value="0" calcext:value-type="float">
            <text:p>0</text:p>
          </table:table-cell>
          <table:table-cell table:formula="of:=INDEX([Data.$K$2:.$R$359];[Keys.$M131];MATCH([Keys.J131];[Keys.$D$2:.$D$9];0))" office:value-type="float" office:value="0" calcext:value-type="float">
            <text:p>0</text:p>
          </table:table-cell>
          <table:table-cell table:formula="of:=[.U131]" office:value-type="float" office:value="0" calcext:value-type="float">
            <text:p>0</text:p>
          </table:table-cell>
          <table:table-cell table:formula="of:=INDEX([Data.$K$2:.$R$359];[Keys.$M131];MATCH([Keys.K131];[Keys.$D$2:.$D$9];0))" office:value-type="float" office:value="1" calcext:value-type="float">
            <text:p>1</text:p>
          </table:table-cell>
          <table:table-cell table:formula="of:=[.W131]" office:value-type="float" office:value="1" calcext:value-type="float">
            <text:p>1</text:p>
          </table:table-cell>
          <table:table-cell table:formula="of:=INDEX([Data.$K$2:.$R$359];[Keys.$M131];MATCH([Keys.L131];[Keys.$D$2:.$D$9];0))" office:value-type="float" office:value="0" calcext:value-type="float">
            <text:p>0</text:p>
          </table:table-cell>
          <table:table-cell table:formula="of:=[.Y131]" office:value-type="float" office:value="0" calcext:value-type="float">
            <text:p>0</text:p>
          </table:table-cell>
          <table:table-cell table:formula="of:=IF([Data.Z131]=&quot;True&quot;;&quot;Challenged&quot;;IF([Data.AA131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31]+[Data.T1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31]+[Data.V13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IF([Data.G132]=[Keys.$A$10];1;0)" office:value-type="float" office:value="1" calcext:value-type="float">
            <text:p>1</text:p>
          </table:table-cell>
          <table:table-cell table:formula="of:=IF([.B132]=0;IF([Data.F132]=[Keys.$A$10];1;0);0)" office:value-type="float" office:value="0" calcext:value-type="float">
            <text:p>0</text:p>
          </table:table-cell>
          <table:table-cell table:formula="of:=IF([Data.G132]=[Keys.I132];1;0)" office:value-type="float" office:value="0" calcext:value-type="float">
            <text:p>0</text:p>
          </table:table-cell>
          <table:table-cell table:formula="of:=IF([.D132]=0;IF([Data.F132]=[Keys.I132];1;0);0)" office:value-type="float" office:value="0" calcext:value-type="float">
            <text:p>0</text:p>
          </table:table-cell>
          <table:table-cell table:formula="of:=IF([Data.G132]=[Keys.J132];1;0)" office:value-type="float" office:value="0" calcext:value-type="float">
            <text:p>0</text:p>
          </table:table-cell>
          <table:table-cell table:formula="of:=IF([.F132]=0;IF([Data.F132]=[Keys.J132];1;0);0)" office:value-type="float" office:value="0" calcext:value-type="float">
            <text:p>0</text:p>
          </table:table-cell>
          <table:table-cell table:formula="of:=IF([Data.G132]=[Keys.K132];1;0)" office:value-type="float" office:value="0" calcext:value-type="float">
            <text:p>0</text:p>
          </table:table-cell>
          <table:table-cell table:formula="of:=IF([.H132]=0;IF([Data.F132]=[Keys.K132];1;0);0)" office:value-type="float" office:value="0" calcext:value-type="float">
            <text:p>0</text:p>
          </table:table-cell>
          <table:table-cell table:formula="of:=IF([Data.G132]=[Keys.L132];1;0)" office:value-type="float" office:value="0" calcext:value-type="float">
            <text:p>0</text:p>
          </table:table-cell>
          <table:table-cell table:formula="of:=IF([.J132]=0;IF([Data.F132]=[Keys.L13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32];MATCH([Keys.I132];[Keys.$D$2:.$D$9];0))" office:value-type="float" office:value="0" calcext:value-type="float">
            <text:p>0</text:p>
          </table:table-cell>
          <table:table-cell table:formula="of:=[.S132]" office:value-type="float" office:value="0" calcext:value-type="float">
            <text:p>0</text:p>
          </table:table-cell>
          <table:table-cell table:formula="of:=INDEX([Data.$K$2:.$R$359];[Keys.$M132];MATCH([Keys.J132];[Keys.$D$2:.$D$9];0))" office:value-type="float" office:value="0" calcext:value-type="float">
            <text:p>0</text:p>
          </table:table-cell>
          <table:table-cell table:formula="of:=[.U132]" office:value-type="float" office:value="0" calcext:value-type="float">
            <text:p>0</text:p>
          </table:table-cell>
          <table:table-cell table:formula="of:=INDEX([Data.$K$2:.$R$359];[Keys.$M132];MATCH([Keys.K132];[Keys.$D$2:.$D$9];0))" office:value-type="float" office:value="1" calcext:value-type="float">
            <text:p>1</text:p>
          </table:table-cell>
          <table:table-cell table:formula="of:=[.W132]" office:value-type="float" office:value="1" calcext:value-type="float">
            <text:p>1</text:p>
          </table:table-cell>
          <table:table-cell table:formula="of:=INDEX([Data.$K$2:.$R$359];[Keys.$M132];MATCH([Keys.L132];[Keys.$D$2:.$D$9];0))" office:value-type="float" office:value="0" calcext:value-type="float">
            <text:p>0</text:p>
          </table:table-cell>
          <table:table-cell table:formula="of:=[.Y132]" office:value-type="float" office:value="0" calcext:value-type="float">
            <text:p>0</text:p>
          </table:table-cell>
          <table:table-cell table:formula="of:=IF([Data.Z132]=&quot;True&quot;;&quot;Challenged&quot;;IF([Data.AA13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32]+[Data.T13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132]+[Data.V132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IF([Data.G133]=[Keys.$A$10];1;0)" office:value-type="float" office:value="0" calcext:value-type="float">
            <text:p>0</text:p>
          </table:table-cell>
          <table:table-cell table:formula="of:=IF([.B133]=0;IF([Data.F133]=[Keys.$A$10];1;0);0)" office:value-type="float" office:value="0" calcext:value-type="float">
            <text:p>0</text:p>
          </table:table-cell>
          <table:table-cell table:formula="of:=IF([Data.G133]=[Keys.I133];1;0)" office:value-type="float" office:value="0" calcext:value-type="float">
            <text:p>0</text:p>
          </table:table-cell>
          <table:table-cell table:formula="of:=IF([.D133]=0;IF([Data.F133]=[Keys.I133];1;0);0)" office:value-type="float" office:value="0" calcext:value-type="float">
            <text:p>0</text:p>
          </table:table-cell>
          <table:table-cell table:formula="of:=IF([Data.G133]=[Keys.J133];1;0)" office:value-type="float" office:value="0" calcext:value-type="float">
            <text:p>0</text:p>
          </table:table-cell>
          <table:table-cell table:formula="of:=IF([.F133]=0;IF([Data.F133]=[Keys.J133];1;0);0)" office:value-type="float" office:value="0" calcext:value-type="float">
            <text:p>0</text:p>
          </table:table-cell>
          <table:table-cell table:formula="of:=IF([Data.G133]=[Keys.K133];1;0)" office:value-type="float" office:value="0" calcext:value-type="float">
            <text:p>0</text:p>
          </table:table-cell>
          <table:table-cell table:formula="of:=IF([.H133]=0;IF([Data.F133]=[Keys.K133];1;0);0)" office:value-type="float" office:value="0" calcext:value-type="float">
            <text:p>0</text:p>
          </table:table-cell>
          <table:table-cell table:formula="of:=IF([Data.G133]=[Keys.L133];1;0)" office:value-type="float" office:value="0" calcext:value-type="float">
            <text:p>0</text:p>
          </table:table-cell>
          <table:table-cell table:formula="of:=IF([.J133]=0;IF([Data.F133]=[Keys.L13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33];MATCH([Keys.I133];[Keys.$D$2:.$D$9];0))" office:value-type="float" office:value="1" calcext:value-type="float">
            <text:p>1</text:p>
          </table:table-cell>
          <table:table-cell table:formula="of:=[.S133]" office:value-type="float" office:value="1" calcext:value-type="float">
            <text:p>1</text:p>
          </table:table-cell>
          <table:table-cell table:formula="of:=INDEX([Data.$K$2:.$R$359];[Keys.$M133];MATCH([Keys.J133];[Keys.$D$2:.$D$9];0))" office:value-type="float" office:value="0" calcext:value-type="float">
            <text:p>0</text:p>
          </table:table-cell>
          <table:table-cell table:formula="of:=[.U133]" office:value-type="float" office:value="0" calcext:value-type="float">
            <text:p>0</text:p>
          </table:table-cell>
          <table:table-cell table:formula="of:=INDEX([Data.$K$2:.$R$359];[Keys.$M133];MATCH([Keys.K133];[Keys.$D$2:.$D$9];0))" office:value-type="float" office:value="0" calcext:value-type="float">
            <text:p>0</text:p>
          </table:table-cell>
          <table:table-cell table:formula="of:=[.W133]" office:value-type="float" office:value="0" calcext:value-type="float">
            <text:p>0</text:p>
          </table:table-cell>
          <table:table-cell table:formula="of:=INDEX([Data.$K$2:.$R$359];[Keys.$M133];MATCH([Keys.L133];[Keys.$D$2:.$D$9];0))" office:value-type="float" office:value="0" calcext:value-type="float">
            <text:p>0</text:p>
          </table:table-cell>
          <table:table-cell table:formula="of:=[.Y133]" office:value-type="float" office:value="0" calcext:value-type="float">
            <text:p>0</text:p>
          </table:table-cell>
          <table:table-cell table:formula="of:=IF([Data.Z133]=&quot;True&quot;;&quot;Challenged&quot;;IF([Data.AA133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33]+[Data.T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33]+[Data.V13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IF([Data.G134]=[Keys.$A$10];1;0)" office:value-type="float" office:value="0" calcext:value-type="float">
            <text:p>0</text:p>
          </table:table-cell>
          <table:table-cell table:formula="of:=IF([.B134]=0;IF([Data.F134]=[Keys.$A$10];1;0);0)" office:value-type="float" office:value="0" calcext:value-type="float">
            <text:p>0</text:p>
          </table:table-cell>
          <table:table-cell table:formula="of:=IF([Data.G134]=[Keys.I134];1;0)" office:value-type="float" office:value="0" calcext:value-type="float">
            <text:p>0</text:p>
          </table:table-cell>
          <table:table-cell table:formula="of:=IF([.D134]=0;IF([Data.F134]=[Keys.I134];1;0);0)" office:value-type="float" office:value="0" calcext:value-type="float">
            <text:p>0</text:p>
          </table:table-cell>
          <table:table-cell table:formula="of:=IF([Data.G134]=[Keys.J134];1;0)" office:value-type="float" office:value="0" calcext:value-type="float">
            <text:p>0</text:p>
          </table:table-cell>
          <table:table-cell table:formula="of:=IF([.F134]=0;IF([Data.F134]=[Keys.J134];1;0);0)" office:value-type="float" office:value="0" calcext:value-type="float">
            <text:p>0</text:p>
          </table:table-cell>
          <table:table-cell table:formula="of:=IF([Data.G134]=[Keys.K134];1;0)" office:value-type="float" office:value="0" calcext:value-type="float">
            <text:p>0</text:p>
          </table:table-cell>
          <table:table-cell table:formula="of:=IF([.H134]=0;IF([Data.F134]=[Keys.K134];1;0);0)" office:value-type="float" office:value="0" calcext:value-type="float">
            <text:p>0</text:p>
          </table:table-cell>
          <table:table-cell table:formula="of:=IF([Data.G134]=[Keys.L134];1;0)" office:value-type="float" office:value="0" calcext:value-type="float">
            <text:p>0</text:p>
          </table:table-cell>
          <table:table-cell table:formula="of:=IF([.J134]=0;IF([Data.F134]=[Keys.L13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34];MATCH([Keys.I134];[Keys.$D$2:.$D$9];0))" office:value-type="float" office:value="0" calcext:value-type="float">
            <text:p>0</text:p>
          </table:table-cell>
          <table:table-cell table:formula="of:=[.S134]" office:value-type="float" office:value="0" calcext:value-type="float">
            <text:p>0</text:p>
          </table:table-cell>
          <table:table-cell table:formula="of:=INDEX([Data.$K$2:.$R$359];[Keys.$M134];MATCH([Keys.J134];[Keys.$D$2:.$D$9];0))" office:value-type="float" office:value="0" calcext:value-type="float">
            <text:p>0</text:p>
          </table:table-cell>
          <table:table-cell table:formula="of:=[.U134]" office:value-type="float" office:value="0" calcext:value-type="float">
            <text:p>0</text:p>
          </table:table-cell>
          <table:table-cell table:formula="of:=INDEX([Data.$K$2:.$R$359];[Keys.$M134];MATCH([Keys.K134];[Keys.$D$2:.$D$9];0))" office:value-type="float" office:value="0" calcext:value-type="float">
            <text:p>0</text:p>
          </table:table-cell>
          <table:table-cell table:formula="of:=[.W134]" office:value-type="float" office:value="0" calcext:value-type="float">
            <text:p>0</text:p>
          </table:table-cell>
          <table:table-cell table:formula="of:=INDEX([Data.$K$2:.$R$359];[Keys.$M134];MATCH([Keys.L134];[Keys.$D$2:.$D$9];0))" office:value-type="float" office:value="0" calcext:value-type="float">
            <text:p>0</text:p>
          </table:table-cell>
          <table:table-cell table:formula="of:=[.Y134]" office:value-type="float" office:value="0" calcext:value-type="float">
            <text:p>0</text:p>
          </table:table-cell>
          <table:table-cell table:formula="of:=IF([Data.Z134]=&quot;True&quot;;&quot;Challenged&quot;;IF([Data.AA134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34]+[Data.T13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AD134]+[Data.V134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IF([Data.G135]=[Keys.$A$10];1;0)" office:value-type="float" office:value="0" calcext:value-type="float">
            <text:p>0</text:p>
          </table:table-cell>
          <table:table-cell table:formula="of:=IF([.B135]=0;IF([Data.F135]=[Keys.$A$10];1;0);0)" office:value-type="float" office:value="0" calcext:value-type="float">
            <text:p>0</text:p>
          </table:table-cell>
          <table:table-cell table:formula="of:=IF([Data.G135]=[Keys.I135];1;0)" office:value-type="float" office:value="0" calcext:value-type="float">
            <text:p>0</text:p>
          </table:table-cell>
          <table:table-cell table:formula="of:=IF([.D135]=0;IF([Data.F135]=[Keys.I135];1;0);0)" office:value-type="float" office:value="0" calcext:value-type="float">
            <text:p>0</text:p>
          </table:table-cell>
          <table:table-cell table:formula="of:=IF([Data.G135]=[Keys.J135];1;0)" office:value-type="float" office:value="0" calcext:value-type="float">
            <text:p>0</text:p>
          </table:table-cell>
          <table:table-cell table:formula="of:=IF([.F135]=0;IF([Data.F135]=[Keys.J135];1;0);0)" office:value-type="float" office:value="0" calcext:value-type="float">
            <text:p>0</text:p>
          </table:table-cell>
          <table:table-cell table:formula="of:=IF([Data.G135]=[Keys.K135];1;0)" office:value-type="float" office:value="0" calcext:value-type="float">
            <text:p>0</text:p>
          </table:table-cell>
          <table:table-cell table:formula="of:=IF([.H135]=0;IF([Data.F135]=[Keys.K135];1;0);0)" office:value-type="float" office:value="0" calcext:value-type="float">
            <text:p>0</text:p>
          </table:table-cell>
          <table:table-cell table:formula="of:=IF([Data.G135]=[Keys.L135];1;0)" office:value-type="float" office:value="0" calcext:value-type="float">
            <text:p>0</text:p>
          </table:table-cell>
          <table:table-cell table:formula="of:=IF([.J135]=0;IF([Data.F135]=[Keys.L135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35];MATCH([Keys.I135];[Keys.$D$2:.$D$9];0))" office:value-type="float" office:value="0" calcext:value-type="float">
            <text:p>0</text:p>
          </table:table-cell>
          <table:table-cell table:formula="of:=[.S135]" office:value-type="float" office:value="0" calcext:value-type="float">
            <text:p>0</text:p>
          </table:table-cell>
          <table:table-cell table:formula="of:=INDEX([Data.$K$2:.$R$359];[Keys.$M135];MATCH([Keys.J135];[Keys.$D$2:.$D$9];0))" office:value-type="float" office:value="0" calcext:value-type="float">
            <text:p>0</text:p>
          </table:table-cell>
          <table:table-cell table:formula="of:=[.U135]" office:value-type="float" office:value="0" calcext:value-type="float">
            <text:p>0</text:p>
          </table:table-cell>
          <table:table-cell table:formula="of:=INDEX([Data.$K$2:.$R$359];[Keys.$M135];MATCH([Keys.K135];[Keys.$D$2:.$D$9];0))" office:value-type="float" office:value="0" calcext:value-type="float">
            <text:p>0</text:p>
          </table:table-cell>
          <table:table-cell table:formula="of:=[.W135]" office:value-type="float" office:value="0" calcext:value-type="float">
            <text:p>0</text:p>
          </table:table-cell>
          <table:table-cell table:formula="of:=INDEX([Data.$K$2:.$R$359];[Keys.$M135];MATCH([Keys.L135];[Keys.$D$2:.$D$9];0))" office:value-type="float" office:value="0" calcext:value-type="float">
            <text:p>0</text:p>
          </table:table-cell>
          <table:table-cell table:formula="of:=[.Y135]" office:value-type="float" office:value="0" calcext:value-type="float">
            <text:p>0</text:p>
          </table:table-cell>
          <table:table-cell table:formula="of:=IF([Data.Z135]=&quot;True&quot;;&quot;Challenged&quot;;IF([Data.AA13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35]+[Data.T13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135]+[Data.V135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IF([Data.G136]=[Keys.$A$10];1;0)" office:value-type="float" office:value="0" calcext:value-type="float">
            <text:p>0</text:p>
          </table:table-cell>
          <table:table-cell table:formula="of:=IF([.B136]=0;IF([Data.F136]=[Keys.$A$10];1;0);0)" office:value-type="float" office:value="0" calcext:value-type="float">
            <text:p>0</text:p>
          </table:table-cell>
          <table:table-cell table:formula="of:=IF([Data.G136]=[Keys.I136];1;0)" office:value-type="float" office:value="0" calcext:value-type="float">
            <text:p>0</text:p>
          </table:table-cell>
          <table:table-cell table:formula="of:=IF([.D136]=0;IF([Data.F136]=[Keys.I136];1;0);0)" office:value-type="float" office:value="0" calcext:value-type="float">
            <text:p>0</text:p>
          </table:table-cell>
          <table:table-cell table:formula="of:=IF([Data.G136]=[Keys.J136];1;0)" office:value-type="float" office:value="0" calcext:value-type="float">
            <text:p>0</text:p>
          </table:table-cell>
          <table:table-cell table:formula="of:=IF([.F136]=0;IF([Data.F136]=[Keys.J136];1;0);0)" office:value-type="float" office:value="0" calcext:value-type="float">
            <text:p>0</text:p>
          </table:table-cell>
          <table:table-cell table:formula="of:=IF([Data.G136]=[Keys.K136];1;0)" office:value-type="float" office:value="0" calcext:value-type="float">
            <text:p>0</text:p>
          </table:table-cell>
          <table:table-cell table:formula="of:=IF([.H136]=0;IF([Data.F136]=[Keys.K136];1;0);0)" office:value-type="float" office:value="0" calcext:value-type="float">
            <text:p>0</text:p>
          </table:table-cell>
          <table:table-cell table:formula="of:=IF([Data.G136]=[Keys.L136];1;0)" office:value-type="float" office:value="0" calcext:value-type="float">
            <text:p>0</text:p>
          </table:table-cell>
          <table:table-cell table:formula="of:=IF([.J136]=0;IF([Data.F136]=[Keys.L13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36];MATCH([Keys.I136];[Keys.$D$2:.$D$9];0))" office:value-type="float" office:value="1" calcext:value-type="float">
            <text:p>1</text:p>
          </table:table-cell>
          <table:table-cell table:formula="of:=[.S136]" office:value-type="float" office:value="1" calcext:value-type="float">
            <text:p>1</text:p>
          </table:table-cell>
          <table:table-cell table:formula="of:=INDEX([Data.$K$2:.$R$359];[Keys.$M136];MATCH([Keys.J136];[Keys.$D$2:.$D$9];0))" office:value-type="float" office:value="0" calcext:value-type="float">
            <text:p>0</text:p>
          </table:table-cell>
          <table:table-cell table:formula="of:=[.U136]" office:value-type="float" office:value="0" calcext:value-type="float">
            <text:p>0</text:p>
          </table:table-cell>
          <table:table-cell table:formula="of:=INDEX([Data.$K$2:.$R$359];[Keys.$M136];MATCH([Keys.K136];[Keys.$D$2:.$D$9];0))" office:value-type="float" office:value="0" calcext:value-type="float">
            <text:p>0</text:p>
          </table:table-cell>
          <table:table-cell table:formula="of:=[.W136]" office:value-type="float" office:value="0" calcext:value-type="float">
            <text:p>0</text:p>
          </table:table-cell>
          <table:table-cell table:formula="of:=INDEX([Data.$K$2:.$R$359];[Keys.$M136];MATCH([Keys.L136];[Keys.$D$2:.$D$9];0))" office:value-type="float" office:value="0" calcext:value-type="float">
            <text:p>0</text:p>
          </table:table-cell>
          <table:table-cell table:formula="of:=[.Y136]" office:value-type="float" office:value="0" calcext:value-type="float">
            <text:p>0</text:p>
          </table:table-cell>
          <table:table-cell table:formula="of:=IF([Data.Z136]=&quot;True&quot;;&quot;Challenged&quot;;IF([Data.AA136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36]+[Data.T1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36]+[Data.V13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989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IF([Data.G137]=[Keys.$A$10];1;0)" office:value-type="float" office:value="0" calcext:value-type="float">
            <text:p>0</text:p>
          </table:table-cell>
          <table:table-cell table:formula="of:=IF([.B137]=0;IF([Data.F137]=[Keys.$A$10];1;0);0)" office:value-type="float" office:value="0" calcext:value-type="float">
            <text:p>0</text:p>
          </table:table-cell>
          <table:table-cell table:formula="of:=IF([Data.G137]=[Keys.I137];1;0)" office:value-type="float" office:value="0" calcext:value-type="float">
            <text:p>0</text:p>
          </table:table-cell>
          <table:table-cell table:formula="of:=IF([.D137]=0;IF([Data.F137]=[Keys.I137];1;0);0)" office:value-type="float" office:value="0" calcext:value-type="float">
            <text:p>0</text:p>
          </table:table-cell>
          <table:table-cell table:formula="of:=IF([Data.G137]=[Keys.J137];1;0)" office:value-type="float" office:value="0" calcext:value-type="float">
            <text:p>0</text:p>
          </table:table-cell>
          <table:table-cell table:formula="of:=IF([.F137]=0;IF([Data.F137]=[Keys.J137];1;0);0)" office:value-type="float" office:value="0" calcext:value-type="float">
            <text:p>0</text:p>
          </table:table-cell>
          <table:table-cell table:formula="of:=IF([Data.G137]=[Keys.K137];1;0)" office:value-type="float" office:value="0" calcext:value-type="float">
            <text:p>0</text:p>
          </table:table-cell>
          <table:table-cell table:formula="of:=IF([.H137]=0;IF([Data.F137]=[Keys.K137];1;0);0)" office:value-type="float" office:value="0" calcext:value-type="float">
            <text:p>0</text:p>
          </table:table-cell>
          <table:table-cell table:formula="of:=IF([Data.G137]=[Keys.L137];1;0)" office:value-type="float" office:value="0" calcext:value-type="float">
            <text:p>0</text:p>
          </table:table-cell>
          <table:table-cell table:formula="of:=IF([.J137]=0;IF([Data.F137]=[Keys.L13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37];MATCH([Keys.I137];[Keys.$D$2:.$D$9];0))" office:value-type="float" office:value="0" calcext:value-type="float">
            <text:p>0</text:p>
          </table:table-cell>
          <table:table-cell table:formula="of:=[.S137]" office:value-type="float" office:value="0" calcext:value-type="float">
            <text:p>0</text:p>
          </table:table-cell>
          <table:table-cell table:formula="of:=INDEX([Data.$K$2:.$R$359];[Keys.$M137];MATCH([Keys.J137];[Keys.$D$2:.$D$9];0))" office:value-type="float" office:value="0" calcext:value-type="float">
            <text:p>0</text:p>
          </table:table-cell>
          <table:table-cell table:formula="of:=[.U137]" office:value-type="float" office:value="0" calcext:value-type="float">
            <text:p>0</text:p>
          </table:table-cell>
          <table:table-cell table:formula="of:=INDEX([Data.$K$2:.$R$359];[Keys.$M137];MATCH([Keys.K137];[Keys.$D$2:.$D$9];0))" office:value-type="float" office:value="0" calcext:value-type="float">
            <text:p>0</text:p>
          </table:table-cell>
          <table:table-cell table:formula="of:=[.W137]" office:value-type="float" office:value="0" calcext:value-type="float">
            <text:p>0</text:p>
          </table:table-cell>
          <table:table-cell table:formula="of:=INDEX([Data.$K$2:.$R$359];[Keys.$M137];MATCH([Keys.L137];[Keys.$D$2:.$D$9];0))" office:value-type="float" office:value="0" calcext:value-type="float">
            <text:p>0</text:p>
          </table:table-cell>
          <table:table-cell table:formula="of:=[.Y137]" office:value-type="float" office:value="0" calcext:value-type="float">
            <text:p>0</text:p>
          </table:table-cell>
          <table:table-cell table:formula="of:=IF([Data.Z137]=&quot;True&quot;;&quot;Challenged&quot;;IF([Data.AA13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37]+[Data.T1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37]+[Data.V13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989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IF([Data.G138]=[Keys.$A$10];1;0)" office:value-type="float" office:value="0" calcext:value-type="float">
            <text:p>0</text:p>
          </table:table-cell>
          <table:table-cell table:formula="of:=IF([.B138]=0;IF([Data.F138]=[Keys.$A$10];1;0);0)" office:value-type="float" office:value="1" calcext:value-type="float">
            <text:p>1</text:p>
          </table:table-cell>
          <table:table-cell table:formula="of:=IF([Data.G138]=[Keys.I138];1;0)" office:value-type="float" office:value="0" calcext:value-type="float">
            <text:p>0</text:p>
          </table:table-cell>
          <table:table-cell table:formula="of:=IF([.D138]=0;IF([Data.F138]=[Keys.I138];1;0);0)" office:value-type="float" office:value="0" calcext:value-type="float">
            <text:p>0</text:p>
          </table:table-cell>
          <table:table-cell table:formula="of:=IF([Data.G138]=[Keys.J138];1;0)" office:value-type="float" office:value="0" calcext:value-type="float">
            <text:p>0</text:p>
          </table:table-cell>
          <table:table-cell table:formula="of:=IF([.F138]=0;IF([Data.F138]=[Keys.J138];1;0);0)" office:value-type="float" office:value="0" calcext:value-type="float">
            <text:p>0</text:p>
          </table:table-cell>
          <table:table-cell table:formula="of:=IF([Data.G138]=[Keys.K138];1;0)" office:value-type="float" office:value="0" calcext:value-type="float">
            <text:p>0</text:p>
          </table:table-cell>
          <table:table-cell table:formula="of:=IF([.H138]=0;IF([Data.F138]=[Keys.K138];1;0);0)" office:value-type="float" office:value="0" calcext:value-type="float">
            <text:p>0</text:p>
          </table:table-cell>
          <table:table-cell table:formula="of:=IF([Data.G138]=[Keys.L138];1;0)" office:value-type="float" office:value="0" calcext:value-type="float">
            <text:p>0</text:p>
          </table:table-cell>
          <table:table-cell table:formula="of:=IF([.J138]=0;IF([Data.F138]=[Keys.L138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138];MATCH([Keys.I138];[Keys.$D$2:.$D$9];0))" office:value-type="float" office:value="0" calcext:value-type="float">
            <text:p>0</text:p>
          </table:table-cell>
          <table:table-cell table:formula="of:=[.S138]" office:value-type="float" office:value="0" calcext:value-type="float">
            <text:p>0</text:p>
          </table:table-cell>
          <table:table-cell table:formula="of:=INDEX([Data.$K$2:.$R$359];[Keys.$M138];MATCH([Keys.J138];[Keys.$D$2:.$D$9];0))" office:value-type="float" office:value="0" calcext:value-type="float">
            <text:p>0</text:p>
          </table:table-cell>
          <table:table-cell table:formula="of:=[.U138]" office:value-type="float" office:value="0" calcext:value-type="float">
            <text:p>0</text:p>
          </table:table-cell>
          <table:table-cell table:formula="of:=INDEX([Data.$K$2:.$R$359];[Keys.$M138];MATCH([Keys.K138];[Keys.$D$2:.$D$9];0))" office:value-type="float" office:value="0" calcext:value-type="float">
            <text:p>0</text:p>
          </table:table-cell>
          <table:table-cell table:formula="of:=[.W138]" office:value-type="float" office:value="0" calcext:value-type="float">
            <text:p>0</text:p>
          </table:table-cell>
          <table:table-cell table:formula="of:=INDEX([Data.$K$2:.$R$359];[Keys.$M138];MATCH([Keys.L138];[Keys.$D$2:.$D$9];0))" office:value-type="float" office:value="0" calcext:value-type="float">
            <text:p>0</text:p>
          </table:table-cell>
          <table:table-cell table:formula="of:=[.Y138]" office:value-type="float" office:value="0" calcext:value-type="float">
            <text:p>0</text:p>
          </table:table-cell>
          <table:table-cell table:formula="of:=IF([Data.Z138]=&quot;True&quot;;&quot;Challenged&quot;;IF([Data.AA13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38]+[Data.T1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138]+[Data.V13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989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IF([Data.G139]=[Keys.$A$10];1;0)" office:value-type="float" office:value="1" calcext:value-type="float">
            <text:p>1</text:p>
          </table:table-cell>
          <table:table-cell table:formula="of:=IF([.B139]=0;IF([Data.F139]=[Keys.$A$10];1;0);0)" office:value-type="float" office:value="0" calcext:value-type="float">
            <text:p>0</text:p>
          </table:table-cell>
          <table:table-cell table:formula="of:=IF([Data.G139]=[Keys.I139];1;0)" office:value-type="float" office:value="0" calcext:value-type="float">
            <text:p>0</text:p>
          </table:table-cell>
          <table:table-cell table:formula="of:=IF([.D139]=0;IF([Data.F139]=[Keys.I139];1;0);0)" office:value-type="float" office:value="0" calcext:value-type="float">
            <text:p>0</text:p>
          </table:table-cell>
          <table:table-cell table:formula="of:=IF([Data.G139]=[Keys.J139];1;0)" office:value-type="float" office:value="0" calcext:value-type="float">
            <text:p>0</text:p>
          </table:table-cell>
          <table:table-cell table:formula="of:=IF([.F139]=0;IF([Data.F139]=[Keys.J139];1;0);0)" office:value-type="float" office:value="0" calcext:value-type="float">
            <text:p>0</text:p>
          </table:table-cell>
          <table:table-cell table:formula="of:=IF([Data.G139]=[Keys.K139];1;0)" office:value-type="float" office:value="0" calcext:value-type="float">
            <text:p>0</text:p>
          </table:table-cell>
          <table:table-cell table:formula="of:=IF([.H139]=0;IF([Data.F139]=[Keys.K139];1;0);0)" office:value-type="float" office:value="0" calcext:value-type="float">
            <text:p>0</text:p>
          </table:table-cell>
          <table:table-cell table:formula="of:=IF([Data.G139]=[Keys.L139];1;0)" office:value-type="float" office:value="0" calcext:value-type="float">
            <text:p>0</text:p>
          </table:table-cell>
          <table:table-cell table:formula="of:=IF([.J139]=0;IF([Data.F139]=[Keys.L13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39];MATCH([Keys.I139];[Keys.$D$2:.$D$9];0))" office:value-type="float" office:value="0" calcext:value-type="float">
            <text:p>0</text:p>
          </table:table-cell>
          <table:table-cell table:formula="of:=[.S139]" office:value-type="float" office:value="0" calcext:value-type="float">
            <text:p>0</text:p>
          </table:table-cell>
          <table:table-cell table:formula="of:=INDEX([Data.$K$2:.$R$359];[Keys.$M139];MATCH([Keys.J139];[Keys.$D$2:.$D$9];0))" office:value-type="float" office:value="0" calcext:value-type="float">
            <text:p>0</text:p>
          </table:table-cell>
          <table:table-cell table:formula="of:=[.U139]" office:value-type="float" office:value="0" calcext:value-type="float">
            <text:p>0</text:p>
          </table:table-cell>
          <table:table-cell table:formula="of:=INDEX([Data.$K$2:.$R$359];[Keys.$M139];MATCH([Keys.K139];[Keys.$D$2:.$D$9];0))" office:value-type="float" office:value="0" calcext:value-type="float">
            <text:p>0</text:p>
          </table:table-cell>
          <table:table-cell table:formula="of:=[.W139]" office:value-type="float" office:value="0" calcext:value-type="float">
            <text:p>0</text:p>
          </table:table-cell>
          <table:table-cell table:formula="of:=INDEX([Data.$K$2:.$R$359];[Keys.$M139];MATCH([Keys.L139];[Keys.$D$2:.$D$9];0))" office:value-type="float" office:value="0" calcext:value-type="float">
            <text:p>0</text:p>
          </table:table-cell>
          <table:table-cell table:formula="of:=[.Y139]" office:value-type="float" office:value="0" calcext:value-type="float">
            <text:p>0</text:p>
          </table:table-cell>
          <table:table-cell table:formula="of:=IF([Data.Z139]=&quot;True&quot;;&quot;Challenged&quot;;IF([Data.AA13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39]+[Data.T1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39]+[Data.V139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989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formula="of:=IF([Data.G140]=[Keys.$A$10];1;0)" office:value-type="float" office:value="0" calcext:value-type="float">
            <text:p>0</text:p>
          </table:table-cell>
          <table:table-cell table:formula="of:=IF([.B140]=0;IF([Data.F140]=[Keys.$A$10];1;0);0)" office:value-type="float" office:value="0" calcext:value-type="float">
            <text:p>0</text:p>
          </table:table-cell>
          <table:table-cell table:formula="of:=IF([Data.G140]=[Keys.I140];1;0)" office:value-type="float" office:value="0" calcext:value-type="float">
            <text:p>0</text:p>
          </table:table-cell>
          <table:table-cell table:formula="of:=IF([.D140]=0;IF([Data.F140]=[Keys.I140];1;0);0)" office:value-type="float" office:value="0" calcext:value-type="float">
            <text:p>0</text:p>
          </table:table-cell>
          <table:table-cell table:formula="of:=IF([Data.G140]=[Keys.J140];1;0)" office:value-type="float" office:value="0" calcext:value-type="float">
            <text:p>0</text:p>
          </table:table-cell>
          <table:table-cell table:formula="of:=IF([.F140]=0;IF([Data.F140]=[Keys.J140];1;0);0)" office:value-type="float" office:value="0" calcext:value-type="float">
            <text:p>0</text:p>
          </table:table-cell>
          <table:table-cell table:formula="of:=IF([Data.G140]=[Keys.K140];1;0)" office:value-type="float" office:value="0" calcext:value-type="float">
            <text:p>0</text:p>
          </table:table-cell>
          <table:table-cell table:formula="of:=IF([.H140]=0;IF([Data.F140]=[Keys.K140];1;0);0)" office:value-type="float" office:value="0" calcext:value-type="float">
            <text:p>0</text:p>
          </table:table-cell>
          <table:table-cell table:formula="of:=IF([Data.G140]=[Keys.L140];1;0)" office:value-type="float" office:value="0" calcext:value-type="float">
            <text:p>0</text:p>
          </table:table-cell>
          <table:table-cell table:formula="of:=IF([.J140]=0;IF([Data.F140]=[Keys.L14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40];MATCH([Keys.I140];[Keys.$D$2:.$D$9];0))" office:value-type="float" office:value="0" calcext:value-type="float">
            <text:p>0</text:p>
          </table:table-cell>
          <table:table-cell table:formula="of:=[.S140]" office:value-type="float" office:value="0" calcext:value-type="float">
            <text:p>0</text:p>
          </table:table-cell>
          <table:table-cell table:formula="of:=INDEX([Data.$K$2:.$R$359];[Keys.$M140];MATCH([Keys.J140];[Keys.$D$2:.$D$9];0))" office:value-type="float" office:value="2" calcext:value-type="float">
            <text:p>2</text:p>
          </table:table-cell>
          <table:table-cell table:formula="of:=[.U140]" office:value-type="float" office:value="2" calcext:value-type="float">
            <text:p>2</text:p>
          </table:table-cell>
          <table:table-cell table:formula="of:=INDEX([Data.$K$2:.$R$359];[Keys.$M140];MATCH([Keys.K140];[Keys.$D$2:.$D$9];0))" office:value-type="float" office:value="0" calcext:value-type="float">
            <text:p>0</text:p>
          </table:table-cell>
          <table:table-cell table:formula="of:=[.W140]" office:value-type="float" office:value="0" calcext:value-type="float">
            <text:p>0</text:p>
          </table:table-cell>
          <table:table-cell table:formula="of:=INDEX([Data.$K$2:.$R$359];[Keys.$M140];MATCH([Keys.L140];[Keys.$D$2:.$D$9];0))" office:value-type="float" office:value="0" calcext:value-type="float">
            <text:p>0</text:p>
          </table:table-cell>
          <table:table-cell table:formula="of:=[.Y140]" office:value-type="float" office:value="0" calcext:value-type="float">
            <text:p>0</text:p>
          </table:table-cell>
          <table:table-cell table:formula="of:=IF([Data.Z140]=&quot;True&quot;;&quot;Challenged&quot;;IF([Data.AA14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40]+[Data.T1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40]+[Data.V14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989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formula="of:=IF([Data.G141]=[Keys.$A$10];1;0)" office:value-type="float" office:value="0" calcext:value-type="float">
            <text:p>0</text:p>
          </table:table-cell>
          <table:table-cell table:formula="of:=IF([.B141]=0;IF([Data.F141]=[Keys.$A$10];1;0);0)" office:value-type="float" office:value="0" calcext:value-type="float">
            <text:p>0</text:p>
          </table:table-cell>
          <table:table-cell table:formula="of:=IF([Data.G141]=[Keys.I141];1;0)" office:value-type="float" office:value="0" calcext:value-type="float">
            <text:p>0</text:p>
          </table:table-cell>
          <table:table-cell table:formula="of:=IF([.D141]=0;IF([Data.F141]=[Keys.I141];1;0);0)" office:value-type="float" office:value="0" calcext:value-type="float">
            <text:p>0</text:p>
          </table:table-cell>
          <table:table-cell table:formula="of:=IF([Data.G141]=[Keys.J141];1;0)" office:value-type="float" office:value="0" calcext:value-type="float">
            <text:p>0</text:p>
          </table:table-cell>
          <table:table-cell table:formula="of:=IF([.F141]=0;IF([Data.F141]=[Keys.J141];1;0);0)" office:value-type="float" office:value="0" calcext:value-type="float">
            <text:p>0</text:p>
          </table:table-cell>
          <table:table-cell table:formula="of:=IF([Data.G141]=[Keys.K141];1;0)" office:value-type="float" office:value="0" calcext:value-type="float">
            <text:p>0</text:p>
          </table:table-cell>
          <table:table-cell table:formula="of:=IF([.H141]=0;IF([Data.F141]=[Keys.K141];1;0);0)" office:value-type="float" office:value="0" calcext:value-type="float">
            <text:p>0</text:p>
          </table:table-cell>
          <table:table-cell table:formula="of:=IF([Data.G141]=[Keys.L141];1;0)" office:value-type="float" office:value="0" calcext:value-type="float">
            <text:p>0</text:p>
          </table:table-cell>
          <table:table-cell table:formula="of:=IF([.J141]=0;IF([Data.F141]=[Keys.L141];1;0);0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41];MATCH([Keys.I141];[Keys.$D$2:.$D$9];0))" office:value-type="float" office:value="0" calcext:value-type="float">
            <text:p>0</text:p>
          </table:table-cell>
          <table:table-cell table:formula="of:=[.S141]" office:value-type="float" office:value="0" calcext:value-type="float">
            <text:p>0</text:p>
          </table:table-cell>
          <table:table-cell table:formula="of:=INDEX([Data.$K$2:.$R$359];[Keys.$M141];MATCH([Keys.J141];[Keys.$D$2:.$D$9];0))" office:value-type="float" office:value="0" calcext:value-type="float">
            <text:p>0</text:p>
          </table:table-cell>
          <table:table-cell table:formula="of:=[.U141]" office:value-type="float" office:value="0" calcext:value-type="float">
            <text:p>0</text:p>
          </table:table-cell>
          <table:table-cell table:formula="of:=INDEX([Data.$K$2:.$R$359];[Keys.$M141];MATCH([Keys.K141];[Keys.$D$2:.$D$9];0))" office:value-type="float" office:value="0" calcext:value-type="float">
            <text:p>0</text:p>
          </table:table-cell>
          <table:table-cell table:formula="of:=[.W141]" office:value-type="float" office:value="0" calcext:value-type="float">
            <text:p>0</text:p>
          </table:table-cell>
          <table:table-cell table:formula="of:=INDEX([Data.$K$2:.$R$359];[Keys.$M141];MATCH([Keys.L141];[Keys.$D$2:.$D$9];0))" office:value-type="float" office:value="0" calcext:value-type="float">
            <text:p>0</text:p>
          </table:table-cell>
          <table:table-cell table:formula="of:=[.Y141]" office:value-type="float" office:value="0" calcext:value-type="float">
            <text:p>0</text:p>
          </table:table-cell>
          <table:table-cell table:formula="of:=IF([Data.Z141]=&quot;True&quot;;&quot;Challenged&quot;;IF([Data.AA14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41]+[Data.T14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141]+[Data.V141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989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formula="of:=IF([Data.G142]=[Keys.$A$10];1;0)" office:value-type="float" office:value="1" calcext:value-type="float">
            <text:p>1</text:p>
          </table:table-cell>
          <table:table-cell table:formula="of:=IF([.B142]=0;IF([Data.F142]=[Keys.$A$10];1;0);0)" office:value-type="float" office:value="0" calcext:value-type="float">
            <text:p>0</text:p>
          </table:table-cell>
          <table:table-cell table:formula="of:=IF([Data.G142]=[Keys.I142];1;0)" office:value-type="float" office:value="0" calcext:value-type="float">
            <text:p>0</text:p>
          </table:table-cell>
          <table:table-cell table:formula="of:=IF([.D142]=0;IF([Data.F142]=[Keys.I142];1;0);0)" office:value-type="float" office:value="0" calcext:value-type="float">
            <text:p>0</text:p>
          </table:table-cell>
          <table:table-cell table:formula="of:=IF([Data.G142]=[Keys.J142];1;0)" office:value-type="float" office:value="0" calcext:value-type="float">
            <text:p>0</text:p>
          </table:table-cell>
          <table:table-cell table:formula="of:=IF([.F142]=0;IF([Data.F142]=[Keys.J142];1;0);0)" office:value-type="float" office:value="0" calcext:value-type="float">
            <text:p>0</text:p>
          </table:table-cell>
          <table:table-cell table:formula="of:=IF([Data.G142]=[Keys.K142];1;0)" office:value-type="float" office:value="0" calcext:value-type="float">
            <text:p>0</text:p>
          </table:table-cell>
          <table:table-cell table:formula="of:=IF([.H142]=0;IF([Data.F142]=[Keys.K142];1;0);0)" office:value-type="float" office:value="0" calcext:value-type="float">
            <text:p>0</text:p>
          </table:table-cell>
          <table:table-cell table:formula="of:=IF([Data.G142]=[Keys.L142];1;0)" office:value-type="float" office:value="0" calcext:value-type="float">
            <text:p>0</text:p>
          </table:table-cell>
          <table:table-cell table:formula="of:=IF([.J142]=0;IF([Data.F142]=[Keys.L142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42];MATCH([Keys.I142];[Keys.$D$2:.$D$9];0))" office:value-type="float" office:value="0" calcext:value-type="float">
            <text:p>0</text:p>
          </table:table-cell>
          <table:table-cell table:formula="of:=[.S142]" office:value-type="float" office:value="0" calcext:value-type="float">
            <text:p>0</text:p>
          </table:table-cell>
          <table:table-cell table:formula="of:=INDEX([Data.$K$2:.$R$359];[Keys.$M142];MATCH([Keys.J142];[Keys.$D$2:.$D$9];0))" office:value-type="float" office:value="2" calcext:value-type="float">
            <text:p>2</text:p>
          </table:table-cell>
          <table:table-cell table:formula="of:=[.U142]" office:value-type="float" office:value="2" calcext:value-type="float">
            <text:p>2</text:p>
          </table:table-cell>
          <table:table-cell table:formula="of:=INDEX([Data.$K$2:.$R$359];[Keys.$M142];MATCH([Keys.K142];[Keys.$D$2:.$D$9];0))" office:value-type="float" office:value="0" calcext:value-type="float">
            <text:p>0</text:p>
          </table:table-cell>
          <table:table-cell table:formula="of:=[.W142]" office:value-type="float" office:value="0" calcext:value-type="float">
            <text:p>0</text:p>
          </table:table-cell>
          <table:table-cell table:formula="of:=INDEX([Data.$K$2:.$R$359];[Keys.$M142];MATCH([Keys.L142];[Keys.$D$2:.$D$9];0))" office:value-type="float" office:value="0" calcext:value-type="float">
            <text:p>0</text:p>
          </table:table-cell>
          <table:table-cell table:formula="of:=[.Y142]" office:value-type="float" office:value="0" calcext:value-type="float">
            <text:p>0</text:p>
          </table:table-cell>
          <table:table-cell table:formula="of:=IF([Data.Z142]=&quot;True&quot;;&quot;Challenged&quot;;IF([Data.AA14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42]+[Data.T1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42]+[Data.V14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989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IF([Data.G143]=[Keys.$A$10];1;0)" office:value-type="float" office:value="1" calcext:value-type="float">
            <text:p>1</text:p>
          </table:table-cell>
          <table:table-cell table:formula="of:=IF([.B143]=0;IF([Data.F143]=[Keys.$A$10];1;0);0)" office:value-type="float" office:value="0" calcext:value-type="float">
            <text:p>0</text:p>
          </table:table-cell>
          <table:table-cell table:formula="of:=IF([Data.G143]=[Keys.I143];1;0)" office:value-type="float" office:value="0" calcext:value-type="float">
            <text:p>0</text:p>
          </table:table-cell>
          <table:table-cell table:formula="of:=IF([.D143]=0;IF([Data.F143]=[Keys.I143];1;0);0)" office:value-type="float" office:value="0" calcext:value-type="float">
            <text:p>0</text:p>
          </table:table-cell>
          <table:table-cell table:formula="of:=IF([Data.G143]=[Keys.J143];1;0)" office:value-type="float" office:value="0" calcext:value-type="float">
            <text:p>0</text:p>
          </table:table-cell>
          <table:table-cell table:formula="of:=IF([.F143]=0;IF([Data.F143]=[Keys.J143];1;0);0)" office:value-type="float" office:value="0" calcext:value-type="float">
            <text:p>0</text:p>
          </table:table-cell>
          <table:table-cell table:formula="of:=IF([Data.G143]=[Keys.K143];1;0)" office:value-type="float" office:value="0" calcext:value-type="float">
            <text:p>0</text:p>
          </table:table-cell>
          <table:table-cell table:formula="of:=IF([.H143]=0;IF([Data.F143]=[Keys.K143];1;0);0)" office:value-type="float" office:value="0" calcext:value-type="float">
            <text:p>0</text:p>
          </table:table-cell>
          <table:table-cell table:formula="of:=IF([Data.G143]=[Keys.L143];1;0)" office:value-type="float" office:value="0" calcext:value-type="float">
            <text:p>0</text:p>
          </table:table-cell>
          <table:table-cell table:formula="of:=IF([.J143]=0;IF([Data.F143]=[Keys.L143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143];MATCH([Keys.I143];[Keys.$D$2:.$D$9];0))" office:value-type="float" office:value="0" calcext:value-type="float">
            <text:p>0</text:p>
          </table:table-cell>
          <table:table-cell table:formula="of:=[.S143]" office:value-type="float" office:value="0" calcext:value-type="float">
            <text:p>0</text:p>
          </table:table-cell>
          <table:table-cell table:formula="of:=INDEX([Data.$K$2:.$R$359];[Keys.$M143];MATCH([Keys.J143];[Keys.$D$2:.$D$9];0))" office:value-type="float" office:value="0" calcext:value-type="float">
            <text:p>0</text:p>
          </table:table-cell>
          <table:table-cell table:formula="of:=[.U143]" office:value-type="float" office:value="0" calcext:value-type="float">
            <text:p>0</text:p>
          </table:table-cell>
          <table:table-cell table:formula="of:=INDEX([Data.$K$2:.$R$359];[Keys.$M143];MATCH([Keys.K143];[Keys.$D$2:.$D$9];0))" office:value-type="float" office:value="1" calcext:value-type="float">
            <text:p>1</text:p>
          </table:table-cell>
          <table:table-cell table:formula="of:=[.W143]" office:value-type="float" office:value="1" calcext:value-type="float">
            <text:p>1</text:p>
          </table:table-cell>
          <table:table-cell table:formula="of:=INDEX([Data.$K$2:.$R$359];[Keys.$M143];MATCH([Keys.L143];[Keys.$D$2:.$D$9];0))" office:value-type="float" office:value="0" calcext:value-type="float">
            <text:p>0</text:p>
          </table:table-cell>
          <table:table-cell table:formula="of:=[.Y143]" office:value-type="float" office:value="0" calcext:value-type="float">
            <text:p>0</text:p>
          </table:table-cell>
          <table:table-cell table:formula="of:=IF([Data.Z143]=&quot;True&quot;;&quot;Challenged&quot;;IF([Data.AA14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43]+[Data.T14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143]+[Data.V14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IF([Data.G144]=[Keys.$A$10];1;0)" office:value-type="float" office:value="0" calcext:value-type="float">
            <text:p>0</text:p>
          </table:table-cell>
          <table:table-cell table:formula="of:=IF([.B144]=0;IF([Data.F144]=[Keys.$A$10];1;0);0)" office:value-type="float" office:value="0" calcext:value-type="float">
            <text:p>0</text:p>
          </table:table-cell>
          <table:table-cell table:formula="of:=IF([Data.G144]=[Keys.I144];1;0)" office:value-type="float" office:value="0" calcext:value-type="float">
            <text:p>0</text:p>
          </table:table-cell>
          <table:table-cell table:formula="of:=IF([.D144]=0;IF([Data.F144]=[Keys.I144];1;0);0)" office:value-type="float" office:value="0" calcext:value-type="float">
            <text:p>0</text:p>
          </table:table-cell>
          <table:table-cell table:formula="of:=IF([Data.G144]=[Keys.J144];1;0)" office:value-type="float" office:value="1" calcext:value-type="float">
            <text:p>1</text:p>
          </table:table-cell>
          <table:table-cell table:formula="of:=IF([.F144]=0;IF([Data.F144]=[Keys.J144];1;0);0)" office:value-type="float" office:value="0" calcext:value-type="float">
            <text:p>0</text:p>
          </table:table-cell>
          <table:table-cell table:formula="of:=IF([Data.G144]=[Keys.K144];1;0)" office:value-type="float" office:value="0" calcext:value-type="float">
            <text:p>0</text:p>
          </table:table-cell>
          <table:table-cell table:formula="of:=IF([.H144]=0;IF([Data.F144]=[Keys.K144];1;0);0)" office:value-type="float" office:value="0" calcext:value-type="float">
            <text:p>0</text:p>
          </table:table-cell>
          <table:table-cell table:formula="of:=IF([Data.G144]=[Keys.L144];1;0)" office:value-type="float" office:value="0" calcext:value-type="float">
            <text:p>0</text:p>
          </table:table-cell>
          <table:table-cell table:formula="of:=IF([.J144]=0;IF([Data.F144]=[Keys.L144];1;0);0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144];MATCH([Keys.I144];[Keys.$D$2:.$D$9];0))" office:value-type="float" office:value="0" calcext:value-type="float">
            <text:p>0</text:p>
          </table:table-cell>
          <table:table-cell table:formula="of:=[.S144]" office:value-type="float" office:value="0" calcext:value-type="float">
            <text:p>0</text:p>
          </table:table-cell>
          <table:table-cell table:formula="of:=INDEX([Data.$K$2:.$R$359];[Keys.$M144];MATCH([Keys.J144];[Keys.$D$2:.$D$9];0))" office:value-type="float" office:value="2" calcext:value-type="float">
            <text:p>2</text:p>
          </table:table-cell>
          <table:table-cell table:formula="of:=[.U144]" office:value-type="float" office:value="2" calcext:value-type="float">
            <text:p>2</text:p>
          </table:table-cell>
          <table:table-cell table:formula="of:=INDEX([Data.$K$2:.$R$359];[Keys.$M144];MATCH([Keys.K144];[Keys.$D$2:.$D$9];0))" office:value-type="float" office:value="1" calcext:value-type="float">
            <text:p>1</text:p>
          </table:table-cell>
          <table:table-cell table:formula="of:=[.W144]" office:value-type="float" office:value="1" calcext:value-type="float">
            <text:p>1</text:p>
          </table:table-cell>
          <table:table-cell table:formula="of:=INDEX([Data.$K$2:.$R$359];[Keys.$M144];MATCH([Keys.L144];[Keys.$D$2:.$D$9];0))" office:value-type="float" office:value="0" calcext:value-type="float">
            <text:p>0</text:p>
          </table:table-cell>
          <table:table-cell table:formula="of:=[.Y144]" office:value-type="float" office:value="0" calcext:value-type="float">
            <text:p>0</text:p>
          </table:table-cell>
          <table:table-cell table:formula="of:=IF([Data.Z144]=&quot;True&quot;;&quot;Challenged&quot;;IF([Data.AA144]=&quot;True&quot;;&quot;Scaled&quot;;&quot;None&quot;))" office:value-type="string" office:string-value="Scaled" calcext:value-type="string">
            <text:p>Scaled</text:p>
          </table:table-cell>
          <table:table-cell office:value-type="float" office:value="0" calcext:value-type="float">
            <text:p>0</text:p>
          </table:table-cell>
          <table:table-cell table:formula="of:=[.AB144]+[Data.T1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44]+[Data.V14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IF([Data.G145]=[Keys.$A$10];1;0)" office:value-type="float" office:value="0" calcext:value-type="float">
            <text:p>0</text:p>
          </table:table-cell>
          <table:table-cell table:formula="of:=IF([.B145]=0;IF([Data.F145]=[Keys.$A$10];1;0);0)" office:value-type="float" office:value="0" calcext:value-type="float">
            <text:p>0</text:p>
          </table:table-cell>
          <table:table-cell table:formula="of:=IF([Data.G145]=[Keys.I145];1;0)" office:value-type="float" office:value="0" calcext:value-type="float">
            <text:p>0</text:p>
          </table:table-cell>
          <table:table-cell table:formula="of:=IF([.D145]=0;IF([Data.F145]=[Keys.I145];1;0);0)" office:value-type="float" office:value="0" calcext:value-type="float">
            <text:p>0</text:p>
          </table:table-cell>
          <table:table-cell table:formula="of:=IF([Data.G145]=[Keys.J145];1;0)" office:value-type="float" office:value="0" calcext:value-type="float">
            <text:p>0</text:p>
          </table:table-cell>
          <table:table-cell table:formula="of:=IF([.F145]=0;IF([Data.F145]=[Keys.J145];1;0);0)" office:value-type="float" office:value="0" calcext:value-type="float">
            <text:p>0</text:p>
          </table:table-cell>
          <table:table-cell table:formula="of:=IF([Data.G145]=[Keys.K145];1;0)" office:value-type="float" office:value="0" calcext:value-type="float">
            <text:p>0</text:p>
          </table:table-cell>
          <table:table-cell table:formula="of:=IF([.H145]=0;IF([Data.F145]=[Keys.K145];1;0);0)" office:value-type="float" office:value="0" calcext:value-type="float">
            <text:p>0</text:p>
          </table:table-cell>
          <table:table-cell table:formula="of:=IF([Data.G145]=[Keys.L145];1;0)" office:value-type="float" office:value="0" calcext:value-type="float">
            <text:p>0</text:p>
          </table:table-cell>
          <table:table-cell table:formula="of:=IF([.J145]=0;IF([Data.F145]=[Keys.L145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145];MATCH([Keys.I145];[Keys.$D$2:.$D$9];0))" office:value-type="float" office:value="0" calcext:value-type="float">
            <text:p>0</text:p>
          </table:table-cell>
          <table:table-cell table:formula="of:=[.S145]" office:value-type="float" office:value="0" calcext:value-type="float">
            <text:p>0</text:p>
          </table:table-cell>
          <table:table-cell table:formula="of:=INDEX([Data.$K$2:.$R$359];[Keys.$M145];MATCH([Keys.J145];[Keys.$D$2:.$D$9];0))" office:value-type="float" office:value="0" calcext:value-type="float">
            <text:p>0</text:p>
          </table:table-cell>
          <table:table-cell table:formula="of:=[.U145]" office:value-type="float" office:value="0" calcext:value-type="float">
            <text:p>0</text:p>
          </table:table-cell>
          <table:table-cell table:formula="of:=INDEX([Data.$K$2:.$R$359];[Keys.$M145];MATCH([Keys.K145];[Keys.$D$2:.$D$9];0))" office:value-type="float" office:value="0" calcext:value-type="float">
            <text:p>0</text:p>
          </table:table-cell>
          <table:table-cell table:formula="of:=[.W145]" office:value-type="float" office:value="0" calcext:value-type="float">
            <text:p>0</text:p>
          </table:table-cell>
          <table:table-cell table:formula="of:=INDEX([Data.$K$2:.$R$359];[Keys.$M145];MATCH([Keys.L145];[Keys.$D$2:.$D$9];0))" office:value-type="float" office:value="1" calcext:value-type="float">
            <text:p>1</text:p>
          </table:table-cell>
          <table:table-cell table:formula="of:=[.Y145]" office:value-type="float" office:value="1" calcext:value-type="float">
            <text:p>1</text:p>
          </table:table-cell>
          <table:table-cell table:formula="of:=IF([Data.Z145]=&quot;True&quot;;&quot;Challenged&quot;;IF([Data.AA14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45]+[Data.T1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45]+[Data.V14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IF([Data.G146]=[Keys.$A$10];1;0)" office:value-type="float" office:value="0" calcext:value-type="float">
            <text:p>0</text:p>
          </table:table-cell>
          <table:table-cell table:formula="of:=IF([.B146]=0;IF([Data.F146]=[Keys.$A$10];1;0);0)" office:value-type="float" office:value="0" calcext:value-type="float">
            <text:p>0</text:p>
          </table:table-cell>
          <table:table-cell table:formula="of:=IF([Data.G146]=[Keys.I146];1;0)" office:value-type="float" office:value="0" calcext:value-type="float">
            <text:p>0</text:p>
          </table:table-cell>
          <table:table-cell table:formula="of:=IF([.D146]=0;IF([Data.F146]=[Keys.I146];1;0);0)" office:value-type="float" office:value="0" calcext:value-type="float">
            <text:p>0</text:p>
          </table:table-cell>
          <table:table-cell table:formula="of:=IF([Data.G146]=[Keys.J146];1;0)" office:value-type="float" office:value="0" calcext:value-type="float">
            <text:p>0</text:p>
          </table:table-cell>
          <table:table-cell table:formula="of:=IF([.F146]=0;IF([Data.F146]=[Keys.J146];1;0);0)" office:value-type="float" office:value="0" calcext:value-type="float">
            <text:p>0</text:p>
          </table:table-cell>
          <table:table-cell table:formula="of:=IF([Data.G146]=[Keys.K146];1;0)" office:value-type="float" office:value="1" calcext:value-type="float">
            <text:p>1</text:p>
          </table:table-cell>
          <table:table-cell table:formula="of:=IF([.H146]=0;IF([Data.F146]=[Keys.K146];1;0);0)" office:value-type="float" office:value="0" calcext:value-type="float">
            <text:p>0</text:p>
          </table:table-cell>
          <table:table-cell table:formula="of:=IF([Data.G146]=[Keys.L146];1;0)" office:value-type="float" office:value="0" calcext:value-type="float">
            <text:p>0</text:p>
          </table:table-cell>
          <table:table-cell table:formula="of:=IF([.J146]=0;IF([Data.F146]=[Keys.L14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46];MATCH([Keys.I146];[Keys.$D$2:.$D$9];0))" office:value-type="float" office:value="0" calcext:value-type="float">
            <text:p>0</text:p>
          </table:table-cell>
          <table:table-cell table:formula="of:=[.S146]" office:value-type="float" office:value="0" calcext:value-type="float">
            <text:p>0</text:p>
          </table:table-cell>
          <table:table-cell table:formula="of:=INDEX([Data.$K$2:.$R$359];[Keys.$M146];MATCH([Keys.J146];[Keys.$D$2:.$D$9];0))" office:value-type="float" office:value="0" calcext:value-type="float">
            <text:p>0</text:p>
          </table:table-cell>
          <table:table-cell table:formula="of:=[.U146]" office:value-type="float" office:value="0" calcext:value-type="float">
            <text:p>0</text:p>
          </table:table-cell>
          <table:table-cell table:formula="of:=INDEX([Data.$K$2:.$R$359];[Keys.$M146];MATCH([Keys.K146];[Keys.$D$2:.$D$9];0))" office:value-type="float" office:value="1" calcext:value-type="float">
            <text:p>1</text:p>
          </table:table-cell>
          <table:table-cell table:formula="of:=[.W146]" office:value-type="float" office:value="1" calcext:value-type="float">
            <text:p>1</text:p>
          </table:table-cell>
          <table:table-cell table:formula="of:=INDEX([Data.$K$2:.$R$359];[Keys.$M146];MATCH([Keys.L146];[Keys.$D$2:.$D$9];0))" office:value-type="float" office:value="2" calcext:value-type="float">
            <text:p>2</text:p>
          </table:table-cell>
          <table:table-cell table:formula="of:=[.Y146]" office:value-type="float" office:value="2" calcext:value-type="float">
            <text:p>2</text:p>
          </table:table-cell>
          <table:table-cell table:formula="of:=IF([Data.Z146]=&quot;True&quot;;&quot;Challenged&quot;;IF([Data.AA146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46]+[Data.T1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146]+[Data.V146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formula="of:=IF([Data.G147]=[Keys.$A$10];1;0)" office:value-type="float" office:value="0" calcext:value-type="float">
            <text:p>0</text:p>
          </table:table-cell>
          <table:table-cell table:formula="of:=IF([.B147]=0;IF([Data.F147]=[Keys.$A$10];1;0);0)" office:value-type="float" office:value="0" calcext:value-type="float">
            <text:p>0</text:p>
          </table:table-cell>
          <table:table-cell table:formula="of:=IF([Data.G147]=[Keys.I147];1;0)" office:value-type="float" office:value="0" calcext:value-type="float">
            <text:p>0</text:p>
          </table:table-cell>
          <table:table-cell table:formula="of:=IF([.D147]=0;IF([Data.F147]=[Keys.I147];1;0);0)" office:value-type="float" office:value="0" calcext:value-type="float">
            <text:p>0</text:p>
          </table:table-cell>
          <table:table-cell table:formula="of:=IF([Data.G147]=[Keys.J147];1;0)" office:value-type="float" office:value="0" calcext:value-type="float">
            <text:p>0</text:p>
          </table:table-cell>
          <table:table-cell table:formula="of:=IF([.F147]=0;IF([Data.F147]=[Keys.J147];1;0);0)" office:value-type="float" office:value="0" calcext:value-type="float">
            <text:p>0</text:p>
          </table:table-cell>
          <table:table-cell table:formula="of:=IF([Data.G147]=[Keys.K147];1;0)" office:value-type="float" office:value="0" calcext:value-type="float">
            <text:p>0</text:p>
          </table:table-cell>
          <table:table-cell table:formula="of:=IF([.H147]=0;IF([Data.F147]=[Keys.K147];1;0);0)" office:value-type="float" office:value="0" calcext:value-type="float">
            <text:p>0</text:p>
          </table:table-cell>
          <table:table-cell table:formula="of:=IF([Data.G147]=[Keys.L147];1;0)" office:value-type="float" office:value="0" calcext:value-type="float">
            <text:p>0</text:p>
          </table:table-cell>
          <table:table-cell table:formula="of:=IF([.J147]=0;IF([Data.F147]=[Keys.L14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47];MATCH([Keys.I147];[Keys.$D$2:.$D$9];0))" office:value-type="float" office:value="0" calcext:value-type="float">
            <text:p>0</text:p>
          </table:table-cell>
          <table:table-cell table:formula="of:=[.S147]" office:value-type="float" office:value="0" calcext:value-type="float">
            <text:p>0</text:p>
          </table:table-cell>
          <table:table-cell table:formula="of:=INDEX([Data.$K$2:.$R$359];[Keys.$M147];MATCH([Keys.J147];[Keys.$D$2:.$D$9];0))" office:value-type="float" office:value="0" calcext:value-type="float">
            <text:p>0</text:p>
          </table:table-cell>
          <table:table-cell table:formula="of:=[.U147]" office:value-type="float" office:value="0" calcext:value-type="float">
            <text:p>0</text:p>
          </table:table-cell>
          <table:table-cell table:formula="of:=INDEX([Data.$K$2:.$R$359];[Keys.$M147];MATCH([Keys.K147];[Keys.$D$2:.$D$9];0))" office:value-type="float" office:value="0" calcext:value-type="float">
            <text:p>0</text:p>
          </table:table-cell>
          <table:table-cell table:formula="of:=[.W147]" office:value-type="float" office:value="0" calcext:value-type="float">
            <text:p>0</text:p>
          </table:table-cell>
          <table:table-cell table:formula="of:=INDEX([Data.$K$2:.$R$359];[Keys.$M147];MATCH([Keys.L147];[Keys.$D$2:.$D$9];0))" office:value-type="float" office:value="0" calcext:value-type="float">
            <text:p>0</text:p>
          </table:table-cell>
          <table:table-cell table:formula="of:=[.Y147]" office:value-type="float" office:value="0" calcext:value-type="float">
            <text:p>0</text:p>
          </table:table-cell>
          <table:table-cell table:formula="of:=IF([Data.Z147]=&quot;True&quot;;&quot;Challenged&quot;;IF([Data.AA14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47]+[Data.T1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47]+[Data.V14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IF([Data.G148]=[Keys.$A$10];1;0)" office:value-type="float" office:value="0" calcext:value-type="float">
            <text:p>0</text:p>
          </table:table-cell>
          <table:table-cell table:formula="of:=IF([.B148]=0;IF([Data.F148]=[Keys.$A$10];1;0);0)" office:value-type="float" office:value="0" calcext:value-type="float">
            <text:p>0</text:p>
          </table:table-cell>
          <table:table-cell table:formula="of:=IF([Data.G148]=[Keys.I148];1;0)" office:value-type="float" office:value="0" calcext:value-type="float">
            <text:p>0</text:p>
          </table:table-cell>
          <table:table-cell table:formula="of:=IF([.D148]=0;IF([Data.F148]=[Keys.I148];1;0);0)" office:value-type="float" office:value="0" calcext:value-type="float">
            <text:p>0</text:p>
          </table:table-cell>
          <table:table-cell table:formula="of:=IF([Data.G148]=[Keys.J148];1;0)" office:value-type="float" office:value="0" calcext:value-type="float">
            <text:p>0</text:p>
          </table:table-cell>
          <table:table-cell table:formula="of:=IF([.F148]=0;IF([Data.F148]=[Keys.J148];1;0);0)" office:value-type="float" office:value="0" calcext:value-type="float">
            <text:p>0</text:p>
          </table:table-cell>
          <table:table-cell table:formula="of:=IF([Data.G148]=[Keys.K148];1;0)" office:value-type="float" office:value="0" calcext:value-type="float">
            <text:p>0</text:p>
          </table:table-cell>
          <table:table-cell table:formula="of:=IF([.H148]=0;IF([Data.F148]=[Keys.K148];1;0);0)" office:value-type="float" office:value="0" calcext:value-type="float">
            <text:p>0</text:p>
          </table:table-cell>
          <table:table-cell table:formula="of:=IF([Data.G148]=[Keys.L148];1;0)" office:value-type="float" office:value="0" calcext:value-type="float">
            <text:p>0</text:p>
          </table:table-cell>
          <table:table-cell table:formula="of:=IF([.J148]=0;IF([Data.F148]=[Keys.L14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48];MATCH([Keys.I148];[Keys.$D$2:.$D$9];0))" office:value-type="float" office:value="0" calcext:value-type="float">
            <text:p>0</text:p>
          </table:table-cell>
          <table:table-cell table:formula="of:=[.S148]" office:value-type="float" office:value="0" calcext:value-type="float">
            <text:p>0</text:p>
          </table:table-cell>
          <table:table-cell table:formula="of:=INDEX([Data.$K$2:.$R$359];[Keys.$M148];MATCH([Keys.J148];[Keys.$D$2:.$D$9];0))" office:value-type="float" office:value="0" calcext:value-type="float">
            <text:p>0</text:p>
          </table:table-cell>
          <table:table-cell table:formula="of:=[.U148]" office:value-type="float" office:value="0" calcext:value-type="float">
            <text:p>0</text:p>
          </table:table-cell>
          <table:table-cell table:formula="of:=INDEX([Data.$K$2:.$R$359];[Keys.$M148];MATCH([Keys.K148];[Keys.$D$2:.$D$9];0))" office:value-type="float" office:value="0" calcext:value-type="float">
            <text:p>0</text:p>
          </table:table-cell>
          <table:table-cell table:formula="of:=[.W148]" office:value-type="float" office:value="0" calcext:value-type="float">
            <text:p>0</text:p>
          </table:table-cell>
          <table:table-cell table:formula="of:=INDEX([Data.$K$2:.$R$359];[Keys.$M148];MATCH([Keys.L148];[Keys.$D$2:.$D$9];0))" office:value-type="float" office:value="0" calcext:value-type="float">
            <text:p>0</text:p>
          </table:table-cell>
          <table:table-cell table:formula="of:=[.Y148]" office:value-type="float" office:value="0" calcext:value-type="float">
            <text:p>0</text:p>
          </table:table-cell>
          <table:table-cell table:formula="of:=IF([Data.Z148]=&quot;True&quot;;&quot;Challenged&quot;;IF([Data.AA14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1" calcext:value-type="float">
            <text:p>1</text:p>
          </table:table-cell>
          <table:table-cell table:formula="of:=[.AB148]+[Data.T14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148]+[Data.V14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IF([Data.G149]=[Keys.$A$10];1;0)" office:value-type="float" office:value="0" calcext:value-type="float">
            <text:p>0</text:p>
          </table:table-cell>
          <table:table-cell table:formula="of:=IF([.B149]=0;IF([Data.F149]=[Keys.$A$10];1;0);0)" office:value-type="float" office:value="0" calcext:value-type="float">
            <text:p>0</text:p>
          </table:table-cell>
          <table:table-cell table:formula="of:=IF([Data.G149]=[Keys.I149];1;0)" office:value-type="float" office:value="0" calcext:value-type="float">
            <text:p>0</text:p>
          </table:table-cell>
          <table:table-cell table:formula="of:=IF([.D149]=0;IF([Data.F149]=[Keys.I149];1;0);0)" office:value-type="float" office:value="0" calcext:value-type="float">
            <text:p>0</text:p>
          </table:table-cell>
          <table:table-cell table:formula="of:=IF([Data.G149]=[Keys.J149];1;0)" office:value-type="float" office:value="0" calcext:value-type="float">
            <text:p>0</text:p>
          </table:table-cell>
          <table:table-cell table:formula="of:=IF([.F149]=0;IF([Data.F149]=[Keys.J149];1;0);0)" office:value-type="float" office:value="0" calcext:value-type="float">
            <text:p>0</text:p>
          </table:table-cell>
          <table:table-cell table:formula="of:=IF([Data.G149]=[Keys.K149];1;0)" office:value-type="float" office:value="0" calcext:value-type="float">
            <text:p>0</text:p>
          </table:table-cell>
          <table:table-cell table:formula="of:=IF([.H149]=0;IF([Data.F149]=[Keys.K149];1;0);0)" office:value-type="float" office:value="0" calcext:value-type="float">
            <text:p>0</text:p>
          </table:table-cell>
          <table:table-cell table:formula="of:=IF([Data.G149]=[Keys.L149];1;0)" office:value-type="float" office:value="0" calcext:value-type="float">
            <text:p>0</text:p>
          </table:table-cell>
          <table:table-cell table:formula="of:=IF([.J149]=0;IF([Data.F149]=[Keys.L149];1;0);0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49];MATCH([Keys.I149];[Keys.$D$2:.$D$9];0))" office:value-type="float" office:value="0" calcext:value-type="float">
            <text:p>0</text:p>
          </table:table-cell>
          <table:table-cell table:formula="of:=[.S149]" office:value-type="float" office:value="0" calcext:value-type="float">
            <text:p>0</text:p>
          </table:table-cell>
          <table:table-cell table:formula="of:=INDEX([Data.$K$2:.$R$359];[Keys.$M149];MATCH([Keys.J149];[Keys.$D$2:.$D$9];0))" office:value-type="float" office:value="0" calcext:value-type="float">
            <text:p>0</text:p>
          </table:table-cell>
          <table:table-cell table:formula="of:=[.U149]" office:value-type="float" office:value="0" calcext:value-type="float">
            <text:p>0</text:p>
          </table:table-cell>
          <table:table-cell table:formula="of:=INDEX([Data.$K$2:.$R$359];[Keys.$M149];MATCH([Keys.K149];[Keys.$D$2:.$D$9];0))" office:value-type="float" office:value="0" calcext:value-type="float">
            <text:p>0</text:p>
          </table:table-cell>
          <table:table-cell table:formula="of:=[.W149]" office:value-type="float" office:value="0" calcext:value-type="float">
            <text:p>0</text:p>
          </table:table-cell>
          <table:table-cell table:formula="of:=INDEX([Data.$K$2:.$R$359];[Keys.$M149];MATCH([Keys.L149];[Keys.$D$2:.$D$9];0))" office:value-type="float" office:value="2" calcext:value-type="float">
            <text:p>2</text:p>
          </table:table-cell>
          <table:table-cell table:formula="of:=[.Y149]" office:value-type="float" office:value="2" calcext:value-type="float">
            <text:p>2</text:p>
          </table:table-cell>
          <table:table-cell table:formula="of:=IF([Data.Z149]=&quot;True&quot;;&quot;Challenged&quot;;IF([Data.AA149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1" calcext:value-type="float">
            <text:p>1</text:p>
          </table:table-cell>
          <table:table-cell table:formula="of:=[.AB149]+[Data.T14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149]+[Data.V14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IF([Data.G150]=[Keys.$A$10];1;0)" office:value-type="float" office:value="1" calcext:value-type="float">
            <text:p>1</text:p>
          </table:table-cell>
          <table:table-cell table:formula="of:=IF([.B150]=0;IF([Data.F150]=[Keys.$A$10];1;0);0)" office:value-type="float" office:value="0" calcext:value-type="float">
            <text:p>0</text:p>
          </table:table-cell>
          <table:table-cell table:formula="of:=IF([Data.G150]=[Keys.I150];1;0)" office:value-type="float" office:value="0" calcext:value-type="float">
            <text:p>0</text:p>
          </table:table-cell>
          <table:table-cell table:formula="of:=IF([.D150]=0;IF([Data.F150]=[Keys.I150];1;0);0)" office:value-type="float" office:value="0" calcext:value-type="float">
            <text:p>0</text:p>
          </table:table-cell>
          <table:table-cell table:formula="of:=IF([Data.G150]=[Keys.J150];1;0)" office:value-type="float" office:value="0" calcext:value-type="float">
            <text:p>0</text:p>
          </table:table-cell>
          <table:table-cell table:formula="of:=IF([.F150]=0;IF([Data.F150]=[Keys.J150];1;0);0)" office:value-type="float" office:value="0" calcext:value-type="float">
            <text:p>0</text:p>
          </table:table-cell>
          <table:table-cell table:formula="of:=IF([Data.G150]=[Keys.K150];1;0)" office:value-type="float" office:value="0" calcext:value-type="float">
            <text:p>0</text:p>
          </table:table-cell>
          <table:table-cell table:formula="of:=IF([.H150]=0;IF([Data.F150]=[Keys.K150];1;0);0)" office:value-type="float" office:value="0" calcext:value-type="float">
            <text:p>0</text:p>
          </table:table-cell>
          <table:table-cell table:formula="of:=IF([Data.G150]=[Keys.L150];1;0)" office:value-type="float" office:value="0" calcext:value-type="float">
            <text:p>0</text:p>
          </table:table-cell>
          <table:table-cell table:formula="of:=IF([.J150]=0;IF([Data.F150]=[Keys.L150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NDEX([Data.$K$2:.$R$359];[Keys.$M150];MATCH([Keys.I150];[Keys.$D$2:.$D$9];0))" office:value-type="float" office:value="0" calcext:value-type="float">
            <text:p>0</text:p>
          </table:table-cell>
          <table:table-cell table:formula="of:=[.S150]" office:value-type="float" office:value="0" calcext:value-type="float">
            <text:p>0</text:p>
          </table:table-cell>
          <table:table-cell table:formula="of:=INDEX([Data.$K$2:.$R$359];[Keys.$M150];MATCH([Keys.J150];[Keys.$D$2:.$D$9];0))" office:value-type="float" office:value="0" calcext:value-type="float">
            <text:p>0</text:p>
          </table:table-cell>
          <table:table-cell table:formula="of:=[.U150]" office:value-type="float" office:value="0" calcext:value-type="float">
            <text:p>0</text:p>
          </table:table-cell>
          <table:table-cell table:formula="of:=INDEX([Data.$K$2:.$R$359];[Keys.$M150];MATCH([Keys.K150];[Keys.$D$2:.$D$9];0))" office:value-type="float" office:value="0" calcext:value-type="float">
            <text:p>0</text:p>
          </table:table-cell>
          <table:table-cell table:formula="of:=[.W150]" office:value-type="float" office:value="0" calcext:value-type="float">
            <text:p>0</text:p>
          </table:table-cell>
          <table:table-cell table:formula="of:=INDEX([Data.$K$2:.$R$359];[Keys.$M150];MATCH([Keys.L150];[Keys.$D$2:.$D$9];0))" office:value-type="float" office:value="0" calcext:value-type="float">
            <text:p>0</text:p>
          </table:table-cell>
          <table:table-cell table:formula="of:=[.Y150]" office:value-type="float" office:value="0" calcext:value-type="float">
            <text:p>0</text:p>
          </table:table-cell>
          <table:table-cell table:formula="of:=IF([Data.Z150]=&quot;True&quot;;&quot;Challenged&quot;;IF([Data.AA15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3" calcext:value-type="float">
            <text:p>3</text:p>
          </table:table-cell>
          <table:table-cell table:formula="of:=[.AB150]+[Data.T15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150]+[Data.V15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formula="of:=IF([Data.G151]=[Keys.$A$10];1;0)" office:value-type="float" office:value="0" calcext:value-type="float">
            <text:p>0</text:p>
          </table:table-cell>
          <table:table-cell table:formula="of:=IF([.B151]=0;IF([Data.F151]=[Keys.$A$10];1;0);0)" office:value-type="float" office:value="1" calcext:value-type="float">
            <text:p>1</text:p>
          </table:table-cell>
          <table:table-cell table:formula="of:=IF([Data.G151]=[Keys.I151];1;0)" office:value-type="float" office:value="0" calcext:value-type="float">
            <text:p>0</text:p>
          </table:table-cell>
          <table:table-cell table:formula="of:=IF([.D151]=0;IF([Data.F151]=[Keys.I151];1;0);0)" office:value-type="float" office:value="0" calcext:value-type="float">
            <text:p>0</text:p>
          </table:table-cell>
          <table:table-cell table:formula="of:=IF([Data.G151]=[Keys.J151];1;0)" office:value-type="float" office:value="0" calcext:value-type="float">
            <text:p>0</text:p>
          </table:table-cell>
          <table:table-cell table:formula="of:=IF([.F151]=0;IF([Data.F151]=[Keys.J151];1;0);0)" office:value-type="float" office:value="0" calcext:value-type="float">
            <text:p>0</text:p>
          </table:table-cell>
          <table:table-cell table:formula="of:=IF([Data.G151]=[Keys.K151];1;0)" office:value-type="float" office:value="0" calcext:value-type="float">
            <text:p>0</text:p>
          </table:table-cell>
          <table:table-cell table:formula="of:=IF([.H151]=0;IF([Data.F151]=[Keys.K151];1;0);0)" office:value-type="float" office:value="0" calcext:value-type="float">
            <text:p>0</text:p>
          </table:table-cell>
          <table:table-cell table:formula="of:=IF([Data.G151]=[Keys.L151];1;0)" office:value-type="float" office:value="0" calcext:value-type="float">
            <text:p>0</text:p>
          </table:table-cell>
          <table:table-cell table:formula="of:=IF([.J151]=0;IF([Data.F151]=[Keys.L151];1;0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51];MATCH([Keys.I151];[Keys.$D$2:.$D$9];0))" office:value-type="float" office:value="0" calcext:value-type="float">
            <text:p>0</text:p>
          </table:table-cell>
          <table:table-cell table:formula="of:=[.S151]" office:value-type="float" office:value="0" calcext:value-type="float">
            <text:p>0</text:p>
          </table:table-cell>
          <table:table-cell table:formula="of:=INDEX([Data.$K$2:.$R$359];[Keys.$M151];MATCH([Keys.J151];[Keys.$D$2:.$D$9];0))" office:value-type="float" office:value="0" calcext:value-type="float">
            <text:p>0</text:p>
          </table:table-cell>
          <table:table-cell table:formula="of:=[.U151]" office:value-type="float" office:value="0" calcext:value-type="float">
            <text:p>0</text:p>
          </table:table-cell>
          <table:table-cell table:formula="of:=INDEX([Data.$K$2:.$R$359];[Keys.$M151];MATCH([Keys.K151];[Keys.$D$2:.$D$9];0))" office:value-type="float" office:value="0" calcext:value-type="float">
            <text:p>0</text:p>
          </table:table-cell>
          <table:table-cell table:formula="of:=[.W151]" office:value-type="float" office:value="0" calcext:value-type="float">
            <text:p>0</text:p>
          </table:table-cell>
          <table:table-cell table:formula="of:=INDEX([Data.$K$2:.$R$359];[Keys.$M151];MATCH([Keys.L151];[Keys.$D$2:.$D$9];0))" office:value-type="float" office:value="0" calcext:value-type="float">
            <text:p>0</text:p>
          </table:table-cell>
          <table:table-cell table:formula="of:=[.Y151]" office:value-type="float" office:value="0" calcext:value-type="float">
            <text:p>0</text:p>
          </table:table-cell>
          <table:table-cell table:formula="of:=IF([Data.Z151]=&quot;True&quot;;&quot;Challenged&quot;;IF([Data.AA151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51]+[Data.T1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51]+[Data.V15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IF([Data.G152]=[Keys.$A$10];1;0)" office:value-type="float" office:value="0" calcext:value-type="float">
            <text:p>0</text:p>
          </table:table-cell>
          <table:table-cell table:formula="of:=IF([.B152]=0;IF([Data.F152]=[Keys.$A$10];1;0);0)" office:value-type="float" office:value="0" calcext:value-type="float">
            <text:p>0</text:p>
          </table:table-cell>
          <table:table-cell table:formula="of:=IF([Data.G152]=[Keys.I152];1;0)" office:value-type="float" office:value="0" calcext:value-type="float">
            <text:p>0</text:p>
          </table:table-cell>
          <table:table-cell table:formula="of:=IF([.D152]=0;IF([Data.F152]=[Keys.I152];1;0);0)" office:value-type="float" office:value="0" calcext:value-type="float">
            <text:p>0</text:p>
          </table:table-cell>
          <table:table-cell table:formula="of:=IF([Data.G152]=[Keys.J152];1;0)" office:value-type="float" office:value="0" calcext:value-type="float">
            <text:p>0</text:p>
          </table:table-cell>
          <table:table-cell table:formula="of:=IF([.F152]=0;IF([Data.F152]=[Keys.J152];1;0);0)" office:value-type="float" office:value="0" calcext:value-type="float">
            <text:p>0</text:p>
          </table:table-cell>
          <table:table-cell table:formula="of:=IF([Data.G152]=[Keys.K152];1;0)" office:value-type="float" office:value="0" calcext:value-type="float">
            <text:p>0</text:p>
          </table:table-cell>
          <table:table-cell table:formula="of:=IF([.H152]=0;IF([Data.F152]=[Keys.K152];1;0);0)" office:value-type="float" office:value="0" calcext:value-type="float">
            <text:p>0</text:p>
          </table:table-cell>
          <table:table-cell table:formula="of:=IF([Data.G152]=[Keys.L152];1;0)" office:value-type="float" office:value="0" calcext:value-type="float">
            <text:p>0</text:p>
          </table:table-cell>
          <table:table-cell table:formula="of:=IF([.J152]=0;IF([Data.F152]=[Keys.L152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52];MATCH([Keys.I152];[Keys.$D$2:.$D$9];0))" office:value-type="float" office:value="0" calcext:value-type="float">
            <text:p>0</text:p>
          </table:table-cell>
          <table:table-cell table:formula="of:=[.S152]" office:value-type="float" office:value="0" calcext:value-type="float">
            <text:p>0</text:p>
          </table:table-cell>
          <table:table-cell table:formula="of:=INDEX([Data.$K$2:.$R$359];[Keys.$M152];MATCH([Keys.J152];[Keys.$D$2:.$D$9];0))" office:value-type="float" office:value="0" calcext:value-type="float">
            <text:p>0</text:p>
          </table:table-cell>
          <table:table-cell table:formula="of:=[.U152]" office:value-type="float" office:value="0" calcext:value-type="float">
            <text:p>0</text:p>
          </table:table-cell>
          <table:table-cell table:formula="of:=INDEX([Data.$K$2:.$R$359];[Keys.$M152];MATCH([Keys.K152];[Keys.$D$2:.$D$9];0))" office:value-type="float" office:value="0" calcext:value-type="float">
            <text:p>0</text:p>
          </table:table-cell>
          <table:table-cell table:formula="of:=[.W152]" office:value-type="float" office:value="0" calcext:value-type="float">
            <text:p>0</text:p>
          </table:table-cell>
          <table:table-cell table:formula="of:=INDEX([Data.$K$2:.$R$359];[Keys.$M152];MATCH([Keys.L152];[Keys.$D$2:.$D$9];0))" office:value-type="float" office:value="0" calcext:value-type="float">
            <text:p>0</text:p>
          </table:table-cell>
          <table:table-cell table:formula="of:=[.Y152]" office:value-type="float" office:value="0" calcext:value-type="float">
            <text:p>0</text:p>
          </table:table-cell>
          <table:table-cell table:formula="of:=IF([Data.Z152]=&quot;True&quot;;&quot;Challenged&quot;;IF([Data.AA15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52]+[Data.T1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152]+[Data.V15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formula="of:=IF([Data.G153]=[Keys.$A$10];1;0)" office:value-type="float" office:value="0" calcext:value-type="float">
            <text:p>0</text:p>
          </table:table-cell>
          <table:table-cell table:formula="of:=IF([.B153]=0;IF([Data.F153]=[Keys.$A$10];1;0);0)" office:value-type="float" office:value="0" calcext:value-type="float">
            <text:p>0</text:p>
          </table:table-cell>
          <table:table-cell table:formula="of:=IF([Data.G153]=[Keys.I153];1;0)" office:value-type="float" office:value="0" calcext:value-type="float">
            <text:p>0</text:p>
          </table:table-cell>
          <table:table-cell table:formula="of:=IF([.D153]=0;IF([Data.F153]=[Keys.I153];1;0);0)" office:value-type="float" office:value="0" calcext:value-type="float">
            <text:p>0</text:p>
          </table:table-cell>
          <table:table-cell table:formula="of:=IF([Data.G153]=[Keys.J153];1;0)" office:value-type="float" office:value="0" calcext:value-type="float">
            <text:p>0</text:p>
          </table:table-cell>
          <table:table-cell table:formula="of:=IF([.F153]=0;IF([Data.F153]=[Keys.J153];1;0);0)" office:value-type="float" office:value="0" calcext:value-type="float">
            <text:p>0</text:p>
          </table:table-cell>
          <table:table-cell table:formula="of:=IF([Data.G153]=[Keys.K153];1;0)" office:value-type="float" office:value="1" calcext:value-type="float">
            <text:p>1</text:p>
          </table:table-cell>
          <table:table-cell table:formula="of:=IF([.H153]=0;IF([Data.F153]=[Keys.K153];1;0);0)" office:value-type="float" office:value="0" calcext:value-type="float">
            <text:p>0</text:p>
          </table:table-cell>
          <table:table-cell table:formula="of:=IF([Data.G153]=[Keys.L153];1;0)" office:value-type="float" office:value="0" calcext:value-type="float">
            <text:p>0</text:p>
          </table:table-cell>
          <table:table-cell table:formula="of:=IF([.J153]=0;IF([Data.F153]=[Keys.L15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53];MATCH([Keys.I153];[Keys.$D$2:.$D$9];0))" office:value-type="float" office:value="0" calcext:value-type="float">
            <text:p>0</text:p>
          </table:table-cell>
          <table:table-cell table:formula="of:=[.S153]" office:value-type="float" office:value="0" calcext:value-type="float">
            <text:p>0</text:p>
          </table:table-cell>
          <table:table-cell table:formula="of:=INDEX([Data.$K$2:.$R$359];[Keys.$M153];MATCH([Keys.J153];[Keys.$D$2:.$D$9];0))" office:value-type="float" office:value="2" calcext:value-type="float">
            <text:p>2</text:p>
          </table:table-cell>
          <table:table-cell table:formula="of:=[.U153]" office:value-type="float" office:value="2" calcext:value-type="float">
            <text:p>2</text:p>
          </table:table-cell>
          <table:table-cell table:formula="of:=INDEX([Data.$K$2:.$R$359];[Keys.$M153];MATCH([Keys.K153];[Keys.$D$2:.$D$9];0))" office:value-type="float" office:value="0" calcext:value-type="float">
            <text:p>0</text:p>
          </table:table-cell>
          <table:table-cell table:formula="of:=[.W153]" office:value-type="float" office:value="0" calcext:value-type="float">
            <text:p>0</text:p>
          </table:table-cell>
          <table:table-cell table:formula="of:=INDEX([Data.$K$2:.$R$359];[Keys.$M153];MATCH([Keys.L153];[Keys.$D$2:.$D$9];0))" office:value-type="float" office:value="0" calcext:value-type="float">
            <text:p>0</text:p>
          </table:table-cell>
          <table:table-cell table:formula="of:=[.Y153]" office:value-type="float" office:value="0" calcext:value-type="float">
            <text:p>0</text:p>
          </table:table-cell>
          <table:table-cell table:formula="of:=IF([Data.Z153]=&quot;True&quot;;&quot;Challenged&quot;;IF([Data.AA15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53]+[Data.T1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53]+[Data.V15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Data.G154]=[Keys.$A$10];1;0)" office:value-type="float" office:value="0" calcext:value-type="float">
            <text:p>0</text:p>
          </table:table-cell>
          <table:table-cell table:formula="of:=IF([.B154]=0;IF([Data.F154]=[Keys.$A$10];1;0);0)" office:value-type="float" office:value="0" calcext:value-type="float">
            <text:p>0</text:p>
          </table:table-cell>
          <table:table-cell table:formula="of:=IF([Data.G154]=[Keys.I154];1;0)" office:value-type="float" office:value="0" calcext:value-type="float">
            <text:p>0</text:p>
          </table:table-cell>
          <table:table-cell table:formula="of:=IF([.D154]=0;IF([Data.F154]=[Keys.I154];1;0);0)" office:value-type="float" office:value="0" calcext:value-type="float">
            <text:p>0</text:p>
          </table:table-cell>
          <table:table-cell table:formula="of:=IF([Data.G154]=[Keys.J154];1;0)" office:value-type="float" office:value="0" calcext:value-type="float">
            <text:p>0</text:p>
          </table:table-cell>
          <table:table-cell table:formula="of:=IF([.F154]=0;IF([Data.F154]=[Keys.J154];1;0);0)" office:value-type="float" office:value="0" calcext:value-type="float">
            <text:p>0</text:p>
          </table:table-cell>
          <table:table-cell table:formula="of:=IF([Data.G154]=[Keys.K154];1;0)" office:value-type="float" office:value="0" calcext:value-type="float">
            <text:p>0</text:p>
          </table:table-cell>
          <table:table-cell table:formula="of:=IF([.H154]=0;IF([Data.F154]=[Keys.K154];1;0);0)" office:value-type="float" office:value="0" calcext:value-type="float">
            <text:p>0</text:p>
          </table:table-cell>
          <table:table-cell table:formula="of:=IF([Data.G154]=[Keys.L154];1;0)" office:value-type="float" office:value="0" calcext:value-type="float">
            <text:p>0</text:p>
          </table:table-cell>
          <table:table-cell table:formula="of:=IF([.J154]=0;IF([Data.F154]=[Keys.L154];1;0);0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54];MATCH([Keys.I154];[Keys.$D$2:.$D$9];0))" office:value-type="float" office:value="0" calcext:value-type="float">
            <text:p>0</text:p>
          </table:table-cell>
          <table:table-cell table:formula="of:=[.S154]" office:value-type="float" office:value="0" calcext:value-type="float">
            <text:p>0</text:p>
          </table:table-cell>
          <table:table-cell table:formula="of:=INDEX([Data.$K$2:.$R$359];[Keys.$M154];MATCH([Keys.J154];[Keys.$D$2:.$D$9];0))" office:value-type="float" office:value="0" calcext:value-type="float">
            <text:p>0</text:p>
          </table:table-cell>
          <table:table-cell table:formula="of:=[.U154]" office:value-type="float" office:value="0" calcext:value-type="float">
            <text:p>0</text:p>
          </table:table-cell>
          <table:table-cell table:formula="of:=INDEX([Data.$K$2:.$R$359];[Keys.$M154];MATCH([Keys.K154];[Keys.$D$2:.$D$9];0))" office:value-type="float" office:value="1" calcext:value-type="float">
            <text:p>1</text:p>
          </table:table-cell>
          <table:table-cell table:formula="of:=[.W154]" office:value-type="float" office:value="1" calcext:value-type="float">
            <text:p>1</text:p>
          </table:table-cell>
          <table:table-cell table:formula="of:=INDEX([Data.$K$2:.$R$359];[Keys.$M154];MATCH([Keys.L154];[Keys.$D$2:.$D$9];0))" office:value-type="float" office:value="0" calcext:value-type="float">
            <text:p>0</text:p>
          </table:table-cell>
          <table:table-cell table:formula="of:=[.Y154]" office:value-type="float" office:value="0" calcext:value-type="float">
            <text:p>0</text:p>
          </table:table-cell>
          <table:table-cell table:formula="of:=IF([Data.Z154]=&quot;True&quot;;&quot;Challenged&quot;;IF([Data.AA154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1" calcext:value-type="float">
            <text:p>1</text:p>
          </table:table-cell>
          <table:table-cell table:formula="of:=[.AB154]+[Data.T1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D154]+[Data.V15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89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IF([Data.G155]=[Keys.$A$10];1;0)" office:value-type="float" office:value="0" calcext:value-type="float">
            <text:p>0</text:p>
          </table:table-cell>
          <table:table-cell table:formula="of:=IF([.B155]=0;IF([Data.F155]=[Keys.$A$10];1;0);0)" office:value-type="float" office:value="0" calcext:value-type="float">
            <text:p>0</text:p>
          </table:table-cell>
          <table:table-cell table:formula="of:=IF([Data.G155]=[Keys.I155];1;0)" office:value-type="float" office:value="0" calcext:value-type="float">
            <text:p>0</text:p>
          </table:table-cell>
          <table:table-cell table:formula="of:=IF([.D155]=0;IF([Data.F155]=[Keys.I155];1;0);0)" office:value-type="float" office:value="0" calcext:value-type="float">
            <text:p>0</text:p>
          </table:table-cell>
          <table:table-cell table:formula="of:=IF([Data.G155]=[Keys.J155];1;0)" office:value-type="float" office:value="0" calcext:value-type="float">
            <text:p>0</text:p>
          </table:table-cell>
          <table:table-cell table:formula="of:=IF([.F155]=0;IF([Data.F155]=[Keys.J155];1;0);0)" office:value-type="float" office:value="0" calcext:value-type="float">
            <text:p>0</text:p>
          </table:table-cell>
          <table:table-cell table:formula="of:=IF([Data.G155]=[Keys.K155];1;0)" office:value-type="float" office:value="0" calcext:value-type="float">
            <text:p>0</text:p>
          </table:table-cell>
          <table:table-cell table:formula="of:=IF([.H155]=0;IF([Data.F155]=[Keys.K155];1;0);0)" office:value-type="float" office:value="0" calcext:value-type="float">
            <text:p>0</text:p>
          </table:table-cell>
          <table:table-cell table:formula="of:=IF([Data.G155]=[Keys.L155];1;0)" office:value-type="float" office:value="0" calcext:value-type="float">
            <text:p>0</text:p>
          </table:table-cell>
          <table:table-cell table:formula="of:=IF([.J155]=0;IF([Data.F155]=[Keys.L15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55];MATCH([Keys.I155];[Keys.$D$2:.$D$9];0))" office:value-type="float" office:value="0" calcext:value-type="float">
            <text:p>0</text:p>
          </table:table-cell>
          <table:table-cell table:formula="of:=[.S155]" office:value-type="float" office:value="0" calcext:value-type="float">
            <text:p>0</text:p>
          </table:table-cell>
          <table:table-cell table:formula="of:=INDEX([Data.$K$2:.$R$359];[Keys.$M155];MATCH([Keys.J155];[Keys.$D$2:.$D$9];0))" office:value-type="float" office:value="0" calcext:value-type="float">
            <text:p>0</text:p>
          </table:table-cell>
          <table:table-cell table:formula="of:=[.U155]" office:value-type="float" office:value="0" calcext:value-type="float">
            <text:p>0</text:p>
          </table:table-cell>
          <table:table-cell table:formula="of:=INDEX([Data.$K$2:.$R$359];[Keys.$M155];MATCH([Keys.K155];[Keys.$D$2:.$D$9];0))" office:value-type="float" office:value="0" calcext:value-type="float">
            <text:p>0</text:p>
          </table:table-cell>
          <table:table-cell table:formula="of:=[.W155]" office:value-type="float" office:value="0" calcext:value-type="float">
            <text:p>0</text:p>
          </table:table-cell>
          <table:table-cell table:formula="of:=INDEX([Data.$K$2:.$R$359];[Keys.$M155];MATCH([Keys.L155];[Keys.$D$2:.$D$9];0))" office:value-type="float" office:value="0" calcext:value-type="float">
            <text:p>0</text:p>
          </table:table-cell>
          <table:table-cell table:formula="of:=[.Y155]" office:value-type="float" office:value="0" calcext:value-type="float">
            <text:p>0</text:p>
          </table:table-cell>
          <table:table-cell table:formula="of:=IF([Data.Z155]=&quot;True&quot;;&quot;Challenged&quot;;IF([Data.AA15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55]+[Data.T1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55]+[Data.V15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89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formula="of:=IF([Data.G156]=[Keys.$A$10];1;0)" office:value-type="float" office:value="0" calcext:value-type="float">
            <text:p>0</text:p>
          </table:table-cell>
          <table:table-cell table:formula="of:=IF([.B156]=0;IF([Data.F156]=[Keys.$A$10];1;0);0)" office:value-type="float" office:value="0" calcext:value-type="float">
            <text:p>0</text:p>
          </table:table-cell>
          <table:table-cell table:formula="of:=IF([Data.G156]=[Keys.I156];1;0)" office:value-type="float" office:value="0" calcext:value-type="float">
            <text:p>0</text:p>
          </table:table-cell>
          <table:table-cell table:formula="of:=IF([.D156]=0;IF([Data.F156]=[Keys.I156];1;0);0)" office:value-type="float" office:value="0" calcext:value-type="float">
            <text:p>0</text:p>
          </table:table-cell>
          <table:table-cell table:formula="of:=IF([Data.G156]=[Keys.J156];1;0)" office:value-type="float" office:value="0" calcext:value-type="float">
            <text:p>0</text:p>
          </table:table-cell>
          <table:table-cell table:formula="of:=IF([.F156]=0;IF([Data.F156]=[Keys.J156];1;0);0)" office:value-type="float" office:value="0" calcext:value-type="float">
            <text:p>0</text:p>
          </table:table-cell>
          <table:table-cell table:formula="of:=IF([Data.G156]=[Keys.K156];1;0)" office:value-type="float" office:value="0" calcext:value-type="float">
            <text:p>0</text:p>
          </table:table-cell>
          <table:table-cell table:formula="of:=IF([.H156]=0;IF([Data.F156]=[Keys.K156];1;0);0)" office:value-type="float" office:value="0" calcext:value-type="float">
            <text:p>0</text:p>
          </table:table-cell>
          <table:table-cell table:formula="of:=IF([Data.G156]=[Keys.L156];1;0)" office:value-type="float" office:value="0" calcext:value-type="float">
            <text:p>0</text:p>
          </table:table-cell>
          <table:table-cell table:formula="of:=IF([.J156]=0;IF([Data.F156]=[Keys.L15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56];MATCH([Keys.I156];[Keys.$D$2:.$D$9];0))" office:value-type="float" office:value="0" calcext:value-type="float">
            <text:p>0</text:p>
          </table:table-cell>
          <table:table-cell table:formula="of:=[.S156]" office:value-type="float" office:value="0" calcext:value-type="float">
            <text:p>0</text:p>
          </table:table-cell>
          <table:table-cell table:formula="of:=INDEX([Data.$K$2:.$R$359];[Keys.$M156];MATCH([Keys.J156];[Keys.$D$2:.$D$9];0))" office:value-type="float" office:value="2" calcext:value-type="float">
            <text:p>2</text:p>
          </table:table-cell>
          <table:table-cell table:formula="of:=[.U156]" office:value-type="float" office:value="2" calcext:value-type="float">
            <text:p>2</text:p>
          </table:table-cell>
          <table:table-cell table:formula="of:=INDEX([Data.$K$2:.$R$359];[Keys.$M156];MATCH([Keys.K156];[Keys.$D$2:.$D$9];0))" office:value-type="float" office:value="0" calcext:value-type="float">
            <text:p>0</text:p>
          </table:table-cell>
          <table:table-cell table:formula="of:=[.W156]" office:value-type="float" office:value="0" calcext:value-type="float">
            <text:p>0</text:p>
          </table:table-cell>
          <table:table-cell table:formula="of:=INDEX([Data.$K$2:.$R$359];[Keys.$M156];MATCH([Keys.L156];[Keys.$D$2:.$D$9];0))" office:value-type="float" office:value="2" calcext:value-type="float">
            <text:p>2</text:p>
          </table:table-cell>
          <table:table-cell table:formula="of:=[.Y156]" office:value-type="float" office:value="2" calcext:value-type="float">
            <text:p>2</text:p>
          </table:table-cell>
          <table:table-cell table:formula="of:=IF([Data.Z156]=&quot;True&quot;;&quot;Challenged&quot;;IF([Data.AA15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56]+[Data.T1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56]+[Data.V15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89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IF([Data.G157]=[Keys.$A$10];1;0)" office:value-type="float" office:value="0" calcext:value-type="float">
            <text:p>0</text:p>
          </table:table-cell>
          <table:table-cell table:formula="of:=IF([.B157]=0;IF([Data.F157]=[Keys.$A$10];1;0);0)" office:value-type="float" office:value="0" calcext:value-type="float">
            <text:p>0</text:p>
          </table:table-cell>
          <table:table-cell table:formula="of:=IF([Data.G157]=[Keys.I157];1;0)" office:value-type="float" office:value="0" calcext:value-type="float">
            <text:p>0</text:p>
          </table:table-cell>
          <table:table-cell table:formula="of:=IF([.D157]=0;IF([Data.F157]=[Keys.I157];1;0);0)" office:value-type="float" office:value="0" calcext:value-type="float">
            <text:p>0</text:p>
          </table:table-cell>
          <table:table-cell table:formula="of:=IF([Data.G157]=[Keys.J157];1;0)" office:value-type="float" office:value="0" calcext:value-type="float">
            <text:p>0</text:p>
          </table:table-cell>
          <table:table-cell table:formula="of:=IF([.F157]=0;IF([Data.F157]=[Keys.J157];1;0);0)" office:value-type="float" office:value="0" calcext:value-type="float">
            <text:p>0</text:p>
          </table:table-cell>
          <table:table-cell table:formula="of:=IF([Data.G157]=[Keys.K157];1;0)" office:value-type="float" office:value="0" calcext:value-type="float">
            <text:p>0</text:p>
          </table:table-cell>
          <table:table-cell table:formula="of:=IF([.H157]=0;IF([Data.F157]=[Keys.K157];1;0);0)" office:value-type="float" office:value="0" calcext:value-type="float">
            <text:p>0</text:p>
          </table:table-cell>
          <table:table-cell table:formula="of:=IF([Data.G157]=[Keys.L157];1;0)" office:value-type="float" office:value="0" calcext:value-type="float">
            <text:p>0</text:p>
          </table:table-cell>
          <table:table-cell table:formula="of:=IF([.J157]=0;IF([Data.F157]=[Keys.L15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57];MATCH([Keys.I157];[Keys.$D$2:.$D$9];0))" office:value-type="float" office:value="0" calcext:value-type="float">
            <text:p>0</text:p>
          </table:table-cell>
          <table:table-cell table:formula="of:=[.S157]" office:value-type="float" office:value="0" calcext:value-type="float">
            <text:p>0</text:p>
          </table:table-cell>
          <table:table-cell table:formula="of:=INDEX([Data.$K$2:.$R$359];[Keys.$M157];MATCH([Keys.J157];[Keys.$D$2:.$D$9];0))" office:value-type="float" office:value="0" calcext:value-type="float">
            <text:p>0</text:p>
          </table:table-cell>
          <table:table-cell table:formula="of:=[.U157]" office:value-type="float" office:value="0" calcext:value-type="float">
            <text:p>0</text:p>
          </table:table-cell>
          <table:table-cell table:formula="of:=INDEX([Data.$K$2:.$R$359];[Keys.$M157];MATCH([Keys.K157];[Keys.$D$2:.$D$9];0))" office:value-type="float" office:value="0" calcext:value-type="float">
            <text:p>0</text:p>
          </table:table-cell>
          <table:table-cell table:formula="of:=[.W157]" office:value-type="float" office:value="0" calcext:value-type="float">
            <text:p>0</text:p>
          </table:table-cell>
          <table:table-cell table:formula="of:=INDEX([Data.$K$2:.$R$359];[Keys.$M157];MATCH([Keys.L157];[Keys.$D$2:.$D$9];0))" office:value-type="float" office:value="0" calcext:value-type="float">
            <text:p>0</text:p>
          </table:table-cell>
          <table:table-cell table:formula="of:=[.Y157]" office:value-type="float" office:value="0" calcext:value-type="float">
            <text:p>0</text:p>
          </table:table-cell>
          <table:table-cell table:formula="of:=IF([Data.Z157]=&quot;True&quot;;&quot;Challenged&quot;;IF([Data.AA157]=&quot;True&quot;;&quot;Scaled&quot;;&quot;None&quot;))" office:value-type="string" office:string-value="None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.AB157]+[Data.T1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157]+[Data.V15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89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IF([Data.G158]=[Keys.$A$10];1;0)" office:value-type="float" office:value="0" calcext:value-type="float">
            <text:p>0</text:p>
          </table:table-cell>
          <table:table-cell table:formula="of:=IF([.B158]=0;IF([Data.F158]=[Keys.$A$10];1;0);0)" office:value-type="float" office:value="0" calcext:value-type="float">
            <text:p>0</text:p>
          </table:table-cell>
          <table:table-cell table:formula="of:=IF([Data.G158]=[Keys.I158];1;0)" office:value-type="float" office:value="0" calcext:value-type="float">
            <text:p>0</text:p>
          </table:table-cell>
          <table:table-cell table:formula="of:=IF([.D158]=0;IF([Data.F158]=[Keys.I158];1;0);0)" office:value-type="float" office:value="0" calcext:value-type="float">
            <text:p>0</text:p>
          </table:table-cell>
          <table:table-cell table:formula="of:=IF([Data.G158]=[Keys.J158];1;0)" office:value-type="float" office:value="0" calcext:value-type="float">
            <text:p>0</text:p>
          </table:table-cell>
          <table:table-cell table:formula="of:=IF([.F158]=0;IF([Data.F158]=[Keys.J158];1;0);0)" office:value-type="float" office:value="0" calcext:value-type="float">
            <text:p>0</text:p>
          </table:table-cell>
          <table:table-cell table:formula="of:=IF([Data.G158]=[Keys.K158];1;0)" office:value-type="float" office:value="0" calcext:value-type="float">
            <text:p>0</text:p>
          </table:table-cell>
          <table:table-cell table:formula="of:=IF([.H158]=0;IF([Data.F158]=[Keys.K158];1;0);0)" office:value-type="float" office:value="0" calcext:value-type="float">
            <text:p>0</text:p>
          </table:table-cell>
          <table:table-cell table:formula="of:=IF([Data.G158]=[Keys.L158];1;0)" office:value-type="float" office:value="0" calcext:value-type="float">
            <text:p>0</text:p>
          </table:table-cell>
          <table:table-cell table:formula="of:=IF([.J158]=0;IF([Data.F158]=[Keys.L158];1;0);0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58];MATCH([Keys.I158];[Keys.$D$2:.$D$9];0))" office:value-type="float" office:value="0" calcext:value-type="float">
            <text:p>0</text:p>
          </table:table-cell>
          <table:table-cell table:formula="of:=[.S158]" office:value-type="float" office:value="0" calcext:value-type="float">
            <text:p>0</text:p>
          </table:table-cell>
          <table:table-cell table:formula="of:=INDEX([Data.$K$2:.$R$359];[Keys.$M158];MATCH([Keys.J158];[Keys.$D$2:.$D$9];0))" office:value-type="float" office:value="0" calcext:value-type="float">
            <text:p>0</text:p>
          </table:table-cell>
          <table:table-cell table:formula="of:=[.U158]" office:value-type="float" office:value="0" calcext:value-type="float">
            <text:p>0</text:p>
          </table:table-cell>
          <table:table-cell table:formula="of:=INDEX([Data.$K$2:.$R$359];[Keys.$M158];MATCH([Keys.K158];[Keys.$D$2:.$D$9];0))" office:value-type="float" office:value="0" calcext:value-type="float">
            <text:p>0</text:p>
          </table:table-cell>
          <table:table-cell table:formula="of:=[.W158]" office:value-type="float" office:value="0" calcext:value-type="float">
            <text:p>0</text:p>
          </table:table-cell>
          <table:table-cell table:formula="of:=INDEX([Data.$K$2:.$R$359];[Keys.$M158];MATCH([Keys.L158];[Keys.$D$2:.$D$9];0))" office:value-type="float" office:value="1" calcext:value-type="float">
            <text:p>1</text:p>
          </table:table-cell>
          <table:table-cell table:formula="of:=[.Y158]" office:value-type="float" office:value="1" calcext:value-type="float">
            <text:p>1</text:p>
          </table:table-cell>
          <table:table-cell table:formula="of:=IF([Data.Z158]=&quot;True&quot;;&quot;Challenged&quot;;IF([Data.AA15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2" calcext:value-type="float">
            <text:p>2</text:p>
          </table:table-cell>
          <table:table-cell table:formula="of:=[.AB158]+[Data.T158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D158]+[Data.V15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89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formula="of:=IF([Data.G159]=[Keys.$A$10];1;0)" office:value-type="float" office:value="0" calcext:value-type="float">
            <text:p>0</text:p>
          </table:table-cell>
          <table:table-cell table:formula="of:=IF([.B159]=0;IF([Data.F159]=[Keys.$A$10];1;0);0)" office:value-type="float" office:value="0" calcext:value-type="float">
            <text:p>0</text:p>
          </table:table-cell>
          <table:table-cell table:formula="of:=IF([Data.G159]=[Keys.I159];1;0)" office:value-type="float" office:value="0" calcext:value-type="float">
            <text:p>0</text:p>
          </table:table-cell>
          <table:table-cell table:formula="of:=IF([.D159]=0;IF([Data.F159]=[Keys.I159];1;0);0)" office:value-type="float" office:value="1" calcext:value-type="float">
            <text:p>1</text:p>
          </table:table-cell>
          <table:table-cell table:formula="of:=IF([Data.G159]=[Keys.J159];1;0)" office:value-type="float" office:value="0" calcext:value-type="float">
            <text:p>0</text:p>
          </table:table-cell>
          <table:table-cell table:formula="of:=IF([.F159]=0;IF([Data.F159]=[Keys.J159];1;0);0)" office:value-type="float" office:value="0" calcext:value-type="float">
            <text:p>0</text:p>
          </table:table-cell>
          <table:table-cell table:formula="of:=IF([Data.G159]=[Keys.K159];1;0)" office:value-type="float" office:value="0" calcext:value-type="float">
            <text:p>0</text:p>
          </table:table-cell>
          <table:table-cell table:formula="of:=IF([.H159]=0;IF([Data.F159]=[Keys.K159];1;0);0)" office:value-type="float" office:value="0" calcext:value-type="float">
            <text:p>0</text:p>
          </table:table-cell>
          <table:table-cell table:formula="of:=IF([Data.G159]=[Keys.L159];1;0)" office:value-type="float" office:value="0" calcext:value-type="float">
            <text:p>0</text:p>
          </table:table-cell>
          <table:table-cell table:formula="of:=IF([.J159]=0;IF([Data.F159]=[Keys.L15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59];MATCH([Keys.I159];[Keys.$D$2:.$D$9];0))" office:value-type="float" office:value="0" calcext:value-type="float">
            <text:p>0</text:p>
          </table:table-cell>
          <table:table-cell table:formula="of:=[.S159]" office:value-type="float" office:value="0" calcext:value-type="float">
            <text:p>0</text:p>
          </table:table-cell>
          <table:table-cell table:formula="of:=INDEX([Data.$K$2:.$R$359];[Keys.$M159];MATCH([Keys.J159];[Keys.$D$2:.$D$9];0))" office:value-type="float" office:value="0" calcext:value-type="float">
            <text:p>0</text:p>
          </table:table-cell>
          <table:table-cell table:formula="of:=[.U159]" office:value-type="float" office:value="0" calcext:value-type="float">
            <text:p>0</text:p>
          </table:table-cell>
          <table:table-cell table:formula="of:=INDEX([Data.$K$2:.$R$359];[Keys.$M159];MATCH([Keys.K159];[Keys.$D$2:.$D$9];0))" office:value-type="float" office:value="0" calcext:value-type="float">
            <text:p>0</text:p>
          </table:table-cell>
          <table:table-cell table:formula="of:=[.W159]" office:value-type="float" office:value="0" calcext:value-type="float">
            <text:p>0</text:p>
          </table:table-cell>
          <table:table-cell table:formula="of:=INDEX([Data.$K$2:.$R$359];[Keys.$M159];MATCH([Keys.L159];[Keys.$D$2:.$D$9];0))" office:value-type="float" office:value="1" calcext:value-type="float">
            <text:p>1</text:p>
          </table:table-cell>
          <table:table-cell table:formula="of:=[.Y159]" office:value-type="float" office:value="1" calcext:value-type="float">
            <text:p>1</text:p>
          </table:table-cell>
          <table:table-cell table:formula="of:=IF([Data.Z159]=&quot;True&quot;;&quot;Challenged&quot;;IF([Data.AA15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59]+[Data.T1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59]+[Data.V15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89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IF([Data.G160]=[Keys.$A$10];1;0)" office:value-type="float" office:value="0" calcext:value-type="float">
            <text:p>0</text:p>
          </table:table-cell>
          <table:table-cell table:formula="of:=IF([.B160]=0;IF([Data.F160]=[Keys.$A$10];1;0);0)" office:value-type="float" office:value="0" calcext:value-type="float">
            <text:p>0</text:p>
          </table:table-cell>
          <table:table-cell table:formula="of:=IF([Data.G160]=[Keys.I160];1;0)" office:value-type="float" office:value="0" calcext:value-type="float">
            <text:p>0</text:p>
          </table:table-cell>
          <table:table-cell table:formula="of:=IF([.D160]=0;IF([Data.F160]=[Keys.I160];1;0);0)" office:value-type="float" office:value="0" calcext:value-type="float">
            <text:p>0</text:p>
          </table:table-cell>
          <table:table-cell table:formula="of:=IF([Data.G160]=[Keys.J160];1;0)" office:value-type="float" office:value="0" calcext:value-type="float">
            <text:p>0</text:p>
          </table:table-cell>
          <table:table-cell table:formula="of:=IF([.F160]=0;IF([Data.F160]=[Keys.J160];1;0);0)" office:value-type="float" office:value="0" calcext:value-type="float">
            <text:p>0</text:p>
          </table:table-cell>
          <table:table-cell table:formula="of:=IF([Data.G160]=[Keys.K160];1;0)" office:value-type="float" office:value="0" calcext:value-type="float">
            <text:p>0</text:p>
          </table:table-cell>
          <table:table-cell table:formula="of:=IF([.H160]=0;IF([Data.F160]=[Keys.K160];1;0);0)" office:value-type="float" office:value="0" calcext:value-type="float">
            <text:p>0</text:p>
          </table:table-cell>
          <table:table-cell table:formula="of:=IF([Data.G160]=[Keys.L160];1;0)" office:value-type="float" office:value="0" calcext:value-type="float">
            <text:p>0</text:p>
          </table:table-cell>
          <table:table-cell table:formula="of:=IF([.J160]=0;IF([Data.F160]=[Keys.L160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160];MATCH([Keys.I160];[Keys.$D$2:.$D$9];0))" office:value-type="float" office:value="0" calcext:value-type="float">
            <text:p>0</text:p>
          </table:table-cell>
          <table:table-cell table:formula="of:=[.S160]" office:value-type="float" office:value="0" calcext:value-type="float">
            <text:p>0</text:p>
          </table:table-cell>
          <table:table-cell table:formula="of:=INDEX([Data.$K$2:.$R$359];[Keys.$M160];MATCH([Keys.J160];[Keys.$D$2:.$D$9];0))" office:value-type="float" office:value="0" calcext:value-type="float">
            <text:p>0</text:p>
          </table:table-cell>
          <table:table-cell table:formula="of:=[.U160]" office:value-type="float" office:value="0" calcext:value-type="float">
            <text:p>0</text:p>
          </table:table-cell>
          <table:table-cell table:formula="of:=INDEX([Data.$K$2:.$R$359];[Keys.$M160];MATCH([Keys.K160];[Keys.$D$2:.$D$9];0))" office:value-type="float" office:value="0" calcext:value-type="float">
            <text:p>0</text:p>
          </table:table-cell>
          <table:table-cell table:formula="of:=[.W160]" office:value-type="float" office:value="0" calcext:value-type="float">
            <text:p>0</text:p>
          </table:table-cell>
          <table:table-cell table:formula="of:=INDEX([Data.$K$2:.$R$359];[Keys.$M160];MATCH([Keys.L160];[Keys.$D$2:.$D$9];0))" office:value-type="float" office:value="0" calcext:value-type="float">
            <text:p>0</text:p>
          </table:table-cell>
          <table:table-cell table:formula="of:=[.Y160]" office:value-type="float" office:value="0" calcext:value-type="float">
            <text:p>0</text:p>
          </table:table-cell>
          <table:table-cell table:formula="of:=IF([Data.Z160]=&quot;True&quot;;&quot;Challenged&quot;;IF([Data.AA16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60]+[Data.T16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D160]+[Data.V16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989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IF([Data.G161]=[Keys.$A$10];1;0)" office:value-type="float" office:value="0" calcext:value-type="float">
            <text:p>0</text:p>
          </table:table-cell>
          <table:table-cell table:formula="of:=IF([.B161]=0;IF([Data.F161]=[Keys.$A$10];1;0);0)" office:value-type="float" office:value="0" calcext:value-type="float">
            <text:p>0</text:p>
          </table:table-cell>
          <table:table-cell table:formula="of:=IF([Data.G161]=[Keys.I161];1;0)" office:value-type="float" office:value="0" calcext:value-type="float">
            <text:p>0</text:p>
          </table:table-cell>
          <table:table-cell table:formula="of:=IF([.D161]=0;IF([Data.F161]=[Keys.I161];1;0);0)" office:value-type="float" office:value="0" calcext:value-type="float">
            <text:p>0</text:p>
          </table:table-cell>
          <table:table-cell table:formula="of:=IF([Data.G161]=[Keys.J161];1;0)" office:value-type="float" office:value="0" calcext:value-type="float">
            <text:p>0</text:p>
          </table:table-cell>
          <table:table-cell table:formula="of:=IF([.F161]=0;IF([Data.F161]=[Keys.J161];1;0);0)" office:value-type="float" office:value="0" calcext:value-type="float">
            <text:p>0</text:p>
          </table:table-cell>
          <table:table-cell table:formula="of:=IF([Data.G161]=[Keys.K161];1;0)" office:value-type="float" office:value="0" calcext:value-type="float">
            <text:p>0</text:p>
          </table:table-cell>
          <table:table-cell table:formula="of:=IF([.H161]=0;IF([Data.F161]=[Keys.K161];1;0);0)" office:value-type="float" office:value="0" calcext:value-type="float">
            <text:p>0</text:p>
          </table:table-cell>
          <table:table-cell table:formula="of:=IF([Data.G161]=[Keys.L161];1;0)" office:value-type="float" office:value="0" calcext:value-type="float">
            <text:p>0</text:p>
          </table:table-cell>
          <table:table-cell table:formula="of:=IF([.J161]=0;IF([Data.F161]=[Keys.L16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61];MATCH([Keys.I161];[Keys.$D$2:.$D$9];0))" office:value-type="float" office:value="1" calcext:value-type="float">
            <text:p>1</text:p>
          </table:table-cell>
          <table:table-cell table:formula="of:=[.S161]" office:value-type="float" office:value="1" calcext:value-type="float">
            <text:p>1</text:p>
          </table:table-cell>
          <table:table-cell table:formula="of:=INDEX([Data.$K$2:.$R$359];[Keys.$M161];MATCH([Keys.J161];[Keys.$D$2:.$D$9];0))" office:value-type="float" office:value="0" calcext:value-type="float">
            <text:p>0</text:p>
          </table:table-cell>
          <table:table-cell table:formula="of:=[.U161]" office:value-type="float" office:value="0" calcext:value-type="float">
            <text:p>0</text:p>
          </table:table-cell>
          <table:table-cell table:formula="of:=INDEX([Data.$K$2:.$R$359];[Keys.$M161];MATCH([Keys.K161];[Keys.$D$2:.$D$9];0))" office:value-type="float" office:value="0" calcext:value-type="float">
            <text:p>0</text:p>
          </table:table-cell>
          <table:table-cell table:formula="of:=[.W161]" office:value-type="float" office:value="0" calcext:value-type="float">
            <text:p>0</text:p>
          </table:table-cell>
          <table:table-cell table:formula="of:=INDEX([Data.$K$2:.$R$359];[Keys.$M161];MATCH([Keys.L161];[Keys.$D$2:.$D$9];0))" office:value-type="float" office:value="0" calcext:value-type="float">
            <text:p>0</text:p>
          </table:table-cell>
          <table:table-cell table:formula="of:=[.Y161]" office:value-type="float" office:value="0" calcext:value-type="float">
            <text:p>0</text:p>
          </table:table-cell>
          <table:table-cell table:formula="of:=IF([Data.Z161]=&quot;True&quot;;&quot;Challenged&quot;;IF([Data.AA16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61]+[Data.T16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161]+[Data.V161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989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formula="of:=IF([Data.G162]=[Keys.$A$10];1;0)" office:value-type="float" office:value="1" calcext:value-type="float">
            <text:p>1</text:p>
          </table:table-cell>
          <table:table-cell table:formula="of:=IF([.B162]=0;IF([Data.F162]=[Keys.$A$10];1;0);0)" office:value-type="float" office:value="0" calcext:value-type="float">
            <text:p>0</text:p>
          </table:table-cell>
          <table:table-cell table:formula="of:=IF([Data.G162]=[Keys.I162];1;0)" office:value-type="float" office:value="0" calcext:value-type="float">
            <text:p>0</text:p>
          </table:table-cell>
          <table:table-cell table:formula="of:=IF([.D162]=0;IF([Data.F162]=[Keys.I162];1;0);0)" office:value-type="float" office:value="0" calcext:value-type="float">
            <text:p>0</text:p>
          </table:table-cell>
          <table:table-cell table:formula="of:=IF([Data.G162]=[Keys.J162];1;0)" office:value-type="float" office:value="0" calcext:value-type="float">
            <text:p>0</text:p>
          </table:table-cell>
          <table:table-cell table:formula="of:=IF([.F162]=0;IF([Data.F162]=[Keys.J162];1;0);0)" office:value-type="float" office:value="0" calcext:value-type="float">
            <text:p>0</text:p>
          </table:table-cell>
          <table:table-cell table:formula="of:=IF([Data.G162]=[Keys.K162];1;0)" office:value-type="float" office:value="0" calcext:value-type="float">
            <text:p>0</text:p>
          </table:table-cell>
          <table:table-cell table:formula="of:=IF([.H162]=0;IF([Data.F162]=[Keys.K162];1;0);0)" office:value-type="float" office:value="0" calcext:value-type="float">
            <text:p>0</text:p>
          </table:table-cell>
          <table:table-cell table:formula="of:=IF([Data.G162]=[Keys.L162];1;0)" office:value-type="float" office:value="0" calcext:value-type="float">
            <text:p>0</text:p>
          </table:table-cell>
          <table:table-cell table:formula="of:=IF([.J162]=0;IF([Data.F162]=[Keys.L162];1;0);0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DEX([Data.$K$2:.$R$359];[Keys.$M162];MATCH([Keys.I162];[Keys.$D$2:.$D$9];0))" office:value-type="float" office:value="0" calcext:value-type="float">
            <text:p>0</text:p>
          </table:table-cell>
          <table:table-cell table:formula="of:=[.S162]" office:value-type="float" office:value="0" calcext:value-type="float">
            <text:p>0</text:p>
          </table:table-cell>
          <table:table-cell table:formula="of:=INDEX([Data.$K$2:.$R$359];[Keys.$M162];MATCH([Keys.J162];[Keys.$D$2:.$D$9];0))" office:value-type="float" office:value="0" calcext:value-type="float">
            <text:p>0</text:p>
          </table:table-cell>
          <table:table-cell table:formula="of:=[.U162]" office:value-type="float" office:value="0" calcext:value-type="float">
            <text:p>0</text:p>
          </table:table-cell>
          <table:table-cell table:formula="of:=INDEX([Data.$K$2:.$R$359];[Keys.$M162];MATCH([Keys.K162];[Keys.$D$2:.$D$9];0))" office:value-type="float" office:value="0" calcext:value-type="float">
            <text:p>0</text:p>
          </table:table-cell>
          <table:table-cell table:formula="of:=[.W162]" office:value-type="float" office:value="0" calcext:value-type="float">
            <text:p>0</text:p>
          </table:table-cell>
          <table:table-cell table:formula="of:=INDEX([Data.$K$2:.$R$359];[Keys.$M162];MATCH([Keys.L162];[Keys.$D$2:.$D$9];0))" office:value-type="float" office:value="0" calcext:value-type="float">
            <text:p>0</text:p>
          </table:table-cell>
          <table:table-cell table:formula="of:=[.Y162]" office:value-type="float" office:value="0" calcext:value-type="float">
            <text:p>0</text:p>
          </table:table-cell>
          <table:table-cell table:formula="of:=IF([Data.Z162]=&quot;True&quot;;&quot;Challenged&quot;;IF([Data.AA16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62]+[Data.T1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62]+[Data.V16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989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IF([Data.G163]=[Keys.$A$10];1;0)" office:value-type="float" office:value="1" calcext:value-type="float">
            <text:p>1</text:p>
          </table:table-cell>
          <table:table-cell table:formula="of:=IF([.B163]=0;IF([Data.F163]=[Keys.$A$10];1;0);0)" office:value-type="float" office:value="0" calcext:value-type="float">
            <text:p>0</text:p>
          </table:table-cell>
          <table:table-cell table:formula="of:=IF([Data.G163]=[Keys.I163];1;0)" office:value-type="float" office:value="0" calcext:value-type="float">
            <text:p>0</text:p>
          </table:table-cell>
          <table:table-cell table:formula="of:=IF([.D163]=0;IF([Data.F163]=[Keys.I163];1;0);0)" office:value-type="float" office:value="0" calcext:value-type="float">
            <text:p>0</text:p>
          </table:table-cell>
          <table:table-cell table:formula="of:=IF([Data.G163]=[Keys.J163];1;0)" office:value-type="float" office:value="0" calcext:value-type="float">
            <text:p>0</text:p>
          </table:table-cell>
          <table:table-cell table:formula="of:=IF([.F163]=0;IF([Data.F163]=[Keys.J163];1;0);0)" office:value-type="float" office:value="0" calcext:value-type="float">
            <text:p>0</text:p>
          </table:table-cell>
          <table:table-cell table:formula="of:=IF([Data.G163]=[Keys.K163];1;0)" office:value-type="float" office:value="0" calcext:value-type="float">
            <text:p>0</text:p>
          </table:table-cell>
          <table:table-cell table:formula="of:=IF([.H163]=0;IF([Data.F163]=[Keys.K163];1;0);0)" office:value-type="float" office:value="0" calcext:value-type="float">
            <text:p>0</text:p>
          </table:table-cell>
          <table:table-cell table:formula="of:=IF([Data.G163]=[Keys.L163];1;0)" office:value-type="float" office:value="0" calcext:value-type="float">
            <text:p>0</text:p>
          </table:table-cell>
          <table:table-cell table:formula="of:=IF([.J163]=0;IF([Data.F163]=[Keys.L163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63];MATCH([Keys.I163];[Keys.$D$2:.$D$9];0))" office:value-type="float" office:value="0" calcext:value-type="float">
            <text:p>0</text:p>
          </table:table-cell>
          <table:table-cell table:formula="of:=[.S163]" office:value-type="float" office:value="0" calcext:value-type="float">
            <text:p>0</text:p>
          </table:table-cell>
          <table:table-cell table:formula="of:=INDEX([Data.$K$2:.$R$359];[Keys.$M163];MATCH([Keys.J163];[Keys.$D$2:.$D$9];0))" office:value-type="float" office:value="2" calcext:value-type="float">
            <text:p>2</text:p>
          </table:table-cell>
          <table:table-cell table:formula="of:=[.U163]" office:value-type="float" office:value="2" calcext:value-type="float">
            <text:p>2</text:p>
          </table:table-cell>
          <table:table-cell table:formula="of:=INDEX([Data.$K$2:.$R$359];[Keys.$M163];MATCH([Keys.K163];[Keys.$D$2:.$D$9];0))" office:value-type="float" office:value="0" calcext:value-type="float">
            <text:p>0</text:p>
          </table:table-cell>
          <table:table-cell table:formula="of:=[.W163]" office:value-type="float" office:value="0" calcext:value-type="float">
            <text:p>0</text:p>
          </table:table-cell>
          <table:table-cell table:formula="of:=INDEX([Data.$K$2:.$R$359];[Keys.$M163];MATCH([Keys.L163];[Keys.$D$2:.$D$9];0))" office:value-type="float" office:value="0" calcext:value-type="float">
            <text:p>0</text:p>
          </table:table-cell>
          <table:table-cell table:formula="of:=[.Y163]" office:value-type="float" office:value="0" calcext:value-type="float">
            <text:p>0</text:p>
          </table:table-cell>
          <table:table-cell table:formula="of:=IF([Data.Z163]=&quot;True&quot;;&quot;Challenged&quot;;IF([Data.AA163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63]+[Data.T16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163]+[Data.V163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989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IF([Data.G164]=[Keys.$A$10];1;0)" office:value-type="float" office:value="0" calcext:value-type="float">
            <text:p>0</text:p>
          </table:table-cell>
          <table:table-cell table:formula="of:=IF([.B164]=0;IF([Data.F164]=[Keys.$A$10];1;0);0)" office:value-type="float" office:value="0" calcext:value-type="float">
            <text:p>0</text:p>
          </table:table-cell>
          <table:table-cell table:formula="of:=IF([Data.G164]=[Keys.I164];1;0)" office:value-type="float" office:value="0" calcext:value-type="float">
            <text:p>0</text:p>
          </table:table-cell>
          <table:table-cell table:formula="of:=IF([.D164]=0;IF([Data.F164]=[Keys.I164];1;0);0)" office:value-type="float" office:value="0" calcext:value-type="float">
            <text:p>0</text:p>
          </table:table-cell>
          <table:table-cell table:formula="of:=IF([Data.G164]=[Keys.J164];1;0)" office:value-type="float" office:value="0" calcext:value-type="float">
            <text:p>0</text:p>
          </table:table-cell>
          <table:table-cell table:formula="of:=IF([.F164]=0;IF([Data.F164]=[Keys.J164];1;0);0)" office:value-type="float" office:value="0" calcext:value-type="float">
            <text:p>0</text:p>
          </table:table-cell>
          <table:table-cell table:formula="of:=IF([Data.G164]=[Keys.K164];1;0)" office:value-type="float" office:value="0" calcext:value-type="float">
            <text:p>0</text:p>
          </table:table-cell>
          <table:table-cell table:formula="of:=IF([.H164]=0;IF([Data.F164]=[Keys.K164];1;0);0)" office:value-type="float" office:value="0" calcext:value-type="float">
            <text:p>0</text:p>
          </table:table-cell>
          <table:table-cell table:formula="of:=IF([Data.G164]=[Keys.L164];1;0)" office:value-type="float" office:value="0" calcext:value-type="float">
            <text:p>0</text:p>
          </table:table-cell>
          <table:table-cell table:formula="of:=IF([.J164]=0;IF([Data.F164]=[Keys.L16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64];MATCH([Keys.I164];[Keys.$D$2:.$D$9];0))" office:value-type="float" office:value="0" calcext:value-type="float">
            <text:p>0</text:p>
          </table:table-cell>
          <table:table-cell table:formula="of:=[.S164]" office:value-type="float" office:value="0" calcext:value-type="float">
            <text:p>0</text:p>
          </table:table-cell>
          <table:table-cell table:formula="of:=INDEX([Data.$K$2:.$R$359];[Keys.$M164];MATCH([Keys.J164];[Keys.$D$2:.$D$9];0))" office:value-type="float" office:value="0" calcext:value-type="float">
            <text:p>0</text:p>
          </table:table-cell>
          <table:table-cell table:formula="of:=[.U164]" office:value-type="float" office:value="0" calcext:value-type="float">
            <text:p>0</text:p>
          </table:table-cell>
          <table:table-cell table:formula="of:=INDEX([Data.$K$2:.$R$359];[Keys.$M164];MATCH([Keys.K164];[Keys.$D$2:.$D$9];0))" office:value-type="float" office:value="0" calcext:value-type="float">
            <text:p>0</text:p>
          </table:table-cell>
          <table:table-cell table:formula="of:=[.W164]" office:value-type="float" office:value="0" calcext:value-type="float">
            <text:p>0</text:p>
          </table:table-cell>
          <table:table-cell table:formula="of:=INDEX([Data.$K$2:.$R$359];[Keys.$M164];MATCH([Keys.L164];[Keys.$D$2:.$D$9];0))" office:value-type="float" office:value="0" calcext:value-type="float">
            <text:p>0</text:p>
          </table:table-cell>
          <table:table-cell table:formula="of:=[.Y164]" office:value-type="float" office:value="0" calcext:value-type="float">
            <text:p>0</text:p>
          </table:table-cell>
          <table:table-cell table:formula="of:=IF([Data.Z164]=&quot;True&quot;;&quot;Challenged&quot;;IF([Data.AA16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64]+[Data.T1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64]+[Data.V16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989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IF([Data.G165]=[Keys.$A$10];1;0)" office:value-type="float" office:value="0" calcext:value-type="float">
            <text:p>0</text:p>
          </table:table-cell>
          <table:table-cell table:formula="of:=IF([.B165]=0;IF([Data.F165]=[Keys.$A$10];1;0);0)" office:value-type="float" office:value="1" calcext:value-type="float">
            <text:p>1</text:p>
          </table:table-cell>
          <table:table-cell table:formula="of:=IF([Data.G165]=[Keys.I165];1;0)" office:value-type="float" office:value="0" calcext:value-type="float">
            <text:p>0</text:p>
          </table:table-cell>
          <table:table-cell table:formula="of:=IF([.D165]=0;IF([Data.F165]=[Keys.I165];1;0);0)" office:value-type="float" office:value="0" calcext:value-type="float">
            <text:p>0</text:p>
          </table:table-cell>
          <table:table-cell table:formula="of:=IF([Data.G165]=[Keys.J165];1;0)" office:value-type="float" office:value="0" calcext:value-type="float">
            <text:p>0</text:p>
          </table:table-cell>
          <table:table-cell table:formula="of:=IF([.F165]=0;IF([Data.F165]=[Keys.J165];1;0);0)" office:value-type="float" office:value="0" calcext:value-type="float">
            <text:p>0</text:p>
          </table:table-cell>
          <table:table-cell table:formula="of:=IF([Data.G165]=[Keys.K165];1;0)" office:value-type="float" office:value="0" calcext:value-type="float">
            <text:p>0</text:p>
          </table:table-cell>
          <table:table-cell table:formula="of:=IF([.H165]=0;IF([Data.F165]=[Keys.K165];1;0);0)" office:value-type="float" office:value="0" calcext:value-type="float">
            <text:p>0</text:p>
          </table:table-cell>
          <table:table-cell table:formula="of:=IF([Data.G165]=[Keys.L165];1;0)" office:value-type="float" office:value="0" calcext:value-type="float">
            <text:p>0</text:p>
          </table:table-cell>
          <table:table-cell table:formula="of:=IF([.J165]=0;IF([Data.F165]=[Keys.L165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65];MATCH([Keys.I165];[Keys.$D$2:.$D$9];0))" office:value-type="float" office:value="0" calcext:value-type="float">
            <text:p>0</text:p>
          </table:table-cell>
          <table:table-cell table:formula="of:=[.S165]" office:value-type="float" office:value="0" calcext:value-type="float">
            <text:p>0</text:p>
          </table:table-cell>
          <table:table-cell table:formula="of:=INDEX([Data.$K$2:.$R$359];[Keys.$M165];MATCH([Keys.J165];[Keys.$D$2:.$D$9];0))" office:value-type="float" office:value="0" calcext:value-type="float">
            <text:p>0</text:p>
          </table:table-cell>
          <table:table-cell table:formula="of:=[.U165]" office:value-type="float" office:value="0" calcext:value-type="float">
            <text:p>0</text:p>
          </table:table-cell>
          <table:table-cell table:formula="of:=INDEX([Data.$K$2:.$R$359];[Keys.$M165];MATCH([Keys.K165];[Keys.$D$2:.$D$9];0))" office:value-type="float" office:value="0" calcext:value-type="float">
            <text:p>0</text:p>
          </table:table-cell>
          <table:table-cell table:formula="of:=[.W165]" office:value-type="float" office:value="0" calcext:value-type="float">
            <text:p>0</text:p>
          </table:table-cell>
          <table:table-cell table:formula="of:=INDEX([Data.$K$2:.$R$359];[Keys.$M165];MATCH([Keys.L165];[Keys.$D$2:.$D$9];0))" office:value-type="float" office:value="0" calcext:value-type="float">
            <text:p>0</text:p>
          </table:table-cell>
          <table:table-cell table:formula="of:=[.Y165]" office:value-type="float" office:value="0" calcext:value-type="float">
            <text:p>0</text:p>
          </table:table-cell>
          <table:table-cell table:formula="of:=IF([Data.Z165]=&quot;True&quot;;&quot;Challenged&quot;;IF([Data.AA165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65]+[Data.T1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65]+[Data.V16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989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formula="of:=IF([Data.G166]=[Keys.$A$10];1;0)" office:value-type="float" office:value="0" calcext:value-type="float">
            <text:p>0</text:p>
          </table:table-cell>
          <table:table-cell table:formula="of:=IF([.B166]=0;IF([Data.F166]=[Keys.$A$10];1;0);0)" office:value-type="float" office:value="0" calcext:value-type="float">
            <text:p>0</text:p>
          </table:table-cell>
          <table:table-cell table:formula="of:=IF([Data.G166]=[Keys.I166];1;0)" office:value-type="float" office:value="0" calcext:value-type="float">
            <text:p>0</text:p>
          </table:table-cell>
          <table:table-cell table:formula="of:=IF([.D166]=0;IF([Data.F166]=[Keys.I166];1;0);0)" office:value-type="float" office:value="0" calcext:value-type="float">
            <text:p>0</text:p>
          </table:table-cell>
          <table:table-cell table:formula="of:=IF([Data.G166]=[Keys.J166];1;0)" office:value-type="float" office:value="0" calcext:value-type="float">
            <text:p>0</text:p>
          </table:table-cell>
          <table:table-cell table:formula="of:=IF([.F166]=0;IF([Data.F166]=[Keys.J166];1;0);0)" office:value-type="float" office:value="0" calcext:value-type="float">
            <text:p>0</text:p>
          </table:table-cell>
          <table:table-cell table:formula="of:=IF([Data.G166]=[Keys.K166];1;0)" office:value-type="float" office:value="1" calcext:value-type="float">
            <text:p>1</text:p>
          </table:table-cell>
          <table:table-cell table:formula="of:=IF([.H166]=0;IF([Data.F166]=[Keys.K166];1;0);0)" office:value-type="float" office:value="0" calcext:value-type="float">
            <text:p>0</text:p>
          </table:table-cell>
          <table:table-cell table:formula="of:=IF([Data.G166]=[Keys.L166];1;0)" office:value-type="float" office:value="0" calcext:value-type="float">
            <text:p>0</text:p>
          </table:table-cell>
          <table:table-cell table:formula="of:=IF([.J166]=0;IF([Data.F166]=[Keys.L16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66];MATCH([Keys.I166];[Keys.$D$2:.$D$9];0))" office:value-type="float" office:value="0" calcext:value-type="float">
            <text:p>0</text:p>
          </table:table-cell>
          <table:table-cell table:formula="of:=[.S166]" office:value-type="float" office:value="0" calcext:value-type="float">
            <text:p>0</text:p>
          </table:table-cell>
          <table:table-cell table:formula="of:=INDEX([Data.$K$2:.$R$359];[Keys.$M166];MATCH([Keys.J166];[Keys.$D$2:.$D$9];0))" office:value-type="float" office:value="1" calcext:value-type="float">
            <text:p>1</text:p>
          </table:table-cell>
          <table:table-cell table:formula="of:=[.U166]" office:value-type="float" office:value="1" calcext:value-type="float">
            <text:p>1</text:p>
          </table:table-cell>
          <table:table-cell table:formula="of:=INDEX([Data.$K$2:.$R$359];[Keys.$M166];MATCH([Keys.K166];[Keys.$D$2:.$D$9];0))" office:value-type="float" office:value="1" calcext:value-type="float">
            <text:p>1</text:p>
          </table:table-cell>
          <table:table-cell table:formula="of:=[.W166]" office:value-type="float" office:value="1" calcext:value-type="float">
            <text:p>1</text:p>
          </table:table-cell>
          <table:table-cell table:formula="of:=INDEX([Data.$K$2:.$R$359];[Keys.$M166];MATCH([Keys.L166];[Keys.$D$2:.$D$9];0))" office:value-type="float" office:value="0" calcext:value-type="float">
            <text:p>0</text:p>
          </table:table-cell>
          <table:table-cell table:formula="of:=[.Y166]" office:value-type="float" office:value="0" calcext:value-type="float">
            <text:p>0</text:p>
          </table:table-cell>
          <table:table-cell table:formula="of:=IF([Data.Z166]=&quot;True&quot;;&quot;Challenged&quot;;IF([Data.AA16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66]+[Data.T16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166]+[Data.V16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989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formula="of:=IF([Data.G167]=[Keys.$A$10];1;0)" office:value-type="float" office:value="0" calcext:value-type="float">
            <text:p>0</text:p>
          </table:table-cell>
          <table:table-cell table:formula="of:=IF([.B167]=0;IF([Data.F167]=[Keys.$A$10];1;0);0)" office:value-type="float" office:value="1" calcext:value-type="float">
            <text:p>1</text:p>
          </table:table-cell>
          <table:table-cell table:formula="of:=IF([Data.G167]=[Keys.I167];1;0)" office:value-type="float" office:value="0" calcext:value-type="float">
            <text:p>0</text:p>
          </table:table-cell>
          <table:table-cell table:formula="of:=IF([.D167]=0;IF([Data.F167]=[Keys.I167];1;0);0)" office:value-type="float" office:value="0" calcext:value-type="float">
            <text:p>0</text:p>
          </table:table-cell>
          <table:table-cell table:formula="of:=IF([Data.G167]=[Keys.J167];1;0)" office:value-type="float" office:value="0" calcext:value-type="float">
            <text:p>0</text:p>
          </table:table-cell>
          <table:table-cell table:formula="of:=IF([.F167]=0;IF([Data.F167]=[Keys.J167];1;0);0)" office:value-type="float" office:value="0" calcext:value-type="float">
            <text:p>0</text:p>
          </table:table-cell>
          <table:table-cell table:formula="of:=IF([Data.G167]=[Keys.K167];1;0)" office:value-type="float" office:value="0" calcext:value-type="float">
            <text:p>0</text:p>
          </table:table-cell>
          <table:table-cell table:formula="of:=IF([.H167]=0;IF([Data.F167]=[Keys.K167];1;0);0)" office:value-type="float" office:value="0" calcext:value-type="float">
            <text:p>0</text:p>
          </table:table-cell>
          <table:table-cell table:formula="of:=IF([Data.G167]=[Keys.L167];1;0)" office:value-type="float" office:value="0" calcext:value-type="float">
            <text:p>0</text:p>
          </table:table-cell>
          <table:table-cell table:formula="of:=IF([.J167]=0;IF([Data.F167]=[Keys.L167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67];MATCH([Keys.I167];[Keys.$D$2:.$D$9];0))" office:value-type="float" office:value="0" calcext:value-type="float">
            <text:p>0</text:p>
          </table:table-cell>
          <table:table-cell table:formula="of:=[.S167]" office:value-type="float" office:value="0" calcext:value-type="float">
            <text:p>0</text:p>
          </table:table-cell>
          <table:table-cell table:formula="of:=INDEX([Data.$K$2:.$R$359];[Keys.$M167];MATCH([Keys.J167];[Keys.$D$2:.$D$9];0))" office:value-type="float" office:value="0" calcext:value-type="float">
            <text:p>0</text:p>
          </table:table-cell>
          <table:table-cell table:formula="of:=[.U167]" office:value-type="float" office:value="0" calcext:value-type="float">
            <text:p>0</text:p>
          </table:table-cell>
          <table:table-cell table:formula="of:=INDEX([Data.$K$2:.$R$359];[Keys.$M167];MATCH([Keys.K167];[Keys.$D$2:.$D$9];0))" office:value-type="float" office:value="0" calcext:value-type="float">
            <text:p>0</text:p>
          </table:table-cell>
          <table:table-cell table:formula="of:=[.W167]" office:value-type="float" office:value="0" calcext:value-type="float">
            <text:p>0</text:p>
          </table:table-cell>
          <table:table-cell table:formula="of:=INDEX([Data.$K$2:.$R$359];[Keys.$M167];MATCH([Keys.L167];[Keys.$D$2:.$D$9];0))" office:value-type="float" office:value="2" calcext:value-type="float">
            <text:p>2</text:p>
          </table:table-cell>
          <table:table-cell table:formula="of:=[.Y167]" office:value-type="float" office:value="2" calcext:value-type="float">
            <text:p>2</text:p>
          </table:table-cell>
          <table:table-cell table:formula="of:=IF([Data.Z167]=&quot;True&quot;;&quot;Challenged&quot;;IF([Data.AA16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67]+[Data.T1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67]+[Data.V16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989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formula="of:=IF([Data.G168]=[Keys.$A$10];1;0)" office:value-type="float" office:value="0" calcext:value-type="float">
            <text:p>0</text:p>
          </table:table-cell>
          <table:table-cell table:formula="of:=IF([.B168]=0;IF([Data.F168]=[Keys.$A$10];1;0);0)" office:value-type="float" office:value="0" calcext:value-type="float">
            <text:p>0</text:p>
          </table:table-cell>
          <table:table-cell table:formula="of:=IF([Data.G168]=[Keys.I168];1;0)" office:value-type="float" office:value="0" calcext:value-type="float">
            <text:p>0</text:p>
          </table:table-cell>
          <table:table-cell table:formula="of:=IF([.D168]=0;IF([Data.F168]=[Keys.I168];1;0);0)" office:value-type="float" office:value="0" calcext:value-type="float">
            <text:p>0</text:p>
          </table:table-cell>
          <table:table-cell table:formula="of:=IF([Data.G168]=[Keys.J168];1;0)" office:value-type="float" office:value="0" calcext:value-type="float">
            <text:p>0</text:p>
          </table:table-cell>
          <table:table-cell table:formula="of:=IF([.F168]=0;IF([Data.F168]=[Keys.J168];1;0);0)" office:value-type="float" office:value="0" calcext:value-type="float">
            <text:p>0</text:p>
          </table:table-cell>
          <table:table-cell table:formula="of:=IF([Data.G168]=[Keys.K168];1;0)" office:value-type="float" office:value="0" calcext:value-type="float">
            <text:p>0</text:p>
          </table:table-cell>
          <table:table-cell table:formula="of:=IF([.H168]=0;IF([Data.F168]=[Keys.K168];1;0);0)" office:value-type="float" office:value="0" calcext:value-type="float">
            <text:p>0</text:p>
          </table:table-cell>
          <table:table-cell table:formula="of:=IF([Data.G168]=[Keys.L168];1;0)" office:value-type="float" office:value="0" calcext:value-type="float">
            <text:p>0</text:p>
          </table:table-cell>
          <table:table-cell table:formula="of:=IF([.J168]=0;IF([Data.F168]=[Keys.L16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68];MATCH([Keys.I168];[Keys.$D$2:.$D$9];0))" office:value-type="float" office:value="0" calcext:value-type="float">
            <text:p>0</text:p>
          </table:table-cell>
          <table:table-cell table:formula="of:=[.S168]" office:value-type="float" office:value="0" calcext:value-type="float">
            <text:p>0</text:p>
          </table:table-cell>
          <table:table-cell table:formula="of:=INDEX([Data.$K$2:.$R$359];[Keys.$M168];MATCH([Keys.J168];[Keys.$D$2:.$D$9];0))" office:value-type="float" office:value="0" calcext:value-type="float">
            <text:p>0</text:p>
          </table:table-cell>
          <table:table-cell table:formula="of:=[.U168]" office:value-type="float" office:value="0" calcext:value-type="float">
            <text:p>0</text:p>
          </table:table-cell>
          <table:table-cell table:formula="of:=INDEX([Data.$K$2:.$R$359];[Keys.$M168];MATCH([Keys.K168];[Keys.$D$2:.$D$9];0))" office:value-type="float" office:value="0" calcext:value-type="float">
            <text:p>0</text:p>
          </table:table-cell>
          <table:table-cell table:formula="of:=[.W168]" office:value-type="float" office:value="0" calcext:value-type="float">
            <text:p>0</text:p>
          </table:table-cell>
          <table:table-cell table:formula="of:=INDEX([Data.$K$2:.$R$359];[Keys.$M168];MATCH([Keys.L168];[Keys.$D$2:.$D$9];0))" office:value-type="float" office:value="0" calcext:value-type="float">
            <text:p>0</text:p>
          </table:table-cell>
          <table:table-cell table:formula="of:=[.Y168]" office:value-type="float" office:value="0" calcext:value-type="float">
            <text:p>0</text:p>
          </table:table-cell>
          <table:table-cell table:formula="of:=IF([Data.Z168]=&quot;True&quot;;&quot;Challenged&quot;;IF([Data.AA16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68]+[Data.T1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68]+[Data.V16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989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IF([Data.G169]=[Keys.$A$10];1;0)" office:value-type="float" office:value="0" calcext:value-type="float">
            <text:p>0</text:p>
          </table:table-cell>
          <table:table-cell table:formula="of:=IF([.B169]=0;IF([Data.F169]=[Keys.$A$10];1;0);0)" office:value-type="float" office:value="0" calcext:value-type="float">
            <text:p>0</text:p>
          </table:table-cell>
          <table:table-cell table:formula="of:=IF([Data.G169]=[Keys.I169];1;0)" office:value-type="float" office:value="0" calcext:value-type="float">
            <text:p>0</text:p>
          </table:table-cell>
          <table:table-cell table:formula="of:=IF([.D169]=0;IF([Data.F169]=[Keys.I169];1;0);0)" office:value-type="float" office:value="0" calcext:value-type="float">
            <text:p>0</text:p>
          </table:table-cell>
          <table:table-cell table:formula="of:=IF([Data.G169]=[Keys.J169];1;0)" office:value-type="float" office:value="1" calcext:value-type="float">
            <text:p>1</text:p>
          </table:table-cell>
          <table:table-cell table:formula="of:=IF([.F169]=0;IF([Data.F169]=[Keys.J169];1;0);0)" office:value-type="float" office:value="0" calcext:value-type="float">
            <text:p>0</text:p>
          </table:table-cell>
          <table:table-cell table:formula="of:=IF([Data.G169]=[Keys.K169];1;0)" office:value-type="float" office:value="0" calcext:value-type="float">
            <text:p>0</text:p>
          </table:table-cell>
          <table:table-cell table:formula="of:=IF([.H169]=0;IF([Data.F169]=[Keys.K169];1;0);0)" office:value-type="float" office:value="0" calcext:value-type="float">
            <text:p>0</text:p>
          </table:table-cell>
          <table:table-cell table:formula="of:=IF([Data.G169]=[Keys.L169];1;0)" office:value-type="float" office:value="0" calcext:value-type="float">
            <text:p>0</text:p>
          </table:table-cell>
          <table:table-cell table:formula="of:=IF([.J169]=0;IF([Data.F169]=[Keys.L169];1;0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DEX([Data.$K$2:.$R$359];[Keys.$M169];MATCH([Keys.I169];[Keys.$D$2:.$D$9];0))" office:value-type="float" office:value="1" calcext:value-type="float">
            <text:p>1</text:p>
          </table:table-cell>
          <table:table-cell table:formula="of:=[.S169]" office:value-type="float" office:value="1" calcext:value-type="float">
            <text:p>1</text:p>
          </table:table-cell>
          <table:table-cell table:formula="of:=INDEX([Data.$K$2:.$R$359];[Keys.$M169];MATCH([Keys.J169];[Keys.$D$2:.$D$9];0))" office:value-type="float" office:value="1" calcext:value-type="float">
            <text:p>1</text:p>
          </table:table-cell>
          <table:table-cell table:formula="of:=[.U169]" office:value-type="float" office:value="1" calcext:value-type="float">
            <text:p>1</text:p>
          </table:table-cell>
          <table:table-cell table:formula="of:=INDEX([Data.$K$2:.$R$359];[Keys.$M169];MATCH([Keys.K169];[Keys.$D$2:.$D$9];0))" office:value-type="float" office:value="0" calcext:value-type="float">
            <text:p>0</text:p>
          </table:table-cell>
          <table:table-cell table:formula="of:=[.W169]" office:value-type="float" office:value="0" calcext:value-type="float">
            <text:p>0</text:p>
          </table:table-cell>
          <table:table-cell table:formula="of:=INDEX([Data.$K$2:.$R$359];[Keys.$M169];MATCH([Keys.L169];[Keys.$D$2:.$D$9];0))" office:value-type="float" office:value="0" calcext:value-type="float">
            <text:p>0</text:p>
          </table:table-cell>
          <table:table-cell table:formula="of:=[.Y169]" office:value-type="float" office:value="0" calcext:value-type="float">
            <text:p>0</text:p>
          </table:table-cell>
          <table:table-cell table:formula="of:=IF([Data.Z169]=&quot;True&quot;;&quot;Challenged&quot;;IF([Data.AA169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69]+[Data.T1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69]+[Data.V16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989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IF([Data.G170]=[Keys.$A$10];1;0)" office:value-type="float" office:value="1" calcext:value-type="float">
            <text:p>1</text:p>
          </table:table-cell>
          <table:table-cell table:formula="of:=IF([.B170]=0;IF([Data.F170]=[Keys.$A$10];1;0);0)" office:value-type="float" office:value="0" calcext:value-type="float">
            <text:p>0</text:p>
          </table:table-cell>
          <table:table-cell table:formula="of:=IF([Data.G170]=[Keys.I170];1;0)" office:value-type="float" office:value="0" calcext:value-type="float">
            <text:p>0</text:p>
          </table:table-cell>
          <table:table-cell table:formula="of:=IF([.D170]=0;IF([Data.F170]=[Keys.I170];1;0);0)" office:value-type="float" office:value="0" calcext:value-type="float">
            <text:p>0</text:p>
          </table:table-cell>
          <table:table-cell table:formula="of:=IF([Data.G170]=[Keys.J170];1;0)" office:value-type="float" office:value="0" calcext:value-type="float">
            <text:p>0</text:p>
          </table:table-cell>
          <table:table-cell table:formula="of:=IF([.F170]=0;IF([Data.F170]=[Keys.J170];1;0);0)" office:value-type="float" office:value="0" calcext:value-type="float">
            <text:p>0</text:p>
          </table:table-cell>
          <table:table-cell table:formula="of:=IF([Data.G170]=[Keys.K170];1;0)" office:value-type="float" office:value="0" calcext:value-type="float">
            <text:p>0</text:p>
          </table:table-cell>
          <table:table-cell table:formula="of:=IF([.H170]=0;IF([Data.F170]=[Keys.K170];1;0);0)" office:value-type="float" office:value="0" calcext:value-type="float">
            <text:p>0</text:p>
          </table:table-cell>
          <table:table-cell table:formula="of:=IF([Data.G170]=[Keys.L170];1;0)" office:value-type="float" office:value="0" calcext:value-type="float">
            <text:p>0</text:p>
          </table:table-cell>
          <table:table-cell table:formula="of:=IF([.J170]=0;IF([Data.F170]=[Keys.L170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170];MATCH([Keys.I170];[Keys.$D$2:.$D$9];0))" office:value-type="float" office:value="0" calcext:value-type="float">
            <text:p>0</text:p>
          </table:table-cell>
          <table:table-cell table:formula="of:=[.S170]" office:value-type="float" office:value="0" calcext:value-type="float">
            <text:p>0</text:p>
          </table:table-cell>
          <table:table-cell table:formula="of:=INDEX([Data.$K$2:.$R$359];[Keys.$M170];MATCH([Keys.J170];[Keys.$D$2:.$D$9];0))" office:value-type="float" office:value="0" calcext:value-type="float">
            <text:p>0</text:p>
          </table:table-cell>
          <table:table-cell table:formula="of:=[.U170]" office:value-type="float" office:value="0" calcext:value-type="float">
            <text:p>0</text:p>
          </table:table-cell>
          <table:table-cell table:formula="of:=INDEX([Data.$K$2:.$R$359];[Keys.$M170];MATCH([Keys.K170];[Keys.$D$2:.$D$9];0))" office:value-type="float" office:value="0" calcext:value-type="float">
            <text:p>0</text:p>
          </table:table-cell>
          <table:table-cell table:formula="of:=[.W170]" office:value-type="float" office:value="0" calcext:value-type="float">
            <text:p>0</text:p>
          </table:table-cell>
          <table:table-cell table:formula="of:=INDEX([Data.$K$2:.$R$359];[Keys.$M170];MATCH([Keys.L170];[Keys.$D$2:.$D$9];0))" office:value-type="float" office:value="0" calcext:value-type="float">
            <text:p>0</text:p>
          </table:table-cell>
          <table:table-cell table:formula="of:=[.Y170]" office:value-type="float" office:value="0" calcext:value-type="float">
            <text:p>0</text:p>
          </table:table-cell>
          <table:table-cell table:formula="of:=IF([Data.Z170]=&quot;True&quot;;&quot;Challenged&quot;;IF([Data.AA17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70]+[Data.T17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170]+[Data.V170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989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IF([Data.G171]=[Keys.$A$10];1;0)" office:value-type="float" office:value="0" calcext:value-type="float">
            <text:p>0</text:p>
          </table:table-cell>
          <table:table-cell table:formula="of:=IF([.B171]=0;IF([Data.F171]=[Keys.$A$10];1;0);0)" office:value-type="float" office:value="0" calcext:value-type="float">
            <text:p>0</text:p>
          </table:table-cell>
          <table:table-cell table:formula="of:=IF([Data.G171]=[Keys.I171];1;0)" office:value-type="float" office:value="0" calcext:value-type="float">
            <text:p>0</text:p>
          </table:table-cell>
          <table:table-cell table:formula="of:=IF([.D171]=0;IF([Data.F171]=[Keys.I171];1;0);0)" office:value-type="float" office:value="0" calcext:value-type="float">
            <text:p>0</text:p>
          </table:table-cell>
          <table:table-cell table:formula="of:=IF([Data.G171]=[Keys.J171];1;0)" office:value-type="float" office:value="0" calcext:value-type="float">
            <text:p>0</text:p>
          </table:table-cell>
          <table:table-cell table:formula="of:=IF([.F171]=0;IF([Data.F171]=[Keys.J171];1;0);0)" office:value-type="float" office:value="0" calcext:value-type="float">
            <text:p>0</text:p>
          </table:table-cell>
          <table:table-cell table:formula="of:=IF([Data.G171]=[Keys.K171];1;0)" office:value-type="float" office:value="0" calcext:value-type="float">
            <text:p>0</text:p>
          </table:table-cell>
          <table:table-cell table:formula="of:=IF([.H171]=0;IF([Data.F171]=[Keys.K171];1;0);0)" office:value-type="float" office:value="0" calcext:value-type="float">
            <text:p>0</text:p>
          </table:table-cell>
          <table:table-cell table:formula="of:=IF([Data.G171]=[Keys.L171];1;0)" office:value-type="float" office:value="0" calcext:value-type="float">
            <text:p>0</text:p>
          </table:table-cell>
          <table:table-cell table:formula="of:=IF([.J171]=0;IF([Data.F171]=[Keys.L17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71];MATCH([Keys.I171];[Keys.$D$2:.$D$9];0))" office:value-type="float" office:value="0" calcext:value-type="float">
            <text:p>0</text:p>
          </table:table-cell>
          <table:table-cell table:formula="of:=[.S171]" office:value-type="float" office:value="0" calcext:value-type="float">
            <text:p>0</text:p>
          </table:table-cell>
          <table:table-cell table:formula="of:=INDEX([Data.$K$2:.$R$359];[Keys.$M171];MATCH([Keys.J171];[Keys.$D$2:.$D$9];0))" office:value-type="float" office:value="0" calcext:value-type="float">
            <text:p>0</text:p>
          </table:table-cell>
          <table:table-cell table:formula="of:=[.U171]" office:value-type="float" office:value="0" calcext:value-type="float">
            <text:p>0</text:p>
          </table:table-cell>
          <table:table-cell table:formula="of:=INDEX([Data.$K$2:.$R$359];[Keys.$M171];MATCH([Keys.K171];[Keys.$D$2:.$D$9];0))" office:value-type="float" office:value="1" calcext:value-type="float">
            <text:p>1</text:p>
          </table:table-cell>
          <table:table-cell table:formula="of:=[.W171]" office:value-type="float" office:value="1" calcext:value-type="float">
            <text:p>1</text:p>
          </table:table-cell>
          <table:table-cell table:formula="of:=INDEX([Data.$K$2:.$R$359];[Keys.$M171];MATCH([Keys.L171];[Keys.$D$2:.$D$9];0))" office:value-type="float" office:value="0" calcext:value-type="float">
            <text:p>0</text:p>
          </table:table-cell>
          <table:table-cell table:formula="of:=[.Y171]" office:value-type="float" office:value="0" calcext:value-type="float">
            <text:p>0</text:p>
          </table:table-cell>
          <table:table-cell table:formula="of:=IF([Data.Z171]=&quot;True&quot;;&quot;Challenged&quot;;IF([Data.AA171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71]+[Data.T1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71]+[Data.V17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989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formula="of:=IF([Data.G172]=[Keys.$A$10];1;0)" office:value-type="float" office:value="0" calcext:value-type="float">
            <text:p>0</text:p>
          </table:table-cell>
          <table:table-cell table:formula="of:=IF([.B172]=0;IF([Data.F172]=[Keys.$A$10];1;0);0)" office:value-type="float" office:value="0" calcext:value-type="float">
            <text:p>0</text:p>
          </table:table-cell>
          <table:table-cell table:formula="of:=IF([Data.G172]=[Keys.I172];1;0)" office:value-type="float" office:value="0" calcext:value-type="float">
            <text:p>0</text:p>
          </table:table-cell>
          <table:table-cell table:formula="of:=IF([.D172]=0;IF([Data.F172]=[Keys.I172];1;0);0)" office:value-type="float" office:value="0" calcext:value-type="float">
            <text:p>0</text:p>
          </table:table-cell>
          <table:table-cell table:formula="of:=IF([Data.G172]=[Keys.J172];1;0)" office:value-type="float" office:value="0" calcext:value-type="float">
            <text:p>0</text:p>
          </table:table-cell>
          <table:table-cell table:formula="of:=IF([.F172]=0;IF([Data.F172]=[Keys.J172];1;0);0)" office:value-type="float" office:value="0" calcext:value-type="float">
            <text:p>0</text:p>
          </table:table-cell>
          <table:table-cell table:formula="of:=IF([Data.G172]=[Keys.K172];1;0)" office:value-type="float" office:value="0" calcext:value-type="float">
            <text:p>0</text:p>
          </table:table-cell>
          <table:table-cell table:formula="of:=IF([.H172]=0;IF([Data.F172]=[Keys.K172];1;0);0)" office:value-type="float" office:value="0" calcext:value-type="float">
            <text:p>0</text:p>
          </table:table-cell>
          <table:table-cell table:formula="of:=IF([Data.G172]=[Keys.L172];1;0)" office:value-type="float" office:value="0" calcext:value-type="float">
            <text:p>0</text:p>
          </table:table-cell>
          <table:table-cell table:formula="of:=IF([.J172]=0;IF([Data.F172]=[Keys.L17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72];MATCH([Keys.I172];[Keys.$D$2:.$D$9];0))" office:value-type="float" office:value="0" calcext:value-type="float">
            <text:p>0</text:p>
          </table:table-cell>
          <table:table-cell table:formula="of:=[.S172]" office:value-type="float" office:value="0" calcext:value-type="float">
            <text:p>0</text:p>
          </table:table-cell>
          <table:table-cell table:formula="of:=INDEX([Data.$K$2:.$R$359];[Keys.$M172];MATCH([Keys.J172];[Keys.$D$2:.$D$9];0))" office:value-type="float" office:value="0" calcext:value-type="float">
            <text:p>0</text:p>
          </table:table-cell>
          <table:table-cell table:formula="of:=[.U172]" office:value-type="float" office:value="0" calcext:value-type="float">
            <text:p>0</text:p>
          </table:table-cell>
          <table:table-cell table:formula="of:=INDEX([Data.$K$2:.$R$359];[Keys.$M172];MATCH([Keys.K172];[Keys.$D$2:.$D$9];0))" office:value-type="float" office:value="0" calcext:value-type="float">
            <text:p>0</text:p>
          </table:table-cell>
          <table:table-cell table:formula="of:=[.W172]" office:value-type="float" office:value="0" calcext:value-type="float">
            <text:p>0</text:p>
          </table:table-cell>
          <table:table-cell table:formula="of:=INDEX([Data.$K$2:.$R$359];[Keys.$M172];MATCH([Keys.L172];[Keys.$D$2:.$D$9];0))" office:value-type="float" office:value="3" calcext:value-type="float">
            <text:p>3</text:p>
          </table:table-cell>
          <table:table-cell table:formula="of:=[.Y172]" office:value-type="float" office:value="3" calcext:value-type="float">
            <text:p>3</text:p>
          </table:table-cell>
          <table:table-cell table:formula="of:=IF([Data.Z172]=&quot;True&quot;;&quot;Challenged&quot;;IF([Data.AA17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72]+[Data.T1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72]+[Data.V17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989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formula="of:=IF([Data.G173]=[Keys.$A$10];1;0)" office:value-type="float" office:value="0" calcext:value-type="float">
            <text:p>0</text:p>
          </table:table-cell>
          <table:table-cell table:formula="of:=IF([.B173]=0;IF([Data.F173]=[Keys.$A$10];1;0);0)" office:value-type="float" office:value="0" calcext:value-type="float">
            <text:p>0</text:p>
          </table:table-cell>
          <table:table-cell table:formula="of:=IF([Data.G173]=[Keys.I173];1;0)" office:value-type="float" office:value="0" calcext:value-type="float">
            <text:p>0</text:p>
          </table:table-cell>
          <table:table-cell table:formula="of:=IF([.D173]=0;IF([Data.F173]=[Keys.I173];1;0);0)" office:value-type="float" office:value="0" calcext:value-type="float">
            <text:p>0</text:p>
          </table:table-cell>
          <table:table-cell table:formula="of:=IF([Data.G173]=[Keys.J173];1;0)" office:value-type="float" office:value="0" calcext:value-type="float">
            <text:p>0</text:p>
          </table:table-cell>
          <table:table-cell table:formula="of:=IF([.F173]=0;IF([Data.F173]=[Keys.J173];1;0);0)" office:value-type="float" office:value="0" calcext:value-type="float">
            <text:p>0</text:p>
          </table:table-cell>
          <table:table-cell table:formula="of:=IF([Data.G173]=[Keys.K173];1;0)" office:value-type="float" office:value="0" calcext:value-type="float">
            <text:p>0</text:p>
          </table:table-cell>
          <table:table-cell table:formula="of:=IF([.H173]=0;IF([Data.F173]=[Keys.K173];1;0);0)" office:value-type="float" office:value="0" calcext:value-type="float">
            <text:p>0</text:p>
          </table:table-cell>
          <table:table-cell table:formula="of:=IF([Data.G173]=[Keys.L173];1;0)" office:value-type="float" office:value="0" calcext:value-type="float">
            <text:p>0</text:p>
          </table:table-cell>
          <table:table-cell table:formula="of:=IF([.J173]=0;IF([Data.F173]=[Keys.L17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73];MATCH([Keys.I173];[Keys.$D$2:.$D$9];0))" office:value-type="float" office:value="0" calcext:value-type="float">
            <text:p>0</text:p>
          </table:table-cell>
          <table:table-cell table:formula="of:=[.S173]" office:value-type="float" office:value="0" calcext:value-type="float">
            <text:p>0</text:p>
          </table:table-cell>
          <table:table-cell table:formula="of:=INDEX([Data.$K$2:.$R$359];[Keys.$M173];MATCH([Keys.J173];[Keys.$D$2:.$D$9];0))" office:value-type="float" office:value="0" calcext:value-type="float">
            <text:p>0</text:p>
          </table:table-cell>
          <table:table-cell table:formula="of:=[.U173]" office:value-type="float" office:value="0" calcext:value-type="float">
            <text:p>0</text:p>
          </table:table-cell>
          <table:table-cell table:formula="of:=INDEX([Data.$K$2:.$R$359];[Keys.$M173];MATCH([Keys.K173];[Keys.$D$2:.$D$9];0))" office:value-type="float" office:value="0" calcext:value-type="float">
            <text:p>0</text:p>
          </table:table-cell>
          <table:table-cell table:formula="of:=[.W173]" office:value-type="float" office:value="0" calcext:value-type="float">
            <text:p>0</text:p>
          </table:table-cell>
          <table:table-cell table:formula="of:=INDEX([Data.$K$2:.$R$359];[Keys.$M173];MATCH([Keys.L173];[Keys.$D$2:.$D$9];0))" office:value-type="float" office:value="0" calcext:value-type="float">
            <text:p>0</text:p>
          </table:table-cell>
          <table:table-cell table:formula="of:=[.Y173]" office:value-type="float" office:value="0" calcext:value-type="float">
            <text:p>0</text:p>
          </table:table-cell>
          <table:table-cell table:formula="of:=IF([Data.Z173]=&quot;True&quot;;&quot;Challenged&quot;;IF([Data.AA173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73]+[Data.T1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73]+[Data.V17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989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IF([Data.G174]=[Keys.$A$10];1;0)" office:value-type="float" office:value="0" calcext:value-type="float">
            <text:p>0</text:p>
          </table:table-cell>
          <table:table-cell table:formula="of:=IF([.B174]=0;IF([Data.F174]=[Keys.$A$10];1;0);0)" office:value-type="float" office:value="0" calcext:value-type="float">
            <text:p>0</text:p>
          </table:table-cell>
          <table:table-cell table:formula="of:=IF([Data.G174]=[Keys.I174];1;0)" office:value-type="float" office:value="0" calcext:value-type="float">
            <text:p>0</text:p>
          </table:table-cell>
          <table:table-cell table:formula="of:=IF([.D174]=0;IF([Data.F174]=[Keys.I174];1;0);0)" office:value-type="float" office:value="0" calcext:value-type="float">
            <text:p>0</text:p>
          </table:table-cell>
          <table:table-cell table:formula="of:=IF([Data.G174]=[Keys.J174];1;0)" office:value-type="float" office:value="0" calcext:value-type="float">
            <text:p>0</text:p>
          </table:table-cell>
          <table:table-cell table:formula="of:=IF([.F174]=0;IF([Data.F174]=[Keys.J174];1;0);0)" office:value-type="float" office:value="0" calcext:value-type="float">
            <text:p>0</text:p>
          </table:table-cell>
          <table:table-cell table:formula="of:=IF([Data.G174]=[Keys.K174];1;0)" office:value-type="float" office:value="0" calcext:value-type="float">
            <text:p>0</text:p>
          </table:table-cell>
          <table:table-cell table:formula="of:=IF([.H174]=0;IF([Data.F174]=[Keys.K174];1;0);0)" office:value-type="float" office:value="0" calcext:value-type="float">
            <text:p>0</text:p>
          </table:table-cell>
          <table:table-cell table:formula="of:=IF([Data.G174]=[Keys.L174];1;0)" office:value-type="float" office:value="1" calcext:value-type="float">
            <text:p>1</text:p>
          </table:table-cell>
          <table:table-cell table:formula="of:=IF([.J174]=0;IF([Data.F174]=[Keys.L17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74];MATCH([Keys.I174];[Keys.$D$2:.$D$9];0))" office:value-type="float" office:value="2" calcext:value-type="float">
            <text:p>2</text:p>
          </table:table-cell>
          <table:table-cell table:formula="of:=[.S174]" office:value-type="float" office:value="2" calcext:value-type="float">
            <text:p>2</text:p>
          </table:table-cell>
          <table:table-cell table:formula="of:=INDEX([Data.$K$2:.$R$359];[Keys.$M174];MATCH([Keys.J174];[Keys.$D$2:.$D$9];0))" office:value-type="float" office:value="1" calcext:value-type="float">
            <text:p>1</text:p>
          </table:table-cell>
          <table:table-cell table:formula="of:=[.U174]" office:value-type="float" office:value="1" calcext:value-type="float">
            <text:p>1</text:p>
          </table:table-cell>
          <table:table-cell table:formula="of:=INDEX([Data.$K$2:.$R$359];[Keys.$M174];MATCH([Keys.K174];[Keys.$D$2:.$D$9];0))" office:value-type="float" office:value="1" calcext:value-type="float">
            <text:p>1</text:p>
          </table:table-cell>
          <table:table-cell table:formula="of:=[.W174]" office:value-type="float" office:value="1" calcext:value-type="float">
            <text:p>1</text:p>
          </table:table-cell>
          <table:table-cell table:formula="of:=INDEX([Data.$K$2:.$R$359];[Keys.$M174];MATCH([Keys.L174];[Keys.$D$2:.$D$9];0))" office:value-type="float" office:value="1" calcext:value-type="float">
            <text:p>1</text:p>
          </table:table-cell>
          <table:table-cell table:formula="of:=[.Y174]" office:value-type="float" office:value="1" calcext:value-type="float">
            <text:p>1</text:p>
          </table:table-cell>
          <table:table-cell table:formula="of:=IF([Data.Z174]=&quot;True&quot;;&quot;Challenged&quot;;IF([Data.AA17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74]+[Data.T1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74]+[Data.V17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89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IF([Data.G175]=[Keys.$A$10];1;0)" office:value-type="float" office:value="0" calcext:value-type="float">
            <text:p>0</text:p>
          </table:table-cell>
          <table:table-cell table:formula="of:=IF([.B175]=0;IF([Data.F175]=[Keys.$A$10];1;0);0)" office:value-type="float" office:value="1" calcext:value-type="float">
            <text:p>1</text:p>
          </table:table-cell>
          <table:table-cell table:formula="of:=IF([Data.G175]=[Keys.I175];1;0)" office:value-type="float" office:value="0" calcext:value-type="float">
            <text:p>0</text:p>
          </table:table-cell>
          <table:table-cell table:formula="of:=IF([.D175]=0;IF([Data.F175]=[Keys.I175];1;0);0)" office:value-type="float" office:value="0" calcext:value-type="float">
            <text:p>0</text:p>
          </table:table-cell>
          <table:table-cell table:formula="of:=IF([Data.G175]=[Keys.J175];1;0)" office:value-type="float" office:value="0" calcext:value-type="float">
            <text:p>0</text:p>
          </table:table-cell>
          <table:table-cell table:formula="of:=IF([.F175]=0;IF([Data.F175]=[Keys.J175];1;0);0)" office:value-type="float" office:value="0" calcext:value-type="float">
            <text:p>0</text:p>
          </table:table-cell>
          <table:table-cell table:formula="of:=IF([Data.G175]=[Keys.K175];1;0)" office:value-type="float" office:value="0" calcext:value-type="float">
            <text:p>0</text:p>
          </table:table-cell>
          <table:table-cell table:formula="of:=IF([.H175]=0;IF([Data.F175]=[Keys.K175];1;0);0)" office:value-type="float" office:value="0" calcext:value-type="float">
            <text:p>0</text:p>
          </table:table-cell>
          <table:table-cell table:formula="of:=IF([Data.G175]=[Keys.L175];1;0)" office:value-type="float" office:value="0" calcext:value-type="float">
            <text:p>0</text:p>
          </table:table-cell>
          <table:table-cell table:formula="of:=IF([.J175]=0;IF([Data.F175]=[Keys.L175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NDEX([Data.$K$2:.$R$359];[Keys.$M175];MATCH([Keys.I175];[Keys.$D$2:.$D$9];0))" office:value-type="float" office:value="0" calcext:value-type="float">
            <text:p>0</text:p>
          </table:table-cell>
          <table:table-cell table:formula="of:=[.S175]" office:value-type="float" office:value="0" calcext:value-type="float">
            <text:p>0</text:p>
          </table:table-cell>
          <table:table-cell table:formula="of:=INDEX([Data.$K$2:.$R$359];[Keys.$M175];MATCH([Keys.J175];[Keys.$D$2:.$D$9];0))" office:value-type="float" office:value="0" calcext:value-type="float">
            <text:p>0</text:p>
          </table:table-cell>
          <table:table-cell table:formula="of:=[.U175]" office:value-type="float" office:value="0" calcext:value-type="float">
            <text:p>0</text:p>
          </table:table-cell>
          <table:table-cell table:formula="of:=INDEX([Data.$K$2:.$R$359];[Keys.$M175];MATCH([Keys.K175];[Keys.$D$2:.$D$9];0))" office:value-type="float" office:value="0" calcext:value-type="float">
            <text:p>0</text:p>
          </table:table-cell>
          <table:table-cell table:formula="of:=[.W175]" office:value-type="float" office:value="0" calcext:value-type="float">
            <text:p>0</text:p>
          </table:table-cell>
          <table:table-cell table:formula="of:=INDEX([Data.$K$2:.$R$359];[Keys.$M175];MATCH([Keys.L175];[Keys.$D$2:.$D$9];0))" office:value-type="float" office:value="0" calcext:value-type="float">
            <text:p>0</text:p>
          </table:table-cell>
          <table:table-cell table:formula="of:=[.Y175]" office:value-type="float" office:value="0" calcext:value-type="float">
            <text:p>0</text:p>
          </table:table-cell>
          <table:table-cell table:formula="of:=IF([Data.Z175]=&quot;True&quot;;&quot;Challenged&quot;;IF([Data.AA17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75]+[Data.T1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75]+[Data.V17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89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formula="of:=IF([Data.G176]=[Keys.$A$10];1;0)" office:value-type="float" office:value="0" calcext:value-type="float">
            <text:p>0</text:p>
          </table:table-cell>
          <table:table-cell table:formula="of:=IF([.B176]=0;IF([Data.F176]=[Keys.$A$10];1;0);0)" office:value-type="float" office:value="0" calcext:value-type="float">
            <text:p>0</text:p>
          </table:table-cell>
          <table:table-cell table:formula="of:=IF([Data.G176]=[Keys.I176];1;0)" office:value-type="float" office:value="0" calcext:value-type="float">
            <text:p>0</text:p>
          </table:table-cell>
          <table:table-cell table:formula="of:=IF([.D176]=0;IF([Data.F176]=[Keys.I176];1;0);0)" office:value-type="float" office:value="0" calcext:value-type="float">
            <text:p>0</text:p>
          </table:table-cell>
          <table:table-cell table:formula="of:=IF([Data.G176]=[Keys.J176];1;0)" office:value-type="float" office:value="0" calcext:value-type="float">
            <text:p>0</text:p>
          </table:table-cell>
          <table:table-cell table:formula="of:=IF([.F176]=0;IF([Data.F176]=[Keys.J176];1;0);0)" office:value-type="float" office:value="0" calcext:value-type="float">
            <text:p>0</text:p>
          </table:table-cell>
          <table:table-cell table:formula="of:=IF([Data.G176]=[Keys.K176];1;0)" office:value-type="float" office:value="0" calcext:value-type="float">
            <text:p>0</text:p>
          </table:table-cell>
          <table:table-cell table:formula="of:=IF([.H176]=0;IF([Data.F176]=[Keys.K176];1;0);0)" office:value-type="float" office:value="0" calcext:value-type="float">
            <text:p>0</text:p>
          </table:table-cell>
          <table:table-cell table:formula="of:=IF([Data.G176]=[Keys.L176];1;0)" office:value-type="float" office:value="0" calcext:value-type="float">
            <text:p>0</text:p>
          </table:table-cell>
          <table:table-cell table:formula="of:=IF([.J176]=0;IF([Data.F176]=[Keys.L17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76];MATCH([Keys.I176];[Keys.$D$2:.$D$9];0))" office:value-type="float" office:value="0" calcext:value-type="float">
            <text:p>0</text:p>
          </table:table-cell>
          <table:table-cell table:formula="of:=[.S176]" office:value-type="float" office:value="0" calcext:value-type="float">
            <text:p>0</text:p>
          </table:table-cell>
          <table:table-cell table:formula="of:=INDEX([Data.$K$2:.$R$359];[Keys.$M176];MATCH([Keys.J176];[Keys.$D$2:.$D$9];0))" office:value-type="float" office:value="0" calcext:value-type="float">
            <text:p>0</text:p>
          </table:table-cell>
          <table:table-cell table:formula="of:=[.U176]" office:value-type="float" office:value="0" calcext:value-type="float">
            <text:p>0</text:p>
          </table:table-cell>
          <table:table-cell table:formula="of:=INDEX([Data.$K$2:.$R$359];[Keys.$M176];MATCH([Keys.K176];[Keys.$D$2:.$D$9];0))" office:value-type="float" office:value="0" calcext:value-type="float">
            <text:p>0</text:p>
          </table:table-cell>
          <table:table-cell table:formula="of:=[.W176]" office:value-type="float" office:value="0" calcext:value-type="float">
            <text:p>0</text:p>
          </table:table-cell>
          <table:table-cell table:formula="of:=INDEX([Data.$K$2:.$R$359];[Keys.$M176];MATCH([Keys.L176];[Keys.$D$2:.$D$9];0))" office:value-type="float" office:value="0" calcext:value-type="float">
            <text:p>0</text:p>
          </table:table-cell>
          <table:table-cell table:formula="of:=[.Y176]" office:value-type="float" office:value="0" calcext:value-type="float">
            <text:p>0</text:p>
          </table:table-cell>
          <table:table-cell table:formula="of:=IF([Data.Z176]=&quot;True&quot;;&quot;Challenged&quot;;IF([Data.AA176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76]+[Data.T1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76]+[Data.V17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89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IF([Data.G177]=[Keys.$A$10];1;0)" office:value-type="float" office:value="0" calcext:value-type="float">
            <text:p>0</text:p>
          </table:table-cell>
          <table:table-cell table:formula="of:=IF([.B177]=0;IF([Data.F177]=[Keys.$A$10];1;0);0)" office:value-type="float" office:value="0" calcext:value-type="float">
            <text:p>0</text:p>
          </table:table-cell>
          <table:table-cell table:formula="of:=IF([Data.G177]=[Keys.I177];1;0)" office:value-type="float" office:value="0" calcext:value-type="float">
            <text:p>0</text:p>
          </table:table-cell>
          <table:table-cell table:formula="of:=IF([.D177]=0;IF([Data.F177]=[Keys.I177];1;0);0)" office:value-type="float" office:value="0" calcext:value-type="float">
            <text:p>0</text:p>
          </table:table-cell>
          <table:table-cell table:formula="of:=IF([Data.G177]=[Keys.J177];1;0)" office:value-type="float" office:value="0" calcext:value-type="float">
            <text:p>0</text:p>
          </table:table-cell>
          <table:table-cell table:formula="of:=IF([.F177]=0;IF([Data.F177]=[Keys.J177];1;0);0)" office:value-type="float" office:value="0" calcext:value-type="float">
            <text:p>0</text:p>
          </table:table-cell>
          <table:table-cell table:formula="of:=IF([Data.G177]=[Keys.K177];1;0)" office:value-type="float" office:value="0" calcext:value-type="float">
            <text:p>0</text:p>
          </table:table-cell>
          <table:table-cell table:formula="of:=IF([.H177]=0;IF([Data.F177]=[Keys.K177];1;0);0)" office:value-type="float" office:value="0" calcext:value-type="float">
            <text:p>0</text:p>
          </table:table-cell>
          <table:table-cell table:formula="of:=IF([Data.G177]=[Keys.L177];1;0)" office:value-type="float" office:value="0" calcext:value-type="float">
            <text:p>0</text:p>
          </table:table-cell>
          <table:table-cell table:formula="of:=IF([.J177]=0;IF([Data.F177]=[Keys.L177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77];MATCH([Keys.I177];[Keys.$D$2:.$D$9];0))" office:value-type="float" office:value="0" calcext:value-type="float">
            <text:p>0</text:p>
          </table:table-cell>
          <table:table-cell table:formula="of:=[.S177]" office:value-type="float" office:value="0" calcext:value-type="float">
            <text:p>0</text:p>
          </table:table-cell>
          <table:table-cell table:formula="of:=INDEX([Data.$K$2:.$R$359];[Keys.$M177];MATCH([Keys.J177];[Keys.$D$2:.$D$9];0))" office:value-type="float" office:value="0" calcext:value-type="float">
            <text:p>0</text:p>
          </table:table-cell>
          <table:table-cell table:formula="of:=[.U177]" office:value-type="float" office:value="0" calcext:value-type="float">
            <text:p>0</text:p>
          </table:table-cell>
          <table:table-cell table:formula="of:=INDEX([Data.$K$2:.$R$359];[Keys.$M177];MATCH([Keys.K177];[Keys.$D$2:.$D$9];0))" office:value-type="float" office:value="0" calcext:value-type="float">
            <text:p>0</text:p>
          </table:table-cell>
          <table:table-cell table:formula="of:=[.W177]" office:value-type="float" office:value="0" calcext:value-type="float">
            <text:p>0</text:p>
          </table:table-cell>
          <table:table-cell table:formula="of:=INDEX([Data.$K$2:.$R$359];[Keys.$M177];MATCH([Keys.L177];[Keys.$D$2:.$D$9];0))" office:value-type="float" office:value="2" calcext:value-type="float">
            <text:p>2</text:p>
          </table:table-cell>
          <table:table-cell table:formula="of:=[.Y177]" office:value-type="float" office:value="2" calcext:value-type="float">
            <text:p>2</text:p>
          </table:table-cell>
          <table:table-cell table:formula="of:=IF([Data.Z177]=&quot;True&quot;;&quot;Challenged&quot;;IF([Data.AA17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77]+[Data.T177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177]+[Data.V177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89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IF([Data.G178]=[Keys.$A$10];1;0)" office:value-type="float" office:value="0" calcext:value-type="float">
            <text:p>0</text:p>
          </table:table-cell>
          <table:table-cell table:formula="of:=IF([.B178]=0;IF([Data.F178]=[Keys.$A$10];1;0);0)" office:value-type="float" office:value="0" calcext:value-type="float">
            <text:p>0</text:p>
          </table:table-cell>
          <table:table-cell table:formula="of:=IF([Data.G178]=[Keys.I178];1;0)" office:value-type="float" office:value="0" calcext:value-type="float">
            <text:p>0</text:p>
          </table:table-cell>
          <table:table-cell table:formula="of:=IF([.D178]=0;IF([Data.F178]=[Keys.I178];1;0);0)" office:value-type="float" office:value="0" calcext:value-type="float">
            <text:p>0</text:p>
          </table:table-cell>
          <table:table-cell table:formula="of:=IF([Data.G178]=[Keys.J178];1;0)" office:value-type="float" office:value="0" calcext:value-type="float">
            <text:p>0</text:p>
          </table:table-cell>
          <table:table-cell table:formula="of:=IF([.F178]=0;IF([Data.F178]=[Keys.J178];1;0);0)" office:value-type="float" office:value="0" calcext:value-type="float">
            <text:p>0</text:p>
          </table:table-cell>
          <table:table-cell table:formula="of:=IF([Data.G178]=[Keys.K178];1;0)" office:value-type="float" office:value="0" calcext:value-type="float">
            <text:p>0</text:p>
          </table:table-cell>
          <table:table-cell table:formula="of:=IF([.H178]=0;IF([Data.F178]=[Keys.K178];1;0);0)" office:value-type="float" office:value="0" calcext:value-type="float">
            <text:p>0</text:p>
          </table:table-cell>
          <table:table-cell table:formula="of:=IF([Data.G178]=[Keys.L178];1;0)" office:value-type="float" office:value="0" calcext:value-type="float">
            <text:p>0</text:p>
          </table:table-cell>
          <table:table-cell table:formula="of:=IF([.J178]=0;IF([Data.F178]=[Keys.L17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78];MATCH([Keys.I178];[Keys.$D$2:.$D$9];0))" office:value-type="float" office:value="0" calcext:value-type="float">
            <text:p>0</text:p>
          </table:table-cell>
          <table:table-cell table:formula="of:=[.S178]" office:value-type="float" office:value="0" calcext:value-type="float">
            <text:p>0</text:p>
          </table:table-cell>
          <table:table-cell table:formula="of:=INDEX([Data.$K$2:.$R$359];[Keys.$M178];MATCH([Keys.J178];[Keys.$D$2:.$D$9];0))" office:value-type="float" office:value="0" calcext:value-type="float">
            <text:p>0</text:p>
          </table:table-cell>
          <table:table-cell table:formula="of:=[.U178]" office:value-type="float" office:value="0" calcext:value-type="float">
            <text:p>0</text:p>
          </table:table-cell>
          <table:table-cell table:formula="of:=INDEX([Data.$K$2:.$R$359];[Keys.$M178];MATCH([Keys.K178];[Keys.$D$2:.$D$9];0))" office:value-type="float" office:value="0" calcext:value-type="float">
            <text:p>0</text:p>
          </table:table-cell>
          <table:table-cell table:formula="of:=[.W178]" office:value-type="float" office:value="0" calcext:value-type="float">
            <text:p>0</text:p>
          </table:table-cell>
          <table:table-cell table:formula="of:=INDEX([Data.$K$2:.$R$359];[Keys.$M178];MATCH([Keys.L178];[Keys.$D$2:.$D$9];0))" office:value-type="float" office:value="0" calcext:value-type="float">
            <text:p>0</text:p>
          </table:table-cell>
          <table:table-cell table:formula="of:=[.Y178]" office:value-type="float" office:value="0" calcext:value-type="float">
            <text:p>0</text:p>
          </table:table-cell>
          <table:table-cell table:formula="of:=IF([Data.Z178]=&quot;True&quot;;&quot;Challenged&quot;;IF([Data.AA17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78]+[Data.T1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78]+[Data.V17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89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IF([Data.G179]=[Keys.$A$10];1;0)" office:value-type="float" office:value="0" calcext:value-type="float">
            <text:p>0</text:p>
          </table:table-cell>
          <table:table-cell table:formula="of:=IF([.B179]=0;IF([Data.F179]=[Keys.$A$10];1;0);0)" office:value-type="float" office:value="0" calcext:value-type="float">
            <text:p>0</text:p>
          </table:table-cell>
          <table:table-cell table:formula="of:=IF([Data.G179]=[Keys.I179];1;0)" office:value-type="float" office:value="0" calcext:value-type="float">
            <text:p>0</text:p>
          </table:table-cell>
          <table:table-cell table:formula="of:=IF([.D179]=0;IF([Data.F179]=[Keys.I179];1;0);0)" office:value-type="float" office:value="0" calcext:value-type="float">
            <text:p>0</text:p>
          </table:table-cell>
          <table:table-cell table:formula="of:=IF([Data.G179]=[Keys.J179];1;0)" office:value-type="float" office:value="0" calcext:value-type="float">
            <text:p>0</text:p>
          </table:table-cell>
          <table:table-cell table:formula="of:=IF([.F179]=0;IF([Data.F179]=[Keys.J179];1;0);0)" office:value-type="float" office:value="0" calcext:value-type="float">
            <text:p>0</text:p>
          </table:table-cell>
          <table:table-cell table:formula="of:=IF([Data.G179]=[Keys.K179];1;0)" office:value-type="float" office:value="0" calcext:value-type="float">
            <text:p>0</text:p>
          </table:table-cell>
          <table:table-cell table:formula="of:=IF([.H179]=0;IF([Data.F179]=[Keys.K179];1;0);0)" office:value-type="float" office:value="0" calcext:value-type="float">
            <text:p>0</text:p>
          </table:table-cell>
          <table:table-cell table:formula="of:=IF([Data.G179]=[Keys.L179];1;0)" office:value-type="float" office:value="0" calcext:value-type="float">
            <text:p>0</text:p>
          </table:table-cell>
          <table:table-cell table:formula="of:=IF([.J179]=0;IF([Data.F179]=[Keys.L17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79];MATCH([Keys.I179];[Keys.$D$2:.$D$9];0))" office:value-type="float" office:value="0" calcext:value-type="float">
            <text:p>0</text:p>
          </table:table-cell>
          <table:table-cell table:formula="of:=[.S179]" office:value-type="float" office:value="0" calcext:value-type="float">
            <text:p>0</text:p>
          </table:table-cell>
          <table:table-cell table:formula="of:=INDEX([Data.$K$2:.$R$359];[Keys.$M179];MATCH([Keys.J179];[Keys.$D$2:.$D$9];0))" office:value-type="float" office:value="0" calcext:value-type="float">
            <text:p>0</text:p>
          </table:table-cell>
          <table:table-cell table:formula="of:=[.U179]" office:value-type="float" office:value="0" calcext:value-type="float">
            <text:p>0</text:p>
          </table:table-cell>
          <table:table-cell table:formula="of:=INDEX([Data.$K$2:.$R$359];[Keys.$M179];MATCH([Keys.K179];[Keys.$D$2:.$D$9];0))" office:value-type="float" office:value="0" calcext:value-type="float">
            <text:p>0</text:p>
          </table:table-cell>
          <table:table-cell table:formula="of:=[.W179]" office:value-type="float" office:value="0" calcext:value-type="float">
            <text:p>0</text:p>
          </table:table-cell>
          <table:table-cell table:formula="of:=INDEX([Data.$K$2:.$R$359];[Keys.$M179];MATCH([Keys.L179];[Keys.$D$2:.$D$9];0))" office:value-type="float" office:value="0" calcext:value-type="float">
            <text:p>0</text:p>
          </table:table-cell>
          <table:table-cell table:formula="of:=[.Y179]" office:value-type="float" office:value="0" calcext:value-type="float">
            <text:p>0</text:p>
          </table:table-cell>
          <table:table-cell table:formula="of:=IF([Data.Z179]=&quot;True&quot;;&quot;Challenged&quot;;IF([Data.AA17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79]+[Data.T1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79]+[Data.V17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IF([Data.G180]=[Keys.$A$10];1;0)" office:value-type="float" office:value="0" calcext:value-type="float">
            <text:p>0</text:p>
          </table:table-cell>
          <table:table-cell table:formula="of:=IF([.B180]=0;IF([Data.F180]=[Keys.$A$10];1;0);0)" office:value-type="float" office:value="0" calcext:value-type="float">
            <text:p>0</text:p>
          </table:table-cell>
          <table:table-cell table:formula="of:=IF([Data.G180]=[Keys.I180];1;0)" office:value-type="float" office:value="0" calcext:value-type="float">
            <text:p>0</text:p>
          </table:table-cell>
          <table:table-cell table:formula="of:=IF([.D180]=0;IF([Data.F180]=[Keys.I180];1;0);0)" office:value-type="float" office:value="0" calcext:value-type="float">
            <text:p>0</text:p>
          </table:table-cell>
          <table:table-cell table:formula="of:=IF([Data.G180]=[Keys.J180];1;0)" office:value-type="float" office:value="1" calcext:value-type="float">
            <text:p>1</text:p>
          </table:table-cell>
          <table:table-cell table:formula="of:=IF([.F180]=0;IF([Data.F180]=[Keys.J180];1;0);0)" office:value-type="float" office:value="0" calcext:value-type="float">
            <text:p>0</text:p>
          </table:table-cell>
          <table:table-cell table:formula="of:=IF([Data.G180]=[Keys.K180];1;0)" office:value-type="float" office:value="0" calcext:value-type="float">
            <text:p>0</text:p>
          </table:table-cell>
          <table:table-cell table:formula="of:=IF([.H180]=0;IF([Data.F180]=[Keys.K180];1;0);0)" office:value-type="float" office:value="0" calcext:value-type="float">
            <text:p>0</text:p>
          </table:table-cell>
          <table:table-cell table:formula="of:=IF([Data.G180]=[Keys.L180];1;0)" office:value-type="float" office:value="0" calcext:value-type="float">
            <text:p>0</text:p>
          </table:table-cell>
          <table:table-cell table:formula="of:=IF([.J180]=0;IF([Data.F180]=[Keys.L18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80];MATCH([Keys.I180];[Keys.$D$2:.$D$9];0))" office:value-type="float" office:value="0" calcext:value-type="float">
            <text:p>0</text:p>
          </table:table-cell>
          <table:table-cell table:formula="of:=[.S180]" office:value-type="float" office:value="0" calcext:value-type="float">
            <text:p>0</text:p>
          </table:table-cell>
          <table:table-cell table:formula="of:=INDEX([Data.$K$2:.$R$359];[Keys.$M180];MATCH([Keys.J180];[Keys.$D$2:.$D$9];0))" office:value-type="float" office:value="1" calcext:value-type="float">
            <text:p>1</text:p>
          </table:table-cell>
          <table:table-cell table:formula="of:=[.U180]" office:value-type="float" office:value="1" calcext:value-type="float">
            <text:p>1</text:p>
          </table:table-cell>
          <table:table-cell table:formula="of:=INDEX([Data.$K$2:.$R$359];[Keys.$M180];MATCH([Keys.K180];[Keys.$D$2:.$D$9];0))" office:value-type="float" office:value="0" calcext:value-type="float">
            <text:p>0</text:p>
          </table:table-cell>
          <table:table-cell table:formula="of:=[.W180]" office:value-type="float" office:value="0" calcext:value-type="float">
            <text:p>0</text:p>
          </table:table-cell>
          <table:table-cell table:formula="of:=INDEX([Data.$K$2:.$R$359];[Keys.$M180];MATCH([Keys.L180];[Keys.$D$2:.$D$9];0))" office:value-type="float" office:value="0" calcext:value-type="float">
            <text:p>0</text:p>
          </table:table-cell>
          <table:table-cell table:formula="of:=[.Y180]" office:value-type="float" office:value="0" calcext:value-type="float">
            <text:p>0</text:p>
          </table:table-cell>
          <table:table-cell table:formula="of:=IF([Data.Z180]=&quot;True&quot;;&quot;Challenged&quot;;IF([Data.AA18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80]+[Data.T1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80]+[Data.V180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formula="of:=IF([Data.G181]=[Keys.$A$10];1;0)" office:value-type="float" office:value="0" calcext:value-type="float">
            <text:p>0</text:p>
          </table:table-cell>
          <table:table-cell table:formula="of:=IF([.B181]=0;IF([Data.F181]=[Keys.$A$10];1;0);0)" office:value-type="float" office:value="0" calcext:value-type="float">
            <text:p>0</text:p>
          </table:table-cell>
          <table:table-cell table:formula="of:=IF([Data.G181]=[Keys.I181];1;0)" office:value-type="float" office:value="0" calcext:value-type="float">
            <text:p>0</text:p>
          </table:table-cell>
          <table:table-cell table:formula="of:=IF([.D181]=0;IF([Data.F181]=[Keys.I181];1;0);0)" office:value-type="float" office:value="0" calcext:value-type="float">
            <text:p>0</text:p>
          </table:table-cell>
          <table:table-cell table:formula="of:=IF([Data.G181]=[Keys.J181];1;0)" office:value-type="float" office:value="0" calcext:value-type="float">
            <text:p>0</text:p>
          </table:table-cell>
          <table:table-cell table:formula="of:=IF([.F181]=0;IF([Data.F181]=[Keys.J181];1;0);0)" office:value-type="float" office:value="0" calcext:value-type="float">
            <text:p>0</text:p>
          </table:table-cell>
          <table:table-cell table:formula="of:=IF([Data.G181]=[Keys.K181];1;0)" office:value-type="float" office:value="0" calcext:value-type="float">
            <text:p>0</text:p>
          </table:table-cell>
          <table:table-cell table:formula="of:=IF([.H181]=0;IF([Data.F181]=[Keys.K181];1;0);0)" office:value-type="float" office:value="0" calcext:value-type="float">
            <text:p>0</text:p>
          </table:table-cell>
          <table:table-cell table:formula="of:=IF([Data.G181]=[Keys.L181];1;0)" office:value-type="float" office:value="0" calcext:value-type="float">
            <text:p>0</text:p>
          </table:table-cell>
          <table:table-cell table:formula="of:=IF([.J181]=0;IF([Data.F181]=[Keys.L18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81];MATCH([Keys.I181];[Keys.$D$2:.$D$9];0))" office:value-type="float" office:value="0" calcext:value-type="float">
            <text:p>0</text:p>
          </table:table-cell>
          <table:table-cell table:formula="of:=[.S181]" office:value-type="float" office:value="0" calcext:value-type="float">
            <text:p>0</text:p>
          </table:table-cell>
          <table:table-cell table:formula="of:=INDEX([Data.$K$2:.$R$359];[Keys.$M181];MATCH([Keys.J181];[Keys.$D$2:.$D$9];0))" office:value-type="float" office:value="0" calcext:value-type="float">
            <text:p>0</text:p>
          </table:table-cell>
          <table:table-cell table:formula="of:=[.U181]" office:value-type="float" office:value="0" calcext:value-type="float">
            <text:p>0</text:p>
          </table:table-cell>
          <table:table-cell table:formula="of:=INDEX([Data.$K$2:.$R$359];[Keys.$M181];MATCH([Keys.K181];[Keys.$D$2:.$D$9];0))" office:value-type="float" office:value="0" calcext:value-type="float">
            <text:p>0</text:p>
          </table:table-cell>
          <table:table-cell table:formula="of:=[.W181]" office:value-type="float" office:value="0" calcext:value-type="float">
            <text:p>0</text:p>
          </table:table-cell>
          <table:table-cell table:formula="of:=INDEX([Data.$K$2:.$R$359];[Keys.$M181];MATCH([Keys.L181];[Keys.$D$2:.$D$9];0))" office:value-type="float" office:value="0" calcext:value-type="float">
            <text:p>0</text:p>
          </table:table-cell>
          <table:table-cell table:formula="of:=[.Y181]" office:value-type="float" office:value="0" calcext:value-type="float">
            <text:p>0</text:p>
          </table:table-cell>
          <table:table-cell table:formula="of:=IF([Data.Z181]=&quot;True&quot;;&quot;Challenged&quot;;IF([Data.AA181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81]+[Data.T1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81]+[Data.V18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Data.G182]=[Keys.$A$10];1;0)" office:value-type="float" office:value="0" calcext:value-type="float">
            <text:p>0</text:p>
          </table:table-cell>
          <table:table-cell table:formula="of:=IF([.B182]=0;IF([Data.F182]=[Keys.$A$10];1;0);0)" office:value-type="float" office:value="0" calcext:value-type="float">
            <text:p>0</text:p>
          </table:table-cell>
          <table:table-cell table:formula="of:=IF([Data.G182]=[Keys.I182];1;0)" office:value-type="float" office:value="0" calcext:value-type="float">
            <text:p>0</text:p>
          </table:table-cell>
          <table:table-cell table:formula="of:=IF([.D182]=0;IF([Data.F182]=[Keys.I182];1;0);0)" office:value-type="float" office:value="0" calcext:value-type="float">
            <text:p>0</text:p>
          </table:table-cell>
          <table:table-cell table:formula="of:=IF([Data.G182]=[Keys.J182];1;0)" office:value-type="float" office:value="0" calcext:value-type="float">
            <text:p>0</text:p>
          </table:table-cell>
          <table:table-cell table:formula="of:=IF([.F182]=0;IF([Data.F182]=[Keys.J182];1;0);0)" office:value-type="float" office:value="0" calcext:value-type="float">
            <text:p>0</text:p>
          </table:table-cell>
          <table:table-cell table:formula="of:=IF([Data.G182]=[Keys.K182];1;0)" office:value-type="float" office:value="0" calcext:value-type="float">
            <text:p>0</text:p>
          </table:table-cell>
          <table:table-cell table:formula="of:=IF([.H182]=0;IF([Data.F182]=[Keys.K182];1;0);0)" office:value-type="float" office:value="0" calcext:value-type="float">
            <text:p>0</text:p>
          </table:table-cell>
          <table:table-cell table:formula="of:=IF([Data.G182]=[Keys.L182];1;0)" office:value-type="float" office:value="0" calcext:value-type="float">
            <text:p>0</text:p>
          </table:table-cell>
          <table:table-cell table:formula="of:=IF([.J182]=0;IF([Data.F182]=[Keys.L18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82];MATCH([Keys.I182];[Keys.$D$2:.$D$9];0))" office:value-type="float" office:value="0" calcext:value-type="float">
            <text:p>0</text:p>
          </table:table-cell>
          <table:table-cell table:formula="of:=[.S182]" office:value-type="float" office:value="0" calcext:value-type="float">
            <text:p>0</text:p>
          </table:table-cell>
          <table:table-cell table:formula="of:=INDEX([Data.$K$2:.$R$359];[Keys.$M182];MATCH([Keys.J182];[Keys.$D$2:.$D$9];0))" office:value-type="float" office:value="0" calcext:value-type="float">
            <text:p>0</text:p>
          </table:table-cell>
          <table:table-cell table:formula="of:=[.U182]" office:value-type="float" office:value="0" calcext:value-type="float">
            <text:p>0</text:p>
          </table:table-cell>
          <table:table-cell table:formula="of:=INDEX([Data.$K$2:.$R$359];[Keys.$M182];MATCH([Keys.K182];[Keys.$D$2:.$D$9];0))" office:value-type="float" office:value="1" calcext:value-type="float">
            <text:p>1</text:p>
          </table:table-cell>
          <table:table-cell table:formula="of:=[.W182]" office:value-type="float" office:value="1" calcext:value-type="float">
            <text:p>1</text:p>
          </table:table-cell>
          <table:table-cell table:formula="of:=INDEX([Data.$K$2:.$R$359];[Keys.$M182];MATCH([Keys.L182];[Keys.$D$2:.$D$9];0))" office:value-type="float" office:value="0" calcext:value-type="float">
            <text:p>0</text:p>
          </table:table-cell>
          <table:table-cell table:formula="of:=[.Y182]" office:value-type="float" office:value="0" calcext:value-type="float">
            <text:p>0</text:p>
          </table:table-cell>
          <table:table-cell table:formula="of:=IF([Data.Z182]=&quot;True&quot;;&quot;Challenged&quot;;IF([Data.AA18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82]+[Data.T1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82]+[Data.V18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formula="of:=IF([Data.G183]=[Keys.$A$10];1;0)" office:value-type="float" office:value="0" calcext:value-type="float">
            <text:p>0</text:p>
          </table:table-cell>
          <table:table-cell table:formula="of:=IF([.B183]=0;IF([Data.F183]=[Keys.$A$10];1;0);0)" office:value-type="float" office:value="0" calcext:value-type="float">
            <text:p>0</text:p>
          </table:table-cell>
          <table:table-cell table:formula="of:=IF([Data.G183]=[Keys.I183];1;0)" office:value-type="float" office:value="0" calcext:value-type="float">
            <text:p>0</text:p>
          </table:table-cell>
          <table:table-cell table:formula="of:=IF([.D183]=0;IF([Data.F183]=[Keys.I183];1;0);0)" office:value-type="float" office:value="0" calcext:value-type="float">
            <text:p>0</text:p>
          </table:table-cell>
          <table:table-cell table:formula="of:=IF([Data.G183]=[Keys.J183];1;0)" office:value-type="float" office:value="1" calcext:value-type="float">
            <text:p>1</text:p>
          </table:table-cell>
          <table:table-cell table:formula="of:=IF([.F183]=0;IF([Data.F183]=[Keys.J183];1;0);0)" office:value-type="float" office:value="0" calcext:value-type="float">
            <text:p>0</text:p>
          </table:table-cell>
          <table:table-cell table:formula="of:=IF([Data.G183]=[Keys.K183];1;0)" office:value-type="float" office:value="0" calcext:value-type="float">
            <text:p>0</text:p>
          </table:table-cell>
          <table:table-cell table:formula="of:=IF([.H183]=0;IF([Data.F183]=[Keys.K183];1;0);0)" office:value-type="float" office:value="0" calcext:value-type="float">
            <text:p>0</text:p>
          </table:table-cell>
          <table:table-cell table:formula="of:=IF([Data.G183]=[Keys.L183];1;0)" office:value-type="float" office:value="0" calcext:value-type="float">
            <text:p>0</text:p>
          </table:table-cell>
          <table:table-cell table:formula="of:=IF([.J183]=0;IF([Data.F183]=[Keys.L18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83];MATCH([Keys.I183];[Keys.$D$2:.$D$9];0))" office:value-type="float" office:value="0" calcext:value-type="float">
            <text:p>0</text:p>
          </table:table-cell>
          <table:table-cell table:formula="of:=[.S183]" office:value-type="float" office:value="0" calcext:value-type="float">
            <text:p>0</text:p>
          </table:table-cell>
          <table:table-cell table:formula="of:=INDEX([Data.$K$2:.$R$359];[Keys.$M183];MATCH([Keys.J183];[Keys.$D$2:.$D$9];0))" office:value-type="float" office:value="0" calcext:value-type="float">
            <text:p>0</text:p>
          </table:table-cell>
          <table:table-cell table:formula="of:=[.U183]" office:value-type="float" office:value="0" calcext:value-type="float">
            <text:p>0</text:p>
          </table:table-cell>
          <table:table-cell table:formula="of:=INDEX([Data.$K$2:.$R$359];[Keys.$M183];MATCH([Keys.K183];[Keys.$D$2:.$D$9];0))" office:value-type="float" office:value="0" calcext:value-type="float">
            <text:p>0</text:p>
          </table:table-cell>
          <table:table-cell table:formula="of:=[.W183]" office:value-type="float" office:value="0" calcext:value-type="float">
            <text:p>0</text:p>
          </table:table-cell>
          <table:table-cell table:formula="of:=INDEX([Data.$K$2:.$R$359];[Keys.$M183];MATCH([Keys.L183];[Keys.$D$2:.$D$9];0))" office:value-type="float" office:value="0" calcext:value-type="float">
            <text:p>0</text:p>
          </table:table-cell>
          <table:table-cell table:formula="of:=[.Y183]" office:value-type="float" office:value="0" calcext:value-type="float">
            <text:p>0</text:p>
          </table:table-cell>
          <table:table-cell table:formula="of:=IF([Data.Z183]=&quot;True&quot;;&quot;Challenged&quot;;IF([Data.AA18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83]+[Data.T1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83]+[Data.V18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IF([Data.G184]=[Keys.$A$10];1;0)" office:value-type="float" office:value="0" calcext:value-type="float">
            <text:p>0</text:p>
          </table:table-cell>
          <table:table-cell table:formula="of:=IF([.B184]=0;IF([Data.F184]=[Keys.$A$10];1;0);0)" office:value-type="float" office:value="0" calcext:value-type="float">
            <text:p>0</text:p>
          </table:table-cell>
          <table:table-cell table:formula="of:=IF([Data.G184]=[Keys.I184];1;0)" office:value-type="float" office:value="0" calcext:value-type="float">
            <text:p>0</text:p>
          </table:table-cell>
          <table:table-cell table:formula="of:=IF([.D184]=0;IF([Data.F184]=[Keys.I184];1;0);0)" office:value-type="float" office:value="0" calcext:value-type="float">
            <text:p>0</text:p>
          </table:table-cell>
          <table:table-cell table:formula="of:=IF([Data.G184]=[Keys.J184];1;0)" office:value-type="float" office:value="0" calcext:value-type="float">
            <text:p>0</text:p>
          </table:table-cell>
          <table:table-cell table:formula="of:=IF([.F184]=0;IF([Data.F184]=[Keys.J184];1;0);0)" office:value-type="float" office:value="0" calcext:value-type="float">
            <text:p>0</text:p>
          </table:table-cell>
          <table:table-cell table:formula="of:=IF([Data.G184]=[Keys.K184];1;0)" office:value-type="float" office:value="0" calcext:value-type="float">
            <text:p>0</text:p>
          </table:table-cell>
          <table:table-cell table:formula="of:=IF([.H184]=0;IF([Data.F184]=[Keys.K184];1;0);0)" office:value-type="float" office:value="0" calcext:value-type="float">
            <text:p>0</text:p>
          </table:table-cell>
          <table:table-cell table:formula="of:=IF([Data.G184]=[Keys.L184];1;0)" office:value-type="float" office:value="0" calcext:value-type="float">
            <text:p>0</text:p>
          </table:table-cell>
          <table:table-cell table:formula="of:=IF([.J184]=0;IF([Data.F184]=[Keys.L184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184];MATCH([Keys.I184];[Keys.$D$2:.$D$9];0))" office:value-type="float" office:value="0" calcext:value-type="float">
            <text:p>0</text:p>
          </table:table-cell>
          <table:table-cell table:formula="of:=[.S184]" office:value-type="float" office:value="0" calcext:value-type="float">
            <text:p>0</text:p>
          </table:table-cell>
          <table:table-cell table:formula="of:=INDEX([Data.$K$2:.$R$359];[Keys.$M184];MATCH([Keys.J184];[Keys.$D$2:.$D$9];0))" office:value-type="float" office:value="0" calcext:value-type="float">
            <text:p>0</text:p>
          </table:table-cell>
          <table:table-cell table:formula="of:=[.U184]" office:value-type="float" office:value="0" calcext:value-type="float">
            <text:p>0</text:p>
          </table:table-cell>
          <table:table-cell table:formula="of:=INDEX([Data.$K$2:.$R$359];[Keys.$M184];MATCH([Keys.K184];[Keys.$D$2:.$D$9];0))" office:value-type="float" office:value="0" calcext:value-type="float">
            <text:p>0</text:p>
          </table:table-cell>
          <table:table-cell table:formula="of:=[.W184]" office:value-type="float" office:value="0" calcext:value-type="float">
            <text:p>0</text:p>
          </table:table-cell>
          <table:table-cell table:formula="of:=INDEX([Data.$K$2:.$R$359];[Keys.$M184];MATCH([Keys.L184];[Keys.$D$2:.$D$9];0))" office:value-type="float" office:value="0" calcext:value-type="float">
            <text:p>0</text:p>
          </table:table-cell>
          <table:table-cell table:formula="of:=[.Y184]" office:value-type="float" office:value="0" calcext:value-type="float">
            <text:p>0</text:p>
          </table:table-cell>
          <table:table-cell table:formula="of:=IF([Data.Z184]=&quot;True&quot;;&quot;Challenged&quot;;IF([Data.AA18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84]+[Data.T1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84]+[Data.V18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IF([Data.G185]=[Keys.$A$10];1;0)" office:value-type="float" office:value="0" calcext:value-type="float">
            <text:p>0</text:p>
          </table:table-cell>
          <table:table-cell table:formula="of:=IF([.B185]=0;IF([Data.F185]=[Keys.$A$10];1;0);0)" office:value-type="float" office:value="0" calcext:value-type="float">
            <text:p>0</text:p>
          </table:table-cell>
          <table:table-cell table:formula="of:=IF([Data.G185]=[Keys.I185];1;0)" office:value-type="float" office:value="0" calcext:value-type="float">
            <text:p>0</text:p>
          </table:table-cell>
          <table:table-cell table:formula="of:=IF([.D185]=0;IF([Data.F185]=[Keys.I185];1;0);0)" office:value-type="float" office:value="0" calcext:value-type="float">
            <text:p>0</text:p>
          </table:table-cell>
          <table:table-cell table:formula="of:=IF([Data.G185]=[Keys.J185];1;0)" office:value-type="float" office:value="0" calcext:value-type="float">
            <text:p>0</text:p>
          </table:table-cell>
          <table:table-cell table:formula="of:=IF([.F185]=0;IF([Data.F185]=[Keys.J185];1;0);0)" office:value-type="float" office:value="0" calcext:value-type="float">
            <text:p>0</text:p>
          </table:table-cell>
          <table:table-cell table:formula="of:=IF([Data.G185]=[Keys.K185];1;0)" office:value-type="float" office:value="0" calcext:value-type="float">
            <text:p>0</text:p>
          </table:table-cell>
          <table:table-cell table:formula="of:=IF([.H185]=0;IF([Data.F185]=[Keys.K185];1;0);0)" office:value-type="float" office:value="0" calcext:value-type="float">
            <text:p>0</text:p>
          </table:table-cell>
          <table:table-cell table:formula="of:=IF([Data.G185]=[Keys.L185];1;0)" office:value-type="float" office:value="0" calcext:value-type="float">
            <text:p>0</text:p>
          </table:table-cell>
          <table:table-cell table:formula="of:=IF([.J185]=0;IF([Data.F185]=[Keys.L18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85];MATCH([Keys.I185];[Keys.$D$2:.$D$9];0))" office:value-type="float" office:value="0" calcext:value-type="float">
            <text:p>0</text:p>
          </table:table-cell>
          <table:table-cell table:formula="of:=[.S185]" office:value-type="float" office:value="0" calcext:value-type="float">
            <text:p>0</text:p>
          </table:table-cell>
          <table:table-cell table:formula="of:=INDEX([Data.$K$2:.$R$359];[Keys.$M185];MATCH([Keys.J185];[Keys.$D$2:.$D$9];0))" office:value-type="float" office:value="0" calcext:value-type="float">
            <text:p>0</text:p>
          </table:table-cell>
          <table:table-cell table:formula="of:=[.U185]" office:value-type="float" office:value="0" calcext:value-type="float">
            <text:p>0</text:p>
          </table:table-cell>
          <table:table-cell table:formula="of:=INDEX([Data.$K$2:.$R$359];[Keys.$M185];MATCH([Keys.K185];[Keys.$D$2:.$D$9];0))" office:value-type="float" office:value="0" calcext:value-type="float">
            <text:p>0</text:p>
          </table:table-cell>
          <table:table-cell table:formula="of:=[.W185]" office:value-type="float" office:value="0" calcext:value-type="float">
            <text:p>0</text:p>
          </table:table-cell>
          <table:table-cell table:formula="of:=INDEX([Data.$K$2:.$R$359];[Keys.$M185];MATCH([Keys.L185];[Keys.$D$2:.$D$9];0))" office:value-type="float" office:value="0" calcext:value-type="float">
            <text:p>0</text:p>
          </table:table-cell>
          <table:table-cell table:formula="of:=[.Y185]" office:value-type="float" office:value="0" calcext:value-type="float">
            <text:p>0</text:p>
          </table:table-cell>
          <table:table-cell table:formula="of:=IF([Data.Z185]=&quot;True&quot;;&quot;Challenged&quot;;IF([Data.AA18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85]+[Data.T1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85]+[Data.V18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formula="of:=IF([Data.G186]=[Keys.$A$10];1;0)" office:value-type="float" office:value="0" calcext:value-type="float">
            <text:p>0</text:p>
          </table:table-cell>
          <table:table-cell table:formula="of:=IF([.B186]=0;IF([Data.F186]=[Keys.$A$10];1;0);0)" office:value-type="float" office:value="0" calcext:value-type="float">
            <text:p>0</text:p>
          </table:table-cell>
          <table:table-cell table:formula="of:=IF([Data.G186]=[Keys.I186];1;0)" office:value-type="float" office:value="0" calcext:value-type="float">
            <text:p>0</text:p>
          </table:table-cell>
          <table:table-cell table:formula="of:=IF([.D186]=0;IF([Data.F186]=[Keys.I186];1;0);0)" office:value-type="float" office:value="0" calcext:value-type="float">
            <text:p>0</text:p>
          </table:table-cell>
          <table:table-cell table:formula="of:=IF([Data.G186]=[Keys.J186];1;0)" office:value-type="float" office:value="0" calcext:value-type="float">
            <text:p>0</text:p>
          </table:table-cell>
          <table:table-cell table:formula="of:=IF([.F186]=0;IF([Data.F186]=[Keys.J186];1;0);0)" office:value-type="float" office:value="1" calcext:value-type="float">
            <text:p>1</text:p>
          </table:table-cell>
          <table:table-cell table:formula="of:=IF([Data.G186]=[Keys.K186];1;0)" office:value-type="float" office:value="0" calcext:value-type="float">
            <text:p>0</text:p>
          </table:table-cell>
          <table:table-cell table:formula="of:=IF([.H186]=0;IF([Data.F186]=[Keys.K186];1;0);0)" office:value-type="float" office:value="0" calcext:value-type="float">
            <text:p>0</text:p>
          </table:table-cell>
          <table:table-cell table:formula="of:=IF([Data.G186]=[Keys.L186];1;0)" office:value-type="float" office:value="0" calcext:value-type="float">
            <text:p>0</text:p>
          </table:table-cell>
          <table:table-cell table:formula="of:=IF([.J186]=0;IF([Data.F186]=[Keys.L18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86];MATCH([Keys.I186];[Keys.$D$2:.$D$9];0))" office:value-type="float" office:value="0" calcext:value-type="float">
            <text:p>0</text:p>
          </table:table-cell>
          <table:table-cell table:formula="of:=[.S186]" office:value-type="float" office:value="0" calcext:value-type="float">
            <text:p>0</text:p>
          </table:table-cell>
          <table:table-cell table:formula="of:=INDEX([Data.$K$2:.$R$359];[Keys.$M186];MATCH([Keys.J186];[Keys.$D$2:.$D$9];0))" office:value-type="float" office:value="1" calcext:value-type="float">
            <text:p>1</text:p>
          </table:table-cell>
          <table:table-cell table:formula="of:=[.U186]" office:value-type="float" office:value="1" calcext:value-type="float">
            <text:p>1</text:p>
          </table:table-cell>
          <table:table-cell table:formula="of:=INDEX([Data.$K$2:.$R$359];[Keys.$M186];MATCH([Keys.K186];[Keys.$D$2:.$D$9];0))" office:value-type="float" office:value="0" calcext:value-type="float">
            <text:p>0</text:p>
          </table:table-cell>
          <table:table-cell table:formula="of:=[.W186]" office:value-type="float" office:value="0" calcext:value-type="float">
            <text:p>0</text:p>
          </table:table-cell>
          <table:table-cell table:formula="of:=INDEX([Data.$K$2:.$R$359];[Keys.$M186];MATCH([Keys.L186];[Keys.$D$2:.$D$9];0))" office:value-type="float" office:value="2" calcext:value-type="float">
            <text:p>2</text:p>
          </table:table-cell>
          <table:table-cell table:formula="of:=[.Y186]" office:value-type="float" office:value="2" calcext:value-type="float">
            <text:p>2</text:p>
          </table:table-cell>
          <table:table-cell table:formula="of:=IF([Data.Z186]=&quot;True&quot;;&quot;Challenged&quot;;IF([Data.AA18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86]+[Data.T18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186]+[Data.V186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IF([Data.G187]=[Keys.$A$10];1;0)" office:value-type="float" office:value="0" calcext:value-type="float">
            <text:p>0</text:p>
          </table:table-cell>
          <table:table-cell table:formula="of:=IF([.B187]=0;IF([Data.F187]=[Keys.$A$10];1;0);0)" office:value-type="float" office:value="0" calcext:value-type="float">
            <text:p>0</text:p>
          </table:table-cell>
          <table:table-cell table:formula="of:=IF([Data.G187]=[Keys.I187];1;0)" office:value-type="float" office:value="0" calcext:value-type="float">
            <text:p>0</text:p>
          </table:table-cell>
          <table:table-cell table:formula="of:=IF([.D187]=0;IF([Data.F187]=[Keys.I187];1;0);0)" office:value-type="float" office:value="0" calcext:value-type="float">
            <text:p>0</text:p>
          </table:table-cell>
          <table:table-cell table:formula="of:=IF([Data.G187]=[Keys.J187];1;0)" office:value-type="float" office:value="0" calcext:value-type="float">
            <text:p>0</text:p>
          </table:table-cell>
          <table:table-cell table:formula="of:=IF([.F187]=0;IF([Data.F187]=[Keys.J187];1;0);0)" office:value-type="float" office:value="0" calcext:value-type="float">
            <text:p>0</text:p>
          </table:table-cell>
          <table:table-cell table:formula="of:=IF([Data.G187]=[Keys.K187];1;0)" office:value-type="float" office:value="0" calcext:value-type="float">
            <text:p>0</text:p>
          </table:table-cell>
          <table:table-cell table:formula="of:=IF([.H187]=0;IF([Data.F187]=[Keys.K187];1;0);0)" office:value-type="float" office:value="0" calcext:value-type="float">
            <text:p>0</text:p>
          </table:table-cell>
          <table:table-cell table:formula="of:=IF([Data.G187]=[Keys.L187];1;0)" office:value-type="float" office:value="0" calcext:value-type="float">
            <text:p>0</text:p>
          </table:table-cell>
          <table:table-cell table:formula="of:=IF([.J187]=0;IF([Data.F187]=[Keys.L18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87];MATCH([Keys.I187];[Keys.$D$2:.$D$9];0))" office:value-type="float" office:value="0" calcext:value-type="float">
            <text:p>0</text:p>
          </table:table-cell>
          <table:table-cell table:formula="of:=[.S187]" office:value-type="float" office:value="0" calcext:value-type="float">
            <text:p>0</text:p>
          </table:table-cell>
          <table:table-cell table:formula="of:=INDEX([Data.$K$2:.$R$359];[Keys.$M187];MATCH([Keys.J187];[Keys.$D$2:.$D$9];0))" office:value-type="float" office:value="0" calcext:value-type="float">
            <text:p>0</text:p>
          </table:table-cell>
          <table:table-cell table:formula="of:=[.U187]" office:value-type="float" office:value="0" calcext:value-type="float">
            <text:p>0</text:p>
          </table:table-cell>
          <table:table-cell table:formula="of:=INDEX([Data.$K$2:.$R$359];[Keys.$M187];MATCH([Keys.K187];[Keys.$D$2:.$D$9];0))" office:value-type="float" office:value="0" calcext:value-type="float">
            <text:p>0</text:p>
          </table:table-cell>
          <table:table-cell table:formula="of:=[.W187]" office:value-type="float" office:value="0" calcext:value-type="float">
            <text:p>0</text:p>
          </table:table-cell>
          <table:table-cell table:formula="of:=INDEX([Data.$K$2:.$R$359];[Keys.$M187];MATCH([Keys.L187];[Keys.$D$2:.$D$9];0))" office:value-type="float" office:value="0" calcext:value-type="float">
            <text:p>0</text:p>
          </table:table-cell>
          <table:table-cell table:formula="of:=[.Y187]" office:value-type="float" office:value="0" calcext:value-type="float">
            <text:p>0</text:p>
          </table:table-cell>
          <table:table-cell table:formula="of:=IF([Data.Z187]=&quot;True&quot;;&quot;Challenged&quot;;IF([Data.AA18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87]+[Data.T1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87]+[Data.V18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IF([Data.G188]=[Keys.$A$10];1;0)" office:value-type="float" office:value="0" calcext:value-type="float">
            <text:p>0</text:p>
          </table:table-cell>
          <table:table-cell table:formula="of:=IF([.B188]=0;IF([Data.F188]=[Keys.$A$10];1;0);0)" office:value-type="float" office:value="0" calcext:value-type="float">
            <text:p>0</text:p>
          </table:table-cell>
          <table:table-cell table:formula="of:=IF([Data.G188]=[Keys.I188];1;0)" office:value-type="float" office:value="0" calcext:value-type="float">
            <text:p>0</text:p>
          </table:table-cell>
          <table:table-cell table:formula="of:=IF([.D188]=0;IF([Data.F188]=[Keys.I188];1;0);0)" office:value-type="float" office:value="0" calcext:value-type="float">
            <text:p>0</text:p>
          </table:table-cell>
          <table:table-cell table:formula="of:=IF([Data.G188]=[Keys.J188];1;0)" office:value-type="float" office:value="0" calcext:value-type="float">
            <text:p>0</text:p>
          </table:table-cell>
          <table:table-cell table:formula="of:=IF([.F188]=0;IF([Data.F188]=[Keys.J188];1;0);0)" office:value-type="float" office:value="0" calcext:value-type="float">
            <text:p>0</text:p>
          </table:table-cell>
          <table:table-cell table:formula="of:=IF([Data.G188]=[Keys.K188];1;0)" office:value-type="float" office:value="0" calcext:value-type="float">
            <text:p>0</text:p>
          </table:table-cell>
          <table:table-cell table:formula="of:=IF([.H188]=0;IF([Data.F188]=[Keys.K188];1;0);0)" office:value-type="float" office:value="0" calcext:value-type="float">
            <text:p>0</text:p>
          </table:table-cell>
          <table:table-cell table:formula="of:=IF([Data.G188]=[Keys.L188];1;0)" office:value-type="float" office:value="1" calcext:value-type="float">
            <text:p>1</text:p>
          </table:table-cell>
          <table:table-cell table:formula="of:=IF([.J188]=0;IF([Data.F188]=[Keys.L18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88];MATCH([Keys.I188];[Keys.$D$2:.$D$9];0))" office:value-type="float" office:value="0" calcext:value-type="float">
            <text:p>0</text:p>
          </table:table-cell>
          <table:table-cell table:formula="of:=[.S188]" office:value-type="float" office:value="0" calcext:value-type="float">
            <text:p>0</text:p>
          </table:table-cell>
          <table:table-cell table:formula="of:=INDEX([Data.$K$2:.$R$359];[Keys.$M188];MATCH([Keys.J188];[Keys.$D$2:.$D$9];0))" office:value-type="float" office:value="1" calcext:value-type="float">
            <text:p>1</text:p>
          </table:table-cell>
          <table:table-cell table:formula="of:=[.U188]" office:value-type="float" office:value="1" calcext:value-type="float">
            <text:p>1</text:p>
          </table:table-cell>
          <table:table-cell table:formula="of:=INDEX([Data.$K$2:.$R$359];[Keys.$M188];MATCH([Keys.K188];[Keys.$D$2:.$D$9];0))" office:value-type="float" office:value="0" calcext:value-type="float">
            <text:p>0</text:p>
          </table:table-cell>
          <table:table-cell table:formula="of:=[.W188]" office:value-type="float" office:value="0" calcext:value-type="float">
            <text:p>0</text:p>
          </table:table-cell>
          <table:table-cell table:formula="of:=INDEX([Data.$K$2:.$R$359];[Keys.$M188];MATCH([Keys.L188];[Keys.$D$2:.$D$9];0))" office:value-type="float" office:value="1" calcext:value-type="float">
            <text:p>1</text:p>
          </table:table-cell>
          <table:table-cell table:formula="of:=[.Y188]" office:value-type="float" office:value="1" calcext:value-type="float">
            <text:p>1</text:p>
          </table:table-cell>
          <table:table-cell table:formula="of:=IF([Data.Z188]=&quot;True&quot;;&quot;Challenged&quot;;IF([Data.AA18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88]+[Data.T1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88]+[Data.V18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IF([Data.G189]=[Keys.$A$10];1;0)" office:value-type="float" office:value="1" calcext:value-type="float">
            <text:p>1</text:p>
          </table:table-cell>
          <table:table-cell table:formula="of:=IF([.B189]=0;IF([Data.F189]=[Keys.$A$10];1;0);0)" office:value-type="float" office:value="0" calcext:value-type="float">
            <text:p>0</text:p>
          </table:table-cell>
          <table:table-cell table:formula="of:=IF([Data.G189]=[Keys.I189];1;0)" office:value-type="float" office:value="0" calcext:value-type="float">
            <text:p>0</text:p>
          </table:table-cell>
          <table:table-cell table:formula="of:=IF([.D189]=0;IF([Data.F189]=[Keys.I189];1;0);0)" office:value-type="float" office:value="0" calcext:value-type="float">
            <text:p>0</text:p>
          </table:table-cell>
          <table:table-cell table:formula="of:=IF([Data.G189]=[Keys.J189];1;0)" office:value-type="float" office:value="0" calcext:value-type="float">
            <text:p>0</text:p>
          </table:table-cell>
          <table:table-cell table:formula="of:=IF([.F189]=0;IF([Data.F189]=[Keys.J189];1;0);0)" office:value-type="float" office:value="0" calcext:value-type="float">
            <text:p>0</text:p>
          </table:table-cell>
          <table:table-cell table:formula="of:=IF([Data.G189]=[Keys.K189];1;0)" office:value-type="float" office:value="0" calcext:value-type="float">
            <text:p>0</text:p>
          </table:table-cell>
          <table:table-cell table:formula="of:=IF([.H189]=0;IF([Data.F189]=[Keys.K189];1;0);0)" office:value-type="float" office:value="0" calcext:value-type="float">
            <text:p>0</text:p>
          </table:table-cell>
          <table:table-cell table:formula="of:=IF([Data.G189]=[Keys.L189];1;0)" office:value-type="float" office:value="0" calcext:value-type="float">
            <text:p>0</text:p>
          </table:table-cell>
          <table:table-cell table:formula="of:=IF([.J189]=0;IF([Data.F189]=[Keys.L18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89];MATCH([Keys.I189];[Keys.$D$2:.$D$9];0))" office:value-type="float" office:value="0" calcext:value-type="float">
            <text:p>0</text:p>
          </table:table-cell>
          <table:table-cell table:formula="of:=[.S189]" office:value-type="float" office:value="0" calcext:value-type="float">
            <text:p>0</text:p>
          </table:table-cell>
          <table:table-cell table:formula="of:=INDEX([Data.$K$2:.$R$359];[Keys.$M189];MATCH([Keys.J189];[Keys.$D$2:.$D$9];0))" office:value-type="float" office:value="0" calcext:value-type="float">
            <text:p>0</text:p>
          </table:table-cell>
          <table:table-cell table:formula="of:=[.U189]" office:value-type="float" office:value="0" calcext:value-type="float">
            <text:p>0</text:p>
          </table:table-cell>
          <table:table-cell table:formula="of:=INDEX([Data.$K$2:.$R$359];[Keys.$M189];MATCH([Keys.K189];[Keys.$D$2:.$D$9];0))" office:value-type="float" office:value="0" calcext:value-type="float">
            <text:p>0</text:p>
          </table:table-cell>
          <table:table-cell table:formula="of:=[.W189]" office:value-type="float" office:value="0" calcext:value-type="float">
            <text:p>0</text:p>
          </table:table-cell>
          <table:table-cell table:formula="of:=INDEX([Data.$K$2:.$R$359];[Keys.$M189];MATCH([Keys.L189];[Keys.$D$2:.$D$9];0))" office:value-type="float" office:value="0" calcext:value-type="float">
            <text:p>0</text:p>
          </table:table-cell>
          <table:table-cell table:formula="of:=[.Y189]" office:value-type="float" office:value="0" calcext:value-type="float">
            <text:p>0</text:p>
          </table:table-cell>
          <table:table-cell table:formula="of:=IF([Data.Z189]=&quot;True&quot;;&quot;Challenged&quot;;IF([Data.AA18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89]+[Data.T1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89]+[Data.V18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[Data.G190]=[Keys.$A$10];1;0)" office:value-type="float" office:value="0" calcext:value-type="float">
            <text:p>0</text:p>
          </table:table-cell>
          <table:table-cell table:formula="of:=IF([.B190]=0;IF([Data.F190]=[Keys.$A$10];1;0);0)" office:value-type="float" office:value="0" calcext:value-type="float">
            <text:p>0</text:p>
          </table:table-cell>
          <table:table-cell table:formula="of:=IF([Data.G190]=[Keys.I190];1;0)" office:value-type="float" office:value="0" calcext:value-type="float">
            <text:p>0</text:p>
          </table:table-cell>
          <table:table-cell table:formula="of:=IF([.D190]=0;IF([Data.F190]=[Keys.I190];1;0);0)" office:value-type="float" office:value="0" calcext:value-type="float">
            <text:p>0</text:p>
          </table:table-cell>
          <table:table-cell table:formula="of:=IF([Data.G190]=[Keys.J190];1;0)" office:value-type="float" office:value="0" calcext:value-type="float">
            <text:p>0</text:p>
          </table:table-cell>
          <table:table-cell table:formula="of:=IF([.F190]=0;IF([Data.F190]=[Keys.J190];1;0);0)" office:value-type="float" office:value="0" calcext:value-type="float">
            <text:p>0</text:p>
          </table:table-cell>
          <table:table-cell table:formula="of:=IF([Data.G190]=[Keys.K190];1;0)" office:value-type="float" office:value="0" calcext:value-type="float">
            <text:p>0</text:p>
          </table:table-cell>
          <table:table-cell table:formula="of:=IF([.H190]=0;IF([Data.F190]=[Keys.K190];1;0);0)" office:value-type="float" office:value="0" calcext:value-type="float">
            <text:p>0</text:p>
          </table:table-cell>
          <table:table-cell table:formula="of:=IF([Data.G190]=[Keys.L190];1;0)" office:value-type="float" office:value="0" calcext:value-type="float">
            <text:p>0</text:p>
          </table:table-cell>
          <table:table-cell table:formula="of:=IF([.J190]=0;IF([Data.F190]=[Keys.L19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90];MATCH([Keys.I190];[Keys.$D$2:.$D$9];0))" office:value-type="float" office:value="0" calcext:value-type="float">
            <text:p>0</text:p>
          </table:table-cell>
          <table:table-cell table:formula="of:=[.S190]" office:value-type="float" office:value="0" calcext:value-type="float">
            <text:p>0</text:p>
          </table:table-cell>
          <table:table-cell table:formula="of:=INDEX([Data.$K$2:.$R$359];[Keys.$M190];MATCH([Keys.J190];[Keys.$D$2:.$D$9];0))" office:value-type="float" office:value="0" calcext:value-type="float">
            <text:p>0</text:p>
          </table:table-cell>
          <table:table-cell table:formula="of:=[.U190]" office:value-type="float" office:value="0" calcext:value-type="float">
            <text:p>0</text:p>
          </table:table-cell>
          <table:table-cell table:formula="of:=INDEX([Data.$K$2:.$R$359];[Keys.$M190];MATCH([Keys.K190];[Keys.$D$2:.$D$9];0))" office:value-type="float" office:value="0" calcext:value-type="float">
            <text:p>0</text:p>
          </table:table-cell>
          <table:table-cell table:formula="of:=[.W190]" office:value-type="float" office:value="0" calcext:value-type="float">
            <text:p>0</text:p>
          </table:table-cell>
          <table:table-cell table:formula="of:=INDEX([Data.$K$2:.$R$359];[Keys.$M190];MATCH([Keys.L190];[Keys.$D$2:.$D$9];0))" office:value-type="float" office:value="0" calcext:value-type="float">
            <text:p>0</text:p>
          </table:table-cell>
          <table:table-cell table:formula="of:=[.Y190]" office:value-type="float" office:value="0" calcext:value-type="float">
            <text:p>0</text:p>
          </table:table-cell>
          <table:table-cell table:formula="of:=IF([Data.Z190]=&quot;True&quot;;&quot;Challenged&quot;;IF([Data.AA19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90]+[Data.T1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0]+[Data.V19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989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IF([Data.G191]=[Keys.$A$10];1;0)" office:value-type="float" office:value="1" calcext:value-type="float">
            <text:p>1</text:p>
          </table:table-cell>
          <table:table-cell table:formula="of:=IF([.B191]=0;IF([Data.F191]=[Keys.$A$10];1;0);0)" office:value-type="float" office:value="0" calcext:value-type="float">
            <text:p>0</text:p>
          </table:table-cell>
          <table:table-cell table:formula="of:=IF([Data.G191]=[Keys.I191];1;0)" office:value-type="float" office:value="0" calcext:value-type="float">
            <text:p>0</text:p>
          </table:table-cell>
          <table:table-cell table:formula="of:=IF([.D191]=0;IF([Data.F191]=[Keys.I191];1;0);0)" office:value-type="float" office:value="0" calcext:value-type="float">
            <text:p>0</text:p>
          </table:table-cell>
          <table:table-cell table:formula="of:=IF([Data.G191]=[Keys.J191];1;0)" office:value-type="float" office:value="0" calcext:value-type="float">
            <text:p>0</text:p>
          </table:table-cell>
          <table:table-cell table:formula="of:=IF([.F191]=0;IF([Data.F191]=[Keys.J191];1;0);0)" office:value-type="float" office:value="0" calcext:value-type="float">
            <text:p>0</text:p>
          </table:table-cell>
          <table:table-cell table:formula="of:=IF([Data.G191]=[Keys.K191];1;0)" office:value-type="float" office:value="0" calcext:value-type="float">
            <text:p>0</text:p>
          </table:table-cell>
          <table:table-cell table:formula="of:=IF([.H191]=0;IF([Data.F191]=[Keys.K191];1;0);0)" office:value-type="float" office:value="0" calcext:value-type="float">
            <text:p>0</text:p>
          </table:table-cell>
          <table:table-cell table:formula="of:=IF([Data.G191]=[Keys.L191];1;0)" office:value-type="float" office:value="0" calcext:value-type="float">
            <text:p>0</text:p>
          </table:table-cell>
          <table:table-cell table:formula="of:=IF([.J191]=0;IF([Data.F191]=[Keys.L191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91];MATCH([Keys.I191];[Keys.$D$2:.$D$9];0))" office:value-type="float" office:value="0" calcext:value-type="float">
            <text:p>0</text:p>
          </table:table-cell>
          <table:table-cell table:formula="of:=[.S191]" office:value-type="float" office:value="0" calcext:value-type="float">
            <text:p>0</text:p>
          </table:table-cell>
          <table:table-cell table:formula="of:=INDEX([Data.$K$2:.$R$359];[Keys.$M191];MATCH([Keys.J191];[Keys.$D$2:.$D$9];0))" office:value-type="float" office:value="0" calcext:value-type="float">
            <text:p>0</text:p>
          </table:table-cell>
          <table:table-cell table:formula="of:=[.U191]" office:value-type="float" office:value="0" calcext:value-type="float">
            <text:p>0</text:p>
          </table:table-cell>
          <table:table-cell table:formula="of:=INDEX([Data.$K$2:.$R$359];[Keys.$M191];MATCH([Keys.K191];[Keys.$D$2:.$D$9];0))" office:value-type="float" office:value="0" calcext:value-type="float">
            <text:p>0</text:p>
          </table:table-cell>
          <table:table-cell table:formula="of:=[.W191]" office:value-type="float" office:value="0" calcext:value-type="float">
            <text:p>0</text:p>
          </table:table-cell>
          <table:table-cell table:formula="of:=INDEX([Data.$K$2:.$R$359];[Keys.$M191];MATCH([Keys.L191];[Keys.$D$2:.$D$9];0))" office:value-type="float" office:value="0" calcext:value-type="float">
            <text:p>0</text:p>
          </table:table-cell>
          <table:table-cell table:formula="of:=[.Y191]" office:value-type="float" office:value="0" calcext:value-type="float">
            <text:p>0</text:p>
          </table:table-cell>
          <table:table-cell table:formula="of:=IF([Data.Z191]=&quot;True&quot;;&quot;Challenged&quot;;IF([Data.AA19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91]+[Data.T191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D191]+[Data.V191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989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IF([Data.G192]=[Keys.$A$10];1;0)" office:value-type="float" office:value="0" calcext:value-type="float">
            <text:p>0</text:p>
          </table:table-cell>
          <table:table-cell table:formula="of:=IF([.B192]=0;IF([Data.F192]=[Keys.$A$10];1;0);0)" office:value-type="float" office:value="0" calcext:value-type="float">
            <text:p>0</text:p>
          </table:table-cell>
          <table:table-cell table:formula="of:=IF([Data.G192]=[Keys.I192];1;0)" office:value-type="float" office:value="0" calcext:value-type="float">
            <text:p>0</text:p>
          </table:table-cell>
          <table:table-cell table:formula="of:=IF([.D192]=0;IF([Data.F192]=[Keys.I192];1;0);0)" office:value-type="float" office:value="0" calcext:value-type="float">
            <text:p>0</text:p>
          </table:table-cell>
          <table:table-cell table:formula="of:=IF([Data.G192]=[Keys.J192];1;0)" office:value-type="float" office:value="0" calcext:value-type="float">
            <text:p>0</text:p>
          </table:table-cell>
          <table:table-cell table:formula="of:=IF([.F192]=0;IF([Data.F192]=[Keys.J192];1;0);0)" office:value-type="float" office:value="0" calcext:value-type="float">
            <text:p>0</text:p>
          </table:table-cell>
          <table:table-cell table:formula="of:=IF([Data.G192]=[Keys.K192];1;0)" office:value-type="float" office:value="0" calcext:value-type="float">
            <text:p>0</text:p>
          </table:table-cell>
          <table:table-cell table:formula="of:=IF([.H192]=0;IF([Data.F192]=[Keys.K192];1;0);0)" office:value-type="float" office:value="0" calcext:value-type="float">
            <text:p>0</text:p>
          </table:table-cell>
          <table:table-cell table:formula="of:=IF([Data.G192]=[Keys.L192];1;0)" office:value-type="float" office:value="0" calcext:value-type="float">
            <text:p>0</text:p>
          </table:table-cell>
          <table:table-cell table:formula="of:=IF([.J192]=0;IF([Data.F192]=[Keys.L19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92];MATCH([Keys.I192];[Keys.$D$2:.$D$9];0))" office:value-type="float" office:value="0" calcext:value-type="float">
            <text:p>0</text:p>
          </table:table-cell>
          <table:table-cell table:formula="of:=[.S192]" office:value-type="float" office:value="0" calcext:value-type="float">
            <text:p>0</text:p>
          </table:table-cell>
          <table:table-cell table:formula="of:=INDEX([Data.$K$2:.$R$359];[Keys.$M192];MATCH([Keys.J192];[Keys.$D$2:.$D$9];0))" office:value-type="float" office:value="0" calcext:value-type="float">
            <text:p>0</text:p>
          </table:table-cell>
          <table:table-cell table:formula="of:=[.U192]" office:value-type="float" office:value="0" calcext:value-type="float">
            <text:p>0</text:p>
          </table:table-cell>
          <table:table-cell table:formula="of:=INDEX([Data.$K$2:.$R$359];[Keys.$M192];MATCH([Keys.K192];[Keys.$D$2:.$D$9];0))" office:value-type="float" office:value="0" calcext:value-type="float">
            <text:p>0</text:p>
          </table:table-cell>
          <table:table-cell table:formula="of:=[.W192]" office:value-type="float" office:value="0" calcext:value-type="float">
            <text:p>0</text:p>
          </table:table-cell>
          <table:table-cell table:formula="of:=INDEX([Data.$K$2:.$R$359];[Keys.$M192];MATCH([Keys.L192];[Keys.$D$2:.$D$9];0))" office:value-type="float" office:value="0" calcext:value-type="float">
            <text:p>0</text:p>
          </table:table-cell>
          <table:table-cell table:formula="of:=[.Y192]" office:value-type="float" office:value="0" calcext:value-type="float">
            <text:p>0</text:p>
          </table:table-cell>
          <table:table-cell table:formula="of:=IF([Data.Z192]=&quot;True&quot;;&quot;Challenged&quot;;IF([Data.AA19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92]+[Data.T19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192]+[Data.V19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989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formula="of:=IF([Data.G193]=[Keys.$A$10];1;0)" office:value-type="float" office:value="0" calcext:value-type="float">
            <text:p>0</text:p>
          </table:table-cell>
          <table:table-cell table:formula="of:=IF([.B193]=0;IF([Data.F193]=[Keys.$A$10];1;0);0)" office:value-type="float" office:value="0" calcext:value-type="float">
            <text:p>0</text:p>
          </table:table-cell>
          <table:table-cell table:formula="of:=IF([Data.G193]=[Keys.I193];1;0)" office:value-type="float" office:value="0" calcext:value-type="float">
            <text:p>0</text:p>
          </table:table-cell>
          <table:table-cell table:formula="of:=IF([.D193]=0;IF([Data.F193]=[Keys.I193];1;0);0)" office:value-type="float" office:value="0" calcext:value-type="float">
            <text:p>0</text:p>
          </table:table-cell>
          <table:table-cell table:formula="of:=IF([Data.G193]=[Keys.J193];1;0)" office:value-type="float" office:value="0" calcext:value-type="float">
            <text:p>0</text:p>
          </table:table-cell>
          <table:table-cell table:formula="of:=IF([.F193]=0;IF([Data.F193]=[Keys.J193];1;0);0)" office:value-type="float" office:value="0" calcext:value-type="float">
            <text:p>0</text:p>
          </table:table-cell>
          <table:table-cell table:formula="of:=IF([Data.G193]=[Keys.K193];1;0)" office:value-type="float" office:value="0" calcext:value-type="float">
            <text:p>0</text:p>
          </table:table-cell>
          <table:table-cell table:formula="of:=IF([.H193]=0;IF([Data.F193]=[Keys.K193];1;0);0)" office:value-type="float" office:value="0" calcext:value-type="float">
            <text:p>0</text:p>
          </table:table-cell>
          <table:table-cell table:formula="of:=IF([Data.G193]=[Keys.L193];1;0)" office:value-type="float" office:value="0" calcext:value-type="float">
            <text:p>0</text:p>
          </table:table-cell>
          <table:table-cell table:formula="of:=IF([.J193]=0;IF([Data.F193]=[Keys.L19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93];MATCH([Keys.I193];[Keys.$D$2:.$D$9];0))" office:value-type="float" office:value="0" calcext:value-type="float">
            <text:p>0</text:p>
          </table:table-cell>
          <table:table-cell table:formula="of:=[.S193]" office:value-type="float" office:value="0" calcext:value-type="float">
            <text:p>0</text:p>
          </table:table-cell>
          <table:table-cell table:formula="of:=INDEX([Data.$K$2:.$R$359];[Keys.$M193];MATCH([Keys.J193];[Keys.$D$2:.$D$9];0))" office:value-type="float" office:value="0" calcext:value-type="float">
            <text:p>0</text:p>
          </table:table-cell>
          <table:table-cell table:formula="of:=[.U193]" office:value-type="float" office:value="0" calcext:value-type="float">
            <text:p>0</text:p>
          </table:table-cell>
          <table:table-cell table:formula="of:=INDEX([Data.$K$2:.$R$359];[Keys.$M193];MATCH([Keys.K193];[Keys.$D$2:.$D$9];0))" office:value-type="float" office:value="0" calcext:value-type="float">
            <text:p>0</text:p>
          </table:table-cell>
          <table:table-cell table:formula="of:=[.W193]" office:value-type="float" office:value="0" calcext:value-type="float">
            <text:p>0</text:p>
          </table:table-cell>
          <table:table-cell table:formula="of:=INDEX([Data.$K$2:.$R$359];[Keys.$M193];MATCH([Keys.L193];[Keys.$D$2:.$D$9];0))" office:value-type="float" office:value="0" calcext:value-type="float">
            <text:p>0</text:p>
          </table:table-cell>
          <table:table-cell table:formula="of:=[.Y193]" office:value-type="float" office:value="0" calcext:value-type="float">
            <text:p>0</text:p>
          </table:table-cell>
          <table:table-cell table:formula="of:=IF([Data.Z193]=&quot;True&quot;;&quot;Challenged&quot;;IF([Data.AA19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93]+[Data.T1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3]+[Data.V19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989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formula="of:=IF([Data.G194]=[Keys.$A$10];1;0)" office:value-type="float" office:value="1" calcext:value-type="float">
            <text:p>1</text:p>
          </table:table-cell>
          <table:table-cell table:formula="of:=IF([.B194]=0;IF([Data.F194]=[Keys.$A$10];1;0);0)" office:value-type="float" office:value="0" calcext:value-type="float">
            <text:p>0</text:p>
          </table:table-cell>
          <table:table-cell table:formula="of:=IF([Data.G194]=[Keys.I194];1;0)" office:value-type="float" office:value="0" calcext:value-type="float">
            <text:p>0</text:p>
          </table:table-cell>
          <table:table-cell table:formula="of:=IF([.D194]=0;IF([Data.F194]=[Keys.I194];1;0);0)" office:value-type="float" office:value="0" calcext:value-type="float">
            <text:p>0</text:p>
          </table:table-cell>
          <table:table-cell table:formula="of:=IF([Data.G194]=[Keys.J194];1;0)" office:value-type="float" office:value="0" calcext:value-type="float">
            <text:p>0</text:p>
          </table:table-cell>
          <table:table-cell table:formula="of:=IF([.F194]=0;IF([Data.F194]=[Keys.J194];1;0);0)" office:value-type="float" office:value="0" calcext:value-type="float">
            <text:p>0</text:p>
          </table:table-cell>
          <table:table-cell table:formula="of:=IF([Data.G194]=[Keys.K194];1;0)" office:value-type="float" office:value="0" calcext:value-type="float">
            <text:p>0</text:p>
          </table:table-cell>
          <table:table-cell table:formula="of:=IF([.H194]=0;IF([Data.F194]=[Keys.K194];1;0);0)" office:value-type="float" office:value="0" calcext:value-type="float">
            <text:p>0</text:p>
          </table:table-cell>
          <table:table-cell table:formula="of:=IF([Data.G194]=[Keys.L194];1;0)" office:value-type="float" office:value="0" calcext:value-type="float">
            <text:p>0</text:p>
          </table:table-cell>
          <table:table-cell table:formula="of:=IF([.J194]=0;IF([Data.F194]=[Keys.L194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194];MATCH([Keys.I194];[Keys.$D$2:.$D$9];0))" office:value-type="float" office:value="0" calcext:value-type="float">
            <text:p>0</text:p>
          </table:table-cell>
          <table:table-cell table:formula="of:=[.S194]" office:value-type="float" office:value="0" calcext:value-type="float">
            <text:p>0</text:p>
          </table:table-cell>
          <table:table-cell table:formula="of:=INDEX([Data.$K$2:.$R$359];[Keys.$M194];MATCH([Keys.J194];[Keys.$D$2:.$D$9];0))" office:value-type="float" office:value="0" calcext:value-type="float">
            <text:p>0</text:p>
          </table:table-cell>
          <table:table-cell table:formula="of:=[.U194]" office:value-type="float" office:value="0" calcext:value-type="float">
            <text:p>0</text:p>
          </table:table-cell>
          <table:table-cell table:formula="of:=INDEX([Data.$K$2:.$R$359];[Keys.$M194];MATCH([Keys.K194];[Keys.$D$2:.$D$9];0))" office:value-type="float" office:value="0" calcext:value-type="float">
            <text:p>0</text:p>
          </table:table-cell>
          <table:table-cell table:formula="of:=[.W194]" office:value-type="float" office:value="0" calcext:value-type="float">
            <text:p>0</text:p>
          </table:table-cell>
          <table:table-cell table:formula="of:=INDEX([Data.$K$2:.$R$359];[Keys.$M194];MATCH([Keys.L194];[Keys.$D$2:.$D$9];0))" office:value-type="float" office:value="0" calcext:value-type="float">
            <text:p>0</text:p>
          </table:table-cell>
          <table:table-cell table:formula="of:=[.Y194]" office:value-type="float" office:value="0" calcext:value-type="float">
            <text:p>0</text:p>
          </table:table-cell>
          <table:table-cell table:formula="of:=IF([Data.Z194]=&quot;True&quot;;&quot;Challenged&quot;;IF([Data.AA19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94]+[Data.T1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4]+[Data.V19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989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formula="of:=IF([Data.G195]=[Keys.$A$10];1;0)" office:value-type="float" office:value="0" calcext:value-type="float">
            <text:p>0</text:p>
          </table:table-cell>
          <table:table-cell table:formula="of:=IF([.B195]=0;IF([Data.F195]=[Keys.$A$10];1;0);0)" office:value-type="float" office:value="0" calcext:value-type="float">
            <text:p>0</text:p>
          </table:table-cell>
          <table:table-cell table:formula="of:=IF([Data.G195]=[Keys.I195];1;0)" office:value-type="float" office:value="0" calcext:value-type="float">
            <text:p>0</text:p>
          </table:table-cell>
          <table:table-cell table:formula="of:=IF([.D195]=0;IF([Data.F195]=[Keys.I195];1;0);0)" office:value-type="float" office:value="0" calcext:value-type="float">
            <text:p>0</text:p>
          </table:table-cell>
          <table:table-cell table:formula="of:=IF([Data.G195]=[Keys.J195];1;0)" office:value-type="float" office:value="0" calcext:value-type="float">
            <text:p>0</text:p>
          </table:table-cell>
          <table:table-cell table:formula="of:=IF([.F195]=0;IF([Data.F195]=[Keys.J195];1;0);0)" office:value-type="float" office:value="0" calcext:value-type="float">
            <text:p>0</text:p>
          </table:table-cell>
          <table:table-cell table:formula="of:=IF([Data.G195]=[Keys.K195];1;0)" office:value-type="float" office:value="0" calcext:value-type="float">
            <text:p>0</text:p>
          </table:table-cell>
          <table:table-cell table:formula="of:=IF([.H195]=0;IF([Data.F195]=[Keys.K195];1;0);0)" office:value-type="float" office:value="0" calcext:value-type="float">
            <text:p>0</text:p>
          </table:table-cell>
          <table:table-cell table:formula="of:=IF([Data.G195]=[Keys.L195];1;0)" office:value-type="float" office:value="0" calcext:value-type="float">
            <text:p>0</text:p>
          </table:table-cell>
          <table:table-cell table:formula="of:=IF([.J195]=0;IF([Data.F195]=[Keys.L19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95];MATCH([Keys.I195];[Keys.$D$2:.$D$9];0))" office:value-type="float" office:value="0" calcext:value-type="float">
            <text:p>0</text:p>
          </table:table-cell>
          <table:table-cell table:formula="of:=[.S195]" office:value-type="float" office:value="0" calcext:value-type="float">
            <text:p>0</text:p>
          </table:table-cell>
          <table:table-cell table:formula="of:=INDEX([Data.$K$2:.$R$359];[Keys.$M195];MATCH([Keys.J195];[Keys.$D$2:.$D$9];0))" office:value-type="float" office:value="0" calcext:value-type="float">
            <text:p>0</text:p>
          </table:table-cell>
          <table:table-cell table:formula="of:=[.U195]" office:value-type="float" office:value="0" calcext:value-type="float">
            <text:p>0</text:p>
          </table:table-cell>
          <table:table-cell table:formula="of:=INDEX([Data.$K$2:.$R$359];[Keys.$M195];MATCH([Keys.K195];[Keys.$D$2:.$D$9];0))" office:value-type="float" office:value="0" calcext:value-type="float">
            <text:p>0</text:p>
          </table:table-cell>
          <table:table-cell table:formula="of:=[.W195]" office:value-type="float" office:value="0" calcext:value-type="float">
            <text:p>0</text:p>
          </table:table-cell>
          <table:table-cell table:formula="of:=INDEX([Data.$K$2:.$R$359];[Keys.$M195];MATCH([Keys.L195];[Keys.$D$2:.$D$9];0))" office:value-type="float" office:value="0" calcext:value-type="float">
            <text:p>0</text:p>
          </table:table-cell>
          <table:table-cell table:formula="of:=[.Y195]" office:value-type="float" office:value="0" calcext:value-type="float">
            <text:p>0</text:p>
          </table:table-cell>
          <table:table-cell table:formula="of:=IF([Data.Z195]=&quot;True&quot;;&quot;Challenged&quot;;IF([Data.AA19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95]+[Data.T1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5]+[Data.V19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989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formula="of:=IF([Data.G196]=[Keys.$A$10];1;0)" office:value-type="float" office:value="1" calcext:value-type="float">
            <text:p>1</text:p>
          </table:table-cell>
          <table:table-cell table:formula="of:=IF([.B196]=0;IF([Data.F196]=[Keys.$A$10];1;0);0)" office:value-type="float" office:value="0" calcext:value-type="float">
            <text:p>0</text:p>
          </table:table-cell>
          <table:table-cell table:formula="of:=IF([Data.G196]=[Keys.I196];1;0)" office:value-type="float" office:value="0" calcext:value-type="float">
            <text:p>0</text:p>
          </table:table-cell>
          <table:table-cell table:formula="of:=IF([.D196]=0;IF([Data.F196]=[Keys.I196];1;0);0)" office:value-type="float" office:value="0" calcext:value-type="float">
            <text:p>0</text:p>
          </table:table-cell>
          <table:table-cell table:formula="of:=IF([Data.G196]=[Keys.J196];1;0)" office:value-type="float" office:value="0" calcext:value-type="float">
            <text:p>0</text:p>
          </table:table-cell>
          <table:table-cell table:formula="of:=IF([.F196]=0;IF([Data.F196]=[Keys.J196];1;0);0)" office:value-type="float" office:value="0" calcext:value-type="float">
            <text:p>0</text:p>
          </table:table-cell>
          <table:table-cell table:formula="of:=IF([Data.G196]=[Keys.K196];1;0)" office:value-type="float" office:value="0" calcext:value-type="float">
            <text:p>0</text:p>
          </table:table-cell>
          <table:table-cell table:formula="of:=IF([.H196]=0;IF([Data.F196]=[Keys.K196];1;0);0)" office:value-type="float" office:value="0" calcext:value-type="float">
            <text:p>0</text:p>
          </table:table-cell>
          <table:table-cell table:formula="of:=IF([Data.G196]=[Keys.L196];1;0)" office:value-type="float" office:value="0" calcext:value-type="float">
            <text:p>0</text:p>
          </table:table-cell>
          <table:table-cell table:formula="of:=IF([.J196]=0;IF([Data.F196]=[Keys.L196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196];MATCH([Keys.I196];[Keys.$D$2:.$D$9];0))" office:value-type="float" office:value="0" calcext:value-type="float">
            <text:p>0</text:p>
          </table:table-cell>
          <table:table-cell table:formula="of:=[.S196]" office:value-type="float" office:value="0" calcext:value-type="float">
            <text:p>0</text:p>
          </table:table-cell>
          <table:table-cell table:formula="of:=INDEX([Data.$K$2:.$R$359];[Keys.$M196];MATCH([Keys.J196];[Keys.$D$2:.$D$9];0))" office:value-type="float" office:value="1" calcext:value-type="float">
            <text:p>1</text:p>
          </table:table-cell>
          <table:table-cell table:formula="of:=[.U196]" office:value-type="float" office:value="1" calcext:value-type="float">
            <text:p>1</text:p>
          </table:table-cell>
          <table:table-cell table:formula="of:=INDEX([Data.$K$2:.$R$359];[Keys.$M196];MATCH([Keys.K196];[Keys.$D$2:.$D$9];0))" office:value-type="float" office:value="0" calcext:value-type="float">
            <text:p>0</text:p>
          </table:table-cell>
          <table:table-cell table:formula="of:=[.W196]" office:value-type="float" office:value="0" calcext:value-type="float">
            <text:p>0</text:p>
          </table:table-cell>
          <table:table-cell table:formula="of:=INDEX([Data.$K$2:.$R$359];[Keys.$M196];MATCH([Keys.L196];[Keys.$D$2:.$D$9];0))" office:value-type="float" office:value="0" calcext:value-type="float">
            <text:p>0</text:p>
          </table:table-cell>
          <table:table-cell table:formula="of:=[.Y196]" office:value-type="float" office:value="0" calcext:value-type="float">
            <text:p>0</text:p>
          </table:table-cell>
          <table:table-cell table:formula="of:=IF([Data.Z196]=&quot;True&quot;;&quot;Challenged&quot;;IF([Data.AA19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96]+[Data.T1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6]+[Data.V19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Data.G197]=[Keys.$A$10];1;0)" office:value-type="float" office:value="0" calcext:value-type="float">
            <text:p>0</text:p>
          </table:table-cell>
          <table:table-cell table:formula="of:=IF([.B197]=0;IF([Data.F197]=[Keys.$A$10];1;0);0)" office:value-type="float" office:value="0" calcext:value-type="float">
            <text:p>0</text:p>
          </table:table-cell>
          <table:table-cell table:formula="of:=IF([Data.G197]=[Keys.I197];1;0)" office:value-type="float" office:value="0" calcext:value-type="float">
            <text:p>0</text:p>
          </table:table-cell>
          <table:table-cell table:formula="of:=IF([.D197]=0;IF([Data.F197]=[Keys.I197];1;0);0)" office:value-type="float" office:value="0" calcext:value-type="float">
            <text:p>0</text:p>
          </table:table-cell>
          <table:table-cell table:formula="of:=IF([Data.G197]=[Keys.J197];1;0)" office:value-type="float" office:value="0" calcext:value-type="float">
            <text:p>0</text:p>
          </table:table-cell>
          <table:table-cell table:formula="of:=IF([.F197]=0;IF([Data.F197]=[Keys.J197];1;0);0)" office:value-type="float" office:value="0" calcext:value-type="float">
            <text:p>0</text:p>
          </table:table-cell>
          <table:table-cell table:formula="of:=IF([Data.G197]=[Keys.K197];1;0)" office:value-type="float" office:value="0" calcext:value-type="float">
            <text:p>0</text:p>
          </table:table-cell>
          <table:table-cell table:formula="of:=IF([.H197]=0;IF([Data.F197]=[Keys.K197];1;0);0)" office:value-type="float" office:value="0" calcext:value-type="float">
            <text:p>0</text:p>
          </table:table-cell>
          <table:table-cell table:formula="of:=IF([Data.G197]=[Keys.L197];1;0)" office:value-type="float" office:value="0" calcext:value-type="float">
            <text:p>0</text:p>
          </table:table-cell>
          <table:table-cell table:formula="of:=IF([.J197]=0;IF([Data.F197]=[Keys.L19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97];MATCH([Keys.I197];[Keys.$D$2:.$D$9];0))" office:value-type="float" office:value="0" calcext:value-type="float">
            <text:p>0</text:p>
          </table:table-cell>
          <table:table-cell table:formula="of:=[.S197]" office:value-type="float" office:value="0" calcext:value-type="float">
            <text:p>0</text:p>
          </table:table-cell>
          <table:table-cell table:formula="of:=INDEX([Data.$K$2:.$R$359];[Keys.$M197];MATCH([Keys.J197];[Keys.$D$2:.$D$9];0))" office:value-type="float" office:value="1" calcext:value-type="float">
            <text:p>1</text:p>
          </table:table-cell>
          <table:table-cell table:formula="of:=[.U197]" office:value-type="float" office:value="1" calcext:value-type="float">
            <text:p>1</text:p>
          </table:table-cell>
          <table:table-cell table:formula="of:=INDEX([Data.$K$2:.$R$359];[Keys.$M197];MATCH([Keys.K197];[Keys.$D$2:.$D$9];0))" office:value-type="float" office:value="0" calcext:value-type="float">
            <text:p>0</text:p>
          </table:table-cell>
          <table:table-cell table:formula="of:=[.W197]" office:value-type="float" office:value="0" calcext:value-type="float">
            <text:p>0</text:p>
          </table:table-cell>
          <table:table-cell table:formula="of:=INDEX([Data.$K$2:.$R$359];[Keys.$M197];MATCH([Keys.L197];[Keys.$D$2:.$D$9];0))" office:value-type="float" office:value="0" calcext:value-type="float">
            <text:p>0</text:p>
          </table:table-cell>
          <table:table-cell table:formula="of:=[.Y197]" office:value-type="float" office:value="0" calcext:value-type="float">
            <text:p>0</text:p>
          </table:table-cell>
          <table:table-cell table:formula="of:=IF([Data.Z197]=&quot;True&quot;;&quot;Challenged&quot;;IF([Data.AA19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197]+[Data.T1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7]+[Data.V19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989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IF([Data.G198]=[Keys.$A$10];1;0)" office:value-type="float" office:value="0" calcext:value-type="float">
            <text:p>0</text:p>
          </table:table-cell>
          <table:table-cell table:formula="of:=IF([.B198]=0;IF([Data.F198]=[Keys.$A$10];1;0);0)" office:value-type="float" office:value="0" calcext:value-type="float">
            <text:p>0</text:p>
          </table:table-cell>
          <table:table-cell table:formula="of:=IF([Data.G198]=[Keys.I198];1;0)" office:value-type="float" office:value="1" calcext:value-type="float">
            <text:p>1</text:p>
          </table:table-cell>
          <table:table-cell table:formula="of:=IF([.D198]=0;IF([Data.F198]=[Keys.I198];1;0);0)" office:value-type="float" office:value="0" calcext:value-type="float">
            <text:p>0</text:p>
          </table:table-cell>
          <table:table-cell table:formula="of:=IF([Data.G198]=[Keys.J198];1;0)" office:value-type="float" office:value="0" calcext:value-type="float">
            <text:p>0</text:p>
          </table:table-cell>
          <table:table-cell table:formula="of:=IF([.F198]=0;IF([Data.F198]=[Keys.J198];1;0);0)" office:value-type="float" office:value="0" calcext:value-type="float">
            <text:p>0</text:p>
          </table:table-cell>
          <table:table-cell table:formula="of:=IF([Data.G198]=[Keys.K198];1;0)" office:value-type="float" office:value="0" calcext:value-type="float">
            <text:p>0</text:p>
          </table:table-cell>
          <table:table-cell table:formula="of:=IF([.H198]=0;IF([Data.F198]=[Keys.K198];1;0);0)" office:value-type="float" office:value="0" calcext:value-type="float">
            <text:p>0</text:p>
          </table:table-cell>
          <table:table-cell table:formula="of:=IF([Data.G198]=[Keys.L198];1;0)" office:value-type="float" office:value="0" calcext:value-type="float">
            <text:p>0</text:p>
          </table:table-cell>
          <table:table-cell table:formula="of:=IF([.J198]=0;IF([Data.F198]=[Keys.L198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198];MATCH([Keys.I198];[Keys.$D$2:.$D$9];0))" office:value-type="float" office:value="1" calcext:value-type="float">
            <text:p>1</text:p>
          </table:table-cell>
          <table:table-cell table:formula="of:=[.S198]" office:value-type="float" office:value="1" calcext:value-type="float">
            <text:p>1</text:p>
          </table:table-cell>
          <table:table-cell table:formula="of:=INDEX([Data.$K$2:.$R$359];[Keys.$M198];MATCH([Keys.J198];[Keys.$D$2:.$D$9];0))" office:value-type="float" office:value="0" calcext:value-type="float">
            <text:p>0</text:p>
          </table:table-cell>
          <table:table-cell table:formula="of:=[.U198]" office:value-type="float" office:value="0" calcext:value-type="float">
            <text:p>0</text:p>
          </table:table-cell>
          <table:table-cell table:formula="of:=INDEX([Data.$K$2:.$R$359];[Keys.$M198];MATCH([Keys.K198];[Keys.$D$2:.$D$9];0))" office:value-type="float" office:value="0" calcext:value-type="float">
            <text:p>0</text:p>
          </table:table-cell>
          <table:table-cell table:formula="of:=[.W198]" office:value-type="float" office:value="0" calcext:value-type="float">
            <text:p>0</text:p>
          </table:table-cell>
          <table:table-cell table:formula="of:=INDEX([Data.$K$2:.$R$359];[Keys.$M198];MATCH([Keys.L198];[Keys.$D$2:.$D$9];0))" office:value-type="float" office:value="1" calcext:value-type="float">
            <text:p>1</text:p>
          </table:table-cell>
          <table:table-cell table:formula="of:=[.Y198]" office:value-type="float" office:value="1" calcext:value-type="float">
            <text:p>1</text:p>
          </table:table-cell>
          <table:table-cell table:formula="of:=IF([Data.Z198]=&quot;True&quot;;&quot;Challenged&quot;;IF([Data.AA19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98]+[Data.T19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D198]+[Data.V198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989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formula="of:=IF([Data.G199]=[Keys.$A$10];1;0)" office:value-type="float" office:value="0" calcext:value-type="float">
            <text:p>0</text:p>
          </table:table-cell>
          <table:table-cell table:formula="of:=IF([.B199]=0;IF([Data.F199]=[Keys.$A$10];1;0);0)" office:value-type="float" office:value="0" calcext:value-type="float">
            <text:p>0</text:p>
          </table:table-cell>
          <table:table-cell table:formula="of:=IF([Data.G199]=[Keys.I199];1;0)" office:value-type="float" office:value="0" calcext:value-type="float">
            <text:p>0</text:p>
          </table:table-cell>
          <table:table-cell table:formula="of:=IF([.D199]=0;IF([Data.F199]=[Keys.I199];1;0);0)" office:value-type="float" office:value="0" calcext:value-type="float">
            <text:p>0</text:p>
          </table:table-cell>
          <table:table-cell table:formula="of:=IF([Data.G199]=[Keys.J199];1;0)" office:value-type="float" office:value="1" calcext:value-type="float">
            <text:p>1</text:p>
          </table:table-cell>
          <table:table-cell table:formula="of:=IF([.F199]=0;IF([Data.F199]=[Keys.J199];1;0);0)" office:value-type="float" office:value="0" calcext:value-type="float">
            <text:p>0</text:p>
          </table:table-cell>
          <table:table-cell table:formula="of:=IF([Data.G199]=[Keys.K199];1;0)" office:value-type="float" office:value="0" calcext:value-type="float">
            <text:p>0</text:p>
          </table:table-cell>
          <table:table-cell table:formula="of:=IF([.H199]=0;IF([Data.F199]=[Keys.K199];1;0);0)" office:value-type="float" office:value="0" calcext:value-type="float">
            <text:p>0</text:p>
          </table:table-cell>
          <table:table-cell table:formula="of:=IF([Data.G199]=[Keys.L199];1;0)" office:value-type="float" office:value="0" calcext:value-type="float">
            <text:p>0</text:p>
          </table:table-cell>
          <table:table-cell table:formula="of:=IF([.J199]=0;IF([Data.F199]=[Keys.L19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199];MATCH([Keys.I199];[Keys.$D$2:.$D$9];0))" office:value-type="float" office:value="0" calcext:value-type="float">
            <text:p>0</text:p>
          </table:table-cell>
          <table:table-cell table:formula="of:=[.S199]" office:value-type="float" office:value="0" calcext:value-type="float">
            <text:p>0</text:p>
          </table:table-cell>
          <table:table-cell table:formula="of:=INDEX([Data.$K$2:.$R$359];[Keys.$M199];MATCH([Keys.J199];[Keys.$D$2:.$D$9];0))" office:value-type="float" office:value="1" calcext:value-type="float">
            <text:p>1</text:p>
          </table:table-cell>
          <table:table-cell table:formula="of:=[.U199]" office:value-type="float" office:value="1" calcext:value-type="float">
            <text:p>1</text:p>
          </table:table-cell>
          <table:table-cell table:formula="of:=INDEX([Data.$K$2:.$R$359];[Keys.$M199];MATCH([Keys.K199];[Keys.$D$2:.$D$9];0))" office:value-type="float" office:value="0" calcext:value-type="float">
            <text:p>0</text:p>
          </table:table-cell>
          <table:table-cell table:formula="of:=[.W199]" office:value-type="float" office:value="0" calcext:value-type="float">
            <text:p>0</text:p>
          </table:table-cell>
          <table:table-cell table:formula="of:=INDEX([Data.$K$2:.$R$359];[Keys.$M199];MATCH([Keys.L199];[Keys.$D$2:.$D$9];0))" office:value-type="float" office:value="0" calcext:value-type="float">
            <text:p>0</text:p>
          </table:table-cell>
          <table:table-cell table:formula="of:=[.Y199]" office:value-type="float" office:value="0" calcext:value-type="float">
            <text:p>0</text:p>
          </table:table-cell>
          <table:table-cell table:formula="of:=IF([Data.Z199]=&quot;True&quot;;&quot;Challenged&quot;;IF([Data.AA199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199]+[Data.T19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199]+[Data.V199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989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Data.G200]=[Keys.$A$10];1;0)" office:value-type="float" office:value="0" calcext:value-type="float">
            <text:p>0</text:p>
          </table:table-cell>
          <table:table-cell table:formula="of:=IF([.B200]=0;IF([Data.F200]=[Keys.$A$10];1;0);0)" office:value-type="float" office:value="1" calcext:value-type="float">
            <text:p>1</text:p>
          </table:table-cell>
          <table:table-cell table:formula="of:=IF([Data.G200]=[Keys.I200];1;0)" office:value-type="float" office:value="0" calcext:value-type="float">
            <text:p>0</text:p>
          </table:table-cell>
          <table:table-cell table:formula="of:=IF([.D200]=0;IF([Data.F200]=[Keys.I200];1;0);0)" office:value-type="float" office:value="0" calcext:value-type="float">
            <text:p>0</text:p>
          </table:table-cell>
          <table:table-cell table:formula="of:=IF([Data.G200]=[Keys.J200];1;0)" office:value-type="float" office:value="0" calcext:value-type="float">
            <text:p>0</text:p>
          </table:table-cell>
          <table:table-cell table:formula="of:=IF([.F200]=0;IF([Data.F200]=[Keys.J200];1;0);0)" office:value-type="float" office:value="0" calcext:value-type="float">
            <text:p>0</text:p>
          </table:table-cell>
          <table:table-cell table:formula="of:=IF([Data.G200]=[Keys.K200];1;0)" office:value-type="float" office:value="0" calcext:value-type="float">
            <text:p>0</text:p>
          </table:table-cell>
          <table:table-cell table:formula="of:=IF([.H200]=0;IF([Data.F200]=[Keys.K200];1;0);0)" office:value-type="float" office:value="0" calcext:value-type="float">
            <text:p>0</text:p>
          </table:table-cell>
          <table:table-cell table:formula="of:=IF([Data.G200]=[Keys.L200];1;0)" office:value-type="float" office:value="0" calcext:value-type="float">
            <text:p>0</text:p>
          </table:table-cell>
          <table:table-cell table:formula="of:=IF([.J200]=0;IF([Data.F200]=[Keys.L200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200];MATCH([Keys.I200];[Keys.$D$2:.$D$9];0))" office:value-type="float" office:value="0" calcext:value-type="float">
            <text:p>0</text:p>
          </table:table-cell>
          <table:table-cell table:formula="of:=[.S200]" office:value-type="float" office:value="0" calcext:value-type="float">
            <text:p>0</text:p>
          </table:table-cell>
          <table:table-cell table:formula="of:=INDEX([Data.$K$2:.$R$359];[Keys.$M200];MATCH([Keys.J200];[Keys.$D$2:.$D$9];0))" office:value-type="float" office:value="0" calcext:value-type="float">
            <text:p>0</text:p>
          </table:table-cell>
          <table:table-cell table:formula="of:=[.U200]" office:value-type="float" office:value="0" calcext:value-type="float">
            <text:p>0</text:p>
          </table:table-cell>
          <table:table-cell table:formula="of:=INDEX([Data.$K$2:.$R$359];[Keys.$M200];MATCH([Keys.K200];[Keys.$D$2:.$D$9];0))" office:value-type="float" office:value="2" calcext:value-type="float">
            <text:p>2</text:p>
          </table:table-cell>
          <table:table-cell table:formula="of:=[.W200]" office:value-type="float" office:value="2" calcext:value-type="float">
            <text:p>2</text:p>
          </table:table-cell>
          <table:table-cell table:formula="of:=INDEX([Data.$K$2:.$R$359];[Keys.$M200];MATCH([Keys.L200];[Keys.$D$2:.$D$9];0))" office:value-type="float" office:value="0" calcext:value-type="float">
            <text:p>0</text:p>
          </table:table-cell>
          <table:table-cell table:formula="of:=[.Y200]" office:value-type="float" office:value="0" calcext:value-type="float">
            <text:p>0</text:p>
          </table:table-cell>
          <table:table-cell table:formula="of:=IF([Data.Z200]=&quot;True&quot;;&quot;Challenged&quot;;IF([Data.AA20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00]+[Data.T20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D200]+[Data.V200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989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formula="of:=IF([Data.G201]=[Keys.$A$10];1;0)" office:value-type="float" office:value="0" calcext:value-type="float">
            <text:p>0</text:p>
          </table:table-cell>
          <table:table-cell table:formula="of:=IF([.B201]=0;IF([Data.F201]=[Keys.$A$10];1;0);0)" office:value-type="float" office:value="0" calcext:value-type="float">
            <text:p>0</text:p>
          </table:table-cell>
          <table:table-cell table:formula="of:=IF([Data.G201]=[Keys.I201];1;0)" office:value-type="float" office:value="0" calcext:value-type="float">
            <text:p>0</text:p>
          </table:table-cell>
          <table:table-cell table:formula="of:=IF([.D201]=0;IF([Data.F201]=[Keys.I201];1;0);0)" office:value-type="float" office:value="0" calcext:value-type="float">
            <text:p>0</text:p>
          </table:table-cell>
          <table:table-cell table:formula="of:=IF([Data.G201]=[Keys.J201];1;0)" office:value-type="float" office:value="0" calcext:value-type="float">
            <text:p>0</text:p>
          </table:table-cell>
          <table:table-cell table:formula="of:=IF([.F201]=0;IF([Data.F201]=[Keys.J201];1;0);0)" office:value-type="float" office:value="1" calcext:value-type="float">
            <text:p>1</text:p>
          </table:table-cell>
          <table:table-cell table:formula="of:=IF([Data.G201]=[Keys.K201];1;0)" office:value-type="float" office:value="0" calcext:value-type="float">
            <text:p>0</text:p>
          </table:table-cell>
          <table:table-cell table:formula="of:=IF([.H201]=0;IF([Data.F201]=[Keys.K201];1;0);0)" office:value-type="float" office:value="0" calcext:value-type="float">
            <text:p>0</text:p>
          </table:table-cell>
          <table:table-cell table:formula="of:=IF([Data.G201]=[Keys.L201];1;0)" office:value-type="float" office:value="0" calcext:value-type="float">
            <text:p>0</text:p>
          </table:table-cell>
          <table:table-cell table:formula="of:=IF([.J201]=0;IF([Data.F201]=[Keys.L201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201];MATCH([Keys.I201];[Keys.$D$2:.$D$9];0))" office:value-type="float" office:value="0" calcext:value-type="float">
            <text:p>0</text:p>
          </table:table-cell>
          <table:table-cell table:formula="of:=[.S201]" office:value-type="float" office:value="0" calcext:value-type="float">
            <text:p>0</text:p>
          </table:table-cell>
          <table:table-cell table:formula="of:=INDEX([Data.$K$2:.$R$359];[Keys.$M201];MATCH([Keys.J201];[Keys.$D$2:.$D$9];0))" office:value-type="float" office:value="0" calcext:value-type="float">
            <text:p>0</text:p>
          </table:table-cell>
          <table:table-cell table:formula="of:=[.U201]" office:value-type="float" office:value="0" calcext:value-type="float">
            <text:p>0</text:p>
          </table:table-cell>
          <table:table-cell table:formula="of:=INDEX([Data.$K$2:.$R$359];[Keys.$M201];MATCH([Keys.K201];[Keys.$D$2:.$D$9];0))" office:value-type="float" office:value="1" calcext:value-type="float">
            <text:p>1</text:p>
          </table:table-cell>
          <table:table-cell table:formula="of:=[.W201]" office:value-type="float" office:value="1" calcext:value-type="float">
            <text:p>1</text:p>
          </table:table-cell>
          <table:table-cell table:formula="of:=INDEX([Data.$K$2:.$R$359];[Keys.$M201];MATCH([Keys.L201];[Keys.$D$2:.$D$9];0))" office:value-type="float" office:value="1" calcext:value-type="float">
            <text:p>1</text:p>
          </table:table-cell>
          <table:table-cell table:formula="of:=[.Y201]" office:value-type="float" office:value="1" calcext:value-type="float">
            <text:p>1</text:p>
          </table:table-cell>
          <table:table-cell table:formula="of:=IF([Data.Z201]=&quot;True&quot;;&quot;Challenged&quot;;IF([Data.AA20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01]+[Data.T2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01]+[Data.V20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989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formula="of:=IF([Data.G202]=[Keys.$A$10];1;0)" office:value-type="float" office:value="0" calcext:value-type="float">
            <text:p>0</text:p>
          </table:table-cell>
          <table:table-cell table:formula="of:=IF([.B202]=0;IF([Data.F202]=[Keys.$A$10];1;0);0)" office:value-type="float" office:value="0" calcext:value-type="float">
            <text:p>0</text:p>
          </table:table-cell>
          <table:table-cell table:formula="of:=IF([Data.G202]=[Keys.I202];1;0)" office:value-type="float" office:value="0" calcext:value-type="float">
            <text:p>0</text:p>
          </table:table-cell>
          <table:table-cell table:formula="of:=IF([.D202]=0;IF([Data.F202]=[Keys.I202];1;0);0)" office:value-type="float" office:value="0" calcext:value-type="float">
            <text:p>0</text:p>
          </table:table-cell>
          <table:table-cell table:formula="of:=IF([Data.G202]=[Keys.J202];1;0)" office:value-type="float" office:value="0" calcext:value-type="float">
            <text:p>0</text:p>
          </table:table-cell>
          <table:table-cell table:formula="of:=IF([.F202]=0;IF([Data.F202]=[Keys.J202];1;0);0)" office:value-type="float" office:value="0" calcext:value-type="float">
            <text:p>0</text:p>
          </table:table-cell>
          <table:table-cell table:formula="of:=IF([Data.G202]=[Keys.K202];1;0)" office:value-type="float" office:value="0" calcext:value-type="float">
            <text:p>0</text:p>
          </table:table-cell>
          <table:table-cell table:formula="of:=IF([.H202]=0;IF([Data.F202]=[Keys.K202];1;0);0)" office:value-type="float" office:value="0" calcext:value-type="float">
            <text:p>0</text:p>
          </table:table-cell>
          <table:table-cell table:formula="of:=IF([Data.G202]=[Keys.L202];1;0)" office:value-type="float" office:value="0" calcext:value-type="float">
            <text:p>0</text:p>
          </table:table-cell>
          <table:table-cell table:formula="of:=IF([.J202]=0;IF([Data.F202]=[Keys.L20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02];MATCH([Keys.I202];[Keys.$D$2:.$D$9];0))" office:value-type="float" office:value="3" calcext:value-type="float">
            <text:p>3</text:p>
          </table:table-cell>
          <table:table-cell table:formula="of:=[.S202]" office:value-type="float" office:value="3" calcext:value-type="float">
            <text:p>3</text:p>
          </table:table-cell>
          <table:table-cell table:formula="of:=INDEX([Data.$K$2:.$R$359];[Keys.$M202];MATCH([Keys.J202];[Keys.$D$2:.$D$9];0))" office:value-type="float" office:value="0" calcext:value-type="float">
            <text:p>0</text:p>
          </table:table-cell>
          <table:table-cell table:formula="of:=[.U202]" office:value-type="float" office:value="0" calcext:value-type="float">
            <text:p>0</text:p>
          </table:table-cell>
          <table:table-cell table:formula="of:=INDEX([Data.$K$2:.$R$359];[Keys.$M202];MATCH([Keys.K202];[Keys.$D$2:.$D$9];0))" office:value-type="float" office:value="1" calcext:value-type="float">
            <text:p>1</text:p>
          </table:table-cell>
          <table:table-cell table:formula="of:=[.W202]" office:value-type="float" office:value="1" calcext:value-type="float">
            <text:p>1</text:p>
          </table:table-cell>
          <table:table-cell table:formula="of:=INDEX([Data.$K$2:.$R$359];[Keys.$M202];MATCH([Keys.L202];[Keys.$D$2:.$D$9];0))" office:value-type="float" office:value="0" calcext:value-type="float">
            <text:p>0</text:p>
          </table:table-cell>
          <table:table-cell table:formula="of:=[.Y202]" office:value-type="float" office:value="0" calcext:value-type="float">
            <text:p>0</text:p>
          </table:table-cell>
          <table:table-cell table:formula="of:=IF([Data.Z202]=&quot;True&quot;;&quot;Challenged&quot;;IF([Data.AA20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02]+[Data.T2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02]+[Data.V20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989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formula="of:=IF([Data.G203]=[Keys.$A$10];1;0)" office:value-type="float" office:value="0" calcext:value-type="float">
            <text:p>0</text:p>
          </table:table-cell>
          <table:table-cell table:formula="of:=IF([.B203]=0;IF([Data.F203]=[Keys.$A$10];1;0);0)" office:value-type="float" office:value="0" calcext:value-type="float">
            <text:p>0</text:p>
          </table:table-cell>
          <table:table-cell table:formula="of:=IF([Data.G203]=[Keys.I203];1;0)" office:value-type="float" office:value="0" calcext:value-type="float">
            <text:p>0</text:p>
          </table:table-cell>
          <table:table-cell table:formula="of:=IF([.D203]=0;IF([Data.F203]=[Keys.I203];1;0);0)" office:value-type="float" office:value="0" calcext:value-type="float">
            <text:p>0</text:p>
          </table:table-cell>
          <table:table-cell table:formula="of:=IF([Data.G203]=[Keys.J203];1;0)" office:value-type="float" office:value="0" calcext:value-type="float">
            <text:p>0</text:p>
          </table:table-cell>
          <table:table-cell table:formula="of:=IF([.F203]=0;IF([Data.F203]=[Keys.J203];1;0);0)" office:value-type="float" office:value="0" calcext:value-type="float">
            <text:p>0</text:p>
          </table:table-cell>
          <table:table-cell table:formula="of:=IF([Data.G203]=[Keys.K203];1;0)" office:value-type="float" office:value="0" calcext:value-type="float">
            <text:p>0</text:p>
          </table:table-cell>
          <table:table-cell table:formula="of:=IF([.H203]=0;IF([Data.F203]=[Keys.K203];1;0);0)" office:value-type="float" office:value="0" calcext:value-type="float">
            <text:p>0</text:p>
          </table:table-cell>
          <table:table-cell table:formula="of:=IF([Data.G203]=[Keys.L203];1;0)" office:value-type="float" office:value="0" calcext:value-type="float">
            <text:p>0</text:p>
          </table:table-cell>
          <table:table-cell table:formula="of:=IF([.J203]=0;IF([Data.F203]=[Keys.L203];1;0);0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DEX([Data.$K$2:.$R$359];[Keys.$M203];MATCH([Keys.I203];[Keys.$D$2:.$D$9];0))" office:value-type="float" office:value="0" calcext:value-type="float">
            <text:p>0</text:p>
          </table:table-cell>
          <table:table-cell table:formula="of:=[.S203]" office:value-type="float" office:value="0" calcext:value-type="float">
            <text:p>0</text:p>
          </table:table-cell>
          <table:table-cell table:formula="of:=INDEX([Data.$K$2:.$R$359];[Keys.$M203];MATCH([Keys.J203];[Keys.$D$2:.$D$9];0))" office:value-type="float" office:value="0" calcext:value-type="float">
            <text:p>0</text:p>
          </table:table-cell>
          <table:table-cell table:formula="of:=[.U203]" office:value-type="float" office:value="0" calcext:value-type="float">
            <text:p>0</text:p>
          </table:table-cell>
          <table:table-cell table:formula="of:=INDEX([Data.$K$2:.$R$359];[Keys.$M203];MATCH([Keys.K203];[Keys.$D$2:.$D$9];0))" office:value-type="float" office:value="0" calcext:value-type="float">
            <text:p>0</text:p>
          </table:table-cell>
          <table:table-cell table:formula="of:=[.W203]" office:value-type="float" office:value="0" calcext:value-type="float">
            <text:p>0</text:p>
          </table:table-cell>
          <table:table-cell table:formula="of:=INDEX([Data.$K$2:.$R$359];[Keys.$M203];MATCH([Keys.L203];[Keys.$D$2:.$D$9];0))" office:value-type="float" office:value="0" calcext:value-type="float">
            <text:p>0</text:p>
          </table:table-cell>
          <table:table-cell table:formula="of:=[.Y203]" office:value-type="float" office:value="0" calcext:value-type="float">
            <text:p>0</text:p>
          </table:table-cell>
          <table:table-cell table:formula="of:=IF([Data.Z203]=&quot;True&quot;;&quot;Challenged&quot;;IF([Data.AA203]=&quot;True&quot;;&quot;Scaled&quot;;&quot;None&quot;))" office:value-type="string" office:string-value="None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formula="of:=[.AB203]+[Data.T20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D203]+[Data.V203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989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formula="of:=IF([Data.G204]=[Keys.$A$10];1;0)" office:value-type="float" office:value="0" calcext:value-type="float">
            <text:p>0</text:p>
          </table:table-cell>
          <table:table-cell table:formula="of:=IF([.B204]=0;IF([Data.F204]=[Keys.$A$10];1;0);0)" office:value-type="float" office:value="0" calcext:value-type="float">
            <text:p>0</text:p>
          </table:table-cell>
          <table:table-cell table:formula="of:=IF([Data.G204]=[Keys.I204];1;0)" office:value-type="float" office:value="0" calcext:value-type="float">
            <text:p>0</text:p>
          </table:table-cell>
          <table:table-cell table:formula="of:=IF([.D204]=0;IF([Data.F204]=[Keys.I204];1;0);0)" office:value-type="float" office:value="0" calcext:value-type="float">
            <text:p>0</text:p>
          </table:table-cell>
          <table:table-cell table:formula="of:=IF([Data.G204]=[Keys.J204];1;0)" office:value-type="float" office:value="0" calcext:value-type="float">
            <text:p>0</text:p>
          </table:table-cell>
          <table:table-cell table:formula="of:=IF([.F204]=0;IF([Data.F204]=[Keys.J204];1;0);0)" office:value-type="float" office:value="0" calcext:value-type="float">
            <text:p>0</text:p>
          </table:table-cell>
          <table:table-cell table:formula="of:=IF([Data.G204]=[Keys.K204];1;0)" office:value-type="float" office:value="0" calcext:value-type="float">
            <text:p>0</text:p>
          </table:table-cell>
          <table:table-cell table:formula="of:=IF([.H204]=0;IF([Data.F204]=[Keys.K204];1;0);0)" office:value-type="float" office:value="0" calcext:value-type="float">
            <text:p>0</text:p>
          </table:table-cell>
          <table:table-cell table:formula="of:=IF([Data.G204]=[Keys.L204];1;0)" office:value-type="float" office:value="0" calcext:value-type="float">
            <text:p>0</text:p>
          </table:table-cell>
          <table:table-cell table:formula="of:=IF([.J204]=0;IF([Data.F204]=[Keys.L20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04];MATCH([Keys.I204];[Keys.$D$2:.$D$9];0))" office:value-type="float" office:value="0" calcext:value-type="float">
            <text:p>0</text:p>
          </table:table-cell>
          <table:table-cell table:formula="of:=[.S204]" office:value-type="float" office:value="0" calcext:value-type="float">
            <text:p>0</text:p>
          </table:table-cell>
          <table:table-cell table:formula="of:=INDEX([Data.$K$2:.$R$359];[Keys.$M204];MATCH([Keys.J204];[Keys.$D$2:.$D$9];0))" office:value-type="float" office:value="0" calcext:value-type="float">
            <text:p>0</text:p>
          </table:table-cell>
          <table:table-cell table:formula="of:=[.U204]" office:value-type="float" office:value="0" calcext:value-type="float">
            <text:p>0</text:p>
          </table:table-cell>
          <table:table-cell table:formula="of:=INDEX([Data.$K$2:.$R$359];[Keys.$M204];MATCH([Keys.K204];[Keys.$D$2:.$D$9];0))" office:value-type="float" office:value="1" calcext:value-type="float">
            <text:p>1</text:p>
          </table:table-cell>
          <table:table-cell table:formula="of:=[.W204]" office:value-type="float" office:value="1" calcext:value-type="float">
            <text:p>1</text:p>
          </table:table-cell>
          <table:table-cell table:formula="of:=INDEX([Data.$K$2:.$R$359];[Keys.$M204];MATCH([Keys.L204];[Keys.$D$2:.$D$9];0))" office:value-type="float" office:value="0" calcext:value-type="float">
            <text:p>0</text:p>
          </table:table-cell>
          <table:table-cell table:formula="of:=[.Y204]" office:value-type="float" office:value="0" calcext:value-type="float">
            <text:p>0</text:p>
          </table:table-cell>
          <table:table-cell table:formula="of:=IF([Data.Z204]=&quot;True&quot;;&quot;Challenged&quot;;IF([Data.AA204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04]+[Data.T2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04]+[Data.V20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989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formula="of:=IF([Data.G205]=[Keys.$A$10];1;0)" office:value-type="float" office:value="0" calcext:value-type="float">
            <text:p>0</text:p>
          </table:table-cell>
          <table:table-cell table:formula="of:=IF([.B205]=0;IF([Data.F205]=[Keys.$A$10];1;0);0)" office:value-type="float" office:value="0" calcext:value-type="float">
            <text:p>0</text:p>
          </table:table-cell>
          <table:table-cell table:formula="of:=IF([Data.G205]=[Keys.I205];1;0)" office:value-type="float" office:value="0" calcext:value-type="float">
            <text:p>0</text:p>
          </table:table-cell>
          <table:table-cell table:formula="of:=IF([.D205]=0;IF([Data.F205]=[Keys.I205];1;0);0)" office:value-type="float" office:value="0" calcext:value-type="float">
            <text:p>0</text:p>
          </table:table-cell>
          <table:table-cell table:formula="of:=IF([Data.G205]=[Keys.J205];1;0)" office:value-type="float" office:value="0" calcext:value-type="float">
            <text:p>0</text:p>
          </table:table-cell>
          <table:table-cell table:formula="of:=IF([.F205]=0;IF([Data.F205]=[Keys.J205];1;0);0)" office:value-type="float" office:value="0" calcext:value-type="float">
            <text:p>0</text:p>
          </table:table-cell>
          <table:table-cell table:formula="of:=IF([Data.G205]=[Keys.K205];1;0)" office:value-type="float" office:value="0" calcext:value-type="float">
            <text:p>0</text:p>
          </table:table-cell>
          <table:table-cell table:formula="of:=IF([.H205]=0;IF([Data.F205]=[Keys.K205];1;0);0)" office:value-type="float" office:value="0" calcext:value-type="float">
            <text:p>0</text:p>
          </table:table-cell>
          <table:table-cell table:formula="of:=IF([Data.G205]=[Keys.L205];1;0)" office:value-type="float" office:value="1" calcext:value-type="float">
            <text:p>1</text:p>
          </table:table-cell>
          <table:table-cell table:formula="of:=IF([.J205]=0;IF([Data.F205]=[Keys.L20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05];MATCH([Keys.I205];[Keys.$D$2:.$D$9];0))" office:value-type="float" office:value="0" calcext:value-type="float">
            <text:p>0</text:p>
          </table:table-cell>
          <table:table-cell table:formula="of:=[.S205]" office:value-type="float" office:value="0" calcext:value-type="float">
            <text:p>0</text:p>
          </table:table-cell>
          <table:table-cell table:formula="of:=INDEX([Data.$K$2:.$R$359];[Keys.$M205];MATCH([Keys.J205];[Keys.$D$2:.$D$9];0))" office:value-type="float" office:value="0" calcext:value-type="float">
            <text:p>0</text:p>
          </table:table-cell>
          <table:table-cell table:formula="of:=[.U205]" office:value-type="float" office:value="0" calcext:value-type="float">
            <text:p>0</text:p>
          </table:table-cell>
          <table:table-cell table:formula="of:=INDEX([Data.$K$2:.$R$359];[Keys.$M205];MATCH([Keys.K205];[Keys.$D$2:.$D$9];0))" office:value-type="float" office:value="0" calcext:value-type="float">
            <text:p>0</text:p>
          </table:table-cell>
          <table:table-cell table:formula="of:=[.W205]" office:value-type="float" office:value="0" calcext:value-type="float">
            <text:p>0</text:p>
          </table:table-cell>
          <table:table-cell table:formula="of:=INDEX([Data.$K$2:.$R$359];[Keys.$M205];MATCH([Keys.L205];[Keys.$D$2:.$D$9];0))" office:value-type="float" office:value="2" calcext:value-type="float">
            <text:p>2</text:p>
          </table:table-cell>
          <table:table-cell table:formula="of:=[.Y205]" office:value-type="float" office:value="2" calcext:value-type="float">
            <text:p>2</text:p>
          </table:table-cell>
          <table:table-cell table:formula="of:=IF([Data.Z205]=&quot;True&quot;;&quot;Challenged&quot;;IF([Data.AA205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05]+[Data.T2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05]+[Data.V20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989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formula="of:=IF([Data.G206]=[Keys.$A$10];1;0)" office:value-type="float" office:value="0" calcext:value-type="float">
            <text:p>0</text:p>
          </table:table-cell>
          <table:table-cell table:formula="of:=IF([.B206]=0;IF([Data.F206]=[Keys.$A$10];1;0);0)" office:value-type="float" office:value="0" calcext:value-type="float">
            <text:p>0</text:p>
          </table:table-cell>
          <table:table-cell table:formula="of:=IF([Data.G206]=[Keys.I206];1;0)" office:value-type="float" office:value="1" calcext:value-type="float">
            <text:p>1</text:p>
          </table:table-cell>
          <table:table-cell table:formula="of:=IF([.D206]=0;IF([Data.F206]=[Keys.I206];1;0);0)" office:value-type="float" office:value="0" calcext:value-type="float">
            <text:p>0</text:p>
          </table:table-cell>
          <table:table-cell table:formula="of:=IF([Data.G206]=[Keys.J206];1;0)" office:value-type="float" office:value="0" calcext:value-type="float">
            <text:p>0</text:p>
          </table:table-cell>
          <table:table-cell table:formula="of:=IF([.F206]=0;IF([Data.F206]=[Keys.J206];1;0);0)" office:value-type="float" office:value="0" calcext:value-type="float">
            <text:p>0</text:p>
          </table:table-cell>
          <table:table-cell table:formula="of:=IF([Data.G206]=[Keys.K206];1;0)" office:value-type="float" office:value="0" calcext:value-type="float">
            <text:p>0</text:p>
          </table:table-cell>
          <table:table-cell table:formula="of:=IF([.H206]=0;IF([Data.F206]=[Keys.K206];1;0);0)" office:value-type="float" office:value="0" calcext:value-type="float">
            <text:p>0</text:p>
          </table:table-cell>
          <table:table-cell table:formula="of:=IF([Data.G206]=[Keys.L206];1;0)" office:value-type="float" office:value="0" calcext:value-type="float">
            <text:p>0</text:p>
          </table:table-cell>
          <table:table-cell table:formula="of:=IF([.J206]=0;IF([Data.F206]=[Keys.L20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06];MATCH([Keys.I206];[Keys.$D$2:.$D$9];0))" office:value-type="float" office:value="0" calcext:value-type="float">
            <text:p>0</text:p>
          </table:table-cell>
          <table:table-cell table:formula="of:=[.S206]" office:value-type="float" office:value="0" calcext:value-type="float">
            <text:p>0</text:p>
          </table:table-cell>
          <table:table-cell table:formula="of:=INDEX([Data.$K$2:.$R$359];[Keys.$M206];MATCH([Keys.J206];[Keys.$D$2:.$D$9];0))" office:value-type="float" office:value="0" calcext:value-type="float">
            <text:p>0</text:p>
          </table:table-cell>
          <table:table-cell table:formula="of:=[.U206]" office:value-type="float" office:value="0" calcext:value-type="float">
            <text:p>0</text:p>
          </table:table-cell>
          <table:table-cell table:formula="of:=INDEX([Data.$K$2:.$R$359];[Keys.$M206];MATCH([Keys.K206];[Keys.$D$2:.$D$9];0))" office:value-type="float" office:value="1" calcext:value-type="float">
            <text:p>1</text:p>
          </table:table-cell>
          <table:table-cell table:formula="of:=[.W206]" office:value-type="float" office:value="1" calcext:value-type="float">
            <text:p>1</text:p>
          </table:table-cell>
          <table:table-cell table:formula="of:=INDEX([Data.$K$2:.$R$359];[Keys.$M206];MATCH([Keys.L206];[Keys.$D$2:.$D$9];0))" office:value-type="float" office:value="0" calcext:value-type="float">
            <text:p>0</text:p>
          </table:table-cell>
          <table:table-cell table:formula="of:=[.Y206]" office:value-type="float" office:value="0" calcext:value-type="float">
            <text:p>0</text:p>
          </table:table-cell>
          <table:table-cell table:formula="of:=IF([Data.Z206]=&quot;True&quot;;&quot;Challenged&quot;;IF([Data.AA206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06]+[Data.T20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206]+[Data.V20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989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formula="of:=IF([Data.G207]=[Keys.$A$10];1;0)" office:value-type="float" office:value="0" calcext:value-type="float">
            <text:p>0</text:p>
          </table:table-cell>
          <table:table-cell table:formula="of:=IF([.B207]=0;IF([Data.F207]=[Keys.$A$10];1;0);0)" office:value-type="float" office:value="0" calcext:value-type="float">
            <text:p>0</text:p>
          </table:table-cell>
          <table:table-cell table:formula="of:=IF([Data.G207]=[Keys.I207];1;0)" office:value-type="float" office:value="0" calcext:value-type="float">
            <text:p>0</text:p>
          </table:table-cell>
          <table:table-cell table:formula="of:=IF([.D207]=0;IF([Data.F207]=[Keys.I207];1;0);0)" office:value-type="float" office:value="0" calcext:value-type="float">
            <text:p>0</text:p>
          </table:table-cell>
          <table:table-cell table:formula="of:=IF([Data.G207]=[Keys.J207];1;0)" office:value-type="float" office:value="0" calcext:value-type="float">
            <text:p>0</text:p>
          </table:table-cell>
          <table:table-cell table:formula="of:=IF([.F207]=0;IF([Data.F207]=[Keys.J207];1;0);0)" office:value-type="float" office:value="0" calcext:value-type="float">
            <text:p>0</text:p>
          </table:table-cell>
          <table:table-cell table:formula="of:=IF([Data.G207]=[Keys.K207];1;0)" office:value-type="float" office:value="1" calcext:value-type="float">
            <text:p>1</text:p>
          </table:table-cell>
          <table:table-cell table:formula="of:=IF([.H207]=0;IF([Data.F207]=[Keys.K207];1;0);0)" office:value-type="float" office:value="0" calcext:value-type="float">
            <text:p>0</text:p>
          </table:table-cell>
          <table:table-cell table:formula="of:=IF([Data.G207]=[Keys.L207];1;0)" office:value-type="float" office:value="0" calcext:value-type="float">
            <text:p>0</text:p>
          </table:table-cell>
          <table:table-cell table:formula="of:=IF([.J207]=0;IF([Data.F207]=[Keys.L207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207];MATCH([Keys.I207];[Keys.$D$2:.$D$9];0))" office:value-type="float" office:value="0" calcext:value-type="float">
            <text:p>0</text:p>
          </table:table-cell>
          <table:table-cell table:formula="of:=[.S207]" office:value-type="float" office:value="0" calcext:value-type="float">
            <text:p>0</text:p>
          </table:table-cell>
          <table:table-cell table:formula="of:=INDEX([Data.$K$2:.$R$359];[Keys.$M207];MATCH([Keys.J207];[Keys.$D$2:.$D$9];0))" office:value-type="float" office:value="0" calcext:value-type="float">
            <text:p>0</text:p>
          </table:table-cell>
          <table:table-cell table:formula="of:=[.U207]" office:value-type="float" office:value="0" calcext:value-type="float">
            <text:p>0</text:p>
          </table:table-cell>
          <table:table-cell table:formula="of:=INDEX([Data.$K$2:.$R$359];[Keys.$M207];MATCH([Keys.K207];[Keys.$D$2:.$D$9];0))" office:value-type="float" office:value="1" calcext:value-type="float">
            <text:p>1</text:p>
          </table:table-cell>
          <table:table-cell table:formula="of:=[.W207]" office:value-type="float" office:value="1" calcext:value-type="float">
            <text:p>1</text:p>
          </table:table-cell>
          <table:table-cell table:formula="of:=INDEX([Data.$K$2:.$R$359];[Keys.$M207];MATCH([Keys.L207];[Keys.$D$2:.$D$9];0))" office:value-type="float" office:value="0" calcext:value-type="float">
            <text:p>0</text:p>
          </table:table-cell>
          <table:table-cell table:formula="of:=[.Y207]" office:value-type="float" office:value="0" calcext:value-type="float">
            <text:p>0</text:p>
          </table:table-cell>
          <table:table-cell table:formula="of:=IF([Data.Z207]=&quot;True&quot;;&quot;Challenged&quot;;IF([Data.AA20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07]+[Data.T2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07]+[Data.V20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989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IF([Data.G208]=[Keys.$A$10];1;0)" office:value-type="float" office:value="0" calcext:value-type="float">
            <text:p>0</text:p>
          </table:table-cell>
          <table:table-cell table:formula="of:=IF([.B208]=0;IF([Data.F208]=[Keys.$A$10];1;0);0)" office:value-type="float" office:value="0" calcext:value-type="float">
            <text:p>0</text:p>
          </table:table-cell>
          <table:table-cell table:formula="of:=IF([Data.G208]=[Keys.I208];1;0)" office:value-type="float" office:value="0" calcext:value-type="float">
            <text:p>0</text:p>
          </table:table-cell>
          <table:table-cell table:formula="of:=IF([.D208]=0;IF([Data.F208]=[Keys.I208];1;0);0)" office:value-type="float" office:value="0" calcext:value-type="float">
            <text:p>0</text:p>
          </table:table-cell>
          <table:table-cell table:formula="of:=IF([Data.G208]=[Keys.J208];1;0)" office:value-type="float" office:value="0" calcext:value-type="float">
            <text:p>0</text:p>
          </table:table-cell>
          <table:table-cell table:formula="of:=IF([.F208]=0;IF([Data.F208]=[Keys.J208];1;0);0)" office:value-type="float" office:value="0" calcext:value-type="float">
            <text:p>0</text:p>
          </table:table-cell>
          <table:table-cell table:formula="of:=IF([Data.G208]=[Keys.K208];1;0)" office:value-type="float" office:value="0" calcext:value-type="float">
            <text:p>0</text:p>
          </table:table-cell>
          <table:table-cell table:formula="of:=IF([.H208]=0;IF([Data.F208]=[Keys.K208];1;0);0)" office:value-type="float" office:value="0" calcext:value-type="float">
            <text:p>0</text:p>
          </table:table-cell>
          <table:table-cell table:formula="of:=IF([Data.G208]=[Keys.L208];1;0)" office:value-type="float" office:value="0" calcext:value-type="float">
            <text:p>0</text:p>
          </table:table-cell>
          <table:table-cell table:formula="of:=IF([.J208]=0;IF([Data.F208]=[Keys.L208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208];MATCH([Keys.I208];[Keys.$D$2:.$D$9];0))" office:value-type="float" office:value="0" calcext:value-type="float">
            <text:p>0</text:p>
          </table:table-cell>
          <table:table-cell table:formula="of:=[.S208]" office:value-type="float" office:value="0" calcext:value-type="float">
            <text:p>0</text:p>
          </table:table-cell>
          <table:table-cell table:formula="of:=INDEX([Data.$K$2:.$R$359];[Keys.$M208];MATCH([Keys.J208];[Keys.$D$2:.$D$9];0))" office:value-type="float" office:value="0" calcext:value-type="float">
            <text:p>0</text:p>
          </table:table-cell>
          <table:table-cell table:formula="of:=[.U208]" office:value-type="float" office:value="0" calcext:value-type="float">
            <text:p>0</text:p>
          </table:table-cell>
          <table:table-cell table:formula="of:=INDEX([Data.$K$2:.$R$359];[Keys.$M208];MATCH([Keys.K208];[Keys.$D$2:.$D$9];0))" office:value-type="float" office:value="0" calcext:value-type="float">
            <text:p>0</text:p>
          </table:table-cell>
          <table:table-cell table:formula="of:=[.W208]" office:value-type="float" office:value="0" calcext:value-type="float">
            <text:p>0</text:p>
          </table:table-cell>
          <table:table-cell table:formula="of:=INDEX([Data.$K$2:.$R$359];[Keys.$M208];MATCH([Keys.L208];[Keys.$D$2:.$D$9];0))" office:value-type="float" office:value="0" calcext:value-type="float">
            <text:p>0</text:p>
          </table:table-cell>
          <table:table-cell table:formula="of:=[.Y208]" office:value-type="float" office:value="0" calcext:value-type="float">
            <text:p>0</text:p>
          </table:table-cell>
          <table:table-cell table:formula="of:=IF([Data.Z208]=&quot;True&quot;;&quot;Challenged&quot;;IF([Data.AA20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08]+[Data.T2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08]+[Data.V20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989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IF([Data.G209]=[Keys.$A$10];1;0)" office:value-type="float" office:value="0" calcext:value-type="float">
            <text:p>0</text:p>
          </table:table-cell>
          <table:table-cell table:formula="of:=IF([.B209]=0;IF([Data.F209]=[Keys.$A$10];1;0);0)" office:value-type="float" office:value="0" calcext:value-type="float">
            <text:p>0</text:p>
          </table:table-cell>
          <table:table-cell table:formula="of:=IF([Data.G209]=[Keys.I209];1;0)" office:value-type="float" office:value="0" calcext:value-type="float">
            <text:p>0</text:p>
          </table:table-cell>
          <table:table-cell table:formula="of:=IF([.D209]=0;IF([Data.F209]=[Keys.I209];1;0);0)" office:value-type="float" office:value="0" calcext:value-type="float">
            <text:p>0</text:p>
          </table:table-cell>
          <table:table-cell table:formula="of:=IF([Data.G209]=[Keys.J209];1;0)" office:value-type="float" office:value="0" calcext:value-type="float">
            <text:p>0</text:p>
          </table:table-cell>
          <table:table-cell table:formula="of:=IF([.F209]=0;IF([Data.F209]=[Keys.J209];1;0);0)" office:value-type="float" office:value="0" calcext:value-type="float">
            <text:p>0</text:p>
          </table:table-cell>
          <table:table-cell table:formula="of:=IF([Data.G209]=[Keys.K209];1;0)" office:value-type="float" office:value="0" calcext:value-type="float">
            <text:p>0</text:p>
          </table:table-cell>
          <table:table-cell table:formula="of:=IF([.H209]=0;IF([Data.F209]=[Keys.K209];1;0);0)" office:value-type="float" office:value="0" calcext:value-type="float">
            <text:p>0</text:p>
          </table:table-cell>
          <table:table-cell table:formula="of:=IF([Data.G209]=[Keys.L209];1;0)" office:value-type="float" office:value="0" calcext:value-type="float">
            <text:p>0</text:p>
          </table:table-cell>
          <table:table-cell table:formula="of:=IF([.J209]=0;IF([Data.F209]=[Keys.L20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09];MATCH([Keys.I209];[Keys.$D$2:.$D$9];0))" office:value-type="float" office:value="0" calcext:value-type="float">
            <text:p>0</text:p>
          </table:table-cell>
          <table:table-cell table:formula="of:=[.S209]" office:value-type="float" office:value="0" calcext:value-type="float">
            <text:p>0</text:p>
          </table:table-cell>
          <table:table-cell table:formula="of:=INDEX([Data.$K$2:.$R$359];[Keys.$M209];MATCH([Keys.J209];[Keys.$D$2:.$D$9];0))" office:value-type="float" office:value="0" calcext:value-type="float">
            <text:p>0</text:p>
          </table:table-cell>
          <table:table-cell table:formula="of:=[.U209]" office:value-type="float" office:value="0" calcext:value-type="float">
            <text:p>0</text:p>
          </table:table-cell>
          <table:table-cell table:formula="of:=INDEX([Data.$K$2:.$R$359];[Keys.$M209];MATCH([Keys.K209];[Keys.$D$2:.$D$9];0))" office:value-type="float" office:value="2" calcext:value-type="float">
            <text:p>2</text:p>
          </table:table-cell>
          <table:table-cell table:formula="of:=[.W209]" office:value-type="float" office:value="2" calcext:value-type="float">
            <text:p>2</text:p>
          </table:table-cell>
          <table:table-cell table:formula="of:=INDEX([Data.$K$2:.$R$359];[Keys.$M209];MATCH([Keys.L209];[Keys.$D$2:.$D$9];0))" office:value-type="float" office:value="0" calcext:value-type="float">
            <text:p>0</text:p>
          </table:table-cell>
          <table:table-cell table:formula="of:=[.Y209]" office:value-type="float" office:value="0" calcext:value-type="float">
            <text:p>0</text:p>
          </table:table-cell>
          <table:table-cell table:formula="of:=IF([Data.Z209]=&quot;True&quot;;&quot;Challenged&quot;;IF([Data.AA209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09]+[Data.T20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09]+[Data.V20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989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formula="of:=IF([Data.G210]=[Keys.$A$10];1;0)" office:value-type="float" office:value="0" calcext:value-type="float">
            <text:p>0</text:p>
          </table:table-cell>
          <table:table-cell table:formula="of:=IF([.B210]=0;IF([Data.F210]=[Keys.$A$10];1;0);0)" office:value-type="float" office:value="0" calcext:value-type="float">
            <text:p>0</text:p>
          </table:table-cell>
          <table:table-cell table:formula="of:=IF([Data.G210]=[Keys.I210];1;0)" office:value-type="float" office:value="0" calcext:value-type="float">
            <text:p>0</text:p>
          </table:table-cell>
          <table:table-cell table:formula="of:=IF([.D210]=0;IF([Data.F210]=[Keys.I210];1;0);0)" office:value-type="float" office:value="0" calcext:value-type="float">
            <text:p>0</text:p>
          </table:table-cell>
          <table:table-cell table:formula="of:=IF([Data.G210]=[Keys.J210];1;0)" office:value-type="float" office:value="0" calcext:value-type="float">
            <text:p>0</text:p>
          </table:table-cell>
          <table:table-cell table:formula="of:=IF([.F210]=0;IF([Data.F210]=[Keys.J210];1;0);0)" office:value-type="float" office:value="0" calcext:value-type="float">
            <text:p>0</text:p>
          </table:table-cell>
          <table:table-cell table:formula="of:=IF([Data.G210]=[Keys.K210];1;0)" office:value-type="float" office:value="0" calcext:value-type="float">
            <text:p>0</text:p>
          </table:table-cell>
          <table:table-cell table:formula="of:=IF([.H210]=0;IF([Data.F210]=[Keys.K210];1;0);0)" office:value-type="float" office:value="1" calcext:value-type="float">
            <text:p>1</text:p>
          </table:table-cell>
          <table:table-cell table:formula="of:=IF([Data.G210]=[Keys.L210];1;0)" office:value-type="float" office:value="0" calcext:value-type="float">
            <text:p>0</text:p>
          </table:table-cell>
          <table:table-cell table:formula="of:=IF([.J210]=0;IF([Data.F210]=[Keys.L21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10];MATCH([Keys.I210];[Keys.$D$2:.$D$9];0))" office:value-type="float" office:value="0" calcext:value-type="float">
            <text:p>0</text:p>
          </table:table-cell>
          <table:table-cell table:formula="of:=[.S210]" office:value-type="float" office:value="0" calcext:value-type="float">
            <text:p>0</text:p>
          </table:table-cell>
          <table:table-cell table:formula="of:=INDEX([Data.$K$2:.$R$359];[Keys.$M210];MATCH([Keys.J210];[Keys.$D$2:.$D$9];0))" office:value-type="float" office:value="0" calcext:value-type="float">
            <text:p>0</text:p>
          </table:table-cell>
          <table:table-cell table:formula="of:=[.U210]" office:value-type="float" office:value="0" calcext:value-type="float">
            <text:p>0</text:p>
          </table:table-cell>
          <table:table-cell table:formula="of:=INDEX([Data.$K$2:.$R$359];[Keys.$M210];MATCH([Keys.K210];[Keys.$D$2:.$D$9];0))" office:value-type="float" office:value="1" calcext:value-type="float">
            <text:p>1</text:p>
          </table:table-cell>
          <table:table-cell table:formula="of:=[.W210]" office:value-type="float" office:value="1" calcext:value-type="float">
            <text:p>1</text:p>
          </table:table-cell>
          <table:table-cell table:formula="of:=INDEX([Data.$K$2:.$R$359];[Keys.$M210];MATCH([Keys.L210];[Keys.$D$2:.$D$9];0))" office:value-type="float" office:value="0" calcext:value-type="float">
            <text:p>0</text:p>
          </table:table-cell>
          <table:table-cell table:formula="of:=[.Y210]" office:value-type="float" office:value="0" calcext:value-type="float">
            <text:p>0</text:p>
          </table:table-cell>
          <table:table-cell table:formula="of:=IF([Data.Z210]=&quot;True&quot;;&quot;Challenged&quot;;IF([Data.AA21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10]+[Data.T2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10]+[Data.V21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989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IF([Data.G211]=[Keys.$A$10];1;0)" office:value-type="float" office:value="0" calcext:value-type="float">
            <text:p>0</text:p>
          </table:table-cell>
          <table:table-cell table:formula="of:=IF([.B211]=0;IF([Data.F211]=[Keys.$A$10];1;0);0)" office:value-type="float" office:value="0" calcext:value-type="float">
            <text:p>0</text:p>
          </table:table-cell>
          <table:table-cell table:formula="of:=IF([Data.G211]=[Keys.I211];1;0)" office:value-type="float" office:value="0" calcext:value-type="float">
            <text:p>0</text:p>
          </table:table-cell>
          <table:table-cell table:formula="of:=IF([.D211]=0;IF([Data.F211]=[Keys.I211];1;0);0)" office:value-type="float" office:value="1" calcext:value-type="float">
            <text:p>1</text:p>
          </table:table-cell>
          <table:table-cell table:formula="of:=IF([Data.G211]=[Keys.J211];1;0)" office:value-type="float" office:value="0" calcext:value-type="float">
            <text:p>0</text:p>
          </table:table-cell>
          <table:table-cell table:formula="of:=IF([.F211]=0;IF([Data.F211]=[Keys.J211];1;0);0)" office:value-type="float" office:value="0" calcext:value-type="float">
            <text:p>0</text:p>
          </table:table-cell>
          <table:table-cell table:formula="of:=IF([Data.G211]=[Keys.K211];1;0)" office:value-type="float" office:value="0" calcext:value-type="float">
            <text:p>0</text:p>
          </table:table-cell>
          <table:table-cell table:formula="of:=IF([.H211]=0;IF([Data.F211]=[Keys.K211];1;0);0)" office:value-type="float" office:value="0" calcext:value-type="float">
            <text:p>0</text:p>
          </table:table-cell>
          <table:table-cell table:formula="of:=IF([Data.G211]=[Keys.L211];1;0)" office:value-type="float" office:value="0" calcext:value-type="float">
            <text:p>0</text:p>
          </table:table-cell>
          <table:table-cell table:formula="of:=IF([.J211]=0;IF([Data.F211]=[Keys.L21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11];MATCH([Keys.I211];[Keys.$D$2:.$D$9];0))" office:value-type="float" office:value="0" calcext:value-type="float">
            <text:p>0</text:p>
          </table:table-cell>
          <table:table-cell table:formula="of:=[.S211]" office:value-type="float" office:value="0" calcext:value-type="float">
            <text:p>0</text:p>
          </table:table-cell>
          <table:table-cell table:formula="of:=INDEX([Data.$K$2:.$R$359];[Keys.$M211];MATCH([Keys.J211];[Keys.$D$2:.$D$9];0))" office:value-type="float" office:value="0" calcext:value-type="float">
            <text:p>0</text:p>
          </table:table-cell>
          <table:table-cell table:formula="of:=[.U211]" office:value-type="float" office:value="0" calcext:value-type="float">
            <text:p>0</text:p>
          </table:table-cell>
          <table:table-cell table:formula="of:=INDEX([Data.$K$2:.$R$359];[Keys.$M211];MATCH([Keys.K211];[Keys.$D$2:.$D$9];0))" office:value-type="float" office:value="0" calcext:value-type="float">
            <text:p>0</text:p>
          </table:table-cell>
          <table:table-cell table:formula="of:=[.W211]" office:value-type="float" office:value="0" calcext:value-type="float">
            <text:p>0</text:p>
          </table:table-cell>
          <table:table-cell table:formula="of:=INDEX([Data.$K$2:.$R$359];[Keys.$M211];MATCH([Keys.L211];[Keys.$D$2:.$D$9];0))" office:value-type="float" office:value="0" calcext:value-type="float">
            <text:p>0</text:p>
          </table:table-cell>
          <table:table-cell table:formula="of:=[.Y211]" office:value-type="float" office:value="0" calcext:value-type="float">
            <text:p>0</text:p>
          </table:table-cell>
          <table:table-cell table:formula="of:=IF([Data.Z211]=&quot;True&quot;;&quot;Challenged&quot;;IF([Data.AA211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11]+[Data.T2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11]+[Data.V21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989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IF([Data.G212]=[Keys.$A$10];1;0)" office:value-type="float" office:value="1" calcext:value-type="float">
            <text:p>1</text:p>
          </table:table-cell>
          <table:table-cell table:formula="of:=IF([.B212]=0;IF([Data.F212]=[Keys.$A$10];1;0);0)" office:value-type="float" office:value="0" calcext:value-type="float">
            <text:p>0</text:p>
          </table:table-cell>
          <table:table-cell table:formula="of:=IF([Data.G212]=[Keys.I212];1;0)" office:value-type="float" office:value="0" calcext:value-type="float">
            <text:p>0</text:p>
          </table:table-cell>
          <table:table-cell table:formula="of:=IF([.D212]=0;IF([Data.F212]=[Keys.I212];1;0);0)" office:value-type="float" office:value="0" calcext:value-type="float">
            <text:p>0</text:p>
          </table:table-cell>
          <table:table-cell table:formula="of:=IF([Data.G212]=[Keys.J212];1;0)" office:value-type="float" office:value="0" calcext:value-type="float">
            <text:p>0</text:p>
          </table:table-cell>
          <table:table-cell table:formula="of:=IF([.F212]=0;IF([Data.F212]=[Keys.J212];1;0);0)" office:value-type="float" office:value="0" calcext:value-type="float">
            <text:p>0</text:p>
          </table:table-cell>
          <table:table-cell table:formula="of:=IF([Data.G212]=[Keys.K212];1;0)" office:value-type="float" office:value="0" calcext:value-type="float">
            <text:p>0</text:p>
          </table:table-cell>
          <table:table-cell table:formula="of:=IF([.H212]=0;IF([Data.F212]=[Keys.K212];1;0);0)" office:value-type="float" office:value="0" calcext:value-type="float">
            <text:p>0</text:p>
          </table:table-cell>
          <table:table-cell table:formula="of:=IF([Data.G212]=[Keys.L212];1;0)" office:value-type="float" office:value="0" calcext:value-type="float">
            <text:p>0</text:p>
          </table:table-cell>
          <table:table-cell table:formula="of:=IF([.J212]=0;IF([Data.F212]=[Keys.L21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12];MATCH([Keys.I212];[Keys.$D$2:.$D$9];0))" office:value-type="float" office:value="0" calcext:value-type="float">
            <text:p>0</text:p>
          </table:table-cell>
          <table:table-cell table:formula="of:=[.S212]" office:value-type="float" office:value="0" calcext:value-type="float">
            <text:p>0</text:p>
          </table:table-cell>
          <table:table-cell table:formula="of:=INDEX([Data.$K$2:.$R$359];[Keys.$M212];MATCH([Keys.J212];[Keys.$D$2:.$D$9];0))" office:value-type="float" office:value="0" calcext:value-type="float">
            <text:p>0</text:p>
          </table:table-cell>
          <table:table-cell table:formula="of:=[.U212]" office:value-type="float" office:value="0" calcext:value-type="float">
            <text:p>0</text:p>
          </table:table-cell>
          <table:table-cell table:formula="of:=INDEX([Data.$K$2:.$R$359];[Keys.$M212];MATCH([Keys.K212];[Keys.$D$2:.$D$9];0))" office:value-type="float" office:value="0" calcext:value-type="float">
            <text:p>0</text:p>
          </table:table-cell>
          <table:table-cell table:formula="of:=[.W212]" office:value-type="float" office:value="0" calcext:value-type="float">
            <text:p>0</text:p>
          </table:table-cell>
          <table:table-cell table:formula="of:=INDEX([Data.$K$2:.$R$359];[Keys.$M212];MATCH([Keys.L212];[Keys.$D$2:.$D$9];0))" office:value-type="float" office:value="0" calcext:value-type="float">
            <text:p>0</text:p>
          </table:table-cell>
          <table:table-cell table:formula="of:=[.Y212]" office:value-type="float" office:value="0" calcext:value-type="float">
            <text:p>0</text:p>
          </table:table-cell>
          <table:table-cell table:formula="of:=IF([Data.Z212]=&quot;True&quot;;&quot;Challenged&quot;;IF([Data.AA21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12]+[Data.T21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212]+[Data.V21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989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formula="of:=IF([Data.G213]=[Keys.$A$10];1;0)" office:value-type="float" office:value="0" calcext:value-type="float">
            <text:p>0</text:p>
          </table:table-cell>
          <table:table-cell table:formula="of:=IF([.B213]=0;IF([Data.F213]=[Keys.$A$10];1;0);0)" office:value-type="float" office:value="0" calcext:value-type="float">
            <text:p>0</text:p>
          </table:table-cell>
          <table:table-cell table:formula="of:=IF([Data.G213]=[Keys.I213];1;0)" office:value-type="float" office:value="0" calcext:value-type="float">
            <text:p>0</text:p>
          </table:table-cell>
          <table:table-cell table:formula="of:=IF([.D213]=0;IF([Data.F213]=[Keys.I213];1;0);0)" office:value-type="float" office:value="0" calcext:value-type="float">
            <text:p>0</text:p>
          </table:table-cell>
          <table:table-cell table:formula="of:=IF([Data.G213]=[Keys.J213];1;0)" office:value-type="float" office:value="0" calcext:value-type="float">
            <text:p>0</text:p>
          </table:table-cell>
          <table:table-cell table:formula="of:=IF([.F213]=0;IF([Data.F213]=[Keys.J213];1;0);0)" office:value-type="float" office:value="0" calcext:value-type="float">
            <text:p>0</text:p>
          </table:table-cell>
          <table:table-cell table:formula="of:=IF([Data.G213]=[Keys.K213];1;0)" office:value-type="float" office:value="0" calcext:value-type="float">
            <text:p>0</text:p>
          </table:table-cell>
          <table:table-cell table:formula="of:=IF([.H213]=0;IF([Data.F213]=[Keys.K213];1;0);0)" office:value-type="float" office:value="0" calcext:value-type="float">
            <text:p>0</text:p>
          </table:table-cell>
          <table:table-cell table:formula="of:=IF([Data.G213]=[Keys.L213];1;0)" office:value-type="float" office:value="1" calcext:value-type="float">
            <text:p>1</text:p>
          </table:table-cell>
          <table:table-cell table:formula="of:=IF([.J213]=0;IF([Data.F213]=[Keys.L21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13];MATCH([Keys.I213];[Keys.$D$2:.$D$9];0))" office:value-type="float" office:value="1" calcext:value-type="float">
            <text:p>1</text:p>
          </table:table-cell>
          <table:table-cell table:formula="of:=[.S213]" office:value-type="float" office:value="1" calcext:value-type="float">
            <text:p>1</text:p>
          </table:table-cell>
          <table:table-cell table:formula="of:=INDEX([Data.$K$2:.$R$359];[Keys.$M213];MATCH([Keys.J213];[Keys.$D$2:.$D$9];0))" office:value-type="float" office:value="1" calcext:value-type="float">
            <text:p>1</text:p>
          </table:table-cell>
          <table:table-cell table:formula="of:=[.U213]" office:value-type="float" office:value="1" calcext:value-type="float">
            <text:p>1</text:p>
          </table:table-cell>
          <table:table-cell table:formula="of:=INDEX([Data.$K$2:.$R$359];[Keys.$M213];MATCH([Keys.K213];[Keys.$D$2:.$D$9];0))" office:value-type="float" office:value="1" calcext:value-type="float">
            <text:p>1</text:p>
          </table:table-cell>
          <table:table-cell table:formula="of:=[.W213]" office:value-type="float" office:value="1" calcext:value-type="float">
            <text:p>1</text:p>
          </table:table-cell>
          <table:table-cell table:formula="of:=INDEX([Data.$K$2:.$R$359];[Keys.$M213];MATCH([Keys.L213];[Keys.$D$2:.$D$9];0))" office:value-type="float" office:value="2" calcext:value-type="float">
            <text:p>2</text:p>
          </table:table-cell>
          <table:table-cell table:formula="of:=[.Y213]" office:value-type="float" office:value="2" calcext:value-type="float">
            <text:p>2</text:p>
          </table:table-cell>
          <table:table-cell table:formula="of:=IF([Data.Z213]=&quot;True&quot;;&quot;Challenged&quot;;IF([Data.AA21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13]+[Data.T2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13]+[Data.V21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989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IF([Data.G214]=[Keys.$A$10];1;0)" office:value-type="float" office:value="0" calcext:value-type="float">
            <text:p>0</text:p>
          </table:table-cell>
          <table:table-cell table:formula="of:=IF([.B214]=0;IF([Data.F214]=[Keys.$A$10];1;0);0)" office:value-type="float" office:value="0" calcext:value-type="float">
            <text:p>0</text:p>
          </table:table-cell>
          <table:table-cell table:formula="of:=IF([Data.G214]=[Keys.I214];1;0)" office:value-type="float" office:value="0" calcext:value-type="float">
            <text:p>0</text:p>
          </table:table-cell>
          <table:table-cell table:formula="of:=IF([.D214]=0;IF([Data.F214]=[Keys.I214];1;0);0)" office:value-type="float" office:value="0" calcext:value-type="float">
            <text:p>0</text:p>
          </table:table-cell>
          <table:table-cell table:formula="of:=IF([Data.G214]=[Keys.J214];1;0)" office:value-type="float" office:value="0" calcext:value-type="float">
            <text:p>0</text:p>
          </table:table-cell>
          <table:table-cell table:formula="of:=IF([.F214]=0;IF([Data.F214]=[Keys.J214];1;0);0)" office:value-type="float" office:value="0" calcext:value-type="float">
            <text:p>0</text:p>
          </table:table-cell>
          <table:table-cell table:formula="of:=IF([Data.G214]=[Keys.K214];1;0)" office:value-type="float" office:value="0" calcext:value-type="float">
            <text:p>0</text:p>
          </table:table-cell>
          <table:table-cell table:formula="of:=IF([.H214]=0;IF([Data.F214]=[Keys.K214];1;0);0)" office:value-type="float" office:value="0" calcext:value-type="float">
            <text:p>0</text:p>
          </table:table-cell>
          <table:table-cell table:formula="of:=IF([Data.G214]=[Keys.L214];1;0)" office:value-type="float" office:value="1" calcext:value-type="float">
            <text:p>1</text:p>
          </table:table-cell>
          <table:table-cell table:formula="of:=IF([.J214]=0;IF([Data.F214]=[Keys.L21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14];MATCH([Keys.I214];[Keys.$D$2:.$D$9];0))" office:value-type="float" office:value="0" calcext:value-type="float">
            <text:p>0</text:p>
          </table:table-cell>
          <table:table-cell table:formula="of:=[.S214]" office:value-type="float" office:value="0" calcext:value-type="float">
            <text:p>0</text:p>
          </table:table-cell>
          <table:table-cell table:formula="of:=INDEX([Data.$K$2:.$R$359];[Keys.$M214];MATCH([Keys.J214];[Keys.$D$2:.$D$9];0))" office:value-type="float" office:value="0" calcext:value-type="float">
            <text:p>0</text:p>
          </table:table-cell>
          <table:table-cell table:formula="of:=[.U214]" office:value-type="float" office:value="0" calcext:value-type="float">
            <text:p>0</text:p>
          </table:table-cell>
          <table:table-cell table:formula="of:=INDEX([Data.$K$2:.$R$359];[Keys.$M214];MATCH([Keys.K214];[Keys.$D$2:.$D$9];0))" office:value-type="float" office:value="0" calcext:value-type="float">
            <text:p>0</text:p>
          </table:table-cell>
          <table:table-cell table:formula="of:=[.W214]" office:value-type="float" office:value="0" calcext:value-type="float">
            <text:p>0</text:p>
          </table:table-cell>
          <table:table-cell table:formula="of:=INDEX([Data.$K$2:.$R$359];[Keys.$M214];MATCH([Keys.L214];[Keys.$D$2:.$D$9];0))" office:value-type="float" office:value="1" calcext:value-type="float">
            <text:p>1</text:p>
          </table:table-cell>
          <table:table-cell table:formula="of:=[.Y214]" office:value-type="float" office:value="1" calcext:value-type="float">
            <text:p>1</text:p>
          </table:table-cell>
          <table:table-cell table:formula="of:=IF([Data.Z214]=&quot;True&quot;;&quot;Challenged&quot;;IF([Data.AA214]=&quot;True&quot;;&quot;Scaled&quot;;&quot;None&quot;))" office:value-type="string" office:string-value="None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.AB214]+[Data.T21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D214]+[Data.V21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989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IF([Data.G215]=[Keys.$A$10];1;0)" office:value-type="float" office:value="0" calcext:value-type="float">
            <text:p>0</text:p>
          </table:table-cell>
          <table:table-cell table:formula="of:=IF([.B215]=0;IF([Data.F215]=[Keys.$A$10];1;0);0)" office:value-type="float" office:value="0" calcext:value-type="float">
            <text:p>0</text:p>
          </table:table-cell>
          <table:table-cell table:formula="of:=IF([Data.G215]=[Keys.I215];1;0)" office:value-type="float" office:value="0" calcext:value-type="float">
            <text:p>0</text:p>
          </table:table-cell>
          <table:table-cell table:formula="of:=IF([.D215]=0;IF([Data.F215]=[Keys.I215];1;0);0)" office:value-type="float" office:value="0" calcext:value-type="float">
            <text:p>0</text:p>
          </table:table-cell>
          <table:table-cell table:formula="of:=IF([Data.G215]=[Keys.J215];1;0)" office:value-type="float" office:value="0" calcext:value-type="float">
            <text:p>0</text:p>
          </table:table-cell>
          <table:table-cell table:formula="of:=IF([.F215]=0;IF([Data.F215]=[Keys.J215];1;0);0)" office:value-type="float" office:value="1" calcext:value-type="float">
            <text:p>1</text:p>
          </table:table-cell>
          <table:table-cell table:formula="of:=IF([Data.G215]=[Keys.K215];1;0)" office:value-type="float" office:value="0" calcext:value-type="float">
            <text:p>0</text:p>
          </table:table-cell>
          <table:table-cell table:formula="of:=IF([.H215]=0;IF([Data.F215]=[Keys.K215];1;0);0)" office:value-type="float" office:value="0" calcext:value-type="float">
            <text:p>0</text:p>
          </table:table-cell>
          <table:table-cell table:formula="of:=IF([Data.G215]=[Keys.L215];1;0)" office:value-type="float" office:value="0" calcext:value-type="float">
            <text:p>0</text:p>
          </table:table-cell>
          <table:table-cell table:formula="of:=IF([.J215]=0;IF([Data.F215]=[Keys.L21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15];MATCH([Keys.I215];[Keys.$D$2:.$D$9];0))" office:value-type="float" office:value="0" calcext:value-type="float">
            <text:p>0</text:p>
          </table:table-cell>
          <table:table-cell table:formula="of:=[.S215]" office:value-type="float" office:value="0" calcext:value-type="float">
            <text:p>0</text:p>
          </table:table-cell>
          <table:table-cell table:formula="of:=INDEX([Data.$K$2:.$R$359];[Keys.$M215];MATCH([Keys.J215];[Keys.$D$2:.$D$9];0))" office:value-type="float" office:value="1" calcext:value-type="float">
            <text:p>1</text:p>
          </table:table-cell>
          <table:table-cell table:formula="of:=[.U215]" office:value-type="float" office:value="1" calcext:value-type="float">
            <text:p>1</text:p>
          </table:table-cell>
          <table:table-cell table:formula="of:=INDEX([Data.$K$2:.$R$359];[Keys.$M215];MATCH([Keys.K215];[Keys.$D$2:.$D$9];0))" office:value-type="float" office:value="0" calcext:value-type="float">
            <text:p>0</text:p>
          </table:table-cell>
          <table:table-cell table:formula="of:=[.W215]" office:value-type="float" office:value="0" calcext:value-type="float">
            <text:p>0</text:p>
          </table:table-cell>
          <table:table-cell table:formula="of:=INDEX([Data.$K$2:.$R$359];[Keys.$M215];MATCH([Keys.L215];[Keys.$D$2:.$D$9];0))" office:value-type="float" office:value="0" calcext:value-type="float">
            <text:p>0</text:p>
          </table:table-cell>
          <table:table-cell table:formula="of:=[.Y215]" office:value-type="float" office:value="0" calcext:value-type="float">
            <text:p>0</text:p>
          </table:table-cell>
          <table:table-cell table:formula="of:=IF([Data.Z215]=&quot;True&quot;;&quot;Challenged&quot;;IF([Data.AA21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15]+[Data.T2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215]+[Data.V215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989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formula="of:=IF([Data.G216]=[Keys.$A$10];1;0)" office:value-type="float" office:value="1" calcext:value-type="float">
            <text:p>1</text:p>
          </table:table-cell>
          <table:table-cell table:formula="of:=IF([.B216]=0;IF([Data.F216]=[Keys.$A$10];1;0);0)" office:value-type="float" office:value="0" calcext:value-type="float">
            <text:p>0</text:p>
          </table:table-cell>
          <table:table-cell table:formula="of:=IF([Data.G216]=[Keys.I216];1;0)" office:value-type="float" office:value="0" calcext:value-type="float">
            <text:p>0</text:p>
          </table:table-cell>
          <table:table-cell table:formula="of:=IF([.D216]=0;IF([Data.F216]=[Keys.I216];1;0);0)" office:value-type="float" office:value="0" calcext:value-type="float">
            <text:p>0</text:p>
          </table:table-cell>
          <table:table-cell table:formula="of:=IF([Data.G216]=[Keys.J216];1;0)" office:value-type="float" office:value="0" calcext:value-type="float">
            <text:p>0</text:p>
          </table:table-cell>
          <table:table-cell table:formula="of:=IF([.F216]=0;IF([Data.F216]=[Keys.J216];1;0);0)" office:value-type="float" office:value="0" calcext:value-type="float">
            <text:p>0</text:p>
          </table:table-cell>
          <table:table-cell table:formula="of:=IF([Data.G216]=[Keys.K216];1;0)" office:value-type="float" office:value="0" calcext:value-type="float">
            <text:p>0</text:p>
          </table:table-cell>
          <table:table-cell table:formula="of:=IF([.H216]=0;IF([Data.F216]=[Keys.K216];1;0);0)" office:value-type="float" office:value="0" calcext:value-type="float">
            <text:p>0</text:p>
          </table:table-cell>
          <table:table-cell table:formula="of:=IF([Data.G216]=[Keys.L216];1;0)" office:value-type="float" office:value="0" calcext:value-type="float">
            <text:p>0</text:p>
          </table:table-cell>
          <table:table-cell table:formula="of:=IF([.J216]=0;IF([Data.F216]=[Keys.L216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216];MATCH([Keys.I216];[Keys.$D$2:.$D$9];0))" office:value-type="float" office:value="0" calcext:value-type="float">
            <text:p>0</text:p>
          </table:table-cell>
          <table:table-cell table:formula="of:=[.S216]" office:value-type="float" office:value="0" calcext:value-type="float">
            <text:p>0</text:p>
          </table:table-cell>
          <table:table-cell table:formula="of:=INDEX([Data.$K$2:.$R$359];[Keys.$M216];MATCH([Keys.J216];[Keys.$D$2:.$D$9];0))" office:value-type="float" office:value="0" calcext:value-type="float">
            <text:p>0</text:p>
          </table:table-cell>
          <table:table-cell table:formula="of:=[.U216]" office:value-type="float" office:value="0" calcext:value-type="float">
            <text:p>0</text:p>
          </table:table-cell>
          <table:table-cell table:formula="of:=INDEX([Data.$K$2:.$R$359];[Keys.$M216];MATCH([Keys.K216];[Keys.$D$2:.$D$9];0))" office:value-type="float" office:value="0" calcext:value-type="float">
            <text:p>0</text:p>
          </table:table-cell>
          <table:table-cell table:formula="of:=[.W216]" office:value-type="float" office:value="0" calcext:value-type="float">
            <text:p>0</text:p>
          </table:table-cell>
          <table:table-cell table:formula="of:=INDEX([Data.$K$2:.$R$359];[Keys.$M216];MATCH([Keys.L216];[Keys.$D$2:.$D$9];0))" office:value-type="float" office:value="0" calcext:value-type="float">
            <text:p>0</text:p>
          </table:table-cell>
          <table:table-cell table:formula="of:=[.Y216]" office:value-type="float" office:value="0" calcext:value-type="float">
            <text:p>0</text:p>
          </table:table-cell>
          <table:table-cell table:formula="of:=IF([Data.Z216]=&quot;True&quot;;&quot;Challenged&quot;;IF([Data.AA21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1" calcext:value-type="float">
            <text:p>1</text:p>
          </table:table-cell>
          <table:table-cell table:formula="of:=[.AB216]+[Data.T21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D216]+[Data.V21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989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IF([Data.G217]=[Keys.$A$10];1;0)" office:value-type="float" office:value="0" calcext:value-type="float">
            <text:p>0</text:p>
          </table:table-cell>
          <table:table-cell table:formula="of:=IF([.B217]=0;IF([Data.F217]=[Keys.$A$10];1;0);0)" office:value-type="float" office:value="0" calcext:value-type="float">
            <text:p>0</text:p>
          </table:table-cell>
          <table:table-cell table:formula="of:=IF([Data.G217]=[Keys.I217];1;0)" office:value-type="float" office:value="0" calcext:value-type="float">
            <text:p>0</text:p>
          </table:table-cell>
          <table:table-cell table:formula="of:=IF([.D217]=0;IF([Data.F217]=[Keys.I217];1;0);0)" office:value-type="float" office:value="0" calcext:value-type="float">
            <text:p>0</text:p>
          </table:table-cell>
          <table:table-cell table:formula="of:=IF([Data.G217]=[Keys.J217];1;0)" office:value-type="float" office:value="0" calcext:value-type="float">
            <text:p>0</text:p>
          </table:table-cell>
          <table:table-cell table:formula="of:=IF([.F217]=0;IF([Data.F217]=[Keys.J217];1;0);0)" office:value-type="float" office:value="0" calcext:value-type="float">
            <text:p>0</text:p>
          </table:table-cell>
          <table:table-cell table:formula="of:=IF([Data.G217]=[Keys.K217];1;0)" office:value-type="float" office:value="0" calcext:value-type="float">
            <text:p>0</text:p>
          </table:table-cell>
          <table:table-cell table:formula="of:=IF([.H217]=0;IF([Data.F217]=[Keys.K217];1;0);0)" office:value-type="float" office:value="0" calcext:value-type="float">
            <text:p>0</text:p>
          </table:table-cell>
          <table:table-cell table:formula="of:=IF([Data.G217]=[Keys.L217];1;0)" office:value-type="float" office:value="1" calcext:value-type="float">
            <text:p>1</text:p>
          </table:table-cell>
          <table:table-cell table:formula="of:=IF([.J217]=0;IF([Data.F217]=[Keys.L217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217];MATCH([Keys.I217];[Keys.$D$2:.$D$9];0))" office:value-type="float" office:value="0" calcext:value-type="float">
            <text:p>0</text:p>
          </table:table-cell>
          <table:table-cell table:formula="of:=[.S217]" office:value-type="float" office:value="0" calcext:value-type="float">
            <text:p>0</text:p>
          </table:table-cell>
          <table:table-cell table:formula="of:=INDEX([Data.$K$2:.$R$359];[Keys.$M217];MATCH([Keys.J217];[Keys.$D$2:.$D$9];0))" office:value-type="float" office:value="1" calcext:value-type="float">
            <text:p>1</text:p>
          </table:table-cell>
          <table:table-cell table:formula="of:=[.U217]" office:value-type="float" office:value="1" calcext:value-type="float">
            <text:p>1</text:p>
          </table:table-cell>
          <table:table-cell table:formula="of:=INDEX([Data.$K$2:.$R$359];[Keys.$M217];MATCH([Keys.K217];[Keys.$D$2:.$D$9];0))" office:value-type="float" office:value="0" calcext:value-type="float">
            <text:p>0</text:p>
          </table:table-cell>
          <table:table-cell table:formula="of:=[.W217]" office:value-type="float" office:value="0" calcext:value-type="float">
            <text:p>0</text:p>
          </table:table-cell>
          <table:table-cell table:formula="of:=INDEX([Data.$K$2:.$R$359];[Keys.$M217];MATCH([Keys.L217];[Keys.$D$2:.$D$9];0))" office:value-type="float" office:value="0" calcext:value-type="float">
            <text:p>0</text:p>
          </table:table-cell>
          <table:table-cell table:formula="of:=[.Y217]" office:value-type="float" office:value="0" calcext:value-type="float">
            <text:p>0</text:p>
          </table:table-cell>
          <table:table-cell table:formula="of:=IF([Data.Z217]=&quot;True&quot;;&quot;Challenged&quot;;IF([Data.AA21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17]+[Data.T2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217]+[Data.V217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989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IF([Data.G218]=[Keys.$A$10];1;0)" office:value-type="float" office:value="0" calcext:value-type="float">
            <text:p>0</text:p>
          </table:table-cell>
          <table:table-cell table:formula="of:=IF([.B218]=0;IF([Data.F218]=[Keys.$A$10];1;0);0)" office:value-type="float" office:value="0" calcext:value-type="float">
            <text:p>0</text:p>
          </table:table-cell>
          <table:table-cell table:formula="of:=IF([Data.G218]=[Keys.I218];1;0)" office:value-type="float" office:value="0" calcext:value-type="float">
            <text:p>0</text:p>
          </table:table-cell>
          <table:table-cell table:formula="of:=IF([.D218]=0;IF([Data.F218]=[Keys.I218];1;0);0)" office:value-type="float" office:value="0" calcext:value-type="float">
            <text:p>0</text:p>
          </table:table-cell>
          <table:table-cell table:formula="of:=IF([Data.G218]=[Keys.J218];1;0)" office:value-type="float" office:value="0" calcext:value-type="float">
            <text:p>0</text:p>
          </table:table-cell>
          <table:table-cell table:formula="of:=IF([.F218]=0;IF([Data.F218]=[Keys.J218];1;0);0)" office:value-type="float" office:value="0" calcext:value-type="float">
            <text:p>0</text:p>
          </table:table-cell>
          <table:table-cell table:formula="of:=IF([Data.G218]=[Keys.K218];1;0)" office:value-type="float" office:value="0" calcext:value-type="float">
            <text:p>0</text:p>
          </table:table-cell>
          <table:table-cell table:formula="of:=IF([.H218]=0;IF([Data.F218]=[Keys.K218];1;0);0)" office:value-type="float" office:value="0" calcext:value-type="float">
            <text:p>0</text:p>
          </table:table-cell>
          <table:table-cell table:formula="of:=IF([Data.G218]=[Keys.L218];1;0)" office:value-type="float" office:value="0" calcext:value-type="float">
            <text:p>0</text:p>
          </table:table-cell>
          <table:table-cell table:formula="of:=IF([.J218]=0;IF([Data.F218]=[Keys.L21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18];MATCH([Keys.I218];[Keys.$D$2:.$D$9];0))" office:value-type="float" office:value="0" calcext:value-type="float">
            <text:p>0</text:p>
          </table:table-cell>
          <table:table-cell table:formula="of:=[.S218]" office:value-type="float" office:value="0" calcext:value-type="float">
            <text:p>0</text:p>
          </table:table-cell>
          <table:table-cell table:formula="of:=INDEX([Data.$K$2:.$R$359];[Keys.$M218];MATCH([Keys.J218];[Keys.$D$2:.$D$9];0))" office:value-type="float" office:value="0" calcext:value-type="float">
            <text:p>0</text:p>
          </table:table-cell>
          <table:table-cell table:formula="of:=[.U218]" office:value-type="float" office:value="0" calcext:value-type="float">
            <text:p>0</text:p>
          </table:table-cell>
          <table:table-cell table:formula="of:=INDEX([Data.$K$2:.$R$359];[Keys.$M218];MATCH([Keys.K218];[Keys.$D$2:.$D$9];0))" office:value-type="float" office:value="0" calcext:value-type="float">
            <text:p>0</text:p>
          </table:table-cell>
          <table:table-cell table:formula="of:=[.W218]" office:value-type="float" office:value="0" calcext:value-type="float">
            <text:p>0</text:p>
          </table:table-cell>
          <table:table-cell table:formula="of:=INDEX([Data.$K$2:.$R$359];[Keys.$M218];MATCH([Keys.L218];[Keys.$D$2:.$D$9];0))" office:value-type="float" office:value="0" calcext:value-type="float">
            <text:p>0</text:p>
          </table:table-cell>
          <table:table-cell table:formula="of:=[.Y218]" office:value-type="float" office:value="0" calcext:value-type="float">
            <text:p>0</text:p>
          </table:table-cell>
          <table:table-cell table:formula="of:=IF([Data.Z218]=&quot;True&quot;;&quot;Challenged&quot;;IF([Data.AA21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18]+[Data.T2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18]+[Data.V21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989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IF([Data.G219]=[Keys.$A$10];1;0)" office:value-type="float" office:value="1" calcext:value-type="float">
            <text:p>1</text:p>
          </table:table-cell>
          <table:table-cell table:formula="of:=IF([.B219]=0;IF([Data.F219]=[Keys.$A$10];1;0);0)" office:value-type="float" office:value="0" calcext:value-type="float">
            <text:p>0</text:p>
          </table:table-cell>
          <table:table-cell table:formula="of:=IF([Data.G219]=[Keys.I219];1;0)" office:value-type="float" office:value="0" calcext:value-type="float">
            <text:p>0</text:p>
          </table:table-cell>
          <table:table-cell table:formula="of:=IF([.D219]=0;IF([Data.F219]=[Keys.I219];1;0);0)" office:value-type="float" office:value="0" calcext:value-type="float">
            <text:p>0</text:p>
          </table:table-cell>
          <table:table-cell table:formula="of:=IF([Data.G219]=[Keys.J219];1;0)" office:value-type="float" office:value="0" calcext:value-type="float">
            <text:p>0</text:p>
          </table:table-cell>
          <table:table-cell table:formula="of:=IF([.F219]=0;IF([Data.F219]=[Keys.J219];1;0);0)" office:value-type="float" office:value="0" calcext:value-type="float">
            <text:p>0</text:p>
          </table:table-cell>
          <table:table-cell table:formula="of:=IF([Data.G219]=[Keys.K219];1;0)" office:value-type="float" office:value="0" calcext:value-type="float">
            <text:p>0</text:p>
          </table:table-cell>
          <table:table-cell table:formula="of:=IF([.H219]=0;IF([Data.F219]=[Keys.K219];1;0);0)" office:value-type="float" office:value="0" calcext:value-type="float">
            <text:p>0</text:p>
          </table:table-cell>
          <table:table-cell table:formula="of:=IF([Data.G219]=[Keys.L219];1;0)" office:value-type="float" office:value="0" calcext:value-type="float">
            <text:p>0</text:p>
          </table:table-cell>
          <table:table-cell table:formula="of:=IF([.J219]=0;IF([Data.F219]=[Keys.L219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NDEX([Data.$K$2:.$R$359];[Keys.$M219];MATCH([Keys.I219];[Keys.$D$2:.$D$9];0))" office:value-type="float" office:value="1" calcext:value-type="float">
            <text:p>1</text:p>
          </table:table-cell>
          <table:table-cell table:formula="of:=[.S219]" office:value-type="float" office:value="1" calcext:value-type="float">
            <text:p>1</text:p>
          </table:table-cell>
          <table:table-cell table:formula="of:=INDEX([Data.$K$2:.$R$359];[Keys.$M219];MATCH([Keys.J219];[Keys.$D$2:.$D$9];0))" office:value-type="float" office:value="2" calcext:value-type="float">
            <text:p>2</text:p>
          </table:table-cell>
          <table:table-cell table:formula="of:=[.U219]" office:value-type="float" office:value="2" calcext:value-type="float">
            <text:p>2</text:p>
          </table:table-cell>
          <table:table-cell table:formula="of:=INDEX([Data.$K$2:.$R$359];[Keys.$M219];MATCH([Keys.K219];[Keys.$D$2:.$D$9];0))" office:value-type="float" office:value="3" calcext:value-type="float">
            <text:p>3</text:p>
          </table:table-cell>
          <table:table-cell table:formula="of:=[.W219]" office:value-type="float" office:value="3" calcext:value-type="float">
            <text:p>3</text:p>
          </table:table-cell>
          <table:table-cell table:formula="of:=INDEX([Data.$K$2:.$R$359];[Keys.$M219];MATCH([Keys.L219];[Keys.$D$2:.$D$9];0))" office:value-type="float" office:value="1" calcext:value-type="float">
            <text:p>1</text:p>
          </table:table-cell>
          <table:table-cell table:formula="of:=[.Y219]" office:value-type="float" office:value="1" calcext:value-type="float">
            <text:p>1</text:p>
          </table:table-cell>
          <table:table-cell table:formula="of:=IF([Data.Z219]=&quot;True&quot;;&quot;Challenged&quot;;IF([Data.AA21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19]+[Data.T21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219]+[Data.V219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989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IF([Data.G220]=[Keys.$A$10];1;0)" office:value-type="float" office:value="0" calcext:value-type="float">
            <text:p>0</text:p>
          </table:table-cell>
          <table:table-cell table:formula="of:=IF([.B220]=0;IF([Data.F220]=[Keys.$A$10];1;0);0)" office:value-type="float" office:value="0" calcext:value-type="float">
            <text:p>0</text:p>
          </table:table-cell>
          <table:table-cell table:formula="of:=IF([Data.G220]=[Keys.I220];1;0)" office:value-type="float" office:value="0" calcext:value-type="float">
            <text:p>0</text:p>
          </table:table-cell>
          <table:table-cell table:formula="of:=IF([.D220]=0;IF([Data.F220]=[Keys.I220];1;0);0)" office:value-type="float" office:value="0" calcext:value-type="float">
            <text:p>0</text:p>
          </table:table-cell>
          <table:table-cell table:formula="of:=IF([Data.G220]=[Keys.J220];1;0)" office:value-type="float" office:value="0" calcext:value-type="float">
            <text:p>0</text:p>
          </table:table-cell>
          <table:table-cell table:formula="of:=IF([.F220]=0;IF([Data.F220]=[Keys.J220];1;0);0)" office:value-type="float" office:value="0" calcext:value-type="float">
            <text:p>0</text:p>
          </table:table-cell>
          <table:table-cell table:formula="of:=IF([Data.G220]=[Keys.K220];1;0)" office:value-type="float" office:value="0" calcext:value-type="float">
            <text:p>0</text:p>
          </table:table-cell>
          <table:table-cell table:formula="of:=IF([.H220]=0;IF([Data.F220]=[Keys.K220];1;0);0)" office:value-type="float" office:value="0" calcext:value-type="float">
            <text:p>0</text:p>
          </table:table-cell>
          <table:table-cell table:formula="of:=IF([Data.G220]=[Keys.L220];1;0)" office:value-type="float" office:value="0" calcext:value-type="float">
            <text:p>0</text:p>
          </table:table-cell>
          <table:table-cell table:formula="of:=IF([.J220]=0;IF([Data.F220]=[Keys.L22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20];MATCH([Keys.I220];[Keys.$D$2:.$D$9];0))" office:value-type="float" office:value="1" calcext:value-type="float">
            <text:p>1</text:p>
          </table:table-cell>
          <table:table-cell table:formula="of:=[.S220]" office:value-type="float" office:value="1" calcext:value-type="float">
            <text:p>1</text:p>
          </table:table-cell>
          <table:table-cell table:formula="of:=INDEX([Data.$K$2:.$R$359];[Keys.$M220];MATCH([Keys.J220];[Keys.$D$2:.$D$9];0))" office:value-type="float" office:value="0" calcext:value-type="float">
            <text:p>0</text:p>
          </table:table-cell>
          <table:table-cell table:formula="of:=[.U220]" office:value-type="float" office:value="0" calcext:value-type="float">
            <text:p>0</text:p>
          </table:table-cell>
          <table:table-cell table:formula="of:=INDEX([Data.$K$2:.$R$359];[Keys.$M220];MATCH([Keys.K220];[Keys.$D$2:.$D$9];0))" office:value-type="float" office:value="0" calcext:value-type="float">
            <text:p>0</text:p>
          </table:table-cell>
          <table:table-cell table:formula="of:=[.W220]" office:value-type="float" office:value="0" calcext:value-type="float">
            <text:p>0</text:p>
          </table:table-cell>
          <table:table-cell table:formula="of:=INDEX([Data.$K$2:.$R$359];[Keys.$M220];MATCH([Keys.L220];[Keys.$D$2:.$D$9];0))" office:value-type="float" office:value="0" calcext:value-type="float">
            <text:p>0</text:p>
          </table:table-cell>
          <table:table-cell table:formula="of:=[.Y220]" office:value-type="float" office:value="0" calcext:value-type="float">
            <text:p>0</text:p>
          </table:table-cell>
          <table:table-cell table:formula="of:=IF([Data.Z220]=&quot;True&quot;;&quot;Challenged&quot;;IF([Data.AA22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20]+[Data.T2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20]+[Data.V2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989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IF([Data.G221]=[Keys.$A$10];1;0)" office:value-type="float" office:value="0" calcext:value-type="float">
            <text:p>0</text:p>
          </table:table-cell>
          <table:table-cell table:formula="of:=IF([.B221]=0;IF([Data.F221]=[Keys.$A$10];1;0);0)" office:value-type="float" office:value="0" calcext:value-type="float">
            <text:p>0</text:p>
          </table:table-cell>
          <table:table-cell table:formula="of:=IF([Data.G221]=[Keys.I221];1;0)" office:value-type="float" office:value="1" calcext:value-type="float">
            <text:p>1</text:p>
          </table:table-cell>
          <table:table-cell table:formula="of:=IF([.D221]=0;IF([Data.F221]=[Keys.I221];1;0);0)" office:value-type="float" office:value="0" calcext:value-type="float">
            <text:p>0</text:p>
          </table:table-cell>
          <table:table-cell table:formula="of:=IF([Data.G221]=[Keys.J221];1;0)" office:value-type="float" office:value="0" calcext:value-type="float">
            <text:p>0</text:p>
          </table:table-cell>
          <table:table-cell table:formula="of:=IF([.F221]=0;IF([Data.F221]=[Keys.J221];1;0);0)" office:value-type="float" office:value="0" calcext:value-type="float">
            <text:p>0</text:p>
          </table:table-cell>
          <table:table-cell table:formula="of:=IF([Data.G221]=[Keys.K221];1;0)" office:value-type="float" office:value="0" calcext:value-type="float">
            <text:p>0</text:p>
          </table:table-cell>
          <table:table-cell table:formula="of:=IF([.H221]=0;IF([Data.F221]=[Keys.K221];1;0);0)" office:value-type="float" office:value="0" calcext:value-type="float">
            <text:p>0</text:p>
          </table:table-cell>
          <table:table-cell table:formula="of:=IF([Data.G221]=[Keys.L221];1;0)" office:value-type="float" office:value="0" calcext:value-type="float">
            <text:p>0</text:p>
          </table:table-cell>
          <table:table-cell table:formula="of:=IF([.J221]=0;IF([Data.F221]=[Keys.L221];1;0);0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DEX([Data.$K$2:.$R$359];[Keys.$M221];MATCH([Keys.I221];[Keys.$D$2:.$D$9];0))" office:value-type="float" office:value="1" calcext:value-type="float">
            <text:p>1</text:p>
          </table:table-cell>
          <table:table-cell table:formula="of:=[.S221]" office:value-type="float" office:value="1" calcext:value-type="float">
            <text:p>1</text:p>
          </table:table-cell>
          <table:table-cell table:formula="of:=INDEX([Data.$K$2:.$R$359];[Keys.$M221];MATCH([Keys.J221];[Keys.$D$2:.$D$9];0))" office:value-type="float" office:value="0" calcext:value-type="float">
            <text:p>0</text:p>
          </table:table-cell>
          <table:table-cell table:formula="of:=[.U221]" office:value-type="float" office:value="0" calcext:value-type="float">
            <text:p>0</text:p>
          </table:table-cell>
          <table:table-cell table:formula="of:=INDEX([Data.$K$2:.$R$359];[Keys.$M221];MATCH([Keys.K221];[Keys.$D$2:.$D$9];0))" office:value-type="float" office:value="0" calcext:value-type="float">
            <text:p>0</text:p>
          </table:table-cell>
          <table:table-cell table:formula="of:=[.W221]" office:value-type="float" office:value="0" calcext:value-type="float">
            <text:p>0</text:p>
          </table:table-cell>
          <table:table-cell table:formula="of:=INDEX([Data.$K$2:.$R$359];[Keys.$M221];MATCH([Keys.L221];[Keys.$D$2:.$D$9];0))" office:value-type="float" office:value="2" calcext:value-type="float">
            <text:p>2</text:p>
          </table:table-cell>
          <table:table-cell table:formula="of:=[.Y221]" office:value-type="float" office:value="2" calcext:value-type="float">
            <text:p>2</text:p>
          </table:table-cell>
          <table:table-cell table:formula="of:=IF([Data.Z221]=&quot;True&quot;;&quot;Challenged&quot;;IF([Data.AA22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2" calcext:value-type="float">
            <text:p>2</text:p>
          </table:table-cell>
          <table:table-cell table:formula="of:=[.AB221]+[Data.T22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D221]+[Data.V22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989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formula="of:=IF([Data.G222]=[Keys.$A$10];1;0)" office:value-type="float" office:value="0" calcext:value-type="float">
            <text:p>0</text:p>
          </table:table-cell>
          <table:table-cell table:formula="of:=IF([.B222]=0;IF([Data.F222]=[Keys.$A$10];1;0);0)" office:value-type="float" office:value="1" calcext:value-type="float">
            <text:p>1</text:p>
          </table:table-cell>
          <table:table-cell table:formula="of:=IF([Data.G222]=[Keys.I222];1;0)" office:value-type="float" office:value="0" calcext:value-type="float">
            <text:p>0</text:p>
          </table:table-cell>
          <table:table-cell table:formula="of:=IF([.D222]=0;IF([Data.F222]=[Keys.I222];1;0);0)" office:value-type="float" office:value="0" calcext:value-type="float">
            <text:p>0</text:p>
          </table:table-cell>
          <table:table-cell table:formula="of:=IF([Data.G222]=[Keys.J222];1;0)" office:value-type="float" office:value="0" calcext:value-type="float">
            <text:p>0</text:p>
          </table:table-cell>
          <table:table-cell table:formula="of:=IF([.F222]=0;IF([Data.F222]=[Keys.J222];1;0);0)" office:value-type="float" office:value="0" calcext:value-type="float">
            <text:p>0</text:p>
          </table:table-cell>
          <table:table-cell table:formula="of:=IF([Data.G222]=[Keys.K222];1;0)" office:value-type="float" office:value="0" calcext:value-type="float">
            <text:p>0</text:p>
          </table:table-cell>
          <table:table-cell table:formula="of:=IF([.H222]=0;IF([Data.F222]=[Keys.K222];1;0);0)" office:value-type="float" office:value="0" calcext:value-type="float">
            <text:p>0</text:p>
          </table:table-cell>
          <table:table-cell table:formula="of:=IF([Data.G222]=[Keys.L222];1;0)" office:value-type="float" office:value="0" calcext:value-type="float">
            <text:p>0</text:p>
          </table:table-cell>
          <table:table-cell table:formula="of:=IF([.J222]=0;IF([Data.F222]=[Keys.L22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22];MATCH([Keys.I222];[Keys.$D$2:.$D$9];0))" office:value-type="float" office:value="0" calcext:value-type="float">
            <text:p>0</text:p>
          </table:table-cell>
          <table:table-cell table:formula="of:=[.S222]" office:value-type="float" office:value="0" calcext:value-type="float">
            <text:p>0</text:p>
          </table:table-cell>
          <table:table-cell table:formula="of:=INDEX([Data.$K$2:.$R$359];[Keys.$M222];MATCH([Keys.J222];[Keys.$D$2:.$D$9];0))" office:value-type="float" office:value="0" calcext:value-type="float">
            <text:p>0</text:p>
          </table:table-cell>
          <table:table-cell table:formula="of:=[.U222]" office:value-type="float" office:value="0" calcext:value-type="float">
            <text:p>0</text:p>
          </table:table-cell>
          <table:table-cell table:formula="of:=INDEX([Data.$K$2:.$R$359];[Keys.$M222];MATCH([Keys.K222];[Keys.$D$2:.$D$9];0))" office:value-type="float" office:value="0" calcext:value-type="float">
            <text:p>0</text:p>
          </table:table-cell>
          <table:table-cell table:formula="of:=[.W222]" office:value-type="float" office:value="0" calcext:value-type="float">
            <text:p>0</text:p>
          </table:table-cell>
          <table:table-cell table:formula="of:=INDEX([Data.$K$2:.$R$359];[Keys.$M222];MATCH([Keys.L222];[Keys.$D$2:.$D$9];0))" office:value-type="float" office:value="0" calcext:value-type="float">
            <text:p>0</text:p>
          </table:table-cell>
          <table:table-cell table:formula="of:=[.Y222]" office:value-type="float" office:value="0" calcext:value-type="float">
            <text:p>0</text:p>
          </table:table-cell>
          <table:table-cell table:formula="of:=IF([Data.Z222]=&quot;True&quot;;&quot;Challenged&quot;;IF([Data.AA22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22]+[Data.T2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22]+[Data.V22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989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IF([Data.G223]=[Keys.$A$10];1;0)" office:value-type="float" office:value="0" calcext:value-type="float">
            <text:p>0</text:p>
          </table:table-cell>
          <table:table-cell table:formula="of:=IF([.B223]=0;IF([Data.F223]=[Keys.$A$10];1;0);0)" office:value-type="float" office:value="0" calcext:value-type="float">
            <text:p>0</text:p>
          </table:table-cell>
          <table:table-cell table:formula="of:=IF([Data.G223]=[Keys.I223];1;0)" office:value-type="float" office:value="0" calcext:value-type="float">
            <text:p>0</text:p>
          </table:table-cell>
          <table:table-cell table:formula="of:=IF([.D223]=0;IF([Data.F223]=[Keys.I223];1;0);0)" office:value-type="float" office:value="0" calcext:value-type="float">
            <text:p>0</text:p>
          </table:table-cell>
          <table:table-cell table:formula="of:=IF([Data.G223]=[Keys.J223];1;0)" office:value-type="float" office:value="0" calcext:value-type="float">
            <text:p>0</text:p>
          </table:table-cell>
          <table:table-cell table:formula="of:=IF([.F223]=0;IF([Data.F223]=[Keys.J223];1;0);0)" office:value-type="float" office:value="0" calcext:value-type="float">
            <text:p>0</text:p>
          </table:table-cell>
          <table:table-cell table:formula="of:=IF([Data.G223]=[Keys.K223];1;0)" office:value-type="float" office:value="0" calcext:value-type="float">
            <text:p>0</text:p>
          </table:table-cell>
          <table:table-cell table:formula="of:=IF([.H223]=0;IF([Data.F223]=[Keys.K223];1;0);0)" office:value-type="float" office:value="1" calcext:value-type="float">
            <text:p>1</text:p>
          </table:table-cell>
          <table:table-cell table:formula="of:=IF([Data.G223]=[Keys.L223];1;0)" office:value-type="float" office:value="0" calcext:value-type="float">
            <text:p>0</text:p>
          </table:table-cell>
          <table:table-cell table:formula="of:=IF([.J223]=0;IF([Data.F223]=[Keys.L22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23];MATCH([Keys.I223];[Keys.$D$2:.$D$9];0))" office:value-type="float" office:value="0" calcext:value-type="float">
            <text:p>0</text:p>
          </table:table-cell>
          <table:table-cell table:formula="of:=[.S223]" office:value-type="float" office:value="0" calcext:value-type="float">
            <text:p>0</text:p>
          </table:table-cell>
          <table:table-cell table:formula="of:=INDEX([Data.$K$2:.$R$359];[Keys.$M223];MATCH([Keys.J223];[Keys.$D$2:.$D$9];0))" office:value-type="float" office:value="0" calcext:value-type="float">
            <text:p>0</text:p>
          </table:table-cell>
          <table:table-cell table:formula="of:=[.U223]" office:value-type="float" office:value="0" calcext:value-type="float">
            <text:p>0</text:p>
          </table:table-cell>
          <table:table-cell table:formula="of:=INDEX([Data.$K$2:.$R$359];[Keys.$M223];MATCH([Keys.K223];[Keys.$D$2:.$D$9];0))" office:value-type="float" office:value="2" calcext:value-type="float">
            <text:p>2</text:p>
          </table:table-cell>
          <table:table-cell table:formula="of:=[.W223]" office:value-type="float" office:value="2" calcext:value-type="float">
            <text:p>2</text:p>
          </table:table-cell>
          <table:table-cell table:formula="of:=INDEX([Data.$K$2:.$R$359];[Keys.$M223];MATCH([Keys.L223];[Keys.$D$2:.$D$9];0))" office:value-type="float" office:value="1" calcext:value-type="float">
            <text:p>1</text:p>
          </table:table-cell>
          <table:table-cell table:formula="of:=[.Y223]" office:value-type="float" office:value="1" calcext:value-type="float">
            <text:p>1</text:p>
          </table:table-cell>
          <table:table-cell table:formula="of:=IF([Data.Z223]=&quot;True&quot;;&quot;Challenged&quot;;IF([Data.AA22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23]+[Data.T2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223]+[Data.V223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989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formula="of:=IF([Data.G224]=[Keys.$A$10];1;0)" office:value-type="float" office:value="0" calcext:value-type="float">
            <text:p>0</text:p>
          </table:table-cell>
          <table:table-cell table:formula="of:=IF([.B224]=0;IF([Data.F224]=[Keys.$A$10];1;0);0)" office:value-type="float" office:value="0" calcext:value-type="float">
            <text:p>0</text:p>
          </table:table-cell>
          <table:table-cell table:formula="of:=IF([Data.G224]=[Keys.I224];1;0)" office:value-type="float" office:value="0" calcext:value-type="float">
            <text:p>0</text:p>
          </table:table-cell>
          <table:table-cell table:formula="of:=IF([.D224]=0;IF([Data.F224]=[Keys.I224];1;0);0)" office:value-type="float" office:value="0" calcext:value-type="float">
            <text:p>0</text:p>
          </table:table-cell>
          <table:table-cell table:formula="of:=IF([Data.G224]=[Keys.J224];1;0)" office:value-type="float" office:value="0" calcext:value-type="float">
            <text:p>0</text:p>
          </table:table-cell>
          <table:table-cell table:formula="of:=IF([.F224]=0;IF([Data.F224]=[Keys.J224];1;0);0)" office:value-type="float" office:value="0" calcext:value-type="float">
            <text:p>0</text:p>
          </table:table-cell>
          <table:table-cell table:formula="of:=IF([Data.G224]=[Keys.K224];1;0)" office:value-type="float" office:value="0" calcext:value-type="float">
            <text:p>0</text:p>
          </table:table-cell>
          <table:table-cell table:formula="of:=IF([.H224]=0;IF([Data.F224]=[Keys.K224];1;0);0)" office:value-type="float" office:value="0" calcext:value-type="float">
            <text:p>0</text:p>
          </table:table-cell>
          <table:table-cell table:formula="of:=IF([Data.G224]=[Keys.L224];1;0)" office:value-type="float" office:value="1" calcext:value-type="float">
            <text:p>1</text:p>
          </table:table-cell>
          <table:table-cell table:formula="of:=IF([.J224]=0;IF([Data.F224]=[Keys.L22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24];MATCH([Keys.I224];[Keys.$D$2:.$D$9];0))" office:value-type="float" office:value="0" calcext:value-type="float">
            <text:p>0</text:p>
          </table:table-cell>
          <table:table-cell table:formula="of:=[.S224]" office:value-type="float" office:value="0" calcext:value-type="float">
            <text:p>0</text:p>
          </table:table-cell>
          <table:table-cell table:formula="of:=INDEX([Data.$K$2:.$R$359];[Keys.$M224];MATCH([Keys.J224];[Keys.$D$2:.$D$9];0))" office:value-type="float" office:value="0" calcext:value-type="float">
            <text:p>0</text:p>
          </table:table-cell>
          <table:table-cell table:formula="of:=[.U224]" office:value-type="float" office:value="0" calcext:value-type="float">
            <text:p>0</text:p>
          </table:table-cell>
          <table:table-cell table:formula="of:=INDEX([Data.$K$2:.$R$359];[Keys.$M224];MATCH([Keys.K224];[Keys.$D$2:.$D$9];0))" office:value-type="float" office:value="1" calcext:value-type="float">
            <text:p>1</text:p>
          </table:table-cell>
          <table:table-cell table:formula="of:=[.W224]" office:value-type="float" office:value="1" calcext:value-type="float">
            <text:p>1</text:p>
          </table:table-cell>
          <table:table-cell table:formula="of:=INDEX([Data.$K$2:.$R$359];[Keys.$M224];MATCH([Keys.L224];[Keys.$D$2:.$D$9];0))" office:value-type="float" office:value="1" calcext:value-type="float">
            <text:p>1</text:p>
          </table:table-cell>
          <table:table-cell table:formula="of:=[.Y224]" office:value-type="float" office:value="1" calcext:value-type="float">
            <text:p>1</text:p>
          </table:table-cell>
          <table:table-cell table:formula="of:=IF([Data.Z224]=&quot;True&quot;;&quot;Challenged&quot;;IF([Data.AA224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24]+[Data.T2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24]+[Data.V22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989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formula="of:=IF([Data.G225]=[Keys.$A$10];1;0)" office:value-type="float" office:value="0" calcext:value-type="float">
            <text:p>0</text:p>
          </table:table-cell>
          <table:table-cell table:formula="of:=IF([.B225]=0;IF([Data.F225]=[Keys.$A$10];1;0);0)" office:value-type="float" office:value="0" calcext:value-type="float">
            <text:p>0</text:p>
          </table:table-cell>
          <table:table-cell table:formula="of:=IF([Data.G225]=[Keys.I225];1;0)" office:value-type="float" office:value="0" calcext:value-type="float">
            <text:p>0</text:p>
          </table:table-cell>
          <table:table-cell table:formula="of:=IF([.D225]=0;IF([Data.F225]=[Keys.I225];1;0);0)" office:value-type="float" office:value="0" calcext:value-type="float">
            <text:p>0</text:p>
          </table:table-cell>
          <table:table-cell table:formula="of:=IF([Data.G225]=[Keys.J225];1;0)" office:value-type="float" office:value="0" calcext:value-type="float">
            <text:p>0</text:p>
          </table:table-cell>
          <table:table-cell table:formula="of:=IF([.F225]=0;IF([Data.F225]=[Keys.J225];1;0);0)" office:value-type="float" office:value="0" calcext:value-type="float">
            <text:p>0</text:p>
          </table:table-cell>
          <table:table-cell table:formula="of:=IF([Data.G225]=[Keys.K225];1;0)" office:value-type="float" office:value="0" calcext:value-type="float">
            <text:p>0</text:p>
          </table:table-cell>
          <table:table-cell table:formula="of:=IF([.H225]=0;IF([Data.F225]=[Keys.K225];1;0);0)" office:value-type="float" office:value="0" calcext:value-type="float">
            <text:p>0</text:p>
          </table:table-cell>
          <table:table-cell table:formula="of:=IF([Data.G225]=[Keys.L225];1;0)" office:value-type="float" office:value="0" calcext:value-type="float">
            <text:p>0</text:p>
          </table:table-cell>
          <table:table-cell table:formula="of:=IF([.J225]=0;IF([Data.F225]=[Keys.L225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225];MATCH([Keys.I225];[Keys.$D$2:.$D$9];0))" office:value-type="float" office:value="0" calcext:value-type="float">
            <text:p>0</text:p>
          </table:table-cell>
          <table:table-cell table:formula="of:=[.S225]" office:value-type="float" office:value="0" calcext:value-type="float">
            <text:p>0</text:p>
          </table:table-cell>
          <table:table-cell table:formula="of:=INDEX([Data.$K$2:.$R$359];[Keys.$M225];MATCH([Keys.J225];[Keys.$D$2:.$D$9];0))" office:value-type="float" office:value="0" calcext:value-type="float">
            <text:p>0</text:p>
          </table:table-cell>
          <table:table-cell table:formula="of:=[.U225]" office:value-type="float" office:value="0" calcext:value-type="float">
            <text:p>0</text:p>
          </table:table-cell>
          <table:table-cell table:formula="of:=INDEX([Data.$K$2:.$R$359];[Keys.$M225];MATCH([Keys.K225];[Keys.$D$2:.$D$9];0))" office:value-type="float" office:value="0" calcext:value-type="float">
            <text:p>0</text:p>
          </table:table-cell>
          <table:table-cell table:formula="of:=[.W225]" office:value-type="float" office:value="0" calcext:value-type="float">
            <text:p>0</text:p>
          </table:table-cell>
          <table:table-cell table:formula="of:=INDEX([Data.$K$2:.$R$359];[Keys.$M225];MATCH([Keys.L225];[Keys.$D$2:.$D$9];0))" office:value-type="float" office:value="0" calcext:value-type="float">
            <text:p>0</text:p>
          </table:table-cell>
          <table:table-cell table:formula="of:=[.Y225]" office:value-type="float" office:value="0" calcext:value-type="float">
            <text:p>0</text:p>
          </table:table-cell>
          <table:table-cell table:formula="of:=IF([Data.Z225]=&quot;True&quot;;&quot;Challenged&quot;;IF([Data.AA225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25]+[Data.T2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25]+[Data.V22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989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IF([Data.G226]=[Keys.$A$10];1;0)" office:value-type="float" office:value="0" calcext:value-type="float">
            <text:p>0</text:p>
          </table:table-cell>
          <table:table-cell table:formula="of:=IF([.B226]=0;IF([Data.F226]=[Keys.$A$10];1;0);0)" office:value-type="float" office:value="0" calcext:value-type="float">
            <text:p>0</text:p>
          </table:table-cell>
          <table:table-cell table:formula="of:=IF([Data.G226]=[Keys.I226];1;0)" office:value-type="float" office:value="0" calcext:value-type="float">
            <text:p>0</text:p>
          </table:table-cell>
          <table:table-cell table:formula="of:=IF([.D226]=0;IF([Data.F226]=[Keys.I226];1;0);0)" office:value-type="float" office:value="0" calcext:value-type="float">
            <text:p>0</text:p>
          </table:table-cell>
          <table:table-cell table:formula="of:=IF([Data.G226]=[Keys.J226];1;0)" office:value-type="float" office:value="0" calcext:value-type="float">
            <text:p>0</text:p>
          </table:table-cell>
          <table:table-cell table:formula="of:=IF([.F226]=0;IF([Data.F226]=[Keys.J226];1;0);0)" office:value-type="float" office:value="0" calcext:value-type="float">
            <text:p>0</text:p>
          </table:table-cell>
          <table:table-cell table:formula="of:=IF([Data.G226]=[Keys.K226];1;0)" office:value-type="float" office:value="0" calcext:value-type="float">
            <text:p>0</text:p>
          </table:table-cell>
          <table:table-cell table:formula="of:=IF([.H226]=0;IF([Data.F226]=[Keys.K226];1;0);0)" office:value-type="float" office:value="0" calcext:value-type="float">
            <text:p>0</text:p>
          </table:table-cell>
          <table:table-cell table:formula="of:=IF([Data.G226]=[Keys.L226];1;0)" office:value-type="float" office:value="0" calcext:value-type="float">
            <text:p>0</text:p>
          </table:table-cell>
          <table:table-cell table:formula="of:=IF([.J226]=0;IF([Data.F226]=[Keys.L22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26];MATCH([Keys.I226];[Keys.$D$2:.$D$9];0))" office:value-type="float" office:value="0" calcext:value-type="float">
            <text:p>0</text:p>
          </table:table-cell>
          <table:table-cell table:formula="of:=[.S226]" office:value-type="float" office:value="0" calcext:value-type="float">
            <text:p>0</text:p>
          </table:table-cell>
          <table:table-cell table:formula="of:=INDEX([Data.$K$2:.$R$359];[Keys.$M226];MATCH([Keys.J226];[Keys.$D$2:.$D$9];0))" office:value-type="float" office:value="0" calcext:value-type="float">
            <text:p>0</text:p>
          </table:table-cell>
          <table:table-cell table:formula="of:=[.U226]" office:value-type="float" office:value="0" calcext:value-type="float">
            <text:p>0</text:p>
          </table:table-cell>
          <table:table-cell table:formula="of:=INDEX([Data.$K$2:.$R$359];[Keys.$M226];MATCH([Keys.K226];[Keys.$D$2:.$D$9];0))" office:value-type="float" office:value="0" calcext:value-type="float">
            <text:p>0</text:p>
          </table:table-cell>
          <table:table-cell table:formula="of:=[.W226]" office:value-type="float" office:value="0" calcext:value-type="float">
            <text:p>0</text:p>
          </table:table-cell>
          <table:table-cell table:formula="of:=INDEX([Data.$K$2:.$R$359];[Keys.$M226];MATCH([Keys.L226];[Keys.$D$2:.$D$9];0))" office:value-type="float" office:value="0" calcext:value-type="float">
            <text:p>0</text:p>
          </table:table-cell>
          <table:table-cell table:formula="of:=[.Y226]" office:value-type="float" office:value="0" calcext:value-type="float">
            <text:p>0</text:p>
          </table:table-cell>
          <table:table-cell table:formula="of:=IF([Data.Z226]=&quot;True&quot;;&quot;Challenged&quot;;IF([Data.AA226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26]+[Data.T2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26]+[Data.V22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89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IF([Data.G227]=[Keys.$A$10];1;0)" office:value-type="float" office:value="0" calcext:value-type="float">
            <text:p>0</text:p>
          </table:table-cell>
          <table:table-cell table:formula="of:=IF([.B227]=0;IF([Data.F227]=[Keys.$A$10];1;0);0)" office:value-type="float" office:value="0" calcext:value-type="float">
            <text:p>0</text:p>
          </table:table-cell>
          <table:table-cell table:formula="of:=IF([Data.G227]=[Keys.I227];1;0)" office:value-type="float" office:value="0" calcext:value-type="float">
            <text:p>0</text:p>
          </table:table-cell>
          <table:table-cell table:formula="of:=IF([.D227]=0;IF([Data.F227]=[Keys.I227];1;0);0)" office:value-type="float" office:value="0" calcext:value-type="float">
            <text:p>0</text:p>
          </table:table-cell>
          <table:table-cell table:formula="of:=IF([Data.G227]=[Keys.J227];1;0)" office:value-type="float" office:value="0" calcext:value-type="float">
            <text:p>0</text:p>
          </table:table-cell>
          <table:table-cell table:formula="of:=IF([.F227]=0;IF([Data.F227]=[Keys.J227];1;0);0)" office:value-type="float" office:value="0" calcext:value-type="float">
            <text:p>0</text:p>
          </table:table-cell>
          <table:table-cell table:formula="of:=IF([Data.G227]=[Keys.K227];1;0)" office:value-type="float" office:value="0" calcext:value-type="float">
            <text:p>0</text:p>
          </table:table-cell>
          <table:table-cell table:formula="of:=IF([.H227]=0;IF([Data.F227]=[Keys.K227];1;0);0)" office:value-type="float" office:value="0" calcext:value-type="float">
            <text:p>0</text:p>
          </table:table-cell>
          <table:table-cell table:formula="of:=IF([Data.G227]=[Keys.L227];1;0)" office:value-type="float" office:value="0" calcext:value-type="float">
            <text:p>0</text:p>
          </table:table-cell>
          <table:table-cell table:formula="of:=IF([.J227]=0;IF([Data.F227]=[Keys.L227];1;0);0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227];MATCH([Keys.I227];[Keys.$D$2:.$D$9];0))" office:value-type="float" office:value="0" calcext:value-type="float">
            <text:p>0</text:p>
          </table:table-cell>
          <table:table-cell table:formula="of:=[.S227]" office:value-type="float" office:value="0" calcext:value-type="float">
            <text:p>0</text:p>
          </table:table-cell>
          <table:table-cell table:formula="of:=INDEX([Data.$K$2:.$R$359];[Keys.$M227];MATCH([Keys.J227];[Keys.$D$2:.$D$9];0))" office:value-type="float" office:value="2" calcext:value-type="float">
            <text:p>2</text:p>
          </table:table-cell>
          <table:table-cell table:formula="of:=[.U227]" office:value-type="float" office:value="2" calcext:value-type="float">
            <text:p>2</text:p>
          </table:table-cell>
          <table:table-cell table:formula="of:=INDEX([Data.$K$2:.$R$359];[Keys.$M227];MATCH([Keys.K227];[Keys.$D$2:.$D$9];0))" office:value-type="float" office:value="0" calcext:value-type="float">
            <text:p>0</text:p>
          </table:table-cell>
          <table:table-cell table:formula="of:=[.W227]" office:value-type="float" office:value="0" calcext:value-type="float">
            <text:p>0</text:p>
          </table:table-cell>
          <table:table-cell table:formula="of:=INDEX([Data.$K$2:.$R$359];[Keys.$M227];MATCH([Keys.L227];[Keys.$D$2:.$D$9];0))" office:value-type="float" office:value="0" calcext:value-type="float">
            <text:p>0</text:p>
          </table:table-cell>
          <table:table-cell table:formula="of:=[.Y227]" office:value-type="float" office:value="0" calcext:value-type="float">
            <text:p>0</text:p>
          </table:table-cell>
          <table:table-cell table:formula="of:=IF([Data.Z227]=&quot;True&quot;;&quot;Challenged&quot;;IF([Data.AA227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27]+[Data.T2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27]+[Data.V22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89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formula="of:=IF([Data.G228]=[Keys.$A$10];1;0)" office:value-type="float" office:value="0" calcext:value-type="float">
            <text:p>0</text:p>
          </table:table-cell>
          <table:table-cell table:formula="of:=IF([.B228]=0;IF([Data.F228]=[Keys.$A$10];1;0);0)" office:value-type="float" office:value="0" calcext:value-type="float">
            <text:p>0</text:p>
          </table:table-cell>
          <table:table-cell table:formula="of:=IF([Data.G228]=[Keys.I228];1;0)" office:value-type="float" office:value="0" calcext:value-type="float">
            <text:p>0</text:p>
          </table:table-cell>
          <table:table-cell table:formula="of:=IF([.D228]=0;IF([Data.F228]=[Keys.I228];1;0);0)" office:value-type="float" office:value="0" calcext:value-type="float">
            <text:p>0</text:p>
          </table:table-cell>
          <table:table-cell table:formula="of:=IF([Data.G228]=[Keys.J228];1;0)" office:value-type="float" office:value="0" calcext:value-type="float">
            <text:p>0</text:p>
          </table:table-cell>
          <table:table-cell table:formula="of:=IF([.F228]=0;IF([Data.F228]=[Keys.J228];1;0);0)" office:value-type="float" office:value="0" calcext:value-type="float">
            <text:p>0</text:p>
          </table:table-cell>
          <table:table-cell table:formula="of:=IF([Data.G228]=[Keys.K228];1;0)" office:value-type="float" office:value="0" calcext:value-type="float">
            <text:p>0</text:p>
          </table:table-cell>
          <table:table-cell table:formula="of:=IF([.H228]=0;IF([Data.F228]=[Keys.K228];1;0);0)" office:value-type="float" office:value="0" calcext:value-type="float">
            <text:p>0</text:p>
          </table:table-cell>
          <table:table-cell table:formula="of:=IF([Data.G228]=[Keys.L228];1;0)" office:value-type="float" office:value="1" calcext:value-type="float">
            <text:p>1</text:p>
          </table:table-cell>
          <table:table-cell table:formula="of:=IF([.J228]=0;IF([Data.F228]=[Keys.L22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28];MATCH([Keys.I228];[Keys.$D$2:.$D$9];0))" office:value-type="float" office:value="0" calcext:value-type="float">
            <text:p>0</text:p>
          </table:table-cell>
          <table:table-cell table:formula="of:=[.S228]" office:value-type="float" office:value="0" calcext:value-type="float">
            <text:p>0</text:p>
          </table:table-cell>
          <table:table-cell table:formula="of:=INDEX([Data.$K$2:.$R$359];[Keys.$M228];MATCH([Keys.J228];[Keys.$D$2:.$D$9];0))" office:value-type="float" office:value="0" calcext:value-type="float">
            <text:p>0</text:p>
          </table:table-cell>
          <table:table-cell table:formula="of:=[.U228]" office:value-type="float" office:value="0" calcext:value-type="float">
            <text:p>0</text:p>
          </table:table-cell>
          <table:table-cell table:formula="of:=INDEX([Data.$K$2:.$R$359];[Keys.$M228];MATCH([Keys.K228];[Keys.$D$2:.$D$9];0))" office:value-type="float" office:value="0" calcext:value-type="float">
            <text:p>0</text:p>
          </table:table-cell>
          <table:table-cell table:formula="of:=[.W228]" office:value-type="float" office:value="0" calcext:value-type="float">
            <text:p>0</text:p>
          </table:table-cell>
          <table:table-cell table:formula="of:=INDEX([Data.$K$2:.$R$359];[Keys.$M228];MATCH([Keys.L228];[Keys.$D$2:.$D$9];0))" office:value-type="float" office:value="0" calcext:value-type="float">
            <text:p>0</text:p>
          </table:table-cell>
          <table:table-cell table:formula="of:=[.Y228]" office:value-type="float" office:value="0" calcext:value-type="float">
            <text:p>0</text:p>
          </table:table-cell>
          <table:table-cell table:formula="of:=IF([Data.Z228]=&quot;True&quot;;&quot;Challenged&quot;;IF([Data.AA22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28]+[Data.T2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28]+[Data.V22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Data.G229]=[Keys.$A$10];1;0)" office:value-type="float" office:value="0" calcext:value-type="float">
            <text:p>0</text:p>
          </table:table-cell>
          <table:table-cell table:formula="of:=IF([.B229]=0;IF([Data.F229]=[Keys.$A$10];1;0);0)" office:value-type="float" office:value="0" calcext:value-type="float">
            <text:p>0</text:p>
          </table:table-cell>
          <table:table-cell table:formula="of:=IF([Data.G229]=[Keys.I229];1;0)" office:value-type="float" office:value="0" calcext:value-type="float">
            <text:p>0</text:p>
          </table:table-cell>
          <table:table-cell table:formula="of:=IF([.D229]=0;IF([Data.F229]=[Keys.I229];1;0);0)" office:value-type="float" office:value="1" calcext:value-type="float">
            <text:p>1</text:p>
          </table:table-cell>
          <table:table-cell table:formula="of:=IF([Data.G229]=[Keys.J229];1;0)" office:value-type="float" office:value="0" calcext:value-type="float">
            <text:p>0</text:p>
          </table:table-cell>
          <table:table-cell table:formula="of:=IF([.F229]=0;IF([Data.F229]=[Keys.J229];1;0);0)" office:value-type="float" office:value="0" calcext:value-type="float">
            <text:p>0</text:p>
          </table:table-cell>
          <table:table-cell table:formula="of:=IF([Data.G229]=[Keys.K229];1;0)" office:value-type="float" office:value="0" calcext:value-type="float">
            <text:p>0</text:p>
          </table:table-cell>
          <table:table-cell table:formula="of:=IF([.H229]=0;IF([Data.F229]=[Keys.K229];1;0);0)" office:value-type="float" office:value="0" calcext:value-type="float">
            <text:p>0</text:p>
          </table:table-cell>
          <table:table-cell table:formula="of:=IF([Data.G229]=[Keys.L229];1;0)" office:value-type="float" office:value="0" calcext:value-type="float">
            <text:p>0</text:p>
          </table:table-cell>
          <table:table-cell table:formula="of:=IF([.J229]=0;IF([Data.F229]=[Keys.L22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29];MATCH([Keys.I229];[Keys.$D$2:.$D$9];0))" office:value-type="float" office:value="1" calcext:value-type="float">
            <text:p>1</text:p>
          </table:table-cell>
          <table:table-cell table:formula="of:=[.S229]" office:value-type="float" office:value="1" calcext:value-type="float">
            <text:p>1</text:p>
          </table:table-cell>
          <table:table-cell table:formula="of:=INDEX([Data.$K$2:.$R$359];[Keys.$M229];MATCH([Keys.J229];[Keys.$D$2:.$D$9];0))" office:value-type="float" office:value="1" calcext:value-type="float">
            <text:p>1</text:p>
          </table:table-cell>
          <table:table-cell table:formula="of:=[.U229]" office:value-type="float" office:value="1" calcext:value-type="float">
            <text:p>1</text:p>
          </table:table-cell>
          <table:table-cell table:formula="of:=INDEX([Data.$K$2:.$R$359];[Keys.$M229];MATCH([Keys.K229];[Keys.$D$2:.$D$9];0))" office:value-type="float" office:value="0" calcext:value-type="float">
            <text:p>0</text:p>
          </table:table-cell>
          <table:table-cell table:formula="of:=[.W229]" office:value-type="float" office:value="0" calcext:value-type="float">
            <text:p>0</text:p>
          </table:table-cell>
          <table:table-cell table:formula="of:=INDEX([Data.$K$2:.$R$359];[Keys.$M229];MATCH([Keys.L229];[Keys.$D$2:.$D$9];0))" office:value-type="float" office:value="0" calcext:value-type="float">
            <text:p>0</text:p>
          </table:table-cell>
          <table:table-cell table:formula="of:=[.Y229]" office:value-type="float" office:value="0" calcext:value-type="float">
            <text:p>0</text:p>
          </table:table-cell>
          <table:table-cell table:formula="of:=IF([Data.Z229]=&quot;True&quot;;&quot;Challenged&quot;;IF([Data.AA229]=&quot;True&quot;;&quot;Scaled&quot;;&quot;None&quot;))" office:value-type="string" office:string-value="None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.AB229]+[Data.T22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229]+[Data.V22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89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IF([Data.G230]=[Keys.$A$10];1;0)" office:value-type="float" office:value="1" calcext:value-type="float">
            <text:p>1</text:p>
          </table:table-cell>
          <table:table-cell table:formula="of:=IF([.B230]=0;IF([Data.F230]=[Keys.$A$10];1;0);0)" office:value-type="float" office:value="0" calcext:value-type="float">
            <text:p>0</text:p>
          </table:table-cell>
          <table:table-cell table:formula="of:=IF([Data.G230]=[Keys.I230];1;0)" office:value-type="float" office:value="0" calcext:value-type="float">
            <text:p>0</text:p>
          </table:table-cell>
          <table:table-cell table:formula="of:=IF([.D230]=0;IF([Data.F230]=[Keys.I230];1;0);0)" office:value-type="float" office:value="0" calcext:value-type="float">
            <text:p>0</text:p>
          </table:table-cell>
          <table:table-cell table:formula="of:=IF([Data.G230]=[Keys.J230];1;0)" office:value-type="float" office:value="0" calcext:value-type="float">
            <text:p>0</text:p>
          </table:table-cell>
          <table:table-cell table:formula="of:=IF([.F230]=0;IF([Data.F230]=[Keys.J230];1;0);0)" office:value-type="float" office:value="0" calcext:value-type="float">
            <text:p>0</text:p>
          </table:table-cell>
          <table:table-cell table:formula="of:=IF([Data.G230]=[Keys.K230];1;0)" office:value-type="float" office:value="0" calcext:value-type="float">
            <text:p>0</text:p>
          </table:table-cell>
          <table:table-cell table:formula="of:=IF([.H230]=0;IF([Data.F230]=[Keys.K230];1;0);0)" office:value-type="float" office:value="0" calcext:value-type="float">
            <text:p>0</text:p>
          </table:table-cell>
          <table:table-cell table:formula="of:=IF([Data.G230]=[Keys.L230];1;0)" office:value-type="float" office:value="0" calcext:value-type="float">
            <text:p>0</text:p>
          </table:table-cell>
          <table:table-cell table:formula="of:=IF([.J230]=0;IF([Data.F230]=[Keys.L230];1;0);0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230];MATCH([Keys.I230];[Keys.$D$2:.$D$9];0))" office:value-type="float" office:value="1" calcext:value-type="float">
            <text:p>1</text:p>
          </table:table-cell>
          <table:table-cell table:formula="of:=[.S230]" office:value-type="float" office:value="1" calcext:value-type="float">
            <text:p>1</text:p>
          </table:table-cell>
          <table:table-cell table:formula="of:=INDEX([Data.$K$2:.$R$359];[Keys.$M230];MATCH([Keys.J230];[Keys.$D$2:.$D$9];0))" office:value-type="float" office:value="0" calcext:value-type="float">
            <text:p>0</text:p>
          </table:table-cell>
          <table:table-cell table:formula="of:=[.U230]" office:value-type="float" office:value="0" calcext:value-type="float">
            <text:p>0</text:p>
          </table:table-cell>
          <table:table-cell table:formula="of:=INDEX([Data.$K$2:.$R$359];[Keys.$M230];MATCH([Keys.K230];[Keys.$D$2:.$D$9];0))" office:value-type="float" office:value="0" calcext:value-type="float">
            <text:p>0</text:p>
          </table:table-cell>
          <table:table-cell table:formula="of:=[.W230]" office:value-type="float" office:value="0" calcext:value-type="float">
            <text:p>0</text:p>
          </table:table-cell>
          <table:table-cell table:formula="of:=INDEX([Data.$K$2:.$R$359];[Keys.$M230];MATCH([Keys.L230];[Keys.$D$2:.$D$9];0))" office:value-type="float" office:value="0" calcext:value-type="float">
            <text:p>0</text:p>
          </table:table-cell>
          <table:table-cell table:formula="of:=[.Y230]" office:value-type="float" office:value="0" calcext:value-type="float">
            <text:p>0</text:p>
          </table:table-cell>
          <table:table-cell table:formula="of:=IF([Data.Z230]=&quot;True&quot;;&quot;Challenged&quot;;IF([Data.AA23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2" calcext:value-type="float">
            <text:p>2</text:p>
          </table:table-cell>
          <table:table-cell table:formula="of:=[.AB230]+[Data.T23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D230]+[Data.V23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89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formula="of:=IF([Data.G231]=[Keys.$A$10];1;0)" office:value-type="float" office:value="0" calcext:value-type="float">
            <text:p>0</text:p>
          </table:table-cell>
          <table:table-cell table:formula="of:=IF([.B231]=0;IF([Data.F231]=[Keys.$A$10];1;0);0)" office:value-type="float" office:value="0" calcext:value-type="float">
            <text:p>0</text:p>
          </table:table-cell>
          <table:table-cell table:formula="of:=IF([Data.G231]=[Keys.I231];1;0)" office:value-type="float" office:value="0" calcext:value-type="float">
            <text:p>0</text:p>
          </table:table-cell>
          <table:table-cell table:formula="of:=IF([.D231]=0;IF([Data.F231]=[Keys.I231];1;0);0)" office:value-type="float" office:value="0" calcext:value-type="float">
            <text:p>0</text:p>
          </table:table-cell>
          <table:table-cell table:formula="of:=IF([Data.G231]=[Keys.J231];1;0)" office:value-type="float" office:value="0" calcext:value-type="float">
            <text:p>0</text:p>
          </table:table-cell>
          <table:table-cell table:formula="of:=IF([.F231]=0;IF([Data.F231]=[Keys.J231];1;0);0)" office:value-type="float" office:value="0" calcext:value-type="float">
            <text:p>0</text:p>
          </table:table-cell>
          <table:table-cell table:formula="of:=IF([Data.G231]=[Keys.K231];1;0)" office:value-type="float" office:value="1" calcext:value-type="float">
            <text:p>1</text:p>
          </table:table-cell>
          <table:table-cell table:formula="of:=IF([.H231]=0;IF([Data.F231]=[Keys.K231];1;0);0)" office:value-type="float" office:value="0" calcext:value-type="float">
            <text:p>0</text:p>
          </table:table-cell>
          <table:table-cell table:formula="of:=IF([Data.G231]=[Keys.L231];1;0)" office:value-type="float" office:value="0" calcext:value-type="float">
            <text:p>0</text:p>
          </table:table-cell>
          <table:table-cell table:formula="of:=IF([.J231]=0;IF([Data.F231]=[Keys.L23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31];MATCH([Keys.I231];[Keys.$D$2:.$D$9];0))" office:value-type="float" office:value="2" calcext:value-type="float">
            <text:p>2</text:p>
          </table:table-cell>
          <table:table-cell table:formula="of:=[.S231]" office:value-type="float" office:value="2" calcext:value-type="float">
            <text:p>2</text:p>
          </table:table-cell>
          <table:table-cell table:formula="of:=INDEX([Data.$K$2:.$R$359];[Keys.$M231];MATCH([Keys.J231];[Keys.$D$2:.$D$9];0))" office:value-type="float" office:value="2" calcext:value-type="float">
            <text:p>2</text:p>
          </table:table-cell>
          <table:table-cell table:formula="of:=[.U231]" office:value-type="float" office:value="2" calcext:value-type="float">
            <text:p>2</text:p>
          </table:table-cell>
          <table:table-cell table:formula="of:=INDEX([Data.$K$2:.$R$359];[Keys.$M231];MATCH([Keys.K231];[Keys.$D$2:.$D$9];0))" office:value-type="float" office:value="4" calcext:value-type="float">
            <text:p>4</text:p>
          </table:table-cell>
          <table:table-cell table:formula="of:=[.W231]" office:value-type="float" office:value="4" calcext:value-type="float">
            <text:p>4</text:p>
          </table:table-cell>
          <table:table-cell table:formula="of:=INDEX([Data.$K$2:.$R$359];[Keys.$M231];MATCH([Keys.L231];[Keys.$D$2:.$D$9];0))" office:value-type="float" office:value="0" calcext:value-type="float">
            <text:p>0</text:p>
          </table:table-cell>
          <table:table-cell table:formula="of:=[.Y231]" office:value-type="float" office:value="0" calcext:value-type="float">
            <text:p>0</text:p>
          </table:table-cell>
          <table:table-cell table:formula="of:=IF([Data.Z231]=&quot;True&quot;;&quot;Challenged&quot;;IF([Data.AA23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31]+[Data.T2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231]+[Data.V231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89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[Data.G232]=[Keys.$A$10];1;0)" office:value-type="float" office:value="0" calcext:value-type="float">
            <text:p>0</text:p>
          </table:table-cell>
          <table:table-cell table:formula="of:=IF([.B232]=0;IF([Data.F232]=[Keys.$A$10];1;0);0)" office:value-type="float" office:value="0" calcext:value-type="float">
            <text:p>0</text:p>
          </table:table-cell>
          <table:table-cell table:formula="of:=IF([Data.G232]=[Keys.I232];1;0)" office:value-type="float" office:value="0" calcext:value-type="float">
            <text:p>0</text:p>
          </table:table-cell>
          <table:table-cell table:formula="of:=IF([.D232]=0;IF([Data.F232]=[Keys.I232];1;0);0)" office:value-type="float" office:value="0" calcext:value-type="float">
            <text:p>0</text:p>
          </table:table-cell>
          <table:table-cell table:formula="of:=IF([Data.G232]=[Keys.J232];1;0)" office:value-type="float" office:value="0" calcext:value-type="float">
            <text:p>0</text:p>
          </table:table-cell>
          <table:table-cell table:formula="of:=IF([.F232]=0;IF([Data.F232]=[Keys.J232];1;0);0)" office:value-type="float" office:value="0" calcext:value-type="float">
            <text:p>0</text:p>
          </table:table-cell>
          <table:table-cell table:formula="of:=IF([Data.G232]=[Keys.K232];1;0)" office:value-type="float" office:value="0" calcext:value-type="float">
            <text:p>0</text:p>
          </table:table-cell>
          <table:table-cell table:formula="of:=IF([.H232]=0;IF([Data.F232]=[Keys.K232];1;0);0)" office:value-type="float" office:value="0" calcext:value-type="float">
            <text:p>0</text:p>
          </table:table-cell>
          <table:table-cell table:formula="of:=IF([Data.G232]=[Keys.L232];1;0)" office:value-type="float" office:value="0" calcext:value-type="float">
            <text:p>0</text:p>
          </table:table-cell>
          <table:table-cell table:formula="of:=IF([.J232]=0;IF([Data.F232]=[Keys.L23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32];MATCH([Keys.I232];[Keys.$D$2:.$D$9];0))" office:value-type="float" office:value="0" calcext:value-type="float">
            <text:p>0</text:p>
          </table:table-cell>
          <table:table-cell table:formula="of:=[.S232]" office:value-type="float" office:value="0" calcext:value-type="float">
            <text:p>0</text:p>
          </table:table-cell>
          <table:table-cell table:formula="of:=INDEX([Data.$K$2:.$R$359];[Keys.$M232];MATCH([Keys.J232];[Keys.$D$2:.$D$9];0))" office:value-type="float" office:value="0" calcext:value-type="float">
            <text:p>0</text:p>
          </table:table-cell>
          <table:table-cell table:formula="of:=[.U232]" office:value-type="float" office:value="0" calcext:value-type="float">
            <text:p>0</text:p>
          </table:table-cell>
          <table:table-cell table:formula="of:=INDEX([Data.$K$2:.$R$359];[Keys.$M232];MATCH([Keys.K232];[Keys.$D$2:.$D$9];0))" office:value-type="float" office:value="0" calcext:value-type="float">
            <text:p>0</text:p>
          </table:table-cell>
          <table:table-cell table:formula="of:=[.W232]" office:value-type="float" office:value="0" calcext:value-type="float">
            <text:p>0</text:p>
          </table:table-cell>
          <table:table-cell table:formula="of:=INDEX([Data.$K$2:.$R$359];[Keys.$M232];MATCH([Keys.L232];[Keys.$D$2:.$D$9];0))" office:value-type="float" office:value="0" calcext:value-type="float">
            <text:p>0</text:p>
          </table:table-cell>
          <table:table-cell table:formula="of:=[.Y232]" office:value-type="float" office:value="0" calcext:value-type="float">
            <text:p>0</text:p>
          </table:table-cell>
          <table:table-cell table:formula="of:=IF([Data.Z232]=&quot;True&quot;;&quot;Challenged&quot;;IF([Data.AA23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32]+[Data.T2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32]+[Data.V23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989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IF([Data.G233]=[Keys.$A$10];1;0)" office:value-type="float" office:value="0" calcext:value-type="float">
            <text:p>0</text:p>
          </table:table-cell>
          <table:table-cell table:formula="of:=IF([.B233]=0;IF([Data.F233]=[Keys.$A$10];1;0);0)" office:value-type="float" office:value="0" calcext:value-type="float">
            <text:p>0</text:p>
          </table:table-cell>
          <table:table-cell table:formula="of:=IF([Data.G233]=[Keys.I233];1;0)" office:value-type="float" office:value="0" calcext:value-type="float">
            <text:p>0</text:p>
          </table:table-cell>
          <table:table-cell table:formula="of:=IF([.D233]=0;IF([Data.F233]=[Keys.I233];1;0);0)" office:value-type="float" office:value="0" calcext:value-type="float">
            <text:p>0</text:p>
          </table:table-cell>
          <table:table-cell table:formula="of:=IF([Data.G233]=[Keys.J233];1;0)" office:value-type="float" office:value="0" calcext:value-type="float">
            <text:p>0</text:p>
          </table:table-cell>
          <table:table-cell table:formula="of:=IF([.F233]=0;IF([Data.F233]=[Keys.J233];1;0);0)" office:value-type="float" office:value="0" calcext:value-type="float">
            <text:p>0</text:p>
          </table:table-cell>
          <table:table-cell table:formula="of:=IF([Data.G233]=[Keys.K233];1;0)" office:value-type="float" office:value="0" calcext:value-type="float">
            <text:p>0</text:p>
          </table:table-cell>
          <table:table-cell table:formula="of:=IF([.H233]=0;IF([Data.F233]=[Keys.K233];1;0);0)" office:value-type="float" office:value="0" calcext:value-type="float">
            <text:p>0</text:p>
          </table:table-cell>
          <table:table-cell table:formula="of:=IF([Data.G233]=[Keys.L233];1;0)" office:value-type="float" office:value="0" calcext:value-type="float">
            <text:p>0</text:p>
          </table:table-cell>
          <table:table-cell table:formula="of:=IF([.J233]=0;IF([Data.F233]=[Keys.L233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233];MATCH([Keys.I233];[Keys.$D$2:.$D$9];0))" office:value-type="float" office:value="0" calcext:value-type="float">
            <text:p>0</text:p>
          </table:table-cell>
          <table:table-cell table:formula="of:=[.S233]" office:value-type="float" office:value="0" calcext:value-type="float">
            <text:p>0</text:p>
          </table:table-cell>
          <table:table-cell table:formula="of:=INDEX([Data.$K$2:.$R$359];[Keys.$M233];MATCH([Keys.J233];[Keys.$D$2:.$D$9];0))" office:value-type="float" office:value="0" calcext:value-type="float">
            <text:p>0</text:p>
          </table:table-cell>
          <table:table-cell table:formula="of:=[.U233]" office:value-type="float" office:value="0" calcext:value-type="float">
            <text:p>0</text:p>
          </table:table-cell>
          <table:table-cell table:formula="of:=INDEX([Data.$K$2:.$R$359];[Keys.$M233];MATCH([Keys.K233];[Keys.$D$2:.$D$9];0))" office:value-type="float" office:value="0" calcext:value-type="float">
            <text:p>0</text:p>
          </table:table-cell>
          <table:table-cell table:formula="of:=[.W233]" office:value-type="float" office:value="0" calcext:value-type="float">
            <text:p>0</text:p>
          </table:table-cell>
          <table:table-cell table:formula="of:=INDEX([Data.$K$2:.$R$359];[Keys.$M233];MATCH([Keys.L233];[Keys.$D$2:.$D$9];0))" office:value-type="float" office:value="0" calcext:value-type="float">
            <text:p>0</text:p>
          </table:table-cell>
          <table:table-cell table:formula="of:=[.Y233]" office:value-type="float" office:value="0" calcext:value-type="float">
            <text:p>0</text:p>
          </table:table-cell>
          <table:table-cell table:formula="of:=IF([Data.Z233]=&quot;True&quot;;&quot;Challenged&quot;;IF([Data.AA23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33]+[Data.T2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33]+[Data.V23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989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IF([Data.G234]=[Keys.$A$10];1;0)" office:value-type="float" office:value="0" calcext:value-type="float">
            <text:p>0</text:p>
          </table:table-cell>
          <table:table-cell table:formula="of:=IF([.B234]=0;IF([Data.F234]=[Keys.$A$10];1;0);0)" office:value-type="float" office:value="0" calcext:value-type="float">
            <text:p>0</text:p>
          </table:table-cell>
          <table:table-cell table:formula="of:=IF([Data.G234]=[Keys.I234];1;0)" office:value-type="float" office:value="0" calcext:value-type="float">
            <text:p>0</text:p>
          </table:table-cell>
          <table:table-cell table:formula="of:=IF([.D234]=0;IF([Data.F234]=[Keys.I234];1;0);0)" office:value-type="float" office:value="0" calcext:value-type="float">
            <text:p>0</text:p>
          </table:table-cell>
          <table:table-cell table:formula="of:=IF([Data.G234]=[Keys.J234];1;0)" office:value-type="float" office:value="0" calcext:value-type="float">
            <text:p>0</text:p>
          </table:table-cell>
          <table:table-cell table:formula="of:=IF([.F234]=0;IF([Data.F234]=[Keys.J234];1;0);0)" office:value-type="float" office:value="0" calcext:value-type="float">
            <text:p>0</text:p>
          </table:table-cell>
          <table:table-cell table:formula="of:=IF([Data.G234]=[Keys.K234];1;0)" office:value-type="float" office:value="0" calcext:value-type="float">
            <text:p>0</text:p>
          </table:table-cell>
          <table:table-cell table:formula="of:=IF([.H234]=0;IF([Data.F234]=[Keys.K234];1;0);0)" office:value-type="float" office:value="1" calcext:value-type="float">
            <text:p>1</text:p>
          </table:table-cell>
          <table:table-cell table:formula="of:=IF([Data.G234]=[Keys.L234];1;0)" office:value-type="float" office:value="0" calcext:value-type="float">
            <text:p>0</text:p>
          </table:table-cell>
          <table:table-cell table:formula="of:=IF([.J234]=0;IF([Data.F234]=[Keys.L23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34];MATCH([Keys.I234];[Keys.$D$2:.$D$9];0))" office:value-type="float" office:value="0" calcext:value-type="float">
            <text:p>0</text:p>
          </table:table-cell>
          <table:table-cell table:formula="of:=[.S234]" office:value-type="float" office:value="0" calcext:value-type="float">
            <text:p>0</text:p>
          </table:table-cell>
          <table:table-cell table:formula="of:=INDEX([Data.$K$2:.$R$359];[Keys.$M234];MATCH([Keys.J234];[Keys.$D$2:.$D$9];0))" office:value-type="float" office:value="0" calcext:value-type="float">
            <text:p>0</text:p>
          </table:table-cell>
          <table:table-cell table:formula="of:=[.U234]" office:value-type="float" office:value="0" calcext:value-type="float">
            <text:p>0</text:p>
          </table:table-cell>
          <table:table-cell table:formula="of:=INDEX([Data.$K$2:.$R$359];[Keys.$M234];MATCH([Keys.K234];[Keys.$D$2:.$D$9];0))" office:value-type="float" office:value="2" calcext:value-type="float">
            <text:p>2</text:p>
          </table:table-cell>
          <table:table-cell table:formula="of:=[.W234]" office:value-type="float" office:value="2" calcext:value-type="float">
            <text:p>2</text:p>
          </table:table-cell>
          <table:table-cell table:formula="of:=INDEX([Data.$K$2:.$R$359];[Keys.$M234];MATCH([Keys.L234];[Keys.$D$2:.$D$9];0))" office:value-type="float" office:value="0" calcext:value-type="float">
            <text:p>0</text:p>
          </table:table-cell>
          <table:table-cell table:formula="of:=[.Y234]" office:value-type="float" office:value="0" calcext:value-type="float">
            <text:p>0</text:p>
          </table:table-cell>
          <table:table-cell table:formula="of:=IF([Data.Z234]=&quot;True&quot;;&quot;Challenged&quot;;IF([Data.AA23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34]+[Data.T23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D234]+[Data.V23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989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IF([Data.G235]=[Keys.$A$10];1;0)" office:value-type="float" office:value="1" calcext:value-type="float">
            <text:p>1</text:p>
          </table:table-cell>
          <table:table-cell table:formula="of:=IF([.B235]=0;IF([Data.F235]=[Keys.$A$10];1;0);0)" office:value-type="float" office:value="0" calcext:value-type="float">
            <text:p>0</text:p>
          </table:table-cell>
          <table:table-cell table:formula="of:=IF([Data.G235]=[Keys.I235];1;0)" office:value-type="float" office:value="0" calcext:value-type="float">
            <text:p>0</text:p>
          </table:table-cell>
          <table:table-cell table:formula="of:=IF([.D235]=0;IF([Data.F235]=[Keys.I235];1;0);0)" office:value-type="float" office:value="0" calcext:value-type="float">
            <text:p>0</text:p>
          </table:table-cell>
          <table:table-cell table:formula="of:=IF([Data.G235]=[Keys.J235];1;0)" office:value-type="float" office:value="0" calcext:value-type="float">
            <text:p>0</text:p>
          </table:table-cell>
          <table:table-cell table:formula="of:=IF([.F235]=0;IF([Data.F235]=[Keys.J235];1;0);0)" office:value-type="float" office:value="0" calcext:value-type="float">
            <text:p>0</text:p>
          </table:table-cell>
          <table:table-cell table:formula="of:=IF([Data.G235]=[Keys.K235];1;0)" office:value-type="float" office:value="0" calcext:value-type="float">
            <text:p>0</text:p>
          </table:table-cell>
          <table:table-cell table:formula="of:=IF([.H235]=0;IF([Data.F235]=[Keys.K235];1;0);0)" office:value-type="float" office:value="0" calcext:value-type="float">
            <text:p>0</text:p>
          </table:table-cell>
          <table:table-cell table:formula="of:=IF([Data.G235]=[Keys.L235];1;0)" office:value-type="float" office:value="0" calcext:value-type="float">
            <text:p>0</text:p>
          </table:table-cell>
          <table:table-cell table:formula="of:=IF([.J235]=0;IF([Data.F235]=[Keys.L235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235];MATCH([Keys.I235];[Keys.$D$2:.$D$9];0))" office:value-type="float" office:value="0" calcext:value-type="float">
            <text:p>0</text:p>
          </table:table-cell>
          <table:table-cell table:formula="of:=[.S235]" office:value-type="float" office:value="0" calcext:value-type="float">
            <text:p>0</text:p>
          </table:table-cell>
          <table:table-cell table:formula="of:=INDEX([Data.$K$2:.$R$359];[Keys.$M235];MATCH([Keys.J235];[Keys.$D$2:.$D$9];0))" office:value-type="float" office:value="1" calcext:value-type="float">
            <text:p>1</text:p>
          </table:table-cell>
          <table:table-cell table:formula="of:=[.U235]" office:value-type="float" office:value="1" calcext:value-type="float">
            <text:p>1</text:p>
          </table:table-cell>
          <table:table-cell table:formula="of:=INDEX([Data.$K$2:.$R$359];[Keys.$M235];MATCH([Keys.K235];[Keys.$D$2:.$D$9];0))" office:value-type="float" office:value="0" calcext:value-type="float">
            <text:p>0</text:p>
          </table:table-cell>
          <table:table-cell table:formula="of:=[.W235]" office:value-type="float" office:value="0" calcext:value-type="float">
            <text:p>0</text:p>
          </table:table-cell>
          <table:table-cell table:formula="of:=INDEX([Data.$K$2:.$R$359];[Keys.$M235];MATCH([Keys.L235];[Keys.$D$2:.$D$9];0))" office:value-type="float" office:value="0" calcext:value-type="float">
            <text:p>0</text:p>
          </table:table-cell>
          <table:table-cell table:formula="of:=[.Y235]" office:value-type="float" office:value="0" calcext:value-type="float">
            <text:p>0</text:p>
          </table:table-cell>
          <table:table-cell table:formula="of:=IF([Data.Z235]=&quot;True&quot;;&quot;Challenged&quot;;IF([Data.AA235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35]+[Data.T2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35]+[Data.V23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989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IF([Data.G236]=[Keys.$A$10];1;0)" office:value-type="float" office:value="0" calcext:value-type="float">
            <text:p>0</text:p>
          </table:table-cell>
          <table:table-cell table:formula="of:=IF([.B236]=0;IF([Data.F236]=[Keys.$A$10];1;0);0)" office:value-type="float" office:value="0" calcext:value-type="float">
            <text:p>0</text:p>
          </table:table-cell>
          <table:table-cell table:formula="of:=IF([Data.G236]=[Keys.I236];1;0)" office:value-type="float" office:value="0" calcext:value-type="float">
            <text:p>0</text:p>
          </table:table-cell>
          <table:table-cell table:formula="of:=IF([.D236]=0;IF([Data.F236]=[Keys.I236];1;0);0)" office:value-type="float" office:value="0" calcext:value-type="float">
            <text:p>0</text:p>
          </table:table-cell>
          <table:table-cell table:formula="of:=IF([Data.G236]=[Keys.J236];1;0)" office:value-type="float" office:value="0" calcext:value-type="float">
            <text:p>0</text:p>
          </table:table-cell>
          <table:table-cell table:formula="of:=IF([.F236]=0;IF([Data.F236]=[Keys.J236];1;0);0)" office:value-type="float" office:value="0" calcext:value-type="float">
            <text:p>0</text:p>
          </table:table-cell>
          <table:table-cell table:formula="of:=IF([Data.G236]=[Keys.K236];1;0)" office:value-type="float" office:value="0" calcext:value-type="float">
            <text:p>0</text:p>
          </table:table-cell>
          <table:table-cell table:formula="of:=IF([.H236]=0;IF([Data.F236]=[Keys.K236];1;0);0)" office:value-type="float" office:value="0" calcext:value-type="float">
            <text:p>0</text:p>
          </table:table-cell>
          <table:table-cell table:formula="of:=IF([Data.G236]=[Keys.L236];1;0)" office:value-type="float" office:value="1" calcext:value-type="float">
            <text:p>1</text:p>
          </table:table-cell>
          <table:table-cell table:formula="of:=IF([.J236]=0;IF([Data.F236]=[Keys.L236];1;0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236];MATCH([Keys.I236];[Keys.$D$2:.$D$9];0))" office:value-type="float" office:value="0" calcext:value-type="float">
            <text:p>0</text:p>
          </table:table-cell>
          <table:table-cell table:formula="of:=[.S236]" office:value-type="float" office:value="0" calcext:value-type="float">
            <text:p>0</text:p>
          </table:table-cell>
          <table:table-cell table:formula="of:=INDEX([Data.$K$2:.$R$359];[Keys.$M236];MATCH([Keys.J236];[Keys.$D$2:.$D$9];0))" office:value-type="float" office:value="0" calcext:value-type="float">
            <text:p>0</text:p>
          </table:table-cell>
          <table:table-cell table:formula="of:=[.U236]" office:value-type="float" office:value="0" calcext:value-type="float">
            <text:p>0</text:p>
          </table:table-cell>
          <table:table-cell table:formula="of:=INDEX([Data.$K$2:.$R$359];[Keys.$M236];MATCH([Keys.K236];[Keys.$D$2:.$D$9];0))" office:value-type="float" office:value="0" calcext:value-type="float">
            <text:p>0</text:p>
          </table:table-cell>
          <table:table-cell table:formula="of:=[.W236]" office:value-type="float" office:value="0" calcext:value-type="float">
            <text:p>0</text:p>
          </table:table-cell>
          <table:table-cell table:formula="of:=INDEX([Data.$K$2:.$R$359];[Keys.$M236];MATCH([Keys.L236];[Keys.$D$2:.$D$9];0))" office:value-type="float" office:value="1" calcext:value-type="float">
            <text:p>1</text:p>
          </table:table-cell>
          <table:table-cell table:formula="of:=[.Y236]" office:value-type="float" office:value="1" calcext:value-type="float">
            <text:p>1</text:p>
          </table:table-cell>
          <table:table-cell table:formula="of:=IF([Data.Z236]=&quot;True&quot;;&quot;Challenged&quot;;IF([Data.AA23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36]+[Data.T2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36]+[Data.V23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989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formula="of:=IF([Data.G237]=[Keys.$A$10];1;0)" office:value-type="float" office:value="0" calcext:value-type="float">
            <text:p>0</text:p>
          </table:table-cell>
          <table:table-cell table:formula="of:=IF([.B237]=0;IF([Data.F237]=[Keys.$A$10];1;0);0)" office:value-type="float" office:value="0" calcext:value-type="float">
            <text:p>0</text:p>
          </table:table-cell>
          <table:table-cell table:formula="of:=IF([Data.G237]=[Keys.I237];1;0)" office:value-type="float" office:value="0" calcext:value-type="float">
            <text:p>0</text:p>
          </table:table-cell>
          <table:table-cell table:formula="of:=IF([.D237]=0;IF([Data.F237]=[Keys.I237];1;0);0)" office:value-type="float" office:value="0" calcext:value-type="float">
            <text:p>0</text:p>
          </table:table-cell>
          <table:table-cell table:formula="of:=IF([Data.G237]=[Keys.J237];1;0)" office:value-type="float" office:value="0" calcext:value-type="float">
            <text:p>0</text:p>
          </table:table-cell>
          <table:table-cell table:formula="of:=IF([.F237]=0;IF([Data.F237]=[Keys.J237];1;0);0)" office:value-type="float" office:value="0" calcext:value-type="float">
            <text:p>0</text:p>
          </table:table-cell>
          <table:table-cell table:formula="of:=IF([Data.G237]=[Keys.K237];1;0)" office:value-type="float" office:value="0" calcext:value-type="float">
            <text:p>0</text:p>
          </table:table-cell>
          <table:table-cell table:formula="of:=IF([.H237]=0;IF([Data.F237]=[Keys.K237];1;0);0)" office:value-type="float" office:value="0" calcext:value-type="float">
            <text:p>0</text:p>
          </table:table-cell>
          <table:table-cell table:formula="of:=IF([Data.G237]=[Keys.L237];1;0)" office:value-type="float" office:value="0" calcext:value-type="float">
            <text:p>0</text:p>
          </table:table-cell>
          <table:table-cell table:formula="of:=IF([.J237]=0;IF([Data.F237]=[Keys.L23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37];MATCH([Keys.I237];[Keys.$D$2:.$D$9];0))" office:value-type="float" office:value="0" calcext:value-type="float">
            <text:p>0</text:p>
          </table:table-cell>
          <table:table-cell table:formula="of:=[.S237]" office:value-type="float" office:value="0" calcext:value-type="float">
            <text:p>0</text:p>
          </table:table-cell>
          <table:table-cell table:formula="of:=INDEX([Data.$K$2:.$R$359];[Keys.$M237];MATCH([Keys.J237];[Keys.$D$2:.$D$9];0))" office:value-type="float" office:value="1" calcext:value-type="float">
            <text:p>1</text:p>
          </table:table-cell>
          <table:table-cell table:formula="of:=[.U237]" office:value-type="float" office:value="1" calcext:value-type="float">
            <text:p>1</text:p>
          </table:table-cell>
          <table:table-cell table:formula="of:=INDEX([Data.$K$2:.$R$359];[Keys.$M237];MATCH([Keys.K237];[Keys.$D$2:.$D$9];0))" office:value-type="float" office:value="0" calcext:value-type="float">
            <text:p>0</text:p>
          </table:table-cell>
          <table:table-cell table:formula="of:=[.W237]" office:value-type="float" office:value="0" calcext:value-type="float">
            <text:p>0</text:p>
          </table:table-cell>
          <table:table-cell table:formula="of:=INDEX([Data.$K$2:.$R$359];[Keys.$M237];MATCH([Keys.L237];[Keys.$D$2:.$D$9];0))" office:value-type="float" office:value="4" calcext:value-type="float">
            <text:p>4</text:p>
          </table:table-cell>
          <table:table-cell table:formula="of:=[.Y237]" office:value-type="float" office:value="4" calcext:value-type="float">
            <text:p>4</text:p>
          </table:table-cell>
          <table:table-cell table:formula="of:=IF([Data.Z237]=&quot;True&quot;;&quot;Challenged&quot;;IF([Data.AA237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37]+[Data.T2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37]+[Data.V23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989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formula="of:=IF([Data.G238]=[Keys.$A$10];1;0)" office:value-type="float" office:value="0" calcext:value-type="float">
            <text:p>0</text:p>
          </table:table-cell>
          <table:table-cell table:formula="of:=IF([.B238]=0;IF([Data.F238]=[Keys.$A$10];1;0);0)" office:value-type="float" office:value="0" calcext:value-type="float">
            <text:p>0</text:p>
          </table:table-cell>
          <table:table-cell table:formula="of:=IF([Data.G238]=[Keys.I238];1;0)" office:value-type="float" office:value="0" calcext:value-type="float">
            <text:p>0</text:p>
          </table:table-cell>
          <table:table-cell table:formula="of:=IF([.D238]=0;IF([Data.F238]=[Keys.I238];1;0);0)" office:value-type="float" office:value="0" calcext:value-type="float">
            <text:p>0</text:p>
          </table:table-cell>
          <table:table-cell table:formula="of:=IF([Data.G238]=[Keys.J238];1;0)" office:value-type="float" office:value="0" calcext:value-type="float">
            <text:p>0</text:p>
          </table:table-cell>
          <table:table-cell table:formula="of:=IF([.F238]=0;IF([Data.F238]=[Keys.J238];1;0);0)" office:value-type="float" office:value="0" calcext:value-type="float">
            <text:p>0</text:p>
          </table:table-cell>
          <table:table-cell table:formula="of:=IF([Data.G238]=[Keys.K238];1;0)" office:value-type="float" office:value="0" calcext:value-type="float">
            <text:p>0</text:p>
          </table:table-cell>
          <table:table-cell table:formula="of:=IF([.H238]=0;IF([Data.F238]=[Keys.K238];1;0);0)" office:value-type="float" office:value="0" calcext:value-type="float">
            <text:p>0</text:p>
          </table:table-cell>
          <table:table-cell table:formula="of:=IF([Data.G238]=[Keys.L238];1;0)" office:value-type="float" office:value="0" calcext:value-type="float">
            <text:p>0</text:p>
          </table:table-cell>
          <table:table-cell table:formula="of:=IF([.J238]=0;IF([Data.F238]=[Keys.L23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38];MATCH([Keys.I238];[Keys.$D$2:.$D$9];0))" office:value-type="float" office:value="0" calcext:value-type="float">
            <text:p>0</text:p>
          </table:table-cell>
          <table:table-cell table:formula="of:=[.S238]" office:value-type="float" office:value="0" calcext:value-type="float">
            <text:p>0</text:p>
          </table:table-cell>
          <table:table-cell table:formula="of:=INDEX([Data.$K$2:.$R$359];[Keys.$M238];MATCH([Keys.J238];[Keys.$D$2:.$D$9];0))" office:value-type="float" office:value="0" calcext:value-type="float">
            <text:p>0</text:p>
          </table:table-cell>
          <table:table-cell table:formula="of:=[.U238]" office:value-type="float" office:value="0" calcext:value-type="float">
            <text:p>0</text:p>
          </table:table-cell>
          <table:table-cell table:formula="of:=INDEX([Data.$K$2:.$R$359];[Keys.$M238];MATCH([Keys.K238];[Keys.$D$2:.$D$9];0))" office:value-type="float" office:value="0" calcext:value-type="float">
            <text:p>0</text:p>
          </table:table-cell>
          <table:table-cell table:formula="of:=[.W238]" office:value-type="float" office:value="0" calcext:value-type="float">
            <text:p>0</text:p>
          </table:table-cell>
          <table:table-cell table:formula="of:=INDEX([Data.$K$2:.$R$359];[Keys.$M238];MATCH([Keys.L238];[Keys.$D$2:.$D$9];0))" office:value-type="float" office:value="0" calcext:value-type="float">
            <text:p>0</text:p>
          </table:table-cell>
          <table:table-cell table:formula="of:=[.Y238]" office:value-type="float" office:value="0" calcext:value-type="float">
            <text:p>0</text:p>
          </table:table-cell>
          <table:table-cell table:formula="of:=IF([Data.Z238]=&quot;True&quot;;&quot;Challenged&quot;;IF([Data.AA23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38]+[Data.T23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238]+[Data.V238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989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IF([Data.G239]=[Keys.$A$10];1;0)" office:value-type="float" office:value="0" calcext:value-type="float">
            <text:p>0</text:p>
          </table:table-cell>
          <table:table-cell table:formula="of:=IF([.B239]=0;IF([Data.F239]=[Keys.$A$10];1;0);0)" office:value-type="float" office:value="1" calcext:value-type="float">
            <text:p>1</text:p>
          </table:table-cell>
          <table:table-cell table:formula="of:=IF([Data.G239]=[Keys.I239];1;0)" office:value-type="float" office:value="0" calcext:value-type="float">
            <text:p>0</text:p>
          </table:table-cell>
          <table:table-cell table:formula="of:=IF([.D239]=0;IF([Data.F239]=[Keys.I239];1;0);0)" office:value-type="float" office:value="0" calcext:value-type="float">
            <text:p>0</text:p>
          </table:table-cell>
          <table:table-cell table:formula="of:=IF([Data.G239]=[Keys.J239];1;0)" office:value-type="float" office:value="0" calcext:value-type="float">
            <text:p>0</text:p>
          </table:table-cell>
          <table:table-cell table:formula="of:=IF([.F239]=0;IF([Data.F239]=[Keys.J239];1;0);0)" office:value-type="float" office:value="0" calcext:value-type="float">
            <text:p>0</text:p>
          </table:table-cell>
          <table:table-cell table:formula="of:=IF([Data.G239]=[Keys.K239];1;0)" office:value-type="float" office:value="0" calcext:value-type="float">
            <text:p>0</text:p>
          </table:table-cell>
          <table:table-cell table:formula="of:=IF([.H239]=0;IF([Data.F239]=[Keys.K239];1;0);0)" office:value-type="float" office:value="0" calcext:value-type="float">
            <text:p>0</text:p>
          </table:table-cell>
          <table:table-cell table:formula="of:=IF([Data.G239]=[Keys.L239];1;0)" office:value-type="float" office:value="0" calcext:value-type="float">
            <text:p>0</text:p>
          </table:table-cell>
          <table:table-cell table:formula="of:=IF([.J239]=0;IF([Data.F239]=[Keys.L23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39];MATCH([Keys.I239];[Keys.$D$2:.$D$9];0))" office:value-type="float" office:value="0" calcext:value-type="float">
            <text:p>0</text:p>
          </table:table-cell>
          <table:table-cell table:formula="of:=[.S239]" office:value-type="float" office:value="0" calcext:value-type="float">
            <text:p>0</text:p>
          </table:table-cell>
          <table:table-cell table:formula="of:=INDEX([Data.$K$2:.$R$359];[Keys.$M239];MATCH([Keys.J239];[Keys.$D$2:.$D$9];0))" office:value-type="float" office:value="0" calcext:value-type="float">
            <text:p>0</text:p>
          </table:table-cell>
          <table:table-cell table:formula="of:=[.U239]" office:value-type="float" office:value="0" calcext:value-type="float">
            <text:p>0</text:p>
          </table:table-cell>
          <table:table-cell table:formula="of:=INDEX([Data.$K$2:.$R$359];[Keys.$M239];MATCH([Keys.K239];[Keys.$D$2:.$D$9];0))" office:value-type="float" office:value="0" calcext:value-type="float">
            <text:p>0</text:p>
          </table:table-cell>
          <table:table-cell table:formula="of:=[.W239]" office:value-type="float" office:value="0" calcext:value-type="float">
            <text:p>0</text:p>
          </table:table-cell>
          <table:table-cell table:formula="of:=INDEX([Data.$K$2:.$R$359];[Keys.$M239];MATCH([Keys.L239];[Keys.$D$2:.$D$9];0))" office:value-type="float" office:value="2" calcext:value-type="float">
            <text:p>2</text:p>
          </table:table-cell>
          <table:table-cell table:formula="of:=[.Y239]" office:value-type="float" office:value="2" calcext:value-type="float">
            <text:p>2</text:p>
          </table:table-cell>
          <table:table-cell table:formula="of:=IF([Data.Z239]=&quot;True&quot;;&quot;Challenged&quot;;IF([Data.AA239]=&quot;True&quot;;&quot;Scaled&quot;;&quot;None&quot;))" office:value-type="string" office:string-value="None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formula="of:=[.AB239]+[Data.T23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239]+[Data.V23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989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IF([Data.G240]=[Keys.$A$10];1;0)" office:value-type="float" office:value="0" calcext:value-type="float">
            <text:p>0</text:p>
          </table:table-cell>
          <table:table-cell table:formula="of:=IF([.B240]=0;IF([Data.F240]=[Keys.$A$10];1;0);0)" office:value-type="float" office:value="0" calcext:value-type="float">
            <text:p>0</text:p>
          </table:table-cell>
          <table:table-cell table:formula="of:=IF([Data.G240]=[Keys.I240];1;0)" office:value-type="float" office:value="0" calcext:value-type="float">
            <text:p>0</text:p>
          </table:table-cell>
          <table:table-cell table:formula="of:=IF([.D240]=0;IF([Data.F240]=[Keys.I240];1;0);0)" office:value-type="float" office:value="0" calcext:value-type="float">
            <text:p>0</text:p>
          </table:table-cell>
          <table:table-cell table:formula="of:=IF([Data.G240]=[Keys.J240];1;0)" office:value-type="float" office:value="0" calcext:value-type="float">
            <text:p>0</text:p>
          </table:table-cell>
          <table:table-cell table:formula="of:=IF([.F240]=0;IF([Data.F240]=[Keys.J240];1;0);0)" office:value-type="float" office:value="0" calcext:value-type="float">
            <text:p>0</text:p>
          </table:table-cell>
          <table:table-cell table:formula="of:=IF([Data.G240]=[Keys.K240];1;0)" office:value-type="float" office:value="0" calcext:value-type="float">
            <text:p>0</text:p>
          </table:table-cell>
          <table:table-cell table:formula="of:=IF([.H240]=0;IF([Data.F240]=[Keys.K240];1;0);0)" office:value-type="float" office:value="0" calcext:value-type="float">
            <text:p>0</text:p>
          </table:table-cell>
          <table:table-cell table:formula="of:=IF([Data.G240]=[Keys.L240];1;0)" office:value-type="float" office:value="0" calcext:value-type="float">
            <text:p>0</text:p>
          </table:table-cell>
          <table:table-cell table:formula="of:=IF([.J240]=0;IF([Data.F240]=[Keys.L24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40];MATCH([Keys.I240];[Keys.$D$2:.$D$9];0))" office:value-type="float" office:value="0" calcext:value-type="float">
            <text:p>0</text:p>
          </table:table-cell>
          <table:table-cell table:formula="of:=[.S240]" office:value-type="float" office:value="0" calcext:value-type="float">
            <text:p>0</text:p>
          </table:table-cell>
          <table:table-cell table:formula="of:=INDEX([Data.$K$2:.$R$359];[Keys.$M240];MATCH([Keys.J240];[Keys.$D$2:.$D$9];0))" office:value-type="float" office:value="0" calcext:value-type="float">
            <text:p>0</text:p>
          </table:table-cell>
          <table:table-cell table:formula="of:=[.U240]" office:value-type="float" office:value="0" calcext:value-type="float">
            <text:p>0</text:p>
          </table:table-cell>
          <table:table-cell table:formula="of:=INDEX([Data.$K$2:.$R$359];[Keys.$M240];MATCH([Keys.K240];[Keys.$D$2:.$D$9];0))" office:value-type="float" office:value="0" calcext:value-type="float">
            <text:p>0</text:p>
          </table:table-cell>
          <table:table-cell table:formula="of:=[.W240]" office:value-type="float" office:value="0" calcext:value-type="float">
            <text:p>0</text:p>
          </table:table-cell>
          <table:table-cell table:formula="of:=INDEX([Data.$K$2:.$R$359];[Keys.$M240];MATCH([Keys.L240];[Keys.$D$2:.$D$9];0))" office:value-type="float" office:value="0" calcext:value-type="float">
            <text:p>0</text:p>
          </table:table-cell>
          <table:table-cell table:formula="of:=[.Y240]" office:value-type="float" office:value="0" calcext:value-type="float">
            <text:p>0</text:p>
          </table:table-cell>
          <table:table-cell table:formula="of:=IF([Data.Z240]=&quot;True&quot;;&quot;Challenged&quot;;IF([Data.AA24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40]+[Data.T2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40]+[Data.V24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989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formula="of:=IF([Data.G241]=[Keys.$A$10];1;0)" office:value-type="float" office:value="0" calcext:value-type="float">
            <text:p>0</text:p>
          </table:table-cell>
          <table:table-cell table:formula="of:=IF([.B241]=0;IF([Data.F241]=[Keys.$A$10];1;0);0)" office:value-type="float" office:value="0" calcext:value-type="float">
            <text:p>0</text:p>
          </table:table-cell>
          <table:table-cell table:formula="of:=IF([Data.G241]=[Keys.I241];1;0)" office:value-type="float" office:value="0" calcext:value-type="float">
            <text:p>0</text:p>
          </table:table-cell>
          <table:table-cell table:formula="of:=IF([.D241]=0;IF([Data.F241]=[Keys.I241];1;0);0)" office:value-type="float" office:value="0" calcext:value-type="float">
            <text:p>0</text:p>
          </table:table-cell>
          <table:table-cell table:formula="of:=IF([Data.G241]=[Keys.J241];1;0)" office:value-type="float" office:value="0" calcext:value-type="float">
            <text:p>0</text:p>
          </table:table-cell>
          <table:table-cell table:formula="of:=IF([.F241]=0;IF([Data.F241]=[Keys.J241];1;0);0)" office:value-type="float" office:value="0" calcext:value-type="float">
            <text:p>0</text:p>
          </table:table-cell>
          <table:table-cell table:formula="of:=IF([Data.G241]=[Keys.K241];1;0)" office:value-type="float" office:value="0" calcext:value-type="float">
            <text:p>0</text:p>
          </table:table-cell>
          <table:table-cell table:formula="of:=IF([.H241]=0;IF([Data.F241]=[Keys.K241];1;0);0)" office:value-type="float" office:value="0" calcext:value-type="float">
            <text:p>0</text:p>
          </table:table-cell>
          <table:table-cell table:formula="of:=IF([Data.G241]=[Keys.L241];1;0)" office:value-type="float" office:value="0" calcext:value-type="float">
            <text:p>0</text:p>
          </table:table-cell>
          <table:table-cell table:formula="of:=IF([.J241]=0;IF([Data.F241]=[Keys.L24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41];MATCH([Keys.I241];[Keys.$D$2:.$D$9];0))" office:value-type="float" office:value="0" calcext:value-type="float">
            <text:p>0</text:p>
          </table:table-cell>
          <table:table-cell table:formula="of:=[.S241]" office:value-type="float" office:value="0" calcext:value-type="float">
            <text:p>0</text:p>
          </table:table-cell>
          <table:table-cell table:formula="of:=INDEX([Data.$K$2:.$R$359];[Keys.$M241];MATCH([Keys.J241];[Keys.$D$2:.$D$9];0))" office:value-type="float" office:value="1" calcext:value-type="float">
            <text:p>1</text:p>
          </table:table-cell>
          <table:table-cell table:formula="of:=[.U241]" office:value-type="float" office:value="1" calcext:value-type="float">
            <text:p>1</text:p>
          </table:table-cell>
          <table:table-cell table:formula="of:=INDEX([Data.$K$2:.$R$359];[Keys.$M241];MATCH([Keys.K241];[Keys.$D$2:.$D$9];0))" office:value-type="float" office:value="0" calcext:value-type="float">
            <text:p>0</text:p>
          </table:table-cell>
          <table:table-cell table:formula="of:=[.W241]" office:value-type="float" office:value="0" calcext:value-type="float">
            <text:p>0</text:p>
          </table:table-cell>
          <table:table-cell table:formula="of:=INDEX([Data.$K$2:.$R$359];[Keys.$M241];MATCH([Keys.L241];[Keys.$D$2:.$D$9];0))" office:value-type="float" office:value="0" calcext:value-type="float">
            <text:p>0</text:p>
          </table:table-cell>
          <table:table-cell table:formula="of:=[.Y241]" office:value-type="float" office:value="0" calcext:value-type="float">
            <text:p>0</text:p>
          </table:table-cell>
          <table:table-cell table:formula="of:=IF([Data.Z241]=&quot;True&quot;;&quot;Challenged&quot;;IF([Data.AA241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41]+[Data.T24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241]+[Data.V241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989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IF([Data.G242]=[Keys.$A$10];1;0)" office:value-type="float" office:value="0" calcext:value-type="float">
            <text:p>0</text:p>
          </table:table-cell>
          <table:table-cell table:formula="of:=IF([.B242]=0;IF([Data.F242]=[Keys.$A$10];1;0);0)" office:value-type="float" office:value="0" calcext:value-type="float">
            <text:p>0</text:p>
          </table:table-cell>
          <table:table-cell table:formula="of:=IF([Data.G242]=[Keys.I242];1;0)" office:value-type="float" office:value="0" calcext:value-type="float">
            <text:p>0</text:p>
          </table:table-cell>
          <table:table-cell table:formula="of:=IF([.D242]=0;IF([Data.F242]=[Keys.I242];1;0);0)" office:value-type="float" office:value="0" calcext:value-type="float">
            <text:p>0</text:p>
          </table:table-cell>
          <table:table-cell table:formula="of:=IF([Data.G242]=[Keys.J242];1;0)" office:value-type="float" office:value="0" calcext:value-type="float">
            <text:p>0</text:p>
          </table:table-cell>
          <table:table-cell table:formula="of:=IF([.F242]=0;IF([Data.F242]=[Keys.J242];1;0);0)" office:value-type="float" office:value="0" calcext:value-type="float">
            <text:p>0</text:p>
          </table:table-cell>
          <table:table-cell table:formula="of:=IF([Data.G242]=[Keys.K242];1;0)" office:value-type="float" office:value="0" calcext:value-type="float">
            <text:p>0</text:p>
          </table:table-cell>
          <table:table-cell table:formula="of:=IF([.H242]=0;IF([Data.F242]=[Keys.K242];1;0);0)" office:value-type="float" office:value="0" calcext:value-type="float">
            <text:p>0</text:p>
          </table:table-cell>
          <table:table-cell table:formula="of:=IF([Data.G242]=[Keys.L242];1;0)" office:value-type="float" office:value="0" calcext:value-type="float">
            <text:p>0</text:p>
          </table:table-cell>
          <table:table-cell table:formula="of:=IF([.J242]=0;IF([Data.F242]=[Keys.L24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42];MATCH([Keys.I242];[Keys.$D$2:.$D$9];0))" office:value-type="float" office:value="0" calcext:value-type="float">
            <text:p>0</text:p>
          </table:table-cell>
          <table:table-cell table:formula="of:=[.S242]" office:value-type="float" office:value="0" calcext:value-type="float">
            <text:p>0</text:p>
          </table:table-cell>
          <table:table-cell table:formula="of:=INDEX([Data.$K$2:.$R$359];[Keys.$M242];MATCH([Keys.J242];[Keys.$D$2:.$D$9];0))" office:value-type="float" office:value="0" calcext:value-type="float">
            <text:p>0</text:p>
          </table:table-cell>
          <table:table-cell table:formula="of:=[.U242]" office:value-type="float" office:value="0" calcext:value-type="float">
            <text:p>0</text:p>
          </table:table-cell>
          <table:table-cell table:formula="of:=INDEX([Data.$K$2:.$R$359];[Keys.$M242];MATCH([Keys.K242];[Keys.$D$2:.$D$9];0))" office:value-type="float" office:value="0" calcext:value-type="float">
            <text:p>0</text:p>
          </table:table-cell>
          <table:table-cell table:formula="of:=[.W242]" office:value-type="float" office:value="0" calcext:value-type="float">
            <text:p>0</text:p>
          </table:table-cell>
          <table:table-cell table:formula="of:=INDEX([Data.$K$2:.$R$359];[Keys.$M242];MATCH([Keys.L242];[Keys.$D$2:.$D$9];0))" office:value-type="float" office:value="0" calcext:value-type="float">
            <text:p>0</text:p>
          </table:table-cell>
          <table:table-cell table:formula="of:=[.Y242]" office:value-type="float" office:value="0" calcext:value-type="float">
            <text:p>0</text:p>
          </table:table-cell>
          <table:table-cell table:formula="of:=IF([Data.Z242]=&quot;True&quot;;&quot;Challenged&quot;;IF([Data.AA24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42]+[Data.T2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42]+[Data.V24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989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formula="of:=IF([Data.G243]=[Keys.$A$10];1;0)" office:value-type="float" office:value="0" calcext:value-type="float">
            <text:p>0</text:p>
          </table:table-cell>
          <table:table-cell table:formula="of:=IF([.B243]=0;IF([Data.F243]=[Keys.$A$10];1;0);0)" office:value-type="float" office:value="0" calcext:value-type="float">
            <text:p>0</text:p>
          </table:table-cell>
          <table:table-cell table:formula="of:=IF([Data.G243]=[Keys.I243];1;0)" office:value-type="float" office:value="0" calcext:value-type="float">
            <text:p>0</text:p>
          </table:table-cell>
          <table:table-cell table:formula="of:=IF([.D243]=0;IF([Data.F243]=[Keys.I243];1;0);0)" office:value-type="float" office:value="0" calcext:value-type="float">
            <text:p>0</text:p>
          </table:table-cell>
          <table:table-cell table:formula="of:=IF([Data.G243]=[Keys.J243];1;0)" office:value-type="float" office:value="0" calcext:value-type="float">
            <text:p>0</text:p>
          </table:table-cell>
          <table:table-cell table:formula="of:=IF([.F243]=0;IF([Data.F243]=[Keys.J243];1;0);0)" office:value-type="float" office:value="0" calcext:value-type="float">
            <text:p>0</text:p>
          </table:table-cell>
          <table:table-cell table:formula="of:=IF([Data.G243]=[Keys.K243];1;0)" office:value-type="float" office:value="0" calcext:value-type="float">
            <text:p>0</text:p>
          </table:table-cell>
          <table:table-cell table:formula="of:=IF([.H243]=0;IF([Data.F243]=[Keys.K243];1;0);0)" office:value-type="float" office:value="0" calcext:value-type="float">
            <text:p>0</text:p>
          </table:table-cell>
          <table:table-cell table:formula="of:=IF([Data.G243]=[Keys.L243];1;0)" office:value-type="float" office:value="0" calcext:value-type="float">
            <text:p>0</text:p>
          </table:table-cell>
          <table:table-cell table:formula="of:=IF([.J243]=0;IF([Data.F243]=[Keys.L24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43];MATCH([Keys.I243];[Keys.$D$2:.$D$9];0))" office:value-type="float" office:value="0" calcext:value-type="float">
            <text:p>0</text:p>
          </table:table-cell>
          <table:table-cell table:formula="of:=[.S243]" office:value-type="float" office:value="0" calcext:value-type="float">
            <text:p>0</text:p>
          </table:table-cell>
          <table:table-cell table:formula="of:=INDEX([Data.$K$2:.$R$359];[Keys.$M243];MATCH([Keys.J243];[Keys.$D$2:.$D$9];0))" office:value-type="float" office:value="1" calcext:value-type="float">
            <text:p>1</text:p>
          </table:table-cell>
          <table:table-cell table:formula="of:=[.U243]" office:value-type="float" office:value="1" calcext:value-type="float">
            <text:p>1</text:p>
          </table:table-cell>
          <table:table-cell table:formula="of:=INDEX([Data.$K$2:.$R$359];[Keys.$M243];MATCH([Keys.K243];[Keys.$D$2:.$D$9];0))" office:value-type="float" office:value="0" calcext:value-type="float">
            <text:p>0</text:p>
          </table:table-cell>
          <table:table-cell table:formula="of:=[.W243]" office:value-type="float" office:value="0" calcext:value-type="float">
            <text:p>0</text:p>
          </table:table-cell>
          <table:table-cell table:formula="of:=INDEX([Data.$K$2:.$R$359];[Keys.$M243];MATCH([Keys.L243];[Keys.$D$2:.$D$9];0))" office:value-type="float" office:value="0" calcext:value-type="float">
            <text:p>0</text:p>
          </table:table-cell>
          <table:table-cell table:formula="of:=[.Y243]" office:value-type="float" office:value="0" calcext:value-type="float">
            <text:p>0</text:p>
          </table:table-cell>
          <table:table-cell table:formula="of:=IF([Data.Z243]=&quot;True&quot;;&quot;Challenged&quot;;IF([Data.AA24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1" calcext:value-type="float">
            <text:p>1</text:p>
          </table:table-cell>
          <table:table-cell table:formula="of:=[.AB243]+[Data.T24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243]+[Data.V24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989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Data.G244]=[Keys.$A$10];1;0)" office:value-type="float" office:value="0" calcext:value-type="float">
            <text:p>0</text:p>
          </table:table-cell>
          <table:table-cell table:formula="of:=IF([.B244]=0;IF([Data.F244]=[Keys.$A$10];1;0);0)" office:value-type="float" office:value="0" calcext:value-type="float">
            <text:p>0</text:p>
          </table:table-cell>
          <table:table-cell table:formula="of:=IF([Data.G244]=[Keys.I244];1;0)" office:value-type="float" office:value="0" calcext:value-type="float">
            <text:p>0</text:p>
          </table:table-cell>
          <table:table-cell table:formula="of:=IF([.D244]=0;IF([Data.F244]=[Keys.I244];1;0);0)" office:value-type="float" office:value="0" calcext:value-type="float">
            <text:p>0</text:p>
          </table:table-cell>
          <table:table-cell table:formula="of:=IF([Data.G244]=[Keys.J244];1;0)" office:value-type="float" office:value="0" calcext:value-type="float">
            <text:p>0</text:p>
          </table:table-cell>
          <table:table-cell table:formula="of:=IF([.F244]=0;IF([Data.F244]=[Keys.J244];1;0);0)" office:value-type="float" office:value="0" calcext:value-type="float">
            <text:p>0</text:p>
          </table:table-cell>
          <table:table-cell table:formula="of:=IF([Data.G244]=[Keys.K244];1;0)" office:value-type="float" office:value="0" calcext:value-type="float">
            <text:p>0</text:p>
          </table:table-cell>
          <table:table-cell table:formula="of:=IF([.H244]=0;IF([Data.F244]=[Keys.K244];1;0);0)" office:value-type="float" office:value="1" calcext:value-type="float">
            <text:p>1</text:p>
          </table:table-cell>
          <table:table-cell table:formula="of:=IF([Data.G244]=[Keys.L244];1;0)" office:value-type="float" office:value="0" calcext:value-type="float">
            <text:p>0</text:p>
          </table:table-cell>
          <table:table-cell table:formula="of:=IF([.J244]=0;IF([Data.F244]=[Keys.L24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44];MATCH([Keys.I244];[Keys.$D$2:.$D$9];0))" office:value-type="float" office:value="0" calcext:value-type="float">
            <text:p>0</text:p>
          </table:table-cell>
          <table:table-cell table:formula="of:=[.S244]" office:value-type="float" office:value="0" calcext:value-type="float">
            <text:p>0</text:p>
          </table:table-cell>
          <table:table-cell table:formula="of:=INDEX([Data.$K$2:.$R$359];[Keys.$M244];MATCH([Keys.J244];[Keys.$D$2:.$D$9];0))" office:value-type="float" office:value="1" calcext:value-type="float">
            <text:p>1</text:p>
          </table:table-cell>
          <table:table-cell table:formula="of:=[.U244]" office:value-type="float" office:value="1" calcext:value-type="float">
            <text:p>1</text:p>
          </table:table-cell>
          <table:table-cell table:formula="of:=INDEX([Data.$K$2:.$R$359];[Keys.$M244];MATCH([Keys.K244];[Keys.$D$2:.$D$9];0))" office:value-type="float" office:value="3" calcext:value-type="float">
            <text:p>3</text:p>
          </table:table-cell>
          <table:table-cell table:formula="of:=[.W244]" office:value-type="float" office:value="3" calcext:value-type="float">
            <text:p>3</text:p>
          </table:table-cell>
          <table:table-cell table:formula="of:=INDEX([Data.$K$2:.$R$359];[Keys.$M244];MATCH([Keys.L244];[Keys.$D$2:.$D$9];0))" office:value-type="float" office:value="0" calcext:value-type="float">
            <text:p>0</text:p>
          </table:table-cell>
          <table:table-cell table:formula="of:=[.Y244]" office:value-type="float" office:value="0" calcext:value-type="float">
            <text:p>0</text:p>
          </table:table-cell>
          <table:table-cell table:formula="of:=IF([Data.Z244]=&quot;True&quot;;&quot;Challenged&quot;;IF([Data.AA244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44]+[Data.T2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44]+[Data.V24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989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IF([Data.G245]=[Keys.$A$10];1;0)" office:value-type="float" office:value="1" calcext:value-type="float">
            <text:p>1</text:p>
          </table:table-cell>
          <table:table-cell table:formula="of:=IF([.B245]=0;IF([Data.F245]=[Keys.$A$10];1;0);0)" office:value-type="float" office:value="0" calcext:value-type="float">
            <text:p>0</text:p>
          </table:table-cell>
          <table:table-cell table:formula="of:=IF([Data.G245]=[Keys.I245];1;0)" office:value-type="float" office:value="0" calcext:value-type="float">
            <text:p>0</text:p>
          </table:table-cell>
          <table:table-cell table:formula="of:=IF([.D245]=0;IF([Data.F245]=[Keys.I245];1;0);0)" office:value-type="float" office:value="0" calcext:value-type="float">
            <text:p>0</text:p>
          </table:table-cell>
          <table:table-cell table:formula="of:=IF([Data.G245]=[Keys.J245];1;0)" office:value-type="float" office:value="0" calcext:value-type="float">
            <text:p>0</text:p>
          </table:table-cell>
          <table:table-cell table:formula="of:=IF([.F245]=0;IF([Data.F245]=[Keys.J245];1;0);0)" office:value-type="float" office:value="0" calcext:value-type="float">
            <text:p>0</text:p>
          </table:table-cell>
          <table:table-cell table:formula="of:=IF([Data.G245]=[Keys.K245];1;0)" office:value-type="float" office:value="0" calcext:value-type="float">
            <text:p>0</text:p>
          </table:table-cell>
          <table:table-cell table:formula="of:=IF([.H245]=0;IF([Data.F245]=[Keys.K245];1;0);0)" office:value-type="float" office:value="0" calcext:value-type="float">
            <text:p>0</text:p>
          </table:table-cell>
          <table:table-cell table:formula="of:=IF([Data.G245]=[Keys.L245];1;0)" office:value-type="float" office:value="0" calcext:value-type="float">
            <text:p>0</text:p>
          </table:table-cell>
          <table:table-cell table:formula="of:=IF([.J245]=0;IF([Data.F245]=[Keys.L245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245];MATCH([Keys.I245];[Keys.$D$2:.$D$9];0))" office:value-type="float" office:value="0" calcext:value-type="float">
            <text:p>0</text:p>
          </table:table-cell>
          <table:table-cell table:formula="of:=[.S245]" office:value-type="float" office:value="0" calcext:value-type="float">
            <text:p>0</text:p>
          </table:table-cell>
          <table:table-cell table:formula="of:=INDEX([Data.$K$2:.$R$359];[Keys.$M245];MATCH([Keys.J245];[Keys.$D$2:.$D$9];0))" office:value-type="float" office:value="1" calcext:value-type="float">
            <text:p>1</text:p>
          </table:table-cell>
          <table:table-cell table:formula="of:=[.U245]" office:value-type="float" office:value="1" calcext:value-type="float">
            <text:p>1</text:p>
          </table:table-cell>
          <table:table-cell table:formula="of:=INDEX([Data.$K$2:.$R$359];[Keys.$M245];MATCH([Keys.K245];[Keys.$D$2:.$D$9];0))" office:value-type="float" office:value="1" calcext:value-type="float">
            <text:p>1</text:p>
          </table:table-cell>
          <table:table-cell table:formula="of:=[.W245]" office:value-type="float" office:value="1" calcext:value-type="float">
            <text:p>1</text:p>
          </table:table-cell>
          <table:table-cell table:formula="of:=INDEX([Data.$K$2:.$R$359];[Keys.$M245];MATCH([Keys.L245];[Keys.$D$2:.$D$9];0))" office:value-type="float" office:value="0" calcext:value-type="float">
            <text:p>0</text:p>
          </table:table-cell>
          <table:table-cell table:formula="of:=[.Y245]" office:value-type="float" office:value="0" calcext:value-type="float">
            <text:p>0</text:p>
          </table:table-cell>
          <table:table-cell table:formula="of:=IF([Data.Z245]=&quot;True&quot;;&quot;Challenged&quot;;IF([Data.AA24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45]+[Data.T2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45]+[Data.V24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989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IF([Data.G246]=[Keys.$A$10];1;0)" office:value-type="float" office:value="0" calcext:value-type="float">
            <text:p>0</text:p>
          </table:table-cell>
          <table:table-cell table:formula="of:=IF([.B246]=0;IF([Data.F246]=[Keys.$A$10];1;0);0)" office:value-type="float" office:value="0" calcext:value-type="float">
            <text:p>0</text:p>
          </table:table-cell>
          <table:table-cell table:formula="of:=IF([Data.G246]=[Keys.I246];1;0)" office:value-type="float" office:value="0" calcext:value-type="float">
            <text:p>0</text:p>
          </table:table-cell>
          <table:table-cell table:formula="of:=IF([.D246]=0;IF([Data.F246]=[Keys.I246];1;0);0)" office:value-type="float" office:value="0" calcext:value-type="float">
            <text:p>0</text:p>
          </table:table-cell>
          <table:table-cell table:formula="of:=IF([Data.G246]=[Keys.J246];1;0)" office:value-type="float" office:value="0" calcext:value-type="float">
            <text:p>0</text:p>
          </table:table-cell>
          <table:table-cell table:formula="of:=IF([.F246]=0;IF([Data.F246]=[Keys.J246];1;0);0)" office:value-type="float" office:value="0" calcext:value-type="float">
            <text:p>0</text:p>
          </table:table-cell>
          <table:table-cell table:formula="of:=IF([Data.G246]=[Keys.K246];1;0)" office:value-type="float" office:value="0" calcext:value-type="float">
            <text:p>0</text:p>
          </table:table-cell>
          <table:table-cell table:formula="of:=IF([.H246]=0;IF([Data.F246]=[Keys.K246];1;0);0)" office:value-type="float" office:value="0" calcext:value-type="float">
            <text:p>0</text:p>
          </table:table-cell>
          <table:table-cell table:formula="of:=IF([Data.G246]=[Keys.L246];1;0)" office:value-type="float" office:value="1" calcext:value-type="float">
            <text:p>1</text:p>
          </table:table-cell>
          <table:table-cell table:formula="of:=IF([.J246]=0;IF([Data.F246]=[Keys.L246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246];MATCH([Keys.I246];[Keys.$D$2:.$D$9];0))" office:value-type="float" office:value="0" calcext:value-type="float">
            <text:p>0</text:p>
          </table:table-cell>
          <table:table-cell table:formula="of:=[.S246]" office:value-type="float" office:value="0" calcext:value-type="float">
            <text:p>0</text:p>
          </table:table-cell>
          <table:table-cell table:formula="of:=INDEX([Data.$K$2:.$R$359];[Keys.$M246];MATCH([Keys.J246];[Keys.$D$2:.$D$9];0))" office:value-type="float" office:value="0" calcext:value-type="float">
            <text:p>0</text:p>
          </table:table-cell>
          <table:table-cell table:formula="of:=[.U246]" office:value-type="float" office:value="0" calcext:value-type="float">
            <text:p>0</text:p>
          </table:table-cell>
          <table:table-cell table:formula="of:=INDEX([Data.$K$2:.$R$359];[Keys.$M246];MATCH([Keys.K246];[Keys.$D$2:.$D$9];0))" office:value-type="float" office:value="0" calcext:value-type="float">
            <text:p>0</text:p>
          </table:table-cell>
          <table:table-cell table:formula="of:=[.W246]" office:value-type="float" office:value="0" calcext:value-type="float">
            <text:p>0</text:p>
          </table:table-cell>
          <table:table-cell table:formula="of:=INDEX([Data.$K$2:.$R$359];[Keys.$M246];MATCH([Keys.L246];[Keys.$D$2:.$D$9];0))" office:value-type="float" office:value="1" calcext:value-type="float">
            <text:p>1</text:p>
          </table:table-cell>
          <table:table-cell table:formula="of:=[.Y246]" office:value-type="float" office:value="1" calcext:value-type="float">
            <text:p>1</text:p>
          </table:table-cell>
          <table:table-cell table:formula="of:=IF([Data.Z246]=&quot;True&quot;;&quot;Challenged&quot;;IF([Data.AA246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46]+[Data.T2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46]+[Data.V24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989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IF([Data.G247]=[Keys.$A$10];1;0)" office:value-type="float" office:value="0" calcext:value-type="float">
            <text:p>0</text:p>
          </table:table-cell>
          <table:table-cell table:formula="of:=IF([.B247]=0;IF([Data.F247]=[Keys.$A$10];1;0);0)" office:value-type="float" office:value="0" calcext:value-type="float">
            <text:p>0</text:p>
          </table:table-cell>
          <table:table-cell table:formula="of:=IF([Data.G247]=[Keys.I247];1;0)" office:value-type="float" office:value="0" calcext:value-type="float">
            <text:p>0</text:p>
          </table:table-cell>
          <table:table-cell table:formula="of:=IF([.D247]=0;IF([Data.F247]=[Keys.I247];1;0);0)" office:value-type="float" office:value="0" calcext:value-type="float">
            <text:p>0</text:p>
          </table:table-cell>
          <table:table-cell table:formula="of:=IF([Data.G247]=[Keys.J247];1;0)" office:value-type="float" office:value="0" calcext:value-type="float">
            <text:p>0</text:p>
          </table:table-cell>
          <table:table-cell table:formula="of:=IF([.F247]=0;IF([Data.F247]=[Keys.J247];1;0);0)" office:value-type="float" office:value="0" calcext:value-type="float">
            <text:p>0</text:p>
          </table:table-cell>
          <table:table-cell table:formula="of:=IF([Data.G247]=[Keys.K247];1;0)" office:value-type="float" office:value="0" calcext:value-type="float">
            <text:p>0</text:p>
          </table:table-cell>
          <table:table-cell table:formula="of:=IF([.H247]=0;IF([Data.F247]=[Keys.K247];1;0);0)" office:value-type="float" office:value="1" calcext:value-type="float">
            <text:p>1</text:p>
          </table:table-cell>
          <table:table-cell table:formula="of:=IF([Data.G247]=[Keys.L247];1;0)" office:value-type="float" office:value="0" calcext:value-type="float">
            <text:p>0</text:p>
          </table:table-cell>
          <table:table-cell table:formula="of:=IF([.J247]=0;IF([Data.F247]=[Keys.L24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47];MATCH([Keys.I247];[Keys.$D$2:.$D$9];0))" office:value-type="float" office:value="0" calcext:value-type="float">
            <text:p>0</text:p>
          </table:table-cell>
          <table:table-cell table:formula="of:=[.S247]" office:value-type="float" office:value="0" calcext:value-type="float">
            <text:p>0</text:p>
          </table:table-cell>
          <table:table-cell table:formula="of:=INDEX([Data.$K$2:.$R$359];[Keys.$M247];MATCH([Keys.J247];[Keys.$D$2:.$D$9];0))" office:value-type="float" office:value="0" calcext:value-type="float">
            <text:p>0</text:p>
          </table:table-cell>
          <table:table-cell table:formula="of:=[.U247]" office:value-type="float" office:value="0" calcext:value-type="float">
            <text:p>0</text:p>
          </table:table-cell>
          <table:table-cell table:formula="of:=INDEX([Data.$K$2:.$R$359];[Keys.$M247];MATCH([Keys.K247];[Keys.$D$2:.$D$9];0))" office:value-type="float" office:value="2" calcext:value-type="float">
            <text:p>2</text:p>
          </table:table-cell>
          <table:table-cell table:formula="of:=[.W247]" office:value-type="float" office:value="2" calcext:value-type="float">
            <text:p>2</text:p>
          </table:table-cell>
          <table:table-cell table:formula="of:=INDEX([Data.$K$2:.$R$359];[Keys.$M247];MATCH([Keys.L247];[Keys.$D$2:.$D$9];0))" office:value-type="float" office:value="0" calcext:value-type="float">
            <text:p>0</text:p>
          </table:table-cell>
          <table:table-cell table:formula="of:=[.Y247]" office:value-type="float" office:value="0" calcext:value-type="float">
            <text:p>0</text:p>
          </table:table-cell>
          <table:table-cell table:formula="of:=IF([Data.Z247]=&quot;True&quot;;&quot;Challenged&quot;;IF([Data.AA247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47]+[Data.T24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247]+[Data.V24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989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IF([Data.G248]=[Keys.$A$10];1;0)" office:value-type="float" office:value="0" calcext:value-type="float">
            <text:p>0</text:p>
          </table:table-cell>
          <table:table-cell table:formula="of:=IF([.B248]=0;IF([Data.F248]=[Keys.$A$10];1;0);0)" office:value-type="float" office:value="0" calcext:value-type="float">
            <text:p>0</text:p>
          </table:table-cell>
          <table:table-cell table:formula="of:=IF([Data.G248]=[Keys.I248];1;0)" office:value-type="float" office:value="0" calcext:value-type="float">
            <text:p>0</text:p>
          </table:table-cell>
          <table:table-cell table:formula="of:=IF([.D248]=0;IF([Data.F248]=[Keys.I248];1;0);0)" office:value-type="float" office:value="0" calcext:value-type="float">
            <text:p>0</text:p>
          </table:table-cell>
          <table:table-cell table:formula="of:=IF([Data.G248]=[Keys.J248];1;0)" office:value-type="float" office:value="0" calcext:value-type="float">
            <text:p>0</text:p>
          </table:table-cell>
          <table:table-cell table:formula="of:=IF([.F248]=0;IF([Data.F248]=[Keys.J248];1;0);0)" office:value-type="float" office:value="0" calcext:value-type="float">
            <text:p>0</text:p>
          </table:table-cell>
          <table:table-cell table:formula="of:=IF([Data.G248]=[Keys.K248];1;0)" office:value-type="float" office:value="0" calcext:value-type="float">
            <text:p>0</text:p>
          </table:table-cell>
          <table:table-cell table:formula="of:=IF([.H248]=0;IF([Data.F248]=[Keys.K248];1;0);0)" office:value-type="float" office:value="0" calcext:value-type="float">
            <text:p>0</text:p>
          </table:table-cell>
          <table:table-cell table:formula="of:=IF([Data.G248]=[Keys.L248];1;0)" office:value-type="float" office:value="0" calcext:value-type="float">
            <text:p>0</text:p>
          </table:table-cell>
          <table:table-cell table:formula="of:=IF([.J248]=0;IF([Data.F248]=[Keys.L24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48];MATCH([Keys.I248];[Keys.$D$2:.$D$9];0))" office:value-type="float" office:value="0" calcext:value-type="float">
            <text:p>0</text:p>
          </table:table-cell>
          <table:table-cell table:formula="of:=[.S248]" office:value-type="float" office:value="0" calcext:value-type="float">
            <text:p>0</text:p>
          </table:table-cell>
          <table:table-cell table:formula="of:=INDEX([Data.$K$2:.$R$359];[Keys.$M248];MATCH([Keys.J248];[Keys.$D$2:.$D$9];0))" office:value-type="float" office:value="0" calcext:value-type="float">
            <text:p>0</text:p>
          </table:table-cell>
          <table:table-cell table:formula="of:=[.U248]" office:value-type="float" office:value="0" calcext:value-type="float">
            <text:p>0</text:p>
          </table:table-cell>
          <table:table-cell table:formula="of:=INDEX([Data.$K$2:.$R$359];[Keys.$M248];MATCH([Keys.K248];[Keys.$D$2:.$D$9];0))" office:value-type="float" office:value="0" calcext:value-type="float">
            <text:p>0</text:p>
          </table:table-cell>
          <table:table-cell table:formula="of:=[.W248]" office:value-type="float" office:value="0" calcext:value-type="float">
            <text:p>0</text:p>
          </table:table-cell>
          <table:table-cell table:formula="of:=INDEX([Data.$K$2:.$R$359];[Keys.$M248];MATCH([Keys.L248];[Keys.$D$2:.$D$9];0))" office:value-type="float" office:value="0" calcext:value-type="float">
            <text:p>0</text:p>
          </table:table-cell>
          <table:table-cell table:formula="of:=[.Y248]" office:value-type="float" office:value="0" calcext:value-type="float">
            <text:p>0</text:p>
          </table:table-cell>
          <table:table-cell table:formula="of:=IF([Data.Z248]=&quot;True&quot;;&quot;Challenged&quot;;IF([Data.AA24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48]+[Data.T2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48]+[Data.V24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989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formula="of:=IF([Data.G249]=[Keys.$A$10];1;0)" office:value-type="float" office:value="0" calcext:value-type="float">
            <text:p>0</text:p>
          </table:table-cell>
          <table:table-cell table:formula="of:=IF([.B249]=0;IF([Data.F249]=[Keys.$A$10];1;0);0)" office:value-type="float" office:value="0" calcext:value-type="float">
            <text:p>0</text:p>
          </table:table-cell>
          <table:table-cell table:formula="of:=IF([Data.G249]=[Keys.I249];1;0)" office:value-type="float" office:value="0" calcext:value-type="float">
            <text:p>0</text:p>
          </table:table-cell>
          <table:table-cell table:formula="of:=IF([.D249]=0;IF([Data.F249]=[Keys.I249];1;0);0)" office:value-type="float" office:value="0" calcext:value-type="float">
            <text:p>0</text:p>
          </table:table-cell>
          <table:table-cell table:formula="of:=IF([Data.G249]=[Keys.J249];1;0)" office:value-type="float" office:value="0" calcext:value-type="float">
            <text:p>0</text:p>
          </table:table-cell>
          <table:table-cell table:formula="of:=IF([.F249]=0;IF([Data.F249]=[Keys.J249];1;0);0)" office:value-type="float" office:value="0" calcext:value-type="float">
            <text:p>0</text:p>
          </table:table-cell>
          <table:table-cell table:formula="of:=IF([Data.G249]=[Keys.K249];1;0)" office:value-type="float" office:value="0" calcext:value-type="float">
            <text:p>0</text:p>
          </table:table-cell>
          <table:table-cell table:formula="of:=IF([.H249]=0;IF([Data.F249]=[Keys.K249];1;0);0)" office:value-type="float" office:value="0" calcext:value-type="float">
            <text:p>0</text:p>
          </table:table-cell>
          <table:table-cell table:formula="of:=IF([Data.G249]=[Keys.L249];1;0)" office:value-type="float" office:value="0" calcext:value-type="float">
            <text:p>0</text:p>
          </table:table-cell>
          <table:table-cell table:formula="of:=IF([.J249]=0;IF([Data.F249]=[Keys.L24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49];MATCH([Keys.I249];[Keys.$D$2:.$D$9];0))" office:value-type="float" office:value="0" calcext:value-type="float">
            <text:p>0</text:p>
          </table:table-cell>
          <table:table-cell table:formula="of:=[.S249]" office:value-type="float" office:value="0" calcext:value-type="float">
            <text:p>0</text:p>
          </table:table-cell>
          <table:table-cell table:formula="of:=INDEX([Data.$K$2:.$R$359];[Keys.$M249];MATCH([Keys.J249];[Keys.$D$2:.$D$9];0))" office:value-type="float" office:value="2" calcext:value-type="float">
            <text:p>2</text:p>
          </table:table-cell>
          <table:table-cell table:formula="of:=[.U249]" office:value-type="float" office:value="2" calcext:value-type="float">
            <text:p>2</text:p>
          </table:table-cell>
          <table:table-cell table:formula="of:=INDEX([Data.$K$2:.$R$359];[Keys.$M249];MATCH([Keys.K249];[Keys.$D$2:.$D$9];0))" office:value-type="float" office:value="0" calcext:value-type="float">
            <text:p>0</text:p>
          </table:table-cell>
          <table:table-cell table:formula="of:=[.W249]" office:value-type="float" office:value="0" calcext:value-type="float">
            <text:p>0</text:p>
          </table:table-cell>
          <table:table-cell table:formula="of:=INDEX([Data.$K$2:.$R$359];[Keys.$M249];MATCH([Keys.L249];[Keys.$D$2:.$D$9];0))" office:value-type="float" office:value="0" calcext:value-type="float">
            <text:p>0</text:p>
          </table:table-cell>
          <table:table-cell table:formula="of:=[.Y249]" office:value-type="float" office:value="0" calcext:value-type="float">
            <text:p>0</text:p>
          </table:table-cell>
          <table:table-cell table:formula="of:=IF([Data.Z249]=&quot;True&quot;;&quot;Challenged&quot;;IF([Data.AA24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49]+[Data.T2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49]+[Data.V24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989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IF([Data.G250]=[Keys.$A$10];1;0)" office:value-type="float" office:value="0" calcext:value-type="float">
            <text:p>0</text:p>
          </table:table-cell>
          <table:table-cell table:formula="of:=IF([.B250]=0;IF([Data.F250]=[Keys.$A$10];1;0);0)" office:value-type="float" office:value="0" calcext:value-type="float">
            <text:p>0</text:p>
          </table:table-cell>
          <table:table-cell table:formula="of:=IF([Data.G250]=[Keys.I250];1;0)" office:value-type="float" office:value="0" calcext:value-type="float">
            <text:p>0</text:p>
          </table:table-cell>
          <table:table-cell table:formula="of:=IF([.D250]=0;IF([Data.F250]=[Keys.I250];1;0);0)" office:value-type="float" office:value="0" calcext:value-type="float">
            <text:p>0</text:p>
          </table:table-cell>
          <table:table-cell table:formula="of:=IF([Data.G250]=[Keys.J250];1;0)" office:value-type="float" office:value="0" calcext:value-type="float">
            <text:p>0</text:p>
          </table:table-cell>
          <table:table-cell table:formula="of:=IF([.F250]=0;IF([Data.F250]=[Keys.J250];1;0);0)" office:value-type="float" office:value="0" calcext:value-type="float">
            <text:p>0</text:p>
          </table:table-cell>
          <table:table-cell table:formula="of:=IF([Data.G250]=[Keys.K250];1;0)" office:value-type="float" office:value="0" calcext:value-type="float">
            <text:p>0</text:p>
          </table:table-cell>
          <table:table-cell table:formula="of:=IF([.H250]=0;IF([Data.F250]=[Keys.K250];1;0);0)" office:value-type="float" office:value="0" calcext:value-type="float">
            <text:p>0</text:p>
          </table:table-cell>
          <table:table-cell table:formula="of:=IF([Data.G250]=[Keys.L250];1;0)" office:value-type="float" office:value="0" calcext:value-type="float">
            <text:p>0</text:p>
          </table:table-cell>
          <table:table-cell table:formula="of:=IF([.J250]=0;IF([Data.F250]=[Keys.L250];1;0);0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250];MATCH([Keys.I250];[Keys.$D$2:.$D$9];0))" office:value-type="float" office:value="0" calcext:value-type="float">
            <text:p>0</text:p>
          </table:table-cell>
          <table:table-cell table:formula="of:=[.S250]" office:value-type="float" office:value="0" calcext:value-type="float">
            <text:p>0</text:p>
          </table:table-cell>
          <table:table-cell table:formula="of:=INDEX([Data.$K$2:.$R$359];[Keys.$M250];MATCH([Keys.J250];[Keys.$D$2:.$D$9];0))" office:value-type="float" office:value="0" calcext:value-type="float">
            <text:p>0</text:p>
          </table:table-cell>
          <table:table-cell table:formula="of:=[.U250]" office:value-type="float" office:value="0" calcext:value-type="float">
            <text:p>0</text:p>
          </table:table-cell>
          <table:table-cell table:formula="of:=INDEX([Data.$K$2:.$R$359];[Keys.$M250];MATCH([Keys.K250];[Keys.$D$2:.$D$9];0))" office:value-type="float" office:value="0" calcext:value-type="float">
            <text:p>0</text:p>
          </table:table-cell>
          <table:table-cell table:formula="of:=[.W250]" office:value-type="float" office:value="0" calcext:value-type="float">
            <text:p>0</text:p>
          </table:table-cell>
          <table:table-cell table:formula="of:=INDEX([Data.$K$2:.$R$359];[Keys.$M250];MATCH([Keys.L250];[Keys.$D$2:.$D$9];0))" office:value-type="float" office:value="0" calcext:value-type="float">
            <text:p>0</text:p>
          </table:table-cell>
          <table:table-cell table:formula="of:=[.Y250]" office:value-type="float" office:value="0" calcext:value-type="float">
            <text:p>0</text:p>
          </table:table-cell>
          <table:table-cell table:formula="of:=IF([Data.Z250]=&quot;True&quot;;&quot;Challenged&quot;;IF([Data.AA25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50]+[Data.T2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50]+[Data.V25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989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formula="of:=IF([Data.G251]=[Keys.$A$10];1;0)" office:value-type="float" office:value="0" calcext:value-type="float">
            <text:p>0</text:p>
          </table:table-cell>
          <table:table-cell table:formula="of:=IF([.B251]=0;IF([Data.F251]=[Keys.$A$10];1;0);0)" office:value-type="float" office:value="0" calcext:value-type="float">
            <text:p>0</text:p>
          </table:table-cell>
          <table:table-cell table:formula="of:=IF([Data.G251]=[Keys.I251];1;0)" office:value-type="float" office:value="0" calcext:value-type="float">
            <text:p>0</text:p>
          </table:table-cell>
          <table:table-cell table:formula="of:=IF([.D251]=0;IF([Data.F251]=[Keys.I251];1;0);0)" office:value-type="float" office:value="0" calcext:value-type="float">
            <text:p>0</text:p>
          </table:table-cell>
          <table:table-cell table:formula="of:=IF([Data.G251]=[Keys.J251];1;0)" office:value-type="float" office:value="0" calcext:value-type="float">
            <text:p>0</text:p>
          </table:table-cell>
          <table:table-cell table:formula="of:=IF([.F251]=0;IF([Data.F251]=[Keys.J251];1;0);0)" office:value-type="float" office:value="0" calcext:value-type="float">
            <text:p>0</text:p>
          </table:table-cell>
          <table:table-cell table:formula="of:=IF([Data.G251]=[Keys.K251];1;0)" office:value-type="float" office:value="0" calcext:value-type="float">
            <text:p>0</text:p>
          </table:table-cell>
          <table:table-cell table:formula="of:=IF([.H251]=0;IF([Data.F251]=[Keys.K251];1;0);0)" office:value-type="float" office:value="0" calcext:value-type="float">
            <text:p>0</text:p>
          </table:table-cell>
          <table:table-cell table:formula="of:=IF([Data.G251]=[Keys.L251];1;0)" office:value-type="float" office:value="0" calcext:value-type="float">
            <text:p>0</text:p>
          </table:table-cell>
          <table:table-cell table:formula="of:=IF([.J251]=0;IF([Data.F251]=[Keys.L251];1;0);0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51];MATCH([Keys.I251];[Keys.$D$2:.$D$9];0))" office:value-type="float" office:value="0" calcext:value-type="float">
            <text:p>0</text:p>
          </table:table-cell>
          <table:table-cell table:formula="of:=[.S251]" office:value-type="float" office:value="0" calcext:value-type="float">
            <text:p>0</text:p>
          </table:table-cell>
          <table:table-cell table:formula="of:=INDEX([Data.$K$2:.$R$359];[Keys.$M251];MATCH([Keys.J251];[Keys.$D$2:.$D$9];0))" office:value-type="float" office:value="0" calcext:value-type="float">
            <text:p>0</text:p>
          </table:table-cell>
          <table:table-cell table:formula="of:=[.U251]" office:value-type="float" office:value="0" calcext:value-type="float">
            <text:p>0</text:p>
          </table:table-cell>
          <table:table-cell table:formula="of:=INDEX([Data.$K$2:.$R$359];[Keys.$M251];MATCH([Keys.K251];[Keys.$D$2:.$D$9];0))" office:value-type="float" office:value="0" calcext:value-type="float">
            <text:p>0</text:p>
          </table:table-cell>
          <table:table-cell table:formula="of:=[.W251]" office:value-type="float" office:value="0" calcext:value-type="float">
            <text:p>0</text:p>
          </table:table-cell>
          <table:table-cell table:formula="of:=INDEX([Data.$K$2:.$R$359];[Keys.$M251];MATCH([Keys.L251];[Keys.$D$2:.$D$9];0))" office:value-type="float" office:value="0" calcext:value-type="float">
            <text:p>0</text:p>
          </table:table-cell>
          <table:table-cell table:formula="of:=[.Y251]" office:value-type="float" office:value="0" calcext:value-type="float">
            <text:p>0</text:p>
          </table:table-cell>
          <table:table-cell table:formula="of:=IF([Data.Z251]=&quot;True&quot;;&quot;Challenged&quot;;IF([Data.AA251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51]+[Data.T2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51]+[Data.V25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989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formula="of:=IF([Data.G252]=[Keys.$A$10];1;0)" office:value-type="float" office:value="0" calcext:value-type="float">
            <text:p>0</text:p>
          </table:table-cell>
          <table:table-cell table:formula="of:=IF([.B252]=0;IF([Data.F252]=[Keys.$A$10];1;0);0)" office:value-type="float" office:value="0" calcext:value-type="float">
            <text:p>0</text:p>
          </table:table-cell>
          <table:table-cell table:formula="of:=IF([Data.G252]=[Keys.I252];1;0)" office:value-type="float" office:value="0" calcext:value-type="float">
            <text:p>0</text:p>
          </table:table-cell>
          <table:table-cell table:formula="of:=IF([.D252]=0;IF([Data.F252]=[Keys.I252];1;0);0)" office:value-type="float" office:value="0" calcext:value-type="float">
            <text:p>0</text:p>
          </table:table-cell>
          <table:table-cell table:formula="of:=IF([Data.G252]=[Keys.J252];1;0)" office:value-type="float" office:value="0" calcext:value-type="float">
            <text:p>0</text:p>
          </table:table-cell>
          <table:table-cell table:formula="of:=IF([.F252]=0;IF([Data.F252]=[Keys.J252];1;0);0)" office:value-type="float" office:value="0" calcext:value-type="float">
            <text:p>0</text:p>
          </table:table-cell>
          <table:table-cell table:formula="of:=IF([Data.G252]=[Keys.K252];1;0)" office:value-type="float" office:value="0" calcext:value-type="float">
            <text:p>0</text:p>
          </table:table-cell>
          <table:table-cell table:formula="of:=IF([.H252]=0;IF([Data.F252]=[Keys.K252];1;0);0)" office:value-type="float" office:value="0" calcext:value-type="float">
            <text:p>0</text:p>
          </table:table-cell>
          <table:table-cell table:formula="of:=IF([Data.G252]=[Keys.L252];1;0)" office:value-type="float" office:value="0" calcext:value-type="float">
            <text:p>0</text:p>
          </table:table-cell>
          <table:table-cell table:formula="of:=IF([.J252]=0;IF([Data.F252]=[Keys.L25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52];MATCH([Keys.I252];[Keys.$D$2:.$D$9];0))" office:value-type="float" office:value="0" calcext:value-type="float">
            <text:p>0</text:p>
          </table:table-cell>
          <table:table-cell table:formula="of:=[.S252]" office:value-type="float" office:value="0" calcext:value-type="float">
            <text:p>0</text:p>
          </table:table-cell>
          <table:table-cell table:formula="of:=INDEX([Data.$K$2:.$R$359];[Keys.$M252];MATCH([Keys.J252];[Keys.$D$2:.$D$9];0))" office:value-type="float" office:value="0" calcext:value-type="float">
            <text:p>0</text:p>
          </table:table-cell>
          <table:table-cell table:formula="of:=[.U252]" office:value-type="float" office:value="0" calcext:value-type="float">
            <text:p>0</text:p>
          </table:table-cell>
          <table:table-cell table:formula="of:=INDEX([Data.$K$2:.$R$359];[Keys.$M252];MATCH([Keys.K252];[Keys.$D$2:.$D$9];0))" office:value-type="float" office:value="0" calcext:value-type="float">
            <text:p>0</text:p>
          </table:table-cell>
          <table:table-cell table:formula="of:=[.W252]" office:value-type="float" office:value="0" calcext:value-type="float">
            <text:p>0</text:p>
          </table:table-cell>
          <table:table-cell table:formula="of:=INDEX([Data.$K$2:.$R$359];[Keys.$M252];MATCH([Keys.L252];[Keys.$D$2:.$D$9];0))" office:value-type="float" office:value="0" calcext:value-type="float">
            <text:p>0</text:p>
          </table:table-cell>
          <table:table-cell table:formula="of:=[.Y252]" office:value-type="float" office:value="0" calcext:value-type="float">
            <text:p>0</text:p>
          </table:table-cell>
          <table:table-cell table:formula="of:=IF([Data.Z252]=&quot;True&quot;;&quot;Challenged&quot;;IF([Data.AA25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52]+[Data.T25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52]+[Data.V25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989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IF([Data.G253]=[Keys.$A$10];1;0)" office:value-type="float" office:value="0" calcext:value-type="float">
            <text:p>0</text:p>
          </table:table-cell>
          <table:table-cell table:formula="of:=IF([.B253]=0;IF([Data.F253]=[Keys.$A$10];1;0);0)" office:value-type="float" office:value="0" calcext:value-type="float">
            <text:p>0</text:p>
          </table:table-cell>
          <table:table-cell table:formula="of:=IF([Data.G253]=[Keys.I253];1;0)" office:value-type="float" office:value="0" calcext:value-type="float">
            <text:p>0</text:p>
          </table:table-cell>
          <table:table-cell table:formula="of:=IF([.D253]=0;IF([Data.F253]=[Keys.I253];1;0);0)" office:value-type="float" office:value="0" calcext:value-type="float">
            <text:p>0</text:p>
          </table:table-cell>
          <table:table-cell table:formula="of:=IF([Data.G253]=[Keys.J253];1;0)" office:value-type="float" office:value="0" calcext:value-type="float">
            <text:p>0</text:p>
          </table:table-cell>
          <table:table-cell table:formula="of:=IF([.F253]=0;IF([Data.F253]=[Keys.J253];1;0);0)" office:value-type="float" office:value="0" calcext:value-type="float">
            <text:p>0</text:p>
          </table:table-cell>
          <table:table-cell table:formula="of:=IF([Data.G253]=[Keys.K253];1;0)" office:value-type="float" office:value="0" calcext:value-type="float">
            <text:p>0</text:p>
          </table:table-cell>
          <table:table-cell table:formula="of:=IF([.H253]=0;IF([Data.F253]=[Keys.K253];1;0);0)" office:value-type="float" office:value="0" calcext:value-type="float">
            <text:p>0</text:p>
          </table:table-cell>
          <table:table-cell table:formula="of:=IF([Data.G253]=[Keys.L253];1;0)" office:value-type="float" office:value="0" calcext:value-type="float">
            <text:p>0</text:p>
          </table:table-cell>
          <table:table-cell table:formula="of:=IF([.J253]=0;IF([Data.F253]=[Keys.L25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53];MATCH([Keys.I253];[Keys.$D$2:.$D$9];0))" office:value-type="float" office:value="0" calcext:value-type="float">
            <text:p>0</text:p>
          </table:table-cell>
          <table:table-cell table:formula="of:=[.S253]" office:value-type="float" office:value="0" calcext:value-type="float">
            <text:p>0</text:p>
          </table:table-cell>
          <table:table-cell table:formula="of:=INDEX([Data.$K$2:.$R$359];[Keys.$M253];MATCH([Keys.J253];[Keys.$D$2:.$D$9];0))" office:value-type="float" office:value="0" calcext:value-type="float">
            <text:p>0</text:p>
          </table:table-cell>
          <table:table-cell table:formula="of:=[.U253]" office:value-type="float" office:value="0" calcext:value-type="float">
            <text:p>0</text:p>
          </table:table-cell>
          <table:table-cell table:formula="of:=INDEX([Data.$K$2:.$R$359];[Keys.$M253];MATCH([Keys.K253];[Keys.$D$2:.$D$9];0))" office:value-type="float" office:value="0" calcext:value-type="float">
            <text:p>0</text:p>
          </table:table-cell>
          <table:table-cell table:formula="of:=[.W253]" office:value-type="float" office:value="0" calcext:value-type="float">
            <text:p>0</text:p>
          </table:table-cell>
          <table:table-cell table:formula="of:=INDEX([Data.$K$2:.$R$359];[Keys.$M253];MATCH([Keys.L253];[Keys.$D$2:.$D$9];0))" office:value-type="float" office:value="0" calcext:value-type="float">
            <text:p>0</text:p>
          </table:table-cell>
          <table:table-cell table:formula="of:=[.Y253]" office:value-type="float" office:value="0" calcext:value-type="float">
            <text:p>0</text:p>
          </table:table-cell>
          <table:table-cell table:formula="of:=IF([Data.Z253]=&quot;True&quot;;&quot;Challenged&quot;;IF([Data.AA25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53]+[Data.T2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53]+[Data.V25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989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formula="of:=IF([Data.G254]=[Keys.$A$10];1;0)" office:value-type="float" office:value="1" calcext:value-type="float">
            <text:p>1</text:p>
          </table:table-cell>
          <table:table-cell table:formula="of:=IF([.B254]=0;IF([Data.F254]=[Keys.$A$10];1;0);0)" office:value-type="float" office:value="0" calcext:value-type="float">
            <text:p>0</text:p>
          </table:table-cell>
          <table:table-cell table:formula="of:=IF([Data.G254]=[Keys.I254];1;0)" office:value-type="float" office:value="0" calcext:value-type="float">
            <text:p>0</text:p>
          </table:table-cell>
          <table:table-cell table:formula="of:=IF([.D254]=0;IF([Data.F254]=[Keys.I254];1;0);0)" office:value-type="float" office:value="0" calcext:value-type="float">
            <text:p>0</text:p>
          </table:table-cell>
          <table:table-cell table:formula="of:=IF([Data.G254]=[Keys.J254];1;0)" office:value-type="float" office:value="0" calcext:value-type="float">
            <text:p>0</text:p>
          </table:table-cell>
          <table:table-cell table:formula="of:=IF([.F254]=0;IF([Data.F254]=[Keys.J254];1;0);0)" office:value-type="float" office:value="0" calcext:value-type="float">
            <text:p>0</text:p>
          </table:table-cell>
          <table:table-cell table:formula="of:=IF([Data.G254]=[Keys.K254];1;0)" office:value-type="float" office:value="0" calcext:value-type="float">
            <text:p>0</text:p>
          </table:table-cell>
          <table:table-cell table:formula="of:=IF([.H254]=0;IF([Data.F254]=[Keys.K254];1;0);0)" office:value-type="float" office:value="0" calcext:value-type="float">
            <text:p>0</text:p>
          </table:table-cell>
          <table:table-cell table:formula="of:=IF([Data.G254]=[Keys.L254];1;0)" office:value-type="float" office:value="0" calcext:value-type="float">
            <text:p>0</text:p>
          </table:table-cell>
          <table:table-cell table:formula="of:=IF([.J254]=0;IF([Data.F254]=[Keys.L254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NDEX([Data.$K$2:.$R$359];[Keys.$M254];MATCH([Keys.I254];[Keys.$D$2:.$D$9];0))" office:value-type="float" office:value="0" calcext:value-type="float">
            <text:p>0</text:p>
          </table:table-cell>
          <table:table-cell table:formula="of:=[.S254]" office:value-type="float" office:value="0" calcext:value-type="float">
            <text:p>0</text:p>
          </table:table-cell>
          <table:table-cell table:formula="of:=INDEX([Data.$K$2:.$R$359];[Keys.$M254];MATCH([Keys.J254];[Keys.$D$2:.$D$9];0))" office:value-type="float" office:value="1" calcext:value-type="float">
            <text:p>1</text:p>
          </table:table-cell>
          <table:table-cell table:formula="of:=[.U254]" office:value-type="float" office:value="1" calcext:value-type="float">
            <text:p>1</text:p>
          </table:table-cell>
          <table:table-cell table:formula="of:=INDEX([Data.$K$2:.$R$359];[Keys.$M254];MATCH([Keys.K254];[Keys.$D$2:.$D$9];0))" office:value-type="float" office:value="0" calcext:value-type="float">
            <text:p>0</text:p>
          </table:table-cell>
          <table:table-cell table:formula="of:=[.W254]" office:value-type="float" office:value="0" calcext:value-type="float">
            <text:p>0</text:p>
          </table:table-cell>
          <table:table-cell table:formula="of:=INDEX([Data.$K$2:.$R$359];[Keys.$M254];MATCH([Keys.L254];[Keys.$D$2:.$D$9];0))" office:value-type="float" office:value="0" calcext:value-type="float">
            <text:p>0</text:p>
          </table:table-cell>
          <table:table-cell table:formula="of:=[.Y254]" office:value-type="float" office:value="0" calcext:value-type="float">
            <text:p>0</text:p>
          </table:table-cell>
          <table:table-cell table:formula="of:=IF([Data.Z254]=&quot;True&quot;;&quot;Challenged&quot;;IF([Data.AA254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54]+[Data.T2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54]+[Data.V25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989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formula="of:=IF([Data.G255]=[Keys.$A$10];1;0)" office:value-type="float" office:value="0" calcext:value-type="float">
            <text:p>0</text:p>
          </table:table-cell>
          <table:table-cell table:formula="of:=IF([.B255]=0;IF([Data.F255]=[Keys.$A$10];1;0);0)" office:value-type="float" office:value="0" calcext:value-type="float">
            <text:p>0</text:p>
          </table:table-cell>
          <table:table-cell table:formula="of:=IF([Data.G255]=[Keys.I255];1;0)" office:value-type="float" office:value="0" calcext:value-type="float">
            <text:p>0</text:p>
          </table:table-cell>
          <table:table-cell table:formula="of:=IF([.D255]=0;IF([Data.F255]=[Keys.I255];1;0);0)" office:value-type="float" office:value="0" calcext:value-type="float">
            <text:p>0</text:p>
          </table:table-cell>
          <table:table-cell table:formula="of:=IF([Data.G255]=[Keys.J255];1;0)" office:value-type="float" office:value="0" calcext:value-type="float">
            <text:p>0</text:p>
          </table:table-cell>
          <table:table-cell table:formula="of:=IF([.F255]=0;IF([Data.F255]=[Keys.J255];1;0);0)" office:value-type="float" office:value="0" calcext:value-type="float">
            <text:p>0</text:p>
          </table:table-cell>
          <table:table-cell table:formula="of:=IF([Data.G255]=[Keys.K255];1;0)" office:value-type="float" office:value="0" calcext:value-type="float">
            <text:p>0</text:p>
          </table:table-cell>
          <table:table-cell table:formula="of:=IF([.H255]=0;IF([Data.F255]=[Keys.K255];1;0);0)" office:value-type="float" office:value="0" calcext:value-type="float">
            <text:p>0</text:p>
          </table:table-cell>
          <table:table-cell table:formula="of:=IF([Data.G255]=[Keys.L255];1;0)" office:value-type="float" office:value="0" calcext:value-type="float">
            <text:p>0</text:p>
          </table:table-cell>
          <table:table-cell table:formula="of:=IF([.J255]=0;IF([Data.F255]=[Keys.L25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55];MATCH([Keys.I255];[Keys.$D$2:.$D$9];0))" office:value-type="float" office:value="0" calcext:value-type="float">
            <text:p>0</text:p>
          </table:table-cell>
          <table:table-cell table:formula="of:=[.S255]" office:value-type="float" office:value="0" calcext:value-type="float">
            <text:p>0</text:p>
          </table:table-cell>
          <table:table-cell table:formula="of:=INDEX([Data.$K$2:.$R$359];[Keys.$M255];MATCH([Keys.J255];[Keys.$D$2:.$D$9];0))" office:value-type="float" office:value="0" calcext:value-type="float">
            <text:p>0</text:p>
          </table:table-cell>
          <table:table-cell table:formula="of:=[.U255]" office:value-type="float" office:value="0" calcext:value-type="float">
            <text:p>0</text:p>
          </table:table-cell>
          <table:table-cell table:formula="of:=INDEX([Data.$K$2:.$R$359];[Keys.$M255];MATCH([Keys.K255];[Keys.$D$2:.$D$9];0))" office:value-type="float" office:value="0" calcext:value-type="float">
            <text:p>0</text:p>
          </table:table-cell>
          <table:table-cell table:formula="of:=[.W255]" office:value-type="float" office:value="0" calcext:value-type="float">
            <text:p>0</text:p>
          </table:table-cell>
          <table:table-cell table:formula="of:=INDEX([Data.$K$2:.$R$359];[Keys.$M255];MATCH([Keys.L255];[Keys.$D$2:.$D$9];0))" office:value-type="float" office:value="2" calcext:value-type="float">
            <text:p>2</text:p>
          </table:table-cell>
          <table:table-cell table:formula="of:=[.Y255]" office:value-type="float" office:value="2" calcext:value-type="float">
            <text:p>2</text:p>
          </table:table-cell>
          <table:table-cell table:formula="of:=IF([Data.Z255]=&quot;True&quot;;&quot;Challenged&quot;;IF([Data.AA25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55]+[Data.T2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55]+[Data.V25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989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IF([Data.G256]=[Keys.$A$10];1;0)" office:value-type="float" office:value="0" calcext:value-type="float">
            <text:p>0</text:p>
          </table:table-cell>
          <table:table-cell table:formula="of:=IF([.B256]=0;IF([Data.F256]=[Keys.$A$10];1;0);0)" office:value-type="float" office:value="0" calcext:value-type="float">
            <text:p>0</text:p>
          </table:table-cell>
          <table:table-cell table:formula="of:=IF([Data.G256]=[Keys.I256];1;0)" office:value-type="float" office:value="0" calcext:value-type="float">
            <text:p>0</text:p>
          </table:table-cell>
          <table:table-cell table:formula="of:=IF([.D256]=0;IF([Data.F256]=[Keys.I256];1;0);0)" office:value-type="float" office:value="0" calcext:value-type="float">
            <text:p>0</text:p>
          </table:table-cell>
          <table:table-cell table:formula="of:=IF([Data.G256]=[Keys.J256];1;0)" office:value-type="float" office:value="0" calcext:value-type="float">
            <text:p>0</text:p>
          </table:table-cell>
          <table:table-cell table:formula="of:=IF([.F256]=0;IF([Data.F256]=[Keys.J256];1;0);0)" office:value-type="float" office:value="0" calcext:value-type="float">
            <text:p>0</text:p>
          </table:table-cell>
          <table:table-cell table:formula="of:=IF([Data.G256]=[Keys.K256];1;0)" office:value-type="float" office:value="0" calcext:value-type="float">
            <text:p>0</text:p>
          </table:table-cell>
          <table:table-cell table:formula="of:=IF([.H256]=0;IF([Data.F256]=[Keys.K256];1;0);0)" office:value-type="float" office:value="0" calcext:value-type="float">
            <text:p>0</text:p>
          </table:table-cell>
          <table:table-cell table:formula="of:=IF([Data.G256]=[Keys.L256];1;0)" office:value-type="float" office:value="0" calcext:value-type="float">
            <text:p>0</text:p>
          </table:table-cell>
          <table:table-cell table:formula="of:=IF([.J256]=0;IF([Data.F256]=[Keys.L25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56];MATCH([Keys.I256];[Keys.$D$2:.$D$9];0))" office:value-type="float" office:value="0" calcext:value-type="float">
            <text:p>0</text:p>
          </table:table-cell>
          <table:table-cell table:formula="of:=[.S256]" office:value-type="float" office:value="0" calcext:value-type="float">
            <text:p>0</text:p>
          </table:table-cell>
          <table:table-cell table:formula="of:=INDEX([Data.$K$2:.$R$359];[Keys.$M256];MATCH([Keys.J256];[Keys.$D$2:.$D$9];0))" office:value-type="float" office:value="0" calcext:value-type="float">
            <text:p>0</text:p>
          </table:table-cell>
          <table:table-cell table:formula="of:=[.U256]" office:value-type="float" office:value="0" calcext:value-type="float">
            <text:p>0</text:p>
          </table:table-cell>
          <table:table-cell table:formula="of:=INDEX([Data.$K$2:.$R$359];[Keys.$M256];MATCH([Keys.K256];[Keys.$D$2:.$D$9];0))" office:value-type="float" office:value="0" calcext:value-type="float">
            <text:p>0</text:p>
          </table:table-cell>
          <table:table-cell table:formula="of:=[.W256]" office:value-type="float" office:value="0" calcext:value-type="float">
            <text:p>0</text:p>
          </table:table-cell>
          <table:table-cell table:formula="of:=INDEX([Data.$K$2:.$R$359];[Keys.$M256];MATCH([Keys.L256];[Keys.$D$2:.$D$9];0))" office:value-type="float" office:value="0" calcext:value-type="float">
            <text:p>0</text:p>
          </table:table-cell>
          <table:table-cell table:formula="of:=[.Y256]" office:value-type="float" office:value="0" calcext:value-type="float">
            <text:p>0</text:p>
          </table:table-cell>
          <table:table-cell table:formula="of:=IF([Data.Z256]=&quot;True&quot;;&quot;Challenged&quot;;IF([Data.AA25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56]+[Data.T25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D256]+[Data.V256]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989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IF([Data.G257]=[Keys.$A$10];1;0)" office:value-type="float" office:value="0" calcext:value-type="float">
            <text:p>0</text:p>
          </table:table-cell>
          <table:table-cell table:formula="of:=IF([.B257]=0;IF([Data.F257]=[Keys.$A$10];1;0);0)" office:value-type="float" office:value="0" calcext:value-type="float">
            <text:p>0</text:p>
          </table:table-cell>
          <table:table-cell table:formula="of:=IF([Data.G257]=[Keys.I257];1;0)" office:value-type="float" office:value="0" calcext:value-type="float">
            <text:p>0</text:p>
          </table:table-cell>
          <table:table-cell table:formula="of:=IF([.D257]=0;IF([Data.F257]=[Keys.I257];1;0);0)" office:value-type="float" office:value="0" calcext:value-type="float">
            <text:p>0</text:p>
          </table:table-cell>
          <table:table-cell table:formula="of:=IF([Data.G257]=[Keys.J257];1;0)" office:value-type="float" office:value="0" calcext:value-type="float">
            <text:p>0</text:p>
          </table:table-cell>
          <table:table-cell table:formula="of:=IF([.F257]=0;IF([Data.F257]=[Keys.J257];1;0);0)" office:value-type="float" office:value="0" calcext:value-type="float">
            <text:p>0</text:p>
          </table:table-cell>
          <table:table-cell table:formula="of:=IF([Data.G257]=[Keys.K257];1;0)" office:value-type="float" office:value="0" calcext:value-type="float">
            <text:p>0</text:p>
          </table:table-cell>
          <table:table-cell table:formula="of:=IF([.H257]=0;IF([Data.F257]=[Keys.K257];1;0);0)" office:value-type="float" office:value="0" calcext:value-type="float">
            <text:p>0</text:p>
          </table:table-cell>
          <table:table-cell table:formula="of:=IF([Data.G257]=[Keys.L257];1;0)" office:value-type="float" office:value="0" calcext:value-type="float">
            <text:p>0</text:p>
          </table:table-cell>
          <table:table-cell table:formula="of:=IF([.J257]=0;IF([Data.F257]=[Keys.L257];1;0);0)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257];MATCH([Keys.I257];[Keys.$D$2:.$D$9];0))" office:value-type="float" office:value="0" calcext:value-type="float">
            <text:p>0</text:p>
          </table:table-cell>
          <table:table-cell table:formula="of:=[.S257]" office:value-type="float" office:value="0" calcext:value-type="float">
            <text:p>0</text:p>
          </table:table-cell>
          <table:table-cell table:formula="of:=INDEX([Data.$K$2:.$R$359];[Keys.$M257];MATCH([Keys.J257];[Keys.$D$2:.$D$9];0))" office:value-type="float" office:value="0" calcext:value-type="float">
            <text:p>0</text:p>
          </table:table-cell>
          <table:table-cell table:formula="of:=[.U257]" office:value-type="float" office:value="0" calcext:value-type="float">
            <text:p>0</text:p>
          </table:table-cell>
          <table:table-cell table:formula="of:=INDEX([Data.$K$2:.$R$359];[Keys.$M257];MATCH([Keys.K257];[Keys.$D$2:.$D$9];0))" office:value-type="float" office:value="0" calcext:value-type="float">
            <text:p>0</text:p>
          </table:table-cell>
          <table:table-cell table:formula="of:=[.W257]" office:value-type="float" office:value="0" calcext:value-type="float">
            <text:p>0</text:p>
          </table:table-cell>
          <table:table-cell table:formula="of:=INDEX([Data.$K$2:.$R$359];[Keys.$M257];MATCH([Keys.L257];[Keys.$D$2:.$D$9];0))" office:value-type="float" office:value="0" calcext:value-type="float">
            <text:p>0</text:p>
          </table:table-cell>
          <table:table-cell table:formula="of:=[.Y257]" office:value-type="float" office:value="0" calcext:value-type="float">
            <text:p>0</text:p>
          </table:table-cell>
          <table:table-cell table:formula="of:=IF([Data.Z257]=&quot;True&quot;;&quot;Challenged&quot;;IF([Data.AA257]=&quot;True&quot;;&quot;Scaled&quot;;&quot;None&quot;))" office:value-type="string" office:string-value="Scaled" calcext:value-type="string">
            <text:p>Scaled</text:p>
          </table:table-cell>
          <table:table-cell office:value-type="float" office:value="0" calcext:value-type="float">
            <text:p>0</text:p>
          </table:table-cell>
          <table:table-cell table:formula="of:=[.AB257]+[Data.T2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57]+[Data.V25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989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IF([Data.G258]=[Keys.$A$10];1;0)" office:value-type="float" office:value="0" calcext:value-type="float">
            <text:p>0</text:p>
          </table:table-cell>
          <table:table-cell table:formula="of:=IF([.B258]=0;IF([Data.F258]=[Keys.$A$10];1;0);0)" office:value-type="float" office:value="0" calcext:value-type="float">
            <text:p>0</text:p>
          </table:table-cell>
          <table:table-cell table:formula="of:=IF([Data.G258]=[Keys.I258];1;0)" office:value-type="float" office:value="0" calcext:value-type="float">
            <text:p>0</text:p>
          </table:table-cell>
          <table:table-cell table:formula="of:=IF([.D258]=0;IF([Data.F258]=[Keys.I258];1;0);0)" office:value-type="float" office:value="1" calcext:value-type="float">
            <text:p>1</text:p>
          </table:table-cell>
          <table:table-cell table:formula="of:=IF([Data.G258]=[Keys.J258];1;0)" office:value-type="float" office:value="0" calcext:value-type="float">
            <text:p>0</text:p>
          </table:table-cell>
          <table:table-cell table:formula="of:=IF([.F258]=0;IF([Data.F258]=[Keys.J258];1;0);0)" office:value-type="float" office:value="0" calcext:value-type="float">
            <text:p>0</text:p>
          </table:table-cell>
          <table:table-cell table:formula="of:=IF([Data.G258]=[Keys.K258];1;0)" office:value-type="float" office:value="0" calcext:value-type="float">
            <text:p>0</text:p>
          </table:table-cell>
          <table:table-cell table:formula="of:=IF([.H258]=0;IF([Data.F258]=[Keys.K258];1;0);0)" office:value-type="float" office:value="0" calcext:value-type="float">
            <text:p>0</text:p>
          </table:table-cell>
          <table:table-cell table:formula="of:=IF([Data.G258]=[Keys.L258];1;0)" office:value-type="float" office:value="0" calcext:value-type="float">
            <text:p>0</text:p>
          </table:table-cell>
          <table:table-cell table:formula="of:=IF([.J258]=0;IF([Data.F258]=[Keys.L25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58];MATCH([Keys.I258];[Keys.$D$2:.$D$9];0))" office:value-type="float" office:value="2" calcext:value-type="float">
            <text:p>2</text:p>
          </table:table-cell>
          <table:table-cell table:formula="of:=[.S258]" office:value-type="float" office:value="2" calcext:value-type="float">
            <text:p>2</text:p>
          </table:table-cell>
          <table:table-cell table:formula="of:=INDEX([Data.$K$2:.$R$359];[Keys.$M258];MATCH([Keys.J258];[Keys.$D$2:.$D$9];0))" office:value-type="float" office:value="0" calcext:value-type="float">
            <text:p>0</text:p>
          </table:table-cell>
          <table:table-cell table:formula="of:=[.U258]" office:value-type="float" office:value="0" calcext:value-type="float">
            <text:p>0</text:p>
          </table:table-cell>
          <table:table-cell table:formula="of:=INDEX([Data.$K$2:.$R$359];[Keys.$M258];MATCH([Keys.K258];[Keys.$D$2:.$D$9];0))" office:value-type="float" office:value="0" calcext:value-type="float">
            <text:p>0</text:p>
          </table:table-cell>
          <table:table-cell table:formula="of:=[.W258]" office:value-type="float" office:value="0" calcext:value-type="float">
            <text:p>0</text:p>
          </table:table-cell>
          <table:table-cell table:formula="of:=INDEX([Data.$K$2:.$R$359];[Keys.$M258];MATCH([Keys.L258];[Keys.$D$2:.$D$9];0))" office:value-type="float" office:value="0" calcext:value-type="float">
            <text:p>0</text:p>
          </table:table-cell>
          <table:table-cell table:formula="of:=[.Y258]" office:value-type="float" office:value="0" calcext:value-type="float">
            <text:p>0</text:p>
          </table:table-cell>
          <table:table-cell table:formula="of:=IF([Data.Z258]=&quot;True&quot;;&quot;Challenged&quot;;IF([Data.AA25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58]+[Data.T25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258]+[Data.V258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989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IF([Data.G259]=[Keys.$A$10];1;0)" office:value-type="float" office:value="0" calcext:value-type="float">
            <text:p>0</text:p>
          </table:table-cell>
          <table:table-cell table:formula="of:=IF([.B259]=0;IF([Data.F259]=[Keys.$A$10];1;0);0)" office:value-type="float" office:value="0" calcext:value-type="float">
            <text:p>0</text:p>
          </table:table-cell>
          <table:table-cell table:formula="of:=IF([Data.G259]=[Keys.I259];1;0)" office:value-type="float" office:value="0" calcext:value-type="float">
            <text:p>0</text:p>
          </table:table-cell>
          <table:table-cell table:formula="of:=IF([.D259]=0;IF([Data.F259]=[Keys.I259];1;0);0)" office:value-type="float" office:value="0" calcext:value-type="float">
            <text:p>0</text:p>
          </table:table-cell>
          <table:table-cell table:formula="of:=IF([Data.G259]=[Keys.J259];1;0)" office:value-type="float" office:value="0" calcext:value-type="float">
            <text:p>0</text:p>
          </table:table-cell>
          <table:table-cell table:formula="of:=IF([.F259]=0;IF([Data.F259]=[Keys.J259];1;0);0)" office:value-type="float" office:value="0" calcext:value-type="float">
            <text:p>0</text:p>
          </table:table-cell>
          <table:table-cell table:formula="of:=IF([Data.G259]=[Keys.K259];1;0)" office:value-type="float" office:value="0" calcext:value-type="float">
            <text:p>0</text:p>
          </table:table-cell>
          <table:table-cell table:formula="of:=IF([.H259]=0;IF([Data.F259]=[Keys.K259];1;0);0)" office:value-type="float" office:value="0" calcext:value-type="float">
            <text:p>0</text:p>
          </table:table-cell>
          <table:table-cell table:formula="of:=IF([Data.G259]=[Keys.L259];1;0)" office:value-type="float" office:value="0" calcext:value-type="float">
            <text:p>0</text:p>
          </table:table-cell>
          <table:table-cell table:formula="of:=IF([.J259]=0;IF([Data.F259]=[Keys.L25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59];MATCH([Keys.I259];[Keys.$D$2:.$D$9];0))" office:value-type="float" office:value="0" calcext:value-type="float">
            <text:p>0</text:p>
          </table:table-cell>
          <table:table-cell table:formula="of:=[.S259]" office:value-type="float" office:value="0" calcext:value-type="float">
            <text:p>0</text:p>
          </table:table-cell>
          <table:table-cell table:formula="of:=INDEX([Data.$K$2:.$R$359];[Keys.$M259];MATCH([Keys.J259];[Keys.$D$2:.$D$9];0))" office:value-type="float" office:value="0" calcext:value-type="float">
            <text:p>0</text:p>
          </table:table-cell>
          <table:table-cell table:formula="of:=[.U259]" office:value-type="float" office:value="0" calcext:value-type="float">
            <text:p>0</text:p>
          </table:table-cell>
          <table:table-cell table:formula="of:=INDEX([Data.$K$2:.$R$359];[Keys.$M259];MATCH([Keys.K259];[Keys.$D$2:.$D$9];0))" office:value-type="float" office:value="0" calcext:value-type="float">
            <text:p>0</text:p>
          </table:table-cell>
          <table:table-cell table:formula="of:=[.W259]" office:value-type="float" office:value="0" calcext:value-type="float">
            <text:p>0</text:p>
          </table:table-cell>
          <table:table-cell table:formula="of:=INDEX([Data.$K$2:.$R$359];[Keys.$M259];MATCH([Keys.L259];[Keys.$D$2:.$D$9];0))" office:value-type="float" office:value="2" calcext:value-type="float">
            <text:p>2</text:p>
          </table:table-cell>
          <table:table-cell table:formula="of:=[.Y259]" office:value-type="float" office:value="2" calcext:value-type="float">
            <text:p>2</text:p>
          </table:table-cell>
          <table:table-cell table:formula="of:=IF([Data.Z259]=&quot;True&quot;;&quot;Challenged&quot;;IF([Data.AA259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59]+[Data.T25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259]+[Data.V259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989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IF([Data.G260]=[Keys.$A$10];1;0)" office:value-type="float" office:value="1" calcext:value-type="float">
            <text:p>1</text:p>
          </table:table-cell>
          <table:table-cell table:formula="of:=IF([.B260]=0;IF([Data.F260]=[Keys.$A$10];1;0);0)" office:value-type="float" office:value="0" calcext:value-type="float">
            <text:p>0</text:p>
          </table:table-cell>
          <table:table-cell table:formula="of:=IF([Data.G260]=[Keys.I260];1;0)" office:value-type="float" office:value="0" calcext:value-type="float">
            <text:p>0</text:p>
          </table:table-cell>
          <table:table-cell table:formula="of:=IF([.D260]=0;IF([Data.F260]=[Keys.I260];1;0);0)" office:value-type="float" office:value="0" calcext:value-type="float">
            <text:p>0</text:p>
          </table:table-cell>
          <table:table-cell table:formula="of:=IF([Data.G260]=[Keys.J260];1;0)" office:value-type="float" office:value="0" calcext:value-type="float">
            <text:p>0</text:p>
          </table:table-cell>
          <table:table-cell table:formula="of:=IF([.F260]=0;IF([Data.F260]=[Keys.J260];1;0);0)" office:value-type="float" office:value="0" calcext:value-type="float">
            <text:p>0</text:p>
          </table:table-cell>
          <table:table-cell table:formula="of:=IF([Data.G260]=[Keys.K260];1;0)" office:value-type="float" office:value="0" calcext:value-type="float">
            <text:p>0</text:p>
          </table:table-cell>
          <table:table-cell table:formula="of:=IF([.H260]=0;IF([Data.F260]=[Keys.K260];1;0);0)" office:value-type="float" office:value="0" calcext:value-type="float">
            <text:p>0</text:p>
          </table:table-cell>
          <table:table-cell table:formula="of:=IF([Data.G260]=[Keys.L260];1;0)" office:value-type="float" office:value="0" calcext:value-type="float">
            <text:p>0</text:p>
          </table:table-cell>
          <table:table-cell table:formula="of:=IF([.J260]=0;IF([Data.F260]=[Keys.L260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NDEX([Data.$K$2:.$R$359];[Keys.$M260];MATCH([Keys.I260];[Keys.$D$2:.$D$9];0))" office:value-type="float" office:value="0" calcext:value-type="float">
            <text:p>0</text:p>
          </table:table-cell>
          <table:table-cell table:formula="of:=[.S260]" office:value-type="float" office:value="0" calcext:value-type="float">
            <text:p>0</text:p>
          </table:table-cell>
          <table:table-cell table:formula="of:=INDEX([Data.$K$2:.$R$359];[Keys.$M260];MATCH([Keys.J260];[Keys.$D$2:.$D$9];0))" office:value-type="float" office:value="0" calcext:value-type="float">
            <text:p>0</text:p>
          </table:table-cell>
          <table:table-cell table:formula="of:=[.U260]" office:value-type="float" office:value="0" calcext:value-type="float">
            <text:p>0</text:p>
          </table:table-cell>
          <table:table-cell table:formula="of:=INDEX([Data.$K$2:.$R$359];[Keys.$M260];MATCH([Keys.K260];[Keys.$D$2:.$D$9];0))" office:value-type="float" office:value="0" calcext:value-type="float">
            <text:p>0</text:p>
          </table:table-cell>
          <table:table-cell table:formula="of:=[.W260]" office:value-type="float" office:value="0" calcext:value-type="float">
            <text:p>0</text:p>
          </table:table-cell>
          <table:table-cell table:formula="of:=INDEX([Data.$K$2:.$R$359];[Keys.$M260];MATCH([Keys.L260];[Keys.$D$2:.$D$9];0))" office:value-type="float" office:value="0" calcext:value-type="float">
            <text:p>0</text:p>
          </table:table-cell>
          <table:table-cell table:formula="of:=[.Y260]" office:value-type="float" office:value="0" calcext:value-type="float">
            <text:p>0</text:p>
          </table:table-cell>
          <table:table-cell table:formula="of:=IF([Data.Z260]=&quot;True&quot;;&quot;Challenged&quot;;IF([Data.AA26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60]+[Data.T2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60]+[Data.V26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989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formula="of:=IF([Data.G261]=[Keys.$A$10];1;0)" office:value-type="float" office:value="0" calcext:value-type="float">
            <text:p>0</text:p>
          </table:table-cell>
          <table:table-cell table:formula="of:=IF([.B261]=0;IF([Data.F261]=[Keys.$A$10];1;0);0)" office:value-type="float" office:value="0" calcext:value-type="float">
            <text:p>0</text:p>
          </table:table-cell>
          <table:table-cell table:formula="of:=IF([Data.G261]=[Keys.I261];1;0)" office:value-type="float" office:value="0" calcext:value-type="float">
            <text:p>0</text:p>
          </table:table-cell>
          <table:table-cell table:formula="of:=IF([.D261]=0;IF([Data.F261]=[Keys.I261];1;0);0)" office:value-type="float" office:value="0" calcext:value-type="float">
            <text:p>0</text:p>
          </table:table-cell>
          <table:table-cell table:formula="of:=IF([Data.G261]=[Keys.J261];1;0)" office:value-type="float" office:value="0" calcext:value-type="float">
            <text:p>0</text:p>
          </table:table-cell>
          <table:table-cell table:formula="of:=IF([.F261]=0;IF([Data.F261]=[Keys.J261];1;0);0)" office:value-type="float" office:value="0" calcext:value-type="float">
            <text:p>0</text:p>
          </table:table-cell>
          <table:table-cell table:formula="of:=IF([Data.G261]=[Keys.K261];1;0)" office:value-type="float" office:value="0" calcext:value-type="float">
            <text:p>0</text:p>
          </table:table-cell>
          <table:table-cell table:formula="of:=IF([.H261]=0;IF([Data.F261]=[Keys.K261];1;0);0)" office:value-type="float" office:value="0" calcext:value-type="float">
            <text:p>0</text:p>
          </table:table-cell>
          <table:table-cell table:formula="of:=IF([Data.G261]=[Keys.L261];1;0)" office:value-type="float" office:value="0" calcext:value-type="float">
            <text:p>0</text:p>
          </table:table-cell>
          <table:table-cell table:formula="of:=IF([.J261]=0;IF([Data.F261]=[Keys.L261];1;0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261];MATCH([Keys.I261];[Keys.$D$2:.$D$9];0))" office:value-type="float" office:value="0" calcext:value-type="float">
            <text:p>0</text:p>
          </table:table-cell>
          <table:table-cell table:formula="of:=[.S261]" office:value-type="float" office:value="0" calcext:value-type="float">
            <text:p>0</text:p>
          </table:table-cell>
          <table:table-cell table:formula="of:=INDEX([Data.$K$2:.$R$359];[Keys.$M261];MATCH([Keys.J261];[Keys.$D$2:.$D$9];0))" office:value-type="float" office:value="0" calcext:value-type="float">
            <text:p>0</text:p>
          </table:table-cell>
          <table:table-cell table:formula="of:=[.U261]" office:value-type="float" office:value="0" calcext:value-type="float">
            <text:p>0</text:p>
          </table:table-cell>
          <table:table-cell table:formula="of:=INDEX([Data.$K$2:.$R$359];[Keys.$M261];MATCH([Keys.K261];[Keys.$D$2:.$D$9];0))" office:value-type="float" office:value="0" calcext:value-type="float">
            <text:p>0</text:p>
          </table:table-cell>
          <table:table-cell table:formula="of:=[.W261]" office:value-type="float" office:value="0" calcext:value-type="float">
            <text:p>0</text:p>
          </table:table-cell>
          <table:table-cell table:formula="of:=INDEX([Data.$K$2:.$R$359];[Keys.$M261];MATCH([Keys.L261];[Keys.$D$2:.$D$9];0))" office:value-type="float" office:value="0" calcext:value-type="float">
            <text:p>0</text:p>
          </table:table-cell>
          <table:table-cell table:formula="of:=[.Y261]" office:value-type="float" office:value="0" calcext:value-type="float">
            <text:p>0</text:p>
          </table:table-cell>
          <table:table-cell table:formula="of:=IF([Data.Z261]=&quot;True&quot;;&quot;Challenged&quot;;IF([Data.AA26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61]+[Data.T26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61]+[Data.V26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989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IF([Data.G262]=[Keys.$A$10];1;0)" office:value-type="float" office:value="0" calcext:value-type="float">
            <text:p>0</text:p>
          </table:table-cell>
          <table:table-cell table:formula="of:=IF([.B262]=0;IF([Data.F262]=[Keys.$A$10];1;0);0)" office:value-type="float" office:value="0" calcext:value-type="float">
            <text:p>0</text:p>
          </table:table-cell>
          <table:table-cell table:formula="of:=IF([Data.G262]=[Keys.I262];1;0)" office:value-type="float" office:value="0" calcext:value-type="float">
            <text:p>0</text:p>
          </table:table-cell>
          <table:table-cell table:formula="of:=IF([.D262]=0;IF([Data.F262]=[Keys.I262];1;0);0)" office:value-type="float" office:value="0" calcext:value-type="float">
            <text:p>0</text:p>
          </table:table-cell>
          <table:table-cell table:formula="of:=IF([Data.G262]=[Keys.J262];1;0)" office:value-type="float" office:value="0" calcext:value-type="float">
            <text:p>0</text:p>
          </table:table-cell>
          <table:table-cell table:formula="of:=IF([.F262]=0;IF([Data.F262]=[Keys.J262];1;0);0)" office:value-type="float" office:value="0" calcext:value-type="float">
            <text:p>0</text:p>
          </table:table-cell>
          <table:table-cell table:formula="of:=IF([Data.G262]=[Keys.K262];1;0)" office:value-type="float" office:value="0" calcext:value-type="float">
            <text:p>0</text:p>
          </table:table-cell>
          <table:table-cell table:formula="of:=IF([.H262]=0;IF([Data.F262]=[Keys.K262];1;0);0)" office:value-type="float" office:value="0" calcext:value-type="float">
            <text:p>0</text:p>
          </table:table-cell>
          <table:table-cell table:formula="of:=IF([Data.G262]=[Keys.L262];1;0)" office:value-type="float" office:value="0" calcext:value-type="float">
            <text:p>0</text:p>
          </table:table-cell>
          <table:table-cell table:formula="of:=IF([.J262]=0;IF([Data.F262]=[Keys.L26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62];MATCH([Keys.I262];[Keys.$D$2:.$D$9];0))" office:value-type="float" office:value="0" calcext:value-type="float">
            <text:p>0</text:p>
          </table:table-cell>
          <table:table-cell table:formula="of:=[.S262]" office:value-type="float" office:value="0" calcext:value-type="float">
            <text:p>0</text:p>
          </table:table-cell>
          <table:table-cell table:formula="of:=INDEX([Data.$K$2:.$R$359];[Keys.$M262];MATCH([Keys.J262];[Keys.$D$2:.$D$9];0))" office:value-type="float" office:value="1" calcext:value-type="float">
            <text:p>1</text:p>
          </table:table-cell>
          <table:table-cell table:formula="of:=[.U262]" office:value-type="float" office:value="1" calcext:value-type="float">
            <text:p>1</text:p>
          </table:table-cell>
          <table:table-cell table:formula="of:=INDEX([Data.$K$2:.$R$359];[Keys.$M262];MATCH([Keys.K262];[Keys.$D$2:.$D$9];0))" office:value-type="float" office:value="0" calcext:value-type="float">
            <text:p>0</text:p>
          </table:table-cell>
          <table:table-cell table:formula="of:=[.W262]" office:value-type="float" office:value="0" calcext:value-type="float">
            <text:p>0</text:p>
          </table:table-cell>
          <table:table-cell table:formula="of:=INDEX([Data.$K$2:.$R$359];[Keys.$M262];MATCH([Keys.L262];[Keys.$D$2:.$D$9];0))" office:value-type="float" office:value="0" calcext:value-type="float">
            <text:p>0</text:p>
          </table:table-cell>
          <table:table-cell table:formula="of:=[.Y262]" office:value-type="float" office:value="0" calcext:value-type="float">
            <text:p>0</text:p>
          </table:table-cell>
          <table:table-cell table:formula="of:=IF([Data.Z262]=&quot;True&quot;;&quot;Challenged&quot;;IF([Data.AA26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62]+[Data.T2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62]+[Data.V26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989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IF([Data.G263]=[Keys.$A$10];1;0)" office:value-type="float" office:value="0" calcext:value-type="float">
            <text:p>0</text:p>
          </table:table-cell>
          <table:table-cell table:formula="of:=IF([.B263]=0;IF([Data.F263]=[Keys.$A$10];1;0);0)" office:value-type="float" office:value="0" calcext:value-type="float">
            <text:p>0</text:p>
          </table:table-cell>
          <table:table-cell table:formula="of:=IF([Data.G263]=[Keys.I263];1;0)" office:value-type="float" office:value="0" calcext:value-type="float">
            <text:p>0</text:p>
          </table:table-cell>
          <table:table-cell table:formula="of:=IF([.D263]=0;IF([Data.F263]=[Keys.I263];1;0);0)" office:value-type="float" office:value="0" calcext:value-type="float">
            <text:p>0</text:p>
          </table:table-cell>
          <table:table-cell table:formula="of:=IF([Data.G263]=[Keys.J263];1;0)" office:value-type="float" office:value="0" calcext:value-type="float">
            <text:p>0</text:p>
          </table:table-cell>
          <table:table-cell table:formula="of:=IF([.F263]=0;IF([Data.F263]=[Keys.J263];1;0);0)" office:value-type="float" office:value="0" calcext:value-type="float">
            <text:p>0</text:p>
          </table:table-cell>
          <table:table-cell table:formula="of:=IF([Data.G263]=[Keys.K263];1;0)" office:value-type="float" office:value="0" calcext:value-type="float">
            <text:p>0</text:p>
          </table:table-cell>
          <table:table-cell table:formula="of:=IF([.H263]=0;IF([Data.F263]=[Keys.K263];1;0);0)" office:value-type="float" office:value="0" calcext:value-type="float">
            <text:p>0</text:p>
          </table:table-cell>
          <table:table-cell table:formula="of:=IF([Data.G263]=[Keys.L263];1;0)" office:value-type="float" office:value="0" calcext:value-type="float">
            <text:p>0</text:p>
          </table:table-cell>
          <table:table-cell table:formula="of:=IF([.J263]=0;IF([Data.F263]=[Keys.L26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63];MATCH([Keys.I263];[Keys.$D$2:.$D$9];0))" office:value-type="float" office:value="0" calcext:value-type="float">
            <text:p>0</text:p>
          </table:table-cell>
          <table:table-cell table:formula="of:=[.S263]" office:value-type="float" office:value="0" calcext:value-type="float">
            <text:p>0</text:p>
          </table:table-cell>
          <table:table-cell table:formula="of:=INDEX([Data.$K$2:.$R$359];[Keys.$M263];MATCH([Keys.J263];[Keys.$D$2:.$D$9];0))" office:value-type="float" office:value="1" calcext:value-type="float">
            <text:p>1</text:p>
          </table:table-cell>
          <table:table-cell table:formula="of:=[.U263]" office:value-type="float" office:value="1" calcext:value-type="float">
            <text:p>1</text:p>
          </table:table-cell>
          <table:table-cell table:formula="of:=INDEX([Data.$K$2:.$R$359];[Keys.$M263];MATCH([Keys.K263];[Keys.$D$2:.$D$9];0))" office:value-type="float" office:value="0" calcext:value-type="float">
            <text:p>0</text:p>
          </table:table-cell>
          <table:table-cell table:formula="of:=[.W263]" office:value-type="float" office:value="0" calcext:value-type="float">
            <text:p>0</text:p>
          </table:table-cell>
          <table:table-cell table:formula="of:=INDEX([Data.$K$2:.$R$359];[Keys.$M263];MATCH([Keys.L263];[Keys.$D$2:.$D$9];0))" office:value-type="float" office:value="1" calcext:value-type="float">
            <text:p>1</text:p>
          </table:table-cell>
          <table:table-cell table:formula="of:=[.Y263]" office:value-type="float" office:value="1" calcext:value-type="float">
            <text:p>1</text:p>
          </table:table-cell>
          <table:table-cell table:formula="of:=IF([Data.Z263]=&quot;True&quot;;&quot;Challenged&quot;;IF([Data.AA26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63]+[Data.T26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D263]+[Data.V263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989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formula="of:=IF([Data.G264]=[Keys.$A$10];1;0)" office:value-type="float" office:value="1" calcext:value-type="float">
            <text:p>1</text:p>
          </table:table-cell>
          <table:table-cell table:formula="of:=IF([.B264]=0;IF([Data.F264]=[Keys.$A$10];1;0);0)" office:value-type="float" office:value="0" calcext:value-type="float">
            <text:p>0</text:p>
          </table:table-cell>
          <table:table-cell table:formula="of:=IF([Data.G264]=[Keys.I264];1;0)" office:value-type="float" office:value="0" calcext:value-type="float">
            <text:p>0</text:p>
          </table:table-cell>
          <table:table-cell table:formula="of:=IF([.D264]=0;IF([Data.F264]=[Keys.I264];1;0);0)" office:value-type="float" office:value="0" calcext:value-type="float">
            <text:p>0</text:p>
          </table:table-cell>
          <table:table-cell table:formula="of:=IF([Data.G264]=[Keys.J264];1;0)" office:value-type="float" office:value="0" calcext:value-type="float">
            <text:p>0</text:p>
          </table:table-cell>
          <table:table-cell table:formula="of:=IF([.F264]=0;IF([Data.F264]=[Keys.J264];1;0);0)" office:value-type="float" office:value="0" calcext:value-type="float">
            <text:p>0</text:p>
          </table:table-cell>
          <table:table-cell table:formula="of:=IF([Data.G264]=[Keys.K264];1;0)" office:value-type="float" office:value="0" calcext:value-type="float">
            <text:p>0</text:p>
          </table:table-cell>
          <table:table-cell table:formula="of:=IF([.H264]=0;IF([Data.F264]=[Keys.K264];1;0);0)" office:value-type="float" office:value="0" calcext:value-type="float">
            <text:p>0</text:p>
          </table:table-cell>
          <table:table-cell table:formula="of:=IF([Data.G264]=[Keys.L264];1;0)" office:value-type="float" office:value="0" calcext:value-type="float">
            <text:p>0</text:p>
          </table:table-cell>
          <table:table-cell table:formula="of:=IF([.J264]=0;IF([Data.F264]=[Keys.L264];1;0);0)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DEX([Data.$K$2:.$R$359];[Keys.$M264];MATCH([Keys.I264];[Keys.$D$2:.$D$9];0))" office:value-type="float" office:value="0" calcext:value-type="float">
            <text:p>0</text:p>
          </table:table-cell>
          <table:table-cell table:formula="of:=[.S264]" office:value-type="float" office:value="0" calcext:value-type="float">
            <text:p>0</text:p>
          </table:table-cell>
          <table:table-cell table:formula="of:=INDEX([Data.$K$2:.$R$359];[Keys.$M264];MATCH([Keys.J264];[Keys.$D$2:.$D$9];0))" office:value-type="float" office:value="0" calcext:value-type="float">
            <text:p>0</text:p>
          </table:table-cell>
          <table:table-cell table:formula="of:=[.U264]" office:value-type="float" office:value="0" calcext:value-type="float">
            <text:p>0</text:p>
          </table:table-cell>
          <table:table-cell table:formula="of:=INDEX([Data.$K$2:.$R$359];[Keys.$M264];MATCH([Keys.K264];[Keys.$D$2:.$D$9];0))" office:value-type="float" office:value="0" calcext:value-type="float">
            <text:p>0</text:p>
          </table:table-cell>
          <table:table-cell table:formula="of:=[.W264]" office:value-type="float" office:value="0" calcext:value-type="float">
            <text:p>0</text:p>
          </table:table-cell>
          <table:table-cell table:formula="of:=INDEX([Data.$K$2:.$R$359];[Keys.$M264];MATCH([Keys.L264];[Keys.$D$2:.$D$9];0))" office:value-type="float" office:value="0" calcext:value-type="float">
            <text:p>0</text:p>
          </table:table-cell>
          <table:table-cell table:formula="of:=[.Y264]" office:value-type="float" office:value="0" calcext:value-type="float">
            <text:p>0</text:p>
          </table:table-cell>
          <table:table-cell table:formula="of:=IF([Data.Z264]=&quot;True&quot;;&quot;Challenged&quot;;IF([Data.AA264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64]+[Data.T2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64]+[Data.V26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989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formula="of:=IF([Data.G265]=[Keys.$A$10];1;0)" office:value-type="float" office:value="0" calcext:value-type="float">
            <text:p>0</text:p>
          </table:table-cell>
          <table:table-cell table:formula="of:=IF([.B265]=0;IF([Data.F265]=[Keys.$A$10];1;0);0)" office:value-type="float" office:value="0" calcext:value-type="float">
            <text:p>0</text:p>
          </table:table-cell>
          <table:table-cell table:formula="of:=IF([Data.G265]=[Keys.I265];1;0)" office:value-type="float" office:value="0" calcext:value-type="float">
            <text:p>0</text:p>
          </table:table-cell>
          <table:table-cell table:formula="of:=IF([.D265]=0;IF([Data.F265]=[Keys.I265];1;0);0)" office:value-type="float" office:value="0" calcext:value-type="float">
            <text:p>0</text:p>
          </table:table-cell>
          <table:table-cell table:formula="of:=IF([Data.G265]=[Keys.J265];1;0)" office:value-type="float" office:value="0" calcext:value-type="float">
            <text:p>0</text:p>
          </table:table-cell>
          <table:table-cell table:formula="of:=IF([.F265]=0;IF([Data.F265]=[Keys.J265];1;0);0)" office:value-type="float" office:value="0" calcext:value-type="float">
            <text:p>0</text:p>
          </table:table-cell>
          <table:table-cell table:formula="of:=IF([Data.G265]=[Keys.K265];1;0)" office:value-type="float" office:value="0" calcext:value-type="float">
            <text:p>0</text:p>
          </table:table-cell>
          <table:table-cell table:formula="of:=IF([.H265]=0;IF([Data.F265]=[Keys.K265];1;0);0)" office:value-type="float" office:value="0" calcext:value-type="float">
            <text:p>0</text:p>
          </table:table-cell>
          <table:table-cell table:formula="of:=IF([Data.G265]=[Keys.L265];1;0)" office:value-type="float" office:value="0" calcext:value-type="float">
            <text:p>0</text:p>
          </table:table-cell>
          <table:table-cell table:formula="of:=IF([.J265]=0;IF([Data.F265]=[Keys.L26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65];MATCH([Keys.I265];[Keys.$D$2:.$D$9];0))" office:value-type="float" office:value="0" calcext:value-type="float">
            <text:p>0</text:p>
          </table:table-cell>
          <table:table-cell table:formula="of:=[.S265]" office:value-type="float" office:value="0" calcext:value-type="float">
            <text:p>0</text:p>
          </table:table-cell>
          <table:table-cell table:formula="of:=INDEX([Data.$K$2:.$R$359];[Keys.$M265];MATCH([Keys.J265];[Keys.$D$2:.$D$9];0))" office:value-type="float" office:value="0" calcext:value-type="float">
            <text:p>0</text:p>
          </table:table-cell>
          <table:table-cell table:formula="of:=[.U265]" office:value-type="float" office:value="0" calcext:value-type="float">
            <text:p>0</text:p>
          </table:table-cell>
          <table:table-cell table:formula="of:=INDEX([Data.$K$2:.$R$359];[Keys.$M265];MATCH([Keys.K265];[Keys.$D$2:.$D$9];0))" office:value-type="float" office:value="0" calcext:value-type="float">
            <text:p>0</text:p>
          </table:table-cell>
          <table:table-cell table:formula="of:=[.W265]" office:value-type="float" office:value="0" calcext:value-type="float">
            <text:p>0</text:p>
          </table:table-cell>
          <table:table-cell table:formula="of:=INDEX([Data.$K$2:.$R$359];[Keys.$M265];MATCH([Keys.L265];[Keys.$D$2:.$D$9];0))" office:value-type="float" office:value="0" calcext:value-type="float">
            <text:p>0</text:p>
          </table:table-cell>
          <table:table-cell table:formula="of:=[.Y265]" office:value-type="float" office:value="0" calcext:value-type="float">
            <text:p>0</text:p>
          </table:table-cell>
          <table:table-cell table:formula="of:=IF([Data.Z265]=&quot;True&quot;;&quot;Challenged&quot;;IF([Data.AA26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65]+[Data.T2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65]+[Data.V26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989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IF([Data.G266]=[Keys.$A$10];1;0)" office:value-type="float" office:value="1" calcext:value-type="float">
            <text:p>1</text:p>
          </table:table-cell>
          <table:table-cell table:formula="of:=IF([.B266]=0;IF([Data.F266]=[Keys.$A$10];1;0);0)" office:value-type="float" office:value="0" calcext:value-type="float">
            <text:p>0</text:p>
          </table:table-cell>
          <table:table-cell table:formula="of:=IF([Data.G266]=[Keys.I266];1;0)" office:value-type="float" office:value="0" calcext:value-type="float">
            <text:p>0</text:p>
          </table:table-cell>
          <table:table-cell table:formula="of:=IF([.D266]=0;IF([Data.F266]=[Keys.I266];1;0);0)" office:value-type="float" office:value="0" calcext:value-type="float">
            <text:p>0</text:p>
          </table:table-cell>
          <table:table-cell table:formula="of:=IF([Data.G266]=[Keys.J266];1;0)" office:value-type="float" office:value="0" calcext:value-type="float">
            <text:p>0</text:p>
          </table:table-cell>
          <table:table-cell table:formula="of:=IF([.F266]=0;IF([Data.F266]=[Keys.J266];1;0);0)" office:value-type="float" office:value="0" calcext:value-type="float">
            <text:p>0</text:p>
          </table:table-cell>
          <table:table-cell table:formula="of:=IF([Data.G266]=[Keys.K266];1;0)" office:value-type="float" office:value="0" calcext:value-type="float">
            <text:p>0</text:p>
          </table:table-cell>
          <table:table-cell table:formula="of:=IF([.H266]=0;IF([Data.F266]=[Keys.K266];1;0);0)" office:value-type="float" office:value="0" calcext:value-type="float">
            <text:p>0</text:p>
          </table:table-cell>
          <table:table-cell table:formula="of:=IF([Data.G266]=[Keys.L266];1;0)" office:value-type="float" office:value="0" calcext:value-type="float">
            <text:p>0</text:p>
          </table:table-cell>
          <table:table-cell table:formula="of:=IF([.J266]=0;IF([Data.F266]=[Keys.L266];1;0);0)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266];MATCH([Keys.I266];[Keys.$D$2:.$D$9];0))" office:value-type="float" office:value="0" calcext:value-type="float">
            <text:p>0</text:p>
          </table:table-cell>
          <table:table-cell table:formula="of:=[.S266]" office:value-type="float" office:value="0" calcext:value-type="float">
            <text:p>0</text:p>
          </table:table-cell>
          <table:table-cell table:formula="of:=INDEX([Data.$K$2:.$R$359];[Keys.$M266];MATCH([Keys.J266];[Keys.$D$2:.$D$9];0))" office:value-type="float" office:value="1" calcext:value-type="float">
            <text:p>1</text:p>
          </table:table-cell>
          <table:table-cell table:formula="of:=[.U266]" office:value-type="float" office:value="1" calcext:value-type="float">
            <text:p>1</text:p>
          </table:table-cell>
          <table:table-cell table:formula="of:=INDEX([Data.$K$2:.$R$359];[Keys.$M266];MATCH([Keys.K266];[Keys.$D$2:.$D$9];0))" office:value-type="float" office:value="0" calcext:value-type="float">
            <text:p>0</text:p>
          </table:table-cell>
          <table:table-cell table:formula="of:=[.W266]" office:value-type="float" office:value="0" calcext:value-type="float">
            <text:p>0</text:p>
          </table:table-cell>
          <table:table-cell table:formula="of:=INDEX([Data.$K$2:.$R$359];[Keys.$M266];MATCH([Keys.L266];[Keys.$D$2:.$D$9];0))" office:value-type="float" office:value="0" calcext:value-type="float">
            <text:p>0</text:p>
          </table:table-cell>
          <table:table-cell table:formula="of:=[.Y266]" office:value-type="float" office:value="0" calcext:value-type="float">
            <text:p>0</text:p>
          </table:table-cell>
          <table:table-cell table:formula="of:=IF([Data.Z266]=&quot;True&quot;;&quot;Challenged&quot;;IF([Data.AA26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66]+[Data.T2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66]+[Data.V26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989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IF([Data.G267]=[Keys.$A$10];1;0)" office:value-type="float" office:value="0" calcext:value-type="float">
            <text:p>0</text:p>
          </table:table-cell>
          <table:table-cell table:formula="of:=IF([.B267]=0;IF([Data.F267]=[Keys.$A$10];1;0);0)" office:value-type="float" office:value="0" calcext:value-type="float">
            <text:p>0</text:p>
          </table:table-cell>
          <table:table-cell table:formula="of:=IF([Data.G267]=[Keys.I267];1;0)" office:value-type="float" office:value="0" calcext:value-type="float">
            <text:p>0</text:p>
          </table:table-cell>
          <table:table-cell table:formula="of:=IF([.D267]=0;IF([Data.F267]=[Keys.I267];1;0);0)" office:value-type="float" office:value="0" calcext:value-type="float">
            <text:p>0</text:p>
          </table:table-cell>
          <table:table-cell table:formula="of:=IF([Data.G267]=[Keys.J267];1;0)" office:value-type="float" office:value="0" calcext:value-type="float">
            <text:p>0</text:p>
          </table:table-cell>
          <table:table-cell table:formula="of:=IF([.F267]=0;IF([Data.F267]=[Keys.J267];1;0);0)" office:value-type="float" office:value="0" calcext:value-type="float">
            <text:p>0</text:p>
          </table:table-cell>
          <table:table-cell table:formula="of:=IF([Data.G267]=[Keys.K267];1;0)" office:value-type="float" office:value="0" calcext:value-type="float">
            <text:p>0</text:p>
          </table:table-cell>
          <table:table-cell table:formula="of:=IF([.H267]=0;IF([Data.F267]=[Keys.K267];1;0);0)" office:value-type="float" office:value="0" calcext:value-type="float">
            <text:p>0</text:p>
          </table:table-cell>
          <table:table-cell table:formula="of:=IF([Data.G267]=[Keys.L267];1;0)" office:value-type="float" office:value="0" calcext:value-type="float">
            <text:p>0</text:p>
          </table:table-cell>
          <table:table-cell table:formula="of:=IF([.J267]=0;IF([Data.F267]=[Keys.L267];1;0);0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67];MATCH([Keys.I267];[Keys.$D$2:.$D$9];0))" office:value-type="float" office:value="0" calcext:value-type="float">
            <text:p>0</text:p>
          </table:table-cell>
          <table:table-cell table:formula="of:=[.S267]" office:value-type="float" office:value="0" calcext:value-type="float">
            <text:p>0</text:p>
          </table:table-cell>
          <table:table-cell table:formula="of:=INDEX([Data.$K$2:.$R$359];[Keys.$M267];MATCH([Keys.J267];[Keys.$D$2:.$D$9];0))" office:value-type="float" office:value="0" calcext:value-type="float">
            <text:p>0</text:p>
          </table:table-cell>
          <table:table-cell table:formula="of:=[.U267]" office:value-type="float" office:value="0" calcext:value-type="float">
            <text:p>0</text:p>
          </table:table-cell>
          <table:table-cell table:formula="of:=INDEX([Data.$K$2:.$R$359];[Keys.$M267];MATCH([Keys.K267];[Keys.$D$2:.$D$9];0))" office:value-type="float" office:value="0" calcext:value-type="float">
            <text:p>0</text:p>
          </table:table-cell>
          <table:table-cell table:formula="of:=[.W267]" office:value-type="float" office:value="0" calcext:value-type="float">
            <text:p>0</text:p>
          </table:table-cell>
          <table:table-cell table:formula="of:=INDEX([Data.$K$2:.$R$359];[Keys.$M267];MATCH([Keys.L267];[Keys.$D$2:.$D$9];0))" office:value-type="float" office:value="0" calcext:value-type="float">
            <text:p>0</text:p>
          </table:table-cell>
          <table:table-cell table:formula="of:=[.Y267]" office:value-type="float" office:value="0" calcext:value-type="float">
            <text:p>0</text:p>
          </table:table-cell>
          <table:table-cell table:formula="of:=IF([Data.Z267]=&quot;True&quot;;&quot;Challenged&quot;;IF([Data.AA26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67]+[Data.T2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67]+[Data.V26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989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formula="of:=IF([Data.G268]=[Keys.$A$10];1;0)" office:value-type="float" office:value="0" calcext:value-type="float">
            <text:p>0</text:p>
          </table:table-cell>
          <table:table-cell table:formula="of:=IF([.B268]=0;IF([Data.F268]=[Keys.$A$10];1;0);0)" office:value-type="float" office:value="0" calcext:value-type="float">
            <text:p>0</text:p>
          </table:table-cell>
          <table:table-cell table:formula="of:=IF([Data.G268]=[Keys.I268];1;0)" office:value-type="float" office:value="0" calcext:value-type="float">
            <text:p>0</text:p>
          </table:table-cell>
          <table:table-cell table:formula="of:=IF([.D268]=0;IF([Data.F268]=[Keys.I268];1;0);0)" office:value-type="float" office:value="0" calcext:value-type="float">
            <text:p>0</text:p>
          </table:table-cell>
          <table:table-cell table:formula="of:=IF([Data.G268]=[Keys.J268];1;0)" office:value-type="float" office:value="0" calcext:value-type="float">
            <text:p>0</text:p>
          </table:table-cell>
          <table:table-cell table:formula="of:=IF([.F268]=0;IF([Data.F268]=[Keys.J268];1;0);0)" office:value-type="float" office:value="0" calcext:value-type="float">
            <text:p>0</text:p>
          </table:table-cell>
          <table:table-cell table:formula="of:=IF([Data.G268]=[Keys.K268];1;0)" office:value-type="float" office:value="0" calcext:value-type="float">
            <text:p>0</text:p>
          </table:table-cell>
          <table:table-cell table:formula="of:=IF([.H268]=0;IF([Data.F268]=[Keys.K268];1;0);0)" office:value-type="float" office:value="0" calcext:value-type="float">
            <text:p>0</text:p>
          </table:table-cell>
          <table:table-cell table:formula="of:=IF([Data.G268]=[Keys.L268];1;0)" office:value-type="float" office:value="0" calcext:value-type="float">
            <text:p>0</text:p>
          </table:table-cell>
          <table:table-cell table:formula="of:=IF([.J268]=0;IF([Data.F268]=[Keys.L26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68];MATCH([Keys.I268];[Keys.$D$2:.$D$9];0))" office:value-type="float" office:value="1" calcext:value-type="float">
            <text:p>1</text:p>
          </table:table-cell>
          <table:table-cell table:formula="of:=[.S268]" office:value-type="float" office:value="1" calcext:value-type="float">
            <text:p>1</text:p>
          </table:table-cell>
          <table:table-cell table:formula="of:=INDEX([Data.$K$2:.$R$359];[Keys.$M268];MATCH([Keys.J268];[Keys.$D$2:.$D$9];0))" office:value-type="float" office:value="0" calcext:value-type="float">
            <text:p>0</text:p>
          </table:table-cell>
          <table:table-cell table:formula="of:=[.U268]" office:value-type="float" office:value="0" calcext:value-type="float">
            <text:p>0</text:p>
          </table:table-cell>
          <table:table-cell table:formula="of:=INDEX([Data.$K$2:.$R$359];[Keys.$M268];MATCH([Keys.K268];[Keys.$D$2:.$D$9];0))" office:value-type="float" office:value="0" calcext:value-type="float">
            <text:p>0</text:p>
          </table:table-cell>
          <table:table-cell table:formula="of:=[.W268]" office:value-type="float" office:value="0" calcext:value-type="float">
            <text:p>0</text:p>
          </table:table-cell>
          <table:table-cell table:formula="of:=INDEX([Data.$K$2:.$R$359];[Keys.$M268];MATCH([Keys.L268];[Keys.$D$2:.$D$9];0))" office:value-type="float" office:value="2" calcext:value-type="float">
            <text:p>2</text:p>
          </table:table-cell>
          <table:table-cell table:formula="of:=[.Y268]" office:value-type="float" office:value="2" calcext:value-type="float">
            <text:p>2</text:p>
          </table:table-cell>
          <table:table-cell table:formula="of:=IF([Data.Z268]=&quot;True&quot;;&quot;Challenged&quot;;IF([Data.AA26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68]+[Data.T26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268]+[Data.V268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989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Data.G269]=[Keys.$A$10];1;0)" office:value-type="float" office:value="0" calcext:value-type="float">
            <text:p>0</text:p>
          </table:table-cell>
          <table:table-cell table:formula="of:=IF([.B269]=0;IF([Data.F269]=[Keys.$A$10];1;0);0)" office:value-type="float" office:value="0" calcext:value-type="float">
            <text:p>0</text:p>
          </table:table-cell>
          <table:table-cell table:formula="of:=IF([Data.G269]=[Keys.I269];1;0)" office:value-type="float" office:value="0" calcext:value-type="float">
            <text:p>0</text:p>
          </table:table-cell>
          <table:table-cell table:formula="of:=IF([.D269]=0;IF([Data.F269]=[Keys.I269];1;0);0)" office:value-type="float" office:value="0" calcext:value-type="float">
            <text:p>0</text:p>
          </table:table-cell>
          <table:table-cell table:formula="of:=IF([Data.G269]=[Keys.J269];1;0)" office:value-type="float" office:value="1" calcext:value-type="float">
            <text:p>1</text:p>
          </table:table-cell>
          <table:table-cell table:formula="of:=IF([.F269]=0;IF([Data.F269]=[Keys.J269];1;0);0)" office:value-type="float" office:value="0" calcext:value-type="float">
            <text:p>0</text:p>
          </table:table-cell>
          <table:table-cell table:formula="of:=IF([Data.G269]=[Keys.K269];1;0)" office:value-type="float" office:value="0" calcext:value-type="float">
            <text:p>0</text:p>
          </table:table-cell>
          <table:table-cell table:formula="of:=IF([.H269]=0;IF([Data.F269]=[Keys.K269];1;0);0)" office:value-type="float" office:value="0" calcext:value-type="float">
            <text:p>0</text:p>
          </table:table-cell>
          <table:table-cell table:formula="of:=IF([Data.G269]=[Keys.L269];1;0)" office:value-type="float" office:value="0" calcext:value-type="float">
            <text:p>0</text:p>
          </table:table-cell>
          <table:table-cell table:formula="of:=IF([.J269]=0;IF([Data.F269]=[Keys.L26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69];MATCH([Keys.I269];[Keys.$D$2:.$D$9];0))" office:value-type="float" office:value="2" calcext:value-type="float">
            <text:p>2</text:p>
          </table:table-cell>
          <table:table-cell table:formula="of:=[.S269]" office:value-type="float" office:value="2" calcext:value-type="float">
            <text:p>2</text:p>
          </table:table-cell>
          <table:table-cell table:formula="of:=INDEX([Data.$K$2:.$R$359];[Keys.$M269];MATCH([Keys.J269];[Keys.$D$2:.$D$9];0))" office:value-type="float" office:value="0" calcext:value-type="float">
            <text:p>0</text:p>
          </table:table-cell>
          <table:table-cell table:formula="of:=[.U269]" office:value-type="float" office:value="0" calcext:value-type="float">
            <text:p>0</text:p>
          </table:table-cell>
          <table:table-cell table:formula="of:=INDEX([Data.$K$2:.$R$359];[Keys.$M269];MATCH([Keys.K269];[Keys.$D$2:.$D$9];0))" office:value-type="float" office:value="1" calcext:value-type="float">
            <text:p>1</text:p>
          </table:table-cell>
          <table:table-cell table:formula="of:=[.W269]" office:value-type="float" office:value="1" calcext:value-type="float">
            <text:p>1</text:p>
          </table:table-cell>
          <table:table-cell table:formula="of:=INDEX([Data.$K$2:.$R$359];[Keys.$M269];MATCH([Keys.L269];[Keys.$D$2:.$D$9];0))" office:value-type="float" office:value="0" calcext:value-type="float">
            <text:p>0</text:p>
          </table:table-cell>
          <table:table-cell table:formula="of:=[.Y269]" office:value-type="float" office:value="0" calcext:value-type="float">
            <text:p>0</text:p>
          </table:table-cell>
          <table:table-cell table:formula="of:=IF([Data.Z269]=&quot;True&quot;;&quot;Challenged&quot;;IF([Data.AA269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69]+[Data.T2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69]+[Data.V26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989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IF([Data.G270]=[Keys.$A$10];1;0)" office:value-type="float" office:value="0" calcext:value-type="float">
            <text:p>0</text:p>
          </table:table-cell>
          <table:table-cell table:formula="of:=IF([.B270]=0;IF([Data.F270]=[Keys.$A$10];1;0);0)" office:value-type="float" office:value="0" calcext:value-type="float">
            <text:p>0</text:p>
          </table:table-cell>
          <table:table-cell table:formula="of:=IF([Data.G270]=[Keys.I270];1;0)" office:value-type="float" office:value="0" calcext:value-type="float">
            <text:p>0</text:p>
          </table:table-cell>
          <table:table-cell table:formula="of:=IF([.D270]=0;IF([Data.F270]=[Keys.I270];1;0);0)" office:value-type="float" office:value="0" calcext:value-type="float">
            <text:p>0</text:p>
          </table:table-cell>
          <table:table-cell table:formula="of:=IF([Data.G270]=[Keys.J270];1;0)" office:value-type="float" office:value="0" calcext:value-type="float">
            <text:p>0</text:p>
          </table:table-cell>
          <table:table-cell table:formula="of:=IF([.F270]=0;IF([Data.F270]=[Keys.J270];1;0);0)" office:value-type="float" office:value="0" calcext:value-type="float">
            <text:p>0</text:p>
          </table:table-cell>
          <table:table-cell table:formula="of:=IF([Data.G270]=[Keys.K270];1;0)" office:value-type="float" office:value="0" calcext:value-type="float">
            <text:p>0</text:p>
          </table:table-cell>
          <table:table-cell table:formula="of:=IF([.H270]=0;IF([Data.F270]=[Keys.K270];1;0);0)" office:value-type="float" office:value="0" calcext:value-type="float">
            <text:p>0</text:p>
          </table:table-cell>
          <table:table-cell table:formula="of:=IF([Data.G270]=[Keys.L270];1;0)" office:value-type="float" office:value="0" calcext:value-type="float">
            <text:p>0</text:p>
          </table:table-cell>
          <table:table-cell table:formula="of:=IF([.J270]=0;IF([Data.F270]=[Keys.L27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70];MATCH([Keys.I270];[Keys.$D$2:.$D$9];0))" office:value-type="float" office:value="0" calcext:value-type="float">
            <text:p>0</text:p>
          </table:table-cell>
          <table:table-cell table:formula="of:=[.S270]" office:value-type="float" office:value="0" calcext:value-type="float">
            <text:p>0</text:p>
          </table:table-cell>
          <table:table-cell table:formula="of:=INDEX([Data.$K$2:.$R$359];[Keys.$M270];MATCH([Keys.J270];[Keys.$D$2:.$D$9];0))" office:value-type="float" office:value="0" calcext:value-type="float">
            <text:p>0</text:p>
          </table:table-cell>
          <table:table-cell table:formula="of:=[.U270]" office:value-type="float" office:value="0" calcext:value-type="float">
            <text:p>0</text:p>
          </table:table-cell>
          <table:table-cell table:formula="of:=INDEX([Data.$K$2:.$R$359];[Keys.$M270];MATCH([Keys.K270];[Keys.$D$2:.$D$9];0))" office:value-type="float" office:value="0" calcext:value-type="float">
            <text:p>0</text:p>
          </table:table-cell>
          <table:table-cell table:formula="of:=[.W270]" office:value-type="float" office:value="0" calcext:value-type="float">
            <text:p>0</text:p>
          </table:table-cell>
          <table:table-cell table:formula="of:=INDEX([Data.$K$2:.$R$359];[Keys.$M270];MATCH([Keys.L270];[Keys.$D$2:.$D$9];0))" office:value-type="float" office:value="0" calcext:value-type="float">
            <text:p>0</text:p>
          </table:table-cell>
          <table:table-cell table:formula="of:=[.Y270]" office:value-type="float" office:value="0" calcext:value-type="float">
            <text:p>0</text:p>
          </table:table-cell>
          <table:table-cell table:formula="of:=IF([Data.Z270]=&quot;True&quot;;&quot;Challenged&quot;;IF([Data.AA27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70]+[Data.T27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270]+[Data.V270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989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formula="of:=IF([Data.G271]=[Keys.$A$10];1;0)" office:value-type="float" office:value="0" calcext:value-type="float">
            <text:p>0</text:p>
          </table:table-cell>
          <table:table-cell table:formula="of:=IF([.B271]=0;IF([Data.F271]=[Keys.$A$10];1;0);0)" office:value-type="float" office:value="0" calcext:value-type="float">
            <text:p>0</text:p>
          </table:table-cell>
          <table:table-cell table:formula="of:=IF([Data.G271]=[Keys.I271];1;0)" office:value-type="float" office:value="0" calcext:value-type="float">
            <text:p>0</text:p>
          </table:table-cell>
          <table:table-cell table:formula="of:=IF([.D271]=0;IF([Data.F271]=[Keys.I271];1;0);0)" office:value-type="float" office:value="0" calcext:value-type="float">
            <text:p>0</text:p>
          </table:table-cell>
          <table:table-cell table:formula="of:=IF([Data.G271]=[Keys.J271];1;0)" office:value-type="float" office:value="0" calcext:value-type="float">
            <text:p>0</text:p>
          </table:table-cell>
          <table:table-cell table:formula="of:=IF([.F271]=0;IF([Data.F271]=[Keys.J271];1;0);0)" office:value-type="float" office:value="0" calcext:value-type="float">
            <text:p>0</text:p>
          </table:table-cell>
          <table:table-cell table:formula="of:=IF([Data.G271]=[Keys.K271];1;0)" office:value-type="float" office:value="0" calcext:value-type="float">
            <text:p>0</text:p>
          </table:table-cell>
          <table:table-cell table:formula="of:=IF([.H271]=0;IF([Data.F271]=[Keys.K271];1;0);0)" office:value-type="float" office:value="0" calcext:value-type="float">
            <text:p>0</text:p>
          </table:table-cell>
          <table:table-cell table:formula="of:=IF([Data.G271]=[Keys.L271];1;0)" office:value-type="float" office:value="1" calcext:value-type="float">
            <text:p>1</text:p>
          </table:table-cell>
          <table:table-cell table:formula="of:=IF([.J271]=0;IF([Data.F271]=[Keys.L27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71];MATCH([Keys.I271];[Keys.$D$2:.$D$9];0))" office:value-type="float" office:value="1" calcext:value-type="float">
            <text:p>1</text:p>
          </table:table-cell>
          <table:table-cell table:formula="of:=[.S271]" office:value-type="float" office:value="1" calcext:value-type="float">
            <text:p>1</text:p>
          </table:table-cell>
          <table:table-cell table:formula="of:=INDEX([Data.$K$2:.$R$359];[Keys.$M271];MATCH([Keys.J271];[Keys.$D$2:.$D$9];0))" office:value-type="float" office:value="1" calcext:value-type="float">
            <text:p>1</text:p>
          </table:table-cell>
          <table:table-cell table:formula="of:=[.U271]" office:value-type="float" office:value="1" calcext:value-type="float">
            <text:p>1</text:p>
          </table:table-cell>
          <table:table-cell table:formula="of:=INDEX([Data.$K$2:.$R$359];[Keys.$M271];MATCH([Keys.K271];[Keys.$D$2:.$D$9];0))" office:value-type="float" office:value="0" calcext:value-type="float">
            <text:p>0</text:p>
          </table:table-cell>
          <table:table-cell table:formula="of:=[.W271]" office:value-type="float" office:value="0" calcext:value-type="float">
            <text:p>0</text:p>
          </table:table-cell>
          <table:table-cell table:formula="of:=INDEX([Data.$K$2:.$R$359];[Keys.$M271];MATCH([Keys.L271];[Keys.$D$2:.$D$9];0))" office:value-type="float" office:value="1" calcext:value-type="float">
            <text:p>1</text:p>
          </table:table-cell>
          <table:table-cell table:formula="of:=[.Y271]" office:value-type="float" office:value="1" calcext:value-type="float">
            <text:p>1</text:p>
          </table:table-cell>
          <table:table-cell table:formula="of:=IF([Data.Z271]=&quot;True&quot;;&quot;Challenged&quot;;IF([Data.AA27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71]+[Data.T2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71]+[Data.V27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989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IF([Data.G272]=[Keys.$A$10];1;0)" office:value-type="float" office:value="0" calcext:value-type="float">
            <text:p>0</text:p>
          </table:table-cell>
          <table:table-cell table:formula="of:=IF([.B272]=0;IF([Data.F272]=[Keys.$A$10];1;0);0)" office:value-type="float" office:value="0" calcext:value-type="float">
            <text:p>0</text:p>
          </table:table-cell>
          <table:table-cell table:formula="of:=IF([Data.G272]=[Keys.I272];1;0)" office:value-type="float" office:value="0" calcext:value-type="float">
            <text:p>0</text:p>
          </table:table-cell>
          <table:table-cell table:formula="of:=IF([.D272]=0;IF([Data.F272]=[Keys.I272];1;0);0)" office:value-type="float" office:value="0" calcext:value-type="float">
            <text:p>0</text:p>
          </table:table-cell>
          <table:table-cell table:formula="of:=IF([Data.G272]=[Keys.J272];1;0)" office:value-type="float" office:value="1" calcext:value-type="float">
            <text:p>1</text:p>
          </table:table-cell>
          <table:table-cell table:formula="of:=IF([.F272]=0;IF([Data.F272]=[Keys.J272];1;0);0)" office:value-type="float" office:value="0" calcext:value-type="float">
            <text:p>0</text:p>
          </table:table-cell>
          <table:table-cell table:formula="of:=IF([Data.G272]=[Keys.K272];1;0)" office:value-type="float" office:value="0" calcext:value-type="float">
            <text:p>0</text:p>
          </table:table-cell>
          <table:table-cell table:formula="of:=IF([.H272]=0;IF([Data.F272]=[Keys.K272];1;0);0)" office:value-type="float" office:value="0" calcext:value-type="float">
            <text:p>0</text:p>
          </table:table-cell>
          <table:table-cell table:formula="of:=IF([Data.G272]=[Keys.L272];1;0)" office:value-type="float" office:value="0" calcext:value-type="float">
            <text:p>0</text:p>
          </table:table-cell>
          <table:table-cell table:formula="of:=IF([.J272]=0;IF([Data.F272]=[Keys.L272];1;0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DEX([Data.$K$2:.$R$359];[Keys.$M272];MATCH([Keys.I272];[Keys.$D$2:.$D$9];0))" office:value-type="float" office:value="0" calcext:value-type="float">
            <text:p>0</text:p>
          </table:table-cell>
          <table:table-cell table:formula="of:=[.S272]" office:value-type="float" office:value="0" calcext:value-type="float">
            <text:p>0</text:p>
          </table:table-cell>
          <table:table-cell table:formula="of:=INDEX([Data.$K$2:.$R$359];[Keys.$M272];MATCH([Keys.J272];[Keys.$D$2:.$D$9];0))" office:value-type="float" office:value="2" calcext:value-type="float">
            <text:p>2</text:p>
          </table:table-cell>
          <table:table-cell table:formula="of:=[.U272]" office:value-type="float" office:value="2" calcext:value-type="float">
            <text:p>2</text:p>
          </table:table-cell>
          <table:table-cell table:formula="of:=INDEX([Data.$K$2:.$R$359];[Keys.$M272];MATCH([Keys.K272];[Keys.$D$2:.$D$9];0))" office:value-type="float" office:value="0" calcext:value-type="float">
            <text:p>0</text:p>
          </table:table-cell>
          <table:table-cell table:formula="of:=[.W272]" office:value-type="float" office:value="0" calcext:value-type="float">
            <text:p>0</text:p>
          </table:table-cell>
          <table:table-cell table:formula="of:=INDEX([Data.$K$2:.$R$359];[Keys.$M272];MATCH([Keys.L272];[Keys.$D$2:.$D$9];0))" office:value-type="float" office:value="0" calcext:value-type="float">
            <text:p>0</text:p>
          </table:table-cell>
          <table:table-cell table:formula="of:=[.Y272]" office:value-type="float" office:value="0" calcext:value-type="float">
            <text:p>0</text:p>
          </table:table-cell>
          <table:table-cell table:formula="of:=IF([Data.Z272]=&quot;True&quot;;&quot;Challenged&quot;;IF([Data.AA27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72]+[Data.T2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72]+[Data.V27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989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formula="of:=IF([Data.G273]=[Keys.$A$10];1;0)" office:value-type="float" office:value="0" calcext:value-type="float">
            <text:p>0</text:p>
          </table:table-cell>
          <table:table-cell table:formula="of:=IF([.B273]=0;IF([Data.F273]=[Keys.$A$10];1;0);0)" office:value-type="float" office:value="0" calcext:value-type="float">
            <text:p>0</text:p>
          </table:table-cell>
          <table:table-cell table:formula="of:=IF([Data.G273]=[Keys.I273];1;0)" office:value-type="float" office:value="0" calcext:value-type="float">
            <text:p>0</text:p>
          </table:table-cell>
          <table:table-cell table:formula="of:=IF([.D273]=0;IF([Data.F273]=[Keys.I273];1;0);0)" office:value-type="float" office:value="0" calcext:value-type="float">
            <text:p>0</text:p>
          </table:table-cell>
          <table:table-cell table:formula="of:=IF([Data.G273]=[Keys.J273];1;0)" office:value-type="float" office:value="1" calcext:value-type="float">
            <text:p>1</text:p>
          </table:table-cell>
          <table:table-cell table:formula="of:=IF([.F273]=0;IF([Data.F273]=[Keys.J273];1;0);0)" office:value-type="float" office:value="0" calcext:value-type="float">
            <text:p>0</text:p>
          </table:table-cell>
          <table:table-cell table:formula="of:=IF([Data.G273]=[Keys.K273];1;0)" office:value-type="float" office:value="0" calcext:value-type="float">
            <text:p>0</text:p>
          </table:table-cell>
          <table:table-cell table:formula="of:=IF([.H273]=0;IF([Data.F273]=[Keys.K273];1;0);0)" office:value-type="float" office:value="0" calcext:value-type="float">
            <text:p>0</text:p>
          </table:table-cell>
          <table:table-cell table:formula="of:=IF([Data.G273]=[Keys.L273];1;0)" office:value-type="float" office:value="0" calcext:value-type="float">
            <text:p>0</text:p>
          </table:table-cell>
          <table:table-cell table:formula="of:=IF([.J273]=0;IF([Data.F273]=[Keys.L27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73];MATCH([Keys.I273];[Keys.$D$2:.$D$9];0))" office:value-type="float" office:value="0" calcext:value-type="float">
            <text:p>0</text:p>
          </table:table-cell>
          <table:table-cell table:formula="of:=[.S273]" office:value-type="float" office:value="0" calcext:value-type="float">
            <text:p>0</text:p>
          </table:table-cell>
          <table:table-cell table:formula="of:=INDEX([Data.$K$2:.$R$359];[Keys.$M273];MATCH([Keys.J273];[Keys.$D$2:.$D$9];0))" office:value-type="float" office:value="0" calcext:value-type="float">
            <text:p>0</text:p>
          </table:table-cell>
          <table:table-cell table:formula="of:=[.U273]" office:value-type="float" office:value="0" calcext:value-type="float">
            <text:p>0</text:p>
          </table:table-cell>
          <table:table-cell table:formula="of:=INDEX([Data.$K$2:.$R$359];[Keys.$M273];MATCH([Keys.K273];[Keys.$D$2:.$D$9];0))" office:value-type="float" office:value="0" calcext:value-type="float">
            <text:p>0</text:p>
          </table:table-cell>
          <table:table-cell table:formula="of:=[.W273]" office:value-type="float" office:value="0" calcext:value-type="float">
            <text:p>0</text:p>
          </table:table-cell>
          <table:table-cell table:formula="of:=INDEX([Data.$K$2:.$R$359];[Keys.$M273];MATCH([Keys.L273];[Keys.$D$2:.$D$9];0))" office:value-type="float" office:value="1" calcext:value-type="float">
            <text:p>1</text:p>
          </table:table-cell>
          <table:table-cell table:formula="of:=[.Y273]" office:value-type="float" office:value="1" calcext:value-type="float">
            <text:p>1</text:p>
          </table:table-cell>
          <table:table-cell table:formula="of:=IF([Data.Z273]=&quot;True&quot;;&quot;Challenged&quot;;IF([Data.AA273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73]+[Data.T27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273]+[Data.V273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989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IF([Data.G274]=[Keys.$A$10];1;0)" office:value-type="float" office:value="1" calcext:value-type="float">
            <text:p>1</text:p>
          </table:table-cell>
          <table:table-cell table:formula="of:=IF([.B274]=0;IF([Data.F274]=[Keys.$A$10];1;0);0)" office:value-type="float" office:value="0" calcext:value-type="float">
            <text:p>0</text:p>
          </table:table-cell>
          <table:table-cell table:formula="of:=IF([Data.G274]=[Keys.I274];1;0)" office:value-type="float" office:value="0" calcext:value-type="float">
            <text:p>0</text:p>
          </table:table-cell>
          <table:table-cell table:formula="of:=IF([.D274]=0;IF([Data.F274]=[Keys.I274];1;0);0)" office:value-type="float" office:value="0" calcext:value-type="float">
            <text:p>0</text:p>
          </table:table-cell>
          <table:table-cell table:formula="of:=IF([Data.G274]=[Keys.J274];1;0)" office:value-type="float" office:value="0" calcext:value-type="float">
            <text:p>0</text:p>
          </table:table-cell>
          <table:table-cell table:formula="of:=IF([.F274]=0;IF([Data.F274]=[Keys.J274];1;0);0)" office:value-type="float" office:value="0" calcext:value-type="float">
            <text:p>0</text:p>
          </table:table-cell>
          <table:table-cell table:formula="of:=IF([Data.G274]=[Keys.K274];1;0)" office:value-type="float" office:value="0" calcext:value-type="float">
            <text:p>0</text:p>
          </table:table-cell>
          <table:table-cell table:formula="of:=IF([.H274]=0;IF([Data.F274]=[Keys.K274];1;0);0)" office:value-type="float" office:value="0" calcext:value-type="float">
            <text:p>0</text:p>
          </table:table-cell>
          <table:table-cell table:formula="of:=IF([Data.G274]=[Keys.L274];1;0)" office:value-type="float" office:value="0" calcext:value-type="float">
            <text:p>0</text:p>
          </table:table-cell>
          <table:table-cell table:formula="of:=IF([.J274]=0;IF([Data.F274]=[Keys.L274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274];MATCH([Keys.I274];[Keys.$D$2:.$D$9];0))" office:value-type="float" office:value="0" calcext:value-type="float">
            <text:p>0</text:p>
          </table:table-cell>
          <table:table-cell table:formula="of:=[.S274]" office:value-type="float" office:value="0" calcext:value-type="float">
            <text:p>0</text:p>
          </table:table-cell>
          <table:table-cell table:formula="of:=INDEX([Data.$K$2:.$R$359];[Keys.$M274];MATCH([Keys.J274];[Keys.$D$2:.$D$9];0))" office:value-type="float" office:value="0" calcext:value-type="float">
            <text:p>0</text:p>
          </table:table-cell>
          <table:table-cell table:formula="of:=[.U274]" office:value-type="float" office:value="0" calcext:value-type="float">
            <text:p>0</text:p>
          </table:table-cell>
          <table:table-cell table:formula="of:=INDEX([Data.$K$2:.$R$359];[Keys.$M274];MATCH([Keys.K274];[Keys.$D$2:.$D$9];0))" office:value-type="float" office:value="0" calcext:value-type="float">
            <text:p>0</text:p>
          </table:table-cell>
          <table:table-cell table:formula="of:=[.W274]" office:value-type="float" office:value="0" calcext:value-type="float">
            <text:p>0</text:p>
          </table:table-cell>
          <table:table-cell table:formula="of:=INDEX([Data.$K$2:.$R$359];[Keys.$M274];MATCH([Keys.L274];[Keys.$D$2:.$D$9];0))" office:value-type="float" office:value="0" calcext:value-type="float">
            <text:p>0</text:p>
          </table:table-cell>
          <table:table-cell table:formula="of:=[.Y274]" office:value-type="float" office:value="0" calcext:value-type="float">
            <text:p>0</text:p>
          </table:table-cell>
          <table:table-cell table:formula="of:=IF([Data.Z274]=&quot;True&quot;;&quot;Challenged&quot;;IF([Data.AA27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74]+[Data.T27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274]+[Data.V27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989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formula="of:=IF([Data.G275]=[Keys.$A$10];1;0)" office:value-type="float" office:value="0" calcext:value-type="float">
            <text:p>0</text:p>
          </table:table-cell>
          <table:table-cell table:formula="of:=IF([.B275]=0;IF([Data.F275]=[Keys.$A$10];1;0);0)" office:value-type="float" office:value="0" calcext:value-type="float">
            <text:p>0</text:p>
          </table:table-cell>
          <table:table-cell table:formula="of:=IF([Data.G275]=[Keys.I275];1;0)" office:value-type="float" office:value="0" calcext:value-type="float">
            <text:p>0</text:p>
          </table:table-cell>
          <table:table-cell table:formula="of:=IF([.D275]=0;IF([Data.F275]=[Keys.I275];1;0);0)" office:value-type="float" office:value="0" calcext:value-type="float">
            <text:p>0</text:p>
          </table:table-cell>
          <table:table-cell table:formula="of:=IF([Data.G275]=[Keys.J275];1;0)" office:value-type="float" office:value="0" calcext:value-type="float">
            <text:p>0</text:p>
          </table:table-cell>
          <table:table-cell table:formula="of:=IF([.F275]=0;IF([Data.F275]=[Keys.J275];1;0);0)" office:value-type="float" office:value="0" calcext:value-type="float">
            <text:p>0</text:p>
          </table:table-cell>
          <table:table-cell table:formula="of:=IF([Data.G275]=[Keys.K275];1;0)" office:value-type="float" office:value="0" calcext:value-type="float">
            <text:p>0</text:p>
          </table:table-cell>
          <table:table-cell table:formula="of:=IF([.H275]=0;IF([Data.F275]=[Keys.K275];1;0);0)" office:value-type="float" office:value="0" calcext:value-type="float">
            <text:p>0</text:p>
          </table:table-cell>
          <table:table-cell table:formula="of:=IF([Data.G275]=[Keys.L275];1;0)" office:value-type="float" office:value="0" calcext:value-type="float">
            <text:p>0</text:p>
          </table:table-cell>
          <table:table-cell table:formula="of:=IF([.J275]=0;IF([Data.F275]=[Keys.L27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75];MATCH([Keys.I275];[Keys.$D$2:.$D$9];0))" office:value-type="float" office:value="0" calcext:value-type="float">
            <text:p>0</text:p>
          </table:table-cell>
          <table:table-cell table:formula="of:=[.S275]" office:value-type="float" office:value="0" calcext:value-type="float">
            <text:p>0</text:p>
          </table:table-cell>
          <table:table-cell table:formula="of:=INDEX([Data.$K$2:.$R$359];[Keys.$M275];MATCH([Keys.J275];[Keys.$D$2:.$D$9];0))" office:value-type="float" office:value="0" calcext:value-type="float">
            <text:p>0</text:p>
          </table:table-cell>
          <table:table-cell table:formula="of:=[.U275]" office:value-type="float" office:value="0" calcext:value-type="float">
            <text:p>0</text:p>
          </table:table-cell>
          <table:table-cell table:formula="of:=INDEX([Data.$K$2:.$R$359];[Keys.$M275];MATCH([Keys.K275];[Keys.$D$2:.$D$9];0))" office:value-type="float" office:value="0" calcext:value-type="float">
            <text:p>0</text:p>
          </table:table-cell>
          <table:table-cell table:formula="of:=[.W275]" office:value-type="float" office:value="0" calcext:value-type="float">
            <text:p>0</text:p>
          </table:table-cell>
          <table:table-cell table:formula="of:=INDEX([Data.$K$2:.$R$359];[Keys.$M275];MATCH([Keys.L275];[Keys.$D$2:.$D$9];0))" office:value-type="float" office:value="0" calcext:value-type="float">
            <text:p>0</text:p>
          </table:table-cell>
          <table:table-cell table:formula="of:=[.Y275]" office:value-type="float" office:value="0" calcext:value-type="float">
            <text:p>0</text:p>
          </table:table-cell>
          <table:table-cell table:formula="of:=IF([Data.Z275]=&quot;True&quot;;&quot;Challenged&quot;;IF([Data.AA275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75]+[Data.T27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275]+[Data.V275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989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formula="of:=IF([Data.G276]=[Keys.$A$10];1;0)" office:value-type="float" office:value="0" calcext:value-type="float">
            <text:p>0</text:p>
          </table:table-cell>
          <table:table-cell table:formula="of:=IF([.B276]=0;IF([Data.F276]=[Keys.$A$10];1;0);0)" office:value-type="float" office:value="0" calcext:value-type="float">
            <text:p>0</text:p>
          </table:table-cell>
          <table:table-cell table:formula="of:=IF([Data.G276]=[Keys.I276];1;0)" office:value-type="float" office:value="0" calcext:value-type="float">
            <text:p>0</text:p>
          </table:table-cell>
          <table:table-cell table:formula="of:=IF([.D276]=0;IF([Data.F276]=[Keys.I276];1;0);0)" office:value-type="float" office:value="0" calcext:value-type="float">
            <text:p>0</text:p>
          </table:table-cell>
          <table:table-cell table:formula="of:=IF([Data.G276]=[Keys.J276];1;0)" office:value-type="float" office:value="0" calcext:value-type="float">
            <text:p>0</text:p>
          </table:table-cell>
          <table:table-cell table:formula="of:=IF([.F276]=0;IF([Data.F276]=[Keys.J276];1;0);0)" office:value-type="float" office:value="0" calcext:value-type="float">
            <text:p>0</text:p>
          </table:table-cell>
          <table:table-cell table:formula="of:=IF([Data.G276]=[Keys.K276];1;0)" office:value-type="float" office:value="1" calcext:value-type="float">
            <text:p>1</text:p>
          </table:table-cell>
          <table:table-cell table:formula="of:=IF([.H276]=0;IF([Data.F276]=[Keys.K276];1;0);0)" office:value-type="float" office:value="0" calcext:value-type="float">
            <text:p>0</text:p>
          </table:table-cell>
          <table:table-cell table:formula="of:=IF([Data.G276]=[Keys.L276];1;0)" office:value-type="float" office:value="0" calcext:value-type="float">
            <text:p>0</text:p>
          </table:table-cell>
          <table:table-cell table:formula="of:=IF([.J276]=0;IF([Data.F276]=[Keys.L276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276];MATCH([Keys.I276];[Keys.$D$2:.$D$9];0))" office:value-type="float" office:value="1" calcext:value-type="float">
            <text:p>1</text:p>
          </table:table-cell>
          <table:table-cell table:formula="of:=[.S276]" office:value-type="float" office:value="1" calcext:value-type="float">
            <text:p>1</text:p>
          </table:table-cell>
          <table:table-cell table:formula="of:=INDEX([Data.$K$2:.$R$359];[Keys.$M276];MATCH([Keys.J276];[Keys.$D$2:.$D$9];0))" office:value-type="float" office:value="0" calcext:value-type="float">
            <text:p>0</text:p>
          </table:table-cell>
          <table:table-cell table:formula="of:=[.U276]" office:value-type="float" office:value="0" calcext:value-type="float">
            <text:p>0</text:p>
          </table:table-cell>
          <table:table-cell table:formula="of:=INDEX([Data.$K$2:.$R$359];[Keys.$M276];MATCH([Keys.K276];[Keys.$D$2:.$D$9];0))" office:value-type="float" office:value="1" calcext:value-type="float">
            <text:p>1</text:p>
          </table:table-cell>
          <table:table-cell table:formula="of:=[.W276]" office:value-type="float" office:value="1" calcext:value-type="float">
            <text:p>1</text:p>
          </table:table-cell>
          <table:table-cell table:formula="of:=INDEX([Data.$K$2:.$R$359];[Keys.$M276];MATCH([Keys.L276];[Keys.$D$2:.$D$9];0))" office:value-type="float" office:value="0" calcext:value-type="float">
            <text:p>0</text:p>
          </table:table-cell>
          <table:table-cell table:formula="of:=[.Y276]" office:value-type="float" office:value="0" calcext:value-type="float">
            <text:p>0</text:p>
          </table:table-cell>
          <table:table-cell table:formula="of:=IF([Data.Z276]=&quot;True&quot;;&quot;Challenged&quot;;IF([Data.AA27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76]+[Data.T27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276]+[Data.V276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989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IF([Data.G277]=[Keys.$A$10];1;0)" office:value-type="float" office:value="0" calcext:value-type="float">
            <text:p>0</text:p>
          </table:table-cell>
          <table:table-cell table:formula="of:=IF([.B277]=0;IF([Data.F277]=[Keys.$A$10];1;0);0)" office:value-type="float" office:value="0" calcext:value-type="float">
            <text:p>0</text:p>
          </table:table-cell>
          <table:table-cell table:formula="of:=IF([Data.G277]=[Keys.I277];1;0)" office:value-type="float" office:value="0" calcext:value-type="float">
            <text:p>0</text:p>
          </table:table-cell>
          <table:table-cell table:formula="of:=IF([.D277]=0;IF([Data.F277]=[Keys.I277];1;0);0)" office:value-type="float" office:value="0" calcext:value-type="float">
            <text:p>0</text:p>
          </table:table-cell>
          <table:table-cell table:formula="of:=IF([Data.G277]=[Keys.J277];1;0)" office:value-type="float" office:value="0" calcext:value-type="float">
            <text:p>0</text:p>
          </table:table-cell>
          <table:table-cell table:formula="of:=IF([.F277]=0;IF([Data.F277]=[Keys.J277];1;0);0)" office:value-type="float" office:value="0" calcext:value-type="float">
            <text:p>0</text:p>
          </table:table-cell>
          <table:table-cell table:formula="of:=IF([Data.G277]=[Keys.K277];1;0)" office:value-type="float" office:value="0" calcext:value-type="float">
            <text:p>0</text:p>
          </table:table-cell>
          <table:table-cell table:formula="of:=IF([.H277]=0;IF([Data.F277]=[Keys.K277];1;0);0)" office:value-type="float" office:value="0" calcext:value-type="float">
            <text:p>0</text:p>
          </table:table-cell>
          <table:table-cell table:formula="of:=IF([Data.G277]=[Keys.L277];1;0)" office:value-type="float" office:value="0" calcext:value-type="float">
            <text:p>0</text:p>
          </table:table-cell>
          <table:table-cell table:formula="of:=IF([.J277]=0;IF([Data.F277]=[Keys.L27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77];MATCH([Keys.I277];[Keys.$D$2:.$D$9];0))" office:value-type="float" office:value="0" calcext:value-type="float">
            <text:p>0</text:p>
          </table:table-cell>
          <table:table-cell table:formula="of:=[.S277]" office:value-type="float" office:value="0" calcext:value-type="float">
            <text:p>0</text:p>
          </table:table-cell>
          <table:table-cell table:formula="of:=INDEX([Data.$K$2:.$R$359];[Keys.$M277];MATCH([Keys.J277];[Keys.$D$2:.$D$9];0))" office:value-type="float" office:value="0" calcext:value-type="float">
            <text:p>0</text:p>
          </table:table-cell>
          <table:table-cell table:formula="of:=[.U277]" office:value-type="float" office:value="0" calcext:value-type="float">
            <text:p>0</text:p>
          </table:table-cell>
          <table:table-cell table:formula="of:=INDEX([Data.$K$2:.$R$359];[Keys.$M277];MATCH([Keys.K277];[Keys.$D$2:.$D$9];0))" office:value-type="float" office:value="0" calcext:value-type="float">
            <text:p>0</text:p>
          </table:table-cell>
          <table:table-cell table:formula="of:=[.W277]" office:value-type="float" office:value="0" calcext:value-type="float">
            <text:p>0</text:p>
          </table:table-cell>
          <table:table-cell table:formula="of:=INDEX([Data.$K$2:.$R$359];[Keys.$M277];MATCH([Keys.L277];[Keys.$D$2:.$D$9];0))" office:value-type="float" office:value="0" calcext:value-type="float">
            <text:p>0</text:p>
          </table:table-cell>
          <table:table-cell table:formula="of:=[.Y277]" office:value-type="float" office:value="0" calcext:value-type="float">
            <text:p>0</text:p>
          </table:table-cell>
          <table:table-cell table:formula="of:=IF([Data.Z277]=&quot;True&quot;;&quot;Challenged&quot;;IF([Data.AA27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77]+[Data.T2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77]+[Data.V27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989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IF([Data.G278]=[Keys.$A$10];1;0)" office:value-type="float" office:value="0" calcext:value-type="float">
            <text:p>0</text:p>
          </table:table-cell>
          <table:table-cell table:formula="of:=IF([.B278]=0;IF([Data.F278]=[Keys.$A$10];1;0);0)" office:value-type="float" office:value="0" calcext:value-type="float">
            <text:p>0</text:p>
          </table:table-cell>
          <table:table-cell table:formula="of:=IF([Data.G278]=[Keys.I278];1;0)" office:value-type="float" office:value="0" calcext:value-type="float">
            <text:p>0</text:p>
          </table:table-cell>
          <table:table-cell table:formula="of:=IF([.D278]=0;IF([Data.F278]=[Keys.I278];1;0);0)" office:value-type="float" office:value="0" calcext:value-type="float">
            <text:p>0</text:p>
          </table:table-cell>
          <table:table-cell table:formula="of:=IF([Data.G278]=[Keys.J278];1;0)" office:value-type="float" office:value="0" calcext:value-type="float">
            <text:p>0</text:p>
          </table:table-cell>
          <table:table-cell table:formula="of:=IF([.F278]=0;IF([Data.F278]=[Keys.J278];1;0);0)" office:value-type="float" office:value="0" calcext:value-type="float">
            <text:p>0</text:p>
          </table:table-cell>
          <table:table-cell table:formula="of:=IF([Data.G278]=[Keys.K278];1;0)" office:value-type="float" office:value="0" calcext:value-type="float">
            <text:p>0</text:p>
          </table:table-cell>
          <table:table-cell table:formula="of:=IF([.H278]=0;IF([Data.F278]=[Keys.K278];1;0);0)" office:value-type="float" office:value="0" calcext:value-type="float">
            <text:p>0</text:p>
          </table:table-cell>
          <table:table-cell table:formula="of:=IF([Data.G278]=[Keys.L278];1;0)" office:value-type="float" office:value="0" calcext:value-type="float">
            <text:p>0</text:p>
          </table:table-cell>
          <table:table-cell table:formula="of:=IF([.J278]=0;IF([Data.F278]=[Keys.L27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78];MATCH([Keys.I278];[Keys.$D$2:.$D$9];0))" office:value-type="float" office:value="0" calcext:value-type="float">
            <text:p>0</text:p>
          </table:table-cell>
          <table:table-cell table:formula="of:=[.S278]" office:value-type="float" office:value="0" calcext:value-type="float">
            <text:p>0</text:p>
          </table:table-cell>
          <table:table-cell table:formula="of:=INDEX([Data.$K$2:.$R$359];[Keys.$M278];MATCH([Keys.J278];[Keys.$D$2:.$D$9];0))" office:value-type="float" office:value="1" calcext:value-type="float">
            <text:p>1</text:p>
          </table:table-cell>
          <table:table-cell table:formula="of:=[.U278]" office:value-type="float" office:value="1" calcext:value-type="float">
            <text:p>1</text:p>
          </table:table-cell>
          <table:table-cell table:formula="of:=INDEX([Data.$K$2:.$R$359];[Keys.$M278];MATCH([Keys.K278];[Keys.$D$2:.$D$9];0))" office:value-type="float" office:value="0" calcext:value-type="float">
            <text:p>0</text:p>
          </table:table-cell>
          <table:table-cell table:formula="of:=[.W278]" office:value-type="float" office:value="0" calcext:value-type="float">
            <text:p>0</text:p>
          </table:table-cell>
          <table:table-cell table:formula="of:=INDEX([Data.$K$2:.$R$359];[Keys.$M278];MATCH([Keys.L278];[Keys.$D$2:.$D$9];0))" office:value-type="float" office:value="0" calcext:value-type="float">
            <text:p>0</text:p>
          </table:table-cell>
          <table:table-cell table:formula="of:=[.Y278]" office:value-type="float" office:value="0" calcext:value-type="float">
            <text:p>0</text:p>
          </table:table-cell>
          <table:table-cell table:formula="of:=IF([Data.Z278]=&quot;True&quot;;&quot;Challenged&quot;;IF([Data.AA27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78]+[Data.T27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278]+[Data.V278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989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IF([Data.G279]=[Keys.$A$10];1;0)" office:value-type="float" office:value="0" calcext:value-type="float">
            <text:p>0</text:p>
          </table:table-cell>
          <table:table-cell table:formula="of:=IF([.B279]=0;IF([Data.F279]=[Keys.$A$10];1;0);0)" office:value-type="float" office:value="0" calcext:value-type="float">
            <text:p>0</text:p>
          </table:table-cell>
          <table:table-cell table:formula="of:=IF([Data.G279]=[Keys.I279];1;0)" office:value-type="float" office:value="1" calcext:value-type="float">
            <text:p>1</text:p>
          </table:table-cell>
          <table:table-cell table:formula="of:=IF([.D279]=0;IF([Data.F279]=[Keys.I279];1;0);0)" office:value-type="float" office:value="0" calcext:value-type="float">
            <text:p>0</text:p>
          </table:table-cell>
          <table:table-cell table:formula="of:=IF([Data.G279]=[Keys.J279];1;0)" office:value-type="float" office:value="0" calcext:value-type="float">
            <text:p>0</text:p>
          </table:table-cell>
          <table:table-cell table:formula="of:=IF([.F279]=0;IF([Data.F279]=[Keys.J279];1;0);0)" office:value-type="float" office:value="0" calcext:value-type="float">
            <text:p>0</text:p>
          </table:table-cell>
          <table:table-cell table:formula="of:=IF([Data.G279]=[Keys.K279];1;0)" office:value-type="float" office:value="0" calcext:value-type="float">
            <text:p>0</text:p>
          </table:table-cell>
          <table:table-cell table:formula="of:=IF([.H279]=0;IF([Data.F279]=[Keys.K279];1;0);0)" office:value-type="float" office:value="0" calcext:value-type="float">
            <text:p>0</text:p>
          </table:table-cell>
          <table:table-cell table:formula="of:=IF([Data.G279]=[Keys.L279];1;0)" office:value-type="float" office:value="0" calcext:value-type="float">
            <text:p>0</text:p>
          </table:table-cell>
          <table:table-cell table:formula="of:=IF([.J279]=0;IF([Data.F279]=[Keys.L279];1;0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DEX([Data.$K$2:.$R$359];[Keys.$M279];MATCH([Keys.I279];[Keys.$D$2:.$D$9];0))" office:value-type="float" office:value="2" calcext:value-type="float">
            <text:p>2</text:p>
          </table:table-cell>
          <table:table-cell table:formula="of:=[.S279]" office:value-type="float" office:value="2" calcext:value-type="float">
            <text:p>2</text:p>
          </table:table-cell>
          <table:table-cell table:formula="of:=INDEX([Data.$K$2:.$R$359];[Keys.$M279];MATCH([Keys.J279];[Keys.$D$2:.$D$9];0))" office:value-type="float" office:value="0" calcext:value-type="float">
            <text:p>0</text:p>
          </table:table-cell>
          <table:table-cell table:formula="of:=[.U279]" office:value-type="float" office:value="0" calcext:value-type="float">
            <text:p>0</text:p>
          </table:table-cell>
          <table:table-cell table:formula="of:=INDEX([Data.$K$2:.$R$359];[Keys.$M279];MATCH([Keys.K279];[Keys.$D$2:.$D$9];0))" office:value-type="float" office:value="0" calcext:value-type="float">
            <text:p>0</text:p>
          </table:table-cell>
          <table:table-cell table:formula="of:=[.W279]" office:value-type="float" office:value="0" calcext:value-type="float">
            <text:p>0</text:p>
          </table:table-cell>
          <table:table-cell table:formula="of:=INDEX([Data.$K$2:.$R$359];[Keys.$M279];MATCH([Keys.L279];[Keys.$D$2:.$D$9];0))" office:value-type="float" office:value="0" calcext:value-type="float">
            <text:p>0</text:p>
          </table:table-cell>
          <table:table-cell table:formula="of:=[.Y279]" office:value-type="float" office:value="0" calcext:value-type="float">
            <text:p>0</text:p>
          </table:table-cell>
          <table:table-cell table:formula="of:=IF([Data.Z279]=&quot;True&quot;;&quot;Challenged&quot;;IF([Data.AA279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79]+[Data.T2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79]+[Data.V27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989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formula="of:=IF([Data.G280]=[Keys.$A$10];1;0)" office:value-type="float" office:value="1" calcext:value-type="float">
            <text:p>1</text:p>
          </table:table-cell>
          <table:table-cell table:formula="of:=IF([.B280]=0;IF([Data.F280]=[Keys.$A$10];1;0);0)" office:value-type="float" office:value="0" calcext:value-type="float">
            <text:p>0</text:p>
          </table:table-cell>
          <table:table-cell table:formula="of:=IF([Data.G280]=[Keys.I280];1;0)" office:value-type="float" office:value="0" calcext:value-type="float">
            <text:p>0</text:p>
          </table:table-cell>
          <table:table-cell table:formula="of:=IF([.D280]=0;IF([Data.F280]=[Keys.I280];1;0);0)" office:value-type="float" office:value="0" calcext:value-type="float">
            <text:p>0</text:p>
          </table:table-cell>
          <table:table-cell table:formula="of:=IF([Data.G280]=[Keys.J280];1;0)" office:value-type="float" office:value="0" calcext:value-type="float">
            <text:p>0</text:p>
          </table:table-cell>
          <table:table-cell table:formula="of:=IF([.F280]=0;IF([Data.F280]=[Keys.J280];1;0);0)" office:value-type="float" office:value="0" calcext:value-type="float">
            <text:p>0</text:p>
          </table:table-cell>
          <table:table-cell table:formula="of:=IF([Data.G280]=[Keys.K280];1;0)" office:value-type="float" office:value="0" calcext:value-type="float">
            <text:p>0</text:p>
          </table:table-cell>
          <table:table-cell table:formula="of:=IF([.H280]=0;IF([Data.F280]=[Keys.K280];1;0);0)" office:value-type="float" office:value="0" calcext:value-type="float">
            <text:p>0</text:p>
          </table:table-cell>
          <table:table-cell table:formula="of:=IF([Data.G280]=[Keys.L280];1;0)" office:value-type="float" office:value="0" calcext:value-type="float">
            <text:p>0</text:p>
          </table:table-cell>
          <table:table-cell table:formula="of:=IF([.J280]=0;IF([Data.F280]=[Keys.L28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80];MATCH([Keys.I280];[Keys.$D$2:.$D$9];0))" office:value-type="float" office:value="0" calcext:value-type="float">
            <text:p>0</text:p>
          </table:table-cell>
          <table:table-cell table:formula="of:=[.S280]" office:value-type="float" office:value="0" calcext:value-type="float">
            <text:p>0</text:p>
          </table:table-cell>
          <table:table-cell table:formula="of:=INDEX([Data.$K$2:.$R$359];[Keys.$M280];MATCH([Keys.J280];[Keys.$D$2:.$D$9];0))" office:value-type="float" office:value="2" calcext:value-type="float">
            <text:p>2</text:p>
          </table:table-cell>
          <table:table-cell table:formula="of:=[.U280]" office:value-type="float" office:value="2" calcext:value-type="float">
            <text:p>2</text:p>
          </table:table-cell>
          <table:table-cell table:formula="of:=INDEX([Data.$K$2:.$R$359];[Keys.$M280];MATCH([Keys.K280];[Keys.$D$2:.$D$9];0))" office:value-type="float" office:value="0" calcext:value-type="float">
            <text:p>0</text:p>
          </table:table-cell>
          <table:table-cell table:formula="of:=[.W280]" office:value-type="float" office:value="0" calcext:value-type="float">
            <text:p>0</text:p>
          </table:table-cell>
          <table:table-cell table:formula="of:=INDEX([Data.$K$2:.$R$359];[Keys.$M280];MATCH([Keys.L280];[Keys.$D$2:.$D$9];0))" office:value-type="float" office:value="0" calcext:value-type="float">
            <text:p>0</text:p>
          </table:table-cell>
          <table:table-cell table:formula="of:=[.Y280]" office:value-type="float" office:value="0" calcext:value-type="float">
            <text:p>0</text:p>
          </table:table-cell>
          <table:table-cell table:formula="of:=IF([Data.Z280]=&quot;True&quot;;&quot;Challenged&quot;;IF([Data.AA28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80]+[Data.T2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80]+[Data.V28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989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IF([Data.G281]=[Keys.$A$10];1;0)" office:value-type="float" office:value="0" calcext:value-type="float">
            <text:p>0</text:p>
          </table:table-cell>
          <table:table-cell table:formula="of:=IF([.B281]=0;IF([Data.F281]=[Keys.$A$10];1;0);0)" office:value-type="float" office:value="0" calcext:value-type="float">
            <text:p>0</text:p>
          </table:table-cell>
          <table:table-cell table:formula="of:=IF([Data.G281]=[Keys.I281];1;0)" office:value-type="float" office:value="0" calcext:value-type="float">
            <text:p>0</text:p>
          </table:table-cell>
          <table:table-cell table:formula="of:=IF([.D281]=0;IF([Data.F281]=[Keys.I281];1;0);0)" office:value-type="float" office:value="0" calcext:value-type="float">
            <text:p>0</text:p>
          </table:table-cell>
          <table:table-cell table:formula="of:=IF([Data.G281]=[Keys.J281];1;0)" office:value-type="float" office:value="1" calcext:value-type="float">
            <text:p>1</text:p>
          </table:table-cell>
          <table:table-cell table:formula="of:=IF([.F281]=0;IF([Data.F281]=[Keys.J281];1;0);0)" office:value-type="float" office:value="0" calcext:value-type="float">
            <text:p>0</text:p>
          </table:table-cell>
          <table:table-cell table:formula="of:=IF([Data.G281]=[Keys.K281];1;0)" office:value-type="float" office:value="0" calcext:value-type="float">
            <text:p>0</text:p>
          </table:table-cell>
          <table:table-cell table:formula="of:=IF([.H281]=0;IF([Data.F281]=[Keys.K281];1;0);0)" office:value-type="float" office:value="0" calcext:value-type="float">
            <text:p>0</text:p>
          </table:table-cell>
          <table:table-cell table:formula="of:=IF([Data.G281]=[Keys.L281];1;0)" office:value-type="float" office:value="0" calcext:value-type="float">
            <text:p>0</text:p>
          </table:table-cell>
          <table:table-cell table:formula="of:=IF([.J281]=0;IF([Data.F281]=[Keys.L28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81];MATCH([Keys.I281];[Keys.$D$2:.$D$9];0))" office:value-type="float" office:value="0" calcext:value-type="float">
            <text:p>0</text:p>
          </table:table-cell>
          <table:table-cell table:formula="of:=[.S281]" office:value-type="float" office:value="0" calcext:value-type="float">
            <text:p>0</text:p>
          </table:table-cell>
          <table:table-cell table:formula="of:=INDEX([Data.$K$2:.$R$359];[Keys.$M281];MATCH([Keys.J281];[Keys.$D$2:.$D$9];0))" office:value-type="float" office:value="0" calcext:value-type="float">
            <text:p>0</text:p>
          </table:table-cell>
          <table:table-cell table:formula="of:=[.U281]" office:value-type="float" office:value="0" calcext:value-type="float">
            <text:p>0</text:p>
          </table:table-cell>
          <table:table-cell table:formula="of:=INDEX([Data.$K$2:.$R$359];[Keys.$M281];MATCH([Keys.K281];[Keys.$D$2:.$D$9];0))" office:value-type="float" office:value="0" calcext:value-type="float">
            <text:p>0</text:p>
          </table:table-cell>
          <table:table-cell table:formula="of:=[.W281]" office:value-type="float" office:value="0" calcext:value-type="float">
            <text:p>0</text:p>
          </table:table-cell>
          <table:table-cell table:formula="of:=INDEX([Data.$K$2:.$R$359];[Keys.$M281];MATCH([Keys.L281];[Keys.$D$2:.$D$9];0))" office:value-type="float" office:value="0" calcext:value-type="float">
            <text:p>0</text:p>
          </table:table-cell>
          <table:table-cell table:formula="of:=[.Y281]" office:value-type="float" office:value="0" calcext:value-type="float">
            <text:p>0</text:p>
          </table:table-cell>
          <table:table-cell table:formula="of:=IF([Data.Z281]=&quot;True&quot;;&quot;Challenged&quot;;IF([Data.AA281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81]+[Data.T2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81]+[Data.V28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989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IF([Data.G282]=[Keys.$A$10];1;0)" office:value-type="float" office:value="0" calcext:value-type="float">
            <text:p>0</text:p>
          </table:table-cell>
          <table:table-cell table:formula="of:=IF([.B282]=0;IF([Data.F282]=[Keys.$A$10];1;0);0)" office:value-type="float" office:value="0" calcext:value-type="float">
            <text:p>0</text:p>
          </table:table-cell>
          <table:table-cell table:formula="of:=IF([Data.G282]=[Keys.I282];1;0)" office:value-type="float" office:value="0" calcext:value-type="float">
            <text:p>0</text:p>
          </table:table-cell>
          <table:table-cell table:formula="of:=IF([.D282]=0;IF([Data.F282]=[Keys.I282];1;0);0)" office:value-type="float" office:value="0" calcext:value-type="float">
            <text:p>0</text:p>
          </table:table-cell>
          <table:table-cell table:formula="of:=IF([Data.G282]=[Keys.J282];1;0)" office:value-type="float" office:value="0" calcext:value-type="float">
            <text:p>0</text:p>
          </table:table-cell>
          <table:table-cell table:formula="of:=IF([.F282]=0;IF([Data.F282]=[Keys.J282];1;0);0)" office:value-type="float" office:value="0" calcext:value-type="float">
            <text:p>0</text:p>
          </table:table-cell>
          <table:table-cell table:formula="of:=IF([Data.G282]=[Keys.K282];1;0)" office:value-type="float" office:value="0" calcext:value-type="float">
            <text:p>0</text:p>
          </table:table-cell>
          <table:table-cell table:formula="of:=IF([.H282]=0;IF([Data.F282]=[Keys.K282];1;0);0)" office:value-type="float" office:value="1" calcext:value-type="float">
            <text:p>1</text:p>
          </table:table-cell>
          <table:table-cell table:formula="of:=IF([Data.G282]=[Keys.L282];1;0)" office:value-type="float" office:value="0" calcext:value-type="float">
            <text:p>0</text:p>
          </table:table-cell>
          <table:table-cell table:formula="of:=IF([.J282]=0;IF([Data.F282]=[Keys.L282];1;0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DEX([Data.$K$2:.$R$359];[Keys.$M282];MATCH([Keys.I282];[Keys.$D$2:.$D$9];0))" office:value-type="float" office:value="0" calcext:value-type="float">
            <text:p>0</text:p>
          </table:table-cell>
          <table:table-cell table:formula="of:=[.S282]" office:value-type="float" office:value="0" calcext:value-type="float">
            <text:p>0</text:p>
          </table:table-cell>
          <table:table-cell table:formula="of:=INDEX([Data.$K$2:.$R$359];[Keys.$M282];MATCH([Keys.J282];[Keys.$D$2:.$D$9];0))" office:value-type="float" office:value="0" calcext:value-type="float">
            <text:p>0</text:p>
          </table:table-cell>
          <table:table-cell table:formula="of:=[.U282]" office:value-type="float" office:value="0" calcext:value-type="float">
            <text:p>0</text:p>
          </table:table-cell>
          <table:table-cell table:formula="of:=INDEX([Data.$K$2:.$R$359];[Keys.$M282];MATCH([Keys.K282];[Keys.$D$2:.$D$9];0))" office:value-type="float" office:value="2" calcext:value-type="float">
            <text:p>2</text:p>
          </table:table-cell>
          <table:table-cell table:formula="of:=[.W282]" office:value-type="float" office:value="2" calcext:value-type="float">
            <text:p>2</text:p>
          </table:table-cell>
          <table:table-cell table:formula="of:=INDEX([Data.$K$2:.$R$359];[Keys.$M282];MATCH([Keys.L282];[Keys.$D$2:.$D$9];0))" office:value-type="float" office:value="0" calcext:value-type="float">
            <text:p>0</text:p>
          </table:table-cell>
          <table:table-cell table:formula="of:=[.Y282]" office:value-type="float" office:value="0" calcext:value-type="float">
            <text:p>0</text:p>
          </table:table-cell>
          <table:table-cell table:formula="of:=IF([Data.Z282]=&quot;True&quot;;&quot;Challenged&quot;;IF([Data.AA28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82]+[Data.T2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82]+[Data.V28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989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IF([Data.G283]=[Keys.$A$10];1;0)" office:value-type="float" office:value="0" calcext:value-type="float">
            <text:p>0</text:p>
          </table:table-cell>
          <table:table-cell table:formula="of:=IF([.B283]=0;IF([Data.F283]=[Keys.$A$10];1;0);0)" office:value-type="float" office:value="0" calcext:value-type="float">
            <text:p>0</text:p>
          </table:table-cell>
          <table:table-cell table:formula="of:=IF([Data.G283]=[Keys.I283];1;0)" office:value-type="float" office:value="0" calcext:value-type="float">
            <text:p>0</text:p>
          </table:table-cell>
          <table:table-cell table:formula="of:=IF([.D283]=0;IF([Data.F283]=[Keys.I283];1;0);0)" office:value-type="float" office:value="0" calcext:value-type="float">
            <text:p>0</text:p>
          </table:table-cell>
          <table:table-cell table:formula="of:=IF([Data.G283]=[Keys.J283];1;0)" office:value-type="float" office:value="0" calcext:value-type="float">
            <text:p>0</text:p>
          </table:table-cell>
          <table:table-cell table:formula="of:=IF([.F283]=0;IF([Data.F283]=[Keys.J283];1;0);0)" office:value-type="float" office:value="0" calcext:value-type="float">
            <text:p>0</text:p>
          </table:table-cell>
          <table:table-cell table:formula="of:=IF([Data.G283]=[Keys.K283];1;0)" office:value-type="float" office:value="0" calcext:value-type="float">
            <text:p>0</text:p>
          </table:table-cell>
          <table:table-cell table:formula="of:=IF([.H283]=0;IF([Data.F283]=[Keys.K283];1;0);0)" office:value-type="float" office:value="0" calcext:value-type="float">
            <text:p>0</text:p>
          </table:table-cell>
          <table:table-cell table:formula="of:=IF([Data.G283]=[Keys.L283];1;0)" office:value-type="float" office:value="0" calcext:value-type="float">
            <text:p>0</text:p>
          </table:table-cell>
          <table:table-cell table:formula="of:=IF([.J283]=0;IF([Data.F283]=[Keys.L283];1;0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DEX([Data.$K$2:.$R$359];[Keys.$M283];MATCH([Keys.I283];[Keys.$D$2:.$D$9];0))" office:value-type="float" office:value="0" calcext:value-type="float">
            <text:p>0</text:p>
          </table:table-cell>
          <table:table-cell table:formula="of:=[.S283]" office:value-type="float" office:value="0" calcext:value-type="float">
            <text:p>0</text:p>
          </table:table-cell>
          <table:table-cell table:formula="of:=INDEX([Data.$K$2:.$R$359];[Keys.$M283];MATCH([Keys.J283];[Keys.$D$2:.$D$9];0))" office:value-type="float" office:value="0" calcext:value-type="float">
            <text:p>0</text:p>
          </table:table-cell>
          <table:table-cell table:formula="of:=[.U283]" office:value-type="float" office:value="0" calcext:value-type="float">
            <text:p>0</text:p>
          </table:table-cell>
          <table:table-cell table:formula="of:=INDEX([Data.$K$2:.$R$359];[Keys.$M283];MATCH([Keys.K283];[Keys.$D$2:.$D$9];0))" office:value-type="float" office:value="3" calcext:value-type="float">
            <text:p>3</text:p>
          </table:table-cell>
          <table:table-cell table:formula="of:=[.W283]" office:value-type="float" office:value="3" calcext:value-type="float">
            <text:p>3</text:p>
          </table:table-cell>
          <table:table-cell table:formula="of:=INDEX([Data.$K$2:.$R$359];[Keys.$M283];MATCH([Keys.L283];[Keys.$D$2:.$D$9];0))" office:value-type="float" office:value="0" calcext:value-type="float">
            <text:p>0</text:p>
          </table:table-cell>
          <table:table-cell table:formula="of:=[.Y283]" office:value-type="float" office:value="0" calcext:value-type="float">
            <text:p>0</text:p>
          </table:table-cell>
          <table:table-cell table:formula="of:=IF([Data.Z283]=&quot;True&quot;;&quot;Challenged&quot;;IF([Data.AA28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83]+[Data.T2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83]+[Data.V28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989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formula="of:=IF([Data.G284]=[Keys.$A$10];1;0)" office:value-type="float" office:value="0" calcext:value-type="float">
            <text:p>0</text:p>
          </table:table-cell>
          <table:table-cell table:formula="of:=IF([.B284]=0;IF([Data.F284]=[Keys.$A$10];1;0);0)" office:value-type="float" office:value="0" calcext:value-type="float">
            <text:p>0</text:p>
          </table:table-cell>
          <table:table-cell table:formula="of:=IF([Data.G284]=[Keys.I284];1;0)" office:value-type="float" office:value="0" calcext:value-type="float">
            <text:p>0</text:p>
          </table:table-cell>
          <table:table-cell table:formula="of:=IF([.D284]=0;IF([Data.F284]=[Keys.I284];1;0);0)" office:value-type="float" office:value="0" calcext:value-type="float">
            <text:p>0</text:p>
          </table:table-cell>
          <table:table-cell table:formula="of:=IF([Data.G284]=[Keys.J284];1;0)" office:value-type="float" office:value="0" calcext:value-type="float">
            <text:p>0</text:p>
          </table:table-cell>
          <table:table-cell table:formula="of:=IF([.F284]=0;IF([Data.F284]=[Keys.J284];1;0);0)" office:value-type="float" office:value="0" calcext:value-type="float">
            <text:p>0</text:p>
          </table:table-cell>
          <table:table-cell table:formula="of:=IF([Data.G284]=[Keys.K284];1;0)" office:value-type="float" office:value="0" calcext:value-type="float">
            <text:p>0</text:p>
          </table:table-cell>
          <table:table-cell table:formula="of:=IF([.H284]=0;IF([Data.F284]=[Keys.K284];1;0);0)" office:value-type="float" office:value="0" calcext:value-type="float">
            <text:p>0</text:p>
          </table:table-cell>
          <table:table-cell table:formula="of:=IF([Data.G284]=[Keys.L284];1;0)" office:value-type="float" office:value="0" calcext:value-type="float">
            <text:p>0</text:p>
          </table:table-cell>
          <table:table-cell table:formula="of:=IF([.J284]=0;IF([Data.F284]=[Keys.L28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84];MATCH([Keys.I284];[Keys.$D$2:.$D$9];0))" office:value-type="float" office:value="0" calcext:value-type="float">
            <text:p>0</text:p>
          </table:table-cell>
          <table:table-cell table:formula="of:=[.S284]" office:value-type="float" office:value="0" calcext:value-type="float">
            <text:p>0</text:p>
          </table:table-cell>
          <table:table-cell table:formula="of:=INDEX([Data.$K$2:.$R$359];[Keys.$M284];MATCH([Keys.J284];[Keys.$D$2:.$D$9];0))" office:value-type="float" office:value="0" calcext:value-type="float">
            <text:p>0</text:p>
          </table:table-cell>
          <table:table-cell table:formula="of:=[.U284]" office:value-type="float" office:value="0" calcext:value-type="float">
            <text:p>0</text:p>
          </table:table-cell>
          <table:table-cell table:formula="of:=INDEX([Data.$K$2:.$R$359];[Keys.$M284];MATCH([Keys.K284];[Keys.$D$2:.$D$9];0))" office:value-type="float" office:value="0" calcext:value-type="float">
            <text:p>0</text:p>
          </table:table-cell>
          <table:table-cell table:formula="of:=[.W284]" office:value-type="float" office:value="0" calcext:value-type="float">
            <text:p>0</text:p>
          </table:table-cell>
          <table:table-cell table:formula="of:=INDEX([Data.$K$2:.$R$359];[Keys.$M284];MATCH([Keys.L284];[Keys.$D$2:.$D$9];0))" office:value-type="float" office:value="0" calcext:value-type="float">
            <text:p>0</text:p>
          </table:table-cell>
          <table:table-cell table:formula="of:=[.Y284]" office:value-type="float" office:value="0" calcext:value-type="float">
            <text:p>0</text:p>
          </table:table-cell>
          <table:table-cell table:formula="of:=IF([Data.Z284]=&quot;True&quot;;&quot;Challenged&quot;;IF([Data.AA28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84]+[Data.T2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84]+[Data.V28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Data.G285]=[Keys.$A$10];1;0)" office:value-type="float" office:value="0" calcext:value-type="float">
            <text:p>0</text:p>
          </table:table-cell>
          <table:table-cell table:formula="of:=IF([.B285]=0;IF([Data.F285]=[Keys.$A$10];1;0);0)" office:value-type="float" office:value="0" calcext:value-type="float">
            <text:p>0</text:p>
          </table:table-cell>
          <table:table-cell table:formula="of:=IF([Data.G285]=[Keys.I285];1;0)" office:value-type="float" office:value="0" calcext:value-type="float">
            <text:p>0</text:p>
          </table:table-cell>
          <table:table-cell table:formula="of:=IF([.D285]=0;IF([Data.F285]=[Keys.I285];1;0);0)" office:value-type="float" office:value="0" calcext:value-type="float">
            <text:p>0</text:p>
          </table:table-cell>
          <table:table-cell table:formula="of:=IF([Data.G285]=[Keys.J285];1;0)" office:value-type="float" office:value="0" calcext:value-type="float">
            <text:p>0</text:p>
          </table:table-cell>
          <table:table-cell table:formula="of:=IF([.F285]=0;IF([Data.F285]=[Keys.J285];1;0);0)" office:value-type="float" office:value="0" calcext:value-type="float">
            <text:p>0</text:p>
          </table:table-cell>
          <table:table-cell table:formula="of:=IF([Data.G285]=[Keys.K285];1;0)" office:value-type="float" office:value="0" calcext:value-type="float">
            <text:p>0</text:p>
          </table:table-cell>
          <table:table-cell table:formula="of:=IF([.H285]=0;IF([Data.F285]=[Keys.K285];1;0);0)" office:value-type="float" office:value="0" calcext:value-type="float">
            <text:p>0</text:p>
          </table:table-cell>
          <table:table-cell table:formula="of:=IF([Data.G285]=[Keys.L285];1;0)" office:value-type="float" office:value="0" calcext:value-type="float">
            <text:p>0</text:p>
          </table:table-cell>
          <table:table-cell table:formula="of:=IF([.J285]=0;IF([Data.F285]=[Keys.L285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285];MATCH([Keys.I285];[Keys.$D$2:.$D$9];0))" office:value-type="float" office:value="0" calcext:value-type="float">
            <text:p>0</text:p>
          </table:table-cell>
          <table:table-cell table:formula="of:=[.S285]" office:value-type="float" office:value="0" calcext:value-type="float">
            <text:p>0</text:p>
          </table:table-cell>
          <table:table-cell table:formula="of:=INDEX([Data.$K$2:.$R$359];[Keys.$M285];MATCH([Keys.J285];[Keys.$D$2:.$D$9];0))" office:value-type="float" office:value="0" calcext:value-type="float">
            <text:p>0</text:p>
          </table:table-cell>
          <table:table-cell table:formula="of:=[.U285]" office:value-type="float" office:value="0" calcext:value-type="float">
            <text:p>0</text:p>
          </table:table-cell>
          <table:table-cell table:formula="of:=INDEX([Data.$K$2:.$R$359];[Keys.$M285];MATCH([Keys.K285];[Keys.$D$2:.$D$9];0))" office:value-type="float" office:value="0" calcext:value-type="float">
            <text:p>0</text:p>
          </table:table-cell>
          <table:table-cell table:formula="of:=[.W285]" office:value-type="float" office:value="0" calcext:value-type="float">
            <text:p>0</text:p>
          </table:table-cell>
          <table:table-cell table:formula="of:=INDEX([Data.$K$2:.$R$359];[Keys.$M285];MATCH([Keys.L285];[Keys.$D$2:.$D$9];0))" office:value-type="float" office:value="0" calcext:value-type="float">
            <text:p>0</text:p>
          </table:table-cell>
          <table:table-cell table:formula="of:=[.Y285]" office:value-type="float" office:value="0" calcext:value-type="float">
            <text:p>0</text:p>
          </table:table-cell>
          <table:table-cell table:formula="of:=IF([Data.Z285]=&quot;True&quot;;&quot;Challenged&quot;;IF([Data.AA28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85]+[Data.T2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85]+[Data.V28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89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Data.G286]=[Keys.$A$10];1;0)" office:value-type="float" office:value="0" calcext:value-type="float">
            <text:p>0</text:p>
          </table:table-cell>
          <table:table-cell table:formula="of:=IF([.B286]=0;IF([Data.F286]=[Keys.$A$10];1;0);0)" office:value-type="float" office:value="0" calcext:value-type="float">
            <text:p>0</text:p>
          </table:table-cell>
          <table:table-cell table:formula="of:=IF([Data.G286]=[Keys.I286];1;0)" office:value-type="float" office:value="0" calcext:value-type="float">
            <text:p>0</text:p>
          </table:table-cell>
          <table:table-cell table:formula="of:=IF([.D286]=0;IF([Data.F286]=[Keys.I286];1;0);0)" office:value-type="float" office:value="0" calcext:value-type="float">
            <text:p>0</text:p>
          </table:table-cell>
          <table:table-cell table:formula="of:=IF([Data.G286]=[Keys.J286];1;0)" office:value-type="float" office:value="0" calcext:value-type="float">
            <text:p>0</text:p>
          </table:table-cell>
          <table:table-cell table:formula="of:=IF([.F286]=0;IF([Data.F286]=[Keys.J286];1;0);0)" office:value-type="float" office:value="0" calcext:value-type="float">
            <text:p>0</text:p>
          </table:table-cell>
          <table:table-cell table:formula="of:=IF([Data.G286]=[Keys.K286];1;0)" office:value-type="float" office:value="0" calcext:value-type="float">
            <text:p>0</text:p>
          </table:table-cell>
          <table:table-cell table:formula="of:=IF([.H286]=0;IF([Data.F286]=[Keys.K286];1;0);0)" office:value-type="float" office:value="0" calcext:value-type="float">
            <text:p>0</text:p>
          </table:table-cell>
          <table:table-cell table:formula="of:=IF([Data.G286]=[Keys.L286];1;0)" office:value-type="float" office:value="0" calcext:value-type="float">
            <text:p>0</text:p>
          </table:table-cell>
          <table:table-cell table:formula="of:=IF([.J286]=0;IF([Data.F286]=[Keys.L28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86];MATCH([Keys.I286];[Keys.$D$2:.$D$9];0))" office:value-type="float" office:value="0" calcext:value-type="float">
            <text:p>0</text:p>
          </table:table-cell>
          <table:table-cell table:formula="of:=[.S286]" office:value-type="float" office:value="0" calcext:value-type="float">
            <text:p>0</text:p>
          </table:table-cell>
          <table:table-cell table:formula="of:=INDEX([Data.$K$2:.$R$359];[Keys.$M286];MATCH([Keys.J286];[Keys.$D$2:.$D$9];0))" office:value-type="float" office:value="1" calcext:value-type="float">
            <text:p>1</text:p>
          </table:table-cell>
          <table:table-cell table:formula="of:=[.U286]" office:value-type="float" office:value="1" calcext:value-type="float">
            <text:p>1</text:p>
          </table:table-cell>
          <table:table-cell table:formula="of:=INDEX([Data.$K$2:.$R$359];[Keys.$M286];MATCH([Keys.K286];[Keys.$D$2:.$D$9];0))" office:value-type="float" office:value="0" calcext:value-type="float">
            <text:p>0</text:p>
          </table:table-cell>
          <table:table-cell table:formula="of:=[.W286]" office:value-type="float" office:value="0" calcext:value-type="float">
            <text:p>0</text:p>
          </table:table-cell>
          <table:table-cell table:formula="of:=INDEX([Data.$K$2:.$R$359];[Keys.$M286];MATCH([Keys.L286];[Keys.$D$2:.$D$9];0))" office:value-type="float" office:value="0" calcext:value-type="float">
            <text:p>0</text:p>
          </table:table-cell>
          <table:table-cell table:formula="of:=[.Y286]" office:value-type="float" office:value="0" calcext:value-type="float">
            <text:p>0</text:p>
          </table:table-cell>
          <table:table-cell table:formula="of:=IF([Data.Z286]=&quot;True&quot;;&quot;Challenged&quot;;IF([Data.AA28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86]+[Data.T2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86]+[Data.V28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89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IF([Data.G287]=[Keys.$A$10];1;0)" office:value-type="float" office:value="0" calcext:value-type="float">
            <text:p>0</text:p>
          </table:table-cell>
          <table:table-cell table:formula="of:=IF([.B287]=0;IF([Data.F287]=[Keys.$A$10];1;0);0)" office:value-type="float" office:value="0" calcext:value-type="float">
            <text:p>0</text:p>
          </table:table-cell>
          <table:table-cell table:formula="of:=IF([Data.G287]=[Keys.I287];1;0)" office:value-type="float" office:value="0" calcext:value-type="float">
            <text:p>0</text:p>
          </table:table-cell>
          <table:table-cell table:formula="of:=IF([.D287]=0;IF([Data.F287]=[Keys.I287];1;0);0)" office:value-type="float" office:value="0" calcext:value-type="float">
            <text:p>0</text:p>
          </table:table-cell>
          <table:table-cell table:formula="of:=IF([Data.G287]=[Keys.J287];1;0)" office:value-type="float" office:value="0" calcext:value-type="float">
            <text:p>0</text:p>
          </table:table-cell>
          <table:table-cell table:formula="of:=IF([.F287]=0;IF([Data.F287]=[Keys.J287];1;0);0)" office:value-type="float" office:value="0" calcext:value-type="float">
            <text:p>0</text:p>
          </table:table-cell>
          <table:table-cell table:formula="of:=IF([Data.G287]=[Keys.K287];1;0)" office:value-type="float" office:value="0" calcext:value-type="float">
            <text:p>0</text:p>
          </table:table-cell>
          <table:table-cell table:formula="of:=IF([.H287]=0;IF([Data.F287]=[Keys.K287];1;0);0)" office:value-type="float" office:value="0" calcext:value-type="float">
            <text:p>0</text:p>
          </table:table-cell>
          <table:table-cell table:formula="of:=IF([Data.G287]=[Keys.L287];1;0)" office:value-type="float" office:value="0" calcext:value-type="float">
            <text:p>0</text:p>
          </table:table-cell>
          <table:table-cell table:formula="of:=IF([.J287]=0;IF([Data.F287]=[Keys.L287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287];MATCH([Keys.I287];[Keys.$D$2:.$D$9];0))" office:value-type="float" office:value="0" calcext:value-type="float">
            <text:p>0</text:p>
          </table:table-cell>
          <table:table-cell table:formula="of:=[.S287]" office:value-type="float" office:value="0" calcext:value-type="float">
            <text:p>0</text:p>
          </table:table-cell>
          <table:table-cell table:formula="of:=INDEX([Data.$K$2:.$R$359];[Keys.$M287];MATCH([Keys.J287];[Keys.$D$2:.$D$9];0))" office:value-type="float" office:value="0" calcext:value-type="float">
            <text:p>0</text:p>
          </table:table-cell>
          <table:table-cell table:formula="of:=[.U287]" office:value-type="float" office:value="0" calcext:value-type="float">
            <text:p>0</text:p>
          </table:table-cell>
          <table:table-cell table:formula="of:=INDEX([Data.$K$2:.$R$359];[Keys.$M287];MATCH([Keys.K287];[Keys.$D$2:.$D$9];0))" office:value-type="float" office:value="0" calcext:value-type="float">
            <text:p>0</text:p>
          </table:table-cell>
          <table:table-cell table:formula="of:=[.W287]" office:value-type="float" office:value="0" calcext:value-type="float">
            <text:p>0</text:p>
          </table:table-cell>
          <table:table-cell table:formula="of:=INDEX([Data.$K$2:.$R$359];[Keys.$M287];MATCH([Keys.L287];[Keys.$D$2:.$D$9];0))" office:value-type="float" office:value="0" calcext:value-type="float">
            <text:p>0</text:p>
          </table:table-cell>
          <table:table-cell table:formula="of:=[.Y287]" office:value-type="float" office:value="0" calcext:value-type="float">
            <text:p>0</text:p>
          </table:table-cell>
          <table:table-cell table:formula="of:=IF([Data.Z287]=&quot;True&quot;;&quot;Challenged&quot;;IF([Data.AA287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87]+[Data.T2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87]+[Data.V28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89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IF([Data.G288]=[Keys.$A$10];1;0)" office:value-type="float" office:value="1" calcext:value-type="float">
            <text:p>1</text:p>
          </table:table-cell>
          <table:table-cell table:formula="of:=IF([.B288]=0;IF([Data.F288]=[Keys.$A$10];1;0);0)" office:value-type="float" office:value="0" calcext:value-type="float">
            <text:p>0</text:p>
          </table:table-cell>
          <table:table-cell table:formula="of:=IF([Data.G288]=[Keys.I288];1;0)" office:value-type="float" office:value="0" calcext:value-type="float">
            <text:p>0</text:p>
          </table:table-cell>
          <table:table-cell table:formula="of:=IF([.D288]=0;IF([Data.F288]=[Keys.I288];1;0);0)" office:value-type="float" office:value="0" calcext:value-type="float">
            <text:p>0</text:p>
          </table:table-cell>
          <table:table-cell table:formula="of:=IF([Data.G288]=[Keys.J288];1;0)" office:value-type="float" office:value="0" calcext:value-type="float">
            <text:p>0</text:p>
          </table:table-cell>
          <table:table-cell table:formula="of:=IF([.F288]=0;IF([Data.F288]=[Keys.J288];1;0);0)" office:value-type="float" office:value="0" calcext:value-type="float">
            <text:p>0</text:p>
          </table:table-cell>
          <table:table-cell table:formula="of:=IF([Data.G288]=[Keys.K288];1;0)" office:value-type="float" office:value="0" calcext:value-type="float">
            <text:p>0</text:p>
          </table:table-cell>
          <table:table-cell table:formula="of:=IF([.H288]=0;IF([Data.F288]=[Keys.K288];1;0);0)" office:value-type="float" office:value="0" calcext:value-type="float">
            <text:p>0</text:p>
          </table:table-cell>
          <table:table-cell table:formula="of:=IF([Data.G288]=[Keys.L288];1;0)" office:value-type="float" office:value="0" calcext:value-type="float">
            <text:p>0</text:p>
          </table:table-cell>
          <table:table-cell table:formula="of:=IF([.J288]=0;IF([Data.F288]=[Keys.L28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88];MATCH([Keys.I288];[Keys.$D$2:.$D$9];0))" office:value-type="float" office:value="0" calcext:value-type="float">
            <text:p>0</text:p>
          </table:table-cell>
          <table:table-cell table:formula="of:=[.S288]" office:value-type="float" office:value="0" calcext:value-type="float">
            <text:p>0</text:p>
          </table:table-cell>
          <table:table-cell table:formula="of:=INDEX([Data.$K$2:.$R$359];[Keys.$M288];MATCH([Keys.J288];[Keys.$D$2:.$D$9];0))" office:value-type="float" office:value="0" calcext:value-type="float">
            <text:p>0</text:p>
          </table:table-cell>
          <table:table-cell table:formula="of:=[.U288]" office:value-type="float" office:value="0" calcext:value-type="float">
            <text:p>0</text:p>
          </table:table-cell>
          <table:table-cell table:formula="of:=INDEX([Data.$K$2:.$R$359];[Keys.$M288];MATCH([Keys.K288];[Keys.$D$2:.$D$9];0))" office:value-type="float" office:value="0" calcext:value-type="float">
            <text:p>0</text:p>
          </table:table-cell>
          <table:table-cell table:formula="of:=[.W288]" office:value-type="float" office:value="0" calcext:value-type="float">
            <text:p>0</text:p>
          </table:table-cell>
          <table:table-cell table:formula="of:=INDEX([Data.$K$2:.$R$359];[Keys.$M288];MATCH([Keys.L288];[Keys.$D$2:.$D$9];0))" office:value-type="float" office:value="0" calcext:value-type="float">
            <text:p>0</text:p>
          </table:table-cell>
          <table:table-cell table:formula="of:=[.Y288]" office:value-type="float" office:value="0" calcext:value-type="float">
            <text:p>0</text:p>
          </table:table-cell>
          <table:table-cell table:formula="of:=IF([Data.Z288]=&quot;True&quot;;&quot;Challenged&quot;;IF([Data.AA28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88]+[Data.T28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288]+[Data.V288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89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IF([Data.G289]=[Keys.$A$10];1;0)" office:value-type="float" office:value="1" calcext:value-type="float">
            <text:p>1</text:p>
          </table:table-cell>
          <table:table-cell table:formula="of:=IF([.B289]=0;IF([Data.F289]=[Keys.$A$10];1;0);0)" office:value-type="float" office:value="0" calcext:value-type="float">
            <text:p>0</text:p>
          </table:table-cell>
          <table:table-cell table:formula="of:=IF([Data.G289]=[Keys.I289];1;0)" office:value-type="float" office:value="0" calcext:value-type="float">
            <text:p>0</text:p>
          </table:table-cell>
          <table:table-cell table:formula="of:=IF([.D289]=0;IF([Data.F289]=[Keys.I289];1;0);0)" office:value-type="float" office:value="0" calcext:value-type="float">
            <text:p>0</text:p>
          </table:table-cell>
          <table:table-cell table:formula="of:=IF([Data.G289]=[Keys.J289];1;0)" office:value-type="float" office:value="0" calcext:value-type="float">
            <text:p>0</text:p>
          </table:table-cell>
          <table:table-cell table:formula="of:=IF([.F289]=0;IF([Data.F289]=[Keys.J289];1;0);0)" office:value-type="float" office:value="0" calcext:value-type="float">
            <text:p>0</text:p>
          </table:table-cell>
          <table:table-cell table:formula="of:=IF([Data.G289]=[Keys.K289];1;0)" office:value-type="float" office:value="0" calcext:value-type="float">
            <text:p>0</text:p>
          </table:table-cell>
          <table:table-cell table:formula="of:=IF([.H289]=0;IF([Data.F289]=[Keys.K289];1;0);0)" office:value-type="float" office:value="0" calcext:value-type="float">
            <text:p>0</text:p>
          </table:table-cell>
          <table:table-cell table:formula="of:=IF([Data.G289]=[Keys.L289];1;0)" office:value-type="float" office:value="0" calcext:value-type="float">
            <text:p>0</text:p>
          </table:table-cell>
          <table:table-cell table:formula="of:=IF([.J289]=0;IF([Data.F289]=[Keys.L289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289];MATCH([Keys.I289];[Keys.$D$2:.$D$9];0))" office:value-type="float" office:value="0" calcext:value-type="float">
            <text:p>0</text:p>
          </table:table-cell>
          <table:table-cell table:formula="of:=[.S289]" office:value-type="float" office:value="0" calcext:value-type="float">
            <text:p>0</text:p>
          </table:table-cell>
          <table:table-cell table:formula="of:=INDEX([Data.$K$2:.$R$359];[Keys.$M289];MATCH([Keys.J289];[Keys.$D$2:.$D$9];0))" office:value-type="float" office:value="0" calcext:value-type="float">
            <text:p>0</text:p>
          </table:table-cell>
          <table:table-cell table:formula="of:=[.U289]" office:value-type="float" office:value="0" calcext:value-type="float">
            <text:p>0</text:p>
          </table:table-cell>
          <table:table-cell table:formula="of:=INDEX([Data.$K$2:.$R$359];[Keys.$M289];MATCH([Keys.K289];[Keys.$D$2:.$D$9];0))" office:value-type="float" office:value="0" calcext:value-type="float">
            <text:p>0</text:p>
          </table:table-cell>
          <table:table-cell table:formula="of:=[.W289]" office:value-type="float" office:value="0" calcext:value-type="float">
            <text:p>0</text:p>
          </table:table-cell>
          <table:table-cell table:formula="of:=INDEX([Data.$K$2:.$R$359];[Keys.$M289];MATCH([Keys.L289];[Keys.$D$2:.$D$9];0))" office:value-type="float" office:value="0" calcext:value-type="float">
            <text:p>0</text:p>
          </table:table-cell>
          <table:table-cell table:formula="of:=[.Y289]" office:value-type="float" office:value="0" calcext:value-type="float">
            <text:p>0</text:p>
          </table:table-cell>
          <table:table-cell table:formula="of:=IF([Data.Z289]=&quot;True&quot;;&quot;Challenged&quot;;IF([Data.AA289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89]+[Data.T2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89]+[Data.V28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89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formula="of:=IF([Data.G290]=[Keys.$A$10];1;0)" office:value-type="float" office:value="0" calcext:value-type="float">
            <text:p>0</text:p>
          </table:table-cell>
          <table:table-cell table:formula="of:=IF([.B290]=0;IF([Data.F290]=[Keys.$A$10];1;0);0)" office:value-type="float" office:value="0" calcext:value-type="float">
            <text:p>0</text:p>
          </table:table-cell>
          <table:table-cell table:formula="of:=IF([Data.G290]=[Keys.I290];1;0)" office:value-type="float" office:value="0" calcext:value-type="float">
            <text:p>0</text:p>
          </table:table-cell>
          <table:table-cell table:formula="of:=IF([.D290]=0;IF([Data.F290]=[Keys.I290];1;0);0)" office:value-type="float" office:value="0" calcext:value-type="float">
            <text:p>0</text:p>
          </table:table-cell>
          <table:table-cell table:formula="of:=IF([Data.G290]=[Keys.J290];1;0)" office:value-type="float" office:value="1" calcext:value-type="float">
            <text:p>1</text:p>
          </table:table-cell>
          <table:table-cell table:formula="of:=IF([.F290]=0;IF([Data.F290]=[Keys.J290];1;0);0)" office:value-type="float" office:value="0" calcext:value-type="float">
            <text:p>0</text:p>
          </table:table-cell>
          <table:table-cell table:formula="of:=IF([Data.G290]=[Keys.K290];1;0)" office:value-type="float" office:value="0" calcext:value-type="float">
            <text:p>0</text:p>
          </table:table-cell>
          <table:table-cell table:formula="of:=IF([.H290]=0;IF([Data.F290]=[Keys.K290];1;0);0)" office:value-type="float" office:value="0" calcext:value-type="float">
            <text:p>0</text:p>
          </table:table-cell>
          <table:table-cell table:formula="of:=IF([Data.G290]=[Keys.L290];1;0)" office:value-type="float" office:value="0" calcext:value-type="float">
            <text:p>0</text:p>
          </table:table-cell>
          <table:table-cell table:formula="of:=IF([.J290]=0;IF([Data.F290]=[Keys.L29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90];MATCH([Keys.I290];[Keys.$D$2:.$D$9];0))" office:value-type="float" office:value="0" calcext:value-type="float">
            <text:p>0</text:p>
          </table:table-cell>
          <table:table-cell table:formula="of:=[.S290]" office:value-type="float" office:value="0" calcext:value-type="float">
            <text:p>0</text:p>
          </table:table-cell>
          <table:table-cell table:formula="of:=INDEX([Data.$K$2:.$R$359];[Keys.$M290];MATCH([Keys.J290];[Keys.$D$2:.$D$9];0))" office:value-type="float" office:value="0" calcext:value-type="float">
            <text:p>0</text:p>
          </table:table-cell>
          <table:table-cell table:formula="of:=[.U290]" office:value-type="float" office:value="0" calcext:value-type="float">
            <text:p>0</text:p>
          </table:table-cell>
          <table:table-cell table:formula="of:=INDEX([Data.$K$2:.$R$359];[Keys.$M290];MATCH([Keys.K290];[Keys.$D$2:.$D$9];0))" office:value-type="float" office:value="0" calcext:value-type="float">
            <text:p>0</text:p>
          </table:table-cell>
          <table:table-cell table:formula="of:=[.W290]" office:value-type="float" office:value="0" calcext:value-type="float">
            <text:p>0</text:p>
          </table:table-cell>
          <table:table-cell table:formula="of:=INDEX([Data.$K$2:.$R$359];[Keys.$M290];MATCH([Keys.L290];[Keys.$D$2:.$D$9];0))" office:value-type="float" office:value="0" calcext:value-type="float">
            <text:p>0</text:p>
          </table:table-cell>
          <table:table-cell table:formula="of:=[.Y290]" office:value-type="float" office:value="0" calcext:value-type="float">
            <text:p>0</text:p>
          </table:table-cell>
          <table:table-cell table:formula="of:=IF([Data.Z290]=&quot;True&quot;;&quot;Challenged&quot;;IF([Data.AA29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90]+[Data.T2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90]+[Data.V29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89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IF([Data.G291]=[Keys.$A$10];1;0)" office:value-type="float" office:value="0" calcext:value-type="float">
            <text:p>0</text:p>
          </table:table-cell>
          <table:table-cell table:formula="of:=IF([.B291]=0;IF([Data.F291]=[Keys.$A$10];1;0);0)" office:value-type="float" office:value="0" calcext:value-type="float">
            <text:p>0</text:p>
          </table:table-cell>
          <table:table-cell table:formula="of:=IF([Data.G291]=[Keys.I291];1;0)" office:value-type="float" office:value="0" calcext:value-type="float">
            <text:p>0</text:p>
          </table:table-cell>
          <table:table-cell table:formula="of:=IF([.D291]=0;IF([Data.F291]=[Keys.I291];1;0);0)" office:value-type="float" office:value="0" calcext:value-type="float">
            <text:p>0</text:p>
          </table:table-cell>
          <table:table-cell table:formula="of:=IF([Data.G291]=[Keys.J291];1;0)" office:value-type="float" office:value="0" calcext:value-type="float">
            <text:p>0</text:p>
          </table:table-cell>
          <table:table-cell table:formula="of:=IF([.F291]=0;IF([Data.F291]=[Keys.J291];1;0);0)" office:value-type="float" office:value="1" calcext:value-type="float">
            <text:p>1</text:p>
          </table:table-cell>
          <table:table-cell table:formula="of:=IF([Data.G291]=[Keys.K291];1;0)" office:value-type="float" office:value="0" calcext:value-type="float">
            <text:p>0</text:p>
          </table:table-cell>
          <table:table-cell table:formula="of:=IF([.H291]=0;IF([Data.F291]=[Keys.K291];1;0);0)" office:value-type="float" office:value="0" calcext:value-type="float">
            <text:p>0</text:p>
          </table:table-cell>
          <table:table-cell table:formula="of:=IF([Data.G291]=[Keys.L291];1;0)" office:value-type="float" office:value="0" calcext:value-type="float">
            <text:p>0</text:p>
          </table:table-cell>
          <table:table-cell table:formula="of:=IF([.J291]=0;IF([Data.F291]=[Keys.L29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91];MATCH([Keys.I291];[Keys.$D$2:.$D$9];0))" office:value-type="float" office:value="0" calcext:value-type="float">
            <text:p>0</text:p>
          </table:table-cell>
          <table:table-cell table:formula="of:=[.S291]" office:value-type="float" office:value="0" calcext:value-type="float">
            <text:p>0</text:p>
          </table:table-cell>
          <table:table-cell table:formula="of:=INDEX([Data.$K$2:.$R$359];[Keys.$M291];MATCH([Keys.J291];[Keys.$D$2:.$D$9];0))" office:value-type="float" office:value="0" calcext:value-type="float">
            <text:p>0</text:p>
          </table:table-cell>
          <table:table-cell table:formula="of:=[.U291]" office:value-type="float" office:value="0" calcext:value-type="float">
            <text:p>0</text:p>
          </table:table-cell>
          <table:table-cell table:formula="of:=INDEX([Data.$K$2:.$R$359];[Keys.$M291];MATCH([Keys.K291];[Keys.$D$2:.$D$9];0))" office:value-type="float" office:value="2" calcext:value-type="float">
            <text:p>2</text:p>
          </table:table-cell>
          <table:table-cell table:formula="of:=[.W291]" office:value-type="float" office:value="2" calcext:value-type="float">
            <text:p>2</text:p>
          </table:table-cell>
          <table:table-cell table:formula="of:=INDEX([Data.$K$2:.$R$359];[Keys.$M291];MATCH([Keys.L291];[Keys.$D$2:.$D$9];0))" office:value-type="float" office:value="0" calcext:value-type="float">
            <text:p>0</text:p>
          </table:table-cell>
          <table:table-cell table:formula="of:=[.Y291]" office:value-type="float" office:value="0" calcext:value-type="float">
            <text:p>0</text:p>
          </table:table-cell>
          <table:table-cell table:formula="of:=IF([Data.Z291]=&quot;True&quot;;&quot;Challenged&quot;;IF([Data.AA29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1" calcext:value-type="float">
            <text:p>1</text:p>
          </table:table-cell>
          <table:table-cell table:formula="of:=[.AB291]+[Data.T29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D291]+[Data.V29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989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formula="of:=IF([Data.G292]=[Keys.$A$10];1;0)" office:value-type="float" office:value="0" calcext:value-type="float">
            <text:p>0</text:p>
          </table:table-cell>
          <table:table-cell table:formula="of:=IF([.B292]=0;IF([Data.F292]=[Keys.$A$10];1;0);0)" office:value-type="float" office:value="0" calcext:value-type="float">
            <text:p>0</text:p>
          </table:table-cell>
          <table:table-cell table:formula="of:=IF([Data.G292]=[Keys.I292];1;0)" office:value-type="float" office:value="0" calcext:value-type="float">
            <text:p>0</text:p>
          </table:table-cell>
          <table:table-cell table:formula="of:=IF([.D292]=0;IF([Data.F292]=[Keys.I292];1;0);0)" office:value-type="float" office:value="0" calcext:value-type="float">
            <text:p>0</text:p>
          </table:table-cell>
          <table:table-cell table:formula="of:=IF([Data.G292]=[Keys.J292];1;0)" office:value-type="float" office:value="0" calcext:value-type="float">
            <text:p>0</text:p>
          </table:table-cell>
          <table:table-cell table:formula="of:=IF([.F292]=0;IF([Data.F292]=[Keys.J292];1;0);0)" office:value-type="float" office:value="0" calcext:value-type="float">
            <text:p>0</text:p>
          </table:table-cell>
          <table:table-cell table:formula="of:=IF([Data.G292]=[Keys.K292];1;0)" office:value-type="float" office:value="0" calcext:value-type="float">
            <text:p>0</text:p>
          </table:table-cell>
          <table:table-cell table:formula="of:=IF([.H292]=0;IF([Data.F292]=[Keys.K292];1;0);0)" office:value-type="float" office:value="0" calcext:value-type="float">
            <text:p>0</text:p>
          </table:table-cell>
          <table:table-cell table:formula="of:=IF([Data.G292]=[Keys.L292];1;0)" office:value-type="float" office:value="0" calcext:value-type="float">
            <text:p>0</text:p>
          </table:table-cell>
          <table:table-cell table:formula="of:=IF([.J292]=0;IF([Data.F292]=[Keys.L292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292];MATCH([Keys.I292];[Keys.$D$2:.$D$9];0))" office:value-type="float" office:value="2" calcext:value-type="float">
            <text:p>2</text:p>
          </table:table-cell>
          <table:table-cell table:formula="of:=[.S292]" office:value-type="float" office:value="2" calcext:value-type="float">
            <text:p>2</text:p>
          </table:table-cell>
          <table:table-cell table:formula="of:=INDEX([Data.$K$2:.$R$359];[Keys.$M292];MATCH([Keys.J292];[Keys.$D$2:.$D$9];0))" office:value-type="float" office:value="0" calcext:value-type="float">
            <text:p>0</text:p>
          </table:table-cell>
          <table:table-cell table:formula="of:=[.U292]" office:value-type="float" office:value="0" calcext:value-type="float">
            <text:p>0</text:p>
          </table:table-cell>
          <table:table-cell table:formula="of:=INDEX([Data.$K$2:.$R$359];[Keys.$M292];MATCH([Keys.K292];[Keys.$D$2:.$D$9];0))" office:value-type="float" office:value="0" calcext:value-type="float">
            <text:p>0</text:p>
          </table:table-cell>
          <table:table-cell table:formula="of:=[.W292]" office:value-type="float" office:value="0" calcext:value-type="float">
            <text:p>0</text:p>
          </table:table-cell>
          <table:table-cell table:formula="of:=INDEX([Data.$K$2:.$R$359];[Keys.$M292];MATCH([Keys.L292];[Keys.$D$2:.$D$9];0))" office:value-type="float" office:value="0" calcext:value-type="float">
            <text:p>0</text:p>
          </table:table-cell>
          <table:table-cell table:formula="of:=[.Y292]" office:value-type="float" office:value="0" calcext:value-type="float">
            <text:p>0</text:p>
          </table:table-cell>
          <table:table-cell table:formula="of:=IF([Data.Z292]=&quot;True&quot;;&quot;Challenged&quot;;IF([Data.AA29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92]+[Data.T2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92]+[Data.V29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989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IF([Data.G293]=[Keys.$A$10];1;0)" office:value-type="float" office:value="0" calcext:value-type="float">
            <text:p>0</text:p>
          </table:table-cell>
          <table:table-cell table:formula="of:=IF([.B293]=0;IF([Data.F293]=[Keys.$A$10];1;0);0)" office:value-type="float" office:value="0" calcext:value-type="float">
            <text:p>0</text:p>
          </table:table-cell>
          <table:table-cell table:formula="of:=IF([Data.G293]=[Keys.I293];1;0)" office:value-type="float" office:value="0" calcext:value-type="float">
            <text:p>0</text:p>
          </table:table-cell>
          <table:table-cell table:formula="of:=IF([.D293]=0;IF([Data.F293]=[Keys.I293];1;0);0)" office:value-type="float" office:value="0" calcext:value-type="float">
            <text:p>0</text:p>
          </table:table-cell>
          <table:table-cell table:formula="of:=IF([Data.G293]=[Keys.J293];1;0)" office:value-type="float" office:value="0" calcext:value-type="float">
            <text:p>0</text:p>
          </table:table-cell>
          <table:table-cell table:formula="of:=IF([.F293]=0;IF([Data.F293]=[Keys.J293];1;0);0)" office:value-type="float" office:value="0" calcext:value-type="float">
            <text:p>0</text:p>
          </table:table-cell>
          <table:table-cell table:formula="of:=IF([Data.G293]=[Keys.K293];1;0)" office:value-type="float" office:value="0" calcext:value-type="float">
            <text:p>0</text:p>
          </table:table-cell>
          <table:table-cell table:formula="of:=IF([.H293]=0;IF([Data.F293]=[Keys.K293];1;0);0)" office:value-type="float" office:value="0" calcext:value-type="float">
            <text:p>0</text:p>
          </table:table-cell>
          <table:table-cell table:formula="of:=IF([Data.G293]=[Keys.L293];1;0)" office:value-type="float" office:value="0" calcext:value-type="float">
            <text:p>0</text:p>
          </table:table-cell>
          <table:table-cell table:formula="of:=IF([.J293]=0;IF([Data.F293]=[Keys.L293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293];MATCH([Keys.I293];[Keys.$D$2:.$D$9];0))" office:value-type="float" office:value="1" calcext:value-type="float">
            <text:p>1</text:p>
          </table:table-cell>
          <table:table-cell table:formula="of:=[.S293]" office:value-type="float" office:value="1" calcext:value-type="float">
            <text:p>1</text:p>
          </table:table-cell>
          <table:table-cell table:formula="of:=INDEX([Data.$K$2:.$R$359];[Keys.$M293];MATCH([Keys.J293];[Keys.$D$2:.$D$9];0))" office:value-type="float" office:value="0" calcext:value-type="float">
            <text:p>0</text:p>
          </table:table-cell>
          <table:table-cell table:formula="of:=[.U293]" office:value-type="float" office:value="0" calcext:value-type="float">
            <text:p>0</text:p>
          </table:table-cell>
          <table:table-cell table:formula="of:=INDEX([Data.$K$2:.$R$359];[Keys.$M293];MATCH([Keys.K293];[Keys.$D$2:.$D$9];0))" office:value-type="float" office:value="0" calcext:value-type="float">
            <text:p>0</text:p>
          </table:table-cell>
          <table:table-cell table:formula="of:=[.W293]" office:value-type="float" office:value="0" calcext:value-type="float">
            <text:p>0</text:p>
          </table:table-cell>
          <table:table-cell table:formula="of:=INDEX([Data.$K$2:.$R$359];[Keys.$M293];MATCH([Keys.L293];[Keys.$D$2:.$D$9];0))" office:value-type="float" office:value="0" calcext:value-type="float">
            <text:p>0</text:p>
          </table:table-cell>
          <table:table-cell table:formula="of:=[.Y293]" office:value-type="float" office:value="0" calcext:value-type="float">
            <text:p>0</text:p>
          </table:table-cell>
          <table:table-cell table:formula="of:=IF([Data.Z293]=&quot;True&quot;;&quot;Challenged&quot;;IF([Data.AA29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93]+[Data.T2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93]+[Data.V29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989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IF([Data.G294]=[Keys.$A$10];1;0)" office:value-type="float" office:value="0" calcext:value-type="float">
            <text:p>0</text:p>
          </table:table-cell>
          <table:table-cell table:formula="of:=IF([.B294]=0;IF([Data.F294]=[Keys.$A$10];1;0);0)" office:value-type="float" office:value="0" calcext:value-type="float">
            <text:p>0</text:p>
          </table:table-cell>
          <table:table-cell table:formula="of:=IF([Data.G294]=[Keys.I294];1;0)" office:value-type="float" office:value="0" calcext:value-type="float">
            <text:p>0</text:p>
          </table:table-cell>
          <table:table-cell table:formula="of:=IF([.D294]=0;IF([Data.F294]=[Keys.I294];1;0);0)" office:value-type="float" office:value="0" calcext:value-type="float">
            <text:p>0</text:p>
          </table:table-cell>
          <table:table-cell table:formula="of:=IF([Data.G294]=[Keys.J294];1;0)" office:value-type="float" office:value="0" calcext:value-type="float">
            <text:p>0</text:p>
          </table:table-cell>
          <table:table-cell table:formula="of:=IF([.F294]=0;IF([Data.F294]=[Keys.J294];1;0);0)" office:value-type="float" office:value="0" calcext:value-type="float">
            <text:p>0</text:p>
          </table:table-cell>
          <table:table-cell table:formula="of:=IF([Data.G294]=[Keys.K294];1;0)" office:value-type="float" office:value="0" calcext:value-type="float">
            <text:p>0</text:p>
          </table:table-cell>
          <table:table-cell table:formula="of:=IF([.H294]=0;IF([Data.F294]=[Keys.K294];1;0);0)" office:value-type="float" office:value="0" calcext:value-type="float">
            <text:p>0</text:p>
          </table:table-cell>
          <table:table-cell table:formula="of:=IF([Data.G294]=[Keys.L294];1;0)" office:value-type="float" office:value="0" calcext:value-type="float">
            <text:p>0</text:p>
          </table:table-cell>
          <table:table-cell table:formula="of:=IF([.J294]=0;IF([Data.F294]=[Keys.L294];1;0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294];MATCH([Keys.I294];[Keys.$D$2:.$D$9];0))" office:value-type="float" office:value="1" calcext:value-type="float">
            <text:p>1</text:p>
          </table:table-cell>
          <table:table-cell table:formula="of:=[.S294]" office:value-type="float" office:value="1" calcext:value-type="float">
            <text:p>1</text:p>
          </table:table-cell>
          <table:table-cell table:formula="of:=INDEX([Data.$K$2:.$R$359];[Keys.$M294];MATCH([Keys.J294];[Keys.$D$2:.$D$9];0))" office:value-type="float" office:value="0" calcext:value-type="float">
            <text:p>0</text:p>
          </table:table-cell>
          <table:table-cell table:formula="of:=[.U294]" office:value-type="float" office:value="0" calcext:value-type="float">
            <text:p>0</text:p>
          </table:table-cell>
          <table:table-cell table:formula="of:=INDEX([Data.$K$2:.$R$359];[Keys.$M294];MATCH([Keys.K294];[Keys.$D$2:.$D$9];0))" office:value-type="float" office:value="0" calcext:value-type="float">
            <text:p>0</text:p>
          </table:table-cell>
          <table:table-cell table:formula="of:=[.W294]" office:value-type="float" office:value="0" calcext:value-type="float">
            <text:p>0</text:p>
          </table:table-cell>
          <table:table-cell table:formula="of:=INDEX([Data.$K$2:.$R$359];[Keys.$M294];MATCH([Keys.L294];[Keys.$D$2:.$D$9];0))" office:value-type="float" office:value="0" calcext:value-type="float">
            <text:p>0</text:p>
          </table:table-cell>
          <table:table-cell table:formula="of:=[.Y294]" office:value-type="float" office:value="0" calcext:value-type="float">
            <text:p>0</text:p>
          </table:table-cell>
          <table:table-cell table:formula="of:=IF([Data.Z294]=&quot;True&quot;;&quot;Challenged&quot;;IF([Data.AA294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94]+[Data.T2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94]+[Data.V29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989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formula="of:=IF([Data.G295]=[Keys.$A$10];1;0)" office:value-type="float" office:value="0" calcext:value-type="float">
            <text:p>0</text:p>
          </table:table-cell>
          <table:table-cell table:formula="of:=IF([.B295]=0;IF([Data.F295]=[Keys.$A$10];1;0);0)" office:value-type="float" office:value="0" calcext:value-type="float">
            <text:p>0</text:p>
          </table:table-cell>
          <table:table-cell table:formula="of:=IF([Data.G295]=[Keys.I295];1;0)" office:value-type="float" office:value="0" calcext:value-type="float">
            <text:p>0</text:p>
          </table:table-cell>
          <table:table-cell table:formula="of:=IF([.D295]=0;IF([Data.F295]=[Keys.I295];1;0);0)" office:value-type="float" office:value="0" calcext:value-type="float">
            <text:p>0</text:p>
          </table:table-cell>
          <table:table-cell table:formula="of:=IF([Data.G295]=[Keys.J295];1;0)" office:value-type="float" office:value="0" calcext:value-type="float">
            <text:p>0</text:p>
          </table:table-cell>
          <table:table-cell table:formula="of:=IF([.F295]=0;IF([Data.F295]=[Keys.J295];1;0);0)" office:value-type="float" office:value="0" calcext:value-type="float">
            <text:p>0</text:p>
          </table:table-cell>
          <table:table-cell table:formula="of:=IF([Data.G295]=[Keys.K295];1;0)" office:value-type="float" office:value="0" calcext:value-type="float">
            <text:p>0</text:p>
          </table:table-cell>
          <table:table-cell table:formula="of:=IF([.H295]=0;IF([Data.F295]=[Keys.K295];1;0);0)" office:value-type="float" office:value="0" calcext:value-type="float">
            <text:p>0</text:p>
          </table:table-cell>
          <table:table-cell table:formula="of:=IF([Data.G295]=[Keys.L295];1;0)" office:value-type="float" office:value="0" calcext:value-type="float">
            <text:p>0</text:p>
          </table:table-cell>
          <table:table-cell table:formula="of:=IF([.J295]=0;IF([Data.F295]=[Keys.L29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95];MATCH([Keys.I295];[Keys.$D$2:.$D$9];0))" office:value-type="float" office:value="0" calcext:value-type="float">
            <text:p>0</text:p>
          </table:table-cell>
          <table:table-cell table:formula="of:=[.S295]" office:value-type="float" office:value="0" calcext:value-type="float">
            <text:p>0</text:p>
          </table:table-cell>
          <table:table-cell table:formula="of:=INDEX([Data.$K$2:.$R$359];[Keys.$M295];MATCH([Keys.J295];[Keys.$D$2:.$D$9];0))" office:value-type="float" office:value="0" calcext:value-type="float">
            <text:p>0</text:p>
          </table:table-cell>
          <table:table-cell table:formula="of:=[.U295]" office:value-type="float" office:value="0" calcext:value-type="float">
            <text:p>0</text:p>
          </table:table-cell>
          <table:table-cell table:formula="of:=INDEX([Data.$K$2:.$R$359];[Keys.$M295];MATCH([Keys.K295];[Keys.$D$2:.$D$9];0))" office:value-type="float" office:value="0" calcext:value-type="float">
            <text:p>0</text:p>
          </table:table-cell>
          <table:table-cell table:formula="of:=[.W295]" office:value-type="float" office:value="0" calcext:value-type="float">
            <text:p>0</text:p>
          </table:table-cell>
          <table:table-cell table:formula="of:=INDEX([Data.$K$2:.$R$359];[Keys.$M295];MATCH([Keys.L295];[Keys.$D$2:.$D$9];0))" office:value-type="float" office:value="0" calcext:value-type="float">
            <text:p>0</text:p>
          </table:table-cell>
          <table:table-cell table:formula="of:=[.Y295]" office:value-type="float" office:value="0" calcext:value-type="float">
            <text:p>0</text:p>
          </table:table-cell>
          <table:table-cell table:formula="of:=IF([Data.Z295]=&quot;True&quot;;&quot;Challenged&quot;;IF([Data.AA295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95]+[Data.T2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95]+[Data.V29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989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IF([Data.G296]=[Keys.$A$10];1;0)" office:value-type="float" office:value="0" calcext:value-type="float">
            <text:p>0</text:p>
          </table:table-cell>
          <table:table-cell table:formula="of:=IF([.B296]=0;IF([Data.F296]=[Keys.$A$10];1;0);0)" office:value-type="float" office:value="0" calcext:value-type="float">
            <text:p>0</text:p>
          </table:table-cell>
          <table:table-cell table:formula="of:=IF([Data.G296]=[Keys.I296];1;0)" office:value-type="float" office:value="0" calcext:value-type="float">
            <text:p>0</text:p>
          </table:table-cell>
          <table:table-cell table:formula="of:=IF([.D296]=0;IF([Data.F296]=[Keys.I296];1;0);0)" office:value-type="float" office:value="0" calcext:value-type="float">
            <text:p>0</text:p>
          </table:table-cell>
          <table:table-cell table:formula="of:=IF([Data.G296]=[Keys.J296];1;0)" office:value-type="float" office:value="0" calcext:value-type="float">
            <text:p>0</text:p>
          </table:table-cell>
          <table:table-cell table:formula="of:=IF([.F296]=0;IF([Data.F296]=[Keys.J296];1;0);0)" office:value-type="float" office:value="0" calcext:value-type="float">
            <text:p>0</text:p>
          </table:table-cell>
          <table:table-cell table:formula="of:=IF([Data.G296]=[Keys.K296];1;0)" office:value-type="float" office:value="0" calcext:value-type="float">
            <text:p>0</text:p>
          </table:table-cell>
          <table:table-cell table:formula="of:=IF([.H296]=0;IF([Data.F296]=[Keys.K296];1;0);0)" office:value-type="float" office:value="0" calcext:value-type="float">
            <text:p>0</text:p>
          </table:table-cell>
          <table:table-cell table:formula="of:=IF([Data.G296]=[Keys.L296];1;0)" office:value-type="float" office:value="0" calcext:value-type="float">
            <text:p>0</text:p>
          </table:table-cell>
          <table:table-cell table:formula="of:=IF([.J296]=0;IF([Data.F296]=[Keys.L29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96];MATCH([Keys.I296];[Keys.$D$2:.$D$9];0))" office:value-type="float" office:value="0" calcext:value-type="float">
            <text:p>0</text:p>
          </table:table-cell>
          <table:table-cell table:formula="of:=[.S296]" office:value-type="float" office:value="0" calcext:value-type="float">
            <text:p>0</text:p>
          </table:table-cell>
          <table:table-cell table:formula="of:=INDEX([Data.$K$2:.$R$359];[Keys.$M296];MATCH([Keys.J296];[Keys.$D$2:.$D$9];0))" office:value-type="float" office:value="0" calcext:value-type="float">
            <text:p>0</text:p>
          </table:table-cell>
          <table:table-cell table:formula="of:=[.U296]" office:value-type="float" office:value="0" calcext:value-type="float">
            <text:p>0</text:p>
          </table:table-cell>
          <table:table-cell table:formula="of:=INDEX([Data.$K$2:.$R$359];[Keys.$M296];MATCH([Keys.K296];[Keys.$D$2:.$D$9];0))" office:value-type="float" office:value="0" calcext:value-type="float">
            <text:p>0</text:p>
          </table:table-cell>
          <table:table-cell table:formula="of:=[.W296]" office:value-type="float" office:value="0" calcext:value-type="float">
            <text:p>0</text:p>
          </table:table-cell>
          <table:table-cell table:formula="of:=INDEX([Data.$K$2:.$R$359];[Keys.$M296];MATCH([Keys.L296];[Keys.$D$2:.$D$9];0))" office:value-type="float" office:value="0" calcext:value-type="float">
            <text:p>0</text:p>
          </table:table-cell>
          <table:table-cell table:formula="of:=[.Y296]" office:value-type="float" office:value="0" calcext:value-type="float">
            <text:p>0</text:p>
          </table:table-cell>
          <table:table-cell table:formula="of:=IF([Data.Z296]=&quot;True&quot;;&quot;Challenged&quot;;IF([Data.AA296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96]+[Data.T2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96]+[Data.V29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989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IF([Data.G297]=[Keys.$A$10];1;0)" office:value-type="float" office:value="0" calcext:value-type="float">
            <text:p>0</text:p>
          </table:table-cell>
          <table:table-cell table:formula="of:=IF([.B297]=0;IF([Data.F297]=[Keys.$A$10];1;0);0)" office:value-type="float" office:value="0" calcext:value-type="float">
            <text:p>0</text:p>
          </table:table-cell>
          <table:table-cell table:formula="of:=IF([Data.G297]=[Keys.I297];1;0)" office:value-type="float" office:value="0" calcext:value-type="float">
            <text:p>0</text:p>
          </table:table-cell>
          <table:table-cell table:formula="of:=IF([.D297]=0;IF([Data.F297]=[Keys.I297];1;0);0)" office:value-type="float" office:value="0" calcext:value-type="float">
            <text:p>0</text:p>
          </table:table-cell>
          <table:table-cell table:formula="of:=IF([Data.G297]=[Keys.J297];1;0)" office:value-type="float" office:value="0" calcext:value-type="float">
            <text:p>0</text:p>
          </table:table-cell>
          <table:table-cell table:formula="of:=IF([.F297]=0;IF([Data.F297]=[Keys.J297];1;0);0)" office:value-type="float" office:value="0" calcext:value-type="float">
            <text:p>0</text:p>
          </table:table-cell>
          <table:table-cell table:formula="of:=IF([Data.G297]=[Keys.K297];1;0)" office:value-type="float" office:value="0" calcext:value-type="float">
            <text:p>0</text:p>
          </table:table-cell>
          <table:table-cell table:formula="of:=IF([.H297]=0;IF([Data.F297]=[Keys.K297];1;0);0)" office:value-type="float" office:value="0" calcext:value-type="float">
            <text:p>0</text:p>
          </table:table-cell>
          <table:table-cell table:formula="of:=IF([Data.G297]=[Keys.L297];1;0)" office:value-type="float" office:value="1" calcext:value-type="float">
            <text:p>1</text:p>
          </table:table-cell>
          <table:table-cell table:formula="of:=IF([.J297]=0;IF([Data.F297]=[Keys.L297];1;0);0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297];MATCH([Keys.I297];[Keys.$D$2:.$D$9];0))" office:value-type="float" office:value="0" calcext:value-type="float">
            <text:p>0</text:p>
          </table:table-cell>
          <table:table-cell table:formula="of:=[.S297]" office:value-type="float" office:value="0" calcext:value-type="float">
            <text:p>0</text:p>
          </table:table-cell>
          <table:table-cell table:formula="of:=INDEX([Data.$K$2:.$R$359];[Keys.$M297];MATCH([Keys.J297];[Keys.$D$2:.$D$9];0))" office:value-type="float" office:value="3" calcext:value-type="float">
            <text:p>3</text:p>
          </table:table-cell>
          <table:table-cell table:formula="of:=[.U297]" office:value-type="float" office:value="3" calcext:value-type="float">
            <text:p>3</text:p>
          </table:table-cell>
          <table:table-cell table:formula="of:=INDEX([Data.$K$2:.$R$359];[Keys.$M297];MATCH([Keys.K297];[Keys.$D$2:.$D$9];0))" office:value-type="float" office:value="0" calcext:value-type="float">
            <text:p>0</text:p>
          </table:table-cell>
          <table:table-cell table:formula="of:=[.W297]" office:value-type="float" office:value="0" calcext:value-type="float">
            <text:p>0</text:p>
          </table:table-cell>
          <table:table-cell table:formula="of:=INDEX([Data.$K$2:.$R$359];[Keys.$M297];MATCH([Keys.L297];[Keys.$D$2:.$D$9];0))" office:value-type="float" office:value="0" calcext:value-type="float">
            <text:p>0</text:p>
          </table:table-cell>
          <table:table-cell table:formula="of:=[.Y297]" office:value-type="float" office:value="0" calcext:value-type="float">
            <text:p>0</text:p>
          </table:table-cell>
          <table:table-cell table:formula="of:=IF([Data.Z297]=&quot;True&quot;;&quot;Challenged&quot;;IF([Data.AA297]=&quot;True&quot;;&quot;Scaled&quot;;&quot;None&quot;))" office:value-type="string" office:string-value="Scaled" calcext:value-type="string">
            <text:p>Scaled</text:p>
          </table:table-cell>
          <table:table-cell office:value-type="float" office:value="5" calcext:value-type="float">
            <text:p>5</text:p>
          </table:table-cell>
          <table:table-cell table:formula="of:=[.AB297]+[Data.T29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D297]+[Data.V29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989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formula="of:=IF([Data.G298]=[Keys.$A$10];1;0)" office:value-type="float" office:value="0" calcext:value-type="float">
            <text:p>0</text:p>
          </table:table-cell>
          <table:table-cell table:formula="of:=IF([.B298]=0;IF([Data.F298]=[Keys.$A$10];1;0);0)" office:value-type="float" office:value="0" calcext:value-type="float">
            <text:p>0</text:p>
          </table:table-cell>
          <table:table-cell table:formula="of:=IF([Data.G298]=[Keys.I298];1;0)" office:value-type="float" office:value="0" calcext:value-type="float">
            <text:p>0</text:p>
          </table:table-cell>
          <table:table-cell table:formula="of:=IF([.D298]=0;IF([Data.F298]=[Keys.I298];1;0);0)" office:value-type="float" office:value="0" calcext:value-type="float">
            <text:p>0</text:p>
          </table:table-cell>
          <table:table-cell table:formula="of:=IF([Data.G298]=[Keys.J298];1;0)" office:value-type="float" office:value="1" calcext:value-type="float">
            <text:p>1</text:p>
          </table:table-cell>
          <table:table-cell table:formula="of:=IF([.F298]=0;IF([Data.F298]=[Keys.J298];1;0);0)" office:value-type="float" office:value="0" calcext:value-type="float">
            <text:p>0</text:p>
          </table:table-cell>
          <table:table-cell table:formula="of:=IF([Data.G298]=[Keys.K298];1;0)" office:value-type="float" office:value="0" calcext:value-type="float">
            <text:p>0</text:p>
          </table:table-cell>
          <table:table-cell table:formula="of:=IF([.H298]=0;IF([Data.F298]=[Keys.K298];1;0);0)" office:value-type="float" office:value="0" calcext:value-type="float">
            <text:p>0</text:p>
          </table:table-cell>
          <table:table-cell table:formula="of:=IF([Data.G298]=[Keys.L298];1;0)" office:value-type="float" office:value="0" calcext:value-type="float">
            <text:p>0</text:p>
          </table:table-cell>
          <table:table-cell table:formula="of:=IF([.J298]=0;IF([Data.F298]=[Keys.L29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98];MATCH([Keys.I298];[Keys.$D$2:.$D$9];0))" office:value-type="float" office:value="0" calcext:value-type="float">
            <text:p>0</text:p>
          </table:table-cell>
          <table:table-cell table:formula="of:=[.S298]" office:value-type="float" office:value="0" calcext:value-type="float">
            <text:p>0</text:p>
          </table:table-cell>
          <table:table-cell table:formula="of:=INDEX([Data.$K$2:.$R$359];[Keys.$M298];MATCH([Keys.J298];[Keys.$D$2:.$D$9];0))" office:value-type="float" office:value="2" calcext:value-type="float">
            <text:p>2</text:p>
          </table:table-cell>
          <table:table-cell table:formula="of:=[.U298]" office:value-type="float" office:value="2" calcext:value-type="float">
            <text:p>2</text:p>
          </table:table-cell>
          <table:table-cell table:formula="of:=INDEX([Data.$K$2:.$R$359];[Keys.$M298];MATCH([Keys.K298];[Keys.$D$2:.$D$9];0))" office:value-type="float" office:value="1" calcext:value-type="float">
            <text:p>1</text:p>
          </table:table-cell>
          <table:table-cell table:formula="of:=[.W298]" office:value-type="float" office:value="1" calcext:value-type="float">
            <text:p>1</text:p>
          </table:table-cell>
          <table:table-cell table:formula="of:=INDEX([Data.$K$2:.$R$359];[Keys.$M298];MATCH([Keys.L298];[Keys.$D$2:.$D$9];0))" office:value-type="float" office:value="0" calcext:value-type="float">
            <text:p>0</text:p>
          </table:table-cell>
          <table:table-cell table:formula="of:=[.Y298]" office:value-type="float" office:value="0" calcext:value-type="float">
            <text:p>0</text:p>
          </table:table-cell>
          <table:table-cell table:formula="of:=IF([Data.Z298]=&quot;True&quot;;&quot;Challenged&quot;;IF([Data.AA29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298]+[Data.T2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98]+[Data.V29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989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IF([Data.G299]=[Keys.$A$10];1;0)" office:value-type="float" office:value="0" calcext:value-type="float">
            <text:p>0</text:p>
          </table:table-cell>
          <table:table-cell table:formula="of:=IF([.B299]=0;IF([Data.F299]=[Keys.$A$10];1;0);0)" office:value-type="float" office:value="0" calcext:value-type="float">
            <text:p>0</text:p>
          </table:table-cell>
          <table:table-cell table:formula="of:=IF([Data.G299]=[Keys.I299];1;0)" office:value-type="float" office:value="0" calcext:value-type="float">
            <text:p>0</text:p>
          </table:table-cell>
          <table:table-cell table:formula="of:=IF([.D299]=0;IF([Data.F299]=[Keys.I299];1;0);0)" office:value-type="float" office:value="0" calcext:value-type="float">
            <text:p>0</text:p>
          </table:table-cell>
          <table:table-cell table:formula="of:=IF([Data.G299]=[Keys.J299];1;0)" office:value-type="float" office:value="1" calcext:value-type="float">
            <text:p>1</text:p>
          </table:table-cell>
          <table:table-cell table:formula="of:=IF([.F299]=0;IF([Data.F299]=[Keys.J299];1;0);0)" office:value-type="float" office:value="0" calcext:value-type="float">
            <text:p>0</text:p>
          </table:table-cell>
          <table:table-cell table:formula="of:=IF([Data.G299]=[Keys.K299];1;0)" office:value-type="float" office:value="0" calcext:value-type="float">
            <text:p>0</text:p>
          </table:table-cell>
          <table:table-cell table:formula="of:=IF([.H299]=0;IF([Data.F299]=[Keys.K299];1;0);0)" office:value-type="float" office:value="0" calcext:value-type="float">
            <text:p>0</text:p>
          </table:table-cell>
          <table:table-cell table:formula="of:=IF([Data.G299]=[Keys.L299];1;0)" office:value-type="float" office:value="0" calcext:value-type="float">
            <text:p>0</text:p>
          </table:table-cell>
          <table:table-cell table:formula="of:=IF([.J299]=0;IF([Data.F299]=[Keys.L29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299];MATCH([Keys.I299];[Keys.$D$2:.$D$9];0))" office:value-type="float" office:value="0" calcext:value-type="float">
            <text:p>0</text:p>
          </table:table-cell>
          <table:table-cell table:formula="of:=[.S299]" office:value-type="float" office:value="0" calcext:value-type="float">
            <text:p>0</text:p>
          </table:table-cell>
          <table:table-cell table:formula="of:=INDEX([Data.$K$2:.$R$359];[Keys.$M299];MATCH([Keys.J299];[Keys.$D$2:.$D$9];0))" office:value-type="float" office:value="1" calcext:value-type="float">
            <text:p>1</text:p>
          </table:table-cell>
          <table:table-cell table:formula="of:=[.U299]" office:value-type="float" office:value="1" calcext:value-type="float">
            <text:p>1</text:p>
          </table:table-cell>
          <table:table-cell table:formula="of:=INDEX([Data.$K$2:.$R$359];[Keys.$M299];MATCH([Keys.K299];[Keys.$D$2:.$D$9];0))" office:value-type="float" office:value="0" calcext:value-type="float">
            <text:p>0</text:p>
          </table:table-cell>
          <table:table-cell table:formula="of:=[.W299]" office:value-type="float" office:value="0" calcext:value-type="float">
            <text:p>0</text:p>
          </table:table-cell>
          <table:table-cell table:formula="of:=INDEX([Data.$K$2:.$R$359];[Keys.$M299];MATCH([Keys.L299];[Keys.$D$2:.$D$9];0))" office:value-type="float" office:value="0" calcext:value-type="float">
            <text:p>0</text:p>
          </table:table-cell>
          <table:table-cell table:formula="of:=[.Y299]" office:value-type="float" office:value="0" calcext:value-type="float">
            <text:p>0</text:p>
          </table:table-cell>
          <table:table-cell table:formula="of:=IF([Data.Z299]=&quot;True&quot;;&quot;Challenged&quot;;IF([Data.AA29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299]+[Data.T29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99]+[Data.V29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989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IF([Data.G300]=[Keys.$A$10];1;0)" office:value-type="float" office:value="0" calcext:value-type="float">
            <text:p>0</text:p>
          </table:table-cell>
          <table:table-cell table:formula="of:=IF([.B300]=0;IF([Data.F300]=[Keys.$A$10];1;0);0)" office:value-type="float" office:value="0" calcext:value-type="float">
            <text:p>0</text:p>
          </table:table-cell>
          <table:table-cell table:formula="of:=IF([Data.G300]=[Keys.I300];1;0)" office:value-type="float" office:value="1" calcext:value-type="float">
            <text:p>1</text:p>
          </table:table-cell>
          <table:table-cell table:formula="of:=IF([.D300]=0;IF([Data.F300]=[Keys.I300];1;0);0)" office:value-type="float" office:value="0" calcext:value-type="float">
            <text:p>0</text:p>
          </table:table-cell>
          <table:table-cell table:formula="of:=IF([Data.G300]=[Keys.J300];1;0)" office:value-type="float" office:value="0" calcext:value-type="float">
            <text:p>0</text:p>
          </table:table-cell>
          <table:table-cell table:formula="of:=IF([.F300]=0;IF([Data.F300]=[Keys.J300];1;0);0)" office:value-type="float" office:value="0" calcext:value-type="float">
            <text:p>0</text:p>
          </table:table-cell>
          <table:table-cell table:formula="of:=IF([Data.G300]=[Keys.K300];1;0)" office:value-type="float" office:value="0" calcext:value-type="float">
            <text:p>0</text:p>
          </table:table-cell>
          <table:table-cell table:formula="of:=IF([.H300]=0;IF([Data.F300]=[Keys.K300];1;0);0)" office:value-type="float" office:value="0" calcext:value-type="float">
            <text:p>0</text:p>
          </table:table-cell>
          <table:table-cell table:formula="of:=IF([Data.G300]=[Keys.L300];1;0)" office:value-type="float" office:value="0" calcext:value-type="float">
            <text:p>0</text:p>
          </table:table-cell>
          <table:table-cell table:formula="of:=IF([.J300]=0;IF([Data.F300]=[Keys.L30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00];MATCH([Keys.I300];[Keys.$D$2:.$D$9];0))" office:value-type="float" office:value="1" calcext:value-type="float">
            <text:p>1</text:p>
          </table:table-cell>
          <table:table-cell table:formula="of:=[.S300]" office:value-type="float" office:value="1" calcext:value-type="float">
            <text:p>1</text:p>
          </table:table-cell>
          <table:table-cell table:formula="of:=INDEX([Data.$K$2:.$R$359];[Keys.$M300];MATCH([Keys.J300];[Keys.$D$2:.$D$9];0))" office:value-type="float" office:value="4" calcext:value-type="float">
            <text:p>4</text:p>
          </table:table-cell>
          <table:table-cell table:formula="of:=[.U300]" office:value-type="float" office:value="4" calcext:value-type="float">
            <text:p>4</text:p>
          </table:table-cell>
          <table:table-cell table:formula="of:=INDEX([Data.$K$2:.$R$359];[Keys.$M300];MATCH([Keys.K300];[Keys.$D$2:.$D$9];0))" office:value-type="float" office:value="1" calcext:value-type="float">
            <text:p>1</text:p>
          </table:table-cell>
          <table:table-cell table:formula="of:=[.W300]" office:value-type="float" office:value="1" calcext:value-type="float">
            <text:p>1</text:p>
          </table:table-cell>
          <table:table-cell table:formula="of:=INDEX([Data.$K$2:.$R$359];[Keys.$M300];MATCH([Keys.L300];[Keys.$D$2:.$D$9];0))" office:value-type="float" office:value="0" calcext:value-type="float">
            <text:p>0</text:p>
          </table:table-cell>
          <table:table-cell table:formula="of:=[.Y300]" office:value-type="float" office:value="0" calcext:value-type="float">
            <text:p>0</text:p>
          </table:table-cell>
          <table:table-cell table:formula="of:=IF([Data.Z300]=&quot;True&quot;;&quot;Challenged&quot;;IF([Data.AA30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2" calcext:value-type="float">
            <text:p>2</text:p>
          </table:table-cell>
          <table:table-cell table:formula="of:=[.AB300]+[Data.T30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D300]+[Data.V30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989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IF([Data.G301]=[Keys.$A$10];1;0)" office:value-type="float" office:value="0" calcext:value-type="float">
            <text:p>0</text:p>
          </table:table-cell>
          <table:table-cell table:formula="of:=IF([.B301]=0;IF([Data.F301]=[Keys.$A$10];1;0);0)" office:value-type="float" office:value="0" calcext:value-type="float">
            <text:p>0</text:p>
          </table:table-cell>
          <table:table-cell table:formula="of:=IF([Data.G301]=[Keys.I301];1;0)" office:value-type="float" office:value="0" calcext:value-type="float">
            <text:p>0</text:p>
          </table:table-cell>
          <table:table-cell table:formula="of:=IF([.D301]=0;IF([Data.F301]=[Keys.I301];1;0);0)" office:value-type="float" office:value="0" calcext:value-type="float">
            <text:p>0</text:p>
          </table:table-cell>
          <table:table-cell table:formula="of:=IF([Data.G301]=[Keys.J301];1;0)" office:value-type="float" office:value="0" calcext:value-type="float">
            <text:p>0</text:p>
          </table:table-cell>
          <table:table-cell table:formula="of:=IF([.F301]=0;IF([Data.F301]=[Keys.J301];1;0);0)" office:value-type="float" office:value="0" calcext:value-type="float">
            <text:p>0</text:p>
          </table:table-cell>
          <table:table-cell table:formula="of:=IF([Data.G301]=[Keys.K301];1;0)" office:value-type="float" office:value="0" calcext:value-type="float">
            <text:p>0</text:p>
          </table:table-cell>
          <table:table-cell table:formula="of:=IF([.H301]=0;IF([Data.F301]=[Keys.K301];1;0);0)" office:value-type="float" office:value="0" calcext:value-type="float">
            <text:p>0</text:p>
          </table:table-cell>
          <table:table-cell table:formula="of:=IF([Data.G301]=[Keys.L301];1;0)" office:value-type="float" office:value="0" calcext:value-type="float">
            <text:p>0</text:p>
          </table:table-cell>
          <table:table-cell table:formula="of:=IF([.J301]=0;IF([Data.F301]=[Keys.L30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01];MATCH([Keys.I301];[Keys.$D$2:.$D$9];0))" office:value-type="float" office:value="0" calcext:value-type="float">
            <text:p>0</text:p>
          </table:table-cell>
          <table:table-cell table:formula="of:=[.S301]" office:value-type="float" office:value="0" calcext:value-type="float">
            <text:p>0</text:p>
          </table:table-cell>
          <table:table-cell table:formula="of:=INDEX([Data.$K$2:.$R$359];[Keys.$M301];MATCH([Keys.J301];[Keys.$D$2:.$D$9];0))" office:value-type="float" office:value="0" calcext:value-type="float">
            <text:p>0</text:p>
          </table:table-cell>
          <table:table-cell table:formula="of:=[.U301]" office:value-type="float" office:value="0" calcext:value-type="float">
            <text:p>0</text:p>
          </table:table-cell>
          <table:table-cell table:formula="of:=INDEX([Data.$K$2:.$R$359];[Keys.$M301];MATCH([Keys.K301];[Keys.$D$2:.$D$9];0))" office:value-type="float" office:value="0" calcext:value-type="float">
            <text:p>0</text:p>
          </table:table-cell>
          <table:table-cell table:formula="of:=[.W301]" office:value-type="float" office:value="0" calcext:value-type="float">
            <text:p>0</text:p>
          </table:table-cell>
          <table:table-cell table:formula="of:=INDEX([Data.$K$2:.$R$359];[Keys.$M301];MATCH([Keys.L301];[Keys.$D$2:.$D$9];0))" office:value-type="float" office:value="0" calcext:value-type="float">
            <text:p>0</text:p>
          </table:table-cell>
          <table:table-cell table:formula="of:=[.Y301]" office:value-type="float" office:value="0" calcext:value-type="float">
            <text:p>0</text:p>
          </table:table-cell>
          <table:table-cell table:formula="of:=IF([Data.Z301]=&quot;True&quot;;&quot;Challenged&quot;;IF([Data.AA301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01]+[Data.T3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01]+[Data.V30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989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formula="of:=IF([Data.G302]=[Keys.$A$10];1;0)" office:value-type="float" office:value="0" calcext:value-type="float">
            <text:p>0</text:p>
          </table:table-cell>
          <table:table-cell table:formula="of:=IF([.B302]=0;IF([Data.F302]=[Keys.$A$10];1;0);0)" office:value-type="float" office:value="0" calcext:value-type="float">
            <text:p>0</text:p>
          </table:table-cell>
          <table:table-cell table:formula="of:=IF([Data.G302]=[Keys.I302];1;0)" office:value-type="float" office:value="0" calcext:value-type="float">
            <text:p>0</text:p>
          </table:table-cell>
          <table:table-cell table:formula="of:=IF([.D302]=0;IF([Data.F302]=[Keys.I302];1;0);0)" office:value-type="float" office:value="0" calcext:value-type="float">
            <text:p>0</text:p>
          </table:table-cell>
          <table:table-cell table:formula="of:=IF([Data.G302]=[Keys.J302];1;0)" office:value-type="float" office:value="0" calcext:value-type="float">
            <text:p>0</text:p>
          </table:table-cell>
          <table:table-cell table:formula="of:=IF([.F302]=0;IF([Data.F302]=[Keys.J302];1;0);0)" office:value-type="float" office:value="0" calcext:value-type="float">
            <text:p>0</text:p>
          </table:table-cell>
          <table:table-cell table:formula="of:=IF([Data.G302]=[Keys.K302];1;0)" office:value-type="float" office:value="0" calcext:value-type="float">
            <text:p>0</text:p>
          </table:table-cell>
          <table:table-cell table:formula="of:=IF([.H302]=0;IF([Data.F302]=[Keys.K302];1;0);0)" office:value-type="float" office:value="0" calcext:value-type="float">
            <text:p>0</text:p>
          </table:table-cell>
          <table:table-cell table:formula="of:=IF([Data.G302]=[Keys.L302];1;0)" office:value-type="float" office:value="0" calcext:value-type="float">
            <text:p>0</text:p>
          </table:table-cell>
          <table:table-cell table:formula="of:=IF([.J302]=0;IF([Data.F302]=[Keys.L30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02];MATCH([Keys.I302];[Keys.$D$2:.$D$9];0))" office:value-type="float" office:value="0" calcext:value-type="float">
            <text:p>0</text:p>
          </table:table-cell>
          <table:table-cell table:formula="of:=[.S302]" office:value-type="float" office:value="0" calcext:value-type="float">
            <text:p>0</text:p>
          </table:table-cell>
          <table:table-cell table:formula="of:=INDEX([Data.$K$2:.$R$359];[Keys.$M302];MATCH([Keys.J302];[Keys.$D$2:.$D$9];0))" office:value-type="float" office:value="0" calcext:value-type="float">
            <text:p>0</text:p>
          </table:table-cell>
          <table:table-cell table:formula="of:=[.U302]" office:value-type="float" office:value="0" calcext:value-type="float">
            <text:p>0</text:p>
          </table:table-cell>
          <table:table-cell table:formula="of:=INDEX([Data.$K$2:.$R$359];[Keys.$M302];MATCH([Keys.K302];[Keys.$D$2:.$D$9];0))" office:value-type="float" office:value="0" calcext:value-type="float">
            <text:p>0</text:p>
          </table:table-cell>
          <table:table-cell table:formula="of:=[.W302]" office:value-type="float" office:value="0" calcext:value-type="float">
            <text:p>0</text:p>
          </table:table-cell>
          <table:table-cell table:formula="of:=INDEX([Data.$K$2:.$R$359];[Keys.$M302];MATCH([Keys.L302];[Keys.$D$2:.$D$9];0))" office:value-type="float" office:value="0" calcext:value-type="float">
            <text:p>0</text:p>
          </table:table-cell>
          <table:table-cell table:formula="of:=[.Y302]" office:value-type="float" office:value="0" calcext:value-type="float">
            <text:p>0</text:p>
          </table:table-cell>
          <table:table-cell table:formula="of:=IF([Data.Z302]=&quot;True&quot;;&quot;Challenged&quot;;IF([Data.AA30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1" calcext:value-type="float">
            <text:p>1</text:p>
          </table:table-cell>
          <table:table-cell table:formula="of:=[.AB302]+[Data.T30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302]+[Data.V30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989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IF([Data.G303]=[Keys.$A$10];1;0)" office:value-type="float" office:value="0" calcext:value-type="float">
            <text:p>0</text:p>
          </table:table-cell>
          <table:table-cell table:formula="of:=IF([.B303]=0;IF([Data.F303]=[Keys.$A$10];1;0);0)" office:value-type="float" office:value="1" calcext:value-type="float">
            <text:p>1</text:p>
          </table:table-cell>
          <table:table-cell table:formula="of:=IF([Data.G303]=[Keys.I303];1;0)" office:value-type="float" office:value="0" calcext:value-type="float">
            <text:p>0</text:p>
          </table:table-cell>
          <table:table-cell table:formula="of:=IF([.D303]=0;IF([Data.F303]=[Keys.I303];1;0);0)" office:value-type="float" office:value="0" calcext:value-type="float">
            <text:p>0</text:p>
          </table:table-cell>
          <table:table-cell table:formula="of:=IF([Data.G303]=[Keys.J303];1;0)" office:value-type="float" office:value="0" calcext:value-type="float">
            <text:p>0</text:p>
          </table:table-cell>
          <table:table-cell table:formula="of:=IF([.F303]=0;IF([Data.F303]=[Keys.J303];1;0);0)" office:value-type="float" office:value="0" calcext:value-type="float">
            <text:p>0</text:p>
          </table:table-cell>
          <table:table-cell table:formula="of:=IF([Data.G303]=[Keys.K303];1;0)" office:value-type="float" office:value="0" calcext:value-type="float">
            <text:p>0</text:p>
          </table:table-cell>
          <table:table-cell table:formula="of:=IF([.H303]=0;IF([Data.F303]=[Keys.K303];1;0);0)" office:value-type="float" office:value="0" calcext:value-type="float">
            <text:p>0</text:p>
          </table:table-cell>
          <table:table-cell table:formula="of:=IF([Data.G303]=[Keys.L303];1;0)" office:value-type="float" office:value="0" calcext:value-type="float">
            <text:p>0</text:p>
          </table:table-cell>
          <table:table-cell table:formula="of:=IF([.J303]=0;IF([Data.F303]=[Keys.L303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303];MATCH([Keys.I303];[Keys.$D$2:.$D$9];0))" office:value-type="float" office:value="0" calcext:value-type="float">
            <text:p>0</text:p>
          </table:table-cell>
          <table:table-cell table:formula="of:=[.S303]" office:value-type="float" office:value="0" calcext:value-type="float">
            <text:p>0</text:p>
          </table:table-cell>
          <table:table-cell table:formula="of:=INDEX([Data.$K$2:.$R$359];[Keys.$M303];MATCH([Keys.J303];[Keys.$D$2:.$D$9];0))" office:value-type="float" office:value="1" calcext:value-type="float">
            <text:p>1</text:p>
          </table:table-cell>
          <table:table-cell table:formula="of:=[.U303]" office:value-type="float" office:value="1" calcext:value-type="float">
            <text:p>1</text:p>
          </table:table-cell>
          <table:table-cell table:formula="of:=INDEX([Data.$K$2:.$R$359];[Keys.$M303];MATCH([Keys.K303];[Keys.$D$2:.$D$9];0))" office:value-type="float" office:value="0" calcext:value-type="float">
            <text:p>0</text:p>
          </table:table-cell>
          <table:table-cell table:formula="of:=[.W303]" office:value-type="float" office:value="0" calcext:value-type="float">
            <text:p>0</text:p>
          </table:table-cell>
          <table:table-cell table:formula="of:=INDEX([Data.$K$2:.$R$359];[Keys.$M303];MATCH([Keys.L303];[Keys.$D$2:.$D$9];0))" office:value-type="float" office:value="0" calcext:value-type="float">
            <text:p>0</text:p>
          </table:table-cell>
          <table:table-cell table:formula="of:=[.Y303]" office:value-type="float" office:value="0" calcext:value-type="float">
            <text:p>0</text:p>
          </table:table-cell>
          <table:table-cell table:formula="of:=IF([Data.Z303]=&quot;True&quot;;&quot;Challenged&quot;;IF([Data.AA30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03]+[Data.T30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03]+[Data.V30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989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Data.G304]=[Keys.$A$10];1;0)" office:value-type="float" office:value="0" calcext:value-type="float">
            <text:p>0</text:p>
          </table:table-cell>
          <table:table-cell table:formula="of:=IF([.B304]=0;IF([Data.F304]=[Keys.$A$10];1;0);0)" office:value-type="float" office:value="0" calcext:value-type="float">
            <text:p>0</text:p>
          </table:table-cell>
          <table:table-cell table:formula="of:=IF([Data.G304]=[Keys.I304];1;0)" office:value-type="float" office:value="0" calcext:value-type="float">
            <text:p>0</text:p>
          </table:table-cell>
          <table:table-cell table:formula="of:=IF([.D304]=0;IF([Data.F304]=[Keys.I304];1;0);0)" office:value-type="float" office:value="0" calcext:value-type="float">
            <text:p>0</text:p>
          </table:table-cell>
          <table:table-cell table:formula="of:=IF([Data.G304]=[Keys.J304];1;0)" office:value-type="float" office:value="0" calcext:value-type="float">
            <text:p>0</text:p>
          </table:table-cell>
          <table:table-cell table:formula="of:=IF([.F304]=0;IF([Data.F304]=[Keys.J304];1;0);0)" office:value-type="float" office:value="0" calcext:value-type="float">
            <text:p>0</text:p>
          </table:table-cell>
          <table:table-cell table:formula="of:=IF([Data.G304]=[Keys.K304];1;0)" office:value-type="float" office:value="0" calcext:value-type="float">
            <text:p>0</text:p>
          </table:table-cell>
          <table:table-cell table:formula="of:=IF([.H304]=0;IF([Data.F304]=[Keys.K304];1;0);0)" office:value-type="float" office:value="0" calcext:value-type="float">
            <text:p>0</text:p>
          </table:table-cell>
          <table:table-cell table:formula="of:=IF([Data.G304]=[Keys.L304];1;0)" office:value-type="float" office:value="0" calcext:value-type="float">
            <text:p>0</text:p>
          </table:table-cell>
          <table:table-cell table:formula="of:=IF([.J304]=0;IF([Data.F304]=[Keys.L30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04];MATCH([Keys.I304];[Keys.$D$2:.$D$9];0))" office:value-type="float" office:value="0" calcext:value-type="float">
            <text:p>0</text:p>
          </table:table-cell>
          <table:table-cell table:formula="of:=[.S304]" office:value-type="float" office:value="0" calcext:value-type="float">
            <text:p>0</text:p>
          </table:table-cell>
          <table:table-cell table:formula="of:=INDEX([Data.$K$2:.$R$359];[Keys.$M304];MATCH([Keys.J304];[Keys.$D$2:.$D$9];0))" office:value-type="float" office:value="0" calcext:value-type="float">
            <text:p>0</text:p>
          </table:table-cell>
          <table:table-cell table:formula="of:=[.U304]" office:value-type="float" office:value="0" calcext:value-type="float">
            <text:p>0</text:p>
          </table:table-cell>
          <table:table-cell table:formula="of:=INDEX([Data.$K$2:.$R$359];[Keys.$M304];MATCH([Keys.K304];[Keys.$D$2:.$D$9];0))" office:value-type="float" office:value="0" calcext:value-type="float">
            <text:p>0</text:p>
          </table:table-cell>
          <table:table-cell table:formula="of:=[.W304]" office:value-type="float" office:value="0" calcext:value-type="float">
            <text:p>0</text:p>
          </table:table-cell>
          <table:table-cell table:formula="of:=INDEX([Data.$K$2:.$R$359];[Keys.$M304];MATCH([Keys.L304];[Keys.$D$2:.$D$9];0))" office:value-type="float" office:value="0" calcext:value-type="float">
            <text:p>0</text:p>
          </table:table-cell>
          <table:table-cell table:formula="of:=[.Y304]" office:value-type="float" office:value="0" calcext:value-type="float">
            <text:p>0</text:p>
          </table:table-cell>
          <table:table-cell table:formula="of:=IF([Data.Z304]=&quot;True&quot;;&quot;Challenged&quot;;IF([Data.AA30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04]+[Data.T30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04]+[Data.V30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989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Data.G305]=[Keys.$A$10];1;0)" office:value-type="float" office:value="0" calcext:value-type="float">
            <text:p>0</text:p>
          </table:table-cell>
          <table:table-cell table:formula="of:=IF([.B305]=0;IF([Data.F305]=[Keys.$A$10];1;0);0)" office:value-type="float" office:value="0" calcext:value-type="float">
            <text:p>0</text:p>
          </table:table-cell>
          <table:table-cell table:formula="of:=IF([Data.G305]=[Keys.I305];1;0)" office:value-type="float" office:value="0" calcext:value-type="float">
            <text:p>0</text:p>
          </table:table-cell>
          <table:table-cell table:formula="of:=IF([.D305]=0;IF([Data.F305]=[Keys.I305];1;0);0)" office:value-type="float" office:value="0" calcext:value-type="float">
            <text:p>0</text:p>
          </table:table-cell>
          <table:table-cell table:formula="of:=IF([Data.G305]=[Keys.J305];1;0)" office:value-type="float" office:value="1" calcext:value-type="float">
            <text:p>1</text:p>
          </table:table-cell>
          <table:table-cell table:formula="of:=IF([.F305]=0;IF([Data.F305]=[Keys.J305];1;0);0)" office:value-type="float" office:value="0" calcext:value-type="float">
            <text:p>0</text:p>
          </table:table-cell>
          <table:table-cell table:formula="of:=IF([Data.G305]=[Keys.K305];1;0)" office:value-type="float" office:value="0" calcext:value-type="float">
            <text:p>0</text:p>
          </table:table-cell>
          <table:table-cell table:formula="of:=IF([.H305]=0;IF([Data.F305]=[Keys.K305];1;0);0)" office:value-type="float" office:value="0" calcext:value-type="float">
            <text:p>0</text:p>
          </table:table-cell>
          <table:table-cell table:formula="of:=IF([Data.G305]=[Keys.L305];1;0)" office:value-type="float" office:value="0" calcext:value-type="float">
            <text:p>0</text:p>
          </table:table-cell>
          <table:table-cell table:formula="of:=IF([.J305]=0;IF([Data.F305]=[Keys.L30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05];MATCH([Keys.I305];[Keys.$D$2:.$D$9];0))" office:value-type="float" office:value="0" calcext:value-type="float">
            <text:p>0</text:p>
          </table:table-cell>
          <table:table-cell table:formula="of:=[.S305]" office:value-type="float" office:value="0" calcext:value-type="float">
            <text:p>0</text:p>
          </table:table-cell>
          <table:table-cell table:formula="of:=INDEX([Data.$K$2:.$R$359];[Keys.$M305];MATCH([Keys.J305];[Keys.$D$2:.$D$9];0))" office:value-type="float" office:value="2" calcext:value-type="float">
            <text:p>2</text:p>
          </table:table-cell>
          <table:table-cell table:formula="of:=[.U305]" office:value-type="float" office:value="2" calcext:value-type="float">
            <text:p>2</text:p>
          </table:table-cell>
          <table:table-cell table:formula="of:=INDEX([Data.$K$2:.$R$359];[Keys.$M305];MATCH([Keys.K305];[Keys.$D$2:.$D$9];0))" office:value-type="float" office:value="0" calcext:value-type="float">
            <text:p>0</text:p>
          </table:table-cell>
          <table:table-cell table:formula="of:=[.W305]" office:value-type="float" office:value="0" calcext:value-type="float">
            <text:p>0</text:p>
          </table:table-cell>
          <table:table-cell table:formula="of:=INDEX([Data.$K$2:.$R$359];[Keys.$M305];MATCH([Keys.L305];[Keys.$D$2:.$D$9];0))" office:value-type="float" office:value="2" calcext:value-type="float">
            <text:p>2</text:p>
          </table:table-cell>
          <table:table-cell table:formula="of:=[.Y305]" office:value-type="float" office:value="2" calcext:value-type="float">
            <text:p>2</text:p>
          </table:table-cell>
          <table:table-cell table:formula="of:=IF([Data.Z305]=&quot;True&quot;;&quot;Challenged&quot;;IF([Data.AA305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05]+[Data.T30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05]+[Data.V30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989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IF([Data.G306]=[Keys.$A$10];1;0)" office:value-type="float" office:value="0" calcext:value-type="float">
            <text:p>0</text:p>
          </table:table-cell>
          <table:table-cell table:formula="of:=IF([.B306]=0;IF([Data.F306]=[Keys.$A$10];1;0);0)" office:value-type="float" office:value="0" calcext:value-type="float">
            <text:p>0</text:p>
          </table:table-cell>
          <table:table-cell table:formula="of:=IF([Data.G306]=[Keys.I306];1;0)" office:value-type="float" office:value="0" calcext:value-type="float">
            <text:p>0</text:p>
          </table:table-cell>
          <table:table-cell table:formula="of:=IF([.D306]=0;IF([Data.F306]=[Keys.I306];1;0);0)" office:value-type="float" office:value="0" calcext:value-type="float">
            <text:p>0</text:p>
          </table:table-cell>
          <table:table-cell table:formula="of:=IF([Data.G306]=[Keys.J306];1;0)" office:value-type="float" office:value="0" calcext:value-type="float">
            <text:p>0</text:p>
          </table:table-cell>
          <table:table-cell table:formula="of:=IF([.F306]=0;IF([Data.F306]=[Keys.J306];1;0);0)" office:value-type="float" office:value="0" calcext:value-type="float">
            <text:p>0</text:p>
          </table:table-cell>
          <table:table-cell table:formula="of:=IF([Data.G306]=[Keys.K306];1;0)" office:value-type="float" office:value="0" calcext:value-type="float">
            <text:p>0</text:p>
          </table:table-cell>
          <table:table-cell table:formula="of:=IF([.H306]=0;IF([Data.F306]=[Keys.K306];1;0);0)" office:value-type="float" office:value="1" calcext:value-type="float">
            <text:p>1</text:p>
          </table:table-cell>
          <table:table-cell table:formula="of:=IF([Data.G306]=[Keys.L306];1;0)" office:value-type="float" office:value="0" calcext:value-type="float">
            <text:p>0</text:p>
          </table:table-cell>
          <table:table-cell table:formula="of:=IF([.J306]=0;IF([Data.F306]=[Keys.L306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306];MATCH([Keys.I306];[Keys.$D$2:.$D$9];0))" office:value-type="float" office:value="0" calcext:value-type="float">
            <text:p>0</text:p>
          </table:table-cell>
          <table:table-cell table:formula="of:=[.S306]" office:value-type="float" office:value="0" calcext:value-type="float">
            <text:p>0</text:p>
          </table:table-cell>
          <table:table-cell table:formula="of:=INDEX([Data.$K$2:.$R$359];[Keys.$M306];MATCH([Keys.J306];[Keys.$D$2:.$D$9];0))" office:value-type="float" office:value="0" calcext:value-type="float">
            <text:p>0</text:p>
          </table:table-cell>
          <table:table-cell table:formula="of:=[.U306]" office:value-type="float" office:value="0" calcext:value-type="float">
            <text:p>0</text:p>
          </table:table-cell>
          <table:table-cell table:formula="of:=INDEX([Data.$K$2:.$R$359];[Keys.$M306];MATCH([Keys.K306];[Keys.$D$2:.$D$9];0))" office:value-type="float" office:value="2" calcext:value-type="float">
            <text:p>2</text:p>
          </table:table-cell>
          <table:table-cell table:formula="of:=[.W306]" office:value-type="float" office:value="2" calcext:value-type="float">
            <text:p>2</text:p>
          </table:table-cell>
          <table:table-cell table:formula="of:=INDEX([Data.$K$2:.$R$359];[Keys.$M306];MATCH([Keys.L306];[Keys.$D$2:.$D$9];0))" office:value-type="float" office:value="1" calcext:value-type="float">
            <text:p>1</text:p>
          </table:table-cell>
          <table:table-cell table:formula="of:=[.Y306]" office:value-type="float" office:value="1" calcext:value-type="float">
            <text:p>1</text:p>
          </table:table-cell>
          <table:table-cell table:formula="of:=IF([Data.Z306]=&quot;True&quot;;&quot;Challenged&quot;;IF([Data.AA30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2" calcext:value-type="float">
            <text:p>2</text:p>
          </table:table-cell>
          <table:table-cell table:formula="of:=[.AB306]+[Data.T30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D306]+[Data.V30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989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formula="of:=IF([Data.G307]=[Keys.$A$10];1;0)" office:value-type="float" office:value="0" calcext:value-type="float">
            <text:p>0</text:p>
          </table:table-cell>
          <table:table-cell table:formula="of:=IF([.B307]=0;IF([Data.F307]=[Keys.$A$10];1;0);0)" office:value-type="float" office:value="0" calcext:value-type="float">
            <text:p>0</text:p>
          </table:table-cell>
          <table:table-cell table:formula="of:=IF([Data.G307]=[Keys.I307];1;0)" office:value-type="float" office:value="0" calcext:value-type="float">
            <text:p>0</text:p>
          </table:table-cell>
          <table:table-cell table:formula="of:=IF([.D307]=0;IF([Data.F307]=[Keys.I307];1;0);0)" office:value-type="float" office:value="0" calcext:value-type="float">
            <text:p>0</text:p>
          </table:table-cell>
          <table:table-cell table:formula="of:=IF([Data.G307]=[Keys.J307];1;0)" office:value-type="float" office:value="0" calcext:value-type="float">
            <text:p>0</text:p>
          </table:table-cell>
          <table:table-cell table:formula="of:=IF([.F307]=0;IF([Data.F307]=[Keys.J307];1;0);0)" office:value-type="float" office:value="0" calcext:value-type="float">
            <text:p>0</text:p>
          </table:table-cell>
          <table:table-cell table:formula="of:=IF([Data.G307]=[Keys.K307];1;0)" office:value-type="float" office:value="0" calcext:value-type="float">
            <text:p>0</text:p>
          </table:table-cell>
          <table:table-cell table:formula="of:=IF([.H307]=0;IF([Data.F307]=[Keys.K307];1;0);0)" office:value-type="float" office:value="0" calcext:value-type="float">
            <text:p>0</text:p>
          </table:table-cell>
          <table:table-cell table:formula="of:=IF([Data.G307]=[Keys.L307];1;0)" office:value-type="float" office:value="0" calcext:value-type="float">
            <text:p>0</text:p>
          </table:table-cell>
          <table:table-cell table:formula="of:=IF([.J307]=0;IF([Data.F307]=[Keys.L30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07];MATCH([Keys.I307];[Keys.$D$2:.$D$9];0))" office:value-type="float" office:value="0" calcext:value-type="float">
            <text:p>0</text:p>
          </table:table-cell>
          <table:table-cell table:formula="of:=[.S307]" office:value-type="float" office:value="0" calcext:value-type="float">
            <text:p>0</text:p>
          </table:table-cell>
          <table:table-cell table:formula="of:=INDEX([Data.$K$2:.$R$359];[Keys.$M307];MATCH([Keys.J307];[Keys.$D$2:.$D$9];0))" office:value-type="float" office:value="0" calcext:value-type="float">
            <text:p>0</text:p>
          </table:table-cell>
          <table:table-cell table:formula="of:=[.U307]" office:value-type="float" office:value="0" calcext:value-type="float">
            <text:p>0</text:p>
          </table:table-cell>
          <table:table-cell table:formula="of:=INDEX([Data.$K$2:.$R$359];[Keys.$M307];MATCH([Keys.K307];[Keys.$D$2:.$D$9];0))" office:value-type="float" office:value="0" calcext:value-type="float">
            <text:p>0</text:p>
          </table:table-cell>
          <table:table-cell table:formula="of:=[.W307]" office:value-type="float" office:value="0" calcext:value-type="float">
            <text:p>0</text:p>
          </table:table-cell>
          <table:table-cell table:formula="of:=INDEX([Data.$K$2:.$R$359];[Keys.$M307];MATCH([Keys.L307];[Keys.$D$2:.$D$9];0))" office:value-type="float" office:value="0" calcext:value-type="float">
            <text:p>0</text:p>
          </table:table-cell>
          <table:table-cell table:formula="of:=[.Y307]" office:value-type="float" office:value="0" calcext:value-type="float">
            <text:p>0</text:p>
          </table:table-cell>
          <table:table-cell table:formula="of:=IF([Data.Z307]=&quot;True&quot;;&quot;Challenged&quot;;IF([Data.AA307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07]+[Data.T30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307]+[Data.V307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989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IF([Data.G308]=[Keys.$A$10];1;0)" office:value-type="float" office:value="0" calcext:value-type="float">
            <text:p>0</text:p>
          </table:table-cell>
          <table:table-cell table:formula="of:=IF([.B308]=0;IF([Data.F308]=[Keys.$A$10];1;0);0)" office:value-type="float" office:value="0" calcext:value-type="float">
            <text:p>0</text:p>
          </table:table-cell>
          <table:table-cell table:formula="of:=IF([Data.G308]=[Keys.I308];1;0)" office:value-type="float" office:value="0" calcext:value-type="float">
            <text:p>0</text:p>
          </table:table-cell>
          <table:table-cell table:formula="of:=IF([.D308]=0;IF([Data.F308]=[Keys.I308];1;0);0)" office:value-type="float" office:value="0" calcext:value-type="float">
            <text:p>0</text:p>
          </table:table-cell>
          <table:table-cell table:formula="of:=IF([Data.G308]=[Keys.J308];1;0)" office:value-type="float" office:value="0" calcext:value-type="float">
            <text:p>0</text:p>
          </table:table-cell>
          <table:table-cell table:formula="of:=IF([.F308]=0;IF([Data.F308]=[Keys.J308];1;0);0)" office:value-type="float" office:value="0" calcext:value-type="float">
            <text:p>0</text:p>
          </table:table-cell>
          <table:table-cell table:formula="of:=IF([Data.G308]=[Keys.K308];1;0)" office:value-type="float" office:value="0" calcext:value-type="float">
            <text:p>0</text:p>
          </table:table-cell>
          <table:table-cell table:formula="of:=IF([.H308]=0;IF([Data.F308]=[Keys.K308];1;0);0)" office:value-type="float" office:value="0" calcext:value-type="float">
            <text:p>0</text:p>
          </table:table-cell>
          <table:table-cell table:formula="of:=IF([Data.G308]=[Keys.L308];1;0)" office:value-type="float" office:value="0" calcext:value-type="float">
            <text:p>0</text:p>
          </table:table-cell>
          <table:table-cell table:formula="of:=IF([.J308]=0;IF([Data.F308]=[Keys.L30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08];MATCH([Keys.I308];[Keys.$D$2:.$D$9];0))" office:value-type="float" office:value="0" calcext:value-type="float">
            <text:p>0</text:p>
          </table:table-cell>
          <table:table-cell table:formula="of:=[.S308]" office:value-type="float" office:value="0" calcext:value-type="float">
            <text:p>0</text:p>
          </table:table-cell>
          <table:table-cell table:formula="of:=INDEX([Data.$K$2:.$R$359];[Keys.$M308];MATCH([Keys.J308];[Keys.$D$2:.$D$9];0))" office:value-type="float" office:value="0" calcext:value-type="float">
            <text:p>0</text:p>
          </table:table-cell>
          <table:table-cell table:formula="of:=[.U308]" office:value-type="float" office:value="0" calcext:value-type="float">
            <text:p>0</text:p>
          </table:table-cell>
          <table:table-cell table:formula="of:=INDEX([Data.$K$2:.$R$359];[Keys.$M308];MATCH([Keys.K308];[Keys.$D$2:.$D$9];0))" office:value-type="float" office:value="0" calcext:value-type="float">
            <text:p>0</text:p>
          </table:table-cell>
          <table:table-cell table:formula="of:=[.W308]" office:value-type="float" office:value="0" calcext:value-type="float">
            <text:p>0</text:p>
          </table:table-cell>
          <table:table-cell table:formula="of:=INDEX([Data.$K$2:.$R$359];[Keys.$M308];MATCH([Keys.L308];[Keys.$D$2:.$D$9];0))" office:value-type="float" office:value="0" calcext:value-type="float">
            <text:p>0</text:p>
          </table:table-cell>
          <table:table-cell table:formula="of:=[.Y308]" office:value-type="float" office:value="0" calcext:value-type="float">
            <text:p>0</text:p>
          </table:table-cell>
          <table:table-cell table:formula="of:=IF([Data.Z308]=&quot;True&quot;;&quot;Challenged&quot;;IF([Data.AA308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08]+[Data.T30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08]+[Data.V30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989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IF([Data.G309]=[Keys.$A$10];1;0)" office:value-type="float" office:value="0" calcext:value-type="float">
            <text:p>0</text:p>
          </table:table-cell>
          <table:table-cell table:formula="of:=IF([.B309]=0;IF([Data.F309]=[Keys.$A$10];1;0);0)" office:value-type="float" office:value="0" calcext:value-type="float">
            <text:p>0</text:p>
          </table:table-cell>
          <table:table-cell table:formula="of:=IF([Data.G309]=[Keys.I309];1;0)" office:value-type="float" office:value="0" calcext:value-type="float">
            <text:p>0</text:p>
          </table:table-cell>
          <table:table-cell table:formula="of:=IF([.D309]=0;IF([Data.F309]=[Keys.I309];1;0);0)" office:value-type="float" office:value="0" calcext:value-type="float">
            <text:p>0</text:p>
          </table:table-cell>
          <table:table-cell table:formula="of:=IF([Data.G309]=[Keys.J309];1;0)" office:value-type="float" office:value="0" calcext:value-type="float">
            <text:p>0</text:p>
          </table:table-cell>
          <table:table-cell table:formula="of:=IF([.F309]=0;IF([Data.F309]=[Keys.J309];1;0);0)" office:value-type="float" office:value="0" calcext:value-type="float">
            <text:p>0</text:p>
          </table:table-cell>
          <table:table-cell table:formula="of:=IF([Data.G309]=[Keys.K309];1;0)" office:value-type="float" office:value="0" calcext:value-type="float">
            <text:p>0</text:p>
          </table:table-cell>
          <table:table-cell table:formula="of:=IF([.H309]=0;IF([Data.F309]=[Keys.K309];1;0);0)" office:value-type="float" office:value="0" calcext:value-type="float">
            <text:p>0</text:p>
          </table:table-cell>
          <table:table-cell table:formula="of:=IF([Data.G309]=[Keys.L309];1;0)" office:value-type="float" office:value="0" calcext:value-type="float">
            <text:p>0</text:p>
          </table:table-cell>
          <table:table-cell table:formula="of:=IF([.J309]=0;IF([Data.F309]=[Keys.L30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09];MATCH([Keys.I309];[Keys.$D$2:.$D$9];0))" office:value-type="float" office:value="0" calcext:value-type="float">
            <text:p>0</text:p>
          </table:table-cell>
          <table:table-cell table:formula="of:=[.S309]" office:value-type="float" office:value="0" calcext:value-type="float">
            <text:p>0</text:p>
          </table:table-cell>
          <table:table-cell table:formula="of:=INDEX([Data.$K$2:.$R$359];[Keys.$M309];MATCH([Keys.J309];[Keys.$D$2:.$D$9];0))" office:value-type="float" office:value="0" calcext:value-type="float">
            <text:p>0</text:p>
          </table:table-cell>
          <table:table-cell table:formula="of:=[.U309]" office:value-type="float" office:value="0" calcext:value-type="float">
            <text:p>0</text:p>
          </table:table-cell>
          <table:table-cell table:formula="of:=INDEX([Data.$K$2:.$R$359];[Keys.$M309];MATCH([Keys.K309];[Keys.$D$2:.$D$9];0))" office:value-type="float" office:value="1" calcext:value-type="float">
            <text:p>1</text:p>
          </table:table-cell>
          <table:table-cell table:formula="of:=[.W309]" office:value-type="float" office:value="1" calcext:value-type="float">
            <text:p>1</text:p>
          </table:table-cell>
          <table:table-cell table:formula="of:=INDEX([Data.$K$2:.$R$359];[Keys.$M309];MATCH([Keys.L309];[Keys.$D$2:.$D$9];0))" office:value-type="float" office:value="0" calcext:value-type="float">
            <text:p>0</text:p>
          </table:table-cell>
          <table:table-cell table:formula="of:=[.Y309]" office:value-type="float" office:value="0" calcext:value-type="float">
            <text:p>0</text:p>
          </table:table-cell>
          <table:table-cell table:formula="of:=IF([Data.Z309]=&quot;True&quot;;&quot;Challenged&quot;;IF([Data.AA309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09]+[Data.T30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309]+[Data.V309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989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formula="of:=IF([Data.G310]=[Keys.$A$10];1;0)" office:value-type="float" office:value="0" calcext:value-type="float">
            <text:p>0</text:p>
          </table:table-cell>
          <table:table-cell table:formula="of:=IF([.B310]=0;IF([Data.F310]=[Keys.$A$10];1;0);0)" office:value-type="float" office:value="0" calcext:value-type="float">
            <text:p>0</text:p>
          </table:table-cell>
          <table:table-cell table:formula="of:=IF([Data.G310]=[Keys.I310];1;0)" office:value-type="float" office:value="0" calcext:value-type="float">
            <text:p>0</text:p>
          </table:table-cell>
          <table:table-cell table:formula="of:=IF([.D310]=0;IF([Data.F310]=[Keys.I310];1;0);0)" office:value-type="float" office:value="0" calcext:value-type="float">
            <text:p>0</text:p>
          </table:table-cell>
          <table:table-cell table:formula="of:=IF([Data.G310]=[Keys.J310];1;0)" office:value-type="float" office:value="0" calcext:value-type="float">
            <text:p>0</text:p>
          </table:table-cell>
          <table:table-cell table:formula="of:=IF([.F310]=0;IF([Data.F310]=[Keys.J310];1;0);0)" office:value-type="float" office:value="0" calcext:value-type="float">
            <text:p>0</text:p>
          </table:table-cell>
          <table:table-cell table:formula="of:=IF([Data.G310]=[Keys.K310];1;0)" office:value-type="float" office:value="0" calcext:value-type="float">
            <text:p>0</text:p>
          </table:table-cell>
          <table:table-cell table:formula="of:=IF([.H310]=0;IF([Data.F310]=[Keys.K310];1;0);0)" office:value-type="float" office:value="0" calcext:value-type="float">
            <text:p>0</text:p>
          </table:table-cell>
          <table:table-cell table:formula="of:=IF([Data.G310]=[Keys.L310];1;0)" office:value-type="float" office:value="0" calcext:value-type="float">
            <text:p>0</text:p>
          </table:table-cell>
          <table:table-cell table:formula="of:=IF([.J310]=0;IF([Data.F310]=[Keys.L31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10];MATCH([Keys.I310];[Keys.$D$2:.$D$9];0))" office:value-type="float" office:value="0" calcext:value-type="float">
            <text:p>0</text:p>
          </table:table-cell>
          <table:table-cell table:formula="of:=[.S310]" office:value-type="float" office:value="0" calcext:value-type="float">
            <text:p>0</text:p>
          </table:table-cell>
          <table:table-cell table:formula="of:=INDEX([Data.$K$2:.$R$359];[Keys.$M310];MATCH([Keys.J310];[Keys.$D$2:.$D$9];0))" office:value-type="float" office:value="0" calcext:value-type="float">
            <text:p>0</text:p>
          </table:table-cell>
          <table:table-cell table:formula="of:=[.U310]" office:value-type="float" office:value="0" calcext:value-type="float">
            <text:p>0</text:p>
          </table:table-cell>
          <table:table-cell table:formula="of:=INDEX([Data.$K$2:.$R$359];[Keys.$M310];MATCH([Keys.K310];[Keys.$D$2:.$D$9];0))" office:value-type="float" office:value="0" calcext:value-type="float">
            <text:p>0</text:p>
          </table:table-cell>
          <table:table-cell table:formula="of:=[.W310]" office:value-type="float" office:value="0" calcext:value-type="float">
            <text:p>0</text:p>
          </table:table-cell>
          <table:table-cell table:formula="of:=INDEX([Data.$K$2:.$R$359];[Keys.$M310];MATCH([Keys.L310];[Keys.$D$2:.$D$9];0))" office:value-type="float" office:value="0" calcext:value-type="float">
            <text:p>0</text:p>
          </table:table-cell>
          <table:table-cell table:formula="of:=[.Y310]" office:value-type="float" office:value="0" calcext:value-type="float">
            <text:p>0</text:p>
          </table:table-cell>
          <table:table-cell table:formula="of:=IF([Data.Z310]=&quot;True&quot;;&quot;Challenged&quot;;IF([Data.AA31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10]+[Data.T3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10]+[Data.V31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989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formula="of:=IF([Data.G311]=[Keys.$A$10];1;0)" office:value-type="float" office:value="0" calcext:value-type="float">
            <text:p>0</text:p>
          </table:table-cell>
          <table:table-cell table:formula="of:=IF([.B311]=0;IF([Data.F311]=[Keys.$A$10];1;0);0)" office:value-type="float" office:value="0" calcext:value-type="float">
            <text:p>0</text:p>
          </table:table-cell>
          <table:table-cell table:formula="of:=IF([Data.G311]=[Keys.I311];1;0)" office:value-type="float" office:value="0" calcext:value-type="float">
            <text:p>0</text:p>
          </table:table-cell>
          <table:table-cell table:formula="of:=IF([.D311]=0;IF([Data.F311]=[Keys.I311];1;0);0)" office:value-type="float" office:value="0" calcext:value-type="float">
            <text:p>0</text:p>
          </table:table-cell>
          <table:table-cell table:formula="of:=IF([Data.G311]=[Keys.J311];1;0)" office:value-type="float" office:value="0" calcext:value-type="float">
            <text:p>0</text:p>
          </table:table-cell>
          <table:table-cell table:formula="of:=IF([.F311]=0;IF([Data.F311]=[Keys.J311];1;0);0)" office:value-type="float" office:value="1" calcext:value-type="float">
            <text:p>1</text:p>
          </table:table-cell>
          <table:table-cell table:formula="of:=IF([Data.G311]=[Keys.K311];1;0)" office:value-type="float" office:value="0" calcext:value-type="float">
            <text:p>0</text:p>
          </table:table-cell>
          <table:table-cell table:formula="of:=IF([.H311]=0;IF([Data.F311]=[Keys.K311];1;0);0)" office:value-type="float" office:value="0" calcext:value-type="float">
            <text:p>0</text:p>
          </table:table-cell>
          <table:table-cell table:formula="of:=IF([Data.G311]=[Keys.L311];1;0)" office:value-type="float" office:value="0" calcext:value-type="float">
            <text:p>0</text:p>
          </table:table-cell>
          <table:table-cell table:formula="of:=IF([.J311]=0;IF([Data.F311]=[Keys.L31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11];MATCH([Keys.I311];[Keys.$D$2:.$D$9];0))" office:value-type="float" office:value="2" calcext:value-type="float">
            <text:p>2</text:p>
          </table:table-cell>
          <table:table-cell table:formula="of:=[.S311]" office:value-type="float" office:value="2" calcext:value-type="float">
            <text:p>2</text:p>
          </table:table-cell>
          <table:table-cell table:formula="of:=INDEX([Data.$K$2:.$R$359];[Keys.$M311];MATCH([Keys.J311];[Keys.$D$2:.$D$9];0))" office:value-type="float" office:value="2" calcext:value-type="float">
            <text:p>2</text:p>
          </table:table-cell>
          <table:table-cell table:formula="of:=[.U311]" office:value-type="float" office:value="2" calcext:value-type="float">
            <text:p>2</text:p>
          </table:table-cell>
          <table:table-cell table:formula="of:=INDEX([Data.$K$2:.$R$359];[Keys.$M311];MATCH([Keys.K311];[Keys.$D$2:.$D$9];0))" office:value-type="float" office:value="1" calcext:value-type="float">
            <text:p>1</text:p>
          </table:table-cell>
          <table:table-cell table:formula="of:=[.W311]" office:value-type="float" office:value="1" calcext:value-type="float">
            <text:p>1</text:p>
          </table:table-cell>
          <table:table-cell table:formula="of:=INDEX([Data.$K$2:.$R$359];[Keys.$M311];MATCH([Keys.L311];[Keys.$D$2:.$D$9];0))" office:value-type="float" office:value="0" calcext:value-type="float">
            <text:p>0</text:p>
          </table:table-cell>
          <table:table-cell table:formula="of:=[.Y311]" office:value-type="float" office:value="0" calcext:value-type="float">
            <text:p>0</text:p>
          </table:table-cell>
          <table:table-cell table:formula="of:=IF([Data.Z311]=&quot;True&quot;;&quot;Challenged&quot;;IF([Data.AA311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11]+[Data.T3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11]+[Data.V31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989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formula="of:=IF([Data.G312]=[Keys.$A$10];1;0)" office:value-type="float" office:value="0" calcext:value-type="float">
            <text:p>0</text:p>
          </table:table-cell>
          <table:table-cell table:formula="of:=IF([.B312]=0;IF([Data.F312]=[Keys.$A$10];1;0);0)" office:value-type="float" office:value="0" calcext:value-type="float">
            <text:p>0</text:p>
          </table:table-cell>
          <table:table-cell table:formula="of:=IF([Data.G312]=[Keys.I312];1;0)" office:value-type="float" office:value="0" calcext:value-type="float">
            <text:p>0</text:p>
          </table:table-cell>
          <table:table-cell table:formula="of:=IF([.D312]=0;IF([Data.F312]=[Keys.I312];1;0);0)" office:value-type="float" office:value="0" calcext:value-type="float">
            <text:p>0</text:p>
          </table:table-cell>
          <table:table-cell table:formula="of:=IF([Data.G312]=[Keys.J312];1;0)" office:value-type="float" office:value="0" calcext:value-type="float">
            <text:p>0</text:p>
          </table:table-cell>
          <table:table-cell table:formula="of:=IF([.F312]=0;IF([Data.F312]=[Keys.J312];1;0);0)" office:value-type="float" office:value="0" calcext:value-type="float">
            <text:p>0</text:p>
          </table:table-cell>
          <table:table-cell table:formula="of:=IF([Data.G312]=[Keys.K312];1;0)" office:value-type="float" office:value="0" calcext:value-type="float">
            <text:p>0</text:p>
          </table:table-cell>
          <table:table-cell table:formula="of:=IF([.H312]=0;IF([Data.F312]=[Keys.K312];1;0);0)" office:value-type="float" office:value="0" calcext:value-type="float">
            <text:p>0</text:p>
          </table:table-cell>
          <table:table-cell table:formula="of:=IF([Data.G312]=[Keys.L312];1;0)" office:value-type="float" office:value="0" calcext:value-type="float">
            <text:p>0</text:p>
          </table:table-cell>
          <table:table-cell table:formula="of:=IF([.J312]=0;IF([Data.F312]=[Keys.L31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12];MATCH([Keys.I312];[Keys.$D$2:.$D$9];0))" office:value-type="float" office:value="0" calcext:value-type="float">
            <text:p>0</text:p>
          </table:table-cell>
          <table:table-cell table:formula="of:=[.S312]" office:value-type="float" office:value="0" calcext:value-type="float">
            <text:p>0</text:p>
          </table:table-cell>
          <table:table-cell table:formula="of:=INDEX([Data.$K$2:.$R$359];[Keys.$M312];MATCH([Keys.J312];[Keys.$D$2:.$D$9];0))" office:value-type="float" office:value="0" calcext:value-type="float">
            <text:p>0</text:p>
          </table:table-cell>
          <table:table-cell table:formula="of:=[.U312]" office:value-type="float" office:value="0" calcext:value-type="float">
            <text:p>0</text:p>
          </table:table-cell>
          <table:table-cell table:formula="of:=INDEX([Data.$K$2:.$R$359];[Keys.$M312];MATCH([Keys.K312];[Keys.$D$2:.$D$9];0))" office:value-type="float" office:value="0" calcext:value-type="float">
            <text:p>0</text:p>
          </table:table-cell>
          <table:table-cell table:formula="of:=[.W312]" office:value-type="float" office:value="0" calcext:value-type="float">
            <text:p>0</text:p>
          </table:table-cell>
          <table:table-cell table:formula="of:=INDEX([Data.$K$2:.$R$359];[Keys.$M312];MATCH([Keys.L312];[Keys.$D$2:.$D$9];0))" office:value-type="float" office:value="1" calcext:value-type="float">
            <text:p>1</text:p>
          </table:table-cell>
          <table:table-cell table:formula="of:=[.Y312]" office:value-type="float" office:value="1" calcext:value-type="float">
            <text:p>1</text:p>
          </table:table-cell>
          <table:table-cell table:formula="of:=IF([Data.Z312]=&quot;True&quot;;&quot;Challenged&quot;;IF([Data.AA312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12]+[Data.T3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12]+[Data.V3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989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formula="of:=IF([Data.G313]=[Keys.$A$10];1;0)" office:value-type="float" office:value="1" calcext:value-type="float">
            <text:p>1</text:p>
          </table:table-cell>
          <table:table-cell table:formula="of:=IF([.B313]=0;IF([Data.F313]=[Keys.$A$10];1;0);0)" office:value-type="float" office:value="0" calcext:value-type="float">
            <text:p>0</text:p>
          </table:table-cell>
          <table:table-cell table:formula="of:=IF([Data.G313]=[Keys.I313];1;0)" office:value-type="float" office:value="0" calcext:value-type="float">
            <text:p>0</text:p>
          </table:table-cell>
          <table:table-cell table:formula="of:=IF([.D313]=0;IF([Data.F313]=[Keys.I313];1;0);0)" office:value-type="float" office:value="0" calcext:value-type="float">
            <text:p>0</text:p>
          </table:table-cell>
          <table:table-cell table:formula="of:=IF([Data.G313]=[Keys.J313];1;0)" office:value-type="float" office:value="0" calcext:value-type="float">
            <text:p>0</text:p>
          </table:table-cell>
          <table:table-cell table:formula="of:=IF([.F313]=0;IF([Data.F313]=[Keys.J313];1;0);0)" office:value-type="float" office:value="0" calcext:value-type="float">
            <text:p>0</text:p>
          </table:table-cell>
          <table:table-cell table:formula="of:=IF([Data.G313]=[Keys.K313];1;0)" office:value-type="float" office:value="0" calcext:value-type="float">
            <text:p>0</text:p>
          </table:table-cell>
          <table:table-cell table:formula="of:=IF([.H313]=0;IF([Data.F313]=[Keys.K313];1;0);0)" office:value-type="float" office:value="0" calcext:value-type="float">
            <text:p>0</text:p>
          </table:table-cell>
          <table:table-cell table:formula="of:=IF([Data.G313]=[Keys.L313];1;0)" office:value-type="float" office:value="0" calcext:value-type="float">
            <text:p>0</text:p>
          </table:table-cell>
          <table:table-cell table:formula="of:=IF([.J313]=0;IF([Data.F313]=[Keys.L313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313];MATCH([Keys.I313];[Keys.$D$2:.$D$9];0))" office:value-type="float" office:value="0" calcext:value-type="float">
            <text:p>0</text:p>
          </table:table-cell>
          <table:table-cell table:formula="of:=[.S313]" office:value-type="float" office:value="0" calcext:value-type="float">
            <text:p>0</text:p>
          </table:table-cell>
          <table:table-cell table:formula="of:=INDEX([Data.$K$2:.$R$359];[Keys.$M313];MATCH([Keys.J313];[Keys.$D$2:.$D$9];0))" office:value-type="float" office:value="0" calcext:value-type="float">
            <text:p>0</text:p>
          </table:table-cell>
          <table:table-cell table:formula="of:=[.U313]" office:value-type="float" office:value="0" calcext:value-type="float">
            <text:p>0</text:p>
          </table:table-cell>
          <table:table-cell table:formula="of:=INDEX([Data.$K$2:.$R$359];[Keys.$M313];MATCH([Keys.K313];[Keys.$D$2:.$D$9];0))" office:value-type="float" office:value="0" calcext:value-type="float">
            <text:p>0</text:p>
          </table:table-cell>
          <table:table-cell table:formula="of:=[.W313]" office:value-type="float" office:value="0" calcext:value-type="float">
            <text:p>0</text:p>
          </table:table-cell>
          <table:table-cell table:formula="of:=INDEX([Data.$K$2:.$R$359];[Keys.$M313];MATCH([Keys.L313];[Keys.$D$2:.$D$9];0))" office:value-type="float" office:value="0" calcext:value-type="float">
            <text:p>0</text:p>
          </table:table-cell>
          <table:table-cell table:formula="of:=[.Y313]" office:value-type="float" office:value="0" calcext:value-type="float">
            <text:p>0</text:p>
          </table:table-cell>
          <table:table-cell table:formula="of:=IF([Data.Z313]=&quot;True&quot;;&quot;Challenged&quot;;IF([Data.AA31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13]+[Data.T3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13]+[Data.V31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989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formula="of:=IF([Data.G314]=[Keys.$A$10];1;0)" office:value-type="float" office:value="0" calcext:value-type="float">
            <text:p>0</text:p>
          </table:table-cell>
          <table:table-cell table:formula="of:=IF([.B314]=0;IF([Data.F314]=[Keys.$A$10];1;0);0)" office:value-type="float" office:value="1" calcext:value-type="float">
            <text:p>1</text:p>
          </table:table-cell>
          <table:table-cell table:formula="of:=IF([Data.G314]=[Keys.I314];1;0)" office:value-type="float" office:value="0" calcext:value-type="float">
            <text:p>0</text:p>
          </table:table-cell>
          <table:table-cell table:formula="of:=IF([.D314]=0;IF([Data.F314]=[Keys.I314];1;0);0)" office:value-type="float" office:value="0" calcext:value-type="float">
            <text:p>0</text:p>
          </table:table-cell>
          <table:table-cell table:formula="of:=IF([Data.G314]=[Keys.J314];1;0)" office:value-type="float" office:value="0" calcext:value-type="float">
            <text:p>0</text:p>
          </table:table-cell>
          <table:table-cell table:formula="of:=IF([.F314]=0;IF([Data.F314]=[Keys.J314];1;0);0)" office:value-type="float" office:value="0" calcext:value-type="float">
            <text:p>0</text:p>
          </table:table-cell>
          <table:table-cell table:formula="of:=IF([Data.G314]=[Keys.K314];1;0)" office:value-type="float" office:value="0" calcext:value-type="float">
            <text:p>0</text:p>
          </table:table-cell>
          <table:table-cell table:formula="of:=IF([.H314]=0;IF([Data.F314]=[Keys.K314];1;0);0)" office:value-type="float" office:value="0" calcext:value-type="float">
            <text:p>0</text:p>
          </table:table-cell>
          <table:table-cell table:formula="of:=IF([Data.G314]=[Keys.L314];1;0)" office:value-type="float" office:value="0" calcext:value-type="float">
            <text:p>0</text:p>
          </table:table-cell>
          <table:table-cell table:formula="of:=IF([.J314]=0;IF([Data.F314]=[Keys.L314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314];MATCH([Keys.I314];[Keys.$D$2:.$D$9];0))" office:value-type="float" office:value="0" calcext:value-type="float">
            <text:p>0</text:p>
          </table:table-cell>
          <table:table-cell table:formula="of:=[.S314]" office:value-type="float" office:value="0" calcext:value-type="float">
            <text:p>0</text:p>
          </table:table-cell>
          <table:table-cell table:formula="of:=INDEX([Data.$K$2:.$R$359];[Keys.$M314];MATCH([Keys.J314];[Keys.$D$2:.$D$9];0))" office:value-type="float" office:value="0" calcext:value-type="float">
            <text:p>0</text:p>
          </table:table-cell>
          <table:table-cell table:formula="of:=[.U314]" office:value-type="float" office:value="0" calcext:value-type="float">
            <text:p>0</text:p>
          </table:table-cell>
          <table:table-cell table:formula="of:=INDEX([Data.$K$2:.$R$359];[Keys.$M314];MATCH([Keys.K314];[Keys.$D$2:.$D$9];0))" office:value-type="float" office:value="0" calcext:value-type="float">
            <text:p>0</text:p>
          </table:table-cell>
          <table:table-cell table:formula="of:=[.W314]" office:value-type="float" office:value="0" calcext:value-type="float">
            <text:p>0</text:p>
          </table:table-cell>
          <table:table-cell table:formula="of:=INDEX([Data.$K$2:.$R$359];[Keys.$M314];MATCH([Keys.L314];[Keys.$D$2:.$D$9];0))" office:value-type="float" office:value="0" calcext:value-type="float">
            <text:p>0</text:p>
          </table:table-cell>
          <table:table-cell table:formula="of:=[.Y314]" office:value-type="float" office:value="0" calcext:value-type="float">
            <text:p>0</text:p>
          </table:table-cell>
          <table:table-cell table:formula="of:=IF([Data.Z314]=&quot;True&quot;;&quot;Challenged&quot;;IF([Data.AA314]=&quot;True&quot;;&quot;Scaled&quot;;&quot;None&quot;))" office:value-type="string" office:string-value="None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.AB314]+[Data.T31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314]+[Data.V31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989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formula="of:=IF([Data.G315]=[Keys.$A$10];1;0)" office:value-type="float" office:value="0" calcext:value-type="float">
            <text:p>0</text:p>
          </table:table-cell>
          <table:table-cell table:formula="of:=IF([.B315]=0;IF([Data.F315]=[Keys.$A$10];1;0);0)" office:value-type="float" office:value="0" calcext:value-type="float">
            <text:p>0</text:p>
          </table:table-cell>
          <table:table-cell table:formula="of:=IF([Data.G315]=[Keys.I315];1;0)" office:value-type="float" office:value="0" calcext:value-type="float">
            <text:p>0</text:p>
          </table:table-cell>
          <table:table-cell table:formula="of:=IF([.D315]=0;IF([Data.F315]=[Keys.I315];1;0);0)" office:value-type="float" office:value="0" calcext:value-type="float">
            <text:p>0</text:p>
          </table:table-cell>
          <table:table-cell table:formula="of:=IF([Data.G315]=[Keys.J315];1;0)" office:value-type="float" office:value="0" calcext:value-type="float">
            <text:p>0</text:p>
          </table:table-cell>
          <table:table-cell table:formula="of:=IF([.F315]=0;IF([Data.F315]=[Keys.J315];1;0);0)" office:value-type="float" office:value="0" calcext:value-type="float">
            <text:p>0</text:p>
          </table:table-cell>
          <table:table-cell table:formula="of:=IF([Data.G315]=[Keys.K315];1;0)" office:value-type="float" office:value="0" calcext:value-type="float">
            <text:p>0</text:p>
          </table:table-cell>
          <table:table-cell table:formula="of:=IF([.H315]=0;IF([Data.F315]=[Keys.K315];1;0);0)" office:value-type="float" office:value="0" calcext:value-type="float">
            <text:p>0</text:p>
          </table:table-cell>
          <table:table-cell table:formula="of:=IF([Data.G315]=[Keys.L315];1;0)" office:value-type="float" office:value="1" calcext:value-type="float">
            <text:p>1</text:p>
          </table:table-cell>
          <table:table-cell table:formula="of:=IF([.J315]=0;IF([Data.F315]=[Keys.L315];1;0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DEX([Data.$K$2:.$R$359];[Keys.$M315];MATCH([Keys.I315];[Keys.$D$2:.$D$9];0))" office:value-type="float" office:value="0" calcext:value-type="float">
            <text:p>0</text:p>
          </table:table-cell>
          <table:table-cell table:formula="of:=[.S315]" office:value-type="float" office:value="0" calcext:value-type="float">
            <text:p>0</text:p>
          </table:table-cell>
          <table:table-cell table:formula="of:=INDEX([Data.$K$2:.$R$359];[Keys.$M315];MATCH([Keys.J315];[Keys.$D$2:.$D$9];0))" office:value-type="float" office:value="1" calcext:value-type="float">
            <text:p>1</text:p>
          </table:table-cell>
          <table:table-cell table:formula="of:=[.U315]" office:value-type="float" office:value="1" calcext:value-type="float">
            <text:p>1</text:p>
          </table:table-cell>
          <table:table-cell table:formula="of:=INDEX([Data.$K$2:.$R$359];[Keys.$M315];MATCH([Keys.K315];[Keys.$D$2:.$D$9];0))" office:value-type="float" office:value="0" calcext:value-type="float">
            <text:p>0</text:p>
          </table:table-cell>
          <table:table-cell table:formula="of:=[.W315]" office:value-type="float" office:value="0" calcext:value-type="float">
            <text:p>0</text:p>
          </table:table-cell>
          <table:table-cell table:formula="of:=INDEX([Data.$K$2:.$R$359];[Keys.$M315];MATCH([Keys.L315];[Keys.$D$2:.$D$9];0))" office:value-type="float" office:value="3" calcext:value-type="float">
            <text:p>3</text:p>
          </table:table-cell>
          <table:table-cell table:formula="of:=[.Y315]" office:value-type="float" office:value="3" calcext:value-type="float">
            <text:p>3</text:p>
          </table:table-cell>
          <table:table-cell table:formula="of:=IF([Data.Z315]=&quot;True&quot;;&quot;Challenged&quot;;IF([Data.AA315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15]+[Data.T3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15]+[Data.V31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989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IF([Data.G316]=[Keys.$A$10];1;0)" office:value-type="float" office:value="0" calcext:value-type="float">
            <text:p>0</text:p>
          </table:table-cell>
          <table:table-cell table:formula="of:=IF([.B316]=0;IF([Data.F316]=[Keys.$A$10];1;0);0)" office:value-type="float" office:value="0" calcext:value-type="float">
            <text:p>0</text:p>
          </table:table-cell>
          <table:table-cell table:formula="of:=IF([Data.G316]=[Keys.I316];1;0)" office:value-type="float" office:value="0" calcext:value-type="float">
            <text:p>0</text:p>
          </table:table-cell>
          <table:table-cell table:formula="of:=IF([.D316]=0;IF([Data.F316]=[Keys.I316];1;0);0)" office:value-type="float" office:value="0" calcext:value-type="float">
            <text:p>0</text:p>
          </table:table-cell>
          <table:table-cell table:formula="of:=IF([Data.G316]=[Keys.J316];1;0)" office:value-type="float" office:value="0" calcext:value-type="float">
            <text:p>0</text:p>
          </table:table-cell>
          <table:table-cell table:formula="of:=IF([.F316]=0;IF([Data.F316]=[Keys.J316];1;0);0)" office:value-type="float" office:value="0" calcext:value-type="float">
            <text:p>0</text:p>
          </table:table-cell>
          <table:table-cell table:formula="of:=IF([Data.G316]=[Keys.K316];1;0)" office:value-type="float" office:value="0" calcext:value-type="float">
            <text:p>0</text:p>
          </table:table-cell>
          <table:table-cell table:formula="of:=IF([.H316]=0;IF([Data.F316]=[Keys.K316];1;0);0)" office:value-type="float" office:value="0" calcext:value-type="float">
            <text:p>0</text:p>
          </table:table-cell>
          <table:table-cell table:formula="of:=IF([Data.G316]=[Keys.L316];1;0)" office:value-type="float" office:value="0" calcext:value-type="float">
            <text:p>0</text:p>
          </table:table-cell>
          <table:table-cell table:formula="of:=IF([.J316]=0;IF([Data.F316]=[Keys.L31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16];MATCH([Keys.I316];[Keys.$D$2:.$D$9];0))" office:value-type="float" office:value="0" calcext:value-type="float">
            <text:p>0</text:p>
          </table:table-cell>
          <table:table-cell table:formula="of:=[.S316]" office:value-type="float" office:value="0" calcext:value-type="float">
            <text:p>0</text:p>
          </table:table-cell>
          <table:table-cell table:formula="of:=INDEX([Data.$K$2:.$R$359];[Keys.$M316];MATCH([Keys.J316];[Keys.$D$2:.$D$9];0))" office:value-type="float" office:value="0" calcext:value-type="float">
            <text:p>0</text:p>
          </table:table-cell>
          <table:table-cell table:formula="of:=[.U316]" office:value-type="float" office:value="0" calcext:value-type="float">
            <text:p>0</text:p>
          </table:table-cell>
          <table:table-cell table:formula="of:=INDEX([Data.$K$2:.$R$359];[Keys.$M316];MATCH([Keys.K316];[Keys.$D$2:.$D$9];0))" office:value-type="float" office:value="0" calcext:value-type="float">
            <text:p>0</text:p>
          </table:table-cell>
          <table:table-cell table:formula="of:=[.W316]" office:value-type="float" office:value="0" calcext:value-type="float">
            <text:p>0</text:p>
          </table:table-cell>
          <table:table-cell table:formula="of:=INDEX([Data.$K$2:.$R$359];[Keys.$M316];MATCH([Keys.L316];[Keys.$D$2:.$D$9];0))" office:value-type="float" office:value="2" calcext:value-type="float">
            <text:p>2</text:p>
          </table:table-cell>
          <table:table-cell table:formula="of:=[.Y316]" office:value-type="float" office:value="2" calcext:value-type="float">
            <text:p>2</text:p>
          </table:table-cell>
          <table:table-cell table:formula="of:=IF([Data.Z316]=&quot;True&quot;;&quot;Challenged&quot;;IF([Data.AA31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16]+[Data.T3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316]+[Data.V316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989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IF([Data.G317]=[Keys.$A$10];1;0)" office:value-type="float" office:value="0" calcext:value-type="float">
            <text:p>0</text:p>
          </table:table-cell>
          <table:table-cell table:formula="of:=IF([.B317]=0;IF([Data.F317]=[Keys.$A$10];1;0);0)" office:value-type="float" office:value="0" calcext:value-type="float">
            <text:p>0</text:p>
          </table:table-cell>
          <table:table-cell table:formula="of:=IF([Data.G317]=[Keys.I317];1;0)" office:value-type="float" office:value="0" calcext:value-type="float">
            <text:p>0</text:p>
          </table:table-cell>
          <table:table-cell table:formula="of:=IF([.D317]=0;IF([Data.F317]=[Keys.I317];1;0);0)" office:value-type="float" office:value="1" calcext:value-type="float">
            <text:p>1</text:p>
          </table:table-cell>
          <table:table-cell table:formula="of:=IF([Data.G317]=[Keys.J317];1;0)" office:value-type="float" office:value="0" calcext:value-type="float">
            <text:p>0</text:p>
          </table:table-cell>
          <table:table-cell table:formula="of:=IF([.F317]=0;IF([Data.F317]=[Keys.J317];1;0);0)" office:value-type="float" office:value="0" calcext:value-type="float">
            <text:p>0</text:p>
          </table:table-cell>
          <table:table-cell table:formula="of:=IF([Data.G317]=[Keys.K317];1;0)" office:value-type="float" office:value="0" calcext:value-type="float">
            <text:p>0</text:p>
          </table:table-cell>
          <table:table-cell table:formula="of:=IF([.H317]=0;IF([Data.F317]=[Keys.K317];1;0);0)" office:value-type="float" office:value="0" calcext:value-type="float">
            <text:p>0</text:p>
          </table:table-cell>
          <table:table-cell table:formula="of:=IF([Data.G317]=[Keys.L317];1;0)" office:value-type="float" office:value="0" calcext:value-type="float">
            <text:p>0</text:p>
          </table:table-cell>
          <table:table-cell table:formula="of:=IF([.J317]=0;IF([Data.F317]=[Keys.L31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17];MATCH([Keys.I317];[Keys.$D$2:.$D$9];0))" office:value-type="float" office:value="1" calcext:value-type="float">
            <text:p>1</text:p>
          </table:table-cell>
          <table:table-cell table:formula="of:=[.S317]" office:value-type="float" office:value="1" calcext:value-type="float">
            <text:p>1</text:p>
          </table:table-cell>
          <table:table-cell table:formula="of:=INDEX([Data.$K$2:.$R$359];[Keys.$M317];MATCH([Keys.J317];[Keys.$D$2:.$D$9];0))" office:value-type="float" office:value="0" calcext:value-type="float">
            <text:p>0</text:p>
          </table:table-cell>
          <table:table-cell table:formula="of:=[.U317]" office:value-type="float" office:value="0" calcext:value-type="float">
            <text:p>0</text:p>
          </table:table-cell>
          <table:table-cell table:formula="of:=INDEX([Data.$K$2:.$R$359];[Keys.$M317];MATCH([Keys.K317];[Keys.$D$2:.$D$9];0))" office:value-type="float" office:value="0" calcext:value-type="float">
            <text:p>0</text:p>
          </table:table-cell>
          <table:table-cell table:formula="of:=[.W317]" office:value-type="float" office:value="0" calcext:value-type="float">
            <text:p>0</text:p>
          </table:table-cell>
          <table:table-cell table:formula="of:=INDEX([Data.$K$2:.$R$359];[Keys.$M317];MATCH([Keys.L317];[Keys.$D$2:.$D$9];0))" office:value-type="float" office:value="0" calcext:value-type="float">
            <text:p>0</text:p>
          </table:table-cell>
          <table:table-cell table:formula="of:=[.Y317]" office:value-type="float" office:value="0" calcext:value-type="float">
            <text:p>0</text:p>
          </table:table-cell>
          <table:table-cell table:formula="of:=IF([Data.Z317]=&quot;True&quot;;&quot;Challenged&quot;;IF([Data.AA31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17]+[Data.T3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17]+[Data.V31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989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formula="of:=IF([Data.G318]=[Keys.$A$10];1;0)" office:value-type="float" office:value="1" calcext:value-type="float">
            <text:p>1</text:p>
          </table:table-cell>
          <table:table-cell table:formula="of:=IF([.B318]=0;IF([Data.F318]=[Keys.$A$10];1;0);0)" office:value-type="float" office:value="0" calcext:value-type="float">
            <text:p>0</text:p>
          </table:table-cell>
          <table:table-cell table:formula="of:=IF([Data.G318]=[Keys.I318];1;0)" office:value-type="float" office:value="0" calcext:value-type="float">
            <text:p>0</text:p>
          </table:table-cell>
          <table:table-cell table:formula="of:=IF([.D318]=0;IF([Data.F318]=[Keys.I318];1;0);0)" office:value-type="float" office:value="0" calcext:value-type="float">
            <text:p>0</text:p>
          </table:table-cell>
          <table:table-cell table:formula="of:=IF([Data.G318]=[Keys.J318];1;0)" office:value-type="float" office:value="0" calcext:value-type="float">
            <text:p>0</text:p>
          </table:table-cell>
          <table:table-cell table:formula="of:=IF([.F318]=0;IF([Data.F318]=[Keys.J318];1;0);0)" office:value-type="float" office:value="0" calcext:value-type="float">
            <text:p>0</text:p>
          </table:table-cell>
          <table:table-cell table:formula="of:=IF([Data.G318]=[Keys.K318];1;0)" office:value-type="float" office:value="0" calcext:value-type="float">
            <text:p>0</text:p>
          </table:table-cell>
          <table:table-cell table:formula="of:=IF([.H318]=0;IF([Data.F318]=[Keys.K318];1;0);0)" office:value-type="float" office:value="0" calcext:value-type="float">
            <text:p>0</text:p>
          </table:table-cell>
          <table:table-cell table:formula="of:=IF([Data.G318]=[Keys.L318];1;0)" office:value-type="float" office:value="0" calcext:value-type="float">
            <text:p>0</text:p>
          </table:table-cell>
          <table:table-cell table:formula="of:=IF([.J318]=0;IF([Data.F318]=[Keys.L318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318];MATCH([Keys.I318];[Keys.$D$2:.$D$9];0))" office:value-type="float" office:value="0" calcext:value-type="float">
            <text:p>0</text:p>
          </table:table-cell>
          <table:table-cell table:formula="of:=[.S318]" office:value-type="float" office:value="0" calcext:value-type="float">
            <text:p>0</text:p>
          </table:table-cell>
          <table:table-cell table:formula="of:=INDEX([Data.$K$2:.$R$359];[Keys.$M318];MATCH([Keys.J318];[Keys.$D$2:.$D$9];0))" office:value-type="float" office:value="0" calcext:value-type="float">
            <text:p>0</text:p>
          </table:table-cell>
          <table:table-cell table:formula="of:=[.U318]" office:value-type="float" office:value="0" calcext:value-type="float">
            <text:p>0</text:p>
          </table:table-cell>
          <table:table-cell table:formula="of:=INDEX([Data.$K$2:.$R$359];[Keys.$M318];MATCH([Keys.K318];[Keys.$D$2:.$D$9];0))" office:value-type="float" office:value="1" calcext:value-type="float">
            <text:p>1</text:p>
          </table:table-cell>
          <table:table-cell table:formula="of:=[.W318]" office:value-type="float" office:value="1" calcext:value-type="float">
            <text:p>1</text:p>
          </table:table-cell>
          <table:table-cell table:formula="of:=INDEX([Data.$K$2:.$R$359];[Keys.$M318];MATCH([Keys.L318];[Keys.$D$2:.$D$9];0))" office:value-type="float" office:value="0" calcext:value-type="float">
            <text:p>0</text:p>
          </table:table-cell>
          <table:table-cell table:formula="of:=[.Y318]" office:value-type="float" office:value="0" calcext:value-type="float">
            <text:p>0</text:p>
          </table:table-cell>
          <table:table-cell table:formula="of:=IF([Data.Z318]=&quot;True&quot;;&quot;Challenged&quot;;IF([Data.AA31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18]+[Data.T3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318]+[Data.V318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989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IF([Data.G319]=[Keys.$A$10];1;0)" office:value-type="float" office:value="1" calcext:value-type="float">
            <text:p>1</text:p>
          </table:table-cell>
          <table:table-cell table:formula="of:=IF([.B319]=0;IF([Data.F319]=[Keys.$A$10];1;0);0)" office:value-type="float" office:value="0" calcext:value-type="float">
            <text:p>0</text:p>
          </table:table-cell>
          <table:table-cell table:formula="of:=IF([Data.G319]=[Keys.I319];1;0)" office:value-type="float" office:value="0" calcext:value-type="float">
            <text:p>0</text:p>
          </table:table-cell>
          <table:table-cell table:formula="of:=IF([.D319]=0;IF([Data.F319]=[Keys.I319];1;0);0)" office:value-type="float" office:value="0" calcext:value-type="float">
            <text:p>0</text:p>
          </table:table-cell>
          <table:table-cell table:formula="of:=IF([Data.G319]=[Keys.J319];1;0)" office:value-type="float" office:value="0" calcext:value-type="float">
            <text:p>0</text:p>
          </table:table-cell>
          <table:table-cell table:formula="of:=IF([.F319]=0;IF([Data.F319]=[Keys.J319];1;0);0)" office:value-type="float" office:value="0" calcext:value-type="float">
            <text:p>0</text:p>
          </table:table-cell>
          <table:table-cell table:formula="of:=IF([Data.G319]=[Keys.K319];1;0)" office:value-type="float" office:value="0" calcext:value-type="float">
            <text:p>0</text:p>
          </table:table-cell>
          <table:table-cell table:formula="of:=IF([.H319]=0;IF([Data.F319]=[Keys.K319];1;0);0)" office:value-type="float" office:value="0" calcext:value-type="float">
            <text:p>0</text:p>
          </table:table-cell>
          <table:table-cell table:formula="of:=IF([Data.G319]=[Keys.L319];1;0)" office:value-type="float" office:value="0" calcext:value-type="float">
            <text:p>0</text:p>
          </table:table-cell>
          <table:table-cell table:formula="of:=IF([.J319]=0;IF([Data.F319]=[Keys.L319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319];MATCH([Keys.I319];[Keys.$D$2:.$D$9];0))" office:value-type="float" office:value="0" calcext:value-type="float">
            <text:p>0</text:p>
          </table:table-cell>
          <table:table-cell table:formula="of:=[.S319]" office:value-type="float" office:value="0" calcext:value-type="float">
            <text:p>0</text:p>
          </table:table-cell>
          <table:table-cell table:formula="of:=INDEX([Data.$K$2:.$R$359];[Keys.$M319];MATCH([Keys.J319];[Keys.$D$2:.$D$9];0))" office:value-type="float" office:value="2" calcext:value-type="float">
            <text:p>2</text:p>
          </table:table-cell>
          <table:table-cell table:formula="of:=[.U319]" office:value-type="float" office:value="2" calcext:value-type="float">
            <text:p>2</text:p>
          </table:table-cell>
          <table:table-cell table:formula="of:=INDEX([Data.$K$2:.$R$359];[Keys.$M319];MATCH([Keys.K319];[Keys.$D$2:.$D$9];0))" office:value-type="float" office:value="2" calcext:value-type="float">
            <text:p>2</text:p>
          </table:table-cell>
          <table:table-cell table:formula="of:=[.W319]" office:value-type="float" office:value="2" calcext:value-type="float">
            <text:p>2</text:p>
          </table:table-cell>
          <table:table-cell table:formula="of:=INDEX([Data.$K$2:.$R$359];[Keys.$M319];MATCH([Keys.L319];[Keys.$D$2:.$D$9];0))" office:value-type="float" office:value="0" calcext:value-type="float">
            <text:p>0</text:p>
          </table:table-cell>
          <table:table-cell table:formula="of:=[.Y319]" office:value-type="float" office:value="0" calcext:value-type="float">
            <text:p>0</text:p>
          </table:table-cell>
          <table:table-cell table:formula="of:=IF([Data.Z319]=&quot;True&quot;;&quot;Challenged&quot;;IF([Data.AA31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19]+[Data.T3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319]+[Data.V319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989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formula="of:=IF([Data.G320]=[Keys.$A$10];1;0)" office:value-type="float" office:value="0" calcext:value-type="float">
            <text:p>0</text:p>
          </table:table-cell>
          <table:table-cell table:formula="of:=IF([.B320]=0;IF([Data.F320]=[Keys.$A$10];1;0);0)" office:value-type="float" office:value="0" calcext:value-type="float">
            <text:p>0</text:p>
          </table:table-cell>
          <table:table-cell table:formula="of:=IF([Data.G320]=[Keys.I320];1;0)" office:value-type="float" office:value="0" calcext:value-type="float">
            <text:p>0</text:p>
          </table:table-cell>
          <table:table-cell table:formula="of:=IF([.D320]=0;IF([Data.F320]=[Keys.I320];1;0);0)" office:value-type="float" office:value="0" calcext:value-type="float">
            <text:p>0</text:p>
          </table:table-cell>
          <table:table-cell table:formula="of:=IF([Data.G320]=[Keys.J320];1;0)" office:value-type="float" office:value="0" calcext:value-type="float">
            <text:p>0</text:p>
          </table:table-cell>
          <table:table-cell table:formula="of:=IF([.F320]=0;IF([Data.F320]=[Keys.J320];1;0);0)" office:value-type="float" office:value="0" calcext:value-type="float">
            <text:p>0</text:p>
          </table:table-cell>
          <table:table-cell table:formula="of:=IF([Data.G320]=[Keys.K320];1;0)" office:value-type="float" office:value="0" calcext:value-type="float">
            <text:p>0</text:p>
          </table:table-cell>
          <table:table-cell table:formula="of:=IF([.H320]=0;IF([Data.F320]=[Keys.K320];1;0);0)" office:value-type="float" office:value="0" calcext:value-type="float">
            <text:p>0</text:p>
          </table:table-cell>
          <table:table-cell table:formula="of:=IF([Data.G320]=[Keys.L320];1;0)" office:value-type="float" office:value="0" calcext:value-type="float">
            <text:p>0</text:p>
          </table:table-cell>
          <table:table-cell table:formula="of:=IF([.J320]=0;IF([Data.F320]=[Keys.L320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20];MATCH([Keys.I320];[Keys.$D$2:.$D$9];0))" office:value-type="float" office:value="0" calcext:value-type="float">
            <text:p>0</text:p>
          </table:table-cell>
          <table:table-cell table:formula="of:=[.S320]" office:value-type="float" office:value="0" calcext:value-type="float">
            <text:p>0</text:p>
          </table:table-cell>
          <table:table-cell table:formula="of:=INDEX([Data.$K$2:.$R$359];[Keys.$M320];MATCH([Keys.J320];[Keys.$D$2:.$D$9];0))" office:value-type="float" office:value="0" calcext:value-type="float">
            <text:p>0</text:p>
          </table:table-cell>
          <table:table-cell table:formula="of:=[.U320]" office:value-type="float" office:value="0" calcext:value-type="float">
            <text:p>0</text:p>
          </table:table-cell>
          <table:table-cell table:formula="of:=INDEX([Data.$K$2:.$R$359];[Keys.$M320];MATCH([Keys.K320];[Keys.$D$2:.$D$9];0))" office:value-type="float" office:value="0" calcext:value-type="float">
            <text:p>0</text:p>
          </table:table-cell>
          <table:table-cell table:formula="of:=[.W320]" office:value-type="float" office:value="0" calcext:value-type="float">
            <text:p>0</text:p>
          </table:table-cell>
          <table:table-cell table:formula="of:=INDEX([Data.$K$2:.$R$359];[Keys.$M320];MATCH([Keys.L320];[Keys.$D$2:.$D$9];0))" office:value-type="float" office:value="0" calcext:value-type="float">
            <text:p>0</text:p>
          </table:table-cell>
          <table:table-cell table:formula="of:=[.Y320]" office:value-type="float" office:value="0" calcext:value-type="float">
            <text:p>0</text:p>
          </table:table-cell>
          <table:table-cell table:formula="of:=IF([Data.Z320]=&quot;True&quot;;&quot;Challenged&quot;;IF([Data.AA32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20]+[Data.T3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20]+[Data.V3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989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IF([Data.G321]=[Keys.$A$10];1;0)" office:value-type="float" office:value="0" calcext:value-type="float">
            <text:p>0</text:p>
          </table:table-cell>
          <table:table-cell table:formula="of:=IF([.B321]=0;IF([Data.F321]=[Keys.$A$10];1;0);0)" office:value-type="float" office:value="0" calcext:value-type="float">
            <text:p>0</text:p>
          </table:table-cell>
          <table:table-cell table:formula="of:=IF([Data.G321]=[Keys.I321];1;0)" office:value-type="float" office:value="0" calcext:value-type="float">
            <text:p>0</text:p>
          </table:table-cell>
          <table:table-cell table:formula="of:=IF([.D321]=0;IF([Data.F321]=[Keys.I321];1;0);0)" office:value-type="float" office:value="0" calcext:value-type="float">
            <text:p>0</text:p>
          </table:table-cell>
          <table:table-cell table:formula="of:=IF([Data.G321]=[Keys.J321];1;0)" office:value-type="float" office:value="0" calcext:value-type="float">
            <text:p>0</text:p>
          </table:table-cell>
          <table:table-cell table:formula="of:=IF([.F321]=0;IF([Data.F321]=[Keys.J321];1;0);0)" office:value-type="float" office:value="0" calcext:value-type="float">
            <text:p>0</text:p>
          </table:table-cell>
          <table:table-cell table:formula="of:=IF([Data.G321]=[Keys.K321];1;0)" office:value-type="float" office:value="1" calcext:value-type="float">
            <text:p>1</text:p>
          </table:table-cell>
          <table:table-cell table:formula="of:=IF([.H321]=0;IF([Data.F321]=[Keys.K321];1;0);0)" office:value-type="float" office:value="0" calcext:value-type="float">
            <text:p>0</text:p>
          </table:table-cell>
          <table:table-cell table:formula="of:=IF([Data.G321]=[Keys.L321];1;0)" office:value-type="float" office:value="0" calcext:value-type="float">
            <text:p>0</text:p>
          </table:table-cell>
          <table:table-cell table:formula="of:=IF([.J321]=0;IF([Data.F321]=[Keys.L32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21];MATCH([Keys.I321];[Keys.$D$2:.$D$9];0))" office:value-type="float" office:value="0" calcext:value-type="float">
            <text:p>0</text:p>
          </table:table-cell>
          <table:table-cell table:formula="of:=[.S321]" office:value-type="float" office:value="0" calcext:value-type="float">
            <text:p>0</text:p>
          </table:table-cell>
          <table:table-cell table:formula="of:=INDEX([Data.$K$2:.$R$359];[Keys.$M321];MATCH([Keys.J321];[Keys.$D$2:.$D$9];0))" office:value-type="float" office:value="0" calcext:value-type="float">
            <text:p>0</text:p>
          </table:table-cell>
          <table:table-cell table:formula="of:=[.U321]" office:value-type="float" office:value="0" calcext:value-type="float">
            <text:p>0</text:p>
          </table:table-cell>
          <table:table-cell table:formula="of:=INDEX([Data.$K$2:.$R$359];[Keys.$M321];MATCH([Keys.K321];[Keys.$D$2:.$D$9];0))" office:value-type="float" office:value="0" calcext:value-type="float">
            <text:p>0</text:p>
          </table:table-cell>
          <table:table-cell table:formula="of:=[.W321]" office:value-type="float" office:value="0" calcext:value-type="float">
            <text:p>0</text:p>
          </table:table-cell>
          <table:table-cell table:formula="of:=INDEX([Data.$K$2:.$R$359];[Keys.$M321];MATCH([Keys.L321];[Keys.$D$2:.$D$9];0))" office:value-type="float" office:value="0" calcext:value-type="float">
            <text:p>0</text:p>
          </table:table-cell>
          <table:table-cell table:formula="of:=[.Y321]" office:value-type="float" office:value="0" calcext:value-type="float">
            <text:p>0</text:p>
          </table:table-cell>
          <table:table-cell table:formula="of:=IF([Data.Z321]=&quot;True&quot;;&quot;Challenged&quot;;IF([Data.AA32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1" calcext:value-type="float">
            <text:p>1</text:p>
          </table:table-cell>
          <table:table-cell table:formula="of:=[.AB321]+[Data.T32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D321]+[Data.V32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989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IF([Data.G322]=[Keys.$A$10];1;0)" office:value-type="float" office:value="0" calcext:value-type="float">
            <text:p>0</text:p>
          </table:table-cell>
          <table:table-cell table:formula="of:=IF([.B322]=0;IF([Data.F322]=[Keys.$A$10];1;0);0)" office:value-type="float" office:value="0" calcext:value-type="float">
            <text:p>0</text:p>
          </table:table-cell>
          <table:table-cell table:formula="of:=IF([Data.G322]=[Keys.I322];1;0)" office:value-type="float" office:value="0" calcext:value-type="float">
            <text:p>0</text:p>
          </table:table-cell>
          <table:table-cell table:formula="of:=IF([.D322]=0;IF([Data.F322]=[Keys.I322];1;0);0)" office:value-type="float" office:value="0" calcext:value-type="float">
            <text:p>0</text:p>
          </table:table-cell>
          <table:table-cell table:formula="of:=IF([Data.G322]=[Keys.J322];1;0)" office:value-type="float" office:value="0" calcext:value-type="float">
            <text:p>0</text:p>
          </table:table-cell>
          <table:table-cell table:formula="of:=IF([.F322]=0;IF([Data.F322]=[Keys.J322];1;0);0)" office:value-type="float" office:value="0" calcext:value-type="float">
            <text:p>0</text:p>
          </table:table-cell>
          <table:table-cell table:formula="of:=IF([Data.G322]=[Keys.K322];1;0)" office:value-type="float" office:value="1" calcext:value-type="float">
            <text:p>1</text:p>
          </table:table-cell>
          <table:table-cell table:formula="of:=IF([.H322]=0;IF([Data.F322]=[Keys.K322];1;0);0)" office:value-type="float" office:value="0" calcext:value-type="float">
            <text:p>0</text:p>
          </table:table-cell>
          <table:table-cell table:formula="of:=IF([Data.G322]=[Keys.L322];1;0)" office:value-type="float" office:value="0" calcext:value-type="float">
            <text:p>0</text:p>
          </table:table-cell>
          <table:table-cell table:formula="of:=IF([.J322]=0;IF([Data.F322]=[Keys.L322];1;0);0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DEX([Data.$K$2:.$R$359];[Keys.$M322];MATCH([Keys.I322];[Keys.$D$2:.$D$9];0))" office:value-type="float" office:value="0" calcext:value-type="float">
            <text:p>0</text:p>
          </table:table-cell>
          <table:table-cell table:formula="of:=[.S322]" office:value-type="float" office:value="0" calcext:value-type="float">
            <text:p>0</text:p>
          </table:table-cell>
          <table:table-cell table:formula="of:=INDEX([Data.$K$2:.$R$359];[Keys.$M322];MATCH([Keys.J322];[Keys.$D$2:.$D$9];0))" office:value-type="float" office:value="0" calcext:value-type="float">
            <text:p>0</text:p>
          </table:table-cell>
          <table:table-cell table:formula="of:=[.U322]" office:value-type="float" office:value="0" calcext:value-type="float">
            <text:p>0</text:p>
          </table:table-cell>
          <table:table-cell table:formula="of:=INDEX([Data.$K$2:.$R$359];[Keys.$M322];MATCH([Keys.K322];[Keys.$D$2:.$D$9];0))" office:value-type="float" office:value="1" calcext:value-type="float">
            <text:p>1</text:p>
          </table:table-cell>
          <table:table-cell table:formula="of:=[.W322]" office:value-type="float" office:value="1" calcext:value-type="float">
            <text:p>1</text:p>
          </table:table-cell>
          <table:table-cell table:formula="of:=INDEX([Data.$K$2:.$R$359];[Keys.$M322];MATCH([Keys.L322];[Keys.$D$2:.$D$9];0))" office:value-type="float" office:value="0" calcext:value-type="float">
            <text:p>0</text:p>
          </table:table-cell>
          <table:table-cell table:formula="of:=[.Y322]" office:value-type="float" office:value="0" calcext:value-type="float">
            <text:p>0</text:p>
          </table:table-cell>
          <table:table-cell table:formula="of:=IF([Data.Z322]=&quot;True&quot;;&quot;Challenged&quot;;IF([Data.AA32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22]+[Data.T3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22]+[Data.V32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989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IF([Data.G323]=[Keys.$A$10];1;0)" office:value-type="float" office:value="0" calcext:value-type="float">
            <text:p>0</text:p>
          </table:table-cell>
          <table:table-cell table:formula="of:=IF([.B323]=0;IF([Data.F323]=[Keys.$A$10];1;0);0)" office:value-type="float" office:value="0" calcext:value-type="float">
            <text:p>0</text:p>
          </table:table-cell>
          <table:table-cell table:formula="of:=IF([Data.G323]=[Keys.I323];1;0)" office:value-type="float" office:value="0" calcext:value-type="float">
            <text:p>0</text:p>
          </table:table-cell>
          <table:table-cell table:formula="of:=IF([.D323]=0;IF([Data.F323]=[Keys.I323];1;0);0)" office:value-type="float" office:value="0" calcext:value-type="float">
            <text:p>0</text:p>
          </table:table-cell>
          <table:table-cell table:formula="of:=IF([Data.G323]=[Keys.J323];1;0)" office:value-type="float" office:value="0" calcext:value-type="float">
            <text:p>0</text:p>
          </table:table-cell>
          <table:table-cell table:formula="of:=IF([.F323]=0;IF([Data.F323]=[Keys.J323];1;0);0)" office:value-type="float" office:value="0" calcext:value-type="float">
            <text:p>0</text:p>
          </table:table-cell>
          <table:table-cell table:formula="of:=IF([Data.G323]=[Keys.K323];1;0)" office:value-type="float" office:value="0" calcext:value-type="float">
            <text:p>0</text:p>
          </table:table-cell>
          <table:table-cell table:formula="of:=IF([.H323]=0;IF([Data.F323]=[Keys.K323];1;0);0)" office:value-type="float" office:value="0" calcext:value-type="float">
            <text:p>0</text:p>
          </table:table-cell>
          <table:table-cell table:formula="of:=IF([Data.G323]=[Keys.L323];1;0)" office:value-type="float" office:value="0" calcext:value-type="float">
            <text:p>0</text:p>
          </table:table-cell>
          <table:table-cell table:formula="of:=IF([.J323]=0;IF([Data.F323]=[Keys.L32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23];MATCH([Keys.I323];[Keys.$D$2:.$D$9];0))" office:value-type="float" office:value="0" calcext:value-type="float">
            <text:p>0</text:p>
          </table:table-cell>
          <table:table-cell table:formula="of:=[.S323]" office:value-type="float" office:value="0" calcext:value-type="float">
            <text:p>0</text:p>
          </table:table-cell>
          <table:table-cell table:formula="of:=INDEX([Data.$K$2:.$R$359];[Keys.$M323];MATCH([Keys.J323];[Keys.$D$2:.$D$9];0))" office:value-type="float" office:value="0" calcext:value-type="float">
            <text:p>0</text:p>
          </table:table-cell>
          <table:table-cell table:formula="of:=[.U323]" office:value-type="float" office:value="0" calcext:value-type="float">
            <text:p>0</text:p>
          </table:table-cell>
          <table:table-cell table:formula="of:=INDEX([Data.$K$2:.$R$359];[Keys.$M323];MATCH([Keys.K323];[Keys.$D$2:.$D$9];0))" office:value-type="float" office:value="1" calcext:value-type="float">
            <text:p>1</text:p>
          </table:table-cell>
          <table:table-cell table:formula="of:=[.W323]" office:value-type="float" office:value="1" calcext:value-type="float">
            <text:p>1</text:p>
          </table:table-cell>
          <table:table-cell table:formula="of:=INDEX([Data.$K$2:.$R$359];[Keys.$M323];MATCH([Keys.L323];[Keys.$D$2:.$D$9];0))" office:value-type="float" office:value="0" calcext:value-type="float">
            <text:p>0</text:p>
          </table:table-cell>
          <table:table-cell table:formula="of:=[.Y323]" office:value-type="float" office:value="0" calcext:value-type="float">
            <text:p>0</text:p>
          </table:table-cell>
          <table:table-cell table:formula="of:=IF([Data.Z323]=&quot;True&quot;;&quot;Challenged&quot;;IF([Data.AA32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23]+[Data.T3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D323]+[Data.V323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989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formula="of:=IF([Data.G324]=[Keys.$A$10];1;0)" office:value-type="float" office:value="0" calcext:value-type="float">
            <text:p>0</text:p>
          </table:table-cell>
          <table:table-cell table:formula="of:=IF([.B324]=0;IF([Data.F324]=[Keys.$A$10];1;0);0)" office:value-type="float" office:value="0" calcext:value-type="float">
            <text:p>0</text:p>
          </table:table-cell>
          <table:table-cell table:formula="of:=IF([Data.G324]=[Keys.I324];1;0)" office:value-type="float" office:value="0" calcext:value-type="float">
            <text:p>0</text:p>
          </table:table-cell>
          <table:table-cell table:formula="of:=IF([.D324]=0;IF([Data.F324]=[Keys.I324];1;0);0)" office:value-type="float" office:value="0" calcext:value-type="float">
            <text:p>0</text:p>
          </table:table-cell>
          <table:table-cell table:formula="of:=IF([Data.G324]=[Keys.J324];1;0)" office:value-type="float" office:value="0" calcext:value-type="float">
            <text:p>0</text:p>
          </table:table-cell>
          <table:table-cell table:formula="of:=IF([.F324]=0;IF([Data.F324]=[Keys.J324];1;0);0)" office:value-type="float" office:value="1" calcext:value-type="float">
            <text:p>1</text:p>
          </table:table-cell>
          <table:table-cell table:formula="of:=IF([Data.G324]=[Keys.K324];1;0)" office:value-type="float" office:value="0" calcext:value-type="float">
            <text:p>0</text:p>
          </table:table-cell>
          <table:table-cell table:formula="of:=IF([.H324]=0;IF([Data.F324]=[Keys.K324];1;0);0)" office:value-type="float" office:value="0" calcext:value-type="float">
            <text:p>0</text:p>
          </table:table-cell>
          <table:table-cell table:formula="of:=IF([Data.G324]=[Keys.L324];1;0)" office:value-type="float" office:value="0" calcext:value-type="float">
            <text:p>0</text:p>
          </table:table-cell>
          <table:table-cell table:formula="of:=IF([.J324]=0;IF([Data.F324]=[Keys.L324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24];MATCH([Keys.I324];[Keys.$D$2:.$D$9];0))" office:value-type="float" office:value="0" calcext:value-type="float">
            <text:p>0</text:p>
          </table:table-cell>
          <table:table-cell table:formula="of:=[.S324]" office:value-type="float" office:value="0" calcext:value-type="float">
            <text:p>0</text:p>
          </table:table-cell>
          <table:table-cell table:formula="of:=INDEX([Data.$K$2:.$R$359];[Keys.$M324];MATCH([Keys.J324];[Keys.$D$2:.$D$9];0))" office:value-type="float" office:value="2" calcext:value-type="float">
            <text:p>2</text:p>
          </table:table-cell>
          <table:table-cell table:formula="of:=[.U324]" office:value-type="float" office:value="2" calcext:value-type="float">
            <text:p>2</text:p>
          </table:table-cell>
          <table:table-cell table:formula="of:=INDEX([Data.$K$2:.$R$359];[Keys.$M324];MATCH([Keys.K324];[Keys.$D$2:.$D$9];0))" office:value-type="float" office:value="0" calcext:value-type="float">
            <text:p>0</text:p>
          </table:table-cell>
          <table:table-cell table:formula="of:=[.W324]" office:value-type="float" office:value="0" calcext:value-type="float">
            <text:p>0</text:p>
          </table:table-cell>
          <table:table-cell table:formula="of:=INDEX([Data.$K$2:.$R$359];[Keys.$M324];MATCH([Keys.L324];[Keys.$D$2:.$D$9];0))" office:value-type="float" office:value="0" calcext:value-type="float">
            <text:p>0</text:p>
          </table:table-cell>
          <table:table-cell table:formula="of:=[.Y324]" office:value-type="float" office:value="0" calcext:value-type="float">
            <text:p>0</text:p>
          </table:table-cell>
          <table:table-cell table:formula="of:=IF([Data.Z324]=&quot;True&quot;;&quot;Challenged&quot;;IF([Data.AA324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24]+[Data.T3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24]+[Data.V32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989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formula="of:=IF([Data.G325]=[Keys.$A$10];1;0)" office:value-type="float" office:value="0" calcext:value-type="float">
            <text:p>0</text:p>
          </table:table-cell>
          <table:table-cell table:formula="of:=IF([.B325]=0;IF([Data.F325]=[Keys.$A$10];1;0);0)" office:value-type="float" office:value="0" calcext:value-type="float">
            <text:p>0</text:p>
          </table:table-cell>
          <table:table-cell table:formula="of:=IF([Data.G325]=[Keys.I325];1;0)" office:value-type="float" office:value="1" calcext:value-type="float">
            <text:p>1</text:p>
          </table:table-cell>
          <table:table-cell table:formula="of:=IF([.D325]=0;IF([Data.F325]=[Keys.I325];1;0);0)" office:value-type="float" office:value="0" calcext:value-type="float">
            <text:p>0</text:p>
          </table:table-cell>
          <table:table-cell table:formula="of:=IF([Data.G325]=[Keys.J325];1;0)" office:value-type="float" office:value="0" calcext:value-type="float">
            <text:p>0</text:p>
          </table:table-cell>
          <table:table-cell table:formula="of:=IF([.F325]=0;IF([Data.F325]=[Keys.J325];1;0);0)" office:value-type="float" office:value="0" calcext:value-type="float">
            <text:p>0</text:p>
          </table:table-cell>
          <table:table-cell table:formula="of:=IF([Data.G325]=[Keys.K325];1;0)" office:value-type="float" office:value="0" calcext:value-type="float">
            <text:p>0</text:p>
          </table:table-cell>
          <table:table-cell table:formula="of:=IF([.H325]=0;IF([Data.F325]=[Keys.K325];1;0);0)" office:value-type="float" office:value="0" calcext:value-type="float">
            <text:p>0</text:p>
          </table:table-cell>
          <table:table-cell table:formula="of:=IF([Data.G325]=[Keys.L325];1;0)" office:value-type="float" office:value="0" calcext:value-type="float">
            <text:p>0</text:p>
          </table:table-cell>
          <table:table-cell table:formula="of:=IF([.J325]=0;IF([Data.F325]=[Keys.L32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25];MATCH([Keys.I325];[Keys.$D$2:.$D$9];0))" office:value-type="float" office:value="1" calcext:value-type="float">
            <text:p>1</text:p>
          </table:table-cell>
          <table:table-cell table:formula="of:=[.S325]" office:value-type="float" office:value="1" calcext:value-type="float">
            <text:p>1</text:p>
          </table:table-cell>
          <table:table-cell table:formula="of:=INDEX([Data.$K$2:.$R$359];[Keys.$M325];MATCH([Keys.J325];[Keys.$D$2:.$D$9];0))" office:value-type="float" office:value="0" calcext:value-type="float">
            <text:p>0</text:p>
          </table:table-cell>
          <table:table-cell table:formula="of:=[.U325]" office:value-type="float" office:value="0" calcext:value-type="float">
            <text:p>0</text:p>
          </table:table-cell>
          <table:table-cell table:formula="of:=INDEX([Data.$K$2:.$R$359];[Keys.$M325];MATCH([Keys.K325];[Keys.$D$2:.$D$9];0))" office:value-type="float" office:value="0" calcext:value-type="float">
            <text:p>0</text:p>
          </table:table-cell>
          <table:table-cell table:formula="of:=[.W325]" office:value-type="float" office:value="0" calcext:value-type="float">
            <text:p>0</text:p>
          </table:table-cell>
          <table:table-cell table:formula="of:=INDEX([Data.$K$2:.$R$359];[Keys.$M325];MATCH([Keys.L325];[Keys.$D$2:.$D$9];0))" office:value-type="float" office:value="0" calcext:value-type="float">
            <text:p>0</text:p>
          </table:table-cell>
          <table:table-cell table:formula="of:=[.Y325]" office:value-type="float" office:value="0" calcext:value-type="float">
            <text:p>0</text:p>
          </table:table-cell>
          <table:table-cell table:formula="of:=IF([Data.Z325]=&quot;True&quot;;&quot;Challenged&quot;;IF([Data.AA325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25]+[Data.T3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25]+[Data.V32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989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IF([Data.G326]=[Keys.$A$10];1;0)" office:value-type="float" office:value="1" calcext:value-type="float">
            <text:p>1</text:p>
          </table:table-cell>
          <table:table-cell table:formula="of:=IF([.B326]=0;IF([Data.F326]=[Keys.$A$10];1;0);0)" office:value-type="float" office:value="0" calcext:value-type="float">
            <text:p>0</text:p>
          </table:table-cell>
          <table:table-cell table:formula="of:=IF([Data.G326]=[Keys.I326];1;0)" office:value-type="float" office:value="0" calcext:value-type="float">
            <text:p>0</text:p>
          </table:table-cell>
          <table:table-cell table:formula="of:=IF([.D326]=0;IF([Data.F326]=[Keys.I326];1;0);0)" office:value-type="float" office:value="0" calcext:value-type="float">
            <text:p>0</text:p>
          </table:table-cell>
          <table:table-cell table:formula="of:=IF([Data.G326]=[Keys.J326];1;0)" office:value-type="float" office:value="0" calcext:value-type="float">
            <text:p>0</text:p>
          </table:table-cell>
          <table:table-cell table:formula="of:=IF([.F326]=0;IF([Data.F326]=[Keys.J326];1;0);0)" office:value-type="float" office:value="0" calcext:value-type="float">
            <text:p>0</text:p>
          </table:table-cell>
          <table:table-cell table:formula="of:=IF([Data.G326]=[Keys.K326];1;0)" office:value-type="float" office:value="0" calcext:value-type="float">
            <text:p>0</text:p>
          </table:table-cell>
          <table:table-cell table:formula="of:=IF([.H326]=0;IF([Data.F326]=[Keys.K326];1;0);0)" office:value-type="float" office:value="0" calcext:value-type="float">
            <text:p>0</text:p>
          </table:table-cell>
          <table:table-cell table:formula="of:=IF([Data.G326]=[Keys.L326];1;0)" office:value-type="float" office:value="0" calcext:value-type="float">
            <text:p>0</text:p>
          </table:table-cell>
          <table:table-cell table:formula="of:=IF([.J326]=0;IF([Data.F326]=[Keys.L326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326];MATCH([Keys.I326];[Keys.$D$2:.$D$9];0))" office:value-type="float" office:value="2" calcext:value-type="float">
            <text:p>2</text:p>
          </table:table-cell>
          <table:table-cell table:formula="of:=[.S326]" office:value-type="float" office:value="2" calcext:value-type="float">
            <text:p>2</text:p>
          </table:table-cell>
          <table:table-cell table:formula="of:=INDEX([Data.$K$2:.$R$359];[Keys.$M326];MATCH([Keys.J326];[Keys.$D$2:.$D$9];0))" office:value-type="float" office:value="0" calcext:value-type="float">
            <text:p>0</text:p>
          </table:table-cell>
          <table:table-cell table:formula="of:=[.U326]" office:value-type="float" office:value="0" calcext:value-type="float">
            <text:p>0</text:p>
          </table:table-cell>
          <table:table-cell table:formula="of:=INDEX([Data.$K$2:.$R$359];[Keys.$M326];MATCH([Keys.K326];[Keys.$D$2:.$D$9];0))" office:value-type="float" office:value="0" calcext:value-type="float">
            <text:p>0</text:p>
          </table:table-cell>
          <table:table-cell table:formula="of:=[.W326]" office:value-type="float" office:value="0" calcext:value-type="float">
            <text:p>0</text:p>
          </table:table-cell>
          <table:table-cell table:formula="of:=INDEX([Data.$K$2:.$R$359];[Keys.$M326];MATCH([Keys.L326];[Keys.$D$2:.$D$9];0))" office:value-type="float" office:value="0" calcext:value-type="float">
            <text:p>0</text:p>
          </table:table-cell>
          <table:table-cell table:formula="of:=[.Y326]" office:value-type="float" office:value="0" calcext:value-type="float">
            <text:p>0</text:p>
          </table:table-cell>
          <table:table-cell table:formula="of:=IF([Data.Z326]=&quot;True&quot;;&quot;Challenged&quot;;IF([Data.AA32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26]+[Data.T32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D326]+[Data.V326]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989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formula="of:=IF([Data.G327]=[Keys.$A$10];1;0)" office:value-type="float" office:value="0" calcext:value-type="float">
            <text:p>0</text:p>
          </table:table-cell>
          <table:table-cell table:formula="of:=IF([.B327]=0;IF([Data.F327]=[Keys.$A$10];1;0);0)" office:value-type="float" office:value="0" calcext:value-type="float">
            <text:p>0</text:p>
          </table:table-cell>
          <table:table-cell table:formula="of:=IF([Data.G327]=[Keys.I327];1;0)" office:value-type="float" office:value="0" calcext:value-type="float">
            <text:p>0</text:p>
          </table:table-cell>
          <table:table-cell table:formula="of:=IF([.D327]=0;IF([Data.F327]=[Keys.I327];1;0);0)" office:value-type="float" office:value="0" calcext:value-type="float">
            <text:p>0</text:p>
          </table:table-cell>
          <table:table-cell table:formula="of:=IF([Data.G327]=[Keys.J327];1;0)" office:value-type="float" office:value="0" calcext:value-type="float">
            <text:p>0</text:p>
          </table:table-cell>
          <table:table-cell table:formula="of:=IF([.F327]=0;IF([Data.F327]=[Keys.J327];1;0);0)" office:value-type="float" office:value="0" calcext:value-type="float">
            <text:p>0</text:p>
          </table:table-cell>
          <table:table-cell table:formula="of:=IF([Data.G327]=[Keys.K327];1;0)" office:value-type="float" office:value="0" calcext:value-type="float">
            <text:p>0</text:p>
          </table:table-cell>
          <table:table-cell table:formula="of:=IF([.H327]=0;IF([Data.F327]=[Keys.K327];1;0);0)" office:value-type="float" office:value="0" calcext:value-type="float">
            <text:p>0</text:p>
          </table:table-cell>
          <table:table-cell table:formula="of:=IF([Data.G327]=[Keys.L327];1;0)" office:value-type="float" office:value="0" calcext:value-type="float">
            <text:p>0</text:p>
          </table:table-cell>
          <table:table-cell table:formula="of:=IF([.J327]=0;IF([Data.F327]=[Keys.L32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27];MATCH([Keys.I327];[Keys.$D$2:.$D$9];0))" office:value-type="float" office:value="0" calcext:value-type="float">
            <text:p>0</text:p>
          </table:table-cell>
          <table:table-cell table:formula="of:=[.S327]" office:value-type="float" office:value="0" calcext:value-type="float">
            <text:p>0</text:p>
          </table:table-cell>
          <table:table-cell table:formula="of:=INDEX([Data.$K$2:.$R$359];[Keys.$M327];MATCH([Keys.J327];[Keys.$D$2:.$D$9];0))" office:value-type="float" office:value="0" calcext:value-type="float">
            <text:p>0</text:p>
          </table:table-cell>
          <table:table-cell table:formula="of:=[.U327]" office:value-type="float" office:value="0" calcext:value-type="float">
            <text:p>0</text:p>
          </table:table-cell>
          <table:table-cell table:formula="of:=INDEX([Data.$K$2:.$R$359];[Keys.$M327];MATCH([Keys.K327];[Keys.$D$2:.$D$9];0))" office:value-type="float" office:value="1" calcext:value-type="float">
            <text:p>1</text:p>
          </table:table-cell>
          <table:table-cell table:formula="of:=[.W327]" office:value-type="float" office:value="1" calcext:value-type="float">
            <text:p>1</text:p>
          </table:table-cell>
          <table:table-cell table:formula="of:=INDEX([Data.$K$2:.$R$359];[Keys.$M327];MATCH([Keys.L327];[Keys.$D$2:.$D$9];0))" office:value-type="float" office:value="0" calcext:value-type="float">
            <text:p>0</text:p>
          </table:table-cell>
          <table:table-cell table:formula="of:=[.Y327]" office:value-type="float" office:value="0" calcext:value-type="float">
            <text:p>0</text:p>
          </table:table-cell>
          <table:table-cell table:formula="of:=IF([Data.Z327]=&quot;True&quot;;&quot;Challenged&quot;;IF([Data.AA327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27]+[Data.T3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327]+[Data.V327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989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IF([Data.G328]=[Keys.$A$10];1;0)" office:value-type="float" office:value="1" calcext:value-type="float">
            <text:p>1</text:p>
          </table:table-cell>
          <table:table-cell table:formula="of:=IF([.B328]=0;IF([Data.F328]=[Keys.$A$10];1;0);0)" office:value-type="float" office:value="0" calcext:value-type="float">
            <text:p>0</text:p>
          </table:table-cell>
          <table:table-cell table:formula="of:=IF([Data.G328]=[Keys.I328];1;0)" office:value-type="float" office:value="0" calcext:value-type="float">
            <text:p>0</text:p>
          </table:table-cell>
          <table:table-cell table:formula="of:=IF([.D328]=0;IF([Data.F328]=[Keys.I328];1;0);0)" office:value-type="float" office:value="0" calcext:value-type="float">
            <text:p>0</text:p>
          </table:table-cell>
          <table:table-cell table:formula="of:=IF([Data.G328]=[Keys.J328];1;0)" office:value-type="float" office:value="0" calcext:value-type="float">
            <text:p>0</text:p>
          </table:table-cell>
          <table:table-cell table:formula="of:=IF([.F328]=0;IF([Data.F328]=[Keys.J328];1;0);0)" office:value-type="float" office:value="0" calcext:value-type="float">
            <text:p>0</text:p>
          </table:table-cell>
          <table:table-cell table:formula="of:=IF([Data.G328]=[Keys.K328];1;0)" office:value-type="float" office:value="0" calcext:value-type="float">
            <text:p>0</text:p>
          </table:table-cell>
          <table:table-cell table:formula="of:=IF([.H328]=0;IF([Data.F328]=[Keys.K328];1;0);0)" office:value-type="float" office:value="0" calcext:value-type="float">
            <text:p>0</text:p>
          </table:table-cell>
          <table:table-cell table:formula="of:=IF([Data.G328]=[Keys.L328];1;0)" office:value-type="float" office:value="0" calcext:value-type="float">
            <text:p>0</text:p>
          </table:table-cell>
          <table:table-cell table:formula="of:=IF([.J328]=0;IF([Data.F328]=[Keys.L328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NDEX([Data.$K$2:.$R$359];[Keys.$M328];MATCH([Keys.I328];[Keys.$D$2:.$D$9];0))" office:value-type="float" office:value="0" calcext:value-type="float">
            <text:p>0</text:p>
          </table:table-cell>
          <table:table-cell table:formula="of:=[.S328]" office:value-type="float" office:value="0" calcext:value-type="float">
            <text:p>0</text:p>
          </table:table-cell>
          <table:table-cell table:formula="of:=INDEX([Data.$K$2:.$R$359];[Keys.$M328];MATCH([Keys.J328];[Keys.$D$2:.$D$9];0))" office:value-type="float" office:value="0" calcext:value-type="float">
            <text:p>0</text:p>
          </table:table-cell>
          <table:table-cell table:formula="of:=[.U328]" office:value-type="float" office:value="0" calcext:value-type="float">
            <text:p>0</text:p>
          </table:table-cell>
          <table:table-cell table:formula="of:=INDEX([Data.$K$2:.$R$359];[Keys.$M328];MATCH([Keys.K328];[Keys.$D$2:.$D$9];0))" office:value-type="float" office:value="0" calcext:value-type="float">
            <text:p>0</text:p>
          </table:table-cell>
          <table:table-cell table:formula="of:=[.W328]" office:value-type="float" office:value="0" calcext:value-type="float">
            <text:p>0</text:p>
          </table:table-cell>
          <table:table-cell table:formula="of:=INDEX([Data.$K$2:.$R$359];[Keys.$M328];MATCH([Keys.L328];[Keys.$D$2:.$D$9];0))" office:value-type="float" office:value="2" calcext:value-type="float">
            <text:p>2</text:p>
          </table:table-cell>
          <table:table-cell table:formula="of:=[.Y328]" office:value-type="float" office:value="2" calcext:value-type="float">
            <text:p>2</text:p>
          </table:table-cell>
          <table:table-cell table:formula="of:=IF([Data.Z328]=&quot;True&quot;;&quot;Challenged&quot;;IF([Data.AA32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28]+[Data.T3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28]+[Data.V32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989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IF([Data.G329]=[Keys.$A$10];1;0)" office:value-type="float" office:value="0" calcext:value-type="float">
            <text:p>0</text:p>
          </table:table-cell>
          <table:table-cell table:formula="of:=IF([.B329]=0;IF([Data.F329]=[Keys.$A$10];1;0);0)" office:value-type="float" office:value="0" calcext:value-type="float">
            <text:p>0</text:p>
          </table:table-cell>
          <table:table-cell table:formula="of:=IF([Data.G329]=[Keys.I329];1;0)" office:value-type="float" office:value="0" calcext:value-type="float">
            <text:p>0</text:p>
          </table:table-cell>
          <table:table-cell table:formula="of:=IF([.D329]=0;IF([Data.F329]=[Keys.I329];1;0);0)" office:value-type="float" office:value="0" calcext:value-type="float">
            <text:p>0</text:p>
          </table:table-cell>
          <table:table-cell table:formula="of:=IF([Data.G329]=[Keys.J329];1;0)" office:value-type="float" office:value="0" calcext:value-type="float">
            <text:p>0</text:p>
          </table:table-cell>
          <table:table-cell table:formula="of:=IF([.F329]=0;IF([Data.F329]=[Keys.J329];1;0);0)" office:value-type="float" office:value="1" calcext:value-type="float">
            <text:p>1</text:p>
          </table:table-cell>
          <table:table-cell table:formula="of:=IF([Data.G329]=[Keys.K329];1;0)" office:value-type="float" office:value="0" calcext:value-type="float">
            <text:p>0</text:p>
          </table:table-cell>
          <table:table-cell table:formula="of:=IF([.H329]=0;IF([Data.F329]=[Keys.K329];1;0);0)" office:value-type="float" office:value="0" calcext:value-type="float">
            <text:p>0</text:p>
          </table:table-cell>
          <table:table-cell table:formula="of:=IF([Data.G329]=[Keys.L329];1;0)" office:value-type="float" office:value="0" calcext:value-type="float">
            <text:p>0</text:p>
          </table:table-cell>
          <table:table-cell table:formula="of:=IF([.J329]=0;IF([Data.F329]=[Keys.L32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29];MATCH([Keys.I329];[Keys.$D$2:.$D$9];0))" office:value-type="float" office:value="2" calcext:value-type="float">
            <text:p>2</text:p>
          </table:table-cell>
          <table:table-cell table:formula="of:=[.S329]" office:value-type="float" office:value="2" calcext:value-type="float">
            <text:p>2</text:p>
          </table:table-cell>
          <table:table-cell table:formula="of:=INDEX([Data.$K$2:.$R$359];[Keys.$M329];MATCH([Keys.J329];[Keys.$D$2:.$D$9];0))" office:value-type="float" office:value="2" calcext:value-type="float">
            <text:p>2</text:p>
          </table:table-cell>
          <table:table-cell table:formula="of:=[.U329]" office:value-type="float" office:value="2" calcext:value-type="float">
            <text:p>2</text:p>
          </table:table-cell>
          <table:table-cell table:formula="of:=INDEX([Data.$K$2:.$R$359];[Keys.$M329];MATCH([Keys.K329];[Keys.$D$2:.$D$9];0))" office:value-type="float" office:value="0" calcext:value-type="float">
            <text:p>0</text:p>
          </table:table-cell>
          <table:table-cell table:formula="of:=[.W329]" office:value-type="float" office:value="0" calcext:value-type="float">
            <text:p>0</text:p>
          </table:table-cell>
          <table:table-cell table:formula="of:=INDEX([Data.$K$2:.$R$359];[Keys.$M329];MATCH([Keys.L329];[Keys.$D$2:.$D$9];0))" office:value-type="float" office:value="0" calcext:value-type="float">
            <text:p>0</text:p>
          </table:table-cell>
          <table:table-cell table:formula="of:=[.Y329]" office:value-type="float" office:value="0" calcext:value-type="float">
            <text:p>0</text:p>
          </table:table-cell>
          <table:table-cell table:formula="of:=IF([Data.Z329]=&quot;True&quot;;&quot;Challenged&quot;;IF([Data.AA329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29]+[Data.T3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29]+[Data.V32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989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IF([Data.G330]=[Keys.$A$10];1;0)" office:value-type="float" office:value="0" calcext:value-type="float">
            <text:p>0</text:p>
          </table:table-cell>
          <table:table-cell table:formula="of:=IF([.B330]=0;IF([Data.F330]=[Keys.$A$10];1;0);0)" office:value-type="float" office:value="0" calcext:value-type="float">
            <text:p>0</text:p>
          </table:table-cell>
          <table:table-cell table:formula="of:=IF([Data.G330]=[Keys.I330];1;0)" office:value-type="float" office:value="0" calcext:value-type="float">
            <text:p>0</text:p>
          </table:table-cell>
          <table:table-cell table:formula="of:=IF([.D330]=0;IF([Data.F330]=[Keys.I330];1;0);0)" office:value-type="float" office:value="0" calcext:value-type="float">
            <text:p>0</text:p>
          </table:table-cell>
          <table:table-cell table:formula="of:=IF([Data.G330]=[Keys.J330];1;0)" office:value-type="float" office:value="0" calcext:value-type="float">
            <text:p>0</text:p>
          </table:table-cell>
          <table:table-cell table:formula="of:=IF([.F330]=0;IF([Data.F330]=[Keys.J330];1;0);0)" office:value-type="float" office:value="0" calcext:value-type="float">
            <text:p>0</text:p>
          </table:table-cell>
          <table:table-cell table:formula="of:=IF([Data.G330]=[Keys.K330];1;0)" office:value-type="float" office:value="0" calcext:value-type="float">
            <text:p>0</text:p>
          </table:table-cell>
          <table:table-cell table:formula="of:=IF([.H330]=0;IF([Data.F330]=[Keys.K330];1;0);0)" office:value-type="float" office:value="0" calcext:value-type="float">
            <text:p>0</text:p>
          </table:table-cell>
          <table:table-cell table:formula="of:=IF([Data.G330]=[Keys.L330];1;0)" office:value-type="float" office:value="0" calcext:value-type="float">
            <text:p>0</text:p>
          </table:table-cell>
          <table:table-cell table:formula="of:=IF([.J330]=0;IF([Data.F330]=[Keys.L330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330];MATCH([Keys.I330];[Keys.$D$2:.$D$9];0))" office:value-type="float" office:value="0" calcext:value-type="float">
            <text:p>0</text:p>
          </table:table-cell>
          <table:table-cell table:formula="of:=[.S330]" office:value-type="float" office:value="0" calcext:value-type="float">
            <text:p>0</text:p>
          </table:table-cell>
          <table:table-cell table:formula="of:=INDEX([Data.$K$2:.$R$359];[Keys.$M330];MATCH([Keys.J330];[Keys.$D$2:.$D$9];0))" office:value-type="float" office:value="0" calcext:value-type="float">
            <text:p>0</text:p>
          </table:table-cell>
          <table:table-cell table:formula="of:=[.U330]" office:value-type="float" office:value="0" calcext:value-type="float">
            <text:p>0</text:p>
          </table:table-cell>
          <table:table-cell table:formula="of:=INDEX([Data.$K$2:.$R$359];[Keys.$M330];MATCH([Keys.K330];[Keys.$D$2:.$D$9];0))" office:value-type="float" office:value="0" calcext:value-type="float">
            <text:p>0</text:p>
          </table:table-cell>
          <table:table-cell table:formula="of:=[.W330]" office:value-type="float" office:value="0" calcext:value-type="float">
            <text:p>0</text:p>
          </table:table-cell>
          <table:table-cell table:formula="of:=INDEX([Data.$K$2:.$R$359];[Keys.$M330];MATCH([Keys.L330];[Keys.$D$2:.$D$9];0))" office:value-type="float" office:value="0" calcext:value-type="float">
            <text:p>0</text:p>
          </table:table-cell>
          <table:table-cell table:formula="of:=[.Y330]" office:value-type="float" office:value="0" calcext:value-type="float">
            <text:p>0</text:p>
          </table:table-cell>
          <table:table-cell table:formula="of:=IF([Data.Z330]=&quot;True&quot;;&quot;Challenged&quot;;IF([Data.AA330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30]+[Data.T3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30]+[Data.V33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989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formula="of:=IF([Data.G331]=[Keys.$A$10];1;0)" office:value-type="float" office:value="1" calcext:value-type="float">
            <text:p>1</text:p>
          </table:table-cell>
          <table:table-cell table:formula="of:=IF([.B331]=0;IF([Data.F331]=[Keys.$A$10];1;0);0)" office:value-type="float" office:value="0" calcext:value-type="float">
            <text:p>0</text:p>
          </table:table-cell>
          <table:table-cell table:formula="of:=IF([Data.G331]=[Keys.I331];1;0)" office:value-type="float" office:value="0" calcext:value-type="float">
            <text:p>0</text:p>
          </table:table-cell>
          <table:table-cell table:formula="of:=IF([.D331]=0;IF([Data.F331]=[Keys.I331];1;0);0)" office:value-type="float" office:value="0" calcext:value-type="float">
            <text:p>0</text:p>
          </table:table-cell>
          <table:table-cell table:formula="of:=IF([Data.G331]=[Keys.J331];1;0)" office:value-type="float" office:value="0" calcext:value-type="float">
            <text:p>0</text:p>
          </table:table-cell>
          <table:table-cell table:formula="of:=IF([.F331]=0;IF([Data.F331]=[Keys.J331];1;0);0)" office:value-type="float" office:value="0" calcext:value-type="float">
            <text:p>0</text:p>
          </table:table-cell>
          <table:table-cell table:formula="of:=IF([Data.G331]=[Keys.K331];1;0)" office:value-type="float" office:value="0" calcext:value-type="float">
            <text:p>0</text:p>
          </table:table-cell>
          <table:table-cell table:formula="of:=IF([.H331]=0;IF([Data.F331]=[Keys.K331];1;0);0)" office:value-type="float" office:value="0" calcext:value-type="float">
            <text:p>0</text:p>
          </table:table-cell>
          <table:table-cell table:formula="of:=IF([Data.G331]=[Keys.L331];1;0)" office:value-type="float" office:value="0" calcext:value-type="float">
            <text:p>0</text:p>
          </table:table-cell>
          <table:table-cell table:formula="of:=IF([.J331]=0;IF([Data.F331]=[Keys.L331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331];MATCH([Keys.I331];[Keys.$D$2:.$D$9];0))" office:value-type="float" office:value="0" calcext:value-type="float">
            <text:p>0</text:p>
          </table:table-cell>
          <table:table-cell table:formula="of:=[.S331]" office:value-type="float" office:value="0" calcext:value-type="float">
            <text:p>0</text:p>
          </table:table-cell>
          <table:table-cell table:formula="of:=INDEX([Data.$K$2:.$R$359];[Keys.$M331];MATCH([Keys.J331];[Keys.$D$2:.$D$9];0))" office:value-type="float" office:value="0" calcext:value-type="float">
            <text:p>0</text:p>
          </table:table-cell>
          <table:table-cell table:formula="of:=[.U331]" office:value-type="float" office:value="0" calcext:value-type="float">
            <text:p>0</text:p>
          </table:table-cell>
          <table:table-cell table:formula="of:=INDEX([Data.$K$2:.$R$359];[Keys.$M331];MATCH([Keys.K331];[Keys.$D$2:.$D$9];0))" office:value-type="float" office:value="0" calcext:value-type="float">
            <text:p>0</text:p>
          </table:table-cell>
          <table:table-cell table:formula="of:=[.W331]" office:value-type="float" office:value="0" calcext:value-type="float">
            <text:p>0</text:p>
          </table:table-cell>
          <table:table-cell table:formula="of:=INDEX([Data.$K$2:.$R$359];[Keys.$M331];MATCH([Keys.L331];[Keys.$D$2:.$D$9];0))" office:value-type="float" office:value="0" calcext:value-type="float">
            <text:p>0</text:p>
          </table:table-cell>
          <table:table-cell table:formula="of:=[.Y331]" office:value-type="float" office:value="0" calcext:value-type="float">
            <text:p>0</text:p>
          </table:table-cell>
          <table:table-cell table:formula="of:=IF([Data.Z331]=&quot;True&quot;;&quot;Challenged&quot;;IF([Data.AA33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31]+[Data.T3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31]+[Data.V33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989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IF([Data.G332]=[Keys.$A$10];1;0)" office:value-type="float" office:value="0" calcext:value-type="float">
            <text:p>0</text:p>
          </table:table-cell>
          <table:table-cell table:formula="of:=IF([.B332]=0;IF([Data.F332]=[Keys.$A$10];1;0);0)" office:value-type="float" office:value="0" calcext:value-type="float">
            <text:p>0</text:p>
          </table:table-cell>
          <table:table-cell table:formula="of:=IF([Data.G332]=[Keys.I332];1;0)" office:value-type="float" office:value="0" calcext:value-type="float">
            <text:p>0</text:p>
          </table:table-cell>
          <table:table-cell table:formula="of:=IF([.D332]=0;IF([Data.F332]=[Keys.I332];1;0);0)" office:value-type="float" office:value="0" calcext:value-type="float">
            <text:p>0</text:p>
          </table:table-cell>
          <table:table-cell table:formula="of:=IF([Data.G332]=[Keys.J332];1;0)" office:value-type="float" office:value="0" calcext:value-type="float">
            <text:p>0</text:p>
          </table:table-cell>
          <table:table-cell table:formula="of:=IF([.F332]=0;IF([Data.F332]=[Keys.J332];1;0);0)" office:value-type="float" office:value="0" calcext:value-type="float">
            <text:p>0</text:p>
          </table:table-cell>
          <table:table-cell table:formula="of:=IF([Data.G332]=[Keys.K332];1;0)" office:value-type="float" office:value="0" calcext:value-type="float">
            <text:p>0</text:p>
          </table:table-cell>
          <table:table-cell table:formula="of:=IF([.H332]=0;IF([Data.F332]=[Keys.K332];1;0);0)" office:value-type="float" office:value="0" calcext:value-type="float">
            <text:p>0</text:p>
          </table:table-cell>
          <table:table-cell table:formula="of:=IF([Data.G332]=[Keys.L332];1;0)" office:value-type="float" office:value="0" calcext:value-type="float">
            <text:p>0</text:p>
          </table:table-cell>
          <table:table-cell table:formula="of:=IF([.J332]=0;IF([Data.F332]=[Keys.L332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32];MATCH([Keys.I332];[Keys.$D$2:.$D$9];0))" office:value-type="float" office:value="1" calcext:value-type="float">
            <text:p>1</text:p>
          </table:table-cell>
          <table:table-cell table:formula="of:=[.S332]" office:value-type="float" office:value="1" calcext:value-type="float">
            <text:p>1</text:p>
          </table:table-cell>
          <table:table-cell table:formula="of:=INDEX([Data.$K$2:.$R$359];[Keys.$M332];MATCH([Keys.J332];[Keys.$D$2:.$D$9];0))" office:value-type="float" office:value="0" calcext:value-type="float">
            <text:p>0</text:p>
          </table:table-cell>
          <table:table-cell table:formula="of:=[.U332]" office:value-type="float" office:value="0" calcext:value-type="float">
            <text:p>0</text:p>
          </table:table-cell>
          <table:table-cell table:formula="of:=INDEX([Data.$K$2:.$R$359];[Keys.$M332];MATCH([Keys.K332];[Keys.$D$2:.$D$9];0))" office:value-type="float" office:value="0" calcext:value-type="float">
            <text:p>0</text:p>
          </table:table-cell>
          <table:table-cell table:formula="of:=[.W332]" office:value-type="float" office:value="0" calcext:value-type="float">
            <text:p>0</text:p>
          </table:table-cell>
          <table:table-cell table:formula="of:=INDEX([Data.$K$2:.$R$359];[Keys.$M332];MATCH([Keys.L332];[Keys.$D$2:.$D$9];0))" office:value-type="float" office:value="0" calcext:value-type="float">
            <text:p>0</text:p>
          </table:table-cell>
          <table:table-cell table:formula="of:=[.Y332]" office:value-type="float" office:value="0" calcext:value-type="float">
            <text:p>0</text:p>
          </table:table-cell>
          <table:table-cell table:formula="of:=IF([Data.Z332]=&quot;True&quot;;&quot;Challenged&quot;;IF([Data.AA33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32]+[Data.T3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32]+[Data.V33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989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IF([Data.G333]=[Keys.$A$10];1;0)" office:value-type="float" office:value="0" calcext:value-type="float">
            <text:p>0</text:p>
          </table:table-cell>
          <table:table-cell table:formula="of:=IF([.B333]=0;IF([Data.F333]=[Keys.$A$10];1;0);0)" office:value-type="float" office:value="0" calcext:value-type="float">
            <text:p>0</text:p>
          </table:table-cell>
          <table:table-cell table:formula="of:=IF([Data.G333]=[Keys.I333];1;0)" office:value-type="float" office:value="0" calcext:value-type="float">
            <text:p>0</text:p>
          </table:table-cell>
          <table:table-cell table:formula="of:=IF([.D333]=0;IF([Data.F333]=[Keys.I333];1;0);0)" office:value-type="float" office:value="0" calcext:value-type="float">
            <text:p>0</text:p>
          </table:table-cell>
          <table:table-cell table:formula="of:=IF([Data.G333]=[Keys.J333];1;0)" office:value-type="float" office:value="0" calcext:value-type="float">
            <text:p>0</text:p>
          </table:table-cell>
          <table:table-cell table:formula="of:=IF([.F333]=0;IF([Data.F333]=[Keys.J333];1;0);0)" office:value-type="float" office:value="0" calcext:value-type="float">
            <text:p>0</text:p>
          </table:table-cell>
          <table:table-cell table:formula="of:=IF([Data.G333]=[Keys.K333];1;0)" office:value-type="float" office:value="0" calcext:value-type="float">
            <text:p>0</text:p>
          </table:table-cell>
          <table:table-cell table:formula="of:=IF([.H333]=0;IF([Data.F333]=[Keys.K333];1;0);0)" office:value-type="float" office:value="0" calcext:value-type="float">
            <text:p>0</text:p>
          </table:table-cell>
          <table:table-cell table:formula="of:=IF([Data.G333]=[Keys.L333];1;0)" office:value-type="float" office:value="0" calcext:value-type="float">
            <text:p>0</text:p>
          </table:table-cell>
          <table:table-cell table:formula="of:=IF([.J333]=0;IF([Data.F333]=[Keys.L33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33];MATCH([Keys.I333];[Keys.$D$2:.$D$9];0))" office:value-type="float" office:value="0" calcext:value-type="float">
            <text:p>0</text:p>
          </table:table-cell>
          <table:table-cell table:formula="of:=[.S333]" office:value-type="float" office:value="0" calcext:value-type="float">
            <text:p>0</text:p>
          </table:table-cell>
          <table:table-cell table:formula="of:=INDEX([Data.$K$2:.$R$359];[Keys.$M333];MATCH([Keys.J333];[Keys.$D$2:.$D$9];0))" office:value-type="float" office:value="0" calcext:value-type="float">
            <text:p>0</text:p>
          </table:table-cell>
          <table:table-cell table:formula="of:=[.U333]" office:value-type="float" office:value="0" calcext:value-type="float">
            <text:p>0</text:p>
          </table:table-cell>
          <table:table-cell table:formula="of:=INDEX([Data.$K$2:.$R$359];[Keys.$M333];MATCH([Keys.K333];[Keys.$D$2:.$D$9];0))" office:value-type="float" office:value="0" calcext:value-type="float">
            <text:p>0</text:p>
          </table:table-cell>
          <table:table-cell table:formula="of:=[.W333]" office:value-type="float" office:value="0" calcext:value-type="float">
            <text:p>0</text:p>
          </table:table-cell>
          <table:table-cell table:formula="of:=INDEX([Data.$K$2:.$R$359];[Keys.$M333];MATCH([Keys.L333];[Keys.$D$2:.$D$9];0))" office:value-type="float" office:value="0" calcext:value-type="float">
            <text:p>0</text:p>
          </table:table-cell>
          <table:table-cell table:formula="of:=[.Y333]" office:value-type="float" office:value="0" calcext:value-type="float">
            <text:p>0</text:p>
          </table:table-cell>
          <table:table-cell table:formula="of:=IF([Data.Z333]=&quot;True&quot;;&quot;Challenged&quot;;IF([Data.AA33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33]+[Data.T3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33]+[Data.V33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989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formula="of:=IF([Data.G334]=[Keys.$A$10];1;0)" office:value-type="float" office:value="0" calcext:value-type="float">
            <text:p>0</text:p>
          </table:table-cell>
          <table:table-cell table:formula="of:=IF([.B334]=0;IF([Data.F334]=[Keys.$A$10];1;0);0)" office:value-type="float" office:value="0" calcext:value-type="float">
            <text:p>0</text:p>
          </table:table-cell>
          <table:table-cell table:formula="of:=IF([Data.G334]=[Keys.I334];1;0)" office:value-type="float" office:value="0" calcext:value-type="float">
            <text:p>0</text:p>
          </table:table-cell>
          <table:table-cell table:formula="of:=IF([.D334]=0;IF([Data.F334]=[Keys.I334];1;0);0)" office:value-type="float" office:value="0" calcext:value-type="float">
            <text:p>0</text:p>
          </table:table-cell>
          <table:table-cell table:formula="of:=IF([Data.G334]=[Keys.J334];1;0)" office:value-type="float" office:value="0" calcext:value-type="float">
            <text:p>0</text:p>
          </table:table-cell>
          <table:table-cell table:formula="of:=IF([.F334]=0;IF([Data.F334]=[Keys.J334];1;0);0)" office:value-type="float" office:value="0" calcext:value-type="float">
            <text:p>0</text:p>
          </table:table-cell>
          <table:table-cell table:formula="of:=IF([Data.G334]=[Keys.K334];1;0)" office:value-type="float" office:value="0" calcext:value-type="float">
            <text:p>0</text:p>
          </table:table-cell>
          <table:table-cell table:formula="of:=IF([.H334]=0;IF([Data.F334]=[Keys.K334];1;0);0)" office:value-type="float" office:value="0" calcext:value-type="float">
            <text:p>0</text:p>
          </table:table-cell>
          <table:table-cell table:formula="of:=IF([Data.G334]=[Keys.L334];1;0)" office:value-type="float" office:value="0" calcext:value-type="float">
            <text:p>0</text:p>
          </table:table-cell>
          <table:table-cell table:formula="of:=IF([.J334]=0;IF([Data.F334]=[Keys.L334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334];MATCH([Keys.I334];[Keys.$D$2:.$D$9];0))" office:value-type="float" office:value="0" calcext:value-type="float">
            <text:p>0</text:p>
          </table:table-cell>
          <table:table-cell table:formula="of:=[.S334]" office:value-type="float" office:value="0" calcext:value-type="float">
            <text:p>0</text:p>
          </table:table-cell>
          <table:table-cell table:formula="of:=INDEX([Data.$K$2:.$R$359];[Keys.$M334];MATCH([Keys.J334];[Keys.$D$2:.$D$9];0))" office:value-type="float" office:value="0" calcext:value-type="float">
            <text:p>0</text:p>
          </table:table-cell>
          <table:table-cell table:formula="of:=[.U334]" office:value-type="float" office:value="0" calcext:value-type="float">
            <text:p>0</text:p>
          </table:table-cell>
          <table:table-cell table:formula="of:=INDEX([Data.$K$2:.$R$359];[Keys.$M334];MATCH([Keys.K334];[Keys.$D$2:.$D$9];0))" office:value-type="float" office:value="0" calcext:value-type="float">
            <text:p>0</text:p>
          </table:table-cell>
          <table:table-cell table:formula="of:=[.W334]" office:value-type="float" office:value="0" calcext:value-type="float">
            <text:p>0</text:p>
          </table:table-cell>
          <table:table-cell table:formula="of:=INDEX([Data.$K$2:.$R$359];[Keys.$M334];MATCH([Keys.L334];[Keys.$D$2:.$D$9];0))" office:value-type="float" office:value="0" calcext:value-type="float">
            <text:p>0</text:p>
          </table:table-cell>
          <table:table-cell table:formula="of:=[.Y334]" office:value-type="float" office:value="0" calcext:value-type="float">
            <text:p>0</text:p>
          </table:table-cell>
          <table:table-cell table:formula="of:=IF([Data.Z334]=&quot;True&quot;;&quot;Challenged&quot;;IF([Data.AA334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34]+[Data.T3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34]+[Data.V33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Data.G335]=[Keys.$A$10];1;0)" office:value-type="float" office:value="0" calcext:value-type="float">
            <text:p>0</text:p>
          </table:table-cell>
          <table:table-cell table:formula="of:=IF([.B335]=0;IF([Data.F335]=[Keys.$A$10];1;0);0)" office:value-type="float" office:value="0" calcext:value-type="float">
            <text:p>0</text:p>
          </table:table-cell>
          <table:table-cell table:formula="of:=IF([Data.G335]=[Keys.I335];1;0)" office:value-type="float" office:value="0" calcext:value-type="float">
            <text:p>0</text:p>
          </table:table-cell>
          <table:table-cell table:formula="of:=IF([.D335]=0;IF([Data.F335]=[Keys.I335];1;0);0)" office:value-type="float" office:value="0" calcext:value-type="float">
            <text:p>0</text:p>
          </table:table-cell>
          <table:table-cell table:formula="of:=IF([Data.G335]=[Keys.J335];1;0)" office:value-type="float" office:value="0" calcext:value-type="float">
            <text:p>0</text:p>
          </table:table-cell>
          <table:table-cell table:formula="of:=IF([.F335]=0;IF([Data.F335]=[Keys.J335];1;0);0)" office:value-type="float" office:value="0" calcext:value-type="float">
            <text:p>0</text:p>
          </table:table-cell>
          <table:table-cell table:formula="of:=IF([Data.G335]=[Keys.K335];1;0)" office:value-type="float" office:value="0" calcext:value-type="float">
            <text:p>0</text:p>
          </table:table-cell>
          <table:table-cell table:formula="of:=IF([.H335]=0;IF([Data.F335]=[Keys.K335];1;0);0)" office:value-type="float" office:value="0" calcext:value-type="float">
            <text:p>0</text:p>
          </table:table-cell>
          <table:table-cell table:formula="of:=IF([Data.G335]=[Keys.L335];1;0)" office:value-type="float" office:value="0" calcext:value-type="float">
            <text:p>0</text:p>
          </table:table-cell>
          <table:table-cell table:formula="of:=IF([.J335]=0;IF([Data.F335]=[Keys.L335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335];MATCH([Keys.I335];[Keys.$D$2:.$D$9];0))" office:value-type="float" office:value="0" calcext:value-type="float">
            <text:p>0</text:p>
          </table:table-cell>
          <table:table-cell table:formula="of:=[.S335]" office:value-type="float" office:value="0" calcext:value-type="float">
            <text:p>0</text:p>
          </table:table-cell>
          <table:table-cell table:formula="of:=INDEX([Data.$K$2:.$R$359];[Keys.$M335];MATCH([Keys.J335];[Keys.$D$2:.$D$9];0))" office:value-type="float" office:value="0" calcext:value-type="float">
            <text:p>0</text:p>
          </table:table-cell>
          <table:table-cell table:formula="of:=[.U335]" office:value-type="float" office:value="0" calcext:value-type="float">
            <text:p>0</text:p>
          </table:table-cell>
          <table:table-cell table:formula="of:=INDEX([Data.$K$2:.$R$359];[Keys.$M335];MATCH([Keys.K335];[Keys.$D$2:.$D$9];0))" office:value-type="float" office:value="0" calcext:value-type="float">
            <text:p>0</text:p>
          </table:table-cell>
          <table:table-cell table:formula="of:=[.W335]" office:value-type="float" office:value="0" calcext:value-type="float">
            <text:p>0</text:p>
          </table:table-cell>
          <table:table-cell table:formula="of:=INDEX([Data.$K$2:.$R$359];[Keys.$M335];MATCH([Keys.L335];[Keys.$D$2:.$D$9];0))" office:value-type="float" office:value="1" calcext:value-type="float">
            <text:p>1</text:p>
          </table:table-cell>
          <table:table-cell table:formula="of:=[.Y335]" office:value-type="float" office:value="1" calcext:value-type="float">
            <text:p>1</text:p>
          </table:table-cell>
          <table:table-cell table:formula="of:=IF([Data.Z335]=&quot;True&quot;;&quot;Challenged&quot;;IF([Data.AA335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35]+[Data.T3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35]+[Data.V33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989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formula="of:=IF([Data.G336]=[Keys.$A$10];1;0)" office:value-type="float" office:value="0" calcext:value-type="float">
            <text:p>0</text:p>
          </table:table-cell>
          <table:table-cell table:formula="of:=IF([.B336]=0;IF([Data.F336]=[Keys.$A$10];1;0);0)" office:value-type="float" office:value="0" calcext:value-type="float">
            <text:p>0</text:p>
          </table:table-cell>
          <table:table-cell table:formula="of:=IF([Data.G336]=[Keys.I336];1;0)" office:value-type="float" office:value="1" calcext:value-type="float">
            <text:p>1</text:p>
          </table:table-cell>
          <table:table-cell table:formula="of:=IF([.D336]=0;IF([Data.F336]=[Keys.I336];1;0);0)" office:value-type="float" office:value="0" calcext:value-type="float">
            <text:p>0</text:p>
          </table:table-cell>
          <table:table-cell table:formula="of:=IF([Data.G336]=[Keys.J336];1;0)" office:value-type="float" office:value="0" calcext:value-type="float">
            <text:p>0</text:p>
          </table:table-cell>
          <table:table-cell table:formula="of:=IF([.F336]=0;IF([Data.F336]=[Keys.J336];1;0);0)" office:value-type="float" office:value="0" calcext:value-type="float">
            <text:p>0</text:p>
          </table:table-cell>
          <table:table-cell table:formula="of:=IF([Data.G336]=[Keys.K336];1;0)" office:value-type="float" office:value="0" calcext:value-type="float">
            <text:p>0</text:p>
          </table:table-cell>
          <table:table-cell table:formula="of:=IF([.H336]=0;IF([Data.F336]=[Keys.K336];1;0);0)" office:value-type="float" office:value="0" calcext:value-type="float">
            <text:p>0</text:p>
          </table:table-cell>
          <table:table-cell table:formula="of:=IF([Data.G336]=[Keys.L336];1;0)" office:value-type="float" office:value="0" calcext:value-type="float">
            <text:p>0</text:p>
          </table:table-cell>
          <table:table-cell table:formula="of:=IF([.J336]=0;IF([Data.F336]=[Keys.L33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36];MATCH([Keys.I336];[Keys.$D$2:.$D$9];0))" office:value-type="float" office:value="1" calcext:value-type="float">
            <text:p>1</text:p>
          </table:table-cell>
          <table:table-cell table:formula="of:=[.S336]" office:value-type="float" office:value="1" calcext:value-type="float">
            <text:p>1</text:p>
          </table:table-cell>
          <table:table-cell table:formula="of:=INDEX([Data.$K$2:.$R$359];[Keys.$M336];MATCH([Keys.J336];[Keys.$D$2:.$D$9];0))" office:value-type="float" office:value="1" calcext:value-type="float">
            <text:p>1</text:p>
          </table:table-cell>
          <table:table-cell table:formula="of:=[.U336]" office:value-type="float" office:value="1" calcext:value-type="float">
            <text:p>1</text:p>
          </table:table-cell>
          <table:table-cell table:formula="of:=INDEX([Data.$K$2:.$R$359];[Keys.$M336];MATCH([Keys.K336];[Keys.$D$2:.$D$9];0))" office:value-type="float" office:value="0" calcext:value-type="float">
            <text:p>0</text:p>
          </table:table-cell>
          <table:table-cell table:formula="of:=[.W336]" office:value-type="float" office:value="0" calcext:value-type="float">
            <text:p>0</text:p>
          </table:table-cell>
          <table:table-cell table:formula="of:=INDEX([Data.$K$2:.$R$359];[Keys.$M336];MATCH([Keys.L336];[Keys.$D$2:.$D$9];0))" office:value-type="float" office:value="0" calcext:value-type="float">
            <text:p>0</text:p>
          </table:table-cell>
          <table:table-cell table:formula="of:=[.Y336]" office:value-type="float" office:value="0" calcext:value-type="float">
            <text:p>0</text:p>
          </table:table-cell>
          <table:table-cell table:formula="of:=IF([Data.Z336]=&quot;True&quot;;&quot;Challenged&quot;;IF([Data.AA336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36]+[Data.T3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36]+[Data.V33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989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IF([Data.G337]=[Keys.$A$10];1;0)" office:value-type="float" office:value="0" calcext:value-type="float">
            <text:p>0</text:p>
          </table:table-cell>
          <table:table-cell table:formula="of:=IF([.B337]=0;IF([Data.F337]=[Keys.$A$10];1;0);0)" office:value-type="float" office:value="0" calcext:value-type="float">
            <text:p>0</text:p>
          </table:table-cell>
          <table:table-cell table:formula="of:=IF([Data.G337]=[Keys.I337];1;0)" office:value-type="float" office:value="0" calcext:value-type="float">
            <text:p>0</text:p>
          </table:table-cell>
          <table:table-cell table:formula="of:=IF([.D337]=0;IF([Data.F337]=[Keys.I337];1;0);0)" office:value-type="float" office:value="0" calcext:value-type="float">
            <text:p>0</text:p>
          </table:table-cell>
          <table:table-cell table:formula="of:=IF([Data.G337]=[Keys.J337];1;0)" office:value-type="float" office:value="0" calcext:value-type="float">
            <text:p>0</text:p>
          </table:table-cell>
          <table:table-cell table:formula="of:=IF([.F337]=0;IF([Data.F337]=[Keys.J337];1;0);0)" office:value-type="float" office:value="0" calcext:value-type="float">
            <text:p>0</text:p>
          </table:table-cell>
          <table:table-cell table:formula="of:=IF([Data.G337]=[Keys.K337];1;0)" office:value-type="float" office:value="0" calcext:value-type="float">
            <text:p>0</text:p>
          </table:table-cell>
          <table:table-cell table:formula="of:=IF([.H337]=0;IF([Data.F337]=[Keys.K337];1;0);0)" office:value-type="float" office:value="0" calcext:value-type="float">
            <text:p>0</text:p>
          </table:table-cell>
          <table:table-cell table:formula="of:=IF([Data.G337]=[Keys.L337];1;0)" office:value-type="float" office:value="0" calcext:value-type="float">
            <text:p>0</text:p>
          </table:table-cell>
          <table:table-cell table:formula="of:=IF([.J337]=0;IF([Data.F337]=[Keys.L337];1;0);0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37];MATCH([Keys.I337];[Keys.$D$2:.$D$9];0))" office:value-type="float" office:value="0" calcext:value-type="float">
            <text:p>0</text:p>
          </table:table-cell>
          <table:table-cell table:formula="of:=[.S337]" office:value-type="float" office:value="0" calcext:value-type="float">
            <text:p>0</text:p>
          </table:table-cell>
          <table:table-cell table:formula="of:=INDEX([Data.$K$2:.$R$359];[Keys.$M337];MATCH([Keys.J337];[Keys.$D$2:.$D$9];0))" office:value-type="float" office:value="0" calcext:value-type="float">
            <text:p>0</text:p>
          </table:table-cell>
          <table:table-cell table:formula="of:=[.U337]" office:value-type="float" office:value="0" calcext:value-type="float">
            <text:p>0</text:p>
          </table:table-cell>
          <table:table-cell table:formula="of:=INDEX([Data.$K$2:.$R$359];[Keys.$M337];MATCH([Keys.K337];[Keys.$D$2:.$D$9];0))" office:value-type="float" office:value="0" calcext:value-type="float">
            <text:p>0</text:p>
          </table:table-cell>
          <table:table-cell table:formula="of:=[.W337]" office:value-type="float" office:value="0" calcext:value-type="float">
            <text:p>0</text:p>
          </table:table-cell>
          <table:table-cell table:formula="of:=INDEX([Data.$K$2:.$R$359];[Keys.$M337];MATCH([Keys.L337];[Keys.$D$2:.$D$9];0))" office:value-type="float" office:value="0" calcext:value-type="float">
            <text:p>0</text:p>
          </table:table-cell>
          <table:table-cell table:formula="of:=[.Y337]" office:value-type="float" office:value="0" calcext:value-type="float">
            <text:p>0</text:p>
          </table:table-cell>
          <table:table-cell table:formula="of:=IF([Data.Z337]=&quot;True&quot;;&quot;Challenged&quot;;IF([Data.AA337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37]+[Data.T3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37]+[Data.V33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89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formula="of:=IF([Data.G338]=[Keys.$A$10];1;0)" office:value-type="float" office:value="0" calcext:value-type="float">
            <text:p>0</text:p>
          </table:table-cell>
          <table:table-cell table:formula="of:=IF([.B338]=0;IF([Data.F338]=[Keys.$A$10];1;0);0)" office:value-type="float" office:value="1" calcext:value-type="float">
            <text:p>1</text:p>
          </table:table-cell>
          <table:table-cell table:formula="of:=IF([Data.G338]=[Keys.I338];1;0)" office:value-type="float" office:value="0" calcext:value-type="float">
            <text:p>0</text:p>
          </table:table-cell>
          <table:table-cell table:formula="of:=IF([.D338]=0;IF([Data.F338]=[Keys.I338];1;0);0)" office:value-type="float" office:value="0" calcext:value-type="float">
            <text:p>0</text:p>
          </table:table-cell>
          <table:table-cell table:formula="of:=IF([Data.G338]=[Keys.J338];1;0)" office:value-type="float" office:value="0" calcext:value-type="float">
            <text:p>0</text:p>
          </table:table-cell>
          <table:table-cell table:formula="of:=IF([.F338]=0;IF([Data.F338]=[Keys.J338];1;0);0)" office:value-type="float" office:value="0" calcext:value-type="float">
            <text:p>0</text:p>
          </table:table-cell>
          <table:table-cell table:formula="of:=IF([Data.G338]=[Keys.K338];1;0)" office:value-type="float" office:value="0" calcext:value-type="float">
            <text:p>0</text:p>
          </table:table-cell>
          <table:table-cell table:formula="of:=IF([.H338]=0;IF([Data.F338]=[Keys.K338];1;0);0)" office:value-type="float" office:value="0" calcext:value-type="float">
            <text:p>0</text:p>
          </table:table-cell>
          <table:table-cell table:formula="of:=IF([Data.G338]=[Keys.L338];1;0)" office:value-type="float" office:value="0" calcext:value-type="float">
            <text:p>0</text:p>
          </table:table-cell>
          <table:table-cell table:formula="of:=IF([.J338]=0;IF([Data.F338]=[Keys.L338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38];MATCH([Keys.I338];[Keys.$D$2:.$D$9];0))" office:value-type="float" office:value="0" calcext:value-type="float">
            <text:p>0</text:p>
          </table:table-cell>
          <table:table-cell table:formula="of:=[.S338]" office:value-type="float" office:value="0" calcext:value-type="float">
            <text:p>0</text:p>
          </table:table-cell>
          <table:table-cell table:formula="of:=INDEX([Data.$K$2:.$R$359];[Keys.$M338];MATCH([Keys.J338];[Keys.$D$2:.$D$9];0))" office:value-type="float" office:value="1" calcext:value-type="float">
            <text:p>1</text:p>
          </table:table-cell>
          <table:table-cell table:formula="of:=[.U338]" office:value-type="float" office:value="1" calcext:value-type="float">
            <text:p>1</text:p>
          </table:table-cell>
          <table:table-cell table:formula="of:=INDEX([Data.$K$2:.$R$359];[Keys.$M338];MATCH([Keys.K338];[Keys.$D$2:.$D$9];0))" office:value-type="float" office:value="0" calcext:value-type="float">
            <text:p>0</text:p>
          </table:table-cell>
          <table:table-cell table:formula="of:=[.W338]" office:value-type="float" office:value="0" calcext:value-type="float">
            <text:p>0</text:p>
          </table:table-cell>
          <table:table-cell table:formula="of:=INDEX([Data.$K$2:.$R$359];[Keys.$M338];MATCH([Keys.L338];[Keys.$D$2:.$D$9];0))" office:value-type="float" office:value="0" calcext:value-type="float">
            <text:p>0</text:p>
          </table:table-cell>
          <table:table-cell table:formula="of:=[.Y338]" office:value-type="float" office:value="0" calcext:value-type="float">
            <text:p>0</text:p>
          </table:table-cell>
          <table:table-cell table:formula="of:=IF([Data.Z338]=&quot;True&quot;;&quot;Challenged&quot;;IF([Data.AA33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38]+[Data.T3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38]+[Data.V33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89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formula="of:=IF([Data.G339]=[Keys.$A$10];1;0)" office:value-type="float" office:value="0" calcext:value-type="float">
            <text:p>0</text:p>
          </table:table-cell>
          <table:table-cell table:formula="of:=IF([.B339]=0;IF([Data.F339]=[Keys.$A$10];1;0);0)" office:value-type="float" office:value="0" calcext:value-type="float">
            <text:p>0</text:p>
          </table:table-cell>
          <table:table-cell table:formula="of:=IF([Data.G339]=[Keys.I339];1;0)" office:value-type="float" office:value="0" calcext:value-type="float">
            <text:p>0</text:p>
          </table:table-cell>
          <table:table-cell table:formula="of:=IF([.D339]=0;IF([Data.F339]=[Keys.I339];1;0);0)" office:value-type="float" office:value="0" calcext:value-type="float">
            <text:p>0</text:p>
          </table:table-cell>
          <table:table-cell table:formula="of:=IF([Data.G339]=[Keys.J339];1;0)" office:value-type="float" office:value="0" calcext:value-type="float">
            <text:p>0</text:p>
          </table:table-cell>
          <table:table-cell table:formula="of:=IF([.F339]=0;IF([Data.F339]=[Keys.J339];1;0);0)" office:value-type="float" office:value="0" calcext:value-type="float">
            <text:p>0</text:p>
          </table:table-cell>
          <table:table-cell table:formula="of:=IF([Data.G339]=[Keys.K339];1;0)" office:value-type="float" office:value="0" calcext:value-type="float">
            <text:p>0</text:p>
          </table:table-cell>
          <table:table-cell table:formula="of:=IF([.H339]=0;IF([Data.F339]=[Keys.K339];1;0);0)" office:value-type="float" office:value="1" calcext:value-type="float">
            <text:p>1</text:p>
          </table:table-cell>
          <table:table-cell table:formula="of:=IF([Data.G339]=[Keys.L339];1;0)" office:value-type="float" office:value="0" calcext:value-type="float">
            <text:p>0</text:p>
          </table:table-cell>
          <table:table-cell table:formula="of:=IF([.J339]=0;IF([Data.F339]=[Keys.L33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39];MATCH([Keys.I339];[Keys.$D$2:.$D$9];0))" office:value-type="float" office:value="0" calcext:value-type="float">
            <text:p>0</text:p>
          </table:table-cell>
          <table:table-cell table:formula="of:=[.S339]" office:value-type="float" office:value="0" calcext:value-type="float">
            <text:p>0</text:p>
          </table:table-cell>
          <table:table-cell table:formula="of:=INDEX([Data.$K$2:.$R$359];[Keys.$M339];MATCH([Keys.J339];[Keys.$D$2:.$D$9];0))" office:value-type="float" office:value="0" calcext:value-type="float">
            <text:p>0</text:p>
          </table:table-cell>
          <table:table-cell table:formula="of:=[.U339]" office:value-type="float" office:value="0" calcext:value-type="float">
            <text:p>0</text:p>
          </table:table-cell>
          <table:table-cell table:formula="of:=INDEX([Data.$K$2:.$R$359];[Keys.$M339];MATCH([Keys.K339];[Keys.$D$2:.$D$9];0))" office:value-type="float" office:value="0" calcext:value-type="float">
            <text:p>0</text:p>
          </table:table-cell>
          <table:table-cell table:formula="of:=[.W339]" office:value-type="float" office:value="0" calcext:value-type="float">
            <text:p>0</text:p>
          </table:table-cell>
          <table:table-cell table:formula="of:=INDEX([Data.$K$2:.$R$359];[Keys.$M339];MATCH([Keys.L339];[Keys.$D$2:.$D$9];0))" office:value-type="float" office:value="0" calcext:value-type="float">
            <text:p>0</text:p>
          </table:table-cell>
          <table:table-cell table:formula="of:=[.Y339]" office:value-type="float" office:value="0" calcext:value-type="float">
            <text:p>0</text:p>
          </table:table-cell>
          <table:table-cell table:formula="of:=IF([Data.Z339]=&quot;True&quot;;&quot;Challenged&quot;;IF([Data.AA33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39]+[Data.T3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39]+[Data.V33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89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IF([Data.G340]=[Keys.$A$10];1;0)" office:value-type="float" office:value="0" calcext:value-type="float">
            <text:p>0</text:p>
          </table:table-cell>
          <table:table-cell table:formula="of:=IF([.B340]=0;IF([Data.F340]=[Keys.$A$10];1;0);0)" office:value-type="float" office:value="1" calcext:value-type="float">
            <text:p>1</text:p>
          </table:table-cell>
          <table:table-cell table:formula="of:=IF([Data.G340]=[Keys.I340];1;0)" office:value-type="float" office:value="0" calcext:value-type="float">
            <text:p>0</text:p>
          </table:table-cell>
          <table:table-cell table:formula="of:=IF([.D340]=0;IF([Data.F340]=[Keys.I340];1;0);0)" office:value-type="float" office:value="0" calcext:value-type="float">
            <text:p>0</text:p>
          </table:table-cell>
          <table:table-cell table:formula="of:=IF([Data.G340]=[Keys.J340];1;0)" office:value-type="float" office:value="0" calcext:value-type="float">
            <text:p>0</text:p>
          </table:table-cell>
          <table:table-cell table:formula="of:=IF([.F340]=0;IF([Data.F340]=[Keys.J340];1;0);0)" office:value-type="float" office:value="0" calcext:value-type="float">
            <text:p>0</text:p>
          </table:table-cell>
          <table:table-cell table:formula="of:=IF([Data.G340]=[Keys.K340];1;0)" office:value-type="float" office:value="0" calcext:value-type="float">
            <text:p>0</text:p>
          </table:table-cell>
          <table:table-cell table:formula="of:=IF([.H340]=0;IF([Data.F340]=[Keys.K340];1;0);0)" office:value-type="float" office:value="0" calcext:value-type="float">
            <text:p>0</text:p>
          </table:table-cell>
          <table:table-cell table:formula="of:=IF([Data.G340]=[Keys.L340];1;0)" office:value-type="float" office:value="0" calcext:value-type="float">
            <text:p>0</text:p>
          </table:table-cell>
          <table:table-cell table:formula="of:=IF([.J340]=0;IF([Data.F340]=[Keys.L340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340];MATCH([Keys.I340];[Keys.$D$2:.$D$9];0))" office:value-type="float" office:value="0" calcext:value-type="float">
            <text:p>0</text:p>
          </table:table-cell>
          <table:table-cell table:formula="of:=[.S340]" office:value-type="float" office:value="0" calcext:value-type="float">
            <text:p>0</text:p>
          </table:table-cell>
          <table:table-cell table:formula="of:=INDEX([Data.$K$2:.$R$359];[Keys.$M340];MATCH([Keys.J340];[Keys.$D$2:.$D$9];0))" office:value-type="float" office:value="0" calcext:value-type="float">
            <text:p>0</text:p>
          </table:table-cell>
          <table:table-cell table:formula="of:=[.U340]" office:value-type="float" office:value="0" calcext:value-type="float">
            <text:p>0</text:p>
          </table:table-cell>
          <table:table-cell table:formula="of:=INDEX([Data.$K$2:.$R$359];[Keys.$M340];MATCH([Keys.K340];[Keys.$D$2:.$D$9];0))" office:value-type="float" office:value="0" calcext:value-type="float">
            <text:p>0</text:p>
          </table:table-cell>
          <table:table-cell table:formula="of:=[.W340]" office:value-type="float" office:value="0" calcext:value-type="float">
            <text:p>0</text:p>
          </table:table-cell>
          <table:table-cell table:formula="of:=INDEX([Data.$K$2:.$R$359];[Keys.$M340];MATCH([Keys.L340];[Keys.$D$2:.$D$9];0))" office:value-type="float" office:value="0" calcext:value-type="float">
            <text:p>0</text:p>
          </table:table-cell>
          <table:table-cell table:formula="of:=[.Y340]" office:value-type="float" office:value="0" calcext:value-type="float">
            <text:p>0</text:p>
          </table:table-cell>
          <table:table-cell table:formula="of:=IF([Data.Z340]=&quot;True&quot;;&quot;Challenged&quot;;IF([Data.AA34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40]+[Data.T3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40]+[Data.V34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89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formula="of:=IF([Data.G341]=[Keys.$A$10];1;0)" office:value-type="float" office:value="0" calcext:value-type="float">
            <text:p>0</text:p>
          </table:table-cell>
          <table:table-cell table:formula="of:=IF([.B341]=0;IF([Data.F341]=[Keys.$A$10];1;0);0)" office:value-type="float" office:value="0" calcext:value-type="float">
            <text:p>0</text:p>
          </table:table-cell>
          <table:table-cell table:formula="of:=IF([Data.G341]=[Keys.I341];1;0)" office:value-type="float" office:value="0" calcext:value-type="float">
            <text:p>0</text:p>
          </table:table-cell>
          <table:table-cell table:formula="of:=IF([.D341]=0;IF([Data.F341]=[Keys.I341];1;0);0)" office:value-type="float" office:value="0" calcext:value-type="float">
            <text:p>0</text:p>
          </table:table-cell>
          <table:table-cell table:formula="of:=IF([Data.G341]=[Keys.J341];1;0)" office:value-type="float" office:value="0" calcext:value-type="float">
            <text:p>0</text:p>
          </table:table-cell>
          <table:table-cell table:formula="of:=IF([.F341]=0;IF([Data.F341]=[Keys.J341];1;0);0)" office:value-type="float" office:value="0" calcext:value-type="float">
            <text:p>0</text:p>
          </table:table-cell>
          <table:table-cell table:formula="of:=IF([Data.G341]=[Keys.K341];1;0)" office:value-type="float" office:value="1" calcext:value-type="float">
            <text:p>1</text:p>
          </table:table-cell>
          <table:table-cell table:formula="of:=IF([.H341]=0;IF([Data.F341]=[Keys.K341];1;0);0)" office:value-type="float" office:value="0" calcext:value-type="float">
            <text:p>0</text:p>
          </table:table-cell>
          <table:table-cell table:formula="of:=IF([Data.G341]=[Keys.L341];1;0)" office:value-type="float" office:value="0" calcext:value-type="float">
            <text:p>0</text:p>
          </table:table-cell>
          <table:table-cell table:formula="of:=IF([.J341]=0;IF([Data.F341]=[Keys.L341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41];MATCH([Keys.I341];[Keys.$D$2:.$D$9];0))" office:value-type="float" office:value="0" calcext:value-type="float">
            <text:p>0</text:p>
          </table:table-cell>
          <table:table-cell table:formula="of:=[.S341]" office:value-type="float" office:value="0" calcext:value-type="float">
            <text:p>0</text:p>
          </table:table-cell>
          <table:table-cell table:formula="of:=INDEX([Data.$K$2:.$R$359];[Keys.$M341];MATCH([Keys.J341];[Keys.$D$2:.$D$9];0))" office:value-type="float" office:value="1" calcext:value-type="float">
            <text:p>1</text:p>
          </table:table-cell>
          <table:table-cell table:formula="of:=[.U341]" office:value-type="float" office:value="1" calcext:value-type="float">
            <text:p>1</text:p>
          </table:table-cell>
          <table:table-cell table:formula="of:=INDEX([Data.$K$2:.$R$359];[Keys.$M341];MATCH([Keys.K341];[Keys.$D$2:.$D$9];0))" office:value-type="float" office:value="1" calcext:value-type="float">
            <text:p>1</text:p>
          </table:table-cell>
          <table:table-cell table:formula="of:=[.W341]" office:value-type="float" office:value="1" calcext:value-type="float">
            <text:p>1</text:p>
          </table:table-cell>
          <table:table-cell table:formula="of:=INDEX([Data.$K$2:.$R$359];[Keys.$M341];MATCH([Keys.L341];[Keys.$D$2:.$D$9];0))" office:value-type="float" office:value="0" calcext:value-type="float">
            <text:p>0</text:p>
          </table:table-cell>
          <table:table-cell table:formula="of:=[.Y341]" office:value-type="float" office:value="0" calcext:value-type="float">
            <text:p>0</text:p>
          </table:table-cell>
          <table:table-cell table:formula="of:=IF([Data.Z341]=&quot;True&quot;;&quot;Challenged&quot;;IF([Data.AA341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41]+[Data.T34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341]+[Data.V341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89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IF([Data.G342]=[Keys.$A$10];1;0)" office:value-type="float" office:value="0" calcext:value-type="float">
            <text:p>0</text:p>
          </table:table-cell>
          <table:table-cell table:formula="of:=IF([.B342]=0;IF([Data.F342]=[Keys.$A$10];1;0);0)" office:value-type="float" office:value="0" calcext:value-type="float">
            <text:p>0</text:p>
          </table:table-cell>
          <table:table-cell table:formula="of:=IF([Data.G342]=[Keys.I342];1;0)" office:value-type="float" office:value="0" calcext:value-type="float">
            <text:p>0</text:p>
          </table:table-cell>
          <table:table-cell table:formula="of:=IF([.D342]=0;IF([Data.F342]=[Keys.I342];1;0);0)" office:value-type="float" office:value="0" calcext:value-type="float">
            <text:p>0</text:p>
          </table:table-cell>
          <table:table-cell table:formula="of:=IF([Data.G342]=[Keys.J342];1;0)" office:value-type="float" office:value="0" calcext:value-type="float">
            <text:p>0</text:p>
          </table:table-cell>
          <table:table-cell table:formula="of:=IF([.F342]=0;IF([Data.F342]=[Keys.J342];1;0);0)" office:value-type="float" office:value="0" calcext:value-type="float">
            <text:p>0</text:p>
          </table:table-cell>
          <table:table-cell table:formula="of:=IF([Data.G342]=[Keys.K342];1;0)" office:value-type="float" office:value="0" calcext:value-type="float">
            <text:p>0</text:p>
          </table:table-cell>
          <table:table-cell table:formula="of:=IF([.H342]=0;IF([Data.F342]=[Keys.K342];1;0);0)" office:value-type="float" office:value="0" calcext:value-type="float">
            <text:p>0</text:p>
          </table:table-cell>
          <table:table-cell table:formula="of:=IF([Data.G342]=[Keys.L342];1;0)" office:value-type="float" office:value="0" calcext:value-type="float">
            <text:p>0</text:p>
          </table:table-cell>
          <table:table-cell table:formula="of:=IF([.J342]=0;IF([Data.F342]=[Keys.L342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342];MATCH([Keys.I342];[Keys.$D$2:.$D$9];0))" office:value-type="float" office:value="0" calcext:value-type="float">
            <text:p>0</text:p>
          </table:table-cell>
          <table:table-cell table:formula="of:=[.S342]" office:value-type="float" office:value="0" calcext:value-type="float">
            <text:p>0</text:p>
          </table:table-cell>
          <table:table-cell table:formula="of:=INDEX([Data.$K$2:.$R$359];[Keys.$M342];MATCH([Keys.J342];[Keys.$D$2:.$D$9];0))" office:value-type="float" office:value="0" calcext:value-type="float">
            <text:p>0</text:p>
          </table:table-cell>
          <table:table-cell table:formula="of:=[.U342]" office:value-type="float" office:value="0" calcext:value-type="float">
            <text:p>0</text:p>
          </table:table-cell>
          <table:table-cell table:formula="of:=INDEX([Data.$K$2:.$R$359];[Keys.$M342];MATCH([Keys.K342];[Keys.$D$2:.$D$9];0))" office:value-type="float" office:value="0" calcext:value-type="float">
            <text:p>0</text:p>
          </table:table-cell>
          <table:table-cell table:formula="of:=[.W342]" office:value-type="float" office:value="0" calcext:value-type="float">
            <text:p>0</text:p>
          </table:table-cell>
          <table:table-cell table:formula="of:=INDEX([Data.$K$2:.$R$359];[Keys.$M342];MATCH([Keys.L342];[Keys.$D$2:.$D$9];0))" office:value-type="float" office:value="0" calcext:value-type="float">
            <text:p>0</text:p>
          </table:table-cell>
          <table:table-cell table:formula="of:=[.Y342]" office:value-type="float" office:value="0" calcext:value-type="float">
            <text:p>0</text:p>
          </table:table-cell>
          <table:table-cell table:formula="of:=IF([Data.Z342]=&quot;True&quot;;&quot;Challenged&quot;;IF([Data.AA34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42]+[Data.T34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342]+[Data.V342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989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formula="of:=IF([Data.G343]=[Keys.$A$10];1;0)" office:value-type="float" office:value="0" calcext:value-type="float">
            <text:p>0</text:p>
          </table:table-cell>
          <table:table-cell table:formula="of:=IF([.B343]=0;IF([Data.F343]=[Keys.$A$10];1;0);0)" office:value-type="float" office:value="0" calcext:value-type="float">
            <text:p>0</text:p>
          </table:table-cell>
          <table:table-cell table:formula="of:=IF([Data.G343]=[Keys.I343];1;0)" office:value-type="float" office:value="0" calcext:value-type="float">
            <text:p>0</text:p>
          </table:table-cell>
          <table:table-cell table:formula="of:=IF([.D343]=0;IF([Data.F343]=[Keys.I343];1;0);0)" office:value-type="float" office:value="0" calcext:value-type="float">
            <text:p>0</text:p>
          </table:table-cell>
          <table:table-cell table:formula="of:=IF([Data.G343]=[Keys.J343];1;0)" office:value-type="float" office:value="0" calcext:value-type="float">
            <text:p>0</text:p>
          </table:table-cell>
          <table:table-cell table:formula="of:=IF([.F343]=0;IF([Data.F343]=[Keys.J343];1;0);0)" office:value-type="float" office:value="0" calcext:value-type="float">
            <text:p>0</text:p>
          </table:table-cell>
          <table:table-cell table:formula="of:=IF([Data.G343]=[Keys.K343];1;0)" office:value-type="float" office:value="0" calcext:value-type="float">
            <text:p>0</text:p>
          </table:table-cell>
          <table:table-cell table:formula="of:=IF([.H343]=0;IF([Data.F343]=[Keys.K343];1;0);0)" office:value-type="float" office:value="0" calcext:value-type="float">
            <text:p>0</text:p>
          </table:table-cell>
          <table:table-cell table:formula="of:=IF([Data.G343]=[Keys.L343];1;0)" office:value-type="float" office:value="0" calcext:value-type="float">
            <text:p>0</text:p>
          </table:table-cell>
          <table:table-cell table:formula="of:=IF([.J343]=0;IF([Data.F343]=[Keys.L343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43];MATCH([Keys.I343];[Keys.$D$2:.$D$9];0))" office:value-type="float" office:value="0" calcext:value-type="float">
            <text:p>0</text:p>
          </table:table-cell>
          <table:table-cell table:formula="of:=[.S343]" office:value-type="float" office:value="0" calcext:value-type="float">
            <text:p>0</text:p>
          </table:table-cell>
          <table:table-cell table:formula="of:=INDEX([Data.$K$2:.$R$359];[Keys.$M343];MATCH([Keys.J343];[Keys.$D$2:.$D$9];0))" office:value-type="float" office:value="0" calcext:value-type="float">
            <text:p>0</text:p>
          </table:table-cell>
          <table:table-cell table:formula="of:=[.U343]" office:value-type="float" office:value="0" calcext:value-type="float">
            <text:p>0</text:p>
          </table:table-cell>
          <table:table-cell table:formula="of:=INDEX([Data.$K$2:.$R$359];[Keys.$M343];MATCH([Keys.K343];[Keys.$D$2:.$D$9];0))" office:value-type="float" office:value="0" calcext:value-type="float">
            <text:p>0</text:p>
          </table:table-cell>
          <table:table-cell table:formula="of:=[.W343]" office:value-type="float" office:value="0" calcext:value-type="float">
            <text:p>0</text:p>
          </table:table-cell>
          <table:table-cell table:formula="of:=INDEX([Data.$K$2:.$R$359];[Keys.$M343];MATCH([Keys.L343];[Keys.$D$2:.$D$9];0))" office:value-type="float" office:value="0" calcext:value-type="float">
            <text:p>0</text:p>
          </table:table-cell>
          <table:table-cell table:formula="of:=[.Y343]" office:value-type="float" office:value="0" calcext:value-type="float">
            <text:p>0</text:p>
          </table:table-cell>
          <table:table-cell table:formula="of:=IF([Data.Z343]=&quot;True&quot;;&quot;Challenged&quot;;IF([Data.AA343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43]+[Data.T3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43]+[Data.V34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989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IF([Data.G344]=[Keys.$A$10];1;0)" office:value-type="float" office:value="1" calcext:value-type="float">
            <text:p>1</text:p>
          </table:table-cell>
          <table:table-cell table:formula="of:=IF([.B344]=0;IF([Data.F344]=[Keys.$A$10];1;0);0)" office:value-type="float" office:value="0" calcext:value-type="float">
            <text:p>0</text:p>
          </table:table-cell>
          <table:table-cell table:formula="of:=IF([Data.G344]=[Keys.I344];1;0)" office:value-type="float" office:value="0" calcext:value-type="float">
            <text:p>0</text:p>
          </table:table-cell>
          <table:table-cell table:formula="of:=IF([.D344]=0;IF([Data.F344]=[Keys.I344];1;0);0)" office:value-type="float" office:value="0" calcext:value-type="float">
            <text:p>0</text:p>
          </table:table-cell>
          <table:table-cell table:formula="of:=IF([Data.G344]=[Keys.J344];1;0)" office:value-type="float" office:value="0" calcext:value-type="float">
            <text:p>0</text:p>
          </table:table-cell>
          <table:table-cell table:formula="of:=IF([.F344]=0;IF([Data.F344]=[Keys.J344];1;0);0)" office:value-type="float" office:value="0" calcext:value-type="float">
            <text:p>0</text:p>
          </table:table-cell>
          <table:table-cell table:formula="of:=IF([Data.G344]=[Keys.K344];1;0)" office:value-type="float" office:value="0" calcext:value-type="float">
            <text:p>0</text:p>
          </table:table-cell>
          <table:table-cell table:formula="of:=IF([.H344]=0;IF([Data.F344]=[Keys.K344];1;0);0)" office:value-type="float" office:value="0" calcext:value-type="float">
            <text:p>0</text:p>
          </table:table-cell>
          <table:table-cell table:formula="of:=IF([Data.G344]=[Keys.L344];1;0)" office:value-type="float" office:value="0" calcext:value-type="float">
            <text:p>0</text:p>
          </table:table-cell>
          <table:table-cell table:formula="of:=IF([.J344]=0;IF([Data.F344]=[Keys.L344];1;0);0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344];MATCH([Keys.I344];[Keys.$D$2:.$D$9];0))" office:value-type="float" office:value="0" calcext:value-type="float">
            <text:p>0</text:p>
          </table:table-cell>
          <table:table-cell table:formula="of:=[.S344]" office:value-type="float" office:value="0" calcext:value-type="float">
            <text:p>0</text:p>
          </table:table-cell>
          <table:table-cell table:formula="of:=INDEX([Data.$K$2:.$R$359];[Keys.$M344];MATCH([Keys.J344];[Keys.$D$2:.$D$9];0))" office:value-type="float" office:value="0" calcext:value-type="float">
            <text:p>0</text:p>
          </table:table-cell>
          <table:table-cell table:formula="of:=[.U344]" office:value-type="float" office:value="0" calcext:value-type="float">
            <text:p>0</text:p>
          </table:table-cell>
          <table:table-cell table:formula="of:=INDEX([Data.$K$2:.$R$359];[Keys.$M344];MATCH([Keys.K344];[Keys.$D$2:.$D$9];0))" office:value-type="float" office:value="0" calcext:value-type="float">
            <text:p>0</text:p>
          </table:table-cell>
          <table:table-cell table:formula="of:=[.W344]" office:value-type="float" office:value="0" calcext:value-type="float">
            <text:p>0</text:p>
          </table:table-cell>
          <table:table-cell table:formula="of:=INDEX([Data.$K$2:.$R$359];[Keys.$M344];MATCH([Keys.L344];[Keys.$D$2:.$D$9];0))" office:value-type="float" office:value="0" calcext:value-type="float">
            <text:p>0</text:p>
          </table:table-cell>
          <table:table-cell table:formula="of:=[.Y344]" office:value-type="float" office:value="0" calcext:value-type="float">
            <text:p>0</text:p>
          </table:table-cell>
          <table:table-cell table:formula="of:=IF([Data.Z344]=&quot;True&quot;;&quot;Challenged&quot;;IF([Data.AA344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44]+[Data.T3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44]+[Data.V34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989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formula="of:=IF([Data.G345]=[Keys.$A$10];1;0)" office:value-type="float" office:value="0" calcext:value-type="float">
            <text:p>0</text:p>
          </table:table-cell>
          <table:table-cell table:formula="of:=IF([.B345]=0;IF([Data.F345]=[Keys.$A$10];1;0);0)" office:value-type="float" office:value="1" calcext:value-type="float">
            <text:p>1</text:p>
          </table:table-cell>
          <table:table-cell table:formula="of:=IF([Data.G345]=[Keys.I345];1;0)" office:value-type="float" office:value="0" calcext:value-type="float">
            <text:p>0</text:p>
          </table:table-cell>
          <table:table-cell table:formula="of:=IF([.D345]=0;IF([Data.F345]=[Keys.I345];1;0);0)" office:value-type="float" office:value="0" calcext:value-type="float">
            <text:p>0</text:p>
          </table:table-cell>
          <table:table-cell table:formula="of:=IF([Data.G345]=[Keys.J345];1;0)" office:value-type="float" office:value="0" calcext:value-type="float">
            <text:p>0</text:p>
          </table:table-cell>
          <table:table-cell table:formula="of:=IF([.F345]=0;IF([Data.F345]=[Keys.J345];1;0);0)" office:value-type="float" office:value="0" calcext:value-type="float">
            <text:p>0</text:p>
          </table:table-cell>
          <table:table-cell table:formula="of:=IF([Data.G345]=[Keys.K345];1;0)" office:value-type="float" office:value="0" calcext:value-type="float">
            <text:p>0</text:p>
          </table:table-cell>
          <table:table-cell table:formula="of:=IF([.H345]=0;IF([Data.F345]=[Keys.K345];1;0);0)" office:value-type="float" office:value="0" calcext:value-type="float">
            <text:p>0</text:p>
          </table:table-cell>
          <table:table-cell table:formula="of:=IF([Data.G345]=[Keys.L345];1;0)" office:value-type="float" office:value="0" calcext:value-type="float">
            <text:p>0</text:p>
          </table:table-cell>
          <table:table-cell table:formula="of:=IF([.J345]=0;IF([Data.F345]=[Keys.L345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345];MATCH([Keys.I345];[Keys.$D$2:.$D$9];0))" office:value-type="float" office:value="0" calcext:value-type="float">
            <text:p>0</text:p>
          </table:table-cell>
          <table:table-cell table:formula="of:=[.S345]" office:value-type="float" office:value="0" calcext:value-type="float">
            <text:p>0</text:p>
          </table:table-cell>
          <table:table-cell table:formula="of:=INDEX([Data.$K$2:.$R$359];[Keys.$M345];MATCH([Keys.J345];[Keys.$D$2:.$D$9];0))" office:value-type="float" office:value="1" calcext:value-type="float">
            <text:p>1</text:p>
          </table:table-cell>
          <table:table-cell table:formula="of:=[.U345]" office:value-type="float" office:value="1" calcext:value-type="float">
            <text:p>1</text:p>
          </table:table-cell>
          <table:table-cell table:formula="of:=INDEX([Data.$K$2:.$R$359];[Keys.$M345];MATCH([Keys.K345];[Keys.$D$2:.$D$9];0))" office:value-type="float" office:value="0" calcext:value-type="float">
            <text:p>0</text:p>
          </table:table-cell>
          <table:table-cell table:formula="of:=[.W345]" office:value-type="float" office:value="0" calcext:value-type="float">
            <text:p>0</text:p>
          </table:table-cell>
          <table:table-cell table:formula="of:=INDEX([Data.$K$2:.$R$359];[Keys.$M345];MATCH([Keys.L345];[Keys.$D$2:.$D$9];0))" office:value-type="float" office:value="0" calcext:value-type="float">
            <text:p>0</text:p>
          </table:table-cell>
          <table:table-cell table:formula="of:=[.Y345]" office:value-type="float" office:value="0" calcext:value-type="float">
            <text:p>0</text:p>
          </table:table-cell>
          <table:table-cell table:formula="of:=IF([Data.Z345]=&quot;True&quot;;&quot;Challenged&quot;;IF([Data.AA345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45]+[Data.T3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45]+[Data.V34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989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formula="of:=IF([Data.G346]=[Keys.$A$10];1;0)" office:value-type="float" office:value="0" calcext:value-type="float">
            <text:p>0</text:p>
          </table:table-cell>
          <table:table-cell table:formula="of:=IF([.B346]=0;IF([Data.F346]=[Keys.$A$10];1;0);0)" office:value-type="float" office:value="0" calcext:value-type="float">
            <text:p>0</text:p>
          </table:table-cell>
          <table:table-cell table:formula="of:=IF([Data.G346]=[Keys.I346];1;0)" office:value-type="float" office:value="0" calcext:value-type="float">
            <text:p>0</text:p>
          </table:table-cell>
          <table:table-cell table:formula="of:=IF([.D346]=0;IF([Data.F346]=[Keys.I346];1;0);0)" office:value-type="float" office:value="0" calcext:value-type="float">
            <text:p>0</text:p>
          </table:table-cell>
          <table:table-cell table:formula="of:=IF([Data.G346]=[Keys.J346];1;0)" office:value-type="float" office:value="0" calcext:value-type="float">
            <text:p>0</text:p>
          </table:table-cell>
          <table:table-cell table:formula="of:=IF([.F346]=0;IF([Data.F346]=[Keys.J346];1;0);0)" office:value-type="float" office:value="0" calcext:value-type="float">
            <text:p>0</text:p>
          </table:table-cell>
          <table:table-cell table:formula="of:=IF([Data.G346]=[Keys.K346];1;0)" office:value-type="float" office:value="0" calcext:value-type="float">
            <text:p>0</text:p>
          </table:table-cell>
          <table:table-cell table:formula="of:=IF([.H346]=0;IF([Data.F346]=[Keys.K346];1;0);0)" office:value-type="float" office:value="0" calcext:value-type="float">
            <text:p>0</text:p>
          </table:table-cell>
          <table:table-cell table:formula="of:=IF([Data.G346]=[Keys.L346];1;0)" office:value-type="float" office:value="0" calcext:value-type="float">
            <text:p>0</text:p>
          </table:table-cell>
          <table:table-cell table:formula="of:=IF([.J346]=0;IF([Data.F346]=[Keys.L346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346];MATCH([Keys.I346];[Keys.$D$2:.$D$9];0))" office:value-type="float" office:value="2" calcext:value-type="float">
            <text:p>2</text:p>
          </table:table-cell>
          <table:table-cell table:formula="of:=[.S346]" office:value-type="float" office:value="2" calcext:value-type="float">
            <text:p>2</text:p>
          </table:table-cell>
          <table:table-cell table:formula="of:=INDEX([Data.$K$2:.$R$359];[Keys.$M346];MATCH([Keys.J346];[Keys.$D$2:.$D$9];0))" office:value-type="float" office:value="0" calcext:value-type="float">
            <text:p>0</text:p>
          </table:table-cell>
          <table:table-cell table:formula="of:=[.U346]" office:value-type="float" office:value="0" calcext:value-type="float">
            <text:p>0</text:p>
          </table:table-cell>
          <table:table-cell table:formula="of:=INDEX([Data.$K$2:.$R$359];[Keys.$M346];MATCH([Keys.K346];[Keys.$D$2:.$D$9];0))" office:value-type="float" office:value="0" calcext:value-type="float">
            <text:p>0</text:p>
          </table:table-cell>
          <table:table-cell table:formula="of:=[.W346]" office:value-type="float" office:value="0" calcext:value-type="float">
            <text:p>0</text:p>
          </table:table-cell>
          <table:table-cell table:formula="of:=INDEX([Data.$K$2:.$R$359];[Keys.$M346];MATCH([Keys.L346];[Keys.$D$2:.$D$9];0))" office:value-type="float" office:value="0" calcext:value-type="float">
            <text:p>0</text:p>
          </table:table-cell>
          <table:table-cell table:formula="of:=[.Y346]" office:value-type="float" office:value="0" calcext:value-type="float">
            <text:p>0</text:p>
          </table:table-cell>
          <table:table-cell table:formula="of:=IF([Data.Z346]=&quot;True&quot;;&quot;Challenged&quot;;IF([Data.AA346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46]+[Data.T3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46]+[Data.V34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89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formula="of:=IF([Data.G347]=[Keys.$A$10];1;0)" office:value-type="float" office:value="0" calcext:value-type="float">
            <text:p>0</text:p>
          </table:table-cell>
          <table:table-cell table:formula="of:=IF([.B347]=0;IF([Data.F347]=[Keys.$A$10];1;0);0)" office:value-type="float" office:value="0" calcext:value-type="float">
            <text:p>0</text:p>
          </table:table-cell>
          <table:table-cell table:formula="of:=IF([Data.G347]=[Keys.I347];1;0)" office:value-type="float" office:value="0" calcext:value-type="float">
            <text:p>0</text:p>
          </table:table-cell>
          <table:table-cell table:formula="of:=IF([.D347]=0;IF([Data.F347]=[Keys.I347];1;0);0)" office:value-type="float" office:value="0" calcext:value-type="float">
            <text:p>0</text:p>
          </table:table-cell>
          <table:table-cell table:formula="of:=IF([Data.G347]=[Keys.J347];1;0)" office:value-type="float" office:value="1" calcext:value-type="float">
            <text:p>1</text:p>
          </table:table-cell>
          <table:table-cell table:formula="of:=IF([.F347]=0;IF([Data.F347]=[Keys.J347];1;0);0)" office:value-type="float" office:value="0" calcext:value-type="float">
            <text:p>0</text:p>
          </table:table-cell>
          <table:table-cell table:formula="of:=IF([Data.G347]=[Keys.K347];1;0)" office:value-type="float" office:value="0" calcext:value-type="float">
            <text:p>0</text:p>
          </table:table-cell>
          <table:table-cell table:formula="of:=IF([.H347]=0;IF([Data.F347]=[Keys.K347];1;0);0)" office:value-type="float" office:value="0" calcext:value-type="float">
            <text:p>0</text:p>
          </table:table-cell>
          <table:table-cell table:formula="of:=IF([Data.G347]=[Keys.L347];1;0)" office:value-type="float" office:value="0" calcext:value-type="float">
            <text:p>0</text:p>
          </table:table-cell>
          <table:table-cell table:formula="of:=IF([.J347]=0;IF([Data.F347]=[Keys.L34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47];MATCH([Keys.I347];[Keys.$D$2:.$D$9];0))" office:value-type="float" office:value="0" calcext:value-type="float">
            <text:p>0</text:p>
          </table:table-cell>
          <table:table-cell table:formula="of:=[.S347]" office:value-type="float" office:value="0" calcext:value-type="float">
            <text:p>0</text:p>
          </table:table-cell>
          <table:table-cell table:formula="of:=INDEX([Data.$K$2:.$R$359];[Keys.$M347];MATCH([Keys.J347];[Keys.$D$2:.$D$9];0))" office:value-type="float" office:value="1" calcext:value-type="float">
            <text:p>1</text:p>
          </table:table-cell>
          <table:table-cell table:formula="of:=[.U347]" office:value-type="float" office:value="1" calcext:value-type="float">
            <text:p>1</text:p>
          </table:table-cell>
          <table:table-cell table:formula="of:=INDEX([Data.$K$2:.$R$359];[Keys.$M347];MATCH([Keys.K347];[Keys.$D$2:.$D$9];0))" office:value-type="float" office:value="0" calcext:value-type="float">
            <text:p>0</text:p>
          </table:table-cell>
          <table:table-cell table:formula="of:=[.W347]" office:value-type="float" office:value="0" calcext:value-type="float">
            <text:p>0</text:p>
          </table:table-cell>
          <table:table-cell table:formula="of:=INDEX([Data.$K$2:.$R$359];[Keys.$M347];MATCH([Keys.L347];[Keys.$D$2:.$D$9];0))" office:value-type="float" office:value="0" calcext:value-type="float">
            <text:p>0</text:p>
          </table:table-cell>
          <table:table-cell table:formula="of:=[.Y347]" office:value-type="float" office:value="0" calcext:value-type="float">
            <text:p>0</text:p>
          </table:table-cell>
          <table:table-cell table:formula="of:=IF([Data.Z347]=&quot;True&quot;;&quot;Challenged&quot;;IF([Data.AA347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47]+[Data.T34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D347]+[Data.V347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89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IF([Data.G348]=[Keys.$A$10];1;0)" office:value-type="float" office:value="1" calcext:value-type="float">
            <text:p>1</text:p>
          </table:table-cell>
          <table:table-cell table:formula="of:=IF([.B348]=0;IF([Data.F348]=[Keys.$A$10];1;0);0)" office:value-type="float" office:value="0" calcext:value-type="float">
            <text:p>0</text:p>
          </table:table-cell>
          <table:table-cell table:formula="of:=IF([Data.G348]=[Keys.I348];1;0)" office:value-type="float" office:value="0" calcext:value-type="float">
            <text:p>0</text:p>
          </table:table-cell>
          <table:table-cell table:formula="of:=IF([.D348]=0;IF([Data.F348]=[Keys.I348];1;0);0)" office:value-type="float" office:value="0" calcext:value-type="float">
            <text:p>0</text:p>
          </table:table-cell>
          <table:table-cell table:formula="of:=IF([Data.G348]=[Keys.J348];1;0)" office:value-type="float" office:value="0" calcext:value-type="float">
            <text:p>0</text:p>
          </table:table-cell>
          <table:table-cell table:formula="of:=IF([.F348]=0;IF([Data.F348]=[Keys.J348];1;0);0)" office:value-type="float" office:value="0" calcext:value-type="float">
            <text:p>0</text:p>
          </table:table-cell>
          <table:table-cell table:formula="of:=IF([Data.G348]=[Keys.K348];1;0)" office:value-type="float" office:value="0" calcext:value-type="float">
            <text:p>0</text:p>
          </table:table-cell>
          <table:table-cell table:formula="of:=IF([.H348]=0;IF([Data.F348]=[Keys.K348];1;0);0)" office:value-type="float" office:value="0" calcext:value-type="float">
            <text:p>0</text:p>
          </table:table-cell>
          <table:table-cell table:formula="of:=IF([Data.G348]=[Keys.L348];1;0)" office:value-type="float" office:value="0" calcext:value-type="float">
            <text:p>0</text:p>
          </table:table-cell>
          <table:table-cell table:formula="of:=IF([.J348]=0;IF([Data.F348]=[Keys.L348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348];MATCH([Keys.I348];[Keys.$D$2:.$D$9];0))" office:value-type="float" office:value="0" calcext:value-type="float">
            <text:p>0</text:p>
          </table:table-cell>
          <table:table-cell table:formula="of:=[.S348]" office:value-type="float" office:value="0" calcext:value-type="float">
            <text:p>0</text:p>
          </table:table-cell>
          <table:table-cell table:formula="of:=INDEX([Data.$K$2:.$R$359];[Keys.$M348];MATCH([Keys.J348];[Keys.$D$2:.$D$9];0))" office:value-type="float" office:value="0" calcext:value-type="float">
            <text:p>0</text:p>
          </table:table-cell>
          <table:table-cell table:formula="of:=[.U348]" office:value-type="float" office:value="0" calcext:value-type="float">
            <text:p>0</text:p>
          </table:table-cell>
          <table:table-cell table:formula="of:=INDEX([Data.$K$2:.$R$359];[Keys.$M348];MATCH([Keys.K348];[Keys.$D$2:.$D$9];0))" office:value-type="float" office:value="1" calcext:value-type="float">
            <text:p>1</text:p>
          </table:table-cell>
          <table:table-cell table:formula="of:=[.W348]" office:value-type="float" office:value="1" calcext:value-type="float">
            <text:p>1</text:p>
          </table:table-cell>
          <table:table-cell table:formula="of:=INDEX([Data.$K$2:.$R$359];[Keys.$M348];MATCH([Keys.L348];[Keys.$D$2:.$D$9];0))" office:value-type="float" office:value="1" calcext:value-type="float">
            <text:p>1</text:p>
          </table:table-cell>
          <table:table-cell table:formula="of:=[.Y348]" office:value-type="float" office:value="1" calcext:value-type="float">
            <text:p>1</text:p>
          </table:table-cell>
          <table:table-cell table:formula="of:=IF([Data.Z348]=&quot;True&quot;;&quot;Challenged&quot;;IF([Data.AA34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48]+[Data.T3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48]+[Data.V34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89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Data.G349]=[Keys.$A$10];1;0)" office:value-type="float" office:value="0" calcext:value-type="float">
            <text:p>0</text:p>
          </table:table-cell>
          <table:table-cell table:formula="of:=IF([.B349]=0;IF([Data.F349]=[Keys.$A$10];1;0);0)" office:value-type="float" office:value="0" calcext:value-type="float">
            <text:p>0</text:p>
          </table:table-cell>
          <table:table-cell table:formula="of:=IF([Data.G349]=[Keys.I349];1;0)" office:value-type="float" office:value="0" calcext:value-type="float">
            <text:p>0</text:p>
          </table:table-cell>
          <table:table-cell table:formula="of:=IF([.D349]=0;IF([Data.F349]=[Keys.I349];1;0);0)" office:value-type="float" office:value="0" calcext:value-type="float">
            <text:p>0</text:p>
          </table:table-cell>
          <table:table-cell table:formula="of:=IF([Data.G349]=[Keys.J349];1;0)" office:value-type="float" office:value="0" calcext:value-type="float">
            <text:p>0</text:p>
          </table:table-cell>
          <table:table-cell table:formula="of:=IF([.F349]=0;IF([Data.F349]=[Keys.J349];1;0);0)" office:value-type="float" office:value="0" calcext:value-type="float">
            <text:p>0</text:p>
          </table:table-cell>
          <table:table-cell table:formula="of:=IF([Data.G349]=[Keys.K349];1;0)" office:value-type="float" office:value="0" calcext:value-type="float">
            <text:p>0</text:p>
          </table:table-cell>
          <table:table-cell table:formula="of:=IF([.H349]=0;IF([Data.F349]=[Keys.K349];1;0);0)" office:value-type="float" office:value="0" calcext:value-type="float">
            <text:p>0</text:p>
          </table:table-cell>
          <table:table-cell table:formula="of:=IF([Data.G349]=[Keys.L349];1;0)" office:value-type="float" office:value="1" calcext:value-type="float">
            <text:p>1</text:p>
          </table:table-cell>
          <table:table-cell table:formula="of:=IF([.J349]=0;IF([Data.F349]=[Keys.L34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49];MATCH([Keys.I349];[Keys.$D$2:.$D$9];0))" office:value-type="float" office:value="0" calcext:value-type="float">
            <text:p>0</text:p>
          </table:table-cell>
          <table:table-cell table:formula="of:=[.S349]" office:value-type="float" office:value="0" calcext:value-type="float">
            <text:p>0</text:p>
          </table:table-cell>
          <table:table-cell table:formula="of:=INDEX([Data.$K$2:.$R$359];[Keys.$M349];MATCH([Keys.J349];[Keys.$D$2:.$D$9];0))" office:value-type="float" office:value="0" calcext:value-type="float">
            <text:p>0</text:p>
          </table:table-cell>
          <table:table-cell table:formula="of:=[.U349]" office:value-type="float" office:value="0" calcext:value-type="float">
            <text:p>0</text:p>
          </table:table-cell>
          <table:table-cell table:formula="of:=INDEX([Data.$K$2:.$R$359];[Keys.$M349];MATCH([Keys.K349];[Keys.$D$2:.$D$9];0))" office:value-type="float" office:value="0" calcext:value-type="float">
            <text:p>0</text:p>
          </table:table-cell>
          <table:table-cell table:formula="of:=[.W349]" office:value-type="float" office:value="0" calcext:value-type="float">
            <text:p>0</text:p>
          </table:table-cell>
          <table:table-cell table:formula="of:=INDEX([Data.$K$2:.$R$359];[Keys.$M349];MATCH([Keys.L349];[Keys.$D$2:.$D$9];0))" office:value-type="float" office:value="2" calcext:value-type="float">
            <text:p>2</text:p>
          </table:table-cell>
          <table:table-cell table:formula="of:=[.Y349]" office:value-type="float" office:value="2" calcext:value-type="float">
            <text:p>2</text:p>
          </table:table-cell>
          <table:table-cell table:formula="of:=IF([Data.Z349]=&quot;True&quot;;&quot;Challenged&quot;;IF([Data.AA349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49]+[Data.T3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49]+[Data.V34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89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IF([Data.G350]=[Keys.$A$10];1;0)" office:value-type="float" office:value="0" calcext:value-type="float">
            <text:p>0</text:p>
          </table:table-cell>
          <table:table-cell table:formula="of:=IF([.B350]=0;IF([Data.F350]=[Keys.$A$10];1;0);0)" office:value-type="float" office:value="0" calcext:value-type="float">
            <text:p>0</text:p>
          </table:table-cell>
          <table:table-cell table:formula="of:=IF([Data.G350]=[Keys.I350];1;0)" office:value-type="float" office:value="0" calcext:value-type="float">
            <text:p>0</text:p>
          </table:table-cell>
          <table:table-cell table:formula="of:=IF([.D350]=0;IF([Data.F350]=[Keys.I350];1;0);0)" office:value-type="float" office:value="0" calcext:value-type="float">
            <text:p>0</text:p>
          </table:table-cell>
          <table:table-cell table:formula="of:=IF([Data.G350]=[Keys.J350];1;0)" office:value-type="float" office:value="0" calcext:value-type="float">
            <text:p>0</text:p>
          </table:table-cell>
          <table:table-cell table:formula="of:=IF([.F350]=0;IF([Data.F350]=[Keys.J350];1;0);0)" office:value-type="float" office:value="0" calcext:value-type="float">
            <text:p>0</text:p>
          </table:table-cell>
          <table:table-cell table:formula="of:=IF([Data.G350]=[Keys.K350];1;0)" office:value-type="float" office:value="0" calcext:value-type="float">
            <text:p>0</text:p>
          </table:table-cell>
          <table:table-cell table:formula="of:=IF([.H350]=0;IF([Data.F350]=[Keys.K350];1;0);0)" office:value-type="float" office:value="0" calcext:value-type="float">
            <text:p>0</text:p>
          </table:table-cell>
          <table:table-cell table:formula="of:=IF([Data.G350]=[Keys.L350];1;0)" office:value-type="float" office:value="0" calcext:value-type="float">
            <text:p>0</text:p>
          </table:table-cell>
          <table:table-cell table:formula="of:=IF([.J350]=0;IF([Data.F350]=[Keys.L350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350];MATCH([Keys.I350];[Keys.$D$2:.$D$9];0))" office:value-type="float" office:value="0" calcext:value-type="float">
            <text:p>0</text:p>
          </table:table-cell>
          <table:table-cell table:formula="of:=[.S350]" office:value-type="float" office:value="0" calcext:value-type="float">
            <text:p>0</text:p>
          </table:table-cell>
          <table:table-cell table:formula="of:=INDEX([Data.$K$2:.$R$359];[Keys.$M350];MATCH([Keys.J350];[Keys.$D$2:.$D$9];0))" office:value-type="float" office:value="0" calcext:value-type="float">
            <text:p>0</text:p>
          </table:table-cell>
          <table:table-cell table:formula="of:=[.U350]" office:value-type="float" office:value="0" calcext:value-type="float">
            <text:p>0</text:p>
          </table:table-cell>
          <table:table-cell table:formula="of:=INDEX([Data.$K$2:.$R$359];[Keys.$M350];MATCH([Keys.K350];[Keys.$D$2:.$D$9];0))" office:value-type="float" office:value="0" calcext:value-type="float">
            <text:p>0</text:p>
          </table:table-cell>
          <table:table-cell table:formula="of:=[.W350]" office:value-type="float" office:value="0" calcext:value-type="float">
            <text:p>0</text:p>
          </table:table-cell>
          <table:table-cell table:formula="of:=INDEX([Data.$K$2:.$R$359];[Keys.$M350];MATCH([Keys.L350];[Keys.$D$2:.$D$9];0))" office:value-type="float" office:value="0" calcext:value-type="float">
            <text:p>0</text:p>
          </table:table-cell>
          <table:table-cell table:formula="of:=[.Y350]" office:value-type="float" office:value="0" calcext:value-type="float">
            <text:p>0</text:p>
          </table:table-cell>
          <table:table-cell table:formula="of:=IF([Data.Z350]=&quot;True&quot;;&quot;Challenged&quot;;IF([Data.AA350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50]+[Data.T3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350]+[Data.V350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89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formula="of:=IF([Data.G351]=[Keys.$A$10];1;0)" office:value-type="float" office:value="0" calcext:value-type="float">
            <text:p>0</text:p>
          </table:table-cell>
          <table:table-cell table:formula="of:=IF([.B351]=0;IF([Data.F351]=[Keys.$A$10];1;0);0)" office:value-type="float" office:value="0" calcext:value-type="float">
            <text:p>0</text:p>
          </table:table-cell>
          <table:table-cell table:formula="of:=IF([Data.G351]=[Keys.I351];1;0)" office:value-type="float" office:value="0" calcext:value-type="float">
            <text:p>0</text:p>
          </table:table-cell>
          <table:table-cell table:formula="of:=IF([.D351]=0;IF([Data.F351]=[Keys.I351];1;0);0)" office:value-type="float" office:value="0" calcext:value-type="float">
            <text:p>0</text:p>
          </table:table-cell>
          <table:table-cell table:formula="of:=IF([Data.G351]=[Keys.J351];1;0)" office:value-type="float" office:value="0" calcext:value-type="float">
            <text:p>0</text:p>
          </table:table-cell>
          <table:table-cell table:formula="of:=IF([.F351]=0;IF([Data.F351]=[Keys.J351];1;0);0)" office:value-type="float" office:value="0" calcext:value-type="float">
            <text:p>0</text:p>
          </table:table-cell>
          <table:table-cell table:formula="of:=IF([Data.G351]=[Keys.K351];1;0)" office:value-type="float" office:value="0" calcext:value-type="float">
            <text:p>0</text:p>
          </table:table-cell>
          <table:table-cell table:formula="of:=IF([.H351]=0;IF([Data.F351]=[Keys.K351];1;0);0)" office:value-type="float" office:value="0" calcext:value-type="float">
            <text:p>0</text:p>
          </table:table-cell>
          <table:table-cell table:formula="of:=IF([Data.G351]=[Keys.L351];1;0)" office:value-type="float" office:value="0" calcext:value-type="float">
            <text:p>0</text:p>
          </table:table-cell>
          <table:table-cell table:formula="of:=IF([.J351]=0;IF([Data.F351]=[Keys.L351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351];MATCH([Keys.I351];[Keys.$D$2:.$D$9];0))" office:value-type="float" office:value="0" calcext:value-type="float">
            <text:p>0</text:p>
          </table:table-cell>
          <table:table-cell table:formula="of:=[.S351]" office:value-type="float" office:value="0" calcext:value-type="float">
            <text:p>0</text:p>
          </table:table-cell>
          <table:table-cell table:formula="of:=INDEX([Data.$K$2:.$R$359];[Keys.$M351];MATCH([Keys.J351];[Keys.$D$2:.$D$9];0))" office:value-type="float" office:value="0" calcext:value-type="float">
            <text:p>0</text:p>
          </table:table-cell>
          <table:table-cell table:formula="of:=[.U351]" office:value-type="float" office:value="0" calcext:value-type="float">
            <text:p>0</text:p>
          </table:table-cell>
          <table:table-cell table:formula="of:=INDEX([Data.$K$2:.$R$359];[Keys.$M351];MATCH([Keys.K351];[Keys.$D$2:.$D$9];0))" office:value-type="float" office:value="0" calcext:value-type="float">
            <text:p>0</text:p>
          </table:table-cell>
          <table:table-cell table:formula="of:=[.W351]" office:value-type="float" office:value="0" calcext:value-type="float">
            <text:p>0</text:p>
          </table:table-cell>
          <table:table-cell table:formula="of:=INDEX([Data.$K$2:.$R$359];[Keys.$M351];MATCH([Keys.L351];[Keys.$D$2:.$D$9];0))" office:value-type="float" office:value="0" calcext:value-type="float">
            <text:p>0</text:p>
          </table:table-cell>
          <table:table-cell table:formula="of:=[.Y351]" office:value-type="float" office:value="0" calcext:value-type="float">
            <text:p>0</text:p>
          </table:table-cell>
          <table:table-cell table:formula="of:=IF([Data.Z351]=&quot;True&quot;;&quot;Challenged&quot;;IF([Data.AA351]=&quot;True&quot;;&quot;Scaled&quot;;&quot;None&quot;))" office:value-type="string" office:string-value="None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.AB351]+[Data.T35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D351]+[Data.V351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89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IF([Data.G352]=[Keys.$A$10];1;0)" office:value-type="float" office:value="1" calcext:value-type="float">
            <text:p>1</text:p>
          </table:table-cell>
          <table:table-cell table:formula="of:=IF([.B352]=0;IF([Data.F352]=[Keys.$A$10];1;0);0)" office:value-type="float" office:value="0" calcext:value-type="float">
            <text:p>0</text:p>
          </table:table-cell>
          <table:table-cell table:formula="of:=IF([Data.G352]=[Keys.I352];1;0)" office:value-type="float" office:value="0" calcext:value-type="float">
            <text:p>0</text:p>
          </table:table-cell>
          <table:table-cell table:formula="of:=IF([.D352]=0;IF([Data.F352]=[Keys.I352];1;0);0)" office:value-type="float" office:value="0" calcext:value-type="float">
            <text:p>0</text:p>
          </table:table-cell>
          <table:table-cell table:formula="of:=IF([Data.G352]=[Keys.J352];1;0)" office:value-type="float" office:value="0" calcext:value-type="float">
            <text:p>0</text:p>
          </table:table-cell>
          <table:table-cell table:formula="of:=IF([.F352]=0;IF([Data.F352]=[Keys.J352];1;0);0)" office:value-type="float" office:value="0" calcext:value-type="float">
            <text:p>0</text:p>
          </table:table-cell>
          <table:table-cell table:formula="of:=IF([Data.G352]=[Keys.K352];1;0)" office:value-type="float" office:value="0" calcext:value-type="float">
            <text:p>0</text:p>
          </table:table-cell>
          <table:table-cell table:formula="of:=IF([.H352]=0;IF([Data.F352]=[Keys.K352];1;0);0)" office:value-type="float" office:value="0" calcext:value-type="float">
            <text:p>0</text:p>
          </table:table-cell>
          <table:table-cell table:formula="of:=IF([Data.G352]=[Keys.L352];1;0)" office:value-type="float" office:value="0" calcext:value-type="float">
            <text:p>0</text:p>
          </table:table-cell>
          <table:table-cell table:formula="of:=IF([.J352]=0;IF([Data.F352]=[Keys.L352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352];MATCH([Keys.I352];[Keys.$D$2:.$D$9];0))" office:value-type="float" office:value="0" calcext:value-type="float">
            <text:p>0</text:p>
          </table:table-cell>
          <table:table-cell table:formula="of:=[.S352]" office:value-type="float" office:value="0" calcext:value-type="float">
            <text:p>0</text:p>
          </table:table-cell>
          <table:table-cell table:formula="of:=INDEX([Data.$K$2:.$R$359];[Keys.$M352];MATCH([Keys.J352];[Keys.$D$2:.$D$9];0))" office:value-type="float" office:value="0" calcext:value-type="float">
            <text:p>0</text:p>
          </table:table-cell>
          <table:table-cell table:formula="of:=[.U352]" office:value-type="float" office:value="0" calcext:value-type="float">
            <text:p>0</text:p>
          </table:table-cell>
          <table:table-cell table:formula="of:=INDEX([Data.$K$2:.$R$359];[Keys.$M352];MATCH([Keys.K352];[Keys.$D$2:.$D$9];0))" office:value-type="float" office:value="2" calcext:value-type="float">
            <text:p>2</text:p>
          </table:table-cell>
          <table:table-cell table:formula="of:=[.W352]" office:value-type="float" office:value="2" calcext:value-type="float">
            <text:p>2</text:p>
          </table:table-cell>
          <table:table-cell table:formula="of:=INDEX([Data.$K$2:.$R$359];[Keys.$M352];MATCH([Keys.L352];[Keys.$D$2:.$D$9];0))" office:value-type="float" office:value="0" calcext:value-type="float">
            <text:p>0</text:p>
          </table:table-cell>
          <table:table-cell table:formula="of:=[.Y352]" office:value-type="float" office:value="0" calcext:value-type="float">
            <text:p>0</text:p>
          </table:table-cell>
          <table:table-cell table:formula="of:=IF([Data.Z352]=&quot;True&quot;;&quot;Challenged&quot;;IF([Data.AA352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52]+[Data.T352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D352]+[Data.V35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989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IF([Data.G353]=[Keys.$A$10];1;0)" office:value-type="float" office:value="0" calcext:value-type="float">
            <text:p>0</text:p>
          </table:table-cell>
          <table:table-cell table:formula="of:=IF([.B353]=0;IF([Data.F353]=[Keys.$A$10];1;0);0)" office:value-type="float" office:value="0" calcext:value-type="float">
            <text:p>0</text:p>
          </table:table-cell>
          <table:table-cell table:formula="of:=IF([Data.G353]=[Keys.I353];1;0)" office:value-type="float" office:value="0" calcext:value-type="float">
            <text:p>0</text:p>
          </table:table-cell>
          <table:table-cell table:formula="of:=IF([.D353]=0;IF([Data.F353]=[Keys.I353];1;0);0)" office:value-type="float" office:value="0" calcext:value-type="float">
            <text:p>0</text:p>
          </table:table-cell>
          <table:table-cell table:formula="of:=IF([Data.G353]=[Keys.J353];1;0)" office:value-type="float" office:value="0" calcext:value-type="float">
            <text:p>0</text:p>
          </table:table-cell>
          <table:table-cell table:formula="of:=IF([.F353]=0;IF([Data.F353]=[Keys.J353];1;0);0)" office:value-type="float" office:value="0" calcext:value-type="float">
            <text:p>0</text:p>
          </table:table-cell>
          <table:table-cell table:formula="of:=IF([Data.G353]=[Keys.K353];1;0)" office:value-type="float" office:value="0" calcext:value-type="float">
            <text:p>0</text:p>
          </table:table-cell>
          <table:table-cell table:formula="of:=IF([.H353]=0;IF([Data.F353]=[Keys.K353];1;0);0)" office:value-type="float" office:value="0" calcext:value-type="float">
            <text:p>0</text:p>
          </table:table-cell>
          <table:table-cell table:formula="of:=IF([Data.G353]=[Keys.L353];1;0)" office:value-type="float" office:value="1" calcext:value-type="float">
            <text:p>1</text:p>
          </table:table-cell>
          <table:table-cell table:formula="of:=IF([.J353]=0;IF([Data.F353]=[Keys.L353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[Data.$K$2:.$R$359];[Keys.$M353];MATCH([Keys.I353];[Keys.$D$2:.$D$9];0))" office:value-type="float" office:value="1" calcext:value-type="float">
            <text:p>1</text:p>
          </table:table-cell>
          <table:table-cell table:formula="of:=[.S353]" office:value-type="float" office:value="1" calcext:value-type="float">
            <text:p>1</text:p>
          </table:table-cell>
          <table:table-cell table:formula="of:=INDEX([Data.$K$2:.$R$359];[Keys.$M353];MATCH([Keys.J353];[Keys.$D$2:.$D$9];0))" office:value-type="float" office:value="0" calcext:value-type="float">
            <text:p>0</text:p>
          </table:table-cell>
          <table:table-cell table:formula="of:=[.U353]" office:value-type="float" office:value="0" calcext:value-type="float">
            <text:p>0</text:p>
          </table:table-cell>
          <table:table-cell table:formula="of:=INDEX([Data.$K$2:.$R$359];[Keys.$M353];MATCH([Keys.K353];[Keys.$D$2:.$D$9];0))" office:value-type="float" office:value="0" calcext:value-type="float">
            <text:p>0</text:p>
          </table:table-cell>
          <table:table-cell table:formula="of:=[.W353]" office:value-type="float" office:value="0" calcext:value-type="float">
            <text:p>0</text:p>
          </table:table-cell>
          <table:table-cell table:formula="of:=INDEX([Data.$K$2:.$R$359];[Keys.$M353];MATCH([Keys.L353];[Keys.$D$2:.$D$9];0))" office:value-type="float" office:value="0" calcext:value-type="float">
            <text:p>0</text:p>
          </table:table-cell>
          <table:table-cell table:formula="of:=[.Y353]" office:value-type="float" office:value="0" calcext:value-type="float">
            <text:p>0</text:p>
          </table:table-cell>
          <table:table-cell table:formula="of:=IF([Data.Z353]=&quot;True&quot;;&quot;Challenged&quot;;IF([Data.AA353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53]+[Data.T35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D353]+[Data.V353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989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IF([Data.G354]=[Keys.$A$10];1;0)" office:value-type="float" office:value="0" calcext:value-type="float">
            <text:p>0</text:p>
          </table:table-cell>
          <table:table-cell table:formula="of:=IF([.B354]=0;IF([Data.F354]=[Keys.$A$10];1;0);0)" office:value-type="float" office:value="0" calcext:value-type="float">
            <text:p>0</text:p>
          </table:table-cell>
          <table:table-cell table:formula="of:=IF([Data.G354]=[Keys.I354];1;0)" office:value-type="float" office:value="1" calcext:value-type="float">
            <text:p>1</text:p>
          </table:table-cell>
          <table:table-cell table:formula="of:=IF([.D354]=0;IF([Data.F354]=[Keys.I354];1;0);0)" office:value-type="float" office:value="0" calcext:value-type="float">
            <text:p>0</text:p>
          </table:table-cell>
          <table:table-cell table:formula="of:=IF([Data.G354]=[Keys.J354];1;0)" office:value-type="float" office:value="0" calcext:value-type="float">
            <text:p>0</text:p>
          </table:table-cell>
          <table:table-cell table:formula="of:=IF([.F354]=0;IF([Data.F354]=[Keys.J354];1;0);0)" office:value-type="float" office:value="0" calcext:value-type="float">
            <text:p>0</text:p>
          </table:table-cell>
          <table:table-cell table:formula="of:=IF([Data.G354]=[Keys.K354];1;0)" office:value-type="float" office:value="0" calcext:value-type="float">
            <text:p>0</text:p>
          </table:table-cell>
          <table:table-cell table:formula="of:=IF([.H354]=0;IF([Data.F354]=[Keys.K354];1;0);0)" office:value-type="float" office:value="0" calcext:value-type="float">
            <text:p>0</text:p>
          </table:table-cell>
          <table:table-cell table:formula="of:=IF([Data.G354]=[Keys.L354];1;0)" office:value-type="float" office:value="0" calcext:value-type="float">
            <text:p>0</text:p>
          </table:table-cell>
          <table:table-cell table:formula="of:=IF([.J354]=0;IF([Data.F354]=[Keys.L354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DEX([Data.$K$2:.$R$359];[Keys.$M354];MATCH([Keys.I354];[Keys.$D$2:.$D$9];0))" office:value-type="float" office:value="1" calcext:value-type="float">
            <text:p>1</text:p>
          </table:table-cell>
          <table:table-cell table:formula="of:=[.S354]" office:value-type="float" office:value="1" calcext:value-type="float">
            <text:p>1</text:p>
          </table:table-cell>
          <table:table-cell table:formula="of:=INDEX([Data.$K$2:.$R$359];[Keys.$M354];MATCH([Keys.J354];[Keys.$D$2:.$D$9];0))" office:value-type="float" office:value="0" calcext:value-type="float">
            <text:p>0</text:p>
          </table:table-cell>
          <table:table-cell table:formula="of:=[.U354]" office:value-type="float" office:value="0" calcext:value-type="float">
            <text:p>0</text:p>
          </table:table-cell>
          <table:table-cell table:formula="of:=INDEX([Data.$K$2:.$R$359];[Keys.$M354];MATCH([Keys.K354];[Keys.$D$2:.$D$9];0))" office:value-type="float" office:value="0" calcext:value-type="float">
            <text:p>0</text:p>
          </table:table-cell>
          <table:table-cell table:formula="of:=[.W354]" office:value-type="float" office:value="0" calcext:value-type="float">
            <text:p>0</text:p>
          </table:table-cell>
          <table:table-cell table:formula="of:=INDEX([Data.$K$2:.$R$359];[Keys.$M354];MATCH([Keys.L354];[Keys.$D$2:.$D$9];0))" office:value-type="float" office:value="0" calcext:value-type="float">
            <text:p>0</text:p>
          </table:table-cell>
          <table:table-cell table:formula="of:=[.Y354]" office:value-type="float" office:value="0" calcext:value-type="float">
            <text:p>0</text:p>
          </table:table-cell>
          <table:table-cell table:formula="of:=IF([Data.Z354]=&quot;True&quot;;&quot;Challenged&quot;;IF([Data.AA354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54]+[Data.T3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54]+[Data.V35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989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IF([Data.G355]=[Keys.$A$10];1;0)" office:value-type="float" office:value="0" calcext:value-type="float">
            <text:p>0</text:p>
          </table:table-cell>
          <table:table-cell table:formula="of:=IF([.B355]=0;IF([Data.F355]=[Keys.$A$10];1;0);0)" office:value-type="float" office:value="0" calcext:value-type="float">
            <text:p>0</text:p>
          </table:table-cell>
          <table:table-cell table:formula="of:=IF([Data.G355]=[Keys.I355];1;0)" office:value-type="float" office:value="1" calcext:value-type="float">
            <text:p>1</text:p>
          </table:table-cell>
          <table:table-cell table:formula="of:=IF([.D355]=0;IF([Data.F355]=[Keys.I355];1;0);0)" office:value-type="float" office:value="0" calcext:value-type="float">
            <text:p>0</text:p>
          </table:table-cell>
          <table:table-cell table:formula="of:=IF([Data.G355]=[Keys.J355];1;0)" office:value-type="float" office:value="0" calcext:value-type="float">
            <text:p>0</text:p>
          </table:table-cell>
          <table:table-cell table:formula="of:=IF([.F355]=0;IF([Data.F355]=[Keys.J355];1;0);0)" office:value-type="float" office:value="0" calcext:value-type="float">
            <text:p>0</text:p>
          </table:table-cell>
          <table:table-cell table:formula="of:=IF([Data.G355]=[Keys.K355];1;0)" office:value-type="float" office:value="0" calcext:value-type="float">
            <text:p>0</text:p>
          </table:table-cell>
          <table:table-cell table:formula="of:=IF([.H355]=0;IF([Data.F355]=[Keys.K355];1;0);0)" office:value-type="float" office:value="0" calcext:value-type="float">
            <text:p>0</text:p>
          </table:table-cell>
          <table:table-cell table:formula="of:=IF([Data.G355]=[Keys.L355];1;0)" office:value-type="float" office:value="0" calcext:value-type="float">
            <text:p>0</text:p>
          </table:table-cell>
          <table:table-cell table:formula="of:=IF([.J355]=0;IF([Data.F355]=[Keys.L355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55];MATCH([Keys.I355];[Keys.$D$2:.$D$9];0))" office:value-type="float" office:value="0" calcext:value-type="float">
            <text:p>0</text:p>
          </table:table-cell>
          <table:table-cell table:formula="of:=[.S355]" office:value-type="float" office:value="0" calcext:value-type="float">
            <text:p>0</text:p>
          </table:table-cell>
          <table:table-cell table:formula="of:=INDEX([Data.$K$2:.$R$359];[Keys.$M355];MATCH([Keys.J355];[Keys.$D$2:.$D$9];0))" office:value-type="float" office:value="0" calcext:value-type="float">
            <text:p>0</text:p>
          </table:table-cell>
          <table:table-cell table:formula="of:=[.U355]" office:value-type="float" office:value="0" calcext:value-type="float">
            <text:p>0</text:p>
          </table:table-cell>
          <table:table-cell table:formula="of:=INDEX([Data.$K$2:.$R$359];[Keys.$M355];MATCH([Keys.K355];[Keys.$D$2:.$D$9];0))" office:value-type="float" office:value="0" calcext:value-type="float">
            <text:p>0</text:p>
          </table:table-cell>
          <table:table-cell table:formula="of:=[.W355]" office:value-type="float" office:value="0" calcext:value-type="float">
            <text:p>0</text:p>
          </table:table-cell>
          <table:table-cell table:formula="of:=INDEX([Data.$K$2:.$R$359];[Keys.$M355];MATCH([Keys.L355];[Keys.$D$2:.$D$9];0))" office:value-type="float" office:value="0" calcext:value-type="float">
            <text:p>0</text:p>
          </table:table-cell>
          <table:table-cell table:formula="of:=[.Y355]" office:value-type="float" office:value="0" calcext:value-type="float">
            <text:p>0</text:p>
          </table:table-cell>
          <table:table-cell table:formula="of:=IF([Data.Z355]=&quot;True&quot;;&quot;Challenged&quot;;IF([Data.AA355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55]+[Data.T3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55]+[Data.V35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989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formula="of:=IF([Data.G356]=[Keys.$A$10];1;0)" office:value-type="float" office:value="0" calcext:value-type="float">
            <text:p>0</text:p>
          </table:table-cell>
          <table:table-cell table:formula="of:=IF([.B356]=0;IF([Data.F356]=[Keys.$A$10];1;0);0)" office:value-type="float" office:value="0" calcext:value-type="float">
            <text:p>0</text:p>
          </table:table-cell>
          <table:table-cell table:formula="of:=IF([Data.G356]=[Keys.I356];1;0)" office:value-type="float" office:value="0" calcext:value-type="float">
            <text:p>0</text:p>
          </table:table-cell>
          <table:table-cell table:formula="of:=IF([.D356]=0;IF([Data.F356]=[Keys.I356];1;0);0)" office:value-type="float" office:value="0" calcext:value-type="float">
            <text:p>0</text:p>
          </table:table-cell>
          <table:table-cell table:formula="of:=IF([Data.G356]=[Keys.J356];1;0)" office:value-type="float" office:value="1" calcext:value-type="float">
            <text:p>1</text:p>
          </table:table-cell>
          <table:table-cell table:formula="of:=IF([.F356]=0;IF([Data.F356]=[Keys.J356];1;0);0)" office:value-type="float" office:value="0" calcext:value-type="float">
            <text:p>0</text:p>
          </table:table-cell>
          <table:table-cell table:formula="of:=IF([Data.G356]=[Keys.K356];1;0)" office:value-type="float" office:value="0" calcext:value-type="float">
            <text:p>0</text:p>
          </table:table-cell>
          <table:table-cell table:formula="of:=IF([.H356]=0;IF([Data.F356]=[Keys.K356];1;0);0)" office:value-type="float" office:value="0" calcext:value-type="float">
            <text:p>0</text:p>
          </table:table-cell>
          <table:table-cell table:formula="of:=IF([Data.G356]=[Keys.L356];1;0)" office:value-type="float" office:value="0" calcext:value-type="float">
            <text:p>0</text:p>
          </table:table-cell>
          <table:table-cell table:formula="of:=IF([.J356]=0;IF([Data.F356]=[Keys.L356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56];MATCH([Keys.I356];[Keys.$D$2:.$D$9];0))" office:value-type="float" office:value="0" calcext:value-type="float">
            <text:p>0</text:p>
          </table:table-cell>
          <table:table-cell table:formula="of:=[.S356]" office:value-type="float" office:value="0" calcext:value-type="float">
            <text:p>0</text:p>
          </table:table-cell>
          <table:table-cell table:formula="of:=INDEX([Data.$K$2:.$R$359];[Keys.$M356];MATCH([Keys.J356];[Keys.$D$2:.$D$9];0))" office:value-type="float" office:value="0" calcext:value-type="float">
            <text:p>0</text:p>
          </table:table-cell>
          <table:table-cell table:formula="of:=[.U356]" office:value-type="float" office:value="0" calcext:value-type="float">
            <text:p>0</text:p>
          </table:table-cell>
          <table:table-cell table:formula="of:=INDEX([Data.$K$2:.$R$359];[Keys.$M356];MATCH([Keys.K356];[Keys.$D$2:.$D$9];0))" office:value-type="float" office:value="0" calcext:value-type="float">
            <text:p>0</text:p>
          </table:table-cell>
          <table:table-cell table:formula="of:=[.W356]" office:value-type="float" office:value="0" calcext:value-type="float">
            <text:p>0</text:p>
          </table:table-cell>
          <table:table-cell table:formula="of:=INDEX([Data.$K$2:.$R$359];[Keys.$M356];MATCH([Keys.L356];[Keys.$D$2:.$D$9];0))" office:value-type="float" office:value="0" calcext:value-type="float">
            <text:p>0</text:p>
          </table:table-cell>
          <table:table-cell table:formula="of:=[.Y356]" office:value-type="float" office:value="0" calcext:value-type="float">
            <text:p>0</text:p>
          </table:table-cell>
          <table:table-cell table:formula="of:=IF([Data.Z356]=&quot;True&quot;;&quot;Challenged&quot;;IF([Data.AA356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56]+[Data.T3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56]+[Data.V35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989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IF([Data.G357]=[Keys.$A$10];1;0)" office:value-type="float" office:value="0" calcext:value-type="float">
            <text:p>0</text:p>
          </table:table-cell>
          <table:table-cell table:formula="of:=IF([.B357]=0;IF([Data.F357]=[Keys.$A$10];1;0);0)" office:value-type="float" office:value="0" calcext:value-type="float">
            <text:p>0</text:p>
          </table:table-cell>
          <table:table-cell table:formula="of:=IF([Data.G357]=[Keys.I357];1;0)" office:value-type="float" office:value="0" calcext:value-type="float">
            <text:p>0</text:p>
          </table:table-cell>
          <table:table-cell table:formula="of:=IF([.D357]=0;IF([Data.F357]=[Keys.I357];1;0);0)" office:value-type="float" office:value="0" calcext:value-type="float">
            <text:p>0</text:p>
          </table:table-cell>
          <table:table-cell table:formula="of:=IF([Data.G357]=[Keys.J357];1;0)" office:value-type="float" office:value="0" calcext:value-type="float">
            <text:p>0</text:p>
          </table:table-cell>
          <table:table-cell table:formula="of:=IF([.F357]=0;IF([Data.F357]=[Keys.J357];1;0);0)" office:value-type="float" office:value="0" calcext:value-type="float">
            <text:p>0</text:p>
          </table:table-cell>
          <table:table-cell table:formula="of:=IF([Data.G357]=[Keys.K357];1;0)" office:value-type="float" office:value="0" calcext:value-type="float">
            <text:p>0</text:p>
          </table:table-cell>
          <table:table-cell table:formula="of:=IF([.H357]=0;IF([Data.F357]=[Keys.K357];1;0);0)" office:value-type="float" office:value="0" calcext:value-type="float">
            <text:p>0</text:p>
          </table:table-cell>
          <table:table-cell table:formula="of:=IF([Data.G357]=[Keys.L357];1;0)" office:value-type="float" office:value="0" calcext:value-type="float">
            <text:p>0</text:p>
          </table:table-cell>
          <table:table-cell table:formula="of:=IF([.J357]=0;IF([Data.F357]=[Keys.L357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57];MATCH([Keys.I357];[Keys.$D$2:.$D$9];0))" office:value-type="float" office:value="0" calcext:value-type="float">
            <text:p>0</text:p>
          </table:table-cell>
          <table:table-cell table:formula="of:=[.S357]" office:value-type="float" office:value="0" calcext:value-type="float">
            <text:p>0</text:p>
          </table:table-cell>
          <table:table-cell table:formula="of:=INDEX([Data.$K$2:.$R$359];[Keys.$M357];MATCH([Keys.J357];[Keys.$D$2:.$D$9];0))" office:value-type="float" office:value="0" calcext:value-type="float">
            <text:p>0</text:p>
          </table:table-cell>
          <table:table-cell table:formula="of:=[.U357]" office:value-type="float" office:value="0" calcext:value-type="float">
            <text:p>0</text:p>
          </table:table-cell>
          <table:table-cell table:formula="of:=INDEX([Data.$K$2:.$R$359];[Keys.$M357];MATCH([Keys.K357];[Keys.$D$2:.$D$9];0))" office:value-type="float" office:value="0" calcext:value-type="float">
            <text:p>0</text:p>
          </table:table-cell>
          <table:table-cell table:formula="of:=[.W357]" office:value-type="float" office:value="0" calcext:value-type="float">
            <text:p>0</text:p>
          </table:table-cell>
          <table:table-cell table:formula="of:=INDEX([Data.$K$2:.$R$359];[Keys.$M357];MATCH([Keys.L357];[Keys.$D$2:.$D$9];0))" office:value-type="float" office:value="0" calcext:value-type="float">
            <text:p>0</text:p>
          </table:table-cell>
          <table:table-cell table:formula="of:=[.Y357]" office:value-type="float" office:value="0" calcext:value-type="float">
            <text:p>0</text:p>
          </table:table-cell>
          <table:table-cell table:formula="of:=IF([Data.Z357]=&quot;True&quot;;&quot;Challenged&quot;;IF([Data.AA357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0" calcext:value-type="float">
            <text:p>0</text:p>
          </table:table-cell>
          <table:table-cell table:formula="of:=[.AB357]+[Data.T3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57]+[Data.V35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989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IF([Data.G358]=[Keys.$A$10];1;0)" office:value-type="float" office:value="1" calcext:value-type="float">
            <text:p>1</text:p>
          </table:table-cell>
          <table:table-cell table:formula="of:=IF([.B358]=0;IF([Data.F358]=[Keys.$A$10];1;0);0)" office:value-type="float" office:value="0" calcext:value-type="float">
            <text:p>0</text:p>
          </table:table-cell>
          <table:table-cell table:formula="of:=IF([Data.G358]=[Keys.I358];1;0)" office:value-type="float" office:value="0" calcext:value-type="float">
            <text:p>0</text:p>
          </table:table-cell>
          <table:table-cell table:formula="of:=IF([.D358]=0;IF([Data.F358]=[Keys.I358];1;0);0)" office:value-type="float" office:value="0" calcext:value-type="float">
            <text:p>0</text:p>
          </table:table-cell>
          <table:table-cell table:formula="of:=IF([Data.G358]=[Keys.J358];1;0)" office:value-type="float" office:value="0" calcext:value-type="float">
            <text:p>0</text:p>
          </table:table-cell>
          <table:table-cell table:formula="of:=IF([.F358]=0;IF([Data.F358]=[Keys.J358];1;0);0)" office:value-type="float" office:value="0" calcext:value-type="float">
            <text:p>0</text:p>
          </table:table-cell>
          <table:table-cell table:formula="of:=IF([Data.G358]=[Keys.K358];1;0)" office:value-type="float" office:value="0" calcext:value-type="float">
            <text:p>0</text:p>
          </table:table-cell>
          <table:table-cell table:formula="of:=IF([.H358]=0;IF([Data.F358]=[Keys.K358];1;0);0)" office:value-type="float" office:value="0" calcext:value-type="float">
            <text:p>0</text:p>
          </table:table-cell>
          <table:table-cell table:formula="of:=IF([Data.G358]=[Keys.L358];1;0)" office:value-type="float" office:value="0" calcext:value-type="float">
            <text:p>0</text:p>
          </table:table-cell>
          <table:table-cell table:formula="of:=IF([.J358]=0;IF([Data.F358]=[Keys.L358];1;0);0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NDEX([Data.$K$2:.$R$359];[Keys.$M358];MATCH([Keys.I358];[Keys.$D$2:.$D$9];0))" office:value-type="float" office:value="0" calcext:value-type="float">
            <text:p>0</text:p>
          </table:table-cell>
          <table:table-cell table:formula="of:=[.S358]" office:value-type="float" office:value="0" calcext:value-type="float">
            <text:p>0</text:p>
          </table:table-cell>
          <table:table-cell table:formula="of:=INDEX([Data.$K$2:.$R$359];[Keys.$M358];MATCH([Keys.J358];[Keys.$D$2:.$D$9];0))" office:value-type="float" office:value="0" calcext:value-type="float">
            <text:p>0</text:p>
          </table:table-cell>
          <table:table-cell table:formula="of:=[.U358]" office:value-type="float" office:value="0" calcext:value-type="float">
            <text:p>0</text:p>
          </table:table-cell>
          <table:table-cell table:formula="of:=INDEX([Data.$K$2:.$R$359];[Keys.$M358];MATCH([Keys.K358];[Keys.$D$2:.$D$9];0))" office:value-type="float" office:value="0" calcext:value-type="float">
            <text:p>0</text:p>
          </table:table-cell>
          <table:table-cell table:formula="of:=[.W358]" office:value-type="float" office:value="0" calcext:value-type="float">
            <text:p>0</text:p>
          </table:table-cell>
          <table:table-cell table:formula="of:=INDEX([Data.$K$2:.$R$359];[Keys.$M358];MATCH([Keys.L358];[Keys.$D$2:.$D$9];0))" office:value-type="float" office:value="0" calcext:value-type="float">
            <text:p>0</text:p>
          </table:table-cell>
          <table:table-cell table:formula="of:=[.Y358]" office:value-type="float" office:value="0" calcext:value-type="float">
            <text:p>0</text:p>
          </table:table-cell>
          <table:table-cell table:formula="of:=IF([Data.Z358]=&quot;True&quot;;&quot;Challenged&quot;;IF([Data.AA358]=&quot;True&quot;;&quot;Scaled&quot;;&quot;None&quot;))" office:value-type="string" office:string-value="Challenged" calcext:value-type="string">
            <text:p>Challenged</text:p>
          </table:table-cell>
          <table:table-cell office:value-type="float" office:value="4" calcext:value-type="float">
            <text:p>4</text:p>
          </table:table-cell>
          <table:table-cell table:formula="of:=[.AB358]+[Data.T358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D358]+[Data.V35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989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IF([Data.G359]=[Keys.$A$10];1;0)" office:value-type="float" office:value="0" calcext:value-type="float">
            <text:p>0</text:p>
          </table:table-cell>
          <table:table-cell table:formula="of:=IF([.B359]=0;IF([Data.F359]=[Keys.$A$10];1;0);0)" office:value-type="float" office:value="0" calcext:value-type="float">
            <text:p>0</text:p>
          </table:table-cell>
          <table:table-cell table:formula="of:=IF([Data.G359]=[Keys.I359];1;0)" office:value-type="float" office:value="0" calcext:value-type="float">
            <text:p>0</text:p>
          </table:table-cell>
          <table:table-cell table:formula="of:=IF([.D359]=0;IF([Data.F359]=[Keys.I359];1;0);0)" office:value-type="float" office:value="0" calcext:value-type="float">
            <text:p>0</text:p>
          </table:table-cell>
          <table:table-cell table:formula="of:=IF([Data.G359]=[Keys.J359];1;0)" office:value-type="float" office:value="0" calcext:value-type="float">
            <text:p>0</text:p>
          </table:table-cell>
          <table:table-cell table:formula="of:=IF([.F359]=0;IF([Data.F359]=[Keys.J359];1;0);0)" office:value-type="float" office:value="0" calcext:value-type="float">
            <text:p>0</text:p>
          </table:table-cell>
          <table:table-cell table:formula="of:=IF([Data.G359]=[Keys.K359];1;0)" office:value-type="float" office:value="0" calcext:value-type="float">
            <text:p>0</text:p>
          </table:table-cell>
          <table:table-cell table:formula="of:=IF([.H359]=0;IF([Data.F359]=[Keys.K359];1;0);0)" office:value-type="float" office:value="0" calcext:value-type="float">
            <text:p>0</text:p>
          </table:table-cell>
          <table:table-cell table:formula="of:=IF([Data.G359]=[Keys.L359];1;0)" office:value-type="float" office:value="1" calcext:value-type="float">
            <text:p>1</text:p>
          </table:table-cell>
          <table:table-cell table:formula="of:=IF([.J359]=0;IF([Data.F359]=[Keys.L359];1;0);0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NDEX([Data.$K$2:.$R$359];[Keys.$M359];MATCH([Keys.I359];[Keys.$D$2:.$D$9];0))" office:value-type="float" office:value="0" calcext:value-type="float">
            <text:p>0</text:p>
          </table:table-cell>
          <table:table-cell table:formula="of:=[.S359]" office:value-type="float" office:value="0" calcext:value-type="float">
            <text:p>0</text:p>
          </table:table-cell>
          <table:table-cell table:formula="of:=INDEX([Data.$K$2:.$R$359];[Keys.$M359];MATCH([Keys.J359];[Keys.$D$2:.$D$9];0))" office:value-type="float" office:value="2" calcext:value-type="float">
            <text:p>2</text:p>
          </table:table-cell>
          <table:table-cell table:formula="of:=[.U359]" office:value-type="float" office:value="2" calcext:value-type="float">
            <text:p>2</text:p>
          </table:table-cell>
          <table:table-cell table:formula="of:=INDEX([Data.$K$2:.$R$359];[Keys.$M359];MATCH([Keys.K359];[Keys.$D$2:.$D$9];0))" office:value-type="float" office:value="2" calcext:value-type="float">
            <text:p>2</text:p>
          </table:table-cell>
          <table:table-cell table:formula="of:=[.W359]" office:value-type="float" office:value="2" calcext:value-type="float">
            <text:p>2</text:p>
          </table:table-cell>
          <table:table-cell table:formula="of:=INDEX([Data.$K$2:.$R$359];[Keys.$M359];MATCH([Keys.L359];[Keys.$D$2:.$D$9];0))" office:value-type="float" office:value="2" calcext:value-type="float">
            <text:p>2</text:p>
          </table:table-cell>
          <table:table-cell table:formula="of:=[.Y359]" office:value-type="float" office:value="2" calcext:value-type="float">
            <text:p>2</text:p>
          </table:table-cell>
          <table:table-cell table:formula="of:=IF([Data.Z359]=&quot;True&quot;;&quot;Challenged&quot;;IF([Data.AA359]=&quot;True&quot;;&quot;Scaled&quot;;&quot;None&quot;))" office:value-type="string" office:string-value="None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AB359]+[Data.T3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59]+[Data.V35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989"/>
        </table:table-row>
      </table:table>
      <table:table table:name="Keys" table:style-name="ta1">
        <table:table-column table:style-name="co10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6" table:number-columns-repeated="4" table:default-cell-style-name="Default"/>
        <table:table-column table:style-name="co10" table:number-columns-repeated="4" table:default-cell-style-name="Default"/>
        <table:table-column table:style-name="co26" table:default-cell-style-name="Default"/>
        <table:table-row table:style-name="ro3">
          <table:table-cell table:style-name="ce3" office:value-type="string" calcext:value-type="string">
            <text:p>Defenses</text:p>
          </table:table-cell>
          <table:table-cell table:style-name="ce3" office:value-type="string" calcext:value-type="string">
            <text:p>Std_Defenses</text:p>
          </table:table-cell>
          <table:table-cell table:number-columns-repeated="6"/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Portcullis</text:p>
          </table:table-cell>
          <table:table-cell office:value-type="string" calcext:value-type="string">
            <text:p><text:s/>'A_Portcullis'</text:p>
          </table:table-cell>
          <table:table-cell/>
          <table:table-cell office:value-type="string" calcext:value-type="string">
            <text:p>Cheval de Frise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formula="of:=INDEX([Keys.$A$1:Keys.$A$10];MATCH(INDEX([Defense.$A$2:Defense.$H$100];[Recast.$AI2]+1;IF([Data.$D2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]+1;IF([Data.$D2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]+1;IF([Data.$D2]=&quot;Blue&quot;;5;8));[Keys.$B$1:Keys.$B$10];0))" office:value-type="string" office:string-value="Rock Wall" calcext:value-type="string">
            <text:p>Rock W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l de Frise</text:p>
          </table:table-cell>
          <table:table-cell office:value-type="string" calcext:value-type="string">
            <text:p><text:s/>'A_ChevalDeFrise'</text:p>
          </table:table-cell>
          <table:table-cell/>
          <table:table-cell office:value-type="string" calcext:value-type="string">
            <text:p>Portcullis</text:p>
          </table:table-cell>
          <table:table-cell office:value-type="string" calcext:value-type="string">
            <text:p>L</text:p>
          </table:table-cell>
          <table:table-cell table:number-columns-repeated="3"/>
          <table:table-cell table:formula="of:=INDEX([Keys.$A$1:Keys.$A$10];MATCH(INDEX([Defense.$A$2:Defense.$H$100];[Recast.$AI3]+1;IF([Data.$D3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]+1;IF([Data.$D3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]+1;IF([Data.$D3]=&quot;Blue&quot;;5;8));[Keys.$B$1:Keys.$B$10];0))" office:value-type="string" office:string-value="Rock Wall" calcext:value-type="string">
            <text:p>Rock Wa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mparts</text:p>
          </table:table-cell>
          <table:table-cell office:value-type="string" calcext:value-type="string">
            <text:p><text:s/>'B_Ramparts'</text:p>
          </table:table-cell>
          <table:table-cell/>
          <table:table-cell office:value-type="string" calcext:value-type="string">
            <text:p>Moat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INDEX([Keys.$A$1:Keys.$A$10];MATCH(INDEX([Defense.$A$2:Defense.$H$100];[Recast.$AI4]+1;IF([Data.$D4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4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4]+1;IF([Data.$D4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4]+1;IF([Data.$D4]=&quot;Blue&quot;;5;8));[Keys.$B$1:Keys.$B$10];0))" office:value-type="string" office:string-value="Rock Wall" calcext:value-type="string">
            <text:p>Rock Wa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<text:s/>'B_Moat'</text:p>
          </table:table-cell>
          <table:table-cell/>
          <table:table-cell office:value-type="string" calcext:value-type="string">
            <text:p>Ramparts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INDEX([Keys.$A$1:Keys.$A$10];MATCH(INDEX([Defense.$A$2:Defense.$H$100];[Recast.$AI5]+1;IF([Data.$D5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5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5]+1;IF([Data.$D5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5]+1;IF([Data.$D5]=&quot;Blue&quot;;5;8));[Keys.$B$1:Keys.$B$10];0))" office:value-type="string" office:string-value="Rock Wall" calcext:value-type="string">
            <text:p>Rock Wa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awbridge</text:p>
          </table:table-cell>
          <table:table-cell office:value-type="string" calcext:value-type="string">
            <text:p><text:s/>'C_Drawbridge'</text:p>
          </table:table-cell>
          <table:table-cell/>
          <table:table-cell office:value-type="string" calcext:value-type="string">
            <text:p>Drawbridge</text:p>
          </table:table-cell>
          <table:table-cell office:value-type="string" calcext:value-type="string">
            <text:p>O</text:p>
          </table:table-cell>
          <table:table-cell table:number-columns-repeated="3"/>
          <table:table-cell table:formula="of:=INDEX([Keys.$A$1:Keys.$A$10];MATCH(INDEX([Defense.$A$2:Defense.$H$100];[Recast.$AI6]+1;IF([Data.$D6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6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6]+1;IF([Data.$D6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6]+1;IF([Data.$D6]=&quot;Blue&quot;;5;8));[Keys.$B$1:Keys.$B$10];0))" office:value-type="string" office:string-value="Rock Wall" calcext:value-type="string">
            <text:p>Rock Wa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lly Port</text:p>
          </table:table-cell>
          <table:table-cell office:value-type="string" calcext:value-type="string">
            <text:p><text:s/>'C_SallyPort'</text:p>
          </table:table-cell>
          <table:table-cell/>
          <table:table-cell office:value-type="string" calcext:value-type="string">
            <text:p>Sally Port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formula="of:=INDEX([Keys.$A$1:Keys.$A$10];MATCH(INDEX([Defense.$A$2:Defense.$H$100];[Recast.$AI7]+1;IF([Data.$D7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7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7]+1;IF([Data.$D7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7]+1;IF([Data.$D7]=&quot;Blue&quot;;5;8));[Keys.$B$1:Keys.$B$10];0))" office:value-type="string" office:string-value="Rock Wall" calcext:value-type="string">
            <text:p>Rock Wa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ugh Terrain</text:p>
          </table:table-cell>
          <table:table-cell office:value-type="string" calcext:value-type="string">
            <text:p><text:s/>'D_RoughTerrain'</text:p>
          </table:table-cell>
          <table:table-cell/>
          <table:table-cell office:value-type="string" calcext:value-type="string">
            <text:p>Rock Wall</text:p>
          </table:table-cell>
          <table:table-cell office:value-type="string" calcext:value-type="string">
            <text:p>Q</text:p>
          </table:table-cell>
          <table:table-cell table:number-columns-repeated="3"/>
          <table:table-cell table:formula="of:=INDEX([Keys.$A$1:Keys.$A$10];MATCH(INDEX([Defense.$A$2:Defense.$H$100];[Recast.$AI8]+1;IF([Data.$D8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8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8]+1;IF([Data.$D8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8]+1;IF([Data.$D8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ck Wall</text:p>
          </table:table-cell>
          <table:table-cell office:value-type="string" calcext:value-type="string">
            <text:p><text:s/>'D_RockWall'</text:p>
          </table:table-cell>
          <table:table-cell/>
          <table:table-cell office:value-type="string" calcext:value-type="string">
            <text:p>Rough Terrain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formula="of:=INDEX([Keys.$A$1:Keys.$A$10];MATCH(INDEX([Defense.$A$2:Defense.$H$100];[Recast.$AI9]+1;IF([Data.$D9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9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9]+1;IF([Data.$D9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9]+1;IF([Data.$D9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 Bar</text:p>
          </table:table-cell>
          <table:table-cell office:value-type="string" calcext:value-type="string">
            <text:p><text:s/>'E_LowBar'</text:p>
          </table:table-cell>
          <table:table-cell table:number-columns-repeated="6"/>
          <table:table-cell table:formula="of:=INDEX([Keys.$A$1:Keys.$A$10];MATCH(INDEX([Defense.$A$2:Defense.$H$100];[Recast.$AI10]+1;IF([Data.$D10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0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0]+1;IF([Data.$D10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0]+1;IF([Data.$D10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1]+1;IF([Data.$D11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1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1]+1;IF([Data.$D11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11]+1;IF([Data.$D11]=&quot;Blue&quot;;5;8));[Keys.$B$1:Keys.$B$10];0))" office:value-type="string" office:string-value="Rock Wall" calcext:value-type="string">
            <text:p>Rock Wal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2]+1;IF([Data.$D12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2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2]+1;IF([Data.$D12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12]+1;IF([Data.$D12]=&quot;Blue&quot;;5;8));[Keys.$B$1:Keys.$B$10];0))" office:value-type="string" office:string-value="Rock Wall" calcext:value-type="string">
            <text:p>Rock Wa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3]+1;IF([Data.$D13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3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3]+1;IF([Data.$D13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13]+1;IF([Data.$D13]=&quot;Blue&quot;;5;8));[Keys.$B$1:Keys.$B$10];0))" office:value-type="string" office:string-value="Rock Wall" calcext:value-type="string">
            <text:p>Rock Wal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4]+1;IF([Data.$D14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4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4]+1;IF([Data.$D14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4]+1;IF([Data.$D14]=&quot;Blue&quot;;5;8));[Keys.$B$1:Keys.$B$10];0))" office:value-type="string" office:string-value="Ramparts" calcext:value-type="string">
            <text:p>Rampar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5]+1;IF([Data.$D15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5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5]+1;IF([Data.$D15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5]+1;IF([Data.$D15]=&quot;Blue&quot;;5;8));[Keys.$B$1:Keys.$B$10];0))" office:value-type="string" office:string-value="Ramparts" calcext:value-type="string">
            <text:p>Rampart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6]+1;IF([Data.$D16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6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6]+1;IF([Data.$D16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6]+1;IF([Data.$D16]=&quot;Blue&quot;;5;8));[Keys.$B$1:Keys.$B$10];0))" office:value-type="string" office:string-value="Ramparts" calcext:value-type="string">
            <text:p>Rampar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7]+1;IF([Data.$D17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7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7]+1;IF([Data.$D17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7]+1;IF([Data.$D17]=&quot;Blue&quot;;5;8));[Keys.$B$1:Keys.$B$10];0))" office:value-type="string" office:string-value="Rough Terrain" calcext:value-type="string">
            <text:p>Rough Terrai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8]+1;IF([Data.$D18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8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8]+1;IF([Data.$D18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8]+1;IF([Data.$D18]=&quot;Blue&quot;;5;8));[Keys.$B$1:Keys.$B$10];0))" office:value-type="string" office:string-value="Rough Terrain" calcext:value-type="string">
            <text:p>Rough Terrai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9]+1;IF([Data.$D19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9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9]+1;IF([Data.$D19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9]+1;IF([Data.$D19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0]+1;IF([Data.$D20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0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0]+1;IF([Data.$D20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0]+1;IF([Data.$D20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1]+1;IF([Data.$D21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1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1]+1;IF([Data.$D21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1]+1;IF([Data.$D21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2]+1;IF([Data.$D22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2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2]+1;IF([Data.$D22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2]+1;IF([Data.$D22]=&quot;Blue&quot;;5;8));[Keys.$B$1:Keys.$B$10];0))" office:value-type="string" office:string-value="Ramparts" calcext:value-type="string">
            <text:p>Rampart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3]+1;IF([Data.$D23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3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3]+1;IF([Data.$D23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3]+1;IF([Data.$D23]=&quot;Blue&quot;;5;8));[Keys.$B$1:Keys.$B$10];0))" office:value-type="string" office:string-value="Ramparts" calcext:value-type="string">
            <text:p>Rampar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4]+1;IF([Data.$D24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4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4]+1;IF([Data.$D24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4]+1;IF([Data.$D24]=&quot;Blue&quot;;5;8));[Keys.$B$1:Keys.$B$10];0))" office:value-type="string" office:string-value="Ramparts" calcext:value-type="string">
            <text:p>Rampart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5]+1;IF([Data.$D25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5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5]+1;IF([Data.$D25]=&quot;Blue&quot;;4;7)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5]+1;IF([Data.$D25]=&quot;Blue&quot;;5;8));[Keys.$B$1:Keys.$B$10];0))" office:value-type="string" office:string-value="Moat" calcext:value-type="string">
            <text:p>Moa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6]+1;IF([Data.$D26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6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6]+1;IF([Data.$D26]=&quot;Blue&quot;;4;7)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6]+1;IF([Data.$D26]=&quot;Blue&quot;;5;8));[Keys.$B$1:Keys.$B$10];0))" office:value-type="string" office:string-value="Moat" calcext:value-type="string">
            <text:p>Moa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7]+1;IF([Data.$D27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7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7]+1;IF([Data.$D27]=&quot;Blue&quot;;4;7)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7]+1;IF([Data.$D27]=&quot;Blue&quot;;5;8));[Keys.$B$1:Keys.$B$10];0))" office:value-type="string" office:string-value="Moat" calcext:value-type="string">
            <text:p>Moa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8]+1;IF([Data.$D28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8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8]+1;IF([Data.$D28]=&quot;Blue&quot;;4;7)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8]+1;IF([Data.$D28]=&quot;Blue&quot;;5;8));[Keys.$B$1:Keys.$B$10];0))" office:value-type="string" office:string-value="Moat" calcext:value-type="string">
            <text:p>Moa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9]+1;IF([Data.$D29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9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9]+1;IF([Data.$D29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9]+1;IF([Data.$D29]=&quot;Blue&quot;;5;8));[Keys.$B$1:Keys.$B$10];0))" office:value-type="string" office:string-value="Moat" calcext:value-type="string">
            <text:p>Moa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0]+1;IF([Data.$D30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0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0]+1;IF([Data.$D30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0]+1;IF([Data.$D30]=&quot;Blue&quot;;5;8));[Keys.$B$1:Keys.$B$10];0))" office:value-type="string" office:string-value="Moat" calcext:value-type="string">
            <text:p>Moa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1]+1;IF([Data.$D31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1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1]+1;IF([Data.$D31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1]+1;IF([Data.$D31]=&quot;Blue&quot;;5;8));[Keys.$B$1:Keys.$B$10];0))" office:value-type="string" office:string-value="Moat" calcext:value-type="string">
            <text:p>Moa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2]+1;IF([Data.$D32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2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2]+1;IF([Data.$D32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2]+1;IF([Data.$D32]=&quot;Blue&quot;;5;8));[Keys.$B$1:Keys.$B$10];0))" office:value-type="string" office:string-value="Moat" calcext:value-type="string">
            <text:p>Moa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3]+1;IF([Data.$D33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3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3]+1;IF([Data.$D33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3]+1;IF([Data.$D33]=&quot;Blue&quot;;5;8));[Keys.$B$1:Keys.$B$10];0))" office:value-type="string" office:string-value="Moat" calcext:value-type="string">
            <text:p>Moa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4]+1;IF([Data.$D34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4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4]+1;IF([Data.$D34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4]+1;IF([Data.$D34]=&quot;Blue&quot;;5;8));[Keys.$B$1:Keys.$B$10];0))" office:value-type="string" office:string-value="Moat" calcext:value-type="string">
            <text:p>Moa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5]+1;IF([Data.$D35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5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5]+1;IF([Data.$D35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5]+1;IF([Data.$D35]=&quot;Blue&quot;;5;8));[Keys.$B$1:Keys.$B$10];0))" office:value-type="string" office:string-value="Rock Wall" calcext:value-type="string">
            <text:p>Rock Wall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6]+1;IF([Data.$D36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6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6]+1;IF([Data.$D36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6]+1;IF([Data.$D36]=&quot;Blue&quot;;5;8));[Keys.$B$1:Keys.$B$10];0))" office:value-type="string" office:string-value="Rock Wall" calcext:value-type="string">
            <text:p>Rock Wall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7]+1;IF([Data.$D37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7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7]+1;IF([Data.$D37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7]+1;IF([Data.$D37]=&quot;Blue&quot;;5;8));[Keys.$B$1:Keys.$B$10];0))" office:value-type="string" office:string-value="Rock Wall" calcext:value-type="string">
            <text:p>Rock Wal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8]+1;IF([Data.$D38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8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8]+1;IF([Data.$D38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8]+1;IF([Data.$D38]=&quot;Blue&quot;;5;8));[Keys.$B$1:Keys.$B$10];0))" office:value-type="string" office:string-value="Rock Wall" calcext:value-type="string">
            <text:p>Rock Wal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9]+1;IF([Data.$D39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9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9]+1;IF([Data.$D39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9]+1;IF([Data.$D39]=&quot;Blue&quot;;5;8));[Keys.$B$1:Keys.$B$10];0))" office:value-type="string" office:string-value="Rock Wall" calcext:value-type="string">
            <text:p>Rock Wal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40]+1;IF([Data.$D40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40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40]+1;IF([Data.$D40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40]+1;IF([Data.$D40]=&quot;Blue&quot;;5;8));[Keys.$B$1:Keys.$B$10];0))" office:value-type="string" office:string-value="Rock Wall" calcext:value-type="string">
            <text:p>Rock Wall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41]+1;IF([Data.$D41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41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41]+1;IF([Data.$D41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41]+1;IF([Data.$D41]=&quot;Blue&quot;;5;8));[Keys.$B$1:Keys.$B$10];0))" office:value-type="string" office:string-value="Rock Wall" calcext:value-type="string">
            <text:p>Rock Wal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42]+1;IF([Data.$D42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42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42]+1;IF([Data.$D42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42]+1;IF([Data.$D42]=&quot;Blue&quot;;5;8));[Keys.$B$1:Keys.$B$10];0))" office:value-type="string" office:string-value="Rock Wall" calcext:value-type="string">
            <text:p>Rock Wal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43]+1;IF([Data.$D43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43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43]+1;IF([Data.$D43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43]+1;IF([Data.$D43]=&quot;Blue&quot;;5;8));[Keys.$B$1:Keys.$B$10];0))" office:value-type="string" office:string-value="Rock Wall" calcext:value-type="string">
            <text:p>Rock Wal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44]+1;IF([Data.$D44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44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44]+1;IF([Data.$D44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44]+1;IF([Data.$D44]=&quot;Blue&quot;;5;8));[Keys.$B$1:Keys.$B$10];0))" office:value-type="string" office:string-value="Rock Wall" calcext:value-type="string">
            <text:p>Rock Wal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45]+1;IF([Data.$D45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45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45]+1;IF([Data.$D45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45]+1;IF([Data.$D45]=&quot;Blue&quot;;5;8));[Keys.$B$1:Keys.$B$10];0))" office:value-type="string" office:string-value="Rock Wall" calcext:value-type="string">
            <text:p>Rock Wall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46]+1;IF([Data.$D46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46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46]+1;IF([Data.$D46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46]+1;IF([Data.$D46]=&quot;Blue&quot;;5;8));[Keys.$B$1:Keys.$B$10];0))" office:value-type="string" office:string-value="Rock Wall" calcext:value-type="string">
            <text:p>Rock Wal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47]+1;IF([Data.$D47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47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47]+1;IF([Data.$D47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47]+1;IF([Data.$D47]=&quot;Blue&quot;;5;8));[Keys.$B$1:Keys.$B$10];0))" office:value-type="string" office:string-value="Rock Wall" calcext:value-type="string">
            <text:p>Rock Wall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48]+1;IF([Data.$D48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48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48]+1;IF([Data.$D48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48]+1;IF([Data.$D48]=&quot;Blue&quot;;5;8));[Keys.$B$1:Keys.$B$10];0))" office:value-type="string" office:string-value="Rock Wall" calcext:value-type="string">
            <text:p>Rock Wall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49]+1;IF([Data.$D49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49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49]+1;IF([Data.$D49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49]+1;IF([Data.$D49]=&quot;Blue&quot;;5;8));[Keys.$B$1:Keys.$B$10];0))" office:value-type="string" office:string-value="Rock Wall" calcext:value-type="string">
            <text:p>Rock Wal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50]+1;IF([Data.$D50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50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50]+1;IF([Data.$D50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50]+1;IF([Data.$D50]=&quot;Blue&quot;;5;8));[Keys.$B$1:Keys.$B$10];0))" office:value-type="string" office:string-value="Rock Wall" calcext:value-type="string">
            <text:p>Rock Wall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51]+1;IF([Data.$D51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51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51]+1;IF([Data.$D51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51]+1;IF([Data.$D51]=&quot;Blue&quot;;5;8));[Keys.$B$1:Keys.$B$10];0))" office:value-type="string" office:string-value="Rock Wall" calcext:value-type="string">
            <text:p>Rock Wal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52]+1;IF([Data.$D52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52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52]+1;IF([Data.$D52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52]+1;IF([Data.$D52]=&quot;Blue&quot;;5;8));[Keys.$B$1:Keys.$B$10];0))" office:value-type="string" office:string-value="Rock Wall" calcext:value-type="string">
            <text:p>Rock Wall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53]+1;IF([Data.$D53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53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53]+1;IF([Data.$D53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53]+1;IF([Data.$D53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54]+1;IF([Data.$D54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54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54]+1;IF([Data.$D54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54]+1;IF([Data.$D54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55]+1;IF([Data.$D55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55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55]+1;IF([Data.$D55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55]+1;IF([Data.$D55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56]+1;IF([Data.$D56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56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56]+1;IF([Data.$D56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56]+1;IF([Data.$D56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57]+1;IF([Data.$D57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57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57]+1;IF([Data.$D57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57]+1;IF([Data.$D57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58]+1;IF([Data.$D58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58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58]+1;IF([Data.$D58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58]+1;IF([Data.$D58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59]+1;IF([Data.$D59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59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59]+1;IF([Data.$D59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59]+1;IF([Data.$D59]=&quot;Blue&quot;;5;8));[Keys.$B$1:Keys.$B$10];0))" office:value-type="string" office:string-value="Moat" calcext:value-type="string">
            <text:p>Moa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60]+1;IF([Data.$D60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60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60]+1;IF([Data.$D60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60]+1;IF([Data.$D60]=&quot;Blue&quot;;5;8));[Keys.$B$1:Keys.$B$10];0))" office:value-type="string" office:string-value="Moat" calcext:value-type="string">
            <text:p>Moat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61]+1;IF([Data.$D61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61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61]+1;IF([Data.$D61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61]+1;IF([Data.$D61]=&quot;Blue&quot;;5;8));[Keys.$B$1:Keys.$B$10];0))" office:value-type="string" office:string-value="Moat" calcext:value-type="string">
            <text:p>Moa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62]+1;IF([Data.$D62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62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62]+1;IF([Data.$D62]=&quot;Blue&quot;;4;7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62]+1;IF([Data.$D62]=&quot;Blue&quot;;5;8));[Keys.$B$1:Keys.$B$10];0))" office:value-type="string" office:string-value="Ramparts" calcext:value-type="string">
            <text:p>Rampart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63]+1;IF([Data.$D63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63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63]+1;IF([Data.$D63]=&quot;Blue&quot;;4;7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63]+1;IF([Data.$D63]=&quot;Blue&quot;;5;8));[Keys.$B$1:Keys.$B$10];0))" office:value-type="string" office:string-value="Ramparts" calcext:value-type="string">
            <text:p>Rampart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64]+1;IF([Data.$D64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64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64]+1;IF([Data.$D64]=&quot;Blue&quot;;4;7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64]+1;IF([Data.$D64]=&quot;Blue&quot;;5;8));[Keys.$B$1:Keys.$B$10];0))" office:value-type="string" office:string-value="Ramparts" calcext:value-type="string">
            <text:p>Rampart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65]+1;IF([Data.$D65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65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65]+1;IF([Data.$D65]=&quot;Blue&quot;;4;7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65]+1;IF([Data.$D65]=&quot;Blue&quot;;5;8));[Keys.$B$1:Keys.$B$10];0))" office:value-type="string" office:string-value="Ramparts" calcext:value-type="string">
            <text:p>Rampart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66]+1;IF([Data.$D66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66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66]+1;IF([Data.$D66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66]+1;IF([Data.$D66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67]+1;IF([Data.$D67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67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67]+1;IF([Data.$D67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67]+1;IF([Data.$D67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68]+1;IF([Data.$D68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68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68]+1;IF([Data.$D68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68]+1;IF([Data.$D68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69]+1;IF([Data.$D69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69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69]+1;IF([Data.$D69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69]+1;IF([Data.$D69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70]+1;IF([Data.$D70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70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70]+1;IF([Data.$D70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70]+1;IF([Data.$D70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71]+1;IF([Data.$D71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71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71]+1;IF([Data.$D71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71]+1;IF([Data.$D71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72]+1;IF([Data.$D72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72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72]+1;IF([Data.$D72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72]+1;IF([Data.$D72]=&quot;Blue&quot;;5;8));[Keys.$B$1:Keys.$B$10];0))" office:value-type="string" office:string-value="Ramparts" calcext:value-type="string">
            <text:p>Rampart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73]+1;IF([Data.$D73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73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73]+1;IF([Data.$D73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73]+1;IF([Data.$D73]=&quot;Blue&quot;;5;8));[Keys.$B$1:Keys.$B$10];0))" office:value-type="string" office:string-value="Ramparts" calcext:value-type="string">
            <text:p>Rampart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74]+1;IF([Data.$D74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74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74]+1;IF([Data.$D74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74]+1;IF([Data.$D74]=&quot;Blue&quot;;5;8));[Keys.$B$1:Keys.$B$10];0))" office:value-type="string" office:string-value="Ramparts" calcext:value-type="string">
            <text:p>Rampart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75]+1;IF([Data.$D75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75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75]+1;IF([Data.$D75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75]+1;IF([Data.$D75]=&quot;Blue&quot;;5;8));[Keys.$B$1:Keys.$B$10];0))" office:value-type="string" office:string-value="Moat" calcext:value-type="string">
            <text:p>Moa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76]+1;IF([Data.$D76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76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76]+1;IF([Data.$D76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76]+1;IF([Data.$D76]=&quot;Blue&quot;;5;8));[Keys.$B$1:Keys.$B$10];0))" office:value-type="string" office:string-value="Moat" calcext:value-type="string">
            <text:p>Moat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77]+1;IF([Data.$D77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77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77]+1;IF([Data.$D77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77]+1;IF([Data.$D77]=&quot;Blue&quot;;5;8));[Keys.$B$1:Keys.$B$10];0))" office:value-type="string" office:string-value="Moat" calcext:value-type="string">
            <text:p>Moat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78]+1;IF([Data.$D78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78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78]+1;IF([Data.$D78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78]+1;IF([Data.$D78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79]+1;IF([Data.$D79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79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79]+1;IF([Data.$D79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79]+1;IF([Data.$D79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80]+1;IF([Data.$D80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80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80]+1;IF([Data.$D80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80]+1;IF([Data.$D80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81]+1;IF([Data.$D81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81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81]+1;IF([Data.$D81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81]+1;IF([Data.$D81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82]+1;IF([Data.$D82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82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82]+1;IF([Data.$D82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82]+1;IF([Data.$D82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83]+1;IF([Data.$D83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83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83]+1;IF([Data.$D83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83]+1;IF([Data.$D83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84]+1;IF([Data.$D84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84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84]+1;IF([Data.$D84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84]+1;IF([Data.$D84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85]+1;IF([Data.$D85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85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85]+1;IF([Data.$D85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85]+1;IF([Data.$D85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86]+1;IF([Data.$D86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86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86]+1;IF([Data.$D86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86]+1;IF([Data.$D86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87]+1;IF([Data.$D87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87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87]+1;IF([Data.$D87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87]+1;IF([Data.$D87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88]+1;IF([Data.$D88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88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88]+1;IF([Data.$D88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88]+1;IF([Data.$D88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89]+1;IF([Data.$D89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89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89]+1;IF([Data.$D89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89]+1;IF([Data.$D89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90]+1;IF([Data.$D90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90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90]+1;IF([Data.$D90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90]+1;IF([Data.$D90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91]+1;IF([Data.$D91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91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91]+1;IF([Data.$D91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91]+1;IF([Data.$D91]=&quot;Blue&quot;;5;8));[Keys.$B$1:Keys.$B$10];0))" office:value-type="string" office:string-value="Moat" calcext:value-type="string">
            <text:p>Moa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92]+1;IF([Data.$D92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92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92]+1;IF([Data.$D92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92]+1;IF([Data.$D92]=&quot;Blue&quot;;5;8));[Keys.$B$1:Keys.$B$10];0))" office:value-type="string" office:string-value="Moat" calcext:value-type="string">
            <text:p>Moat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93]+1;IF([Data.$D93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93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93]+1;IF([Data.$D93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93]+1;IF([Data.$D93]=&quot;Blue&quot;;5;8));[Keys.$B$1:Keys.$B$10];0))" office:value-type="string" office:string-value="Moat" calcext:value-type="string">
            <text:p>Moat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94]+1;IF([Data.$D94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94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94]+1;IF([Data.$D94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94]+1;IF([Data.$D94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95]+1;IF([Data.$D95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95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95]+1;IF([Data.$D95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95]+1;IF([Data.$D95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96]+1;IF([Data.$D96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96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96]+1;IF([Data.$D96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96]+1;IF([Data.$D96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97]+1;IF([Data.$D97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97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97]+1;IF([Data.$D97]=&quot;Blue&quot;;4;7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97]+1;IF([Data.$D97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98]+1;IF([Data.$D98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98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98]+1;IF([Data.$D98]=&quot;Blue&quot;;4;7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98]+1;IF([Data.$D98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99]+1;IF([Data.$D99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99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99]+1;IF([Data.$D99]=&quot;Blue&quot;;4;7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99]+1;IF([Data.$D99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00]+1;IF([Data.$D100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00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100]+1;IF([Data.$D100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00]+1;IF([Data.$D100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01]+1;IF([Data.$D101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01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101]+1;IF([Data.$D101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01]+1;IF([Data.$D101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02]+1;IF([Data.$D102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02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102]+1;IF([Data.$D102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02]+1;IF([Data.$D102]=&quot;Blue&quot;;5;8));[Keys.$B$1:Keys.$B$10];0))" office:value-type="string" office:string-value="Ramparts" calcext:value-type="string">
            <text:p>Rampart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03]+1;IF([Data.$D103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03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103]+1;IF([Data.$D103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03]+1;IF([Data.$D103]=&quot;Blue&quot;;5;8));[Keys.$B$1:Keys.$B$10];0))" office:value-type="string" office:string-value="Ramparts" calcext:value-type="string">
            <text:p>Ramparts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04]+1;IF([Data.$D104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04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04]+1;IF([Data.$D104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04]+1;IF([Data.$D104]=&quot;Blue&quot;;5;8));[Keys.$B$1:Keys.$B$10];0))" office:value-type="string" office:string-value="Moat" calcext:value-type="string">
            <text:p>Moat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05]+1;IF([Data.$D105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05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05]+1;IF([Data.$D105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05]+1;IF([Data.$D105]=&quot;Blue&quot;;5;8));[Keys.$B$1:Keys.$B$10];0))" office:value-type="string" office:string-value="Moat" calcext:value-type="string">
            <text:p>Moat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06]+1;IF([Data.$D106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106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06]+1;IF([Data.$D106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06]+1;IF([Data.$D106]=&quot;Blue&quot;;5;8));[Keys.$B$1:Keys.$B$10];0))" office:value-type="string" office:string-value="Rock Wall" calcext:value-type="string">
            <text:p>Rock Wall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07]+1;IF([Data.$D107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107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07]+1;IF([Data.$D107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07]+1;IF([Data.$D107]=&quot;Blue&quot;;5;8));[Keys.$B$1:Keys.$B$10];0))" office:value-type="string" office:string-value="Rock Wall" calcext:value-type="string">
            <text:p>Rock Wall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08]+1;IF([Data.$D108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08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08]+1;IF([Data.$D108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08]+1;IF([Data.$D108]=&quot;Blue&quot;;5;8));[Keys.$B$1:Keys.$B$10];0))" office:value-type="string" office:string-value="Rock Wall" calcext:value-type="string">
            <text:p>Rock Wall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09]+1;IF([Data.$D109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09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09]+1;IF([Data.$D109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09]+1;IF([Data.$D109]=&quot;Blue&quot;;5;8));[Keys.$B$1:Keys.$B$10];0))" office:value-type="string" office:string-value="Rock Wall" calcext:value-type="string">
            <text:p>Rock Wall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10]+1;IF([Data.$D110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10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10]+1;IF([Data.$D110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10]+1;IF([Data.$D110]=&quot;Blue&quot;;5;8));[Keys.$B$1:Keys.$B$10];0))" office:value-type="string" office:string-value="Rock Wall" calcext:value-type="string">
            <text:p>Rock Wall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11]+1;IF([Data.$D111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11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11]+1;IF([Data.$D111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11]+1;IF([Data.$D111]=&quot;Blue&quot;;5;8));[Keys.$B$1:Keys.$B$10];0))" office:value-type="string" office:string-value="Rough Terrain" calcext:value-type="string">
            <text:p>Rough Terrain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12]+1;IF([Data.$D112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12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12]+1;IF([Data.$D112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12]+1;IF([Data.$D112]=&quot;Blue&quot;;5;8));[Keys.$B$1:Keys.$B$10];0))" office:value-type="string" office:string-value="Rough Terrain" calcext:value-type="string">
            <text:p>Rough Terrain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13]+1;IF([Data.$D113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13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13]+1;IF([Data.$D113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13]+1;IF([Data.$D113]=&quot;Blue&quot;;5;8));[Keys.$B$1:Keys.$B$10];0))" office:value-type="string" office:string-value="Rough Terrain" calcext:value-type="string">
            <text:p>Rough Terrain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14]+1;IF([Data.$D114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14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14]+1;IF([Data.$D114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14]+1;IF([Data.$D114]=&quot;Blue&quot;;5;8));[Keys.$B$1:Keys.$B$10];0))" office:value-type="string" office:string-value="Ramparts" calcext:value-type="string">
            <text:p>Ramparts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15]+1;IF([Data.$D115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15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15]+1;IF([Data.$D115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15]+1;IF([Data.$D115]=&quot;Blue&quot;;5;8));[Keys.$B$1:Keys.$B$10];0))" office:value-type="string" office:string-value="Ramparts" calcext:value-type="string">
            <text:p>Ramparts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16]+1;IF([Data.$D116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16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16]+1;IF([Data.$D116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16]+1;IF([Data.$D116]=&quot;Blue&quot;;5;8));[Keys.$B$1:Keys.$B$10];0))" office:value-type="string" office:string-value="Rock Wall" calcext:value-type="string">
            <text:p>Rock Wall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17]+1;IF([Data.$D117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17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17]+1;IF([Data.$D117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17]+1;IF([Data.$D117]=&quot;Blue&quot;;5;8));[Keys.$B$1:Keys.$B$10];0))" office:value-type="string" office:string-value="Rock Wall" calcext:value-type="string">
            <text:p>Rock Wall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18]+1;IF([Data.$D118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18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18]+1;IF([Data.$D118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18]+1;IF([Data.$D118]=&quot;Blue&quot;;5;8));[Keys.$B$1:Keys.$B$10];0))" office:value-type="string" office:string-value="Rock Wall" calcext:value-type="string">
            <text:p>Rock Wall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19]+1;IF([Data.$D119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19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19]+1;IF([Data.$D119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19]+1;IF([Data.$D119]=&quot;Blue&quot;;5;8));[Keys.$B$1:Keys.$B$10];0))" office:value-type="string" office:string-value="Rock Wall" calcext:value-type="string">
            <text:p>Rock Wall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20]+1;IF([Data.$D120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120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20]+1;IF([Data.$D120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20]+1;IF([Data.$D120]=&quot;Blue&quot;;5;8));[Keys.$B$1:Keys.$B$10];0))" office:value-type="string" office:string-value="Rock Wall" calcext:value-type="string">
            <text:p>Rock Wall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21]+1;IF([Data.$D121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121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21]+1;IF([Data.$D121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21]+1;IF([Data.$D121]=&quot;Blue&quot;;5;8));[Keys.$B$1:Keys.$B$10];0))" office:value-type="string" office:string-value="Rock Wall" calcext:value-type="string">
            <text:p>Rock Wall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22]+1;IF([Data.$D122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122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22]+1;IF([Data.$D122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22]+1;IF([Data.$D122]=&quot;Blue&quot;;5;8));[Keys.$B$1:Keys.$B$10];0))" office:value-type="string" office:string-value="Rock Wall" calcext:value-type="string">
            <text:p>Rock Wall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23]+1;IF([Data.$D123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23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23]+1;IF([Data.$D123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23]+1;IF([Data.$D123]=&quot;Blue&quot;;5;8));[Keys.$B$1:Keys.$B$10];0))" office:value-type="string" office:string-value="Ramparts" calcext:value-type="string">
            <text:p>Rampart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24]+1;IF([Data.$D124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24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24]+1;IF([Data.$D124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24]+1;IF([Data.$D124]=&quot;Blue&quot;;5;8));[Keys.$B$1:Keys.$B$10];0))" office:value-type="string" office:string-value="Ramparts" calcext:value-type="string">
            <text:p>Ramparts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25]+1;IF([Data.$D125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25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25]+1;IF([Data.$D125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25]+1;IF([Data.$D125]=&quot;Blue&quot;;5;8));[Keys.$B$1:Keys.$B$10];0))" office:value-type="string" office:string-value="Ramparts" calcext:value-type="string">
            <text:p>Rampart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26]+1;IF([Data.$D126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26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26]+1;IF([Data.$D126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26]+1;IF([Data.$D126]=&quot;Blue&quot;;5;8));[Keys.$B$1:Keys.$B$10];0))" office:value-type="string" office:string-value="Ramparts" calcext:value-type="string">
            <text:p>Rampart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27]+1;IF([Data.$D127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27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27]+1;IF([Data.$D127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27]+1;IF([Data.$D127]=&quot;Blue&quot;;5;8));[Keys.$B$1:Keys.$B$10];0))" office:value-type="string" office:string-value="Rock Wall" calcext:value-type="string">
            <text:p>Rock Wall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28]+1;IF([Data.$D128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28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28]+1;IF([Data.$D128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28]+1;IF([Data.$D128]=&quot;Blue&quot;;5;8));[Keys.$B$1:Keys.$B$10];0))" office:value-type="string" office:string-value="Rock Wall" calcext:value-type="string">
            <text:p>Rock Wall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29]+1;IF([Data.$D129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29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29]+1;IF([Data.$D129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29]+1;IF([Data.$D129]=&quot;Blue&quot;;5;8));[Keys.$B$1:Keys.$B$10];0))" office:value-type="string" office:string-value="Rock Wall" calcext:value-type="string">
            <text:p>Rock Wall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30]+1;IF([Data.$D130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30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30]+1;IF([Data.$D130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30]+1;IF([Data.$D130]=&quot;Blue&quot;;5;8));[Keys.$B$1:Keys.$B$10];0))" office:value-type="string" office:string-value="Rock Wall" calcext:value-type="string">
            <text:p>Rock Wall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31]+1;IF([Data.$D131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31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31]+1;IF([Data.$D131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31]+1;IF([Data.$D131]=&quot;Blue&quot;;5;8));[Keys.$B$1:Keys.$B$10];0))" office:value-type="string" office:string-value="Moat" calcext:value-type="string">
            <text:p>Moat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32]+1;IF([Data.$D132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32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32]+1;IF([Data.$D132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32]+1;IF([Data.$D132]=&quot;Blue&quot;;5;8));[Keys.$B$1:Keys.$B$10];0))" office:value-type="string" office:string-value="Moat" calcext:value-type="string">
            <text:p>Moat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33]+1;IF([Data.$D133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33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33]+1;IF([Data.$D133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33]+1;IF([Data.$D133]=&quot;Blue&quot;;5;8));[Keys.$B$1:Keys.$B$10];0))" office:value-type="string" office:string-value="Moat" calcext:value-type="string">
            <text:p>Moat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34]+1;IF([Data.$D134]=&quot;Blue&quot;;3;6)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134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34]+1;IF([Data.$D134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134]+1;IF([Data.$D134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35]+1;IF([Data.$D135]=&quot;Blue&quot;;3;6)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135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35]+1;IF([Data.$D135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135]+1;IF([Data.$D135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36]+1;IF([Data.$D136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136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36]+1;IF([Data.$D136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36]+1;IF([Data.$D136]=&quot;Blue&quot;;5;8));[Keys.$B$1:Keys.$B$10];0))" office:value-type="string" office:string-value="Rock Wall" calcext:value-type="string">
            <text:p>Rock Wall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37]+1;IF([Data.$D137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137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37]+1;IF([Data.$D137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37]+1;IF([Data.$D137]=&quot;Blue&quot;;5;8));[Keys.$B$1:Keys.$B$10];0))" office:value-type="string" office:string-value="Rock Wall" calcext:value-type="string">
            <text:p>Rock Wall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38]+1;IF([Data.$D138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138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38]+1;IF([Data.$D138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38]+1;IF([Data.$D138]=&quot;Blue&quot;;5;8));[Keys.$B$1:Keys.$B$10];0))" office:value-type="string" office:string-value="Rock Wall" calcext:value-type="string">
            <text:p>Rock Wall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39]+1;IF([Data.$D139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39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39]+1;IF([Data.$D139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39]+1;IF([Data.$D139]=&quot;Blue&quot;;5;8));[Keys.$B$1:Keys.$B$10];0))" office:value-type="string" office:string-value="Rock Wall" calcext:value-type="string">
            <text:p>Rock Wall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40]+1;IF([Data.$D140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40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40]+1;IF([Data.$D140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40]+1;IF([Data.$D140]=&quot;Blue&quot;;5;8));[Keys.$B$1:Keys.$B$10];0))" office:value-type="string" office:string-value="Rock Wall" calcext:value-type="string">
            <text:p>Rock Wall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41]+1;IF([Data.$D141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41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41]+1;IF([Data.$D141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41]+1;IF([Data.$D141]=&quot;Blue&quot;;5;8));[Keys.$B$1:Keys.$B$10];0))" office:value-type="string" office:string-value="Rock Wall" calcext:value-type="string">
            <text:p>Rock Wall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42]+1;IF([Data.$D142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42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42]+1;IF([Data.$D142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42]+1;IF([Data.$D142]=&quot;Blue&quot;;5;8));[Keys.$B$1:Keys.$B$10];0))" office:value-type="string" office:string-value="Rock Wall" calcext:value-type="string">
            <text:p>Rock Wall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43]+1;IF([Data.$D143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43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43]+1;IF([Data.$D143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143]+1;IF([Data.$D143]=&quot;Blue&quot;;5;8));[Keys.$B$1:Keys.$B$10];0))" office:value-type="string" office:string-value="Rock Wall" calcext:value-type="string">
            <text:p>Rock Wall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44]+1;IF([Data.$D144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44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44]+1;IF([Data.$D144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144]+1;IF([Data.$D144]=&quot;Blue&quot;;5;8));[Keys.$B$1:Keys.$B$10];0))" office:value-type="string" office:string-value="Rock Wall" calcext:value-type="string">
            <text:p>Rock Wall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45]+1;IF([Data.$D145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45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45]+1;IF([Data.$D145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145]+1;IF([Data.$D145]=&quot;Blue&quot;;5;8));[Keys.$B$1:Keys.$B$10];0))" office:value-type="string" office:string-value="Rock Wall" calcext:value-type="string">
            <text:p>Rock Wall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46]+1;IF([Data.$D146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46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46]+1;IF([Data.$D146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46]+1;IF([Data.$D146]=&quot;Blue&quot;;5;8));[Keys.$B$1:Keys.$B$10];0))" office:value-type="string" office:string-value="Ramparts" calcext:value-type="string">
            <text:p>Ramparts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47]+1;IF([Data.$D147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47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47]+1;IF([Data.$D147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47]+1;IF([Data.$D147]=&quot;Blue&quot;;5;8));[Keys.$B$1:Keys.$B$10];0))" office:value-type="string" office:string-value="Ramparts" calcext:value-type="string">
            <text:p>Ramparts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48]+1;IF([Data.$D148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48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48]+1;IF([Data.$D148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48]+1;IF([Data.$D148]=&quot;Blue&quot;;5;8));[Keys.$B$1:Keys.$B$10];0))" office:value-type="string" office:string-value="Rock Wall" calcext:value-type="string">
            <text:p>Rock Wall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49]+1;IF([Data.$D149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49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49]+1;IF([Data.$D149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49]+1;IF([Data.$D149]=&quot;Blue&quot;;5;8));[Keys.$B$1:Keys.$B$10];0))" office:value-type="string" office:string-value="Rock Wall" calcext:value-type="string">
            <text:p>Rock Wall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50]+1;IF([Data.$D150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50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50]+1;IF([Data.$D150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50]+1;IF([Data.$D150]=&quot;Blue&quot;;5;8));[Keys.$B$1:Keys.$B$10];0))" office:value-type="string" office:string-value="Rock Wall" calcext:value-type="string">
            <text:p>Rock Wall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51]+1;IF([Data.$D151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51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51]+1;IF([Data.$D151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51]+1;IF([Data.$D151]=&quot;Blue&quot;;5;8));[Keys.$B$1:Keys.$B$10];0))" office:value-type="string" office:string-value="Rock Wall" calcext:value-type="string">
            <text:p>Rock Wall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52]+1;IF([Data.$D152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52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52]+1;IF([Data.$D152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52]+1;IF([Data.$D152]=&quot;Blue&quot;;5;8));[Keys.$B$1:Keys.$B$10];0))" office:value-type="string" office:string-value="Moat" calcext:value-type="string">
            <text:p>Moat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53]+1;IF([Data.$D153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53]+1;2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53]+1;IF([Data.$D153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53]+1;IF([Data.$D153]=&quot;Blue&quot;;5;8));[Keys.$B$1:Keys.$B$10];0))" office:value-type="string" office:string-value="Moat" calcext:value-type="string">
            <text:p>Moat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54]+1;IF([Data.$D154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54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54]+1;IF([Data.$D154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54]+1;IF([Data.$D154]=&quot;Blue&quot;;5;8));[Keys.$B$1:Keys.$B$10];0))" office:value-type="string" office:string-value="Rock Wall" calcext:value-type="string">
            <text:p>Rock Wall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55]+1;IF([Data.$D155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55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55]+1;IF([Data.$D155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55]+1;IF([Data.$D155]=&quot;Blue&quot;;5;8));[Keys.$B$1:Keys.$B$10];0))" office:value-type="string" office:string-value="Rock Wall" calcext:value-type="string">
            <text:p>Rock Wall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56]+1;IF([Data.$D156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56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56]+1;IF([Data.$D156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56]+1;IF([Data.$D156]=&quot;Blue&quot;;5;8));[Keys.$B$1:Keys.$B$10];0))" office:value-type="string" office:string-value="Rock Wall" calcext:value-type="string">
            <text:p>Rock Wall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57]+1;IF([Data.$D157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57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57]+1;IF([Data.$D157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57]+1;IF([Data.$D157]=&quot;Blue&quot;;5;8));[Keys.$B$1:Keys.$B$10];0))" office:value-type="string" office:string-value="Rock Wall" calcext:value-type="string">
            <text:p>Rock Wall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58]+1;IF([Data.$D158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58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58]+1;IF([Data.$D158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58]+1;IF([Data.$D158]=&quot;Blue&quot;;5;8));[Keys.$B$1:Keys.$B$10];0))" office:value-type="string" office:string-value="Rock Wall" calcext:value-type="string">
            <text:p>Rock Wall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59]+1;IF([Data.$D159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59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59]+1;IF([Data.$D159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59]+1;IF([Data.$D159]=&quot;Blue&quot;;5;8));[Keys.$B$1:Keys.$B$10];0))" office:value-type="string" office:string-value="Rock Wall" calcext:value-type="string">
            <text:p>Rock Wall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60]+1;IF([Data.$D160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60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60]+1;IF([Data.$D160]=&quot;Blue&quot;;4;7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60]+1;IF([Data.$D160]=&quot;Blue&quot;;5;8));[Keys.$B$1:Keys.$B$10];0))" office:value-type="string" office:string-value="Rock Wall" calcext:value-type="string">
            <text:p>Rock Wall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61]+1;IF([Data.$D161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61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61]+1;IF([Data.$D161]=&quot;Blue&quot;;4;7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61]+1;IF([Data.$D161]=&quot;Blue&quot;;5;8));[Keys.$B$1:Keys.$B$10];0))" office:value-type="string" office:string-value="Rock Wall" calcext:value-type="string">
            <text:p>Rock Wall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62]+1;IF([Data.$D162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62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62]+1;IF([Data.$D162]=&quot;Blue&quot;;4;7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62]+1;IF([Data.$D162]=&quot;Blue&quot;;5;8));[Keys.$B$1:Keys.$B$10];0))" office:value-type="string" office:string-value="Rock Wall" calcext:value-type="string">
            <text:p>Rock Wall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63]+1;IF([Data.$D163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63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63]+1;IF([Data.$D163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63]+1;IF([Data.$D163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64]+1;IF([Data.$D164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64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64]+1;IF([Data.$D164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64]+1;IF([Data.$D164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65]+1;IF([Data.$D165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65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65]+1;IF([Data.$D165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65]+1;IF([Data.$D165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66]+1;IF([Data.$D166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66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66]+1;IF([Data.$D166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66]+1;IF([Data.$D166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67]+1;IF([Data.$D167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67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67]+1;IF([Data.$D167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67]+1;IF([Data.$D167]=&quot;Blue&quot;;5;8));[Keys.$B$1:Keys.$B$10];0))" office:value-type="string" office:string-value="Rock Wall" calcext:value-type="string">
            <text:p>Rock Wall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68]+1;IF([Data.$D168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68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68]+1;IF([Data.$D168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68]+1;IF([Data.$D168]=&quot;Blue&quot;;5;8));[Keys.$B$1:Keys.$B$10];0))" office:value-type="string" office:string-value="Rock Wall" calcext:value-type="string">
            <text:p>Rock Wall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69]+1;IF([Data.$D169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69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69]+1;IF([Data.$D169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69]+1;IF([Data.$D169]=&quot;Blue&quot;;5;8));[Keys.$B$1:Keys.$B$10];0))" office:value-type="string" office:string-value="Rock Wall" calcext:value-type="string">
            <text:p>Rock Wall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70]+1;IF([Data.$D170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70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70]+1;IF([Data.$D170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70]+1;IF([Data.$D170]=&quot;Blue&quot;;5;8));[Keys.$B$1:Keys.$B$10];0))" office:value-type="string" office:string-value="Rock Wall" calcext:value-type="string">
            <text:p>Rock Wall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71]+1;IF([Data.$D171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71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71]+1;IF([Data.$D171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71]+1;IF([Data.$D171]=&quot;Blue&quot;;5;8));[Keys.$B$1:Keys.$B$10];0))" office:value-type="string" office:string-value="Rock Wall" calcext:value-type="string">
            <text:p>Rock Wall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72]+1;IF([Data.$D172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72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72]+1;IF([Data.$D172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72]+1;IF([Data.$D172]=&quot;Blue&quot;;5;8));[Keys.$B$1:Keys.$B$10];0))" office:value-type="string" office:string-value="Rock Wall" calcext:value-type="string">
            <text:p>Rock Wall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73]+1;IF([Data.$D173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73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73]+1;IF([Data.$D173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73]+1;IF([Data.$D173]=&quot;Blue&quot;;5;8));[Keys.$B$1:Keys.$B$10];0))" office:value-type="string" office:string-value="Rock Wall" calcext:value-type="string">
            <text:p>Rock Wall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74]+1;IF([Data.$D174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74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74]+1;IF([Data.$D174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74]+1;IF([Data.$D174]=&quot;Blue&quot;;5;8));[Keys.$B$1:Keys.$B$10];0))" office:value-type="string" office:string-value="Rock Wall" calcext:value-type="string">
            <text:p>Rock Wall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75]+1;IF([Data.$D175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75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75]+1;IF([Data.$D175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75]+1;IF([Data.$D175]=&quot;Blue&quot;;5;8));[Keys.$B$1:Keys.$B$10];0))" office:value-type="string" office:string-value="Rock Wall" calcext:value-type="string">
            <text:p>Rock Wall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76]+1;IF([Data.$D176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76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76]+1;IF([Data.$D176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76]+1;IF([Data.$D176]=&quot;Blue&quot;;5;8));[Keys.$B$1:Keys.$B$10];0))" office:value-type="string" office:string-value="Rock Wall" calcext:value-type="string">
            <text:p>Rock Wall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77]+1;IF([Data.$D177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77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77]+1;IF([Data.$D177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77]+1;IF([Data.$D177]=&quot;Blue&quot;;5;8));[Keys.$B$1:Keys.$B$10];0))" office:value-type="string" office:string-value="Rock Wall" calcext:value-type="string">
            <text:p>Rock Wall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78]+1;IF([Data.$D178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78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78]+1;IF([Data.$D178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78]+1;IF([Data.$D178]=&quot;Blue&quot;;5;8));[Keys.$B$1:Keys.$B$10];0))" office:value-type="string" office:string-value="Rock Wall" calcext:value-type="string">
            <text:p>Rock Wall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79]+1;IF([Data.$D179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79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79]+1;IF([Data.$D179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79]+1;IF([Data.$D179]=&quot;Blue&quot;;5;8));[Keys.$B$1:Keys.$B$10];0))" office:value-type="string" office:string-value="Rock Wall" calcext:value-type="string">
            <text:p>Rock Wall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80]+1;IF([Data.$D180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80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80]+1;IF([Data.$D180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80]+1;IF([Data.$D180]=&quot;Blue&quot;;5;8));[Keys.$B$1:Keys.$B$10];0))" office:value-type="string" office:string-value="Rock Wall" calcext:value-type="string">
            <text:p>Rock Wall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81]+1;IF([Data.$D181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81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81]+1;IF([Data.$D181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81]+1;IF([Data.$D181]=&quot;Blue&quot;;5;8));[Keys.$B$1:Keys.$B$10];0))" office:value-type="string" office:string-value="Rock Wall" calcext:value-type="string">
            <text:p>Rock Wall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82]+1;IF([Data.$D182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82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82]+1;IF([Data.$D182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82]+1;IF([Data.$D182]=&quot;Blue&quot;;5;8));[Keys.$B$1:Keys.$B$10];0))" office:value-type="string" office:string-value="Rock Wall" calcext:value-type="string">
            <text:p>Rock Wall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83]+1;IF([Data.$D183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83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83]+1;IF([Data.$D183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83]+1;IF([Data.$D183]=&quot;Blue&quot;;5;8));[Keys.$B$1:Keys.$B$10];0))" office:value-type="string" office:string-value="Rock Wall" calcext:value-type="string">
            <text:p>Rock Wall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84]+1;IF([Data.$D184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84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84]+1;IF([Data.$D184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84]+1;IF([Data.$D184]=&quot;Blue&quot;;5;8));[Keys.$B$1:Keys.$B$10];0))" office:value-type="string" office:string-value="Rock Wall" calcext:value-type="string">
            <text:p>Rock Wall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85]+1;IF([Data.$D185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85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85]+1;IF([Data.$D185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85]+1;IF([Data.$D185]=&quot;Blue&quot;;5;8));[Keys.$B$1:Keys.$B$10];0))" office:value-type="string" office:string-value="Rock Wall" calcext:value-type="string">
            <text:p>Rock Wall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86]+1;IF([Data.$D186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186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86]+1;IF([Data.$D186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86]+1;IF([Data.$D186]=&quot;Blue&quot;;5;8));[Keys.$B$1:Keys.$B$10];0))" office:value-type="string" office:string-value="Rock Wall" calcext:value-type="string">
            <text:p>Rock Wall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87]+1;IF([Data.$D187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87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87]+1;IF([Data.$D187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87]+1;IF([Data.$D187]=&quot;Blue&quot;;5;8));[Keys.$B$1:Keys.$B$10];0))" office:value-type="string" office:string-value="Rock Wall" calcext:value-type="string">
            <text:p>Rock Wall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88]+1;IF([Data.$D188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88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88]+1;IF([Data.$D188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88]+1;IF([Data.$D188]=&quot;Blue&quot;;5;8));[Keys.$B$1:Keys.$B$10];0))" office:value-type="string" office:string-value="Rock Wall" calcext:value-type="string">
            <text:p>Rock Wall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89]+1;IF([Data.$D189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89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89]+1;IF([Data.$D189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89]+1;IF([Data.$D189]=&quot;Blue&quot;;5;8));[Keys.$B$1:Keys.$B$10];0))" office:value-type="string" office:string-value="Rock Wall" calcext:value-type="string">
            <text:p>Rock Wall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90]+1;IF([Data.$D190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90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90]+1;IF([Data.$D190]=&quot;Blue&quot;;4;7)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190]+1;IF([Data.$D190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91]+1;IF([Data.$D191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91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91]+1;IF([Data.$D191]=&quot;Blue&quot;;4;7)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191]+1;IF([Data.$D191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92]+1;IF([Data.$D192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92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92]+1;IF([Data.$D192]=&quot;Blue&quot;;4;7)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192]+1;IF([Data.$D192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93]+1;IF([Data.$D193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93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93]+1;IF([Data.$D193]=&quot;Blue&quot;;4;7)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193]+1;IF([Data.$D193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94]+1;IF([Data.$D194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94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94]+1;IF([Data.$D194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94]+1;IF([Data.$D194]=&quot;Blue&quot;;5;8));[Keys.$B$1:Keys.$B$10];0))" office:value-type="string" office:string-value="Rock Wall" calcext:value-type="string">
            <text:p>Rock Wall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95]+1;IF([Data.$D195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95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95]+1;IF([Data.$D195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95]+1;IF([Data.$D195]=&quot;Blue&quot;;5;8));[Keys.$B$1:Keys.$B$10];0))" office:value-type="string" office:string-value="Rock Wall" calcext:value-type="string">
            <text:p>Rock Wall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96]+1;IF([Data.$D196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196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96]+1;IF([Data.$D196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196]+1;IF([Data.$D196]=&quot;Blue&quot;;5;8));[Keys.$B$1:Keys.$B$10];0))" office:value-type="string" office:string-value="Rock Wall" calcext:value-type="string">
            <text:p>Rock Wall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97]+1;IF([Data.$D197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97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97]+1;IF([Data.$D197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97]+1;IF([Data.$D197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98]+1;IF([Data.$D198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98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98]+1;IF([Data.$D198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98]+1;IF([Data.$D198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199]+1;IF([Data.$D199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199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199]+1;IF([Data.$D199]=&quot;Blue&quot;;4;7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199]+1;IF([Data.$D199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00]+1;IF([Data.$D200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200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00]+1;IF([Data.$D200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00]+1;IF([Data.$D200]=&quot;Blue&quot;;5;8));[Keys.$B$1:Keys.$B$10];0))" office:value-type="string" office:string-value="Rock Wall" calcext:value-type="string">
            <text:p>Rock Wall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01]+1;IF([Data.$D201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201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01]+1;IF([Data.$D201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01]+1;IF([Data.$D201]=&quot;Blue&quot;;5;8));[Keys.$B$1:Keys.$B$10];0))" office:value-type="string" office:string-value="Rock Wall" calcext:value-type="string">
            <text:p>Rock Wall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02]+1;IF([Data.$D202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02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02]+1;IF([Data.$D202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02]+1;IF([Data.$D202]=&quot;Blue&quot;;5;8));[Keys.$B$1:Keys.$B$10];0))" office:value-type="string" office:string-value="Rough Terrain" calcext:value-type="string">
            <text:p>Rough Terrain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03]+1;IF([Data.$D203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03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03]+1;IF([Data.$D203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03]+1;IF([Data.$D203]=&quot;Blue&quot;;5;8));[Keys.$B$1:Keys.$B$10];0))" office:value-type="string" office:string-value="Rough Terrain" calcext:value-type="string">
            <text:p>Rough Terrain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04]+1;IF([Data.$D204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04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04]+1;IF([Data.$D204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04]+1;IF([Data.$D204]=&quot;Blue&quot;;5;8));[Keys.$B$1:Keys.$B$10];0))" office:value-type="string" office:string-value="Rough Terrain" calcext:value-type="string">
            <text:p>Rough Terrain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05]+1;IF([Data.$D205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05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05]+1;IF([Data.$D205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05]+1;IF([Data.$D205]=&quot;Blue&quot;;5;8));[Keys.$B$1:Keys.$B$10];0))" office:value-type="string" office:string-value="Rock Wall" calcext:value-type="string">
            <text:p>Rock Wall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06]+1;IF([Data.$D206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06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06]+1;IF([Data.$D206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06]+1;IF([Data.$D206]=&quot;Blue&quot;;5;8));[Keys.$B$1:Keys.$B$10];0))" office:value-type="string" office:string-value="Rock Wall" calcext:value-type="string">
            <text:p>Rock Wall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07]+1;IF([Data.$D207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07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07]+1;IF([Data.$D207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07]+1;IF([Data.$D207]=&quot;Blue&quot;;5;8));[Keys.$B$1:Keys.$B$10];0))" office:value-type="string" office:string-value="Rock Wall" calcext:value-type="string">
            <text:p>Rock Wall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08]+1;IF([Data.$D208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08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08]+1;IF([Data.$D208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08]+1;IF([Data.$D208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09]+1;IF([Data.$D209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09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09]+1;IF([Data.$D209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09]+1;IF([Data.$D209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10]+1;IF([Data.$D210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10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10]+1;IF([Data.$D210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10]+1;IF([Data.$D210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11]+1;IF([Data.$D211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11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11]+1;IF([Data.$D211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11]+1;IF([Data.$D211]=&quot;Blue&quot;;5;8));[Keys.$B$1:Keys.$B$10];0))" office:value-type="string" office:string-value="Ramparts" calcext:value-type="string">
            <text:p>Ramparts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12]+1;IF([Data.$D212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12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12]+1;IF([Data.$D212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12]+1;IF([Data.$D212]=&quot;Blue&quot;;5;8));[Keys.$B$1:Keys.$B$10];0))" office:value-type="string" office:string-value="Ramparts" calcext:value-type="string">
            <text:p>Ramparts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13]+1;IF([Data.$D213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13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13]+1;IF([Data.$D213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13]+1;IF([Data.$D213]=&quot;Blue&quot;;5;8));[Keys.$B$1:Keys.$B$10];0))" office:value-type="string" office:string-value="Ramparts" calcext:value-type="string">
            <text:p>Ramparts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14]+1;IF([Data.$D214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14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14]+1;IF([Data.$D214]=&quot;Blue&quot;;4;7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14]+1;IF([Data.$D214]=&quot;Blue&quot;;5;8));[Keys.$B$1:Keys.$B$10];0))" office:value-type="string" office:string-value="Ramparts" calcext:value-type="string">
            <text:p>Ramparts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15]+1;IF([Data.$D215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15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15]+1;IF([Data.$D215]=&quot;Blue&quot;;4;7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15]+1;IF([Data.$D215]=&quot;Blue&quot;;5;8));[Keys.$B$1:Keys.$B$10];0))" office:value-type="string" office:string-value="Ramparts" calcext:value-type="string">
            <text:p>Ramparts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16]+1;IF([Data.$D216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16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16]+1;IF([Data.$D216]=&quot;Blue&quot;;4;7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16]+1;IF([Data.$D216]=&quot;Blue&quot;;5;8));[Keys.$B$1:Keys.$B$10];0))" office:value-type="string" office:string-value="Ramparts" calcext:value-type="string">
            <text:p>Ramparts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17]+1;IF([Data.$D217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17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17]+1;IF([Data.$D217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17]+1;IF([Data.$D217]=&quot;Blue&quot;;5;8));[Keys.$B$1:Keys.$B$10];0))" office:value-type="string" office:string-value="Rock Wall" calcext:value-type="string">
            <text:p>Rock Wall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18]+1;IF([Data.$D218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18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18]+1;IF([Data.$D218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18]+1;IF([Data.$D218]=&quot;Blue&quot;;5;8));[Keys.$B$1:Keys.$B$10];0))" office:value-type="string" office:string-value="Rock Wall" calcext:value-type="string">
            <text:p>Rock Wall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19]+1;IF([Data.$D219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19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19]+1;IF([Data.$D219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19]+1;IF([Data.$D219]=&quot;Blue&quot;;5;8));[Keys.$B$1:Keys.$B$10];0))" office:value-type="string" office:string-value="Rock Wall" calcext:value-type="string">
            <text:p>Rock Wall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20]+1;IF([Data.$D220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20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20]+1;IF([Data.$D220]=&quot;Blue&quot;;4;7)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20]+1;IF([Data.$D220]=&quot;Blue&quot;;5;8));[Keys.$B$1:Keys.$B$10];0))" office:value-type="string" office:string-value="Ramparts" calcext:value-type="string">
            <text:p>Ramparts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21]+1;IF([Data.$D221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21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21]+1;IF([Data.$D221]=&quot;Blue&quot;;4;7)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21]+1;IF([Data.$D221]=&quot;Blue&quot;;5;8));[Keys.$B$1:Keys.$B$10];0))" office:value-type="string" office:string-value="Ramparts" calcext:value-type="string">
            <text:p>Ramparts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22]+1;IF([Data.$D222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22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22]+1;IF([Data.$D222]=&quot;Blue&quot;;4;7)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22]+1;IF([Data.$D222]=&quot;Blue&quot;;5;8));[Keys.$B$1:Keys.$B$10];0))" office:value-type="string" office:string-value="Ramparts" calcext:value-type="string">
            <text:p>Ramparts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23]+1;IF([Data.$D223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23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23]+1;IF([Data.$D223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23]+1;IF([Data.$D223]=&quot;Blue&quot;;5;8));[Keys.$B$1:Keys.$B$10];0))" office:value-type="string" office:string-value="Rock Wall" calcext:value-type="string">
            <text:p>Rock Wall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24]+1;IF([Data.$D224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24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24]+1;IF([Data.$D224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24]+1;IF([Data.$D224]=&quot;Blue&quot;;5;8));[Keys.$B$1:Keys.$B$10];0))" office:value-type="string" office:string-value="Rock Wall" calcext:value-type="string">
            <text:p>Rock Wall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25]+1;IF([Data.$D225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25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25]+1;IF([Data.$D225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25]+1;IF([Data.$D225]=&quot;Blue&quot;;5;8));[Keys.$B$1:Keys.$B$10];0))" office:value-type="string" office:string-value="Rock Wall" calcext:value-type="string">
            <text:p>Rock Wall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26]+1;IF([Data.$D226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26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26]+1;IF([Data.$D226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26]+1;IF([Data.$D226]=&quot;Blue&quot;;5;8));[Keys.$B$1:Keys.$B$10];0))" office:value-type="string" office:string-value="Moat" calcext:value-type="string">
            <text:p>Moat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27]+1;IF([Data.$D227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27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27]+1;IF([Data.$D227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27]+1;IF([Data.$D227]=&quot;Blue&quot;;5;8));[Keys.$B$1:Keys.$B$10];0))" office:value-type="string" office:string-value="Moat" calcext:value-type="string">
            <text:p>Moa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28]+1;IF([Data.$D228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28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28]+1;IF([Data.$D228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28]+1;IF([Data.$D228]=&quot;Blue&quot;;5;8));[Keys.$B$1:Keys.$B$10];0))" office:value-type="string" office:string-value="Moat" calcext:value-type="string">
            <text:p>Moat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29]+1;IF([Data.$D229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29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29]+1;IF([Data.$D229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29]+1;IF([Data.$D229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30]+1;IF([Data.$D230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30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30]+1;IF([Data.$D230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30]+1;IF([Data.$D230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31]+1;IF([Data.$D231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31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31]+1;IF([Data.$D231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31]+1;IF([Data.$D231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32]+1;IF([Data.$D232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32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32]+1;IF([Data.$D232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32]+1;IF([Data.$D232]=&quot;Blue&quot;;5;8));[Keys.$B$1:Keys.$B$10];0))" office:value-type="string" office:string-value="Ramparts" calcext:value-type="string">
            <text:p>Ramparts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33]+1;IF([Data.$D233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33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33]+1;IF([Data.$D233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33]+1;IF([Data.$D233]=&quot;Blue&quot;;5;8));[Keys.$B$1:Keys.$B$10];0))" office:value-type="string" office:string-value="Ramparts" calcext:value-type="string">
            <text:p>Ramparts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34]+1;IF([Data.$D234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34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34]+1;IF([Data.$D234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34]+1;IF([Data.$D234]=&quot;Blue&quot;;5;8));[Keys.$B$1:Keys.$B$10];0))" office:value-type="string" office:string-value="Ramparts" calcext:value-type="string">
            <text:p>Ramparts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35]+1;IF([Data.$D235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35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35]+1;IF([Data.$D235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35]+1;IF([Data.$D235]=&quot;Blue&quot;;5;8));[Keys.$B$1:Keys.$B$10];0))" office:value-type="string" office:string-value="Rock Wall" calcext:value-type="string">
            <text:p>Rock Wall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36]+1;IF([Data.$D236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36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36]+1;IF([Data.$D236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36]+1;IF([Data.$D236]=&quot;Blue&quot;;5;8));[Keys.$B$1:Keys.$B$10];0))" office:value-type="string" office:string-value="Rock Wall" calcext:value-type="string">
            <text:p>Rock Wall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37]+1;IF([Data.$D237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37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37]+1;IF([Data.$D237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37]+1;IF([Data.$D237]=&quot;Blue&quot;;5;8));[Keys.$B$1:Keys.$B$10];0))" office:value-type="string" office:string-value="Rock Wall" calcext:value-type="string">
            <text:p>Rock Wall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38]+1;IF([Data.$D238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38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38]+1;IF([Data.$D238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38]+1;IF([Data.$D238]=&quot;Blue&quot;;5;8));[Keys.$B$1:Keys.$B$10];0))" office:value-type="string" office:string-value="Rock Wall" calcext:value-type="string">
            <text:p>Rock Wall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39]+1;IF([Data.$D239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39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39]+1;IF([Data.$D239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39]+1;IF([Data.$D239]=&quot;Blue&quot;;5;8));[Keys.$B$1:Keys.$B$10];0))" office:value-type="string" office:string-value="Moat" calcext:value-type="string">
            <text:p>Moat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40]+1;IF([Data.$D240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40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40]+1;IF([Data.$D240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40]+1;IF([Data.$D240]=&quot;Blue&quot;;5;8));[Keys.$B$1:Keys.$B$10];0))" office:value-type="string" office:string-value="Moat" calcext:value-type="string">
            <text:p>Moat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41]+1;IF([Data.$D241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41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41]+1;IF([Data.$D241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41]+1;IF([Data.$D241]=&quot;Blue&quot;;5;8));[Keys.$B$1:Keys.$B$10];0))" office:value-type="string" office:string-value="Moat" calcext:value-type="string">
            <text:p>Moat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42]+1;IF([Data.$D242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42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42]+1;IF([Data.$D242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42]+1;IF([Data.$D242]=&quot;Blue&quot;;5;8));[Keys.$B$1:Keys.$B$10];0))" office:value-type="string" office:string-value="Ramparts" calcext:value-type="string">
            <text:p>Ramparts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43]+1;IF([Data.$D243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43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43]+1;IF([Data.$D243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43]+1;IF([Data.$D243]=&quot;Blue&quot;;5;8));[Keys.$B$1:Keys.$B$10];0))" office:value-type="string" office:string-value="Ramparts" calcext:value-type="string">
            <text:p>Ramparts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44]+1;IF([Data.$D244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44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44]+1;IF([Data.$D244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44]+1;IF([Data.$D244]=&quot;Blue&quot;;5;8));[Keys.$B$1:Keys.$B$10];0))" office:value-type="string" office:string-value="Rock Wall" calcext:value-type="string">
            <text:p>Rock Wall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45]+1;IF([Data.$D245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45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45]+1;IF([Data.$D245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45]+1;IF([Data.$D245]=&quot;Blue&quot;;5;8));[Keys.$B$1:Keys.$B$10];0))" office:value-type="string" office:string-value="Rock Wall" calcext:value-type="string">
            <text:p>Rock Wall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46]+1;IF([Data.$D246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46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46]+1;IF([Data.$D246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46]+1;IF([Data.$D246]=&quot;Blue&quot;;5;8));[Keys.$B$1:Keys.$B$10];0))" office:value-type="string" office:string-value="Rock Wall" calcext:value-type="string">
            <text:p>Rock Wall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47]+1;IF([Data.$D247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47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47]+1;IF([Data.$D247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47]+1;IF([Data.$D247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48]+1;IF([Data.$D248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48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48]+1;IF([Data.$D248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48]+1;IF([Data.$D248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49]+1;IF([Data.$D249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49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49]+1;IF([Data.$D249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249]+1;IF([Data.$D249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50]+1;IF([Data.$D250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50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50]+1;IF([Data.$D250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50]+1;IF([Data.$D250]=&quot;Blue&quot;;5;8));[Keys.$B$1:Keys.$B$10];0))" office:value-type="string" office:string-value="Rock Wall" calcext:value-type="string">
            <text:p>Rock Wall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51]+1;IF([Data.$D251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51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51]+1;IF([Data.$D251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51]+1;IF([Data.$D251]=&quot;Blue&quot;;5;8));[Keys.$B$1:Keys.$B$10];0))" office:value-type="string" office:string-value="Rock Wall" calcext:value-type="string">
            <text:p>Rock Wall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52]+1;IF([Data.$D252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52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52]+1;IF([Data.$D252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52]+1;IF([Data.$D252]=&quot;Blue&quot;;5;8));[Keys.$B$1:Keys.$B$10];0))" office:value-type="string" office:string-value="Rock Wall" calcext:value-type="string">
            <text:p>Rock Wall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53]+1;IF([Data.$D253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53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53]+1;IF([Data.$D253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53]+1;IF([Data.$D253]=&quot;Blue&quot;;5;8));[Keys.$B$1:Keys.$B$10];0))" office:value-type="string" office:string-value="Rock Wall" calcext:value-type="string">
            <text:p>Rock Wall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54]+1;IF([Data.$D254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54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54]+1;IF([Data.$D254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54]+1;IF([Data.$D254]=&quot;Blue&quot;;5;8));[Keys.$B$1:Keys.$B$10];0))" office:value-type="string" office:string-value="Rock Wall" calcext:value-type="string">
            <text:p>Rock Wall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55]+1;IF([Data.$D255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55]+1;2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55]+1;IF([Data.$D255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55]+1;IF([Data.$D255]=&quot;Blue&quot;;5;8));[Keys.$B$1:Keys.$B$10];0))" office:value-type="string" office:string-value="Rock Wall" calcext:value-type="string">
            <text:p>Rock Wall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56]+1;IF([Data.$D256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56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56]+1;IF([Data.$D256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56]+1;IF([Data.$D256]=&quot;Blue&quot;;5;8));[Keys.$B$1:Keys.$B$10];0))" office:value-type="string" office:string-value="Moat" calcext:value-type="string">
            <text:p>Moat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57]+1;IF([Data.$D257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57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57]+1;IF([Data.$D257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57]+1;IF([Data.$D257]=&quot;Blue&quot;;5;8));[Keys.$B$1:Keys.$B$10];0))" office:value-type="string" office:string-value="Moat" calcext:value-type="string">
            <text:p>Moat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58]+1;IF([Data.$D258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58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58]+1;IF([Data.$D258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58]+1;IF([Data.$D258]=&quot;Blue&quot;;5;8));[Keys.$B$1:Keys.$B$10];0))" office:value-type="string" office:string-value="Moat" calcext:value-type="string">
            <text:p>Moat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59]+1;IF([Data.$D259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259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59]+1;IF([Data.$D259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59]+1;IF([Data.$D259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60]+1;IF([Data.$D260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260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60]+1;IF([Data.$D260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60]+1;IF([Data.$D260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61]+1;IF([Data.$D261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261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61]+1;IF([Data.$D261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61]+1;IF([Data.$D261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62]+1;IF([Data.$D262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62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62]+1;IF([Data.$D262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62]+1;IF([Data.$D262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63]+1;IF([Data.$D263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63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63]+1;IF([Data.$D263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63]+1;IF([Data.$D263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64]+1;IF([Data.$D264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64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64]+1;IF([Data.$D264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64]+1;IF([Data.$D264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65]+1;IF([Data.$D265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65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65]+1;IF([Data.$D265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65]+1;IF([Data.$D265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66]+1;IF([Data.$D266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266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66]+1;IF([Data.$D266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66]+1;IF([Data.$D266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67]+1;IF([Data.$D267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267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67]+1;IF([Data.$D267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67]+1;IF([Data.$D267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68]+1;IF([Data.$D268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268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68]+1;IF([Data.$D268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68]+1;IF([Data.$D268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69]+1;IF([Data.$D269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69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69]+1;IF([Data.$D269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69]+1;IF([Data.$D269]=&quot;Blue&quot;;5;8));[Keys.$B$1:Keys.$B$10];0))" office:value-type="string" office:string-value="Ramparts" calcext:value-type="string">
            <text:p>Ramparts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70]+1;IF([Data.$D270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70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70]+1;IF([Data.$D270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70]+1;IF([Data.$D270]=&quot;Blue&quot;;5;8));[Keys.$B$1:Keys.$B$10];0))" office:value-type="string" office:string-value="Ramparts" calcext:value-type="string">
            <text:p>Ramparts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71]+1;IF([Data.$D271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71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71]+1;IF([Data.$D271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71]+1;IF([Data.$D271]=&quot;Blue&quot;;5;8));[Keys.$B$1:Keys.$B$10];0))" office:value-type="string" office:string-value="Ramparts" calcext:value-type="string">
            <text:p>Ramparts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72]+1;IF([Data.$D272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72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72]+1;IF([Data.$D272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72]+1;IF([Data.$D272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73]+1;IF([Data.$D273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73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73]+1;IF([Data.$D273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73]+1;IF([Data.$D273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74]+1;IF([Data.$D274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74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74]+1;IF([Data.$D274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74]+1;IF([Data.$D274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75]+1;IF([Data.$D275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75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75]+1;IF([Data.$D275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75]+1;IF([Data.$D275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76]+1;IF([Data.$D276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76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76]+1;IF([Data.$D276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76]+1;IF([Data.$D276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77]+1;IF([Data.$D277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77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77]+1;IF([Data.$D277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77]+1;IF([Data.$D277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78]+1;IF([Data.$D278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78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78]+1;IF([Data.$D278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78]+1;IF([Data.$D278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79]+1;IF([Data.$D279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79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79]+1;IF([Data.$D279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79]+1;IF([Data.$D279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80]+1;IF([Data.$D280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80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80]+1;IF([Data.$D280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80]+1;IF([Data.$D280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81]+1;IF([Data.$D281]=&quot;Blue&quot;;3;6)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281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81]+1;IF([Data.$D281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81]+1;IF([Data.$D281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82]+1;IF([Data.$D282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282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82]+1;IF([Data.$D282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82]+1;IF([Data.$D282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83]+1;IF([Data.$D283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283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83]+1;IF([Data.$D283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83]+1;IF([Data.$D283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84]+1;IF([Data.$D284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284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84]+1;IF([Data.$D284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84]+1;IF([Data.$D284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85]+1;IF([Data.$D285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85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85]+1;IF([Data.$D285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85]+1;IF([Data.$D285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86]+1;IF([Data.$D286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86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86]+1;IF([Data.$D286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86]+1;IF([Data.$D286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87]+1;IF([Data.$D287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87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87]+1;IF([Data.$D287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87]+1;IF([Data.$D287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88]+1;IF([Data.$D288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88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88]+1;IF([Data.$D288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88]+1;IF([Data.$D288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89]+1;IF([Data.$D289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89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89]+1;IF([Data.$D289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89]+1;IF([Data.$D289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90]+1;IF([Data.$D290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90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90]+1;IF([Data.$D290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90]+1;IF([Data.$D290]=&quot;Blue&quot;;5;8));[Keys.$B$1:Keys.$B$10];0))" office:value-type="string" office:string-value="Portcullis" calcext:value-type="string">
            <text:p>Portcullis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91]+1;IF([Data.$D291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91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91]+1;IF([Data.$D291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91]+1;IF([Data.$D291]=&quot;Blue&quot;;5;8));[Keys.$B$1:Keys.$B$10];0))" office:value-type="string" office:string-value="Ramparts" calcext:value-type="string">
            <text:p>Ramparts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92]+1;IF([Data.$D292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92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92]+1;IF([Data.$D292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92]+1;IF([Data.$D292]=&quot;Blue&quot;;5;8));[Keys.$B$1:Keys.$B$10];0))" office:value-type="string" office:string-value="Ramparts" calcext:value-type="string">
            <text:p>Ramparts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93]+1;IF([Data.$D293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93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93]+1;IF([Data.$D293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93]+1;IF([Data.$D293]=&quot;Blue&quot;;5;8));[Keys.$B$1:Keys.$B$10];0))" office:value-type="string" office:string-value="Moat" calcext:value-type="string">
            <text:p>Moat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94]+1;IF([Data.$D294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94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94]+1;IF([Data.$D294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94]+1;IF([Data.$D294]=&quot;Blue&quot;;5;8));[Keys.$B$1:Keys.$B$10];0))" office:value-type="string" office:string-value="Moat" calcext:value-type="string">
            <text:p>Moat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95]+1;IF([Data.$D295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295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95]+1;IF([Data.$D295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95]+1;IF([Data.$D295]=&quot;Blue&quot;;5;8));[Keys.$B$1:Keys.$B$10];0))" office:value-type="string" office:string-value="Moat" calcext:value-type="string">
            <text:p>Moat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96]+1;IF([Data.$D296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96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96]+1;IF([Data.$D296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296]+1;IF([Data.$D296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97]+1;IF([Data.$D297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297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97]+1;IF([Data.$D297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97]+1;IF([Data.$D297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98]+1;IF([Data.$D298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298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98]+1;IF([Data.$D298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98]+1;IF([Data.$D298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299]+1;IF([Data.$D299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299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299]+1;IF([Data.$D299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299]+1;IF([Data.$D299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00]+1;IF([Data.$D300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00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300]+1;IF([Data.$D300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00]+1;IF([Data.$D300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01]+1;IF([Data.$D301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01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301]+1;IF([Data.$D301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01]+1;IF([Data.$D301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02]+1;IF([Data.$D302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02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302]+1;IF([Data.$D302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02]+1;IF([Data.$D302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03]+1;IF([Data.$D303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303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303]+1;IF([Data.$D303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03]+1;IF([Data.$D303]=&quot;Blue&quot;;5;8));[Keys.$B$1:Keys.$B$10];0))" office:value-type="string" office:string-value="Moat" calcext:value-type="string">
            <text:p>Moat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04]+1;IF([Data.$D304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304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304]+1;IF([Data.$D304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04]+1;IF([Data.$D304]=&quot;Blue&quot;;5;8));[Keys.$B$1:Keys.$B$10];0))" office:value-type="string" office:string-value="Moat" calcext:value-type="string">
            <text:p>Moat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05]+1;IF([Data.$D305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305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305]+1;IF([Data.$D305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05]+1;IF([Data.$D305]=&quot;Blue&quot;;5;8));[Keys.$B$1:Keys.$B$10];0))" office:value-type="string" office:string-value="Moat" calcext:value-type="string">
            <text:p>Moat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06]+1;IF([Data.$D306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306]+1;2);[Keys.$B$1:Keys.$B$10];0))" office:value-type="string" office:string-value="Rough Terrain" calcext:value-type="string">
            <text:p>Rough Terrain</text:p>
          </table:table-cell>
          <table:table-cell table:formula="of:=INDEX([Keys.$A$1:Keys.$A$10];MATCH(INDEX([Defense.$A$2:Defense.$H$100];[Recast.$AI306]+1;IF([Data.$D306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06]+1;IF([Data.$D306]=&quot;Blue&quot;;5;8));[Keys.$B$1:Keys.$B$10];0))" office:value-type="string" office:string-value="Moat" calcext:value-type="string">
            <text:p>Moat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07]+1;IF([Data.$D307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07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07]+1;IF([Data.$D307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07]+1;IF([Data.$D307]=&quot;Blue&quot;;5;8));[Keys.$B$1:Keys.$B$10];0))" office:value-type="string" office:string-value="Ramparts" calcext:value-type="string">
            <text:p>Ramparts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08]+1;IF([Data.$D308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08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08]+1;IF([Data.$D308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08]+1;IF([Data.$D308]=&quot;Blue&quot;;5;8));[Keys.$B$1:Keys.$B$10];0))" office:value-type="string" office:string-value="Rock Wall" calcext:value-type="string">
            <text:p>Rock Wall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09]+1;IF([Data.$D309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09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09]+1;IF([Data.$D309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09]+1;IF([Data.$D309]=&quot;Blue&quot;;5;8));[Keys.$B$1:Keys.$B$10];0))" office:value-type="string" office:string-value="Rock Wall" calcext:value-type="string">
            <text:p>Rock Wall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10]+1;IF([Data.$D310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10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10]+1;IF([Data.$D310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10]+1;IF([Data.$D310]=&quot;Blue&quot;;5;8));[Keys.$B$1:Keys.$B$10];0))" office:value-type="string" office:string-value="Rock Wall" calcext:value-type="string">
            <text:p>Rock Wall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11]+1;IF([Data.$D311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11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11]+1;IF([Data.$D311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11]+1;IF([Data.$D311]=&quot;Blue&quot;;5;8));[Keys.$B$1:Keys.$B$10];0))" office:value-type="string" office:string-value="Rock Wall" calcext:value-type="string">
            <text:p>Rock Wall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12]+1;IF([Data.$D312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12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12]+1;IF([Data.$D312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12]+1;IF([Data.$D312]=&quot;Blue&quot;;5;8));[Keys.$B$1:Keys.$B$10];0))" office:value-type="string" office:string-value="Rock Wall" calcext:value-type="string">
            <text:p>Rock Wall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13]+1;IF([Data.$D313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13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13]+1;IF([Data.$D313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13]+1;IF([Data.$D313]=&quot;Blue&quot;;5;8));[Keys.$B$1:Keys.$B$10];0))" office:value-type="string" office:string-value="Rock Wall" calcext:value-type="string">
            <text:p>Rock Wall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14]+1;IF([Data.$D314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314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14]+1;IF([Data.$D314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14]+1;IF([Data.$D314]=&quot;Blue&quot;;5;8));[Keys.$B$1:Keys.$B$10];0))" office:value-type="string" office:string-value="Ramparts" calcext:value-type="string">
            <text:p>Ramparts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15]+1;IF([Data.$D315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315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15]+1;IF([Data.$D315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15]+1;IF([Data.$D315]=&quot;Blue&quot;;5;8));[Keys.$B$1:Keys.$B$10];0))" office:value-type="string" office:string-value="Ramparts" calcext:value-type="string">
            <text:p>Ramparts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16]+1;IF([Data.$D316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16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16]+1;IF([Data.$D316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16]+1;IF([Data.$D316]=&quot;Blue&quot;;5;8));[Keys.$B$1:Keys.$B$10];0))" office:value-type="string" office:string-value="Rock Wall" calcext:value-type="string">
            <text:p>Rock Wall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17]+1;IF([Data.$D317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17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17]+1;IF([Data.$D317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17]+1;IF([Data.$D317]=&quot;Blue&quot;;5;8));[Keys.$B$1:Keys.$B$10];0))" office:value-type="string" office:string-value="Rough Terrain" calcext:value-type="string">
            <text:p>Rough Terrain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18]+1;IF([Data.$D318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18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18]+1;IF([Data.$D318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18]+1;IF([Data.$D318]=&quot;Blue&quot;;5;8));[Keys.$B$1:Keys.$B$10];0))" office:value-type="string" office:string-value="Rough Terrain" calcext:value-type="string">
            <text:p>Rough Terrain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19]+1;IF([Data.$D319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19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19]+1;IF([Data.$D319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19]+1;IF([Data.$D319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20]+1;IF([Data.$D320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20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20]+1;IF([Data.$D320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20]+1;IF([Data.$D320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21]+1;IF([Data.$D321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21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21]+1;IF([Data.$D321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21]+1;IF([Data.$D321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22]+1;IF([Data.$D322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22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22]+1;IF([Data.$D322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22]+1;IF([Data.$D322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23]+1;IF([Data.$D323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23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23]+1;IF([Data.$D323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23]+1;IF([Data.$D323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24]+1;IF([Data.$D324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24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24]+1;IF([Data.$D324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24]+1;IF([Data.$D324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25]+1;IF([Data.$D325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25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25]+1;IF([Data.$D325]=&quot;Blue&quot;;4;7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25]+1;IF([Data.$D325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26]+1;IF([Data.$D326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26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26]+1;IF([Data.$D326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26]+1;IF([Data.$D326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27]+1;IF([Data.$D327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27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27]+1;IF([Data.$D327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27]+1;IF([Data.$D327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28]+1;IF([Data.$D328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28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28]+1;IF([Data.$D328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28]+1;IF([Data.$D328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29]+1;IF([Data.$D329]=&quot;Blue&quot;;3;6)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29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29]+1;IF([Data.$D329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29]+1;IF([Data.$D329]=&quot;Blue&quot;;5;8));[Keys.$B$1:Keys.$B$10];0))" office:value-type="string" office:string-value="Sally Port" calcext:value-type="string">
            <text:p>Sally Port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30]+1;IF([Data.$D330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30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30]+1;IF([Data.$D330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30]+1;IF([Data.$D330]=&quot;Blue&quot;;5;8));[Keys.$B$1:Keys.$B$10];0))" office:value-type="string" office:string-value="Ramparts" calcext:value-type="string">
            <text:p>Ramparts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31]+1;IF([Data.$D331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31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31]+1;IF([Data.$D331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31]+1;IF([Data.$D331]=&quot;Blue&quot;;5;8));[Keys.$B$1:Keys.$B$10];0))" office:value-type="string" office:string-value="Ramparts" calcext:value-type="string">
            <text:p>Ramparts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32]+1;IF([Data.$D332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32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32]+1;IF([Data.$D332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32]+1;IF([Data.$D332]=&quot;Blue&quot;;5;8));[Keys.$B$1:Keys.$B$10];0))" office:value-type="string" office:string-value="Rough Terrain" calcext:value-type="string">
            <text:p>Rough Terrain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33]+1;IF([Data.$D333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33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33]+1;IF([Data.$D333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33]+1;IF([Data.$D333]=&quot;Blue&quot;;5;8));[Keys.$B$1:Keys.$B$10];0))" office:value-type="string" office:string-value="Rough Terrain" calcext:value-type="string">
            <text:p>Rough Terrain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34]+1;IF([Data.$D334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34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34]+1;IF([Data.$D334]=&quot;Blue&quot;;4;7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34]+1;IF([Data.$D334]=&quot;Blue&quot;;5;8));[Keys.$B$1:Keys.$B$10];0))" office:value-type="string" office:string-value="Rock Wall" calcext:value-type="string">
            <text:p>Rock Wall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35]+1;IF([Data.$D335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35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35]+1;IF([Data.$D335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35]+1;IF([Data.$D335]=&quot;Blue&quot;;5;8));[Keys.$B$1:Keys.$B$10];0))" office:value-type="string" office:string-value="Rock Wall" calcext:value-type="string">
            <text:p>Rock Wall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36]+1;IF([Data.$D336]=&quot;Blue&quot;;3;6));[Keys.$B$1:Keys.$B$10];0))" office:value-type="string" office:string-value="Moat" calcext:value-type="string">
            <text:p>Moat</text:p>
          </table:table-cell>
          <table:table-cell table:formula="of:=INDEX([Keys.$A$1:Keys.$A$10];MATCH(INDEX([Defense.$A$2:Defense.$H$100];[Recast.$AI336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36]+1;IF([Data.$D336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36]+1;IF([Data.$D336]=&quot;Blue&quot;;5;8));[Keys.$B$1:Keys.$B$10];0))" office:value-type="string" office:string-value="Rock Wall" calcext:value-type="string">
            <text:p>Rock Wall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37]+1;IF([Data.$D337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37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37]+1;IF([Data.$D337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37]+1;IF([Data.$D337]=&quot;Blue&quot;;5;8));[Keys.$B$1:Keys.$B$10];0))" office:value-type="string" office:string-value="Moat" calcext:value-type="string">
            <text:p>Moat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38]+1;IF([Data.$D338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38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38]+1;IF([Data.$D338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38]+1;IF([Data.$D338]=&quot;Blue&quot;;5;8));[Keys.$B$1:Keys.$B$10];0))" office:value-type="string" office:string-value="Moat" calcext:value-type="string">
            <text:p>Moat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39]+1;IF([Data.$D339]=&quot;Blue&quot;;3;6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39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39]+1;IF([Data.$D339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39]+1;IF([Data.$D339]=&quot;Blue&quot;;5;8));[Keys.$B$1:Keys.$B$10];0))" office:value-type="string" office:string-value="Moat" calcext:value-type="string">
            <text:p>Moat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40]+1;IF([Data.$D340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340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40]+1;IF([Data.$D340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40]+1;IF([Data.$D340]=&quot;Blue&quot;;5;8));[Keys.$B$1:Keys.$B$10];0))" office:value-type="string" office:string-value="Ramparts" calcext:value-type="string">
            <text:p>Ramparts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41]+1;IF([Data.$D341]=&quot;Blue&quot;;3;6));[Keys.$B$1:Keys.$B$10];0))" office:value-type="string" office:string-value="Drawbridge" calcext:value-type="string">
            <text:p>Drawbridge</text:p>
          </table:table-cell>
          <table:table-cell table:formula="of:=INDEX([Keys.$A$1:Keys.$A$10];MATCH(INDEX([Defense.$A$2:Defense.$H$100];[Recast.$AI341]+1;2);[Keys.$B$1:Keys.$B$10];0))" office:value-type="string" office:string-value="Portcullis" calcext:value-type="string">
            <text:p>Portcullis</text:p>
          </table:table-cell>
          <table:table-cell table:formula="of:=INDEX([Keys.$A$1:Keys.$A$10];MATCH(INDEX([Defense.$A$2:Defense.$H$100];[Recast.$AI341]+1;IF([Data.$D341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41]+1;IF([Data.$D341]=&quot;Blue&quot;;5;8));[Keys.$B$1:Keys.$B$10];0))" office:value-type="string" office:string-value="Ramparts" calcext:value-type="string">
            <text:p>Ramparts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42]+1;IF([Data.$D342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42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42]+1;IF([Data.$D342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42]+1;IF([Data.$D342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43]+1;IF([Data.$D343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43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43]+1;IF([Data.$D343]=&quot;Blue&quot;;4;7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43]+1;IF([Data.$D343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44]+1;IF([Data.$D344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44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44]+1;IF([Data.$D344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44]+1;IF([Data.$D344]=&quot;Blue&quot;;5;8));[Keys.$B$1:Keys.$B$10];0))" office:value-type="string" office:string-value="Rock Wall" calcext:value-type="string">
            <text:p>Rock Wall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45]+1;IF([Data.$D345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45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45]+1;IF([Data.$D345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45]+1;IF([Data.$D345]=&quot;Blue&quot;;5;8));[Keys.$B$1:Keys.$B$10];0))" office:value-type="string" office:string-value="Rock Wall" calcext:value-type="string">
            <text:p>Rock Wall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46]+1;IF([Data.$D346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46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46]+1;IF([Data.$D346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46]+1;IF([Data.$D346]=&quot;Blue&quot;;5;8));[Keys.$B$1:Keys.$B$10];0))" office:value-type="string" office:string-value="Rock Wall" calcext:value-type="string">
            <text:p>Rock Wall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47]+1;IF([Data.$D347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47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47]+1;IF([Data.$D347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47]+1;IF([Data.$D347]=&quot;Blue&quot;;5;8));[Keys.$B$1:Keys.$B$10];0))" office:value-type="string" office:string-value="Rock Wall" calcext:value-type="string">
            <text:p>Rock Wall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48]+1;IF([Data.$D348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48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48]+1;IF([Data.$D348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48]+1;IF([Data.$D348]=&quot;Blue&quot;;5;8));[Keys.$B$1:Keys.$B$10];0))" office:value-type="string" office:string-value="Rock Wall" calcext:value-type="string">
            <text:p>Rock Wall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49]+1;IF([Data.$D349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49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49]+1;IF([Data.$D349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49]+1;IF([Data.$D349]=&quot;Blue&quot;;5;8));[Keys.$B$1:Keys.$B$10];0))" office:value-type="string" office:string-value="Rock Wall" calcext:value-type="string">
            <text:p>Rock Wall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50]+1;IF([Data.$D350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50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50]+1;IF([Data.$D350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50]+1;IF([Data.$D350]=&quot;Blue&quot;;5;8));[Keys.$B$1:Keys.$B$10];0))" office:value-type="string" office:string-value="Rock Wall" calcext:value-type="string">
            <text:p>Rock Wall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51]+1;IF([Data.$D351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51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51]+1;IF([Data.$D351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51]+1;IF([Data.$D351]=&quot;Blue&quot;;5;8));[Keys.$B$1:Keys.$B$10];0))" office:value-type="string" office:string-value="Rock Wall" calcext:value-type="string">
            <text:p>Rock Wall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52]+1;IF([Data.$D352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52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52]+1;IF([Data.$D352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52]+1;IF([Data.$D352]=&quot;Blue&quot;;5;8));[Keys.$B$1:Keys.$B$10];0))" office:value-type="string" office:string-value="Rock Wall" calcext:value-type="string">
            <text:p>Rock Wall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53]+1;IF([Data.$D353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53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53]+1;IF([Data.$D353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53]+1;IF([Data.$D353]=&quot;Blue&quot;;5;8));[Keys.$B$1:Keys.$B$10];0))" office:value-type="string" office:string-value="Rock Wall" calcext:value-type="string">
            <text:p>Rock Wall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54]+1;IF([Data.$D354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54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54]+1;IF([Data.$D354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54]+1;IF([Data.$D354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55]+1;IF([Data.$D355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55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55]+1;IF([Data.$D355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55]+1;IF([Data.$D355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56]+1;IF([Data.$D356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56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56]+1;IF([Data.$D356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56]+1;IF([Data.$D356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57]+1;IF([Data.$D357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57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57]+1;IF([Data.$D357]=&quot;Blue&quot;;4;7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57]+1;IF([Data.$D357]=&quot;Blue&quot;;5;8));[Keys.$B$1:Keys.$B$10];0))" office:value-type="string" office:string-value="Drawbridge" calcext:value-type="string">
            <text:p>Drawbridge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58]+1;IF([Data.$D358]=&quot;Blue&quot;;3;6));[Keys.$B$1:Keys.$B$10];0))" office:value-type="string" office:string-value="Rock Wall" calcext:value-type="string">
            <text:p>Rock Wall</text:p>
          </table:table-cell>
          <table:table-cell table:formula="of:=INDEX([Keys.$A$1:Keys.$A$10];MATCH(INDEX([Defense.$A$2:Defense.$H$100];[Recast.$AI358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58]+1;IF([Data.$D358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58]+1;IF([Data.$D358]=&quot;Blue&quot;;5;8));[Keys.$B$1:Keys.$B$10];0))" office:value-type="string" office:string-value="Cheval de Frise" calcext:value-type="string">
            <text:p>Cheval de Frise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8"/>
          <table:table-cell table:formula="of:=INDEX([Keys.$A$1:Keys.$A$10];MATCH(INDEX([Defense.$A$2:Defense.$H$100];[Recast.$AI359]+1;IF([Data.$D359]=&quot;Blue&quot;;3;6));[Keys.$B$1:Keys.$B$10];0))" office:value-type="string" office:string-value="Cheval de Frise" calcext:value-type="string">
            <text:p>Cheval de Frise</text:p>
          </table:table-cell>
          <table:table-cell table:formula="of:=INDEX([Keys.$A$1:Keys.$A$10];MATCH(INDEX([Defense.$A$2:Defense.$H$100];[Recast.$AI359]+1;2);[Keys.$B$1:Keys.$B$10];0))" office:value-type="string" office:string-value="Ramparts" calcext:value-type="string">
            <text:p>Ramparts</text:p>
          </table:table-cell>
          <table:table-cell table:formula="of:=INDEX([Keys.$A$1:Keys.$A$10];MATCH(INDEX([Defense.$A$2:Defense.$H$100];[Recast.$AI359]+1;IF([Data.$D359]=&quot;Blue&quot;;4;7));[Keys.$B$1:Keys.$B$10];0))" office:value-type="string" office:string-value="Sally Port" calcext:value-type="string">
            <text:p>Sally Port</text:p>
          </table:table-cell>
          <table:table-cell table:formula="of:=INDEX([Keys.$A$1:Keys.$A$10];MATCH(INDEX([Defense.$A$2:Defense.$H$100];[Recast.$AI359]+1;IF([Data.$D359]=&quot;Blue&quot;;5;8));[Keys.$B$1:Keys.$B$10];0))" office:value-type="string" office:string-value="Rock Wall" calcext:value-type="string">
            <text:p>Rock Wall</text:p>
          </table:table-cell>
          <table:table-cell office:value-type="float" office:value="358" calcext:value-type="float">
            <text:p>358</text:p>
          </table:table-cell>
        </table:table-row>
      </table:table>
      <table:named-expressions/>
      <table:database-ranges>
        <table:database-range table:name="__Anonymous_Sheet_DB__0" table:target-range-address="Data.A1:Data.AMJ1048576">
          <table:sort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1" table:target-range-address="Defense.A1:Defense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7T18:57:49.370000000</dc:date>
    <dc:creator>Victoria Cook</dc:creator>
    <meta:generator>LibreOffice/4.1.2.3$Windows_x86 LibreOffice_project/40b2d7fde7e8d2d7bc5a449dc65df4d08a7dd38</meta:generator>
    <meta:editing-duration>PT12M26S</meta:editing-duration>
    <meta:editing-cycles>3</meta:editing-cycles>
    <meta:document-statistic meta:table-count="4" meta:cell-count="25679" meta:object-count="0"/>
  </office:meta>
</office:document-meta>
</file>